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8">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9">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0">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1">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2">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3">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28">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2">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Neutral" style:data-style-name="" style:family="table-cell" style:name="ce3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34">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5">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6">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7">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38">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9">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0">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41">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2">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3">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44">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ext" style:name="T34">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ext" style:name="T38">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ext" style:name="T42">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ext" style:name="T46">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ext" style:name="T50">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ext" style:name="T53">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ext" style:name="T56">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ext" style:name="T59">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ext" style:name="T62">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ext" style:name="T82">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ext" style:name="T102">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ext" style:name="T122">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1">
      <style:text-properties fo:font-family="'Liberation Sans'" fo:font-size="10pt" fo:font-style="normal" style:text-underline-type="none" fo:font-weight="normal"/>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3">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4">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28">
      <style:text-properties fo:font-family="'Liberation Sans'" fo:font-size="10pt" fo:font-style="normal" style:text-underline-type="none" fo:font-weight="normal"/>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ext" style:name="T23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48">
      <style:text-properties fo:font-family="'Liberation Sans'" fo:font-size="10pt" fo:font-style="normal" style:text-underline-type="none" fo:font-weight="normal"/>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ext" style:name="T259">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60">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61">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62">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ext" style:name="T284">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ext" style:name="T296">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ext" style:name="T300">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376">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77">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7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able-row" style:name="ro128">
      <style:table-row-properties style:row-height="12.75pt" style:use-optimal-row-height="true" fo:break-before="auto"/>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29">
      <style:table-row-properties style:row-height="12.75pt" style:use-optimal-row-height="tru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30">
      <style:table-row-properties style:row-height="12.75pt" style:use-optimal-row-height="tru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able-row" style:name="ro131">
      <style:table-row-properties style:row-height="12.75pt" style:use-optimal-row-height="true" fo:break-before="auto"/>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32">
      <style:table-row-properties style:row-height="12.75pt" style:use-optimal-row-height="tru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33">
      <style:table-row-properties style:row-height="12.75pt" style:use-optimal-row-height="tru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able-row" style:name="ro134">
      <style:table-row-properties style:row-height="12.75pt" style:use-optimal-row-height="true" fo:break-before="auto"/>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35">
      <style:table-row-properties style:row-height="12.75pt" style:use-optimal-row-height="tru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able-row" style:name="ro136">
      <style:table-row-properties style:row-height="12.75pt" style:use-optimal-row-height="true" fo:break-before="auto"/>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37">
      <style:table-row-properties style:row-height="12.75pt" style:use-optimal-row-height="true" fo:break-before="auto"/>
    </style:style>
    <style:style style:family="text" style:name="T484">
      <style:text-properties fo:font-family="'Liberation Sans'" fo:font-size="10pt" fo:font-style="normal" style:text-underline-type="none" fo:font-weight="normal"/>
    </style:style>
    <style:style style:family="table-row" style:name="ro138">
      <style:table-row-properties style:row-height="12.75pt" style:use-optimal-row-height="true" fo:break-before="auto"/>
    </style:style>
    <style:style style:family="text" style:name="T485">
      <style:text-properties fo:font-family="'Liberation Sans'" fo:font-size="10pt" fo:font-style="normal" style:text-underline-type="none" fo:font-weight="normal"/>
    </style:style>
    <style:style style:family="table-row" style:name="ro139">
      <style:table-row-properties style:row-height="12.75pt" style:use-optimal-row-height="true" fo:break-before="auto"/>
    </style:style>
    <style:style style:family="text" style:name="T486">
      <style:text-properties fo:font-family="'Liberation Sans'" fo:font-size="10pt" fo:font-style="normal" style:text-underline-type="none" fo:font-weight="normal"/>
    </style:style>
    <style:style style:family="table-row" style:name="ro140">
      <style:table-row-properties style:row-height="12.75pt" style:use-optimal-row-height="true" fo:break-before="auto"/>
    </style:style>
    <style:style style:family="text" style:name="T487">
      <style:text-properties fo:font-family="'Liberation Sans'" fo:font-size="10pt" fo:font-style="normal" style:text-underline-type="none" fo:font-weight="normal"/>
    </style:style>
    <style:style style:family="table-row" style:name="ro141">
      <style:table-row-properties style:row-height="12.75pt" style:use-optimal-row-height="true" fo:break-before="auto"/>
    </style:style>
    <style:style style:family="text" style:name="T488">
      <style:text-properties fo:font-family="'Liberation Sans'" fo:font-size="10pt" fo:font-style="normal" style:text-underline-type="none" fo:font-weight="normal"/>
    </style:style>
    <style:style style:family="table-row" style:name="ro142">
      <style:table-row-properties style:row-height="12.75pt" style:use-optimal-row-height="true" fo:break-before="auto"/>
    </style:style>
    <style:style style:family="text" style:name="T489">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490">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491">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able-row" style:name="ro146">
      <style:table-row-properties style:row-height="12.75pt" style:use-optimal-row-height="true" fo:break-before="auto"/>
    </style:style>
    <style:style style:family="table-row" style:name="ro147">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8">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9">
      <style:table-row-properties style:row-height="35pt" style:use-optimal-row-height="false" fo:break-before="auto"/>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2.8pt" style:use-optimal-row-height="false" fo:break-before="auto"/>
    </style:style>
    <style:style style:family="table-row" style:name="ro162">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3">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9.076cm" style:use-optimal-column-width="false" loext:column-width-sym="48.314"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66">
      <style:table-row-properties style:row-height="23.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able-row" style:name="ro167">
      <style:table-row-properties style:row-height="46.25pt" style:use-optimal-row-height="false" fo:break-before="auto"/>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547">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2.8pt" style:use-optimal-row-height="false" fo:break-before="auto"/>
    </style:style>
    <style:style style:family="table-row" style:name="ro181">
      <style:table-row-properties style:row-height="12.8pt" style:use-optimal-row-height="false" fo:break-before="auto"/>
    </style:style>
    <style:style style:family="table-row" style:name="ro182">
      <style:table-row-properties style:row-height="12.8pt" style:use-optimal-row-height="fals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ext" style:name="T558">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565">
      <style:text-properties fo:font-family="'Liberation Sans'" fo:font-size="10pt" fo:font-style="normal" style:text-underline-type="none" fo:font-weight="normal"/>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589">
      <style:text-properties fo:font-family="'Liberation Sans'" fo:font-size="10pt" fo:font-style="normal" style:text-underline-type="none" fo:font-weight="normal"/>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01">
      <style:text-properties fo:font-family="'Liberation Sans'" fo:font-size="10pt" fo:font-style="normal" style:text-underline-type="none" fo:font-weight="normal"/>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213">
      <style:table-row-properties style:row-height="12.7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able-row" style:name="ro214">
      <style:table-row-properties style:row-height="14.95pt" style:use-optimal-row-height="false" fo:break-before="auto"/>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able-row" style:name="ro215">
      <style:table-row-properties style:row-height="14.95pt" style:use-optimal-row-height="false" fo:break-before="auto"/>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able-row" style:name="ro216">
      <style:table-row-properties style:row-height="14.95pt" style:use-optimal-row-height="false" fo:break-before="auto"/>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217">
      <style:table-row-properties style:row-height="14.95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able-row" style:name="ro218">
      <style:table-row-properties style:row-height="14.95pt" style:use-optimal-row-height="false" fo:break-before="auto"/>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able-row" style:name="ro219">
      <style:table-row-properties style:row-height="14.95pt" style:use-optimal-row-height="false" fo:break-before="auto"/>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able-row" style:name="ro220">
      <style:table-row-properties style:row-height="14.95pt" style:use-optimal-row-height="false" fo:break-before="auto"/>
    </style:style>
    <style:style style:family="text" style:name="T625">
      <style:text-properties fo:font-family="'Liberation Sans'" fo:font-size="10pt" fo:font-style="normal" style:text-underline-type="none" fo:font-weight="normal"/>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able-row" style:name="ro221">
      <style:table-row-properties style:row-height="14.95pt" style:use-optimal-row-height="false" fo:break-before="auto"/>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222">
      <style:table-row-properties style:row-height="14.95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able-row" style:name="ro223">
      <style:table-row-properties style:row-height="14.95pt" style:use-optimal-row-height="false" fo:break-before="auto"/>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224">
      <style:table-row-properties style:row-height="14.95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225">
      <style:table-row-properties style:row-height="14.95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able-row" style:name="ro226">
      <style:table-row-properties style:row-height="14.95pt" style:use-optimal-row-height="false" fo:break-before="auto"/>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227">
      <style:table-row-properties style:row-height="14.95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able-row" style:name="ro228">
      <style:table-row-properties style:row-height="12.75pt" style:use-optimal-row-height="true" fo:break-before="auto"/>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able-row" style:name="ro229">
      <style:table-row-properties style:row-height="12.75pt" style:use-optimal-row-height="true" fo:break-before="auto"/>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230">
      <style:table-row-properties style:row-height="12.75pt" style:use-optimal-row-height="tru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231">
      <style:table-row-properties style:row-height="12.75pt" style:use-optimal-row-height="true" fo:break-before="auto"/>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able-row" style:name="ro232">
      <style:table-row-properties style:row-height="12.75pt" style:use-optimal-row-height="true" fo:break-before="auto"/>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233">
      <style:table-row-properties style:row-height="12.75pt" style:use-optimal-row-height="tru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34">
      <style:table-row-properties style:row-height="12.75pt" style:use-optimal-row-height="tru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35">
      <style:table-row-properties style:row-height="12.75pt" style:use-optimal-row-height="tru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36">
      <style:table-row-properties style:row-height="12.75pt" style:use-optimal-row-height="tru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37">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38">
      <style:table-row-properties style:row-height="0.4234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39">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able-row" style:name="ro240">
      <style:table-row-properties style:row-height="12.8pt" style:use-optimal-row-height="false" fo:break-before="auto"/>
    </style:style>
    <style:style style:family="text" style:name="T680">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714">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715">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716">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717">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718">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719">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720">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721">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722">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723">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724">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725">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726">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727">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728">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729">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730">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731">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732">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733">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734">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735">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736">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737">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738">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739">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740">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741">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742">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743">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744">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745">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746">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747">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748">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749">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750">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751">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752">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753">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754">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755">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756">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757">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758">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759">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760">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761">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762">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763">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764">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765">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766">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767">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768">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769">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770">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771">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772">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773">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774">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775">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776">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777">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778">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779">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780">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781">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782">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783">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784">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785">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786">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787">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789">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790">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791">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80">
      <style:table-row-properties style:row-height="12.75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82">
      <style:table-row-properties style:row-height="12.75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83">
      <style:table-row-properties style:row-height="12.75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84">
      <style:table-row-properties style:row-height="12.75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able-row" style:name="ro606">
      <style:table-row-properties style:row-height="12.75pt" style:use-optimal-row-height="false" fo:break-before="auto"/>
    </style:style>
    <style:style style:family="table-row" style:name="ro607">
      <style:table-row-properties style:row-height="12.75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able-row" style:name="ro623">
      <style:table-row-properties style:row-height="12.75pt" style:use-optimal-row-height="false" fo:break-before="auto"/>
    </style:style>
    <style:style style:family="table-row" style:name="ro624">
      <style:table-row-properties style:row-height="12.75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able-row" style:name="ro640">
      <style:table-row-properties style:row-height="12.75pt" style:use-optimal-row-height="false" fo:break-before="auto"/>
    </style:style>
    <style:style style:family="table-row" style:name="ro641">
      <style:table-row-properties style:row-height="12.75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able-row" style:name="ro657">
      <style:table-row-properties style:row-height="12.75pt" style:use-optimal-row-height="false" fo:break-before="auto"/>
    </style:style>
    <style:style style:family="table-row" style:name="ro658">
      <style:table-row-properties style:row-height="12.75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able-row" style:name="ro674">
      <style:table-row-properties style:row-height="12.75pt" style:use-optimal-row-height="false" fo:break-before="auto"/>
    </style:style>
    <style:style style:family="table-row" style:name="ro675">
      <style:table-row-properties style:row-height="12.75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89">
      <style:table-row-properties style:row-height="14.95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90">
      <style:table-row-properties style:row-height="12.75pt" style:use-optimal-row-height="true" fo:break-before="auto"/>
    </style:style>
    <style:style style:family="text" style:name="T1120">
      <style:text-properties fo:font-family="'Liberation Sans'" fo:font-size="10pt" fo:font-style="normal" style:text-underline-type="none" fo:font-weight="normal"/>
    </style:style>
    <style:style style:family="table-row" style:name="ro691">
      <style:table-row-properties style:row-height="12.75pt" style:use-optimal-row-height="true" fo:break-before="auto"/>
    </style:style>
    <style:style style:family="text" style:name="T1121">
      <style:text-properties fo:font-family="'Liberation Sans'" fo:font-size="10pt" fo:font-style="normal" style:text-underline-type="none" fo:font-weight="normal"/>
    </style:style>
    <style:style style:family="table-row" style:name="ro692">
      <style:table-row-properties style:row-height="12.75pt" style:use-optimal-row-height="true" fo:break-before="auto"/>
    </style:style>
    <style:style style:family="text" style:name="T1122">
      <style:text-properties fo:font-family="'Liberation Sans'" fo:font-size="10pt" fo:font-style="normal" style:text-underline-type="none" fo:font-weight="normal"/>
    </style:style>
    <style:style style:family="table-row" style:name="ro693">
      <style:table-row-properties style:row-height="12.75pt" style:use-optimal-row-height="true" fo:break-before="auto"/>
    </style:style>
    <style:style style:family="table-row" style:name="ro694">
      <style:table-row-properties style:row-height="12.75pt" style:use-optimal-row-height="true" fo:break-before="auto"/>
    </style:style>
    <style:style style:family="table-row" style:name="ro695">
      <style:table-row-properties style:row-height="12.75pt" style:use-optimal-row-height="true" fo:break-before="auto"/>
    </style:style>
    <style:style style:family="table-row" style:name="ro696">
      <style:table-row-properties style:row-height="12.75pt" style:use-optimal-row-height="true" fo:break-before="auto"/>
    </style:style>
    <style:style style:family="table-row" style:name="ro697">
      <style:table-row-properties style:row-height="12.75pt" style:use-optimal-row-height="true" fo:break-before="auto"/>
    </style:style>
    <style:style style:family="table-row" style:name="ro698">
      <style:table-row-properties style:row-height="12.75pt" style:use-optimal-row-height="true" fo:break-before="auto"/>
    </style:style>
    <style:style style:family="table-row" style:name="ro699">
      <style:table-row-properties style:row-height="12.75pt" style:use-optimal-row-height="true" fo:break-before="auto"/>
    </style:style>
    <style:style style:family="table-row" style:name="ro700">
      <style:table-row-properties style:row-height="12.75pt" style:use-optimal-row-height="true" fo:break-before="auto"/>
    </style:style>
    <style:style style:family="table-row" style:name="ro701">
      <style:table-row-properties style:row-height="12.75pt" style:use-optimal-row-height="true" fo:break-before="auto"/>
    </style:style>
    <style:style style:family="table-row" style:name="ro702">
      <style:table-row-properties style:row-height="12.75pt" style:use-optimal-row-height="true" fo:break-before="auto"/>
    </style:style>
    <style:style style:family="table-row" style:name="ro703">
      <style:table-row-properties style:row-height="12.75pt" style:use-optimal-row-height="true" fo:break-before="auto"/>
    </style:style>
    <style:style style:family="table-row" style:name="ro704">
      <style:table-row-properties style:row-height="12.75pt" style:use-optimal-row-height="true" fo:break-before="auto"/>
    </style:style>
    <style:style style:family="table-row" style:name="ro705">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123">
      <style:text-properties fo:font-family="Liberation Sans" fo:font-size="10pt" style:font-size-asian="10pt" style:font-size-complex="10pt" fo:language="en" fo:country="GB" style:text-underline-type="none"/>
    </style:style>
    <style:style style:family="text" style:name="T1124">
      <style:text-properties fo:color="#0000FF" fo:font-family="Liberation Sans" fo:font-size="10pt" style:font-size-asian="10pt" style:font-size-complex="10pt" fo:language="en" fo:country="GB" style:text-underline-type="none"/>
    </style:style>
    <style:style style:family="text" style:name="T1125">
      <style:text-properties fo:font-family="Liberation Sans" fo:font-size="10pt" style:font-size-asian="10pt" style:font-size-complex="10pt" fo:language="en" fo:country="GB" style:text-underline-type="none"/>
    </style:style>
    <style:style style:family="text" style:name="T1126">
      <style:text-properties fo:color="#FF0000" fo:font-family="Liberation Sans" fo:font-size="10pt" style:font-size-asian="10pt" style:font-size-complex="10pt" fo:language="en" fo:country="GB" style:text-underline-type="none"/>
    </style:style>
    <style:style style:family="text" style:name="T1127">
      <style:text-properties fo:font-family="Liberation Sans" fo:font-size="10pt" style:font-size-asian="10pt" style:font-size-complex="10pt" fo:language="en" fo:country="GB" style:text-underline-type="none"/>
    </style:style>
    <style:style style:family="text" style:name="T1128">
      <style:text-properties fo:color="#0000FF" fo:font-family="Liberation Sans" fo:font-size="10pt" style:font-size-asian="10pt" style:font-size-complex="10pt" fo:language="en" fo:country="GB" style:text-underline-type="none"/>
    </style:style>
    <style:style style:family="text" style:name="T1129">
      <style:text-properties fo:font-family="Liberation Sans" fo:font-size="10pt" style:font-size-asian="10pt" style:font-size-complex="10pt" fo:language="en" fo:country="GB" style:text-underline-type="none"/>
    </style:style>
    <style:style style:family="text" style:name="T1130">
      <style:text-properties fo:color="#008000" fo:font-family="Liberation Sans" fo:font-size="10pt" style:font-size-asian="10pt" style:font-size-complex="10pt" fo:language="en" fo:country="GB" style:text-underline-type="none"/>
    </style:style>
    <style:style style:family="text" style:name="T1131">
      <style:text-properties fo:font-family="Liberation Sans" fo:font-size="10pt" style:font-size-asian="10pt" style:font-size-complex="10pt" fo:language="en" fo:country="GB" style:text-underline-type="none"/>
    </style:style>
    <style:style style:family="text" style:name="T1132">
      <style:text-properties fo:color="#0000FF" fo:font-family="Liberation Sans" fo:font-size="10pt" style:font-size-asian="10pt" style:font-size-complex="10pt" fo:language="en" fo:country="GB" style:text-underline-type="none"/>
    </style:style>
    <style:style style:family="text" style:name="T1133">
      <style:text-properties fo:font-family="Liberation Sans" fo:font-size="10pt" style:font-size-asian="10pt" style:font-size-complex="10pt" fo:language="en" fo:country="GB" style:text-underline-type="none"/>
    </style:style>
    <style:style style:family="text" style:name="T1134">
      <style:text-properties fo:color="#800000" fo:font-family="Liberation Sans" fo:font-size="10pt" style:font-size-asian="10pt" style:font-size-complex="10pt" fo:language="en" fo:country="GB" style:text-underline-type="none"/>
    </style:style>
    <style:style style:family="text" style:name="T113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06">
      <style:table-row-properties style:row-height="0.4234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2.672cm" style:use-optimal-column-width="false" loext:column-width-sym="13.7298"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635cm" style:use-optimal-column-width="false" loext:column-width-sym="2.7244" fo:break-before="auto"/>
    </style:style>
    <style:style style:family="table-column" style:name="co63">
      <style:table-column-properties style:column-width="0.7144cm" style:use-optimal-column-width="false" loext:column-width-sym="3.1066"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07">
      <style:table-row-properties style:row-height="35pt" style:use-optimal-row-height="false" fo:break-before="auto"/>
    </style:style>
    <style:style style:family="text" style:name="T1136">
      <style:text-properties fo:font-family="'Liberation Sans'" fo:font-size="10pt" fo:font-style="normal" style:text-underline-type="none" fo:font-weight="normal"/>
    </style:style>
    <style:style style:family="text" style:name="T1137">
      <style:text-properties fo:font-family="'Liberation Sans'" fo:font-size="10pt" fo:font-style="normal" style:text-underline-type="none" fo:font-weight="normal"/>
    </style:style>
    <style:style style:family="text" style:name="T1138">
      <style:text-properties fo:font-family="'Liberation Sans'" fo:font-size="10pt" fo:font-style="normal" style:text-underline-type="none" fo:font-weight="normal"/>
    </style:style>
    <style:style style:family="text" style:name="T1139">
      <style:text-properties fo:font-family="'Liberation Sans'" fo:font-size="10pt" fo:font-style="normal" style:text-underline-type="none" fo:font-weight="normal"/>
    </style:style>
    <style:style style:family="text" style:name="T1140">
      <style:text-properties fo:font-family="'Liberation Sans'" fo:font-size="10pt" fo:font-style="normal" style:text-underline-type="none" fo:font-weight="normal"/>
    </style:style>
    <style:style style:family="text" style:name="T1141">
      <style:text-properties fo:font-family="'Liberation Sans'" fo:font-size="10pt" fo:font-style="normal" style:text-underline-type="none" fo:font-weight="normal"/>
    </style:style>
    <style:style style:family="text" style:name="T1142">
      <style:text-properties fo:font-family="'Liberation Sans'" fo:font-size="10pt" fo:font-style="normal" style:text-underline-type="none" fo:font-weight="normal"/>
    </style:style>
    <style:style style:family="text" style:name="T1143">
      <style:text-properties fo:font-family="'Liberation Sans'" fo:font-size="10pt" fo:font-style="normal" style:text-underline-type="none" fo:font-weight="normal"/>
    </style:style>
    <style:style style:family="text" style:name="T1144">
      <style:text-properties fo:font-family="'Liberation Sans'" fo:font-size="10pt" fo:font-style="normal" style:text-underline-type="none" fo:font-weight="normal"/>
    </style:style>
    <style:style style:family="text" style:name="T1145">
      <style:text-properties fo:font-family="'Liberation Sans'" fo:font-size="10pt" fo:font-style="normal" style:text-underline-type="none" fo:font-weight="normal"/>
    </style:style>
    <style:style style:family="text" style:name="T1146">
      <style:text-properties fo:font-family="'Liberation Sans'" fo:font-size="10pt" fo:font-style="normal" style:text-underline-type="none" fo:font-weight="normal"/>
    </style:style>
    <style:style style:family="text" style:name="T1147">
      <style:text-properties fo:font-family="'Liberation Sans'" fo:font-size="10pt" fo:font-style="normal" style:text-underline-type="none" fo:font-weight="normal"/>
    </style:style>
    <style:style style:family="text" style:name="T1148">
      <style:text-properties fo:font-family="'Liberation Sans'" fo:font-size="10pt" fo:font-style="normal" style:text-underline-type="none" fo:font-weight="normal"/>
    </style:style>
    <style:style style:family="text" style:name="T1149">
      <style:text-properties fo:font-family="'Liberation Sans'" fo:font-size="10pt" fo:font-style="normal" style:text-underline-type="none" fo:font-weight="normal"/>
    </style:style>
    <style:style style:family="text" style:name="T1150">
      <style:text-properties fo:font-family="'Liberation Sans'" fo:font-size="10pt" fo:font-style="normal" style:text-underline-type="none" fo:font-weight="normal"/>
    </style:style>
    <style:style style:family="table-row" style:name="ro708">
      <style:table-row-properties style:row-height="12.8pt" style:use-optimal-row-height="false" fo:break-before="auto"/>
    </style:style>
    <style:style style:family="text" style:name="T1151">
      <style:text-properties fo:font-family="'Liberation Sans'" fo:font-size="10pt" fo:font-style="normal" style:text-underline-type="none" fo:font-weight="normal"/>
    </style:style>
    <style:style style:family="text" style:name="T1152">
      <style:text-properties fo:font-family="'Liberation Sans'" fo:font-size="10pt" fo:font-style="normal" style:text-underline-type="none" fo:font-weight="normal"/>
    </style:style>
    <style:style style:family="text" style:name="T1153">
      <style:text-properties fo:font-family="'Liberation Sans'" fo:font-size="10pt" fo:font-style="normal" style:text-underline-type="none" fo:font-weight="normal"/>
    </style:style>
    <style:style style:family="table-row" style:name="ro709">
      <style:table-row-properties style:row-height="12.8pt" style:use-optimal-row-height="false" fo:break-before="auto"/>
    </style:style>
    <style:style style:family="text" style:name="T1154">
      <style:text-properties fo:font-family="'Liberation Sans'" fo:font-size="10pt" fo:font-style="normal" style:text-underline-type="none" fo:font-weight="normal"/>
    </style:style>
    <style:style style:family="text" style:name="T1155">
      <style:text-properties fo:font-family="'Liberation Sans'" fo:font-size="10pt" fo:font-style="normal" style:text-underline-type="none" fo:font-weight="normal"/>
    </style:style>
    <style:style style:family="text" style:name="T1156">
      <style:text-properties fo:font-family="'Liberation Sans'" fo:font-size="10pt" fo:font-style="normal" style:text-underline-type="none" fo:font-weight="normal"/>
    </style:style>
    <style:style style:family="table-row" style:name="ro710">
      <style:table-row-properties style:row-height="12.8pt" style:use-optimal-row-height="false" fo:break-before="auto"/>
    </style:style>
    <style:style style:family="text" style:name="T1157">
      <style:text-properties fo:font-family="'Liberation Sans'" fo:font-size="10pt" fo:font-style="normal" style:text-underline-type="none" fo:font-weight="normal"/>
    </style:style>
    <style:style style:family="text" style:name="T1158">
      <style:text-properties fo:font-family="'Liberation Sans'" fo:font-size="10pt" fo:font-style="normal" style:text-underline-type="none" fo:font-weight="normal"/>
    </style:style>
    <style:style style:family="text" style:name="T1159">
      <style:text-properties fo:font-family="'Liberation Sans'" fo:font-size="10pt" fo:font-style="normal" style:text-underline-type="none" fo:font-weight="normal"/>
    </style:style>
    <style:style style:family="table-row" style:name="ro711">
      <style:table-row-properties style:row-height="12.8pt" style:use-optimal-row-height="false" fo:break-before="auto"/>
    </style:style>
    <style:style style:family="text" style:name="T1160">
      <style:text-properties fo:font-family="'Liberation Sans'" fo:font-size="10pt" fo:font-style="normal" style:text-underline-type="none" fo:font-weight="normal"/>
    </style:style>
    <style:style style:family="text" style:name="T1161">
      <style:text-properties fo:font-family="'Liberation Sans'" fo:font-size="10pt" fo:font-style="normal" style:text-underline-type="none" fo:font-weight="normal"/>
    </style:style>
    <style:style style:family="text" style:name="T1162">
      <style:text-properties fo:font-family="'Liberation Sans'" fo:font-size="10pt" fo:font-style="normal" style:text-underline-type="none" fo:font-weight="normal"/>
    </style:style>
    <style:style style:family="table-row" style:name="ro712">
      <style:table-row-properties style:row-height="12.8pt" style:use-optimal-row-height="false" fo:break-before="auto"/>
    </style:style>
    <style:style style:family="text" style:name="T1163">
      <style:text-properties fo:font-family="'Liberation Sans'" fo:font-size="10pt" fo:font-style="normal" style:text-underline-type="none" fo:font-weight="normal"/>
    </style:style>
    <style:style style:family="text" style:name="T1164">
      <style:text-properties fo:font-family="'Liberation Sans'" fo:font-size="10pt" fo:font-style="normal" style:text-underline-type="none" fo:font-weight="normal"/>
    </style:style>
    <style:style style:family="table-row" style:name="ro713">
      <style:table-row-properties style:row-height="12.8pt" style:use-optimal-row-height="false" fo:break-before="auto"/>
    </style:style>
    <style:style style:family="text" style:name="T1165">
      <style:text-properties fo:font-family="'Liberation Sans'" fo:font-size="10pt" fo:font-style="normal" style:text-underline-type="none" fo:font-weight="normal"/>
    </style:style>
    <style:style style:family="text" style:name="T1166">
      <style:text-properties fo:font-family="'Liberation Sans'" fo:font-size="10pt" fo:font-style="normal" style:text-underline-type="none" fo:font-weight="normal"/>
    </style:style>
    <style:style style:family="text" style:name="T1167">
      <style:text-properties fo:font-family="'Liberation Sans'" fo:font-size="10pt" fo:font-style="normal" style:text-underline-type="none" fo:font-weight="normal"/>
    </style:style>
    <style:style style:family="table-row" style:name="ro714">
      <style:table-row-properties style:row-height="12.8pt" style:use-optimal-row-height="false" fo:break-before="auto"/>
    </style:style>
    <style:style style:family="text" style:name="T1168">
      <style:text-properties fo:font-family="'Liberation Sans'" fo:font-size="10pt" fo:font-style="normal" style:text-underline-type="none" fo:font-weight="normal"/>
    </style:style>
    <style:style style:family="text" style:name="T1169">
      <style:text-properties fo:font-family="'Liberation Sans'" fo:font-size="10pt" fo:font-style="normal" style:text-underline-type="none" fo:font-weight="normal"/>
    </style:style>
    <style:style style:family="text" style:name="T1170">
      <style:text-properties fo:font-family="'Liberation Sans'" fo:font-size="10pt" fo:font-style="normal" style:text-underline-type="none" fo:font-weight="normal"/>
    </style:style>
    <style:style style:family="table-row" style:name="ro715">
      <style:table-row-properties style:row-height="12.8pt" style:use-optimal-row-height="false" fo:break-before="auto"/>
    </style:style>
    <style:style style:family="text" style:name="T1171">
      <style:text-properties fo:font-family="'Liberation Sans'" fo:font-size="10pt" fo:font-style="normal" style:text-underline-type="none" fo:font-weight="normal"/>
    </style:style>
    <style:style style:family="text" style:name="T1172">
      <style:text-properties fo:font-family="'Liberation Sans'" fo:font-size="10pt" fo:font-style="normal" style:text-underline-type="none" fo:font-weight="normal"/>
    </style:style>
    <style:style style:family="text" style:name="T1173">
      <style:text-properties fo:font-family="'Liberation Sans'" fo:font-size="10pt" fo:font-style="normal" style:text-underline-type="none" fo:font-weight="normal"/>
    </style:style>
    <style:style style:family="table-row" style:name="ro716">
      <style:table-row-properties style:row-height="12.8pt" style:use-optimal-row-height="false" fo:break-before="auto"/>
    </style:style>
    <style:style style:family="text" style:name="T1174">
      <style:text-properties fo:font-family="'Liberation Sans'" fo:font-size="10pt" fo:font-style="normal" style:text-underline-type="none" fo:font-weight="normal"/>
    </style:style>
    <style:style style:family="text" style:name="T1175">
      <style:text-properties fo:font-family="'Liberation Sans'" fo:font-size="10pt" fo:font-style="normal" style:text-underline-type="none" fo:font-weight="normal"/>
    </style:style>
    <style:style style:family="text" style:name="T1176">
      <style:text-properties fo:font-family="'Liberation Sans'" fo:font-size="10pt" fo:font-style="normal" style:text-underline-type="none" fo:font-weight="normal"/>
    </style:style>
    <style:style style:family="table-row" style:name="ro717">
      <style:table-row-properties style:row-height="12.8pt" style:use-optimal-row-height="false" fo:break-before="auto"/>
    </style:style>
    <style:style style:family="text" style:name="T1177">
      <style:text-properties fo:font-family="'Liberation Sans'" fo:font-size="10pt" fo:font-style="normal" style:text-underline-type="none" fo:font-weight="normal"/>
    </style:style>
    <style:style style:family="text" style:name="T1178">
      <style:text-properties fo:font-family="'Liberation Sans'" fo:font-size="10pt" fo:font-style="normal" style:text-underline-type="none" fo:font-weight="normal"/>
    </style:style>
    <style:style style:family="text" style:name="T1179">
      <style:text-properties fo:font-family="'Liberation Sans'" fo:font-size="10pt" fo:font-style="normal" style:text-underline-type="none" fo:font-weight="normal"/>
    </style:style>
    <style:style style:family="table-row" style:name="ro718">
      <style:table-row-properties style:row-height="12.8pt" style:use-optimal-row-height="false" fo:break-before="auto"/>
    </style:style>
    <style:style style:family="text" style:name="T1180">
      <style:text-properties fo:font-family="'Liberation Sans'" fo:font-size="10pt" fo:font-style="normal" style:text-underline-type="none" fo:font-weight="normal"/>
    </style:style>
    <style:style style:family="text" style:name="T1181">
      <style:text-properties fo:font-family="'Liberation Sans'" fo:font-size="10pt" fo:font-style="normal" style:text-underline-type="none" fo:font-weight="normal"/>
    </style:style>
    <style:style style:family="text" style:name="T1182">
      <style:text-properties fo:font-family="'Liberation Sans'" fo:font-size="10pt" fo:font-style="normal" style:text-underline-type="none" fo:font-weight="normal"/>
    </style:style>
    <style:style style:family="table-row" style:name="ro719">
      <style:table-row-properties style:row-height="12.8pt" style:use-optimal-row-height="false" fo:break-before="auto"/>
    </style:style>
    <style:style style:family="text" style:name="T1183">
      <style:text-properties fo:font-family="'Liberation Sans'" fo:font-size="10pt" fo:font-style="normal" style:text-underline-type="none" fo:font-weight="normal"/>
    </style:style>
    <style:style style:family="text" style:name="T1184">
      <style:text-properties fo:font-family="'Liberation Sans'" fo:font-size="10pt" fo:font-style="normal" style:text-underline-type="none" fo:font-weight="normal"/>
    </style:style>
    <style:style style:family="text" style:name="T1185">
      <style:text-properties fo:font-family="'Liberation Sans'" fo:font-size="10pt" fo:font-style="normal" style:text-underline-type="none" fo:font-weight="normal"/>
    </style:style>
    <style:style style:family="table-row" style:name="ro720">
      <style:table-row-properties style:row-height="12.8pt" style:use-optimal-row-height="false" fo:break-before="auto"/>
    </style:style>
    <style:style style:family="text" style:name="T1186">
      <style:text-properties fo:font-family="'Liberation Sans'" fo:font-size="10pt" fo:font-style="normal" style:text-underline-type="none" fo:font-weight="normal"/>
    </style:style>
    <style:style style:family="text" style:name="T1187">
      <style:text-properties fo:font-family="'Liberation Sans'" fo:font-size="10pt" fo:font-style="normal" style:text-underline-type="none" fo:font-weight="normal"/>
    </style:style>
    <style:style style:family="text" style:name="T1188">
      <style:text-properties fo:font-family="'Liberation Sans'" fo:font-size="10pt" fo:font-style="normal" style:text-underline-type="none" fo:font-weight="normal"/>
    </style:style>
    <style:style style:family="table-row" style:name="ro721">
      <style:table-row-properties style:row-height="12.8pt" style:use-optimal-row-height="false" fo:break-before="auto"/>
    </style:style>
    <style:style style:family="text" style:name="T1189">
      <style:text-properties fo:font-family="'Liberation Sans'" fo:font-size="10pt" fo:font-style="normal" style:text-underline-type="none" fo:font-weight="normal"/>
    </style:style>
    <style:style style:family="text" style:name="T1190">
      <style:text-properties fo:font-family="'Liberation Sans'" fo:font-size="10pt" fo:font-style="normal" style:text-underline-type="none" fo:font-weight="normal"/>
    </style:style>
    <style:style style:family="text" style:name="T1191">
      <style:text-properties fo:font-family="'Liberation Sans'" fo:font-size="10pt" fo:font-style="normal" style:text-underline-type="none" fo:font-weight="normal"/>
    </style:style>
    <style:style style:family="table-row" style:name="ro722">
      <style:table-row-properties style:row-height="12.8pt" style:use-optimal-row-height="false" fo:break-before="auto"/>
    </style:style>
    <style:style style:family="text" style:name="T1192">
      <style:text-properties fo:font-family="'Liberation Sans'" fo:font-size="10pt" fo:font-style="normal" style:text-underline-type="none" fo:font-weight="normal"/>
    </style:style>
    <style:style style:family="text" style:name="T1193">
      <style:text-properties fo:font-family="'Liberation Sans'" fo:font-size="10pt" fo:font-style="normal" style:text-underline-type="none" fo:font-weight="normal"/>
    </style:style>
    <style:style style:family="text" style:name="T1194">
      <style:text-properties fo:font-family="'Liberation Sans'" fo:font-size="10pt" fo:font-style="normal" style:text-underline-type="none" fo:font-weight="normal"/>
    </style:style>
    <style:style style:family="table-row" style:name="ro723">
      <style:table-row-properties style:row-height="12.8pt" style:use-optimal-row-height="false" fo:break-before="auto"/>
    </style:style>
    <style:style style:family="text" style:name="T1195">
      <style:text-properties fo:font-family="'Liberation Sans'" fo:font-size="10pt" fo:font-style="normal" style:text-underline-type="none" fo:font-weight="normal"/>
    </style:style>
    <style:style style:family="text" style:name="T1196">
      <style:text-properties fo:font-family="'Liberation Sans'" fo:font-size="10pt" fo:font-style="normal" style:text-underline-type="none" fo:font-weight="normal"/>
    </style:style>
    <style:style style:family="text" style:name="T1197">
      <style:text-properties fo:font-family="'Liberation Sans'" fo:font-size="10pt" fo:font-style="normal" style:text-underline-type="none" fo:font-weight="normal"/>
    </style:style>
    <style:style style:family="table-row" style:name="ro724">
      <style:table-row-properties style:row-height="12.8pt" style:use-optimal-row-height="false" fo:break-before="auto"/>
    </style:style>
    <style:style style:family="text" style:name="T1198">
      <style:text-properties fo:font-family="'Liberation Sans'" fo:font-size="10pt" fo:font-style="normal" style:text-underline-type="none" fo:font-weight="normal"/>
    </style:style>
    <style:style style:family="text" style:name="T1199">
      <style:text-properties fo:font-family="'Liberation Sans'" fo:font-size="10pt" fo:font-style="normal" style:text-underline-type="none" fo:font-weight="normal"/>
    </style:style>
    <style:style style:family="text" style:name="T1200">
      <style:text-properties fo:font-family="'Liberation Sans'" fo:font-size="10pt" fo:font-style="normal" style:text-underline-type="none" fo:font-weight="normal"/>
    </style:style>
    <style:style style:family="table-row" style:name="ro725">
      <style:table-row-properties style:row-height="12.8pt" style:use-optimal-row-height="false" fo:break-before="auto"/>
    </style:style>
    <style:style style:family="text" style:name="T1201">
      <style:text-properties fo:font-family="'Liberation Sans'" fo:font-size="10pt" fo:font-style="normal" style:text-underline-type="none" fo:font-weight="normal"/>
    </style:style>
    <style:style style:family="text" style:name="T1202">
      <style:text-properties fo:font-family="'Liberation Sans'" fo:font-size="10pt" fo:font-style="normal" style:text-underline-type="none" fo:font-weight="normal"/>
    </style:style>
    <style:style style:family="text" style:name="T1203">
      <style:text-properties fo:font-family="'Liberation Sans'" fo:font-size="10pt" fo:font-style="normal" style:text-underline-type="none" fo:font-weight="normal"/>
    </style:style>
    <style:style style:family="table-row" style:name="ro726">
      <style:table-row-properties style:row-height="12.8pt" style:use-optimal-row-height="false" fo:break-before="auto"/>
    </style:style>
    <style:style style:family="text" style:name="T1204">
      <style:text-properties fo:font-family="'Liberation Sans'" fo:font-size="10pt" fo:font-style="normal" style:text-underline-type="none" fo:font-weight="normal"/>
    </style:style>
    <style:style style:family="text" style:name="T1205">
      <style:text-properties fo:font-family="'Liberation Sans'" fo:font-size="10pt" fo:font-style="normal" style:text-underline-type="none" fo:font-weight="normal"/>
    </style:style>
    <style:style style:family="text" style:name="T1206">
      <style:text-properties fo:font-family="'Liberation Sans'" fo:font-size="10pt" fo:font-style="normal" style:text-underline-type="none" fo:font-weight="normal"/>
    </style:style>
    <style:style style:family="table-row" style:name="ro727">
      <style:table-row-properties style:row-height="12.8pt" style:use-optimal-row-height="false" fo:break-before="auto"/>
    </style:style>
    <style:style style:family="text" style:name="T1207">
      <style:text-properties fo:font-family="'Liberation Sans'" fo:font-size="10pt" fo:font-style="normal" style:text-underline-type="none" fo:font-weight="normal"/>
    </style:style>
    <style:style style:family="text" style:name="T1208">
      <style:text-properties fo:font-family="'Liberation Sans'" fo:font-size="10pt" fo:font-style="normal" style:text-underline-type="none" fo:font-weight="normal"/>
    </style:style>
    <style:style style:family="text" style:name="T1209">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210">
      <style:text-properties fo:font-family="'Liberation Sans'" fo:font-size="10pt" fo:font-style="normal" style:text-underline-type="none" fo:font-weight="normal"/>
    </style:style>
    <style:style style:family="text" style:name="T1211">
      <style:text-properties fo:font-family="'Liberation Sans'" fo:font-size="10pt" fo:font-style="normal" style:text-underline-type="none" fo:font-weight="normal"/>
    </style:style>
    <style:style style:family="text" style:name="T1212">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213">
      <style:text-properties fo:font-family="'Liberation Sans'" fo:font-size="10pt" fo:font-style="normal" style:text-underline-type="none" fo:font-weight="normal"/>
    </style:style>
    <style:style style:family="text" style:name="T1214">
      <style:text-properties fo:font-family="'Liberation Sans'" fo:font-size="10pt" fo:font-style="normal" style:text-underline-type="none" fo:font-weight="normal"/>
    </style:style>
    <style:style style:family="text" style:name="T1215">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216">
      <style:text-properties fo:font-family="'Liberation Sans'" fo:font-size="10pt" fo:font-style="normal" style:text-underline-type="none" fo:font-weight="normal"/>
    </style:style>
    <style:style style:family="text" style:name="T1217">
      <style:text-properties fo:font-family="'Liberation Sans'" fo:font-size="10pt" fo:font-style="normal" style:text-underline-type="none" fo:font-weight="normal"/>
    </style:style>
    <style:style style:family="text" style:name="T1218">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ext" style:name="T1219">
      <style:text-properties fo:font-family="'Liberation Sans'" fo:font-size="10pt" fo:font-style="normal" style:text-underline-type="none" fo:font-weight="normal"/>
    </style:style>
    <style:style style:family="text" style:name="T1220">
      <style:text-properties fo:font-family="'Liberation Sans'" fo:font-size="10pt" fo:font-style="normal" style:text-underline-type="none" fo:font-weight="normal"/>
    </style:style>
    <style:style style:family="text" style:name="T1221">
      <style:text-properties fo:font-family="'Liberation Sans'" fo:font-size="10pt" fo:font-style="normal" style:text-underline-type="none" fo:font-weight="normal"/>
    </style:style>
    <style:style style:family="table-row" style:name="ro732">
      <style:table-row-properties style:row-height="12.8pt" style:use-optimal-row-height="false" fo:break-before="auto"/>
    </style:style>
    <style:style style:family="text" style:name="T1222">
      <style:text-properties fo:font-family="'Liberation Sans'" fo:font-size="10pt" fo:font-style="normal" style:text-underline-type="none" fo:font-weight="normal"/>
    </style:style>
    <style:style style:family="text" style:name="T1223">
      <style:text-properties fo:font-family="'Liberation Sans'" fo:font-size="10pt" fo:font-style="normal" style:text-underline-type="none" fo:font-weight="normal"/>
    </style:style>
    <style:style style:family="text" style:name="T1224">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225">
      <style:text-properties fo:font-family="'Liberation Sans'" fo:font-size="10pt" fo:font-style="normal" style:text-underline-type="none" fo:font-weight="normal"/>
    </style:style>
    <style:style style:family="text" style:name="T1226">
      <style:text-properties fo:font-family="'Liberation Sans'" fo:font-size="10pt" fo:font-style="normal" style:text-underline-type="none" fo:font-weight="normal"/>
    </style:style>
    <style:style style:family="text" style:name="T1227">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228">
      <style:text-properties fo:font-family="'Liberation Sans'" fo:font-size="10pt" fo:font-style="normal" style:text-underline-type="none" fo:font-weight="normal"/>
    </style:style>
    <style:style style:family="text" style:name="T1229">
      <style:text-properties fo:font-family="'Liberation Sans'" fo:font-size="10pt" fo:font-style="normal" style:text-underline-type="none" fo:font-weight="normal"/>
    </style:style>
    <style:style style:family="text" style:name="T1230">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231">
      <style:text-properties fo:font-family="'Liberation Sans'" fo:font-size="10pt" fo:font-style="normal" style:text-underline-type="none" fo:font-weight="normal"/>
    </style:style>
    <style:style style:family="text" style:name="T1232">
      <style:text-properties fo:font-family="'Liberation Sans'" fo:font-size="10pt" fo:font-style="normal" style:text-underline-type="none" fo:font-weight="normal"/>
    </style:style>
    <style:style style:family="text" style:name="T1233">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234">
      <style:text-properties fo:font-family="'Liberation Sans'" fo:font-size="10pt" fo:font-style="normal" style:text-underline-type="none" fo:font-weight="normal"/>
    </style:style>
    <style:style style:family="text" style:name="T1235">
      <style:text-properties fo:font-family="'Liberation Sans'" fo:font-size="10pt" fo:font-style="normal" style:text-underline-type="none" fo:font-weight="normal"/>
    </style:style>
    <style:style style:family="text" style:name="T1236">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237">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able-row" style:name="ro739">
      <style:table-row-properties style:row-height="12.75pt" style:use-optimal-row-height="true" fo:break-before="auto"/>
    </style:style>
    <style:style style:family="table-row" style:name="ro740">
      <style:table-row-properties style:row-height="13.85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41">
      <style:table-row-properties style:row-height="0.4234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2.699cm" style:use-optimal-column-width="false" loext:column-width-sym="13.8572"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42">
      <style:table-row-properties style:row-height="12.8pt" style:use-optimal-row-height="false" fo:break-before="auto"/>
    </style:style>
    <style:style style:family="text" style:name="T1238">
      <style:text-properties fo:font-family="'Liberation Sans'" fo:font-size="10pt" fo:font-style="normal" style:text-underline-type="none" fo:font-weight="normal"/>
    </style:style>
    <style:style style:family="text" style:name="T1239">
      <style:text-properties fo:font-family="'Liberation Sans'" fo:font-size="10pt" fo:font-style="normal" style:text-underline-type="none" fo:font-weight="normal"/>
    </style:style>
    <style:style style:family="text" style:name="T1240">
      <style:text-properties fo:font-family="'Liberation Sans'" fo:font-size="10pt" fo:font-style="normal" style:text-underline-type="none" fo:font-weight="normal"/>
    </style:style>
    <style:style style:family="text" style:name="T1241">
      <style:text-properties fo:font-family="'Liberation Sans'" fo:font-size="10pt" fo:font-style="normal" style:text-underline-type="none" fo:font-weight="normal"/>
    </style:style>
    <style:style style:family="table-row" style:name="ro743">
      <style:table-row-properties style:row-height="12.8pt" style:use-optimal-row-height="false" fo:break-before="auto"/>
    </style:style>
    <style:style style:family="text" style:name="T1242">
      <style:text-properties fo:font-family="'Liberation Sans'" fo:font-size="10pt" fo:font-style="normal" style:text-underline-type="none" fo:font-weight="normal"/>
    </style:style>
    <style:style style:family="table-row" style:name="ro744">
      <style:table-row-properties style:row-height="12.8pt" style:use-optimal-row-height="false" fo:break-before="auto"/>
    </style:style>
    <style:style style:family="text" style:name="T1243">
      <style:text-properties fo:font-family="'Liberation Sans'" fo:font-size="10pt" fo:font-style="normal" style:text-underline-type="none" fo:font-weight="normal"/>
    </style:style>
    <style:style style:family="table-row" style:name="ro745">
      <style:table-row-properties style:row-height="12.8pt" style:use-optimal-row-height="false" fo:break-before="auto"/>
    </style:style>
    <style:style style:family="text" style:name="T1244">
      <style:text-properties fo:font-family="'Liberation Sans'" fo:font-size="10pt" fo:font-style="normal" style:text-underline-type="none" fo:font-weight="normal"/>
    </style:style>
    <style:style style:family="table-row" style:name="ro746">
      <style:table-row-properties style:row-height="12.8pt" style:use-optimal-row-height="false" fo:break-before="auto"/>
    </style:style>
    <style:style style:family="text" style:name="T1245">
      <style:text-properties fo:font-family="'Liberation Sans'" fo:font-size="10pt" fo:font-style="normal" style:text-underline-type="none" fo:font-weight="normal"/>
    </style:style>
    <style:style style:family="table-row" style:name="ro747">
      <style:table-row-properties style:row-height="12.8pt" style:use-optimal-row-height="false" fo:break-before="auto"/>
    </style:style>
    <style:style style:family="text" style:name="T1246">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247">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ext" style:name="T1248">
      <style:text-properties fo:font-family="'Liberation Sans'" fo:font-size="10pt" fo:font-style="normal" style:text-underline-type="none" fo:font-weight="normal"/>
    </style:style>
    <style:style style:family="table-row" style:name="ro750">
      <style:table-row-properties style:row-height="12.8pt" style:use-optimal-row-height="false" fo:break-before="auto"/>
    </style:style>
    <style:style style:family="text" style:name="T1249">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250">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ext" style:name="T1251">
      <style:text-properties fo:font-family="'Liberation Sans'" fo:font-size="10pt" fo:font-style="normal" style:text-underline-type="none" fo:font-weight="normal"/>
    </style:style>
    <style:style style:family="table-row" style:name="ro753">
      <style:table-row-properties style:row-height="12.8pt" style:use-optimal-row-height="false" fo:break-before="auto"/>
    </style:style>
    <style:style style:family="text" style:name="T1252">
      <style:text-properties fo:font-family="'Liberation Sans'" fo:font-size="10pt" fo:font-style="normal" style:text-underline-type="none" fo:font-weight="normal"/>
    </style:style>
    <style:style style:family="table-row" style:name="ro754">
      <style:table-row-properties style:row-height="12.8pt" style:use-optimal-row-height="false" fo:break-before="auto"/>
    </style:style>
    <style:style style:family="text" style:name="T1253">
      <style:text-properties fo:font-family="'Liberation Sans'" fo:font-size="10pt" fo:font-style="normal" style:text-underline-type="none" fo:font-weight="normal"/>
    </style:style>
    <style:style style:family="table-row" style:name="ro755">
      <style:table-row-properties style:row-height="12.8pt" style:use-optimal-row-height="false" fo:break-before="auto"/>
    </style:style>
    <style:style style:family="text" style:name="T1254">
      <style:text-properties fo:font-family="'Liberation Sans'" fo:font-size="10pt" fo:font-style="normal" style:text-underline-type="none" fo:font-weight="normal"/>
    </style:style>
    <style:style style:family="table-row" style:name="ro756">
      <style:table-row-properties style:row-height="12.8pt" style:use-optimal-row-height="false" fo:break-before="auto"/>
    </style:style>
    <style:style style:family="text" style:name="T1255">
      <style:text-properties fo:font-family="'Liberation Sans'" fo:font-size="10pt" fo:font-style="normal" style:text-underline-type="none" fo:font-weight="normal"/>
    </style:style>
    <style:style style:family="table-row" style:name="ro757">
      <style:table-row-properties style:row-height="12.8pt" style:use-optimal-row-height="false" fo:break-before="auto"/>
    </style:style>
    <style:style style:family="text" style:name="T1256">
      <style:text-properties fo:font-family="'Liberation Sans'" fo:font-size="10pt" fo:font-style="normal" style:text-underline-type="none" fo:font-weight="normal"/>
    </style:style>
    <style:style style:family="table-row" style:name="ro758">
      <style:table-row-properties style:row-height="12.8pt" style:use-optimal-row-height="false" fo:break-before="auto"/>
    </style:style>
    <style:style style:family="text" style:name="T1257">
      <style:text-properties fo:font-family="'Liberation Sans'" fo:font-size="10pt" fo:font-style="normal" style:text-underline-type="none" fo:font-weight="normal"/>
    </style:style>
    <style:style style:family="table-row" style:name="ro759">
      <style:table-row-properties style:row-height="12.8pt" style:use-optimal-row-height="false" fo:break-before="auto"/>
    </style:style>
    <style:style style:family="text" style:name="T1258">
      <style:text-properties fo:font-family="'Liberation Sans'" fo:font-size="10pt" fo:font-style="normal" style:text-underline-type="none" fo:font-weight="normal"/>
    </style:style>
    <style:style style:family="table-row" style:name="ro760">
      <style:table-row-properties style:row-height="12.8pt" style:use-optimal-row-height="false" fo:break-before="auto"/>
    </style:style>
    <style:style style:family="text" style:name="T1259">
      <style:text-properties fo:font-family="'Liberation Sans'" fo:font-size="10pt" fo:font-style="normal" style:text-underline-type="none" fo:font-weight="normal"/>
    </style:style>
    <style:style style:family="table-row" style:name="ro761">
      <style:table-row-properties style:row-height="12.8pt" style:use-optimal-row-height="false" fo:break-before="auto"/>
    </style:style>
    <style:style style:family="text" style:name="T1260">
      <style:text-properties fo:font-family="'Liberation Sans'" fo:font-size="10pt" fo:font-style="normal" style:text-underline-type="none" fo:font-weight="normal"/>
    </style:style>
    <style:style style:family="table-row" style:name="ro762">
      <style:table-row-properties style:row-height="12.8pt" style:use-optimal-row-height="false" fo:break-before="auto"/>
    </style:style>
    <style:style style:family="text" style:name="T1261">
      <style:text-properties fo:font-family="'Liberation Sans'" fo:font-size="10pt" fo:font-style="normal" style:text-underline-type="none" fo:font-weight="normal"/>
    </style:style>
    <style:style style:family="table-row" style:name="ro763">
      <style:table-row-properties style:row-height="12.8pt" style:use-optimal-row-height="false" fo:break-before="auto"/>
    </style:style>
    <style:style style:family="text" style:name="T1262">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263">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265">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266">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267">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269">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270">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271">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272">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able-row" style:name="ro776">
      <style:table-row-properties style:row-height="14.95pt" style:use-optimal-row-height="false" fo:break-before="auto"/>
    </style:style>
    <style:style style:family="table-row" style:name="ro777">
      <style:table-row-properties style:row-height="11.95pt" style:use-optimal-row-height="false" fo:break-before="auto"/>
    </style:style>
    <style:style style:family="table-row" style:name="ro778">
      <style:table-row-properties style:row-height="12.8pt" style:use-optimal-row-height="false" fo:break-before="auto"/>
    </style:style>
    <style:style style:family="table-row" style:name="ro779">
      <style:table-row-properties style:row-height="11.95pt" style:use-optimal-row-height="false" fo:break-before="auto"/>
    </style:style>
    <style:style style:family="table-row" style:name="ro780">
      <style:table-row-properties style:row-height="12.8pt" style:use-optimal-row-height="false" fo:break-before="auto"/>
    </style:style>
    <style:style style:family="table-row" style:name="ro781">
      <style:table-row-properties style:row-height="14.95pt" style:use-optimal-row-height="false" fo:break-before="auto"/>
    </style:style>
    <style:style style:family="table-row" style:name="ro782">
      <style:table-row-properties style:row-height="11.95pt" style:use-optimal-row-height="false" fo:break-before="auto"/>
    </style:style>
    <style:style style:family="table-row" style:name="ro783">
      <style:table-row-properties style:row-height="14.95pt" style:use-optimal-row-height="false" fo:break-before="auto"/>
    </style:style>
    <style:style style:family="table-row" style:name="ro784">
      <style:table-row-properties style:row-height="12.8pt" style:use-optimal-row-height="false" fo:break-before="auto"/>
    </style:style>
    <style:style style:family="table-row" style:name="ro785">
      <style:table-row-properties style:row-height="11.95pt" style:use-optimal-row-height="false" fo:break-before="auto"/>
    </style:style>
    <style:style style:family="table-row" style:name="ro786">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787">
      <style:table-row-properties style:row-height="0.4234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788">
      <style:table-row-properties style:row-height="12.8pt" style:use-optimal-row-height="false" fo:break-before="auto"/>
    </style:style>
    <style:style style:family="text" style:name="T1274">
      <style:text-properties fo:font-family="'Liberation Sans'" fo:font-size="10pt" fo:font-style="normal" style:text-underline-type="none" fo:font-weight="normal"/>
    </style:style>
    <style:style style:family="text" style:name="T1275">
      <style:text-properties fo:font-family="'Liberation Sans'" fo:font-size="10pt" fo:font-style="normal" style:text-underline-type="none" fo:font-weight="normal"/>
    </style:style>
    <style:style style:family="text" style:name="T1276">
      <style:text-properties fo:font-family="'Liberation Sans'" fo:font-size="10pt" fo:font-style="normal" style:text-underline-type="none" fo:font-weight="normal"/>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ext" style:name="T1279">
      <style:text-properties fo:font-family="'Liberation Sans'" fo:font-size="10pt" fo:font-style="normal" style:text-underline-type="none" fo:font-weight="normal"/>
    </style:style>
    <style:style style:family="table-row" style:name="ro789">
      <style:table-row-properties style:row-height="12.8pt" style:use-optimal-row-height="false" fo:break-before="auto"/>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ext" style:name="T1282">
      <style:text-properties fo:font-family="'Liberation Sans'" fo:font-size="10pt" fo:font-style="normal" style:text-underline-type="none" fo:font-weight="normal"/>
    </style:style>
    <style:style style:family="table-row" style:name="ro790">
      <style:table-row-properties style:row-height="12.8pt" style:use-optimal-row-height="false" fo:break-before="auto"/>
    </style:style>
    <style:style style:family="text" style:name="T1283">
      <style:text-properties fo:font-family="'Liberation Sans'" fo:font-size="10pt" fo:font-style="normal" style:text-underline-type="none" fo:font-weight="normal"/>
    </style:style>
    <style:style style:family="text" style:name="T1284">
      <style:text-properties fo:font-family="'Liberation Sans'" fo:font-size="10pt" fo:font-style="normal" style:text-underline-type="none" fo:font-weight="normal"/>
    </style:style>
    <style:style style:family="text" style:name="T1285">
      <style:text-properties fo:font-family="'Liberation Sans'" fo:font-size="10pt" fo:font-style="normal" style:text-underline-type="none" fo:font-weight="normal"/>
    </style:style>
    <style:style style:family="table-row" style:name="ro791">
      <style:table-row-properties style:row-height="12.8pt" style:use-optimal-row-height="false" fo:break-before="auto"/>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ext" style:name="T1288">
      <style:text-properties fo:font-family="'Liberation Sans'" fo:font-size="10pt" fo:font-style="normal" style:text-underline-type="none" fo:font-weight="normal"/>
    </style:style>
    <style:style style:family="table-row" style:name="ro792">
      <style:table-row-properties style:row-height="12.8pt" style:use-optimal-row-height="false" fo:break-before="auto"/>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ext" style:name="T1291">
      <style:text-properties fo:font-family="'Liberation Sans'" fo:font-size="10pt" fo:font-style="normal" style:text-underline-type="none" fo:font-weight="normal"/>
    </style:style>
    <style:style style:family="table-row" style:name="ro793">
      <style:table-row-properties style:row-height="12.8pt" style:use-optimal-row-height="false" fo:break-before="auto"/>
    </style:style>
    <style:style style:family="text" style:name="T1292">
      <style:text-properties fo:font-family="'Liberation Sans'" fo:font-size="10pt" fo:font-style="normal" style:text-underline-type="none" fo:font-weight="normal"/>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able-row" style:name="ro794">
      <style:table-row-properties style:row-height="12.8pt" style:use-optimal-row-height="false" fo:break-before="auto"/>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ext" style:name="T1297">
      <style:text-properties fo:font-family="'Liberation Sans'" fo:font-size="10pt" fo:font-style="normal" style:text-underline-type="none" fo:font-weight="normal"/>
    </style:style>
    <style:style style:family="table-row" style:name="ro795">
      <style:table-row-properties style:row-height="12.8pt" style:use-optimal-row-height="false" fo:break-before="auto"/>
    </style:style>
    <style:style style:family="text" style:name="T1298">
      <style:text-properties fo:font-family="'Liberation Sans'" fo:font-size="10pt" fo:font-style="normal" style:text-underline-type="none" fo:font-weight="normal"/>
    </style:style>
    <style:style style:family="text" style:name="T1299">
      <style:text-properties fo:font-family="'Liberation Sans'" fo:font-size="10pt" fo:font-style="normal" style:text-underline-type="none" fo:font-weight="normal"/>
    </style:style>
    <style:style style:family="text" style:name="T1300">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ext" style:name="T1303">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304">
      <style:text-properties fo:font-family="'Liberation Sans'" fo:font-size="10pt" fo:font-style="normal" style:text-underline-type="none" fo:font-weight="normal"/>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ext" style:name="T1309">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310">
      <style:text-properties fo:font-family="'Liberation Sans'" fo:font-size="10pt" fo:font-style="normal" style:text-underline-type="none" fo:font-weight="normal"/>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ext" style:name="T1315">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316">
      <style:text-properties fo:font-family="'Liberation Sans'" fo:font-size="10pt" fo:font-style="normal" style:text-underline-type="none" fo:font-weight="normal"/>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ext" style:name="T1321">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ext" style:name="T1324">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ext" style:name="T1342">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343">
      <style:text-properties fo:font-family="'Liberation Sans'" fo:font-size="10pt" fo:font-style="normal" style:text-underline-type="none" fo:font-weight="normal"/>
    </style:style>
    <style:style style:family="text" style:name="T1344">
      <style:text-properties fo:font-family="'Liberation Sans'" fo:font-size="10pt" fo:font-style="normal" style:text-underline-type="none" fo:font-weight="normal"/>
    </style:style>
    <style:style style:family="text" style:name="T1345">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ext" style:name="T1348">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ext" style:name="T1354">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819">
      <style:table-row-properties style:row-height="0.4234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122cm" style:use-optimal-column-width="false" loext:column-width-sym="16.1994" fo:break-before="auto"/>
    </style:style>
    <style:style style:family="table-column" style:name="co96">
      <style:table-column-properties style:column-width="2.355cm" style:use-optimal-column-width="false" loext:column-width-sym="12.0148"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2.884cm" style:use-optimal-column-width="false" loext:column-width-sym="14.896" fo:break-before="auto"/>
    </style:style>
    <style:style style:family="table-column" style:name="co99">
      <style:table-column-properties style:column-width="3.175cm" style:use-optimal-column-width="false" loext:column-width-sym="16.4542" fo:break-before="auto"/>
    </style:style>
    <style:style style:family="table-column" style:name="co100">
      <style:table-column-properties style:column-width="4.128cm" style:use-optimal-column-width="false" loext:column-width-sym="21.5992" fo:break-before="auto"/>
    </style:style>
    <style:style style:family="table-column" style:name="co101">
      <style:table-column-properties style:column-width="2.752cm" style:use-optimal-column-width="false" loext:column-width-sym="14.1218" fo:break-before="auto"/>
    </style:style>
    <style:style style:family="table-column" style:name="co102">
      <style:table-column-properties style:column-width="3.096cm" style:use-optimal-column-width="false" loext:column-width-sym="15.9348" fo:break-before="auto"/>
    </style:style>
    <style:style style:family="table-column" style:name="co103">
      <style:table-column-properties style:column-width="2.461cm" style:use-optimal-column-width="false" loext:column-width-sym="12.5636" fo:break-before="auto"/>
    </style:style>
    <style:style style:family="table-column" style:name="co104">
      <style:table-column-properties style:column-width="2.567cm" style:use-optimal-column-width="false" loext:column-width-sym="13.083" fo:break-before="auto"/>
    </style:style>
    <style:style style:family="table-column" style:name="co105">
      <style:table-column-properties style:column-width="1.323cm" style:use-optimal-column-width="false" loext:column-width-sym="6.4778" fo:break-before="auto"/>
    </style:style>
    <style:style style:family="table-column" style:name="co106">
      <style:table-column-properties style:column-width="2.831cm" style:use-optimal-column-width="false" loext:column-width-sym="14.5138"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820">
      <style:table-row-properties style:row-height="12.8pt" style:use-optimal-row-height="false" fo:break-before="auto"/>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379">
      <style:text-properties fo:color="#9C0006" fo:font-family="'Liberation Sans'" fo:font-size="11pt" fo:font-style="normal" style:text-underline-type="none" fo:font-weight="normal"/>
    </style:style>
    <style:style style:family="text" style:name="T1380">
      <style:text-properties fo:color="#9C0006" fo:font-family="'Liberation Sans'" fo:font-size="11pt" fo:font-style="normal" style:text-underline-type="none" fo:font-weight="normal"/>
    </style:style>
    <style:style style:family="text" style:name="T1381">
      <style:text-properties fo:color="#9C0006" fo:font-family="'Liberation Sans'" fo:font-size="11pt" fo:font-style="normal" style:text-underline-type="none" fo:font-weight="normal"/>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384">
      <style:text-properties fo:color="#9C6500" fo:font-family="'Liberation Sans'" fo:font-size="11pt" fo:font-style="normal" style:text-underline-type="none" fo:font-weight="normal"/>
    </style:style>
    <style:style style:family="text" style:name="T1385">
      <style:text-properties fo:color="#9C6500" fo:font-family="'Liberation Sans'" fo:font-size="11pt" fo:font-style="normal" style:text-underline-type="none" fo:font-weight="normal"/>
    </style:style>
    <style:style style:family="text" style:name="T1386">
      <style:text-properties fo:color="#9C6500" fo:font-family="'Liberation Sans'" fo:font-size="11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ext" style:name="T1388">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389">
      <style:text-properties fo:color="#006100" fo:font-family="'Liberation Sans'" fo:font-size="11pt" fo:font-style="normal" style:text-underline-type="none" fo:font-weight="normal"/>
    </style:style>
    <style:style style:family="text" style:name="T1390">
      <style:text-properties fo:color="#006100" fo:font-family="'Liberation Sans'" fo:font-size="11pt" fo:font-style="normal" style:text-underline-type="none" fo:font-weight="normal"/>
    </style:style>
    <style:style style:family="text" style:name="T1391">
      <style:text-properties fo:color="#006100" fo:font-family="'Liberation Sans'" fo:font-size="11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able-row" style:name="ro825">
      <style:table-row-properties style:row-height="12.8pt" style:use-optimal-row-height="false" fo:break-before="auto"/>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ext" style:name="T1403">
      <style:text-properties fo:font-family="'Liberation Sans'" fo:font-size="10pt" fo:font-style="normal" style:text-underline-type="none" fo:font-weight="normal"/>
    </style:style>
    <style:style style:family="table-row" style:name="ro826">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ext" style:name="T1408">
      <style:text-properties fo:font-family="'Liberation Sans'" fo:font-size="10pt" fo:font-style="normal" style:text-underline-type="none" fo:font-weight="normal"/>
    </style:style>
    <style:style style:family="table-row" style:name="ro827">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ext" style:name="T1412">
      <style:text-properties fo:font-family="'Liberation Sans'" fo:font-size="10pt" fo:font-style="normal" style:text-underline-type="none" fo:font-weight="normal"/>
    </style:style>
    <style:style style:family="text" style:name="T1413">
      <style:text-properties fo:font-family="'Liberation Sans'" fo:font-size="10pt" fo:font-style="normal" style:text-underline-type="none" fo:font-weight="normal"/>
    </style:style>
    <style:style style:family="table-row" style:name="ro828">
      <style:table-row-properties style:row-height="12.8pt" style:use-optimal-row-height="false" fo:break-before="auto"/>
    </style:style>
    <style:style style:family="text" style:name="T1414">
      <style:text-properties fo:font-family="'Liberation Sans'" fo:font-size="10pt" fo:font-style="normal" style:text-underline-type="none" fo:font-weight="normal"/>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ext" style:name="T1417">
      <style:text-properties fo:font-family="'Liberation Sans'" fo:font-size="10pt" fo:font-style="normal" style:text-underline-type="none" fo:font-weight="normal"/>
    </style:style>
    <style:style style:family="text" style:name="T1418">
      <style:text-properties fo:font-family="'Liberation Sans'" fo:font-size="10pt" fo:font-style="normal" style:text-underline-type="none" fo:font-weight="normal"/>
    </style:style>
    <style:style style:family="table-row" style:name="ro829">
      <style:table-row-properties style:row-height="12.8pt" style:use-optimal-row-height="false" fo:break-before="auto"/>
    </style:style>
    <style:style style:family="text" style:name="T1419">
      <style:text-properties fo:color="#9C0006" fo:font-family="'Liberation Sans'" fo:font-size="11pt" fo:font-style="normal" style:text-underline-type="none" fo:font-weight="normal"/>
    </style:style>
    <style:style style:family="text" style:name="T1420">
      <style:text-properties fo:color="#9C0006" fo:font-family="'Liberation Sans'" fo:font-size="11pt" fo:font-style="normal" style:text-underline-type="none" fo:font-weight="normal"/>
    </style:style>
    <style:style style:family="text" style:name="T1421">
      <style:text-properties fo:color="#9C0006" fo:font-family="'Liberation Sans'" fo:font-size="11pt" fo:font-style="normal" style:text-underline-type="none" fo:font-weight="normal"/>
    </style:style>
    <style:style style:family="text" style:name="T1422">
      <style:text-properties fo:font-family="'Liberation Sans'" fo:font-size="10pt" fo:font-style="normal" style:text-underline-type="none" fo:font-weight="normal"/>
    </style:style>
    <style:style style:family="text" style:name="T1423">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424">
      <style:text-properties fo:color="#006100" fo:font-family="'Liberation Sans'" fo:font-size="11pt" fo:font-style="normal" style:text-underline-type="none" fo:font-weight="normal"/>
    </style:style>
    <style:style style:family="text" style:name="T1425">
      <style:text-properties fo:color="#006100" fo:font-family="'Liberation Sans'" fo:font-size="11pt" fo:font-style="normal" style:text-underline-type="none" fo:font-weight="normal"/>
    </style:style>
    <style:style style:family="text" style:name="T1426">
      <style:text-properties fo:color="#006100" fo:font-family="'Liberation Sans'" fo:font-size="11pt" fo:font-style="normal" style:text-underline-type="none" fo:font-weight="normal"/>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ext" style:name="T1433">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444">
      <style:text-properties fo:font-family="'Liberation Sans'" fo:font-size="10pt" fo:font-style="normal" style:text-underline-type="none" fo:font-weight="normal"/>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836">
      <style:table-row-properties style:row-height="13.85pt" style:use-optimal-row-height="false" fo:break-before="auto"/>
    </style:style>
    <style:style style:family="text" style:name="T1454">
      <style:text-properties fo:color="#9C6500" fo:font-family="'Liberation Sans'" fo:font-size="11pt" fo:font-style="normal" style:text-underline-type="none" fo:font-weight="normal"/>
    </style:style>
    <style:style style:family="text" style:name="T1455">
      <style:text-properties fo:color="#9C6500" fo:font-family="'Liberation Sans'" fo:font-size="11pt" fo:font-style="normal" style:text-underline-type="none" fo:font-weight="normal"/>
    </style:style>
    <style:style style:family="text" style:name="T1456">
      <style:text-properties fo:color="#9C6500" fo:font-family="'Liberation Sans'" fo:font-size="11pt" fo:font-style="normal" style:text-underline-type="none" fo:font-weight="normal"/>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able-row" style:name="ro837">
      <style:table-row-properties style:row-height="12.8pt" style:use-optimal-row-height="false" fo:break-before="auto"/>
    </style:style>
    <style:style style:family="text" style:name="T1459">
      <style:text-properties fo:font-family="'Liberation Sans'" fo:font-size="10pt" fo:font-style="normal" style:text-underline-type="none" fo:font-weight="normal"/>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838">
      <style:table-row-properties style:row-height="13.85pt" style:use-optimal-row-height="false" fo:break-before="auto"/>
    </style:style>
    <style:style style:family="text" style:name="T1463">
      <style:text-properties fo:color="#006100" fo:font-family="'Liberation Sans'" fo:font-size="11pt" fo:font-style="normal" style:text-underline-type="none" fo:font-weight="normal"/>
    </style:style>
    <style:style style:family="text" style:name="T1464">
      <style:text-properties fo:color="#006100" fo:font-family="'Liberation Sans'" fo:font-size="11pt" fo:font-style="normal" style:text-underline-type="none" fo:font-weight="normal"/>
    </style:style>
    <style:style style:family="text" style:name="T1465">
      <style:text-properties fo:color="#006100" fo:font-family="'Liberation Sans'" fo:font-size="11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able-row" style:name="ro839">
      <style:table-row-properties style:row-height="13.85pt" style:use-optimal-row-height="false" fo:break-before="auto"/>
    </style:style>
    <style:style style:family="text" style:name="T1467">
      <style:text-properties fo:color="#9C6500" fo:font-family="'Liberation Sans'" fo:font-size="11pt" fo:font-style="normal" style:text-underline-type="none" fo:font-weight="normal"/>
    </style:style>
    <style:style style:family="text" style:name="T1468">
      <style:text-properties fo:color="#9C6500" fo:font-family="'Liberation Sans'" fo:font-size="11pt" fo:font-style="normal" style:text-underline-type="none" fo:font-weight="normal"/>
    </style:style>
    <style:style style:family="text" style:name="T1469">
      <style:text-properties fo:color="#9C6500" fo:font-family="'Liberation Sans'" fo:font-size="11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able-row" style:name="ro840">
      <style:table-row-properties style:row-height="11.95pt" style:use-optimal-row-height="false" fo:break-before="auto"/>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41">
      <style:table-row-properties style:row-height="0.4234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42">
      <style:table-row-properties style:row-height="12.8pt" style:use-optimal-row-height="false" fo:break-before="auto"/>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able-row" style:name="ro845">
      <style:table-row-properties style:row-height="12.8pt" style:use-optimal-row-height="false" fo:break-before="auto"/>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able-row" style:name="ro846">
      <style:table-row-properties style:row-height="12.8pt" style:use-optimal-row-height="false" fo:break-before="auto"/>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able-row" style:name="ro847">
      <style:table-row-properties style:row-height="12.8pt" style:use-optimal-row-height="false" fo:break-before="auto"/>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848">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able-row" style:name="ro849">
      <style:table-row-properties style:row-height="12.8pt" style:use-optimal-row-height="false" fo:break-before="auto"/>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556">
      <style:text-properties fo:font-family="'Liberation Sans'" fo:font-size="10pt" fo:font-style="normal" style:text-underline-type="none" fo:font-weight="normal"/>
    </style:style>
    <style:style style:family="text" style:name="T1557">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558">
      <style:text-properties fo:font-family="'Liberation Sans'" fo:font-size="10pt" fo:font-style="normal" style:text-underline-type="none" fo:font-weight="normal"/>
    </style:style>
    <style:style style:family="text" style:name="T1559">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871">
      <style:table-row-properties style:row-height="12.8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ext" style:name="T1580">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599">
      <style:text-properties fo:font-family="'Liberation Sans'" fo:font-size="10pt" fo:font-style="normal" style:text-underline-type="none" fo:font-weight="normal"/>
    </style:style>
    <style:style style:family="text" style:name="T1600">
      <style:text-properties fo:font-family="'Liberation Sans'" fo:font-size="10pt" fo:font-style="normal" style:text-underline-type="none" fo:font-weight="normal"/>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ext" style:name="T1606">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607">
      <style:text-properties fo:font-family="'Liberation Sans'" fo:font-size="10pt" fo:font-style="normal" style:text-underline-type="none" fo:font-weight="normal"/>
    </style:style>
    <style:style style:family="text" style:name="T1608">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ext" style:name="T1610">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ext" style:name="T1612">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613">
      <style:text-properties fo:font-family="'Liberation Sans'" fo:font-size="10pt" fo:font-style="normal" style:text-underline-type="none" fo:font-weight="normal"/>
    </style:style>
    <style:style style:family="text" style:name="T1614">
      <style:text-properties fo:font-family="'Liberation Sans'" fo:font-size="10pt" fo:font-style="normal" style:text-underline-type="none" fo:font-weight="normal"/>
    </style:style>
    <style:style style:family="text" style:name="T1615">
      <style:text-properties fo:font-family="'Liberation Sans'" fo:font-size="10pt" fo:font-style="normal" style:text-underline-type="none" fo:font-weight="normal"/>
    </style:style>
    <style:style style:family="text" style:name="T1616">
      <style:text-properties fo:font-family="'Liberation Sans'" fo:font-size="10pt" fo:font-style="normal" style:text-underline-type="none" fo:font-weight="normal"/>
    </style:style>
    <style:style style:family="text" style:name="T1617">
      <style:text-properties fo:font-family="'Liberation Sans'" fo:font-size="10pt" fo:font-style="normal" style:text-underline-type="none" fo:font-weight="normal"/>
    </style:style>
    <style:style style:family="text" style:name="T1618">
      <style:text-properties fo:font-family="'Liberation Sans'" fo:font-size="10pt" fo:font-style="normal" style:text-underline-type="none" fo:font-weight="normal"/>
    </style:style>
    <style:style style:family="text" style:name="T1619">
      <style:text-properties fo:font-family="'Liberation Sans'" fo:font-size="10pt" fo:font-style="normal" style:text-underline-type="none" fo:font-weight="normal"/>
    </style:style>
    <style:style style:family="text" style:name="T1620">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ext" style:name="T1639">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640">
      <style:text-properties fo:font-family="'Liberation Sans'" fo:font-size="10pt" fo:font-style="normal" style:text-underline-type="none" fo:font-weight="normal"/>
    </style:style>
    <style:style style:family="text" style:name="T1641">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able-row" style:name="ro897">
      <style:table-row-properties style:row-height="11.95pt" style:use-optimal-row-height="false" fo:break-before="auto"/>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ext" style:name="T1665">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ext" style:name="T1673">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674">
      <style:text-properties fo:font-family="'Liberation Sans'" fo:font-size="10pt" fo:font-style="normal" style:text-underline-type="none" fo:font-weight="normal"/>
    </style:style>
    <style:style style:family="text" style:name="T1675">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1678">
      <style:text-properties fo:font-family="'Liberation Sans'" fo:font-size="10pt" fo:font-style="normal" style:text-underline-type="none" fo:font-weight="normal"/>
    </style:style>
    <style:style style:family="text" style:name="T1679">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682">
      <style:text-properties fo:font-family="'Liberation Sans'" fo:font-size="10pt" fo:font-style="normal" style:text-underline-type="none" fo:font-weight="normal"/>
    </style:style>
    <style:style style:family="text" style:name="T1683">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686">
      <style:text-properties fo:font-family="'Liberation Sans'" fo:font-size="10pt" fo:font-style="normal" style:text-underline-type="none" fo:font-weight="normal"/>
    </style:style>
    <style:style style:family="text" style:name="T1687">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690">
      <style:text-properties fo:font-family="'Liberation Sans'" fo:font-size="10pt" fo:font-style="normal" style:text-underline-type="none" fo:font-weight="normal"/>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702">
      <style:text-properties fo:font-family="'Liberation Sans'" fo:font-size="10pt" fo:font-style="normal" style:text-underline-type="none" fo:font-weight="normal"/>
    </style:style>
    <style:style style:family="text" style:name="T1703">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706">
      <style:text-properties fo:font-family="'Liberation Sans'" fo:font-size="10pt" fo:font-style="normal" style:text-underline-type="none" fo:font-weight="normal"/>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718">
      <style:text-properties fo:font-family="'Liberation Sans'" fo:font-size="10pt" fo:font-style="normal" style:text-underline-type="none" fo:font-weight="normal"/>
    </style:style>
    <style:style style:family="text" style:name="T1719">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722">
      <style:text-properties fo:font-family="'Liberation Sans'" fo:font-size="10pt" fo:font-style="normal" style:text-underline-type="none" fo:font-weight="normal"/>
    </style:style>
    <style:style style:family="text" style:name="T1723">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able-row" style:name="ro927">
      <style:table-row-properties style:row-height="12.8pt" style:use-optimal-row-height="false" fo:break-before="auto"/>
    </style:style>
    <style:style style:family="table-row" style:name="ro928">
      <style:table-row-properties style:row-height="12.8pt" style:use-optimal-row-height="false" fo:break-before="auto"/>
    </style:style>
    <style:style style:family="table-row" style:name="ro929">
      <style:table-row-properties style:row-height="12.8pt" style:use-optimal-row-height="false" fo:break-before="auto"/>
    </style:style>
    <style:style style:family="table-row" style:name="ro930">
      <style:table-row-properties style:row-height="12.8pt" style:use-optimal-row-height="false" fo:break-before="auto"/>
    </style:style>
    <style:style style:family="table-row" style:name="ro931">
      <style:table-row-properties style:row-height="11.95pt" style:use-optimal-row-height="false" fo:break-before="auto"/>
    </style:style>
    <style:style style:family="table-row" style:name="ro932">
      <style:table-row-properties style:row-height="12.75pt" style:use-optimal-row-height="fals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33">
      <style:table-row-properties style:row-height="0.5292cm" fo:break-before="auto"/>
    </style:style>
    <style:style style:family="table-column" style:name="co118">
      <style:table-column-properties style:column-width="3.069cm" style:use-optimal-column-width="false" loext:column-width-sym="15.8074" fo:break-before="auto"/>
    </style:style>
    <style:style style:family="table-column" style:name="co119">
      <style:table-column-properties style:column-width="3.255cm" style:use-optimal-column-width="false" loext:column-width-sym="16.8462" fo:break-before="auto"/>
    </style:style>
    <style:style style:family="table-column" style:name="co120">
      <style:table-column-properties style:column-width="3.228cm" style:use-optimal-column-width="false" loext:column-width-sym="16.709" fo:break-before="auto"/>
    </style:style>
    <style:style style:family="table-column" style:name="co121">
      <style:table-column-properties style:column-width="2.328cm" style:use-optimal-column-width="false" loext:column-width-sym="11.9168" fo:break-before="auto"/>
    </style:style>
    <style:style style:family="table-column" style:name="co122">
      <style:table-column-properties style:column-width="1.773cm" style:use-optimal-column-width="false" loext:column-width-sym="8.8102" fo:break-before="auto"/>
    </style:style>
    <style:style style:family="table-column" style:name="co123">
      <style:table-column-properties style:column-width="1.588cm" style:use-optimal-column-width="false" loext:column-width-sym="7.8988" fo:break-before="auto"/>
    </style:style>
    <style:style style:family="table-row" style:name="ro934">
      <style:table-row-properties style:row-height="12.8pt" style:use-optimal-row-height="false" fo:break-before="auto"/>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730">
      <style:text-properties fo:font-family="'Liberation Sans'" fo:font-size="10pt" fo:font-style="normal" style:text-underline-type="none" fo:font-weight="normal"/>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734">
      <style:text-properties fo:font-family="'Liberation Sans'" fo:font-size="10pt" fo:font-style="normal" style:text-underline-type="none" fo:font-weight="normal"/>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738">
      <style:text-properties fo:font-family="'Liberation Sans'" fo:font-size="10pt" fo:font-style="normal" style:text-underline-type="none" fo:font-weight="normal"/>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able-row" style:name="ro1016">
      <style:table-row-properties style:row-height="12.8pt" style:use-optimal-row-height="false" fo:break-before="auto"/>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able-row" style:name="ro1037">
      <style:table-row-properties style:row-height="12.8pt" style:use-optimal-row-height="false" fo:break-before="auto"/>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able-row" style:name="ro1038">
      <style:table-row-properties style:row-height="12.8pt" style:use-optimal-row-height="false" fo:break-before="auto"/>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able-row" style:name="ro1040">
      <style:table-row-properties style:row-height="12.8pt" style:use-optimal-row-height="false" fo:break-before="auto"/>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able-row" style:name="ro1041">
      <style:table-row-properties style:row-height="12.8pt" style:use-optimal-row-height="false" fo:break-before="auto"/>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able-row" style:name="ro1045">
      <style:table-row-properties style:row-height="13.15pt" style:use-optimal-row-height="false" fo:break-before="auto"/>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able-row" style:name="ro1046">
      <style:table-row-properties style:row-height="13.15pt" style:use-optimal-row-height="false" fo:break-before="auto"/>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able-row" style:name="ro1047">
      <style:table-row-properties style:row-height="13.15pt" style:use-optimal-row-height="false" fo:break-before="auto"/>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able-row" style:name="ro1048">
      <style:table-row-properties style:row-height="13.15pt" style:use-optimal-row-height="false" fo:break-before="auto"/>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able-row" style:name="ro1049">
      <style:table-row-properties style:row-height="13.15pt" style:use-optimal-row-height="false" fo:break-before="auto"/>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able-row" style:name="ro1050">
      <style:table-row-properties style:row-height="13.15pt" style:use-optimal-row-height="false" fo:break-before="auto"/>
    </style:style>
    <style:style style:family="text" style:name="T2190">
      <style:text-properties fo:font-family="'Liberation Sans'" fo:font-size="10pt" fo:font-style="normal" style:text-underline-type="none" fo:font-weight="normal"/>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able-row" style:name="ro1051">
      <style:table-row-properties style:row-height="13.15pt" style:use-optimal-row-height="false" fo:break-before="auto"/>
    </style:style>
    <style:style style:family="text" style:name="T2194">
      <style:text-properties fo:font-family="'Liberation Sans'" fo:font-size="10pt" fo:font-style="normal" style:text-underline-type="none" fo:font-weight="normal"/>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able-row" style:name="ro1052">
      <style:table-row-properties style:row-height="13.15pt" style:use-optimal-row-height="false" fo:break-before="auto"/>
    </style:style>
    <style:style style:family="text" style:name="T2198">
      <style:text-properties fo:font-family="'Liberation Sans'" fo:font-size="10pt" fo:font-style="normal" style:text-underline-type="none" fo:font-weight="normal"/>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able-row" style:name="ro1053">
      <style:table-row-properties style:row-height="13.15pt" style:use-optimal-row-height="false" fo:break-before="auto"/>
    </style:style>
    <style:style style:family="text" style:name="T2202">
      <style:text-properties fo:font-family="'Liberation Sans'" fo:font-size="10pt" fo:font-style="normal" style:text-underline-type="none" fo:font-weight="normal"/>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able-row" style:name="ro1054">
      <style:table-row-properties style:row-height="13.15pt" style:use-optimal-row-height="false" fo:break-before="auto"/>
    </style:style>
    <style:style style:family="text" style:name="T2206">
      <style:text-properties fo:font-family="'Liberation Sans'" fo:font-size="10pt" fo:font-style="normal" style:text-underline-type="none" fo:font-weight="normal"/>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able-row" style:name="ro1055">
      <style:table-row-properties style:row-height="13.15pt" style:use-optimal-row-height="false" fo:break-before="auto"/>
    </style:style>
    <style:style style:family="text" style:name="T2210">
      <style:text-properties fo:font-family="'Liberation Sans'" fo:font-size="10pt" fo:font-style="normal" style:text-underline-type="none" fo:font-weight="normal"/>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able-row" style:name="ro1056">
      <style:table-row-properties style:row-height="13.15pt" style:use-optimal-row-height="false" fo:break-before="auto"/>
    </style:style>
    <style:style style:family="text" style:name="T2214">
      <style:text-properties fo:font-family="'Liberation Sans'" fo:font-size="10pt" fo:font-style="normal" style:text-underline-type="none" fo:font-weight="normal"/>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able-row" style:name="ro1057">
      <style:table-row-properties style:row-height="13.15pt" style:use-optimal-row-height="false" fo:break-before="auto"/>
    </style:style>
    <style:style style:family="text" style:name="T2218">
      <style:text-properties fo:font-family="'Liberation Sans'" fo:font-size="10pt" fo:font-style="normal" style:text-underline-type="none" fo:font-weight="normal"/>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able-row" style:name="ro1058">
      <style:table-row-properties style:row-height="13.15pt" style:use-optimal-row-height="false" fo:break-before="auto"/>
    </style:style>
    <style:style style:family="text" style:name="T2222">
      <style:text-properties fo:font-family="'Liberation Sans'" fo:font-size="10pt" fo:font-style="normal" style:text-underline-type="none" fo:font-weight="normal"/>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able-row" style:name="ro1059">
      <style:table-row-properties style:row-height="13.15pt" style:use-optimal-row-height="false" fo:break-before="auto"/>
    </style:style>
    <style:style style:family="text" style:name="T2226">
      <style:text-properties fo:font-family="'Liberation Sans'" fo:font-size="10pt" fo:font-style="normal" style:text-underline-type="none" fo:font-weight="normal"/>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able-row" style:name="ro1060">
      <style:table-row-properties style:row-height="13.15pt" style:use-optimal-row-height="false" fo:break-before="auto"/>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able-row" style:name="ro1061">
      <style:table-row-properties style:row-height="13.15pt" style:use-optimal-row-height="false" fo:break-before="auto"/>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able-row" style:name="ro1062">
      <style:table-row-properties style:row-height="13.15pt" style:use-optimal-row-height="false" fo:break-before="auto"/>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able-row" style:name="ro1063">
      <style:table-row-properties style:row-height="13.15pt" style:use-optimal-row-height="false" fo:break-before="auto"/>
    </style:style>
    <style:style style:family="text" style:name="T2242">
      <style:text-properties fo:font-family="'Liberation Sans'" fo:font-size="10pt" fo:font-style="normal" style:text-underline-type="none" fo:font-weight="normal"/>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able-row" style:name="ro1064">
      <style:table-row-properties style:row-height="12.8pt" style:use-optimal-row-height="false" fo:break-before="auto"/>
    </style:style>
    <style:style style:family="text" style:name="T2246">
      <style:text-properties fo:font-family="'Liberation Sans'" fo:font-size="10pt" fo:font-style="normal" style:text-underline-type="none" fo:font-weight="normal"/>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able-row" style:name="ro1065">
      <style:table-row-properties style:row-height="13.15pt" style:use-optimal-row-height="false" fo:break-before="auto"/>
    </style:style>
    <style:style style:family="text" style:name="T2250">
      <style:text-properties fo:font-family="'Liberation Sans'" fo:font-size="10pt" fo:font-style="normal" style:text-underline-type="none" fo:font-weight="normal"/>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able-row" style:name="ro1066">
      <style:table-row-properties style:row-height="13.15pt" style:use-optimal-row-height="false" fo:break-before="auto"/>
    </style:style>
    <style:style style:family="text" style:name="T2254">
      <style:text-properties fo:font-family="'Liberation Sans'" fo:font-size="10pt" fo:font-style="normal" style:text-underline-type="none" fo:font-weight="normal"/>
    </style:style>
    <style:style style:family="text" style:name="T2255">
      <style:text-properties fo:font-family="'Liberation Sans'" fo:font-size="10pt" fo:font-style="normal" style:text-underline-type="none" fo:font-weight="normal"/>
    </style:style>
    <style:style style:family="text" style:name="T2256">
      <style:text-properties fo:font-family="'Liberation Sans'" fo:font-size="10pt" fo:font-style="normal" style:text-underline-type="none" fo:font-weight="normal"/>
    </style:style>
    <style:style style:family="text" style:name="T2257">
      <style:text-properties fo:font-family="'Liberation Sans'" fo:font-size="10pt" fo:font-style="normal" style:text-underline-type="none" fo:font-weight="normal"/>
    </style:style>
    <style:style style:family="table-row" style:name="ro1067">
      <style:table-row-properties style:row-height="13.15pt" style:use-optimal-row-height="false" fo:break-before="auto"/>
    </style:style>
    <style:style style:family="text" style:name="T2258">
      <style:text-properties fo:font-family="'Liberation Sans'" fo:font-size="10pt" fo:font-style="normal" style:text-underline-type="none" fo:font-weight="normal"/>
    </style:style>
    <style:style style:family="text" style:name="T2259">
      <style:text-properties fo:font-family="'Liberation Sans'" fo:font-size="10pt" fo:font-style="normal" style:text-underline-type="none" fo:font-weight="normal"/>
    </style:style>
    <style:style style:family="text" style:name="T2260">
      <style:text-properties fo:font-family="'Liberation Sans'" fo:font-size="10pt" fo:font-style="normal" style:text-underline-type="none" fo:font-weight="normal"/>
    </style:style>
    <style:style style:family="text" style:name="T2261">
      <style:text-properties fo:font-family="'Liberation Sans'" fo:font-size="10pt" fo:font-style="normal" style:text-underline-type="none" fo:font-weight="normal"/>
    </style:style>
    <style:style style:family="table-row" style:name="ro1068">
      <style:table-row-properties style:row-height="13.15pt" style:use-optimal-row-height="false" fo:break-before="auto"/>
    </style:style>
    <style:style style:family="text" style:name="T2262">
      <style:text-properties fo:font-family="'Liberation Sans'" fo:font-size="10pt" fo:font-style="normal" style:text-underline-type="none" fo:font-weight="normal"/>
    </style:style>
    <style:style style:family="text" style:name="T2263">
      <style:text-properties fo:font-family="'Liberation Sans'" fo:font-size="10pt" fo:font-style="normal" style:text-underline-type="none" fo:font-weight="normal"/>
    </style:style>
    <style:style style:family="text" style:name="T2264">
      <style:text-properties fo:font-family="'Liberation Sans'" fo:font-size="10pt" fo:font-style="normal" style:text-underline-type="none" fo:font-weight="normal"/>
    </style:style>
    <style:style style:family="text" style:name="T2265">
      <style:text-properties fo:font-family="'Liberation Sans'" fo:font-size="10pt" fo:font-style="normal" style:text-underline-type="none" fo:font-weight="normal"/>
    </style:style>
    <style:style style:family="table-row" style:name="ro1069">
      <style:table-row-properties style:row-height="13.15pt" style:use-optimal-row-height="false" fo:break-before="auto"/>
    </style:style>
    <style:style style:family="text" style:name="T2266">
      <style:text-properties fo:font-family="'Liberation Sans'" fo:font-size="10pt" fo:font-style="normal" style:text-underline-type="none" fo:font-weight="normal"/>
    </style:style>
    <style:style style:family="text" style:name="T2267">
      <style:text-properties fo:font-family="'Liberation Sans'" fo:font-size="10pt" fo:font-style="normal" style:text-underline-type="none" fo:font-weight="normal"/>
    </style:style>
    <style:style style:family="text" style:name="T2268">
      <style:text-properties fo:font-family="'Liberation Sans'" fo:font-size="10pt" fo:font-style="normal" style:text-underline-type="none" fo:font-weight="normal"/>
    </style:style>
    <style:style style:family="text" style:name="T2269">
      <style:text-properties fo:font-family="'Liberation Sans'" fo:font-size="10pt" fo:font-style="normal" style:text-underline-type="none" fo:font-weight="normal"/>
    </style:style>
    <style:style style:family="table-row" style:name="ro1070">
      <style:table-row-properties style:row-height="13.15pt" style:use-optimal-row-height="false" fo:break-before="auto"/>
    </style:style>
    <style:style style:family="text" style:name="T2270">
      <style:text-properties fo:font-family="'Liberation Sans'" fo:font-size="10pt" fo:font-style="normal" style:text-underline-type="none" fo:font-weight="normal"/>
    </style:style>
    <style:style style:family="text" style:name="T2271">
      <style:text-properties fo:font-family="'Liberation Sans'" fo:font-size="10pt" fo:font-style="normal" style:text-underline-type="none" fo:font-weight="normal"/>
    </style:style>
    <style:style style:family="text" style:name="T2272">
      <style:text-properties fo:font-family="'Liberation Sans'" fo:font-size="10pt" fo:font-style="normal" style:text-underline-type="none" fo:font-weight="normal"/>
    </style:style>
    <style:style style:family="text" style:name="T2273">
      <style:text-properties fo:font-family="'Liberation Sans'" fo:font-size="10pt" fo:font-style="normal" style:text-underline-type="none" fo:font-weight="normal"/>
    </style:style>
    <style:style style:family="table-row" style:name="ro1071">
      <style:table-row-properties style:row-height="13.15pt" style:use-optimal-row-height="false" fo:break-before="auto"/>
    </style:style>
    <style:style style:family="text" style:name="T2274">
      <style:text-properties fo:font-family="'Liberation Sans'" fo:font-size="10pt" fo:font-style="normal" style:text-underline-type="none" fo:font-weight="normal"/>
    </style:style>
    <style:style style:family="text" style:name="T2275">
      <style:text-properties fo:font-family="'Liberation Sans'" fo:font-size="10pt" fo:font-style="normal" style:text-underline-type="none" fo:font-weight="normal"/>
    </style:style>
    <style:style style:family="text" style:name="T2276">
      <style:text-properties fo:font-family="'Liberation Sans'" fo:font-size="10pt" fo:font-style="normal" style:text-underline-type="none" fo:font-weight="normal"/>
    </style:style>
    <style:style style:family="text" style:name="T2277">
      <style:text-properties fo:font-family="'Liberation Sans'" fo:font-size="10pt" fo:font-style="normal" style:text-underline-type="none" fo:font-weight="normal"/>
    </style:style>
    <style:style style:family="table-row" style:name="ro1072">
      <style:table-row-properties style:row-height="13.15pt" style:use-optimal-row-height="false" fo:break-before="auto"/>
    </style:style>
    <style:style style:family="text" style:name="T2278">
      <style:text-properties fo:font-family="'Liberation Sans'" fo:font-size="10pt" fo:font-style="normal" style:text-underline-type="none" fo:font-weight="normal"/>
    </style:style>
    <style:style style:family="text" style:name="T2279">
      <style:text-properties fo:font-family="'Liberation Sans'" fo:font-size="10pt" fo:font-style="normal" style:text-underline-type="none" fo:font-weight="normal"/>
    </style:style>
    <style:style style:family="text" style:name="T2280">
      <style:text-properties fo:font-family="'Liberation Sans'" fo:font-size="10pt" fo:font-style="normal" style:text-underline-type="none" fo:font-weight="normal"/>
    </style:style>
    <style:style style:family="text" style:name="T2281">
      <style:text-properties fo:font-family="'Liberation Sans'" fo:font-size="10pt" fo:font-style="normal" style:text-underline-type="none" fo:font-weight="normal"/>
    </style:style>
    <style:style style:family="table-row" style:name="ro1073">
      <style:table-row-properties style:row-height="13.15pt" style:use-optimal-row-height="false" fo:break-before="auto"/>
    </style:style>
    <style:style style:family="text" style:name="T2282">
      <style:text-properties fo:font-family="'Liberation Sans'" fo:font-size="10pt" fo:font-style="normal" style:text-underline-type="none" fo:font-weight="normal"/>
    </style:style>
    <style:style style:family="text" style:name="T2283">
      <style:text-properties fo:font-family="'Liberation Sans'" fo:font-size="10pt" fo:font-style="normal" style:text-underline-type="none" fo:font-weight="normal"/>
    </style:style>
    <style:style style:family="text" style:name="T2284">
      <style:text-properties fo:font-family="'Liberation Sans'" fo:font-size="10pt" fo:font-style="normal" style:text-underline-type="none" fo:font-weight="normal"/>
    </style:style>
    <style:style style:family="text" style:name="T2285">
      <style:text-properties fo:font-family="'Liberation Sans'" fo:font-size="10pt" fo:font-style="normal" style:text-underline-type="none" fo:font-weight="normal"/>
    </style:style>
    <style:style style:family="table-row" style:name="ro1074">
      <style:table-row-properties style:row-height="12.8pt" style:use-optimal-row-height="false" fo:break-before="auto"/>
    </style:style>
    <style:style style:family="text" style:name="T2286">
      <style:text-properties fo:font-family="'Liberation Sans'" fo:font-size="10pt" fo:font-style="normal" style:text-underline-type="none" fo:font-weight="normal"/>
    </style:style>
    <style:style style:family="text" style:name="T2287">
      <style:text-properties fo:font-family="'Liberation Sans'" fo:font-size="10pt" fo:font-style="normal" style:text-underline-type="none" fo:font-weight="normal"/>
    </style:style>
    <style:style style:family="text" style:name="T2288">
      <style:text-properties fo:font-family="'Liberation Sans'" fo:font-size="10pt" fo:font-style="normal" style:text-underline-type="none" fo:font-weight="normal"/>
    </style:style>
    <style:style style:family="text" style:name="T2289">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2290">
      <style:text-properties fo:font-family="'Liberation Sans'" fo:font-size="10pt" fo:font-style="normal" style:text-underline-type="none" fo:font-weight="normal"/>
    </style:style>
    <style:style style:family="table-row" style:name="ro1076">
      <style:table-row-properties style:row-height="12.8pt" style:use-optimal-row-height="false" fo:break-before="auto"/>
    </style:style>
    <style:style style:family="text" style:name="T2291">
      <style:text-properties fo:font-family="'Liberation Sans'" fo:font-size="10pt" fo:font-style="normal" style:text-underline-type="none" fo:font-weight="normal"/>
    </style:style>
    <style:style style:family="table-row" style:name="ro1077">
      <style:table-row-properties style:row-height="12.8pt" style:use-optimal-row-height="false" fo:break-before="auto"/>
    </style:style>
    <style:style style:family="text" style:name="T2292">
      <style:text-properties fo:font-family="'Liberation Sans'" fo:font-size="10pt" fo:font-style="normal" style:text-underline-type="none" fo:font-weight="normal"/>
    </style:style>
    <style:style style:family="table-row" style:name="ro1078">
      <style:table-row-properties style:row-height="12.8pt" style:use-optimal-row-height="false" fo:break-before="auto"/>
    </style:style>
    <style:style style:family="text" style:name="T2293">
      <style:text-properties fo:font-family="'Liberation Sans'" fo:font-size="10pt" fo:font-style="normal" style:text-underline-type="none" fo:font-weight="normal"/>
    </style:style>
    <style:style style:family="table-row" style:name="ro1079">
      <style:table-row-properties style:row-height="12.8pt" style:use-optimal-row-height="false" fo:break-before="auto"/>
    </style:style>
    <style:style style:family="text" style:name="T2294">
      <style:text-properties fo:font-family="'Liberation Sans'" fo:font-size="10pt" fo:font-style="normal" style:text-underline-type="none" fo:font-weight="normal"/>
    </style:style>
    <style:style style:family="table-row" style:name="ro1080">
      <style:table-row-properties style:row-height="12.8pt" style:use-optimal-row-height="false" fo:break-before="auto"/>
    </style:style>
    <style:style style:family="text" style:name="T2295">
      <style:text-properties fo:font-family="'Liberation Sans'" fo:font-size="10pt" fo:font-style="normal" style:text-underline-type="none" fo:font-weight="normal"/>
    </style:style>
    <style:style style:family="table-row" style:name="ro1081">
      <style:table-row-properties style:row-height="12.75pt" style:use-optimal-row-height="false" fo:break-before="auto"/>
    </style:style>
    <style:style style:family="text" style:name="T2296">
      <style:text-properties fo:font-family="'Liberation Sans'" fo:font-size="10pt" fo:font-style="normal" style:text-underline-type="none" fo:font-weight="normal"/>
    </style:style>
    <style:style style:family="table-row" style:name="ro1082">
      <style:table-row-properties style:row-height="15pt" style:use-optimal-row-height="true" fo:break-before="auto"/>
    </style:style>
    <style:style style:family="text" style:name="T2297">
      <style:text-properties fo:font-family="'Liberation Sans'" fo:font-size="10pt" fo:font-style="normal" style:text-underline-type="none" fo:font-weight="normal"/>
    </style:style>
    <style:style style:family="table-row" style:name="ro1083">
      <style:table-row-properties style:row-height="15pt" style:use-optimal-row-height="true" fo:break-before="auto"/>
    </style:style>
    <style:style style:family="text" style:name="T2298">
      <style:text-properties fo:font-family="'Liberation Sans'" fo:font-size="10pt" fo:font-style="normal" style:text-underline-type="none" fo:font-weight="normal"/>
    </style:style>
    <style:style style:family="table-row" style:name="ro1084">
      <style:table-row-properties style:row-height="15pt" style:use-optimal-row-height="true" fo:break-before="auto"/>
    </style:style>
    <style:style style:family="text" style:name="T2299">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8" office:value-type="string" calcext:value-type="string" table:number-columns-spanned="4" table:number-rows-spanned="1">
            <text:p><text:span text:style-name="T1">Items</text:span></text:p>
          </table:table-cell>
          <table:table-cell table:number-columns-repeated="3"/>
          <table:table-cell table:style-name="ce9" office:value-type="string" calcext:value-type="string" table:number-columns-spanned="1" table:number-rows-spanned="2">
            <text:p><text:span text:style-name="T2">Enemies</text:span></text:p>
          </table:table-cell>
          <table:table-cell table:style-name="ce10"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1" office:value-type="string" calcext:value-type="string">
            <text:p><text:span text:style-name="T4">Equipment</text:span></text:p>
          </table:table-cell>
          <table:table-cell table:style-name="ce11" office:value-type="string" calcext:value-type="string">
            <text:p><text:span text:style-name="T5">Consumable</text:span></text:p>
          </table:table-cell>
          <table:table-cell table:style-name="ce11" office:value-type="string" calcext:value-type="string">
            <text:p><text:span text:style-name="T6">Misc</text:span></text:p>
          </table:table-cell>
          <table:table-cell table:style-name="ce11" office:value-type="string" calcext:value-type="string">
            <text:p><text:span text:style-name="T7">Total items</text:span></text:p>
          </table:table-cell>
          <table:table-cell table:style-name="ce12"/>
          <table:table-cell table:style-name="ce10"/>
          <table:table-cell table:number-columns-repeated="1024"/>
        </table:table-row>
        <table:table-row table:style-name="ro4">
          <table:table-cell table:style-name="ce13" table:formula="of:=COUNTA([$items_equipment.$A:$items_equipment.$A])-1" office:value-type="float" calcext:value-type="float" office:value="138">
            <text:p>138</text:p>
          </table:table-cell>
          <table:table-cell table:style-name="ce13" table:formula="of:=COUNTA([$items_consumable.$A$1:$items_consumable.$A$1048576])-1" office:value-type="float" calcext:value-type="float" office:value="3">
            <text:p>3</text:p>
          </table:table-cell>
          <table:table-cell table:style-name="ce13" table:formula="of:=COUNTA([$items_misc.$A:$items_misc.$A])-1" office:value-type="float" calcext:value-type="float" office:value="72">
            <text:p>72</text:p>
          </table:table-cell>
          <table:table-cell table:style-name="ce13" table:formula="of:=SUM([.A3:.C3])" office:value-type="float" calcext:value-type="float" office:value="213">
            <text:p>213</text:p>
          </table:table-cell>
          <table:table-cell table:style-name="ce14" table:formula="of:=COUNTA([$enemies.$A$1:$enemies.$A$1048576])-1" office:value-type="float" calcext:value-type="float" office:value="33">
            <text:p>33</text:p>
          </table:table-cell>
          <table:table-cell table:style-name="ce15" table:formula="of:=COUNTA([$skills.$A$1:$skills.$A$1048576])-1" office:value-type="float" calcext:value-type="float" office:value="19">
            <text:p>19</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office:value-type="string" calcext:value-type="string">
            <text:p><text:span text:style-name="T9">name</text:span></text:p>
          </table:table-cell>
          <table:table-cell office:value-type="string" calcext:value-type="string">
            <text:p><text:span text:style-name="T10">hp_max</text:span></text:p>
          </table:table-cell>
          <table:table-cell office:value-type="string" calcext:value-type="string">
            <text:p><text:span text:style-name="T11">mp_max</text:span></text:p>
          </table:table-cell>
          <table:table-cell office:value-type="string" calcext:value-type="string">
            <text:p><text:span text:style-name="T12">rhp_max</text:span></text:p>
          </table:table-cell>
          <table:table-cell office:value-type="string" calcext:value-type="string">
            <text:p><text:span text:style-name="T13">rmp_max</text:span></text:p>
          </table:table-cell>
          <table:table-cell office:value-type="string" calcext:value-type="string">
            <text:p><text:span text:style-name="T14">armor</text:span></text:p>
          </table:table-cell>
          <table:table-cell office:value-type="string" calcext:value-type="string">
            <text:p><text:span text:style-name="T15">marmor</text:span></text:p>
          </table:table-cell>
          <table:table-cell office:value-type="string" calcext:value-type="string">
            <text:p><text:span text:style-name="T16">rarmor</text:span></text:p>
          </table:table-cell>
          <table:table-cell office:value-type="string" calcext:value-type="string">
            <text:p><text:span text:style-name="T17">rmarmor</text:span></text:p>
          </table:table-cell>
          <table:table-cell office:value-type="string" calcext:value-type="string">
            <text:p><text:span text:style-name="T18">grit</text:span></text:p>
          </table:table-cell>
          <table:table-cell office:value-type="string" calcext:value-type="string">
            <text:p><text:span text:style-name="T19">flow</text:span></text:p>
          </table:table-cell>
          <table:table-cell office:value-type="string" calcext:value-type="string">
            <text:p><text:span text:style-name="T20">mind</text:span></text:p>
          </table:table-cell>
          <table:table-cell office:value-type="string" calcext:value-type="string">
            <text:p><text:span text:style-name="T21">soul</text:span></text:p>
          </table:table-cell>
          <table:table-cell office:value-type="string" calcext:value-type="string">
            <text:p><text:span text:style-name="T22">rgrit</text:span></text:p>
          </table:table-cell>
          <table:table-cell office:value-type="string" calcext:value-type="string">
            <text:p><text:span text:style-name="T23">rflow</text:span></text:p>
          </table:table-cell>
          <table:table-cell office:value-type="string" calcext:value-type="string">
            <text:p><text:span text:style-name="T24">rmind</text:span></text:p>
          </table:table-cell>
          <table:table-cell office:value-type="string" calcext:value-type="string">
            <text:p><text:span text:style-name="T25">rsoul</text:span></text:p>
          </table:table-cell>
          <table:table-cell office:value-type="string" calcext:value-type="string">
            <text:p><text:span text:style-name="T26">lvl</text:span></text:p>
          </table:table-cell>
          <table:table-cell office:value-type="string" calcext:value-type="string">
            <text:p><text:span text:style-name="T27">slot</text:span></text:p>
          </table:table-cell>
          <table:table-cell office:value-type="string" calcext:value-type="string">
            <text:p><text:span text:style-name="T28">legacy</text:span></text:p>
          </table:table-cell>
          <table:table-cell table:style-name="ce16" office:value-type="string" calcext:value-type="string">
            <text:p><text:span text:style-name="T29">DROPPED</text:span><text:span text:style-name="T30">
</text:span><text:span text:style-name="T31">BY X </text:span><text:span text:style-name="T32">
</text:span><text:span text:style-name="T33">MOBS</text:span></text:p>
          </table:table-cell>
          <table:table-cell table:style-name="ce17" office:value-type="string" calcext:value-type="string">
            <text:p>bonuses</text:p>
          </table:table-cell>
          <table:table-cell table:style-name="ce18" office:value-type="string" calcext:value-type="string">
            <text:p><text:span text:style-name="T34">description</text:span></text:p>
          </table:table-cell>
          <table:table-cell table:number-columns-repeated="1024"/>
        </table:table-row>
        <table:table-row table:style-name="ro8">
          <table:table-cell table:style-name="ce19" office:value-type="string" calcext:value-type="string">
            <text:p><text:span text:style-name="T35">red t-shirt</text:span></text:p>
          </table:table-cell>
          <table:table-cell table:style-name="ce19" office:value-type="string" calcext:value-type="string">
            <text:p><text:span text:style-name="T36">Red t-shir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37">body</text:span></text:p>
          </table:table-cell>
          <table:table-cell table:style-name="ce19" office:value-type="float" calcext:value-type="float" office:value="1">
            <text:p>1</text:p>
          </table:table-cell>
          <table:table-cell table:style-name="ce11" table:formula="of:=COUNTIF([loot.A:loot.A];[.A2])"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38">A casual t-shirt, more for fashion than function</text:span></text:p>
          </table:table-cell>
          <table:table-cell table:style-name="ce19"/>
          <table:table-cell table:number-columns-repeated="1024"/>
        </table:table-row>
        <table:table-row table:style-name="ro9">
          <table:table-cell table:style-name="ce19" office:value-type="string" calcext:value-type="string">
            <text:p><text:span text:style-name="T39">brown wizard robe</text:span></text:p>
          </table:table-cell>
          <table:table-cell table:style-name="ce19" office:value-type="string" calcext:value-type="string">
            <text:p><text:span text:style-name="T40">Brown robe</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41">body</text:span></text:p>
          </table:table-cell>
          <table:table-cell table:style-name="ce19" office:value-type="float" calcext:value-type="float" office:value="1">
            <text:p>1</text:p>
          </table:table-cell>
          <table:table-cell table:style-name="ce11" table:formula="of:=COUNTIF([loot.A:loot.A];[.A3])"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42">A flowing robe, perfect for those seeking to channel magical energy</text:span></text:p>
          </table:table-cell>
          <table:table-cell table:style-name="ce19"/>
          <table:table-cell table:number-columns-repeated="1024"/>
        </table:table-row>
        <table:table-row table:style-name="ro10">
          <table:table-cell table:style-name="ce19" office:value-type="string" calcext:value-type="string">
            <text:p><text:span text:style-name="T43">black raincoat</text:span></text:p>
          </table:table-cell>
          <table:table-cell table:style-name="ce19" office:value-type="string" calcext:value-type="string">
            <text:p><text:span text:style-name="T44">Black raincoa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45">body</text:span></text:p>
          </table:table-cell>
          <table:table-cell table:style-name="ce19" office:value-type="float" calcext:value-type="float" office:value="1">
            <text:p>1</text:p>
          </table:table-cell>
          <table:table-cell table:style-name="ce11" table:formula="of:=COUNTIF([loot.A:loot.A];[.A4])"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46">A waterproof coat for braving harsh weather conditions</text:span></text:p>
          </table:table-cell>
          <table:table-cell table:style-name="ce19"/>
          <table:table-cell table:number-columns-repeated="1024"/>
        </table:table-row>
        <table:table-row table:style-name="ro11">
          <table:table-cell table:style-name="ce19" office:value-type="string" calcext:value-type="string">
            <text:p><text:span text:style-name="T47">bronze chainmail</text:span></text:p>
          </table:table-cell>
          <table:table-cell table:style-name="ce19" office:value-type="string" calcext:value-type="string">
            <text:p><text:span text:style-name="T48">Bronze chainmail</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49">body</text:span></text:p>
          </table:table-cell>
          <table:table-cell table:style-name="ce19" office:value-type="float" calcext:value-type="float" office:value="1">
            <text:p>1</text:p>
          </table:table-cell>
          <table:table-cell table:style-name="ce11" table:formula="of:=COUNTIF([loot.A:loot.A];[.A5])"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50">A robust chainmail offering solid defense against attacks</text:span></text:p>
          </table:table-cell>
          <table:table-cell table:style-name="ce19"/>
          <table:table-cell table:number-columns-repeated="1024"/>
        </table:table-row>
        <table:table-row table:style-name="ro12">
          <table:table-cell office:value-type="string" calcext:value-type="string">
            <text:p><text:span text:style-name="T51">soul body 1</text:span></text:p>
          </table:table-cell>
          <table:table-cell office:value-type="string" calcext:value-type="string">
            <text:p><text:span text:style-name="T52">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3">body</text:span></text:p>
          </table:table-cell>
          <table:table-cell office:value-type="float" calcext:value-type="float" office:value="0">
            <text:p>0</text:p>
          </table:table-cell>
          <table:table-cell table:style-name="ce11" table:formula="of:=COUNTIF([loot.A:loot.A];[.A6])" office:value-type="float" calcext:value-type="float" office:value="5">
            <text:p>5</text:p>
          </table:table-cell>
          <table:table-cell office:value-type="string" calcext:value-type="string">
            <text:p>skill_level:cure light wounds=1</text:p>
          </table:table-cell>
          <table:table-cell table:style-name="ce20" office:value-type="string" calcext:value-type="string">
            <text:p>A brown robe with a hint of orange.</text:p>
          </table:table-cell>
          <table:table-cell table:style-name="ce19"/>
          <table:table-cell table:number-columns-repeated="1024"/>
        </table:table-row>
        <table:table-row table:style-name="ro13">
          <table:table-cell office:value-type="string" calcext:value-type="string">
            <text:p><text:span text:style-name="T54">mind body 1</text:span></text:p>
          </table:table-cell>
          <table:table-cell office:value-type="string" calcext:value-type="string">
            <text:p><text:span text:style-name="T55">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6">body</text:span></text:p>
          </table:table-cell>
          <table:table-cell office:value-type="float" calcext:value-type="float" office:value="0">
            <text:p>0</text:p>
          </table:table-cell>
          <table:table-cell table:style-name="ce11" table:formula="of:=COUNTIF([loot.A:loot.A];[.A7])" office:value-type="float" calcext:value-type="float" office:value="5">
            <text:p>5</text:p>
          </table:table-cell>
          <table:table-cell table:style-name="ce17" office:value-type="string" calcext:value-type="string">
            <text:p>skill_level:mage armor=1</text:p>
          </table:table-cell>
          <table:table-cell table:style-name="ce20" office:value-type="string" calcext:value-type="string">
            <text:p>A long thin dark gray robe.</text:p>
          </table:table-cell>
          <table:table-cell table:style-name="ce19"/>
          <table:table-cell table:number-columns-repeated="1024"/>
        </table:table-row>
        <table:table-row table:style-name="ro14">
          <table:table-cell office:value-type="string" calcext:value-type="string">
            <text:p><text:span text:style-name="T57">grit body 1</text:span></text:p>
          </table:table-cell>
          <table:table-cell office:value-type="string" calcext:value-type="string">
            <text:p><text:span text:style-name="T58">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9">body</text:span></text:p>
          </table:table-cell>
          <table:table-cell office:value-type="float" calcext:value-type="float" office:value="0">
            <text:p>0</text:p>
          </table:table-cell>
          <table:table-cell table:style-name="ce11" table:formula="of:=COUNTIF([loot.A:loot.A];[.A8])" office:value-type="float" calcext:value-type="float" office:value="5">
            <text:p>5</text:p>
          </table:table-cell>
          <table:table-cell office:value-type="string" calcext:value-type="string">
            <text:p>skill_level:swing=1</text:p>
          </table:table-cell>
          <table:table-cell table:style-name="ce20" office:value-type="string" calcext:value-type="string">
            <text:p>A tunic made of cow hide, you count six spots!</text:p>
          </table:table-cell>
          <table:table-cell table:style-name="ce19"/>
          <table:table-cell table:number-columns-repeated="1024"/>
        </table:table-row>
        <table:table-row table:style-name="ro15">
          <table:table-cell office:value-type="string" calcext:value-type="string">
            <text:p><text:span text:style-name="T60">flow body 1</text:span></text:p>
          </table:table-cell>
          <table:table-cell office:value-type="string" calcext:value-type="string">
            <text:p><text:span text:style-name="T61">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2">body</text:span></text:p>
          </table:table-cell>
          <table:table-cell office:value-type="float" calcext:value-type="float" office:value="0">
            <text:p>0</text:p>
          </table:table-cell>
          <table:table-cell table:style-name="ce11" table:formula="of:=COUNTIF([loot.A:loot.A];[.A9])" office:value-type="float" calcext:value-type="float" office:value="5">
            <text:p>5</text:p>
          </table:table-cell>
          <table:table-cell office:value-type="string" calcext:value-type="string">
            <text:p>skill_level:swing=1</text:p>
          </table:table-cell>
          <table:table-cell table:style-name="ce20" office:value-type="string" calcext:value-type="string">
            <text:p>A once fine common shirt, probably endured a dozen different owners.</text:p>
          </table:table-cell>
          <table:table-cell table:style-name="ce19"/>
          <table:table-cell table:number-columns-repeated="1024"/>
        </table:table-row>
        <table:table-row table:style-name="ro16">
          <table:table-cell office:value-type="string" calcext:value-type="string">
            <text:p><text:span text:style-name="T63">soul body 3</text:span></text:p>
          </table:table-cell>
          <table:table-cell office:value-type="string" calcext:value-type="string">
            <text:p><text:span text:style-name="T64">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5">body</text:span></text:p>
          </table:table-cell>
          <table:table-cell office:value-type="float" calcext:value-type="float" office:value="0">
            <text:p>0</text:p>
          </table:table-cell>
          <table:table-cell table:style-name="ce11" table:formula="of:=COUNTIF([loot.A:loot.A];[.A10])" office:value-type="float" calcext:value-type="float" office:value="5">
            <text:p>5</text:p>
          </table:table-cell>
          <table:table-cell table:style-name="ce21" office:value-type="string" calcext:value-type="string">
            <text:p>skill_level:cure light wounds=1</text:p>
          </table:table-cell>
          <table:table-cell table:style-name="ce18" office:value-type="string" calcext:value-type="string">
            <text:p><text:span text:style-name="T66">A robe made of the finest silk</text:span></text:p>
          </table:table-cell>
          <table:table-cell table:number-columns-repeated="1024"/>
        </table:table-row>
        <table:table-row table:style-name="ro17">
          <table:table-cell office:value-type="string" calcext:value-type="string">
            <text:p><text:span text:style-name="T67">mind body 3</text:span></text:p>
          </table:table-cell>
          <table:table-cell office:value-type="string" calcext:value-type="string">
            <text:p><text:span text:style-name="T68">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9">body</text:span></text:p>
          </table:table-cell>
          <table:table-cell office:value-type="float" calcext:value-type="float" office:value="0">
            <text:p>0</text:p>
          </table:table-cell>
          <table:table-cell table:style-name="ce11" table:formula="of:=COUNTIF([loot.A:loot.A];[.A11])" office:value-type="float" calcext:value-type="float" office:value="6">
            <text:p>6</text:p>
          </table:table-cell>
          <table:table-cell table:style-name="ce17" office:value-type="string" calcext:value-type="string">
            <text:p>skill_level:mage armor=1</text:p>
          </table:table-cell>
          <table:table-cell table:style-name="ce18" office:value-type="string" calcext:value-type="string">
            <text:p><text:span text:style-name="T70">A light blue tinted robe</text:span></text:p>
          </table:table-cell>
          <table:table-cell table:number-columns-repeated="1024"/>
        </table:table-row>
        <table:table-row table:style-name="ro18">
          <table:table-cell office:value-type="string" calcext:value-type="string">
            <text:p><text:span text:style-name="T71">grit body 3</text:span></text:p>
          </table:table-cell>
          <table:table-cell office:value-type="string" calcext:value-type="string">
            <text:p><text:span text:style-name="T72">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3">body</text:span></text:p>
          </table:table-cell>
          <table:table-cell office:value-type="float" calcext:value-type="float" office:value="0">
            <text:p>0</text:p>
          </table:table-cell>
          <table:table-cell table:style-name="ce11" table:formula="of:=COUNTIF([loot.A:loot.A];[.A12])"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74">A thick tunic with fastened straps</text:span></text:p>
          </table:table-cell>
          <table:table-cell table:number-columns-repeated="1024"/>
        </table:table-row>
        <table:table-row table:style-name="ro19">
          <table:table-cell office:value-type="string" calcext:value-type="string">
            <text:p><text:span text:style-name="T75">flow body 3</text:span></text:p>
          </table:table-cell>
          <table:table-cell office:value-type="string" calcext:value-type="string">
            <text:p><text:span text:style-name="T76">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7">body</text:span></text:p>
          </table:table-cell>
          <table:table-cell office:value-type="float" calcext:value-type="float" office:value="0">
            <text:p>0</text:p>
          </table:table-cell>
          <table:table-cell table:style-name="ce11" table:formula="of:=COUNTIF([loot.A:loot.A];[.A13])"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78">A simple shirt dark shirt</text:span></text:p>
          </table:table-cell>
          <table:table-cell table:number-columns-repeated="1024"/>
        </table:table-row>
        <table:table-row table:style-name="ro20">
          <table:table-cell office:value-type="string" calcext:value-type="string">
            <text:p><text:span text:style-name="T79">soul body 6</text:span></text:p>
          </table:table-cell>
          <table:table-cell office:value-type="string" calcext:value-type="string">
            <text:p><text:span text:style-name="T80">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1">body</text:span></text:p>
          </table:table-cell>
          <table:table-cell office:value-type="float" calcext:value-type="float" office:value="0">
            <text:p>0</text:p>
          </table:table-cell>
          <table:table-cell table:style-name="ce11" table:formula="of:=COUNTIF([loot.A:loot.A];[.A14])" office:value-type="float" calcext:value-type="float" office:value="5">
            <text:p>5</text:p>
          </table:table-cell>
          <table:table-cell table:style-name="ce21" office:value-type="string" calcext:value-type="string">
            <text:p>skill_level:cure light wounds=1</text:p>
          </table:table-cell>
          <table:table-cell table:style-name="ce18" office:value-type="string" calcext:value-type="string">
            <text:p><text:span text:style-name="T82">A blindingly white robe of silk</text:span></text:p>
          </table:table-cell>
          <table:table-cell table:number-columns-repeated="1024"/>
        </table:table-row>
        <table:table-row table:style-name="ro21">
          <table:table-cell office:value-type="string" calcext:value-type="string">
            <text:p><text:span text:style-name="T83">flow body 6</text:span></text:p>
          </table:table-cell>
          <table:table-cell office:value-type="string" calcext:value-type="string">
            <text:p><text:span text:style-name="T84">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5">body</text:span></text:p>
          </table:table-cell>
          <table:table-cell office:value-type="float" calcext:value-type="float" office:value="0">
            <text:p>0</text:p>
          </table:table-cell>
          <table:table-cell table:style-name="ce11" table:formula="of:=COUNTIF([loot.A:loot.A];[.A15])" office:value-type="float" calcext:value-type="float" office:value="5">
            <text:p>5</text:p>
          </table:table-cell>
          <table:table-cell table:style-name="ce21" office:value-type="string" calcext:value-type="string">
            <text:p>skill_level:fast strike=1</text:p>
          </table:table-cell>
          <table:table-cell table:style-name="ce18" office:value-type="string" calcext:value-type="string">
            <text:p><text:span text:style-name="T86">A long black cloak of excellent quality</text:span></text:p>
          </table:table-cell>
          <table:table-cell table:number-columns-repeated="1024"/>
        </table:table-row>
        <table:table-row table:style-name="ro22">
          <table:table-cell office:value-type="string" calcext:value-type="string">
            <text:p><text:span text:style-name="T87">mind body 6</text:span></text:p>
          </table:table-cell>
          <table:table-cell office:value-type="string" calcext:value-type="string">
            <text:p><text:span text:style-name="T88">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9">body</text:span></text:p>
          </table:table-cell>
          <table:table-cell office:value-type="float" calcext:value-type="float" office:value="0">
            <text:p>0</text:p>
          </table:table-cell>
          <table:table-cell table:style-name="ce11" table:formula="of:=COUNTIF([loot.A:loot.A];[.A16])" office:value-type="float" calcext:value-type="float" office:value="5">
            <text:p>5</text:p>
          </table:table-cell>
          <table:table-cell table:style-name="ce21" office:value-type="string" calcext:value-type="string">
            <text:p>skill_level:mage armor=1</text:p>
          </table:table-cell>
          <table:table-cell table:style-name="ce18" office:value-type="string" calcext:value-type="string">
            <text:p><text:span text:style-name="T90">A blue robe with golden threads</text:span></text:p>
          </table:table-cell>
          <table:table-cell table:number-columns-repeated="1024"/>
        </table:table-row>
        <table:table-row table:style-name="ro23">
          <table:table-cell office:value-type="string" calcext:value-type="string">
            <text:p><text:span text:style-name="T91">grit body 6</text:span></text:p>
          </table:table-cell>
          <table:table-cell office:value-type="string" calcext:value-type="string">
            <text:p><text:span text:style-name="T92">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3">body</text:span></text:p>
          </table:table-cell>
          <table:table-cell office:value-type="float" calcext:value-type="float" office:value="0">
            <text:p>0</text:p>
          </table:table-cell>
          <table:table-cell table:style-name="ce11" table:formula="of:=COUNTIF([loot.A:loot.A];[.A17])"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94">A long shirt made of small iron rings</text:span></text:p>
          </table:table-cell>
          <table:table-cell table:number-columns-repeated="1024"/>
        </table:table-row>
        <table:table-row table:style-name="ro24">
          <table:table-cell office:value-type="string" calcext:value-type="string">
            <text:p><text:span text:style-name="T95">flow body 9</text:span></text:p>
          </table:table-cell>
          <table:table-cell office:value-type="string" calcext:value-type="string">
            <text:p><text:span text:style-name="T96">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7">body</text:span></text:p>
          </table:table-cell>
          <table:table-cell office:value-type="float" calcext:value-type="float" office:value="0">
            <text:p>0</text:p>
          </table:table-cell>
          <table:table-cell table:style-name="ce11" table:formula="of:=COUNTIF([loot.A:loot.A];[.A18])" office:value-type="float" calcext:value-type="float" office:value="4">
            <text:p>4</text:p>
          </table:table-cell>
          <table:table-cell table:style-name="ce23" office:value-type="string" calcext:value-type="string">
            <text:p>skill_level:fast strike=1</text:p>
          </table:table-cell>
          <table:table-cell table:style-name="ce18" office:value-type="string" calcext:value-type="string">
            <text:p><text:span text:style-name="T98">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9">soul body 9</text:span></text:p>
          </table:table-cell>
          <table:table-cell office:value-type="string" calcext:value-type="string">
            <text:p><text:span text:style-name="T100">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1">body</text:span></text:p>
          </table:table-cell>
          <table:table-cell office:value-type="float" calcext:value-type="float" office:value="0">
            <text:p>0</text:p>
          </table:table-cell>
          <table:table-cell table:style-name="ce11" table:formula="of:=COUNTIF([loot.A:loot.A];[.A19])" office:value-type="float" calcext:value-type="float" office:value="5">
            <text:p>5</text:p>
          </table:table-cell>
          <table:table-cell table:style-name="ce23" office:value-type="string" calcext:value-type="string">
            <text:p>skill_level:holy arrow=1</text:p>
          </table:table-cell>
          <table:table-cell table:style-name="ce18" office:value-type="string" calcext:value-type="string">
            <text:p><text:span text:style-name="T102">A fine white cloak with gold linings</text:span></text:p>
          </table:table-cell>
          <table:table-cell table:number-columns-repeated="1024"/>
        </table:table-row>
        <table:table-row table:style-name="ro26">
          <table:table-cell office:value-type="string" calcext:value-type="string">
            <text:p><text:span text:style-name="T103">mind body 9</text:span></text:p>
          </table:table-cell>
          <table:table-cell office:value-type="string" calcext:value-type="string">
            <text:p><text:span text:style-name="T104">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5">body</text:span></text:p>
          </table:table-cell>
          <table:table-cell office:value-type="float" calcext:value-type="float" office:value="0">
            <text:p>0</text:p>
          </table:table-cell>
          <table:table-cell table:style-name="ce11" table:formula="of:=COUNTIF([loot.A:loot.A];[.A20])" office:value-type="float" calcext:value-type="float" office:value="4">
            <text:p>4</text:p>
          </table:table-cell>
          <table:table-cell table:style-name="ce23" office:value-type="string" calcext:value-type="string">
            <text:p>skill_level:mana bolt=1</text:p>
          </table:table-cell>
          <table:table-cell table:style-name="ce18" office:value-type="string" calcext:value-type="string">
            <text:p><text:span text:style-name="T106">A deep blue robe with gold engraved patterns having jewels neatly embellished </text:span></text:p>
          </table:table-cell>
          <table:table-cell table:number-columns-repeated="1024"/>
        </table:table-row>
        <table:table-row table:style-name="ro27">
          <table:table-cell office:value-type="string" calcext:value-type="string">
            <text:p><text:span text:style-name="T107">grit body 9</text:span></text:p>
          </table:table-cell>
          <table:table-cell office:value-type="string" calcext:value-type="string">
            <text:p><text:span text:style-name="T108">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9">body</text:span></text:p>
          </table:table-cell>
          <table:table-cell office:value-type="float" calcext:value-type="float" office:value="0">
            <text:p>0</text:p>
          </table:table-cell>
          <table:table-cell table:style-name="ce11" table:formula="of:=COUNTIF([loot.A:loot.A];[.A21])" office:value-type="float" calcext:value-type="float" office:value="4">
            <text:p>4</text:p>
          </table:table-cell>
          <table:table-cell table:style-name="ce17" office:value-type="string" calcext:value-type="string">
            <text:p>skill_level:swing=1</text:p>
          </table:table-cell>
          <table:table-cell table:style-name="ce18" office:value-type="string" calcext:value-type="string">
            <text:p><text:span text:style-name="T110">A solid steel chestplate, glad it fits so well</text:span></text:p>
          </table:table-cell>
          <table:table-cell table:number-columns-repeated="1024"/>
        </table:table-row>
        <table:table-row table:style-name="ro28">
          <table:table-cell office:value-type="string" calcext:value-type="string">
            <text:p><text:span text:style-name="T111">grit body 9 bone</text:span></text:p>
          </table:table-cell>
          <table:table-cell office:value-type="string" calcext:value-type="string">
            <text:p><text:span text:style-name="T11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3">body</text:span></text:p>
          </table:table-cell>
          <table:table-cell office:value-type="float" calcext:value-type="float" office:value="0">
            <text:p>0</text:p>
          </table:table-cell>
          <table:table-cell table:style-name="ce11" table:formula="of:=COUNTIF([loot.A:loot.A];[.A22])" office:value-type="float" calcext:value-type="float" office:value="2">
            <text:p>2</text:p>
          </table:table-cell>
          <table:table-cell table:style-name="ce21" office:value-type="string" calcext:value-type="string">
            <text:p>skill_level:bash=1</text:p>
          </table:table-cell>
          <table:table-cell table:style-name="ce18" office:value-type="string" calcext:value-type="string">
            <text:p><text:span text:style-name="T114">The ribcage of a large animal that elegantly envelopes the user.</text:span></text:p>
          </table:table-cell>
          <table:table-cell table:number-columns-repeated="1024"/>
        </table:table-row>
        <table:table-row table:style-name="ro29">
          <table:table-cell office:value-type="string" calcext:value-type="string">
            <text:p><text:span text:style-name="T115">soul body 12</text:span></text:p>
          </table:table-cell>
          <table:table-cell office:value-type="string" calcext:value-type="string">
            <text:p><text:span text:style-name="T11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7">body</text:span></text:p>
          </table:table-cell>
          <table:table-cell office:value-type="float" calcext:value-type="float" office:value="0">
            <text:p>0</text:p>
          </table:table-cell>
          <table:table-cell table:style-name="ce11" table:formula="of:=COUNTIF([loot.A:loot.A];[.A23])" office:value-type="float" calcext:value-type="float" office:value="5">
            <text:p>5</text:p>
          </table:table-cell>
          <table:table-cell office:value-type="string" calcext:value-type="string">
            <text:p>skill_level:cure light wounds=1</text:p>
          </table:table-cell>
          <table:table-cell table:style-name="ce18" office:value-type="string" calcext:value-type="string">
            <text:p><text:span text:style-name="T118">Plastic wings that are somehow better than the fine white robes.</text:span></text:p>
          </table:table-cell>
          <table:table-cell table:number-columns-repeated="1024"/>
        </table:table-row>
        <table:table-row table:style-name="ro30">
          <table:table-cell office:value-type="string" calcext:value-type="string">
            <text:p><text:span text:style-name="T119">flow body 12</text:span></text:p>
          </table:table-cell>
          <table:table-cell office:value-type="string" calcext:value-type="string">
            <text:p><text:span text:style-name="T12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1">body</text:span></text:p>
          </table:table-cell>
          <table:table-cell office:value-type="float" calcext:value-type="float" office:value="0">
            <text:p>0</text:p>
          </table:table-cell>
          <table:table-cell table:style-name="ce11" table:formula="of:=COUNTIF([loot.A:loot.A];[.A24])" office:value-type="float" calcext:value-type="float" office:value="5">
            <text:p>5</text:p>
          </table:table-cell>
          <table:table-cell table:style-name="ce23" office:value-type="string" calcext:value-type="string">
            <text:p>skill_level:fast strike=1</text:p>
          </table:table-cell>
          <table:table-cell table:style-name="ce18" office:value-type="string" calcext:value-type="string">
            <text:p><text:span text:style-name="T122">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3">flow body 9 bone</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11" table:formula="of:=COUNTIF([loot.A:loot.A];[.A25])"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9">body</text:span></text:p>
          </table:table-cell>
          <table:table-cell office:value-type="float" calcext:value-type="float" office:value="0">
            <text:p>0</text:p>
          </table:table-cell>
          <table:table-cell table:style-name="ce11" table:formula="of:=COUNTIF([loot.A:loot.A];[.A26])"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130">pee</text:span></text:p>
          </table:table-cell>
          <table:table-cell table:number-columns-repeated="1024"/>
        </table:table-row>
        <table:table-row table:style-name="ro33">
          <table:table-cell office:value-type="string" calcext:value-type="string">
            <text:p><text:span text:style-name="T131">soul body 9 bone</text:span></text:p>
          </table:table-cell>
          <table:table-cell office:value-type="string" calcext:value-type="string">
            <text:p><text:span text:style-name="T132">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3">body</text:span></text:p>
          </table:table-cell>
          <table:table-cell office:value-type="float" calcext:value-type="float" office:value="0">
            <text:p>0</text:p>
          </table:table-cell>
          <table:table-cell table:style-name="ce11" table:formula="of:=COUNTIF([loot.A:loot.A];[.A27])"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134">pee</text:span></text:p>
          </table:table-cell>
          <table:table-cell table:number-columns-repeated="1024"/>
        </table:table-row>
        <table:table-row table:style-name="ro34">
          <table:table-cell office:value-type="string" calcext:value-type="string">
            <text:p><text:span text:style-name="T135">mind body 12</text:span></text:p>
          </table:table-cell>
          <table:table-cell office:value-type="string" calcext:value-type="string">
            <text:p><text:span text:style-name="T136">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7">body</text:span></text:p>
          </table:table-cell>
          <table:table-cell office:value-type="float" calcext:value-type="float" office:value="0">
            <text:p>0</text:p>
          </table:table-cell>
          <table:table-cell table:style-name="ce11" table:formula="of:=COUNTIF([loot.A:loot.A];[.A28])" office:value-type="float" calcext:value-type="float" office:value="5">
            <text:p>5</text:p>
          </table:table-cell>
          <table:table-cell office:value-type="string" calcext:value-type="string">
            <text:p>skill_level:mage armor=1</text:p>
          </table:table-cell>
          <table:table-cell table:style-name="ce18" office:value-type="string" calcext:value-type="string">
            <text:p><text:span text:style-name="T138">A light purple suit with night black buttons, very stylish.</text:span></text:p>
          </table:table-cell>
          <table:table-cell table:number-columns-repeated="1024"/>
        </table:table-row>
        <table:table-row table:style-name="ro35">
          <table:table-cell office:value-type="string" calcext:value-type="string">
            <text:p><text:span text:style-name="T139">grit body 12</text:span></text:p>
          </table:table-cell>
          <table:table-cell office:value-type="string" calcext:value-type="string">
            <text:p><text:span text:style-name="T140">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1">body</text:span></text:p>
          </table:table-cell>
          <table:table-cell office:value-type="float" calcext:value-type="float" office:value="0">
            <text:p>0</text:p>
          </table:table-cell>
          <table:table-cell table:style-name="ce11" table:formula="of:=COUNTIF([loot.A:loot.A];[.A29])" office:value-type="float" calcext:value-type="float" office:value="5">
            <text:p>5</text:p>
          </table:table-cell>
          <table:table-cell table:style-name="ce17" office:value-type="string" calcext:value-type="string">
            <text:p>skill_level:swing=1</text:p>
          </table:table-cell>
          <table:table-cell table:style-name="ce18" office:value-type="string" calcext:value-type="string">
            <text:p><text:span text:style-name="T142">Solid metal plates for chest, back, arms, and legs, thank god they have some padding.</text:span></text:p>
          </table:table-cell>
          <table:table-cell table:number-columns-repeated="1024"/>
        </table:table-row>
        <table:table-row table:style-name="ro36">
          <table:table-cell table:style-name="ce24" office:value-type="string" calcext:value-type="string">
            <text:p>flow body 15</text:p>
          </table:table-cell>
          <table:table-cell office:value-type="string" calcext:value-type="string">
            <text:p>Bee outfit</text:p>
          </table:table-cell>
          <table:table-cell table:style-name="ce22" office:value-type="float" calcext:value-type="float" office:value="50">
            <text:p>5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3">body</text:span></text:p>
          </table:table-cell>
          <table:table-cell office:value-type="float" calcext:value-type="float" office:value="0">
            <text:p>0</text:p>
          </table:table-cell>
          <table:table-cell table:style-name="ce11" table:formula="of:=COUNTIF([loot.A:loot.A];[.A30])" office:value-type="float" calcext:value-type="float" office:value="0">
            <text:p>0</text:p>
          </table:table-cell>
          <table:table-cell table:style-name="ce23" office:value-type="string" calcext:value-type="string">
            <text:p>skill_level:fast strike=1</text:p>
          </table:table-cell>
          <table:table-cell table:style-name="ce18"/>
          <table:table-cell table:number-columns-repeated="1024"/>
        </table:table-row>
        <table:table-row table:style-name="ro37">
          <table:table-cell table:style-name="ce24" office:value-type="string" calcext:value-type="string">
            <text:p>grit body 15 ant</text:p>
          </table:table-cell>
          <table:table-cell office:value-type="string" calcext:value-type="string">
            <text:p>Ant armor</text:p>
          </table:table-cell>
          <table:table-cell table:style-name="ce22" office:value-type="float" calcext:value-type="float" office:value="85">
            <text:p>85</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4">body</text:span></text:p>
          </table:table-cell>
          <table:table-cell office:value-type="float" calcext:value-type="float" office:value="0">
            <text:p>0</text:p>
          </table:table-cell>
          <table:table-cell table:style-name="ce11" table:formula="of:=COUNTIF([loot.A:loot.A];[.A31])"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38">
          <table:table-cell office:value-type="string" calcext:value-type="string">
            <text:p>grit body 15 golem</text:p>
          </table:table-cell>
          <table:table-cell office:value-type="string" calcext:value-type="string">
            <text:p>Golem armor</text:p>
          </table:table-cell>
          <table:table-cell table:style-name="ce22" office:value-type="float" calcext:value-type="float" office:value="120">
            <text:p>12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50">
            <text:p>5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5">body</text:span></text:p>
          </table:table-cell>
          <table:table-cell office:value-type="float" calcext:value-type="float" office:value="0">
            <text:p>0</text:p>
          </table:table-cell>
          <table:table-cell table:style-name="ce11" table:formula="of:=COUNTIF([loot.A:loot.A];[.A32])"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39">
          <table:table-cell table:style-name="ce24" office:value-type="string" calcext:value-type="string">
            <text:p>soul body 15</text:p>
          </table:table-cell>
          <table:table-cell office:value-type="string" calcext:value-type="string">
            <text:p>Bishop robe</text:p>
          </table:table-cell>
          <table:table-cell table:style-name="ce22" office:value-type="float" calcext:value-type="float" office:value="60">
            <text:p>60</text:p>
          </table:table-cell>
          <table:table-cell table:style-name="ce22" office:value-type="float" calcext:value-type="float" office:value="60">
            <text:p>6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146">body</text:span></text:p>
          </table:table-cell>
          <table:table-cell office:value-type="float" calcext:value-type="float" office:value="0">
            <text:p>0</text:p>
          </table:table-cell>
          <table:table-cell table:style-name="ce11" table:formula="of:=COUNTIF([loot.A:loot.A];[.A33])" office:value-type="float" calcext:value-type="float" office:value="0">
            <text:p>0</text:p>
          </table:table-cell>
          <table:table-cell table:style-name="ce23" office:value-type="string" calcext:value-type="string">
            <text:p>skill_level:holy arrow=1</text:p>
          </table:table-cell>
          <table:table-cell table:style-name="ce18"/>
          <table:table-cell table:number-columns-repeated="1024"/>
        </table:table-row>
        <table:table-row table:style-name="ro40">
          <table:table-cell table:style-name="ce24" office:value-type="string" calcext:value-type="string">
            <text:p>mind body 15</text:p>
          </table:table-cell>
          <table:table-cell office:value-type="string" calcext:value-type="string">
            <text:p>Pixie outfit</text:p>
          </table:table-cell>
          <table:table-cell table:style-name="ce22" office:value-type="float" calcext:value-type="float" office:value="30">
            <text:p>30</text:p>
          </table:table-cell>
          <table:table-cell table:style-name="ce22" office:value-type="float" calcext:value-type="float" office:value="80">
            <text:p>8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7">body</text:span></text:p>
          </table:table-cell>
          <table:table-cell office:value-type="float" calcext:value-type="float" office:value="0">
            <text:p>0</text:p>
          </table:table-cell>
          <table:table-cell table:style-name="ce11" table:formula="of:=COUNTIF([loot.A:loot.A];[.A34])" office:value-type="float" calcext:value-type="float" office:value="0">
            <text:p>0</text:p>
          </table:table-cell>
          <table:table-cell table:style-name="ce23" office:value-type="string" calcext:value-type="string">
            <text:p>skill_level:mana bolt=1</text:p>
          </table:table-cell>
          <table:table-cell table:style-name="ce18"/>
          <table:table-cell table:number-columns-repeated="1024"/>
        </table:table-row>
        <table:table-row table:style-name="ro41">
          <table:table-cell table:style-name="ce19" office:value-type="string" calcext:value-type="string">
            <text:p><text:span text:style-name="T148">red cap</text:span></text:p>
          </table:table-cell>
          <table:table-cell table:style-name="ce19" office:value-type="string" calcext:value-type="string">
            <text:p><text:span text:style-name="T149">Red cap</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150">head</text:span></text:p>
          </table:table-cell>
          <table:table-cell table:style-name="ce19" office:value-type="float" calcext:value-type="float" office:value="1">
            <text:p>1</text:p>
          </table:table-cell>
          <table:table-cell table:style-name="ce11" table:formula="of:=COUNTIF([loot.A:loot.A];[.A35])"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51">A stylish red cap that adds a dash of flair to your attire</text:span></text:p>
          </table:table-cell>
          <table:table-cell table:number-columns-repeated="1024"/>
        </table:table-row>
        <table:table-row table:style-name="ro42">
          <table:table-cell table:style-name="ce19" office:value-type="string" calcext:value-type="string">
            <text:p><text:span text:style-name="T152">brown wizard hat</text:span></text:p>
          </table:table-cell>
          <table:table-cell table:style-name="ce19" office:value-type="string" calcext:value-type="string">
            <text:p><text:span text:style-name="T153">Brown pointy ha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154">head</text:span></text:p>
          </table:table-cell>
          <table:table-cell table:style-name="ce19" office:value-type="float" calcext:value-type="float" office:value="1">
            <text:p>1</text:p>
          </table:table-cell>
          <table:table-cell table:style-name="ce11" table:formula="of:=COUNTIF([loot.A:loot.A];[.A36])"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55">A pointy hat favored by novice spellcasters</text:span></text:p>
          </table:table-cell>
          <table:table-cell table:number-columns-repeated="1024"/>
        </table:table-row>
        <table:table-row table:style-name="ro43">
          <table:table-cell table:style-name="ce19" office:value-type="string" calcext:value-type="string">
            <text:p><text:span text:style-name="T156">plague doctor mask</text:span></text:p>
          </table:table-cell>
          <table:table-cell table:style-name="ce19" office:value-type="string" calcext:value-type="string">
            <text:p><text:span text:style-name="T157">Plague doctor mask</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158">head</text:span></text:p>
          </table:table-cell>
          <table:table-cell table:style-name="ce19" office:value-type="float" calcext:value-type="float" office:value="1">
            <text:p>1</text:p>
          </table:table-cell>
          <table:table-cell table:style-name="ce11" table:formula="of:=COUNTIF([loot.A:loot.A];[.A37])"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59">A mysterious mask with eerie overtones, often worn by healers</text:span></text:p>
          </table:table-cell>
          <table:table-cell table:number-columns-repeated="1024"/>
        </table:table-row>
        <table:table-row table:style-name="ro44">
          <table:table-cell table:style-name="ce19" office:value-type="string" calcext:value-type="string">
            <text:p><text:span text:style-name="T160">bronze koif</text:span></text:p>
          </table:table-cell>
          <table:table-cell table:style-name="ce19" office:value-type="string" calcext:value-type="string">
            <text:p><text:span text:style-name="T161">Bronze koif</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162">head</text:span></text:p>
          </table:table-cell>
          <table:table-cell table:style-name="ce19" office:value-type="float" calcext:value-type="float" office:value="1">
            <text:p>1</text:p>
          </table:table-cell>
          <table:table-cell table:style-name="ce11" table:formula="of:=COUNTIF([loot.A:loot.A];[.A38])"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63">A durable koif that offers basic protection for the head</text:span></text:p>
          </table:table-cell>
          <table:table-cell table:number-columns-repeated="1024"/>
        </table:table-row>
        <table:table-row table:style-name="ro45">
          <table:table-cell office:value-type="string" calcext:value-type="string">
            <text:p><text:span text:style-name="T164">grit head 1</text:span></text:p>
          </table:table-cell>
          <table:table-cell office:value-type="string" calcext:value-type="string">
            <text:p><text:span text:style-name="T165">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6">head</text:span></text:p>
          </table:table-cell>
          <table:table-cell office:value-type="float" calcext:value-type="float" office:value="0">
            <text:p>0</text:p>
          </table:table-cell>
          <table:table-cell table:style-name="ce11" table:formula="of:=COUNTIF([loot.A:loot.A];[.A39])" office:value-type="float" calcext:value-type="float" office:value="5">
            <text:p>5</text:p>
          </table:table-cell>
          <table:table-cell table:style-name="ce17" office:value-type="string" calcext:value-type="string">
            <text:p>skill_level:enrage=1</text:p>
          </table:table-cell>
          <table:table-cell table:style-name="ce18" office:value-type="string" calcext:value-type="string">
            <text:p><text:span text:style-name="T167">A hat made of cow hide.. moo!</text:span></text:p>
          </table:table-cell>
          <table:table-cell table:style-name="ce19"/>
          <table:table-cell table:number-columns-repeated="1024"/>
        </table:table-row>
        <table:table-row table:style-name="ro46">
          <table:table-cell office:value-type="string" calcext:value-type="string">
            <text:p><text:span text:style-name="T168">soul head 1</text:span></text:p>
          </table:table-cell>
          <table:table-cell office:value-type="string" calcext:value-type="string">
            <text:p><text:span text:style-name="T16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head</text:span></text:p>
          </table:table-cell>
          <table:table-cell office:value-type="float" calcext:value-type="float" office:value="0">
            <text:p>0</text:p>
          </table:table-cell>
          <table:table-cell table:style-name="ce11" table:formula="of:=COUNTIF([loot.A:loot.A];[.A40])"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171">Baldy!</text:span></text:p>
          </table:table-cell>
          <table:table-cell table:style-name="ce19"/>
          <table:table-cell table:number-columns-repeated="1024"/>
        </table:table-row>
        <table:table-row table:style-name="ro47">
          <table:table-cell office:value-type="string" calcext:value-type="string">
            <text:p><text:span text:style-name="T172">flow head 1</text:span></text:p>
          </table:table-cell>
          <table:table-cell office:value-type="string" calcext:value-type="string">
            <text:p><text:span text:style-name="T173">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4">head</text:span></text:p>
          </table:table-cell>
          <table:table-cell office:value-type="float" calcext:value-type="float" office:value="0">
            <text:p>0</text:p>
          </table:table-cell>
          <table:table-cell table:style-name="ce11" table:formula="of:=COUNTIF([loot.A:loot.A];[.A41])"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175">A ragged hood, its so beat up it looks like a mesh</text:span></text:p>
          </table:table-cell>
          <table:table-cell table:style-name="ce19"/>
          <table:table-cell table:number-columns-repeated="1024"/>
        </table:table-row>
        <table:table-row table:style-name="ro48">
          <table:table-cell office:value-type="string" calcext:value-type="string">
            <text:p><text:span text:style-name="T176">mind head 1</text:span></text:p>
          </table:table-cell>
          <table:table-cell office:value-type="string" calcext:value-type="string">
            <text:p><text:span text:style-name="T177">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8">head</text:span></text:p>
          </table:table-cell>
          <table:table-cell office:value-type="float" calcext:value-type="float" office:value="0">
            <text:p>0</text:p>
          </table:table-cell>
          <table:table-cell table:style-name="ce11" table:formula="of:=COUNTIF([loot.A:loot.A];[.A42])" office:value-type="float" calcext:value-type="float" office:value="5">
            <text:p>5</text:p>
          </table:table-cell>
          <table:table-cell office:value-type="string" calcext:value-type="string">
            <text:p>skill_level:mage armor=1</text:p>
          </table:table-cell>
          <table:table-cell table:style-name="ce18" office:value-type="string" calcext:value-type="string">
            <text:p><text:span text:style-name="T179">A oversized pointed hat, a little crooked at the tip</text:span></text:p>
          </table:table-cell>
          <table:table-cell table:style-name="ce19"/>
          <table:table-cell table:number-columns-repeated="1024"/>
        </table:table-row>
        <table:table-row table:style-name="ro49">
          <table:table-cell office:value-type="string" calcext:value-type="string">
            <text:p><text:span text:style-name="T180">grit head 3</text:span></text:p>
          </table:table-cell>
          <table:table-cell office:value-type="string" calcext:value-type="string">
            <text:p><text:span text:style-name="T181">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82">head</text:span></text:p>
          </table:table-cell>
          <table:table-cell office:value-type="float" calcext:value-type="float" office:value="0">
            <text:p>0</text:p>
          </table:table-cell>
          <table:table-cell table:style-name="ce11" table:formula="of:=COUNTIF([loot.A:loot.A];[.A43])" office:value-type="float" calcext:value-type="float" office:value="5">
            <text:p>5</text:p>
          </table:table-cell>
          <table:table-cell table:style-name="ce24" office:value-type="string" calcext:value-type="string">
            <text:p>skill_level:enrage=1</text:p>
          </table:table-cell>
          <table:table-cell table:style-name="ce18" office:value-type="string" calcext:value-type="string">
            <text:p><text:span text:style-name="T183">The leather covers the face, kinky</text:span></text:p>
          </table:table-cell>
          <table:table-cell table:number-columns-repeated="1024"/>
        </table:table-row>
        <table:table-row table:style-name="ro50">
          <table:table-cell office:value-type="string" calcext:value-type="string">
            <text:p><text:span text:style-name="T184">soul head 3</text:span></text:p>
          </table:table-cell>
          <table:table-cell office:value-type="string" calcext:value-type="string">
            <text:p><text:span text:style-name="T185">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186">head</text:span></text:p>
          </table:table-cell>
          <table:table-cell office:value-type="float" calcext:value-type="float" office:value="0">
            <text:p>0</text:p>
          </table:table-cell>
          <table:table-cell table:style-name="ce11" table:formula="of:=COUNTIF([loot.A:loot.A];[.A44])"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187">A hood made of the finest silk</text:span></text:p>
          </table:table-cell>
          <table:table-cell table:number-columns-repeated="1024"/>
        </table:table-row>
        <table:table-row table:style-name="ro51">
          <table:table-cell office:value-type="string" calcext:value-type="string">
            <text:p><text:span text:style-name="T188">flow head 3</text:span></text:p>
          </table:table-cell>
          <table:table-cell office:value-type="string" calcext:value-type="string">
            <text:p><text:span text:style-name="T189">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0">head</text:span></text:p>
          </table:table-cell>
          <table:table-cell office:value-type="float" calcext:value-type="float" office:value="0">
            <text:p>0</text:p>
          </table:table-cell>
          <table:table-cell table:style-name="ce11" table:formula="of:=COUNTIF([loot.A:loot.A];[.A45])"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191">A cloth hood dyed a dark gray color</text:span></text:p>
          </table:table-cell>
          <table:table-cell table:number-columns-repeated="1024"/>
        </table:table-row>
        <table:table-row table:style-name="ro52">
          <table:table-cell office:value-type="string" calcext:value-type="string">
            <text:p><text:span text:style-name="T192">mind head 3</text:span></text:p>
          </table:table-cell>
          <table:table-cell office:value-type="string" calcext:value-type="string">
            <text:p><text:span text:style-name="T193">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4">head</text:span></text:p>
          </table:table-cell>
          <table:table-cell office:value-type="float" calcext:value-type="float" office:value="0">
            <text:p>0</text:p>
          </table:table-cell>
          <table:table-cell table:style-name="ce11" table:formula="of:=COUNTIF([loot.A:loot.A];[.A46])" office:value-type="float" calcext:value-type="float" office:value="6">
            <text:p>6</text:p>
          </table:table-cell>
          <table:table-cell office:value-type="string" calcext:value-type="string">
            <text:p>skill_level:mage armor=1</text:p>
          </table:table-cell>
          <table:table-cell table:style-name="ce18" office:value-type="string" calcext:value-type="string">
            <text:p><text:span text:style-name="T195">A light blue tinted pointed hat</text:span></text:p>
          </table:table-cell>
          <table:table-cell table:number-columns-repeated="1024"/>
        </table:table-row>
        <table:table-row table:style-name="ro53">
          <table:table-cell office:value-type="string" calcext:value-type="string">
            <text:p><text:span text:style-name="T196">grit head 6</text:span></text:p>
          </table:table-cell>
          <table:table-cell office:value-type="string" calcext:value-type="string">
            <text:p><text:span text:style-name="T197">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198">head</text:span></text:p>
          </table:table-cell>
          <table:table-cell office:value-type="float" calcext:value-type="float" office:value="0">
            <text:p>0</text:p>
          </table:table-cell>
          <table:table-cell table:style-name="ce11" table:formula="of:=COUNTIF([loot.A:loot.A];[.A47])" office:value-type="float" calcext:value-type="float" office:value="5">
            <text:p>5</text:p>
          </table:table-cell>
          <table:table-cell table:style-name="ce24" office:value-type="string" calcext:value-type="string">
            <text:p>skill_level:enrage=1</text:p>
          </table:table-cell>
          <table:table-cell table:style-name="ce18" office:value-type="string" calcext:value-type="string">
            <text:p><text:span text:style-name="T199">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00">soul head 6</text:span></text:p>
          </table:table-cell>
          <table:table-cell office:value-type="string" calcext:value-type="string">
            <text:p><text:span text:style-name="T20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02">head</text:span></text:p>
          </table:table-cell>
          <table:table-cell office:value-type="float" calcext:value-type="float" office:value="0">
            <text:p>0</text:p>
          </table:table-cell>
          <table:table-cell table:style-name="ce11" table:formula="of:=COUNTIF([loot.A:loot.A];[.A48])"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203">A circlet made of silver</text:span></text:p>
          </table:table-cell>
          <table:table-cell table:number-columns-repeated="1024"/>
        </table:table-row>
        <table:table-row table:style-name="ro55">
          <table:table-cell office:value-type="string" calcext:value-type="string">
            <text:p><text:span text:style-name="T204">flow head 6</text:span></text:p>
          </table:table-cell>
          <table:table-cell office:value-type="string" calcext:value-type="string">
            <text:p><text:span text:style-name="T205">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06">head</text:span></text:p>
          </table:table-cell>
          <table:table-cell office:value-type="float" calcext:value-type="float" office:value="0">
            <text:p>0</text:p>
          </table:table-cell>
          <table:table-cell table:style-name="ce11" table:formula="of:=COUNTIF([loot.A:loot.A];[.A49])"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207">A black hood of excellent quality</text:span></text:p>
          </table:table-cell>
          <table:table-cell table:number-columns-repeated="1024"/>
        </table:table-row>
        <table:table-row table:style-name="ro56">
          <table:table-cell office:value-type="string" calcext:value-type="string">
            <text:p><text:span text:style-name="T208">mind head 6</text:span></text:p>
          </table:table-cell>
          <table:table-cell office:value-type="string" calcext:value-type="string">
            <text:p><text:span text:style-name="T209">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0">head</text:span></text:p>
          </table:table-cell>
          <table:table-cell office:value-type="float" calcext:value-type="float" office:value="0">
            <text:p>0</text:p>
          </table:table-cell>
          <table:table-cell table:style-name="ce11" table:formula="of:=COUNTIF([loot.A:loot.A];[.A50])" office:value-type="float" calcext:value-type="float" office:value="5">
            <text:p>5</text:p>
          </table:table-cell>
          <table:table-cell office:value-type="string" calcext:value-type="string">
            <text:p>skill_level:mage armor=1</text:p>
          </table:table-cell>
          <table:table-cell table:style-name="ce18" office:value-type="string" calcext:value-type="string">
            <text:p><text:span text:style-name="T211">A blue pointed hat</text:span></text:p>
          </table:table-cell>
          <table:table-cell table:number-columns-repeated="1024"/>
        </table:table-row>
        <table:table-row table:style-name="ro57">
          <table:table-cell office:value-type="string" calcext:value-type="string">
            <text:p><text:span text:style-name="T212">grit head 9</text:span></text:p>
          </table:table-cell>
          <table:table-cell office:value-type="string" calcext:value-type="string">
            <text:p><text:span text:style-name="T213">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14">head</text:span></text:p>
          </table:table-cell>
          <table:table-cell office:value-type="float" calcext:value-type="float" office:value="0">
            <text:p>0</text:p>
          </table:table-cell>
          <table:table-cell table:style-name="ce11" table:formula="of:=COUNTIF([loot.A:loot.A];[.A51])" office:value-type="float" calcext:value-type="float" office:value="4">
            <text:p>4</text:p>
          </table:table-cell>
          <table:table-cell table:style-name="ce24" office:value-type="string" calcext:value-type="string">
            <text:p>skill_level:enrage=1</text:p>
          </table:table-cell>
          <table:table-cell table:style-name="ce18" office:value-type="string" calcext:value-type="string">
            <text:p><text:span text:style-name="T215">A steel helmet fit for a knight</text:span></text:p>
          </table:table-cell>
          <table:table-cell table:number-columns-repeated="1024"/>
        </table:table-row>
        <table:table-row table:style-name="ro58">
          <table:table-cell office:value-type="string" calcext:value-type="string">
            <text:p><text:span text:style-name="T216">soul head 9</text:span></text:p>
          </table:table-cell>
          <table:table-cell office:value-type="string" calcext:value-type="string">
            <text:p><text:span text:style-name="T217">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18">head</text:span></text:p>
          </table:table-cell>
          <table:table-cell office:value-type="float" calcext:value-type="float" office:value="0">
            <text:p>0</text:p>
          </table:table-cell>
          <table:table-cell table:style-name="ce11" table:formula="of:=COUNTIF([loot.A:loot.A];[.A52])"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219">A hat symbolizing faith</text:span></text:p>
          </table:table-cell>
          <table:table-cell table:number-columns-repeated="1024"/>
        </table:table-row>
        <table:table-row table:style-name="ro59">
          <table:table-cell office:value-type="string" calcext:value-type="string">
            <text:p><text:span text:style-name="T220">flow head 9</text:span></text:p>
          </table:table-cell>
          <table:table-cell office:value-type="string" calcext:value-type="string">
            <text:p><text:span text:style-name="T22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2">head</text:span></text:p>
          </table:table-cell>
          <table:table-cell office:value-type="float" calcext:value-type="float" office:value="0">
            <text:p>0</text:p>
          </table:table-cell>
          <table:table-cell table:style-name="ce11" table:formula="of:=COUNTIF([loot.A:loot.A];[.A53])" office:value-type="float" calcext:value-type="float" office:value="4">
            <text:p>4</text:p>
          </table:table-cell>
          <table:table-cell office:value-type="string" calcext:value-type="string">
            <text:p>skill_level:leech=1</text:p>
          </table:table-cell>
          <table:table-cell table:style-name="ce18" office:value-type="string" calcext:value-type="string">
            <text:p><text:span text:style-name="T223">Now you can look cool whilst brooding in the corner of the tavern</text:span></text:p>
          </table:table-cell>
          <table:table-cell table:number-columns-repeated="1024"/>
        </table:table-row>
        <table:table-row table:style-name="ro60">
          <table:table-cell office:value-type="string" calcext:value-type="string">
            <text:p><text:span text:style-name="T224">mind head 9</text:span></text:p>
          </table:table-cell>
          <table:table-cell office:value-type="string" calcext:value-type="string">
            <text:p><text:span text:style-name="T225">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6">head</text:span></text:p>
          </table:table-cell>
          <table:table-cell office:value-type="float" calcext:value-type="float" office:value="0">
            <text:p>0</text:p>
          </table:table-cell>
          <table:table-cell table:style-name="ce11" table:formula="of:=COUNTIF([loot.A:loot.A];[.A54])" office:value-type="float" calcext:value-type="float" office:value="4">
            <text:p>4</text:p>
          </table:table-cell>
          <table:table-cell office:value-type="string" calcext:value-type="string">
            <text:p>skill_level:mage armor=1</text:p>
          </table:table-cell>
          <table:table-cell table:style-name="ce18" office:value-type="string" calcext:value-type="string">
            <text:p><text:span text:style-name="T227">A deep blue pointy hat with a wide brim embellished with gold and a sapphire connected to the tip, making it curve back</text:span></text:p>
          </table:table-cell>
          <table:table-cell table:number-columns-repeated="1024"/>
        </table:table-row>
        <table:table-row table:style-name="ro61">
          <table:table-cell office:value-type="string" calcext:value-type="string">
            <text:p><text:span text:style-name="T228">grit head 9 bone</text:span></text:p>
          </table:table-cell>
          <table:table-cell office:value-type="string" calcext:value-type="string">
            <text:p><text:span text:style-name="T229">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0">head</text:span></text:p>
          </table:table-cell>
          <table:table-cell office:value-type="float" calcext:value-type="float" office:value="0">
            <text:p>0</text:p>
          </table:table-cell>
          <table:table-cell table:style-name="ce11" table:formula="of:=COUNTIF([loot.A:loot.A];[.A55])" office:value-type="float" calcext:value-type="float" office:value="2">
            <text:p>2</text:p>
          </table:table-cell>
          <table:table-cell table:style-name="ce24" office:value-type="string" calcext:value-type="string">
            <text:p>skill_level:enrage=1</text:p>
          </table:table-cell>
          <table:table-cell table:style-name="ce18" office:value-type="string" calcext:value-type="string">
            <text:p><text:span text:style-name="T231">This macabre helmet is made of the skull of a unidentifiable creature.</text:span></text:p>
          </table:table-cell>
          <table:table-cell table:style-name="ce19"/>
          <table:table-cell table:number-columns-repeated="1024"/>
        </table:table-row>
        <table:table-row table:style-name="ro62">
          <table:table-cell office:value-type="string" calcext:value-type="string">
            <text:p><text:span text:style-name="T232">grit head 12</text:span></text:p>
          </table:table-cell>
          <table:table-cell office:value-type="string" calcext:value-type="string">
            <text:p><text:span text:style-name="T23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4">head</text:span></text:p>
          </table:table-cell>
          <table:table-cell office:value-type="float" calcext:value-type="float" office:value="0">
            <text:p>0</text:p>
          </table:table-cell>
          <table:table-cell table:style-name="ce11" table:formula="of:=COUNTIF([loot.A:loot.A];[.A56])" office:value-type="float" calcext:value-type="float" office:value="5">
            <text:p>5</text:p>
          </table:table-cell>
          <table:table-cell table:style-name="ce24" office:value-type="string" calcext:value-type="string">
            <text:p>skill_level:enrage=1</text:p>
          </table:table-cell>
          <table:table-cell table:style-name="ce18" office:value-type="string" calcext:value-type="string">
            <text:p><text:span text:style-name="T235">A metal box with some eyeholes</text:span></text:p>
          </table:table-cell>
          <table:table-cell table:style-name="ce19"/>
          <table:table-cell table:number-columns-repeated="1024"/>
        </table:table-row>
        <table:table-row table:style-name="ro63">
          <table:table-cell office:value-type="string" calcext:value-type="string">
            <text:p><text:span text:style-name="T236">soul head 9 bone</text:span></text:p>
          </table:table-cell>
          <table:table-cell office:value-type="string" calcext:value-type="string">
            <text:p><text:span text:style-name="T237">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8">head</text:span></text:p>
          </table:table-cell>
          <table:table-cell office:value-type="float" calcext:value-type="float" office:value="0">
            <text:p>0</text:p>
          </table:table-cell>
          <table:table-cell table:style-name="ce11" table:formula="of:=COUNTIF([loot.A:loot.A];[.A57])" office:value-type="float" calcext:value-type="float" office:value="0">
            <text:p>0</text:p>
          </table:table-cell>
          <table:table-cell office:value-type="string" calcext:value-type="string">
            <text:p>skill_level:ethereal=1</text:p>
          </table:table-cell>
          <table:table-cell table:style-name="ce18" office:value-type="string" calcext:value-type="string">
            <text:p><text:span text:style-name="T239">pee</text:span></text:p>
          </table:table-cell>
          <table:table-cell table:style-name="ce19"/>
          <table:table-cell table:number-columns-repeated="1024"/>
        </table:table-row>
        <table:table-row table:style-name="ro64">
          <table:table-cell office:value-type="string" calcext:value-type="string">
            <text:p><text:span text:style-name="T240">soul head 12</text:span></text:p>
          </table:table-cell>
          <table:table-cell office:value-type="string" calcext:value-type="string">
            <text:p><text:span text:style-name="T24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42">head</text:span></text:p>
          </table:table-cell>
          <table:table-cell office:value-type="float" calcext:value-type="float" office:value="0">
            <text:p>0</text:p>
          </table:table-cell>
          <table:table-cell table:style-name="ce11" table:formula="of:=COUNTIF([loot.A:loot.A];[.A58])"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243">A shiny warm to the touch halo that somehow stays atop your head.</text:span></text:p>
          </table:table-cell>
          <table:table-cell table:style-name="ce19"/>
          <table:table-cell table:number-columns-repeated="1024"/>
        </table:table-row>
        <table:table-row table:style-name="ro65">
          <table:table-cell office:value-type="string" calcext:value-type="string">
            <text:p><text:span text:style-name="T244">flow head 9 bone</text:span></text:p>
          </table:table-cell>
          <table:table-cell office:value-type="string" calcext:value-type="string">
            <text:p><text:span text:style-name="T24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46">head</text:span></text:p>
          </table:table-cell>
          <table:table-cell office:value-type="float" calcext:value-type="float" office:value="0">
            <text:p>0</text:p>
          </table:table-cell>
          <table:table-cell table:style-name="ce11" table:formula="of:=COUNTIF([loot.A:loot.A];[.A59])"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247">pee</text:span></text:p>
          </table:table-cell>
          <table:table-cell table:number-columns-repeated="1024"/>
        </table:table-row>
        <table:table-row table:style-name="ro66">
          <table:table-cell office:value-type="string" calcext:value-type="string">
            <text:p><text:span text:style-name="T248">flow head 12</text:span></text:p>
          </table:table-cell>
          <table:table-cell office:value-type="string" calcext:value-type="string">
            <text:p><text:span text:style-name="T249">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0">head</text:span></text:p>
          </table:table-cell>
          <table:table-cell office:value-type="float" calcext:value-type="float" office:value="0">
            <text:p>0</text:p>
          </table:table-cell>
          <table:table-cell table:style-name="ce11" table:formula="of:=COUNTIF([loot.A:loot.A];[.A60])"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251">Night cloth absorbs 80% of all light this is only the hood tho.</text:span></text:p>
          </table:table-cell>
          <table:table-cell table:number-columns-repeated="1024"/>
        </table:table-row>
        <table:table-row table:style-name="ro67">
          <table:table-cell office:value-type="string" calcext:value-type="string">
            <text:p><text:span text:style-name="T252">mind head 9 bone</text:span></text:p>
          </table:table-cell>
          <table:table-cell office:value-type="string" calcext:value-type="string">
            <text:p><text:span text:style-name="T253">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4">head</text:span></text:p>
          </table:table-cell>
          <table:table-cell office:value-type="float" calcext:value-type="float" office:value="0">
            <text:p>0</text:p>
          </table:table-cell>
          <table:table-cell table:style-name="ce11" table:formula="of:=COUNTIF([loot.A:loot.A];[.A61])" office:value-type="float" calcext:value-type="float" office:value="2">
            <text:p>2</text:p>
          </table:table-cell>
          <table:table-cell office:value-type="string" calcext:value-type="string">
            <text:p>skill_level:mage armor=1</text:p>
          </table:table-cell>
          <table:table-cell table:style-name="ce18" office:value-type="string" calcext:value-type="string">
            <text:p><text:span text:style-name="T255">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56">mind head 12</text:span></text:p>
          </table:table-cell>
          <table:table-cell office:value-type="string" calcext:value-type="string">
            <text:p><text:span text:style-name="T257">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8">head</text:span></text:p>
          </table:table-cell>
          <table:table-cell office:value-type="float" calcext:value-type="float" office:value="0">
            <text:p>0</text:p>
          </table:table-cell>
          <table:table-cell table:style-name="ce11" table:formula="of:=COUNTIF([loot.A:loot.A];[.A62])" office:value-type="float" calcext:value-type="float" office:value="5">
            <text:p>5</text:p>
          </table:table-cell>
          <table:table-cell office:value-type="string" calcext:value-type="string">
            <text:p>skill_level:mage armor=1</text:p>
          </table:table-cell>
          <table:table-cell table:style-name="ce18" office:value-type="string" calcext:value-type="string">
            <text:p><text:span text:style-name="T259">A light purple top hat for the smartest and finest of gentlemen.</text:span></text:p>
          </table:table-cell>
          <table:table-cell table:number-columns-repeated="1024"/>
        </table:table-row>
        <table:table-row table:style-name="ro69">
          <table:table-cell table:style-name="ce24" office:value-type="string" calcext:value-type="string">
            <text:p>flow head 15</text:p>
          </table:table-cell>
          <table:table-cell office:value-type="string" calcext:value-type="string">
            <text:p>Bee mask</text:p>
          </table:table-cell>
          <table:table-cell table:style-name="ce22" office:value-type="float" calcext:value-type="float" office:value="45">
            <text:p>45</text:p>
          </table:table-cell>
          <table:table-cell table:style-name="ce22" office:value-type="float" calcext:value-type="float" office:value="45">
            <text:p>4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0">head</text:span></text:p>
          </table:table-cell>
          <table:table-cell office:value-type="float" calcext:value-type="float" office:value="0">
            <text:p>0</text:p>
          </table:table-cell>
          <table:table-cell table:style-name="ce11" table:formula="of:=COUNTIF([loot.A:loot.A];[.A63])" office:value-type="float" calcext:value-type="float" office:value="0">
            <text:p>0</text:p>
          </table:table-cell>
          <table:table-cell table:style-name="ce23" office:value-type="string" calcext:value-type="string">
            <text:p>skill_level:fast strike=1</text:p>
          </table:table-cell>
          <table:table-cell table:style-name="ce18"/>
          <table:table-cell table:number-columns-repeated="1024"/>
        </table:table-row>
        <table:table-row table:style-name="ro70">
          <table:table-cell table:style-name="ce24" office:value-type="string" calcext:value-type="string">
            <text:p>grit head 15 ant</text:p>
          </table:table-cell>
          <table:table-cell office:value-type="string" calcext:value-type="string">
            <text:p>Ant helm</text:p>
          </table:table-cell>
          <table:table-cell table:style-name="ce22" office:value-type="float" calcext:value-type="float" office:value="80">
            <text:p>80</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1">head</text:span></text:p>
          </table:table-cell>
          <table:table-cell office:value-type="float" calcext:value-type="float" office:value="0">
            <text:p>0</text:p>
          </table:table-cell>
          <table:table-cell table:style-name="ce11" table:formula="of:=COUNTIF([loot.A:loot.A];[.A64])"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71">
          <table:table-cell office:value-type="string" calcext:value-type="string">
            <text:p>grit head 15 golem</text:p>
          </table:table-cell>
          <table:table-cell office:value-type="string" calcext:value-type="string">
            <text:p>Golem helm</text:p>
          </table:table-cell>
          <table:table-cell table:style-name="ce22" office:value-type="float" calcext:value-type="float" office:value="100">
            <text:p>10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2">head</text:span></text:p>
          </table:table-cell>
          <table:table-cell office:value-type="float" calcext:value-type="float" office:value="0">
            <text:p>0</text:p>
          </table:table-cell>
          <table:table-cell table:style-name="ce11" table:formula="of:=COUNTIF([loot.A:loot.A];[.A65])"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72">
          <table:table-cell table:style-name="ce24" office:value-type="string" calcext:value-type="string">
            <text:p>soul head 15</text:p>
          </table:table-cell>
          <table:table-cell office:value-type="string" calcext:value-type="string">
            <text:p>Bishop hat</text:p>
          </table:table-cell>
          <table:table-cell table:style-name="ce22" office:value-type="float" calcext:value-type="float" office:value="50">
            <text:p>5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263">head</text:span></text:p>
          </table:table-cell>
          <table:table-cell office:value-type="float" calcext:value-type="float" office:value="0">
            <text:p>0</text:p>
          </table:table-cell>
          <table:table-cell table:style-name="ce11" table:formula="of:=COUNTIF([loot.A:loot.A];[.A66])" office:value-type="float" calcext:value-type="float" office:value="0">
            <text:p>0</text:p>
          </table:table-cell>
          <table:table-cell table:style-name="ce23" office:value-type="string" calcext:value-type="string">
            <text:p>skill_level:holy arrow=1</text:p>
          </table:table-cell>
          <table:table-cell table:style-name="ce18"/>
          <table:table-cell table:number-columns-repeated="1024"/>
        </table:table-row>
        <table:table-row table:style-name="ro73">
          <table:table-cell table:style-name="ce24" office:value-type="string" calcext:value-type="string">
            <text:p>mind head 15</text:p>
          </table:table-cell>
          <table:table-cell office:value-type="string" calcext:value-type="string">
            <text:p>Pixie mask</text:p>
          </table:table-cell>
          <table:table-cell table:style-name="ce22" office:value-type="float" calcext:value-type="float" office:value="40">
            <text:p>40</text:p>
          </table:table-cell>
          <table:table-cell table:style-name="ce22" office:value-type="float" calcext:value-type="float" office:value="70">
            <text:p>7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4">head</text:span></text:p>
          </table:table-cell>
          <table:table-cell office:value-type="float" calcext:value-type="float" office:value="0">
            <text:p>0</text:p>
          </table:table-cell>
          <table:table-cell table:style-name="ce11" table:formula="of:=COUNTIF([loot.A:loot.A];[.A67])" office:value-type="float" calcext:value-type="float" office:value="0">
            <text:p>0</text:p>
          </table:table-cell>
          <table:table-cell table:style-name="ce23" office:value-type="string" calcext:value-type="string">
            <text:p>skill_level:mana bolt=1</text:p>
          </table:table-cell>
          <table:table-cell table:style-name="ce18"/>
          <table:table-cell table:number-columns-repeated="1024"/>
        </table:table-row>
        <table:table-row table:style-name="ro74">
          <table:table-cell table:style-name="ce19" office:value-type="string" calcext:value-type="string">
            <text:p><text:span text:style-name="T265">event_1</text:span></text:p>
          </table:table-cell>
          <table:table-cell table:style-name="ce19" office:value-type="string" calcext:value-type="string">
            <text:p><text:span text:style-name="T266">Old coin</text:span></text:p>
          </table:table-cell>
          <table:table-cell table:style-name="ce19" office:value-type="float" calcext:value-type="float" office:value="10">
            <text:p>10</text:p>
          </table:table-cell>
          <table:table-cell table:style-name="ce19" office:value-type="float" calcext:value-type="float" office:value="10">
            <text:p>1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67">relic</text:span></text:p>
          </table:table-cell>
          <table:table-cell table:style-name="ce19" office:value-type="float" calcext:value-type="float" office:value="1">
            <text:p>1</text:p>
          </table:table-cell>
          <table:table-cell table:style-name="ce11" table:formula="of:=COUNTIF([loot.A:loot.A];[.A68])"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6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269">grit relic 1</text:span></text:p>
          </table:table-cell>
          <table:table-cell office:value-type="string" calcext:value-type="string">
            <text:p><text:span text:style-name="T270">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1">relic</text:span></text:p>
          </table:table-cell>
          <table:table-cell office:value-type="float" calcext:value-type="float" office:value="0">
            <text:p>0</text:p>
          </table:table-cell>
          <table:table-cell table:style-name="ce11" table:formula="of:=COUNTIF([loot.A:loot.A];[.A69])" office:value-type="float" calcext:value-type="float" office:value="0">
            <text:p>0</text:p>
          </table:table-cell>
          <table:table-cell table:style-name="ce24" office:value-type="string" calcext:value-type="string">
            <text:p>skill_level:enrage=1</text:p>
          </table:table-cell>
          <table:table-cell table:style-name="ce18" office:value-type="string" calcext:value-type="string">
            <text:p><text:span text:style-name="T272">You have proved your worth, and are now an apprentice fighter</text:span></text:p>
          </table:table-cell>
          <table:table-cell table:number-columns-repeated="1024"/>
        </table:table-row>
        <table:table-row table:style-name="ro76">
          <table:table-cell office:value-type="string" calcext:value-type="string">
            <text:p><text:span text:style-name="T273">soul relic 1</text:span></text:p>
          </table:table-cell>
          <table:table-cell office:value-type="string" calcext:value-type="string">
            <text:p><text:span text:style-name="T27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5">relic</text:span></text:p>
          </table:table-cell>
          <table:table-cell office:value-type="float" calcext:value-type="float" office:value="0">
            <text:p>0</text:p>
          </table:table-cell>
          <table:table-cell table:style-name="ce11" table:formula="of:=COUNTIF([loot.A:loot.A];[.A70])" office:value-type="float" calcext:value-type="float" office:value="0">
            <text:p>0</text:p>
          </table:table-cell>
          <table:table-cell office:value-type="string" calcext:value-type="string">
            <text:p>skill_level:ethereal=1</text:p>
          </table:table-cell>
          <table:table-cell table:style-name="ce18" office:value-type="string" calcext:value-type="string">
            <text:p><text:span text:style-name="T276">You have proved your worth, and are now an apprentice fighter</text:span></text:p>
          </table:table-cell>
          <table:table-cell table:number-columns-repeated="1024"/>
        </table:table-row>
        <table:table-row table:style-name="ro77">
          <table:table-cell office:value-type="string" calcext:value-type="string">
            <text:p><text:span text:style-name="T277">flow relic 1</text:span></text:p>
          </table:table-cell>
          <table:table-cell office:value-type="string" calcext:value-type="string">
            <text:p><text:span text:style-name="T278">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9">relic</text:span></text:p>
          </table:table-cell>
          <table:table-cell office:value-type="float" calcext:value-type="float" office:value="0">
            <text:p>0</text:p>
          </table:table-cell>
          <table:table-cell table:style-name="ce11" table:formula="of:=COUNTIF([loot.A:loot.A];[.A71])"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280">You have proved your worth, and are now an apprentice fighter</text:span></text:p>
          </table:table-cell>
          <table:table-cell table:style-name="ce19"/>
          <table:table-cell table:number-columns-repeated="1024"/>
        </table:table-row>
        <table:table-row table:style-name="ro78">
          <table:table-cell office:value-type="string" calcext:value-type="string">
            <text:p><text:span text:style-name="T281">mind relic 1</text:span></text:p>
          </table:table-cell>
          <table:table-cell office:value-type="string" calcext:value-type="string">
            <text:p><text:span text:style-name="T282">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83">relic</text:span></text:p>
          </table:table-cell>
          <table:table-cell office:value-type="float" calcext:value-type="float" office:value="0">
            <text:p>0</text:p>
          </table:table-cell>
          <table:table-cell table:style-name="ce11" table:formula="of:=COUNTIF([loot.A:loot.A];[.A72])" office:value-type="float" calcext:value-type="float" office:value="0">
            <text:p>0</text:p>
          </table:table-cell>
          <table:table-cell office:value-type="string" calcext:value-type="string">
            <text:p>skill_level:mage armor=1</text:p>
          </table:table-cell>
          <table:table-cell table:style-name="ce18" office:value-type="string" calcext:value-type="string">
            <text:p><text:span text:style-name="T284">You have proved your worth, and are now an apprentice fighter</text:span></text:p>
          </table:table-cell>
          <table:table-cell table:number-columns-repeated="1024"/>
        </table:table-row>
        <table:table-row table:style-name="ro79">
          <table:table-cell table:style-name="ce19" office:value-type="string" calcext:value-type="string">
            <text:p><text:span text:style-name="T285">red scarf</text:span></text:p>
          </table:table-cell>
          <table:table-cell table:style-name="ce19" office:value-type="string" calcext:value-type="string">
            <text:p><text:span text:style-name="T286">Red scarf</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87">trinket</text:span></text:p>
          </table:table-cell>
          <table:table-cell table:style-name="ce19" office:value-type="float" calcext:value-type="float" office:value="1">
            <text:p>1</text:p>
          </table:table-cell>
          <table:table-cell table:style-name="ce11" table:formula="of:=COUNTIF([loot.A:loot.A];[.A73])"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88">A scarf made of red silk</text:span></text:p>
          </table:table-cell>
          <table:table-cell table:number-columns-repeated="1024"/>
        </table:table-row>
        <table:table-row table:style-name="ro80">
          <table:table-cell table:style-name="ce19" office:value-type="string" calcext:value-type="string">
            <text:p><text:span text:style-name="T289">notebook</text:span></text:p>
          </table:table-cell>
          <table:table-cell table:style-name="ce19" office:value-type="string" calcext:value-type="string">
            <text:p><text:span text:style-name="T290">Notebook</text:span></text:p>
          </table:table-cell>
          <table:table-cell table:style-name="ce19" office:value-type="float" calcext:value-type="float" office:value="0">
            <text:p>0</text:p>
          </table:table-cell>
          <table:table-cell table:style-name="ce19" office:value-type="float" calcext:value-type="float" office:value="15">
            <text:p>15</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91">trinket</text:span></text:p>
          </table:table-cell>
          <table:table-cell table:style-name="ce19" office:value-type="float" calcext:value-type="float" office:value="1">
            <text:p>1</text:p>
          </table:table-cell>
          <table:table-cell table:style-name="ce11" table:formula="of:=COUNTIF([loot.A:loot.A];[.A74])"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92">A bound notebook for jotting down spells or thoughts</text:span></text:p>
          </table:table-cell>
          <table:table-cell table:number-columns-repeated="1024"/>
        </table:table-row>
        <table:table-row table:style-name="ro81">
          <table:table-cell table:style-name="ce19" office:value-type="string" calcext:value-type="string">
            <text:p><text:span text:style-name="T293">prayer beads</text:span></text:p>
          </table:table-cell>
          <table:table-cell table:style-name="ce19" office:value-type="string" calcext:value-type="string">
            <text:p><text:span text:style-name="T294">Prayer beads</text:span></text:p>
          </table:table-cell>
          <table:table-cell table:style-name="ce19" office:value-type="float" calcext:value-type="float" office:value="10">
            <text:p>10</text:p>
          </table:table-cell>
          <table:table-cell table:style-name="ce19" office:value-type="float" calcext:value-type="float" office:value="10">
            <text:p>1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295">trinket</text:span></text:p>
          </table:table-cell>
          <table:table-cell table:style-name="ce19" office:value-type="float" calcext:value-type="float" office:value="1">
            <text:p>1</text:p>
          </table:table-cell>
          <table:table-cell table:style-name="ce11" table:formula="of:=COUNTIF([loot.A:loot.A];[.A75])"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96">A string of beads for meditation and spiritual focus</text:span></text:p>
          </table:table-cell>
          <table:table-cell table:number-columns-repeated="1024"/>
        </table:table-row>
        <table:table-row table:style-name="ro82">
          <table:table-cell table:style-name="ce19" office:value-type="string" calcext:value-type="string">
            <text:p><text:span text:style-name="T297">single earing</text:span></text:p>
          </table:table-cell>
          <table:table-cell table:style-name="ce19" office:value-type="string" calcext:value-type="string">
            <text:p><text:span text:style-name="T298">Single earing</text:span></text:p>
          </table:table-cell>
          <table:table-cell table:style-name="ce19" office:value-type="float" calcext:value-type="float" office:value="15">
            <text:p>15</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99">trinket</text:span></text:p>
          </table:table-cell>
          <table:table-cell table:style-name="ce19" office:value-type="float" calcext:value-type="float" office:value="1">
            <text:p>1</text:p>
          </table:table-cell>
          <table:table-cell table:style-name="ce11" table:formula="of:=COUNTIF([loot.A:loot.A];[.A76])"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300">A single earing, kinda quirky to only wear one</text:span></text:p>
          </table:table-cell>
          <table:table-cell table:number-columns-repeated="1024"/>
        </table:table-row>
        <table:table-row table:style-name="ro83">
          <table:table-cell office:value-type="string" calcext:value-type="string">
            <text:p><text:span text:style-name="T301">mind trinket 1</text:span></text:p>
          </table:table-cell>
          <table:table-cell office:value-type="string" calcext:value-type="string">
            <text:p><text:span text:style-name="T302">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3">trinket</text:span></text:p>
          </table:table-cell>
          <table:table-cell office:value-type="float" calcext:value-type="float" office:value="0">
            <text:p>0</text:p>
          </table:table-cell>
          <table:table-cell table:style-name="ce11" table:formula="of:=COUNTIF([loot.A:loot.A];[.A77])" office:value-type="float" calcext:value-type="float" office:value="5">
            <text:p>5</text:p>
          </table:table-cell>
          <table:table-cell office:value-type="string" calcext:value-type="string">
            <text:p>skill_level:magic missile=1</text:p>
          </table:table-cell>
          <table:table-cell table:style-name="ce18" office:value-type="string" calcext:value-type="string">
            <text:p><text:span text:style-name="T304">Now you can write down your spells</text:span></text:p>
          </table:table-cell>
          <table:table-cell table:number-columns-repeated="1024"/>
        </table:table-row>
        <table:table-row table:style-name="ro84">
          <table:table-cell office:value-type="string" calcext:value-type="string">
            <text:p><text:span text:style-name="T305">soul trinket 1</text:span></text:p>
          </table:table-cell>
          <table:table-cell office:value-type="string" calcext:value-type="string">
            <text:p><text:span text:style-name="T30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7">trinket</text:span></text:p>
          </table:table-cell>
          <table:table-cell office:value-type="float" calcext:value-type="float" office:value="0">
            <text:p>0</text:p>
          </table:table-cell>
          <table:table-cell table:style-name="ce11" table:formula="of:=COUNTIF([loot.A:loot.A];[.A78])" office:value-type="float" calcext:value-type="float" office:value="5">
            <text:p>5</text:p>
          </table:table-cell>
          <table:table-cell table:style-name="ce17" office:value-type="string" calcext:value-type="string">
            <text:p>skill_level:smite=1</text:p>
          </table:table-cell>
          <table:table-cell table:style-name="ce18" office:value-type="string" calcext:value-type="string">
            <text:p><text:span text:style-name="T308">Doesn't sound quite right</text:span></text:p>
          </table:table-cell>
          <table:table-cell table:number-columns-repeated="1024"/>
        </table:table-row>
        <table:table-row table:style-name="ro85">
          <table:table-cell office:value-type="string" calcext:value-type="string">
            <text:p><text:span text:style-name="T309">flow trinket 1</text:span></text:p>
          </table:table-cell>
          <table:table-cell office:value-type="string" calcext:value-type="string">
            <text:p><text:span text:style-name="T310">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1">trinket</text:span></text:p>
          </table:table-cell>
          <table:table-cell office:value-type="float" calcext:value-type="float" office:value="0">
            <text:p>0</text:p>
          </table:table-cell>
          <table:table-cell table:style-name="ce11" table:formula="of:=COUNTIF([loot.A:loot.A];[.A79])"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12">A campers favoret tool</text:span></text:p>
          </table:table-cell>
          <table:table-cell table:number-columns-repeated="1024"/>
        </table:table-row>
        <table:table-row table:style-name="ro86">
          <table:table-cell office:value-type="string" calcext:value-type="string">
            <text:p><text:span text:style-name="T313">grit trinket 1</text:span></text:p>
          </table:table-cell>
          <table:table-cell office:value-type="string" calcext:value-type="string">
            <text:p><text:span text:style-name="T31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5">trinket</text:span></text:p>
          </table:table-cell>
          <table:table-cell office:value-type="float" calcext:value-type="float" office:value="0">
            <text:p>0</text:p>
          </table:table-cell>
          <table:table-cell table:style-name="ce11" table:formula="of:=COUNTIF([loot.A:loot.A];[.A80])"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16">A plank with a handle</text:span></text:p>
          </table:table-cell>
          <table:table-cell table:number-columns-repeated="1024"/>
        </table:table-row>
        <table:table-row table:style-name="ro87">
          <table:table-cell office:value-type="string" calcext:value-type="string">
            <text:p><text:span text:style-name="T317">soul trinket 3</text:span></text:p>
          </table:table-cell>
          <table:table-cell office:value-type="string" calcext:value-type="string">
            <text:p><text:span text:style-name="T318">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19">trinket</text:span></text:p>
          </table:table-cell>
          <table:table-cell office:value-type="float" calcext:value-type="float" office:value="0">
            <text:p>0</text:p>
          </table:table-cell>
          <table:table-cell table:style-name="ce11" table:formula="of:=COUNTIF([loot.A:loot.A];[.A81])" office:value-type="float" calcext:value-type="float" office:value="5">
            <text:p>5</text:p>
          </table:table-cell>
          <table:table-cell table:style-name="ce21" office:value-type="string" calcext:value-type="string">
            <text:p>skill_level:cure light wounds=1</text:p>
          </table:table-cell>
          <table:table-cell table:style-name="ce18" office:value-type="string" calcext:value-type="string">
            <text:p><text:span text:style-name="T320">May your faith protect you</text:span></text:p>
          </table:table-cell>
          <table:table-cell table:number-columns-repeated="1024"/>
        </table:table-row>
        <table:table-row table:style-name="ro88">
          <table:table-cell office:value-type="string" calcext:value-type="string">
            <text:p><text:span text:style-name="T321">mind trinket 3</text:span></text:p>
          </table:table-cell>
          <table:table-cell office:value-type="string" calcext:value-type="string">
            <text:p><text:span text:style-name="T322">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3">trinket</text:span></text:p>
          </table:table-cell>
          <table:table-cell office:value-type="float" calcext:value-type="float" office:value="0">
            <text:p>0</text:p>
          </table:table-cell>
          <table:table-cell table:style-name="ce11" table:formula="of:=COUNTIF([loot.A:loot.A];[.A82])" office:value-type="float" calcext:value-type="float" office:value="6">
            <text:p>6</text:p>
          </table:table-cell>
          <table:table-cell office:value-type="string" calcext:value-type="string">
            <text:p>skill_level:magic missile=1</text:p>
          </table:table-cell>
          <table:table-cell table:style-name="ce18" office:value-type="string" calcext:value-type="string">
            <text:p><text:span text:style-name="T324">Now you can write down lots of spells</text:span></text:p>
          </table:table-cell>
          <table:table-cell table:number-columns-repeated="1024"/>
        </table:table-row>
        <table:table-row table:style-name="ro89">
          <table:table-cell office:value-type="string" calcext:value-type="string">
            <text:p><text:span text:style-name="T325">flow trinket 3</text:span></text:p>
          </table:table-cell>
          <table:table-cell office:value-type="string" calcext:value-type="string">
            <text:p><text:span text:style-name="T32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7">trinket</text:span></text:p>
          </table:table-cell>
          <table:table-cell office:value-type="float" calcext:value-type="float" office:value="0">
            <text:p>0</text:p>
          </table:table-cell>
          <table:table-cell table:style-name="ce11" table:formula="of:=COUNTIF([loot.A:loot.A];[.A83])"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328">A small knife perfect for offhand</text:span></text:p>
          </table:table-cell>
          <table:table-cell table:number-columns-repeated="1024"/>
        </table:table-row>
        <table:table-row table:style-name="ro90">
          <table:table-cell office:value-type="string" calcext:value-type="string">
            <text:p><text:span text:style-name="T329">grit trinket 3</text:span></text:p>
          </table:table-cell>
          <table:table-cell office:value-type="string" calcext:value-type="string">
            <text:p><text:span text:style-name="T330">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31">trinket</text:span></text:p>
          </table:table-cell>
          <table:table-cell office:value-type="float" calcext:value-type="float" office:value="0">
            <text:p>0</text:p>
          </table:table-cell>
          <table:table-cell table:style-name="ce11" table:formula="of:=COUNTIF([loot.A:loot.A];[.A84])" office:value-type="float" calcext:value-type="float" office:value="5">
            <text:p>5</text:p>
          </table:table-cell>
          <table:table-cell table:style-name="ce22" office:value-type="string" calcext:value-type="string">
            <text:p>skill_level:swing=1</text:p>
          </table:table-cell>
          <table:table-cell table:style-name="ce20" office:value-type="string" calcext:value-type="string">
            <text:p>A wooden shield.</text:p>
          </table:table-cell>
          <table:table-cell table:number-columns-repeated="1024"/>
        </table:table-row>
        <table:table-row table:style-name="ro91">
          <table:table-cell office:value-type="string" calcext:value-type="string">
            <text:p><text:span text:style-name="T332">soul trinket 6</text:span></text:p>
          </table:table-cell>
          <table:table-cell office:value-type="string" calcext:value-type="string">
            <text:p><text:span text:style-name="T333">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34">trinket</text:span></text:p>
          </table:table-cell>
          <table:table-cell office:value-type="float" calcext:value-type="float" office:value="0">
            <text:p>0</text:p>
          </table:table-cell>
          <table:table-cell table:style-name="ce11" table:formula="of:=COUNTIF([loot.A:loot.A];[.A85])" office:value-type="float" calcext:value-type="float" office:value="5">
            <text:p>5</text:p>
          </table:table-cell>
          <table:table-cell office:value-type="string" calcext:value-type="string">
            <text:p>skill_level:cure light wounds=1</text:p>
          </table:table-cell>
          <table:table-cell table:style-name="ce18" office:value-type="string" calcext:value-type="string">
            <text:p><text:span text:style-name="T335">An intricately designed symbol with both elegance and power</text:span></text:p>
          </table:table-cell>
          <table:table-cell table:number-columns-repeated="1024"/>
        </table:table-row>
        <table:table-row table:style-name="ro92">
          <table:table-cell office:value-type="string" calcext:value-type="string">
            <text:p><text:span text:style-name="T336">flow trinket 6</text:span></text:p>
          </table:table-cell>
          <table:table-cell office:value-type="string" calcext:value-type="string">
            <text:p><text:span text:style-name="T33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11" table:formula="of:=COUNTIF([loot.A:loot.A];[.A86])"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339">A lightweight dagger, perfect for quick, precise strikes</text:span></text:p>
          </table:table-cell>
          <table:table-cell table:number-columns-repeated="1024"/>
        </table:table-row>
        <table:table-row table:style-name="ro93">
          <table:table-cell office:value-type="string" calcext:value-type="string">
            <text:p><text:span text:style-name="T340">mind trinket 6</text:span></text:p>
          </table:table-cell>
          <table:table-cell office:value-type="string" calcext:value-type="string">
            <text:p><text:span text:style-name="T341">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2">trinket</text:span></text:p>
          </table:table-cell>
          <table:table-cell office:value-type="float" calcext:value-type="float" office:value="0">
            <text:p>0</text:p>
          </table:table-cell>
          <table:table-cell table:style-name="ce11" table:formula="of:=COUNTIF([loot.A:loot.A];[.A87])"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43">A hard leather book with quality paper</text:span></text:p>
          </table:table-cell>
          <table:table-cell table:number-columns-repeated="1024"/>
        </table:table-row>
        <table:table-row table:style-name="ro94">
          <table:table-cell office:value-type="string" calcext:value-type="string">
            <text:p><text:span text:style-name="T344">grit trinket 6</text:span></text:p>
          </table:table-cell>
          <table:table-cell office:value-type="string" calcext:value-type="string">
            <text:p><text:span text:style-name="T34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6">trinket</text:span></text:p>
          </table:table-cell>
          <table:table-cell office:value-type="float" calcext:value-type="float" office:value="0">
            <text:p>0</text:p>
          </table:table-cell>
          <table:table-cell table:style-name="ce11" table:formula="of:=COUNTIF([loot.A:loot.A];[.A88])"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47">An iron shield, strong yet balanced. It feels solid in hand</text:span></text:p>
          </table:table-cell>
          <table:table-cell table:number-columns-repeated="1024"/>
        </table:table-row>
        <table:table-row table:style-name="ro95">
          <table:table-cell office:value-type="string" calcext:value-type="string">
            <text:p><text:span text:style-name="T348">soul trinket 9</text:span></text:p>
          </table:table-cell>
          <table:table-cell office:value-type="string" calcext:value-type="string">
            <text:p><text:span text:style-name="T349">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50">trinket</text:span></text:p>
          </table:table-cell>
          <table:table-cell office:value-type="float" calcext:value-type="float" office:value="0">
            <text:p>0</text:p>
          </table:table-cell>
          <table:table-cell table:style-name="ce11" table:formula="of:=COUNTIF([loot.A:loot.A];[.A89])" office:value-type="float" calcext:value-type="float" office:value="5">
            <text:p>5</text:p>
          </table:table-cell>
          <table:table-cell office:value-type="string" calcext:value-type="string">
            <text:p>skill_level:cure light wounds=1</text:p>
          </table:table-cell>
          <table:table-cell table:style-name="ce18" office:value-type="string" calcext:value-type="string">
            <text:p><text:span text:style-name="T351">It looks like a mandrake</text:span></text:p>
          </table:table-cell>
          <table:table-cell table:number-columns-repeated="1024"/>
        </table:table-row>
        <table:table-row table:style-name="ro96">
          <table:table-cell office:value-type="string" calcext:value-type="string">
            <text:p><text:span text:style-name="T352">flow trinket 9</text:span></text:p>
          </table:table-cell>
          <table:table-cell office:value-type="string" calcext:value-type="string">
            <text:p><text:span text:style-name="T353">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4">trinket</text:span></text:p>
          </table:table-cell>
          <table:table-cell office:value-type="float" calcext:value-type="float" office:value="0">
            <text:p>0</text:p>
          </table:table-cell>
          <table:table-cell table:style-name="ce11" table:formula="of:=COUNTIF([loot.A:loot.A];[.A90])" office:value-type="float" calcext:value-type="float" office:value="4">
            <text:p>4</text:p>
          </table:table-cell>
          <table:table-cell office:value-type="string" calcext:value-type="string">
            <text:p>skill_level:double whack=1</text:p>
          </table:table-cell>
          <table:table-cell table:style-name="ce18" office:value-type="string" calcext:value-type="string">
            <text:p><text:span text:style-name="T355">A leather bag full of glass marbles</text:span></text:p>
          </table:table-cell>
          <table:table-cell table:number-columns-repeated="1024"/>
        </table:table-row>
        <table:table-row table:style-name="ro97">
          <table:table-cell office:value-type="string" calcext:value-type="string">
            <text:p><text:span text:style-name="T356">mind trinket 9</text:span></text:p>
          </table:table-cell>
          <table:table-cell office:value-type="string" calcext:value-type="string">
            <text:p><text:span text:style-name="T357">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8">trinket</text:span></text:p>
          </table:table-cell>
          <table:table-cell office:value-type="float" calcext:value-type="float" office:value="0">
            <text:p>0</text:p>
          </table:table-cell>
          <table:table-cell table:style-name="ce11" table:formula="of:=COUNTIF([loot.A:loot.A];[.A91])" office:value-type="float" calcext:value-type="float" office:value="4">
            <text:p>4</text:p>
          </table:table-cell>
          <table:table-cell table:style-name="ce23" office:value-type="string" calcext:value-type="string">
            <text:p>skill_level:mana bolt=1</text:p>
          </table:table-cell>
          <table:table-cell table:style-name="ce18" office:value-type="string" calcext:value-type="string">
            <text:p><text:span text:style-name="T359">A bottle of magic ink and a quill made with a large colorful feather</text:span></text:p>
          </table:table-cell>
          <table:table-cell table:number-columns-repeated="1024"/>
        </table:table-row>
        <table:table-row table:style-name="ro98">
          <table:table-cell office:value-type="string" calcext:value-type="string">
            <text:p><text:span text:style-name="T360">grit trinket 9</text:span></text:p>
          </table:table-cell>
          <table:table-cell office:value-type="string" calcext:value-type="string">
            <text:p><text:span text:style-name="T361">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2">trinket</text:span></text:p>
          </table:table-cell>
          <table:table-cell office:value-type="float" calcext:value-type="float" office:value="0">
            <text:p>0</text:p>
          </table:table-cell>
          <table:table-cell table:style-name="ce11" table:formula="of:=COUNTIF([loot.A:loot.A];[.A92])" office:value-type="float" calcext:value-type="float" office:value="4">
            <text:p>4</text:p>
          </table:table-cell>
          <table:table-cell table:style-name="ce17" office:value-type="string" calcext:value-type="string">
            <text:p>skill_level:swing=1</text:p>
          </table:table-cell>
          <table:table-cell table:style-name="ce18" office:value-type="string" calcext:value-type="string">
            <text:p><text:span text:style-name="T363">The pan lid of a skilled armor smith</text:span></text:p>
          </table:table-cell>
          <table:table-cell table:number-columns-repeated="1024"/>
        </table:table-row>
        <table:table-row table:style-name="ro99">
          <table:table-cell table:style-name="ce17" office:value-type="string" calcext:value-type="string">
            <text:p>grit trinket 12 sword</text:p>
          </table:table-cell>
          <table:table-cell table:style-name="ce17"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64">trinket</text:span></text:p>
          </table:table-cell>
          <table:table-cell office:value-type="float" calcext:value-type="float" office:value="0">
            <text:p>0</text:p>
          </table:table-cell>
          <table:table-cell table:style-name="ce11" table:formula="of:=COUNTIF([loot.A:loot.A];[.A93])" office:value-type="float" calcext:value-type="float" office:value="5">
            <text:p>5</text:p>
          </table:table-cell>
          <table:table-cell table:style-name="ce21" office:value-type="string" calcext:value-type="string">
            <text:p>skill_level:bash=1</text:p>
          </table:table-cell>
          <table:table-cell table:style-name="ce20"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365">soul trinket 12</text:span></text:p>
          </table:table-cell>
          <table:table-cell office:value-type="string" calcext:value-type="string">
            <text:p><text:span text:style-name="T366">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367">trinket</text:span></text:p>
          </table:table-cell>
          <table:table-cell office:value-type="float" calcext:value-type="float" office:value="0">
            <text:p>0</text:p>
          </table:table-cell>
          <table:table-cell table:style-name="ce11" table:formula="of:=COUNTIF([loot.A:loot.A];[.A94])" office:value-type="float" calcext:value-type="float" office:value="5">
            <text:p>5</text:p>
          </table:table-cell>
          <table:table-cell office:value-type="string" calcext:value-type="string">
            <text:p>skill_level:cure light wounds=1</text:p>
          </table:table-cell>
          <table:table-cell table:style-name="ce25"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368">flow trinket 12</text:span></text:p>
          </table:table-cell>
          <table:table-cell office:value-type="string" calcext:value-type="string">
            <text:p><text:span text:style-name="T369">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0">trinket</text:span></text:p>
          </table:table-cell>
          <table:table-cell office:value-type="float" calcext:value-type="float" office:value="0">
            <text:p>0</text:p>
          </table:table-cell>
          <table:table-cell table:style-name="ce11" table:formula="of:=COUNTIF([loot.A:loot.A];[.A95])" office:value-type="float" calcext:value-type="float" office:value="5">
            <text:p>5</text:p>
          </table:table-cell>
          <table:table-cell office:value-type="string" calcext:value-type="string">
            <text:p>skill_level:double whack=1</text:p>
          </table:table-cell>
          <table:table-cell table:style-name="ce20"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371">mind trinket 12</text:span></text:p>
          </table:table-cell>
          <table:table-cell office:value-type="string" calcext:value-type="string">
            <text:p><text:span text:style-name="T372">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3">trinket</text:span></text:p>
          </table:table-cell>
          <table:table-cell office:value-type="float" calcext:value-type="float" office:value="0">
            <text:p>0</text:p>
          </table:table-cell>
          <table:table-cell table:style-name="ce11" table:formula="of:=COUNTIF([loot.A:loot.A];[.A96])" office:value-type="float" calcext:value-type="float" office:value="5">
            <text:p>5</text:p>
          </table:table-cell>
          <table:table-cell table:style-name="ce23" office:value-type="string" calcext:value-type="string">
            <text:p>skill_level:mana bolt=1</text:p>
          </table:table-cell>
          <table:table-cell table:style-name="ce20" office:value-type="string" calcext:value-type="string">
            <text:p>An enchanted pendant imbued with arcane energy, enhancing mystical powers.</text:p>
          </table:table-cell>
          <table:table-cell table:number-columns-repeated="1024"/>
        </table:table-row>
        <table:table-row table:style-name="ro103">
          <table:table-cell table:style-name="ce17" office:value-type="string" calcext:value-type="string">
            <text:p>grit trinket 12 shield </text:p>
          </table:table-cell>
          <table:table-cell table:style-name="ce17"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4">trinket</text:span></text:p>
          </table:table-cell>
          <table:table-cell office:value-type="float" calcext:value-type="float" office:value="0">
            <text:p>0</text:p>
          </table:table-cell>
          <table:table-cell table:style-name="ce11" table:formula="of:=COUNTIF([loot.A:loot.A];[.A97])" office:value-type="float" calcext:value-type="float" office:value="5">
            <text:p>5</text:p>
          </table:table-cell>
          <table:table-cell table:style-name="ce17" office:value-type="string" calcext:value-type="string">
            <text:p>skill_level:swing=1</text:p>
          </table:table-cell>
          <table:table-cell table:style-name="ce20" office:value-type="string" calcext:value-type="string">
            <text:p>A pendant shaped like a sword, representing strength and valor.</text:p>
          </table:table-cell>
          <table:table-cell table:number-columns-repeated="1024"/>
        </table:table-row>
        <table:table-row table:style-name="ro104">
          <table:table-cell table:style-name="ce24" office:value-type="string" calcext:value-type="string">
            <text:p>soul trinket 15</text:p>
          </table:table-cell>
          <table:table-cell office:value-type="string" calcext:value-type="string">
            <text:p>Bishop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375">trinket</text:span></text:p>
          </table:table-cell>
          <table:table-cell office:value-type="float" calcext:value-type="float" office:value="0">
            <text:p>0</text:p>
          </table:table-cell>
          <table:table-cell table:style-name="ce11" table:formula="of:=COUNTIF([loot.A:loot.A];[.A98])" office:value-type="float" calcext:value-type="float" office:value="0">
            <text:p>0</text:p>
          </table:table-cell>
          <table:table-cell office:value-type="string" calcext:value-type="string">
            <text:p>skill_level:cure light wounds=1</text:p>
          </table:table-cell>
          <table:table-cell table:style-name="ce18"/>
          <table:table-cell table:number-columns-repeated="1024"/>
        </table:table-row>
        <table:table-row table:style-name="ro105">
          <table:table-cell table:style-name="ce24" office:value-type="string" calcext:value-type="string">
            <text:p>flow trinket 15</text:p>
          </table:table-cell>
          <table:table-cell office:value-type="string" calcext:value-type="string">
            <text:p>Be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6">trinket</text:span></text:p>
          </table:table-cell>
          <table:table-cell office:value-type="float" calcext:value-type="float" office:value="0">
            <text:p>0</text:p>
          </table:table-cell>
          <table:table-cell table:style-name="ce11" table:formula="of:=COUNTIF([loot.A:loot.A];[.A99])" office:value-type="float" calcext:value-type="float" office:value="0">
            <text:p>0</text:p>
          </table:table-cell>
          <table:table-cell office:value-type="string" calcext:value-type="string">
            <text:p>skill_level:double whack=1</text:p>
          </table:table-cell>
          <table:table-cell table:style-name="ce18"/>
          <table:table-cell table:number-columns-repeated="1024"/>
        </table:table-row>
        <table:table-row table:style-name="ro106">
          <table:table-cell table:style-name="ce24" office:value-type="string" calcext:value-type="string">
            <text:p>grit trinket 15 ant</text:p>
          </table:table-cell>
          <table:table-cell office:value-type="string" calcext:value-type="string">
            <text:p>Ant medallion</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7">trinket</text:span></text:p>
          </table:table-cell>
          <table:table-cell office:value-type="float" calcext:value-type="float" office:value="0">
            <text:p>0</text:p>
          </table:table-cell>
          <table:table-cell table:style-name="ce11" table:formula="of:=COUNTIF([loot.A:loot.A];[.A100])"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107">
          <table:table-cell office:value-type="string" calcext:value-type="string">
            <text:p>grit trinket 15 golem</text:p>
          </table:table-cell>
          <table:table-cell office:value-type="string" calcext:value-type="string">
            <text:p>Golem medallion</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8">trinket</text:span></text:p>
          </table:table-cell>
          <table:table-cell office:value-type="float" calcext:value-type="float" office:value="0">
            <text:p>0</text:p>
          </table:table-cell>
          <table:table-cell table:style-name="ce11" table:formula="of:=COUNTIF([loot.A:loot.A];[.A101])"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108">
          <table:table-cell table:style-name="ce24" office:value-type="string" calcext:value-type="string">
            <text:p>mind trinket 15</text:p>
          </table:table-cell>
          <table:table-cell office:value-type="string" calcext:value-type="string">
            <text:p>Pixi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9">trinket</text:span></text:p>
          </table:table-cell>
          <table:table-cell office:value-type="float" calcext:value-type="float" office:value="0">
            <text:p>0</text:p>
          </table:table-cell>
          <table:table-cell table:style-name="ce11" table:formula="of:=COUNTIF([loot.A:loot.A];[.A102])" office:value-type="float" calcext:value-type="float" office:value="0">
            <text:p>0</text:p>
          </table:table-cell>
          <table:table-cell table:style-name="ce23" office:value-type="string" calcext:value-type="string">
            <text:p>skill_level:mana bolt=1</text:p>
          </table:table-cell>
          <table:table-cell table:style-name="ce18"/>
          <table:table-cell table:number-columns-repeated="1024"/>
        </table:table-row>
        <table:table-row table:style-name="ro109">
          <table:table-cell office:value-type="string" calcext:value-type="string">
            <text:p><text:span text:style-name="T380">mind weapon 1</text:span></text:p>
          </table:table-cell>
          <table:table-cell office:value-type="string" calcext:value-type="string">
            <text:p><text:span text:style-name="T381">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2">weapon</text:span></text:p>
          </table:table-cell>
          <table:table-cell office:value-type="float" calcext:value-type="float" office:value="0">
            <text:p>0</text:p>
          </table:table-cell>
          <table:table-cell table:style-name="ce11" table:formula="of:=COUNTIF([loot.A:loot.A];[.A103])" office:value-type="float" calcext:value-type="float" office:value="5">
            <text:p>5</text:p>
          </table:table-cell>
          <table:table-cell table:style-name="ce17" office:value-type="string" calcext:value-type="string">
            <text:p>skill_level:swing=-1,skill_level:magic missile=1</text:p>
          </table:table-cell>
          <table:table-cell table:style-name="ce18" office:value-type="string" calcext:value-type="string">
            <text:p><text:span text:style-name="T383">Nothing more magical than finding a cool stick</text:span></text:p>
          </table:table-cell>
          <table:table-cell table:number-columns-repeated="1024"/>
        </table:table-row>
        <table:table-row table:style-name="ro110">
          <table:table-cell office:value-type="string" calcext:value-type="string">
            <text:p><text:span text:style-name="T384">soul weapon 1</text:span></text:p>
          </table:table-cell>
          <table:table-cell office:value-type="string" calcext:value-type="string">
            <text:p><text:span text:style-name="T385">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6">weapon</text:span></text:p>
          </table:table-cell>
          <table:table-cell office:value-type="float" calcext:value-type="float" office:value="0">
            <text:p>0</text:p>
          </table:table-cell>
          <table:table-cell table:style-name="ce11" table:formula="of:=COUNTIF([loot.A:loot.A];[.A104])" office:value-type="float" calcext:value-type="float" office:value="5">
            <text:p>5</text:p>
          </table:table-cell>
          <table:table-cell table:style-name="ce17" office:value-type="string" calcext:value-type="string">
            <text:p>skill_level:swing=-1,skill_level:smite=1</text:p>
          </table:table-cell>
          <table:table-cell table:style-name="ce18" office:value-type="string" calcext:value-type="string">
            <text:p><text:span text:style-name="T387">Wooden beads on a thin thread</text:span></text:p>
          </table:table-cell>
          <table:table-cell table:number-columns-repeated="1024"/>
        </table:table-row>
        <table:table-row table:style-name="ro111">
          <table:table-cell table:style-name="ce19" office:value-type="string" calcext:value-type="string">
            <text:p><text:span text:style-name="T388">field dagger</text:span></text:p>
          </table:table-cell>
          <table:table-cell table:style-name="ce19" office:value-type="string" calcext:value-type="string">
            <text:p><text:span text:style-name="T389">Field dagger</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390">weapon</text:span></text:p>
          </table:table-cell>
          <table:table-cell table:style-name="ce19" office:value-type="float" calcext:value-type="float" office:value="1">
            <text:p>1</text:p>
          </table:table-cell>
          <table:table-cell table:style-name="ce11" table:formula="of:=COUNTIF([loot.A:loot.A];[.A105])"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391">A lightweight dagger, perfect for quick, precise strikes</text:span></text:p>
          </table:table-cell>
          <table:table-cell table:number-columns-repeated="1024"/>
        </table:table-row>
        <table:table-row table:style-name="ro112">
          <table:table-cell table:style-name="ce19" office:value-type="string" calcext:value-type="string">
            <text:p><text:span text:style-name="T392">curved stick</text:span></text:p>
          </table:table-cell>
          <table:table-cell table:style-name="ce19" office:value-type="string" calcext:value-type="string">
            <text:p><text:span text:style-name="T393">Curved stick</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394">weapon</text:span></text:p>
          </table:table-cell>
          <table:table-cell table:style-name="ce19" office:value-type="float" calcext:value-type="float" office:value="1">
            <text:p>1</text:p>
          </table:table-cell>
          <table:table-cell table:style-name="ce11" table:formula="of:=COUNTIF([loot.A:loot.A];[.A106])"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395">A simple stick with a curved end, useful for training or basic combat</text:span></text:p>
          </table:table-cell>
          <table:table-cell table:number-columns-repeated="1024"/>
        </table:table-row>
        <table:table-row table:style-name="ro113">
          <table:table-cell table:style-name="ce19" office:value-type="string" calcext:value-type="string">
            <text:p><text:span text:style-name="T396">wooden mallet</text:span></text:p>
          </table:table-cell>
          <table:table-cell table:style-name="ce19" office:value-type="string" calcext:value-type="string">
            <text:p><text:span text:style-name="T397">Wooden malle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398">weapon</text:span></text:p>
          </table:table-cell>
          <table:table-cell table:style-name="ce19" office:value-type="float" calcext:value-type="float" office:value="1">
            <text:p>1</text:p>
          </table:table-cell>
          <table:table-cell table:style-name="ce11" table:formula="of:=COUNTIF([loot.A:loot.A];[.A107])"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399">BONK!</text:span></text:p>
          </table:table-cell>
          <table:table-cell table:number-columns-repeated="1024"/>
        </table:table-row>
        <table:table-row table:style-name="ro114">
          <table:table-cell table:style-name="ce19" office:value-type="string" calcext:value-type="string">
            <text:p><text:span text:style-name="T400">axe</text:span></text:p>
          </table:table-cell>
          <table:table-cell table:style-name="ce19" office:value-type="string" calcext:value-type="string">
            <text:p><text:span text:style-name="T401">Axe</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402">weapon</text:span></text:p>
          </table:table-cell>
          <table:table-cell table:style-name="ce19" office:value-type="float" calcext:value-type="float" office:value="1">
            <text:p>1</text:p>
          </table:table-cell>
          <table:table-cell table:style-name="ce11" table:formula="of:=COUNTIF([loot.A:loot.A];[.A108])"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403">A heavy axe, ideal for chopping wood or foes</text:span></text:p>
          </table:table-cell>
          <table:table-cell table:number-columns-repeated="1024"/>
        </table:table-row>
        <table:table-row table:style-name="ro115">
          <table:table-cell office:value-type="string" calcext:value-type="string">
            <text:p><text:span text:style-name="T404">flow weapon 1</text:span></text:p>
          </table:table-cell>
          <table:table-cell office:value-type="string" calcext:value-type="string">
            <text:p><text:span text:style-name="T405">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06">weapon</text:span></text:p>
          </table:table-cell>
          <table:table-cell office:value-type="float" calcext:value-type="float" office:value="0">
            <text:p>0</text:p>
          </table:table-cell>
          <table:table-cell table:style-name="ce11" table:formula="of:=COUNTIF([loot.A:loot.A];[.A109])"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407">All stabby no slashy</text:span></text:p>
          </table:table-cell>
          <table:table-cell table:number-columns-repeated="1024"/>
        </table:table-row>
        <table:table-row table:style-name="ro116">
          <table:table-cell office:value-type="string" calcext:value-type="string">
            <text:p><text:span text:style-name="T408">grit weapon 1</text:span></text:p>
          </table:table-cell>
          <table:table-cell office:value-type="string" calcext:value-type="string">
            <text:p><text:span text:style-name="T409">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10">weapon</text:span></text:p>
          </table:table-cell>
          <table:table-cell office:value-type="float" calcext:value-type="float" office:value="0">
            <text:p>0</text:p>
          </table:table-cell>
          <table:table-cell table:style-name="ce11" table:formula="of:=COUNTIF([loot.A:loot.A];[.A110])"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411">Landlubber trident</text:span></text:p>
          </table:table-cell>
          <table:table-cell table:number-columns-repeated="1024"/>
        </table:table-row>
        <table:table-row table:style-name="ro117">
          <table:table-cell office:value-type="string" calcext:value-type="string">
            <text:p><text:span text:style-name="T412">mind weapon 3</text:span></text:p>
          </table:table-cell>
          <table:table-cell office:value-type="string" calcext:value-type="string">
            <text:p><text:span text:style-name="T413">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14">weapon</text:span></text:p>
          </table:table-cell>
          <table:table-cell office:value-type="float" calcext:value-type="float" office:value="0">
            <text:p>0</text:p>
          </table:table-cell>
          <table:table-cell table:style-name="ce11" table:formula="of:=COUNTIF([loot.A:loot.A];[.A111])" office:value-type="float" calcext:value-type="float" office:value="6">
            <text:p>6</text:p>
          </table:table-cell>
          <table:table-cell office:value-type="string" calcext:value-type="string">
            <text:p>skill_level:swing=-1,skill_level:magic missile=1</text:p>
          </table:table-cell>
          <table:table-cell table:style-name="ce20" office:value-type="string" calcext:value-type="string">
            <text:p>A piece of driftwood that has been cleaned and carved into a wand.</text:p>
          </table:table-cell>
          <table:table-cell table:number-columns-repeated="1024"/>
        </table:table-row>
        <table:table-row table:style-name="ro118">
          <table:table-cell office:value-type="string" calcext:value-type="string">
            <text:p><text:span text:style-name="T415">soul weapon 3</text:span></text:p>
          </table:table-cell>
          <table:table-cell office:value-type="string" calcext:value-type="string">
            <text:p><text:span text:style-name="T416">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417">weapon</text:span></text:p>
          </table:table-cell>
          <table:table-cell office:value-type="float" calcext:value-type="float" office:value="0">
            <text:p>0</text:p>
          </table:table-cell>
          <table:table-cell table:style-name="ce11" table:formula="of:=COUNTIF([loot.A:loot.A];[.A112])" office:value-type="float" calcext:value-type="float" office:value="5">
            <text:p>5</text:p>
          </table:table-cell>
          <table:table-cell table:style-name="ce17" office:value-type="string" calcext:value-type="string">
            <text:p>skill_level:swing=-1,skill_level:smite=1</text:p>
          </table:table-cell>
          <table:table-cell table:style-name="ce18" office:value-type="string" calcext:value-type="string">
            <text:p><text:span text:style-name="T418">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419">flow weapon 3</text:span></text:p>
          </table:table-cell>
          <table:table-cell office:value-type="string" calcext:value-type="string">
            <text:p><text:span text:style-name="T420">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1">weapon</text:span></text:p>
          </table:table-cell>
          <table:table-cell office:value-type="float" calcext:value-type="float" office:value="0">
            <text:p>0</text:p>
          </table:table-cell>
          <table:table-cell table:style-name="ce11" table:formula="of:=COUNTIF([loot.A:loot.A];[.A113])"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422">Both stabby and slashy</text:span></text:p>
          </table:table-cell>
          <table:table-cell table:number-columns-repeated="1024"/>
        </table:table-row>
        <table:table-row table:style-name="ro120">
          <table:table-cell office:value-type="string" calcext:value-type="string">
            <text:p><text:span text:style-name="T423">grit weapon 3</text:span></text:p>
          </table:table-cell>
          <table:table-cell office:value-type="string" calcext:value-type="string">
            <text:p><text:span text:style-name="T424">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5">weapon</text:span></text:p>
          </table:table-cell>
          <table:table-cell office:value-type="float" calcext:value-type="float" office:value="0">
            <text:p>0</text:p>
          </table:table-cell>
          <table:table-cell table:style-name="ce11" table:formula="of:=COUNTIF([loot.A:loot.A];[.A114])"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426">A long stick with a triangular steel tip</text:span></text:p>
          </table:table-cell>
          <table:table-cell table:number-columns-repeated="1024"/>
        </table:table-row>
        <table:table-row table:style-name="ro121">
          <table:table-cell office:value-type="string" calcext:value-type="string">
            <text:p><text:span text:style-name="T427">soul weapon 6</text:span></text:p>
          </table:table-cell>
          <table:table-cell office:value-type="string" calcext:value-type="string">
            <text:p><text:span text:style-name="T428">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429">weapon</text:span></text:p>
          </table:table-cell>
          <table:table-cell office:value-type="float" calcext:value-type="float" office:value="0">
            <text:p>0</text:p>
          </table:table-cell>
          <table:table-cell table:style-name="ce11" table:formula="of:=COUNTIF([loot.A:loot.A];[.A115])" office:value-type="float" calcext:value-type="float" office:value="5">
            <text:p>5</text:p>
          </table:table-cell>
          <table:table-cell table:style-name="ce17" office:value-type="string" calcext:value-type="string">
            <text:p>skill_level:bash=1</text:p>
          </table:table-cell>
          <table:table-cell table:style-name="ce18" office:value-type="string" calcext:value-type="string">
            <text:p><text:span text:style-name="T430">Who is cleric?</text:span></text:p>
          </table:table-cell>
          <table:table-cell table:number-columns-repeated="1024"/>
        </table:table-row>
        <table:table-row table:style-name="ro122">
          <table:table-cell office:value-type="string" calcext:value-type="string">
            <text:p><text:span text:style-name="T431">flow weapon 6</text:span></text:p>
          </table:table-cell>
          <table:table-cell office:value-type="string" calcext:value-type="string">
            <text:p><text:span text:style-name="T432">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3">weapon</text:span></text:p>
          </table:table-cell>
          <table:table-cell office:value-type="float" calcext:value-type="float" office:value="0">
            <text:p>0</text:p>
          </table:table-cell>
          <table:table-cell table:style-name="ce11" table:formula="of:=COUNTIF([loot.A:loot.A];[.A116])" office:value-type="float" calcext:value-type="float" office:value="5">
            <text:p>5</text:p>
          </table:table-cell>
          <table:table-cell table:style-name="ce17" office:value-type="string" calcext:value-type="string">
            <text:p>skill_level:fast strike=1</text:p>
          </table:table-cell>
          <table:table-cell table:style-name="ce18" office:value-type="string" calcext:value-type="string">
            <text:p><text:span text:style-name="T434">A perfect weapon for close combat</text:span></text:p>
          </table:table-cell>
          <table:table-cell table:number-columns-repeated="1024"/>
        </table:table-row>
        <table:table-row table:style-name="ro123">
          <table:table-cell office:value-type="string" calcext:value-type="string">
            <text:p><text:span text:style-name="T435">mind weapon 6</text:span></text:p>
          </table:table-cell>
          <table:table-cell office:value-type="string" calcext:value-type="string">
            <text:p><text:span text:style-name="T436">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7">weapon</text:span></text:p>
          </table:table-cell>
          <table:table-cell office:value-type="float" calcext:value-type="float" office:value="0">
            <text:p>0</text:p>
          </table:table-cell>
          <table:table-cell table:style-name="ce11" table:formula="of:=COUNTIF([loot.A:loot.A];[.A117])" office:value-type="float" calcext:value-type="float" office:value="5">
            <text:p>5</text:p>
          </table:table-cell>
          <table:table-cell table:style-name="ce17" office:value-type="string" calcext:value-type="string">
            <text:p>skill_level:swing=-1,skill_level:mana bolt=1</text:p>
          </table:table-cell>
          <table:table-cell table:style-name="ce18" office:value-type="string" calcext:value-type="string">
            <text:p><text:span text:style-name="T438">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439">grit weapon 6</text:span></text:p>
          </table:table-cell>
          <table:table-cell office:value-type="string" calcext:value-type="string">
            <text:p><text:span text:style-name="T440">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41">weapon</text:span></text:p>
          </table:table-cell>
          <table:table-cell office:value-type="float" calcext:value-type="float" office:value="0">
            <text:p>0</text:p>
          </table:table-cell>
          <table:table-cell table:style-name="ce11" table:formula="of:=COUNTIF([loot.A:loot.A];[.A118])" office:value-type="float" calcext:value-type="float" office:value="5">
            <text:p>5</text:p>
          </table:table-cell>
          <table:table-cell table:style-name="ce17" office:value-type="string" calcext:value-type="string">
            <text:p>skill_level:swing=1</text:p>
          </table:table-cell>
          <table:table-cell table:style-name="ce18" office:value-type="string" calcext:value-type="string">
            <text:p><text:span text:style-name="T442">A sword forged of iron with a handle wrapped in a red cloth</text:span></text:p>
          </table:table-cell>
          <table:table-cell table:number-columns-repeated="1024"/>
        </table:table-row>
        <table:table-row table:style-name="ro125">
          <table:table-cell office:value-type="string" calcext:value-type="string">
            <text:p><text:span text:style-name="T443">flow weapon 9</text:span></text:p>
          </table:table-cell>
          <table:table-cell office:value-type="string" calcext:value-type="string">
            <text:p><text:span text:style-name="T444">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45">weapon</text:span></text:p>
          </table:table-cell>
          <table:table-cell office:value-type="float" calcext:value-type="float" office:value="0">
            <text:p>0</text:p>
          </table:table-cell>
          <table:table-cell table:style-name="ce11" table:formula="of:=COUNTIF([loot.A:loot.A];[.A119])" office:value-type="float" calcext:value-type="float" office:value="4">
            <text:p>4</text:p>
          </table:table-cell>
          <table:table-cell table:style-name="ce23" office:value-type="string" calcext:value-type="string">
            <text:p>skill_level:fast strike=1</text:p>
          </table:table-cell>
          <table:table-cell table:style-name="ce18" office:value-type="string" calcext:value-type="string">
            <text:p><text:span text:style-name="T446">A high-quality tactical knife with a tanto blade</text:span></text:p>
          </table:table-cell>
          <table:table-cell table:number-columns-repeated="1024"/>
        </table:table-row>
        <table:table-row table:style-name="ro126">
          <table:table-cell office:value-type="string" calcext:value-type="string">
            <text:p><text:span text:style-name="T447">soul weapon 9</text:span></text:p>
          </table:table-cell>
          <table:table-cell office:value-type="string" calcext:value-type="string">
            <text:p><text:span text:style-name="T448">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49">weapon</text:span></text:p>
          </table:table-cell>
          <table:table-cell office:value-type="float" calcext:value-type="float" office:value="0">
            <text:p>0</text:p>
          </table:table-cell>
          <table:table-cell table:style-name="ce11" table:formula="of:=COUNTIF([loot.A:loot.A];[.A120])" office:value-type="float" calcext:value-type="float" office:value="5">
            <text:p>5</text:p>
          </table:table-cell>
          <table:table-cell table:style-name="ce23" office:value-type="string" calcext:value-type="string">
            <text:p>skill_level:swing=-1,skill_level:holy arrow=1</text:p>
          </table:table-cell>
          <table:table-cell table:style-name="ce18" office:value-type="string" calcext:value-type="string">
            <text:p><text:span text:style-name="T450">A silver staff with an emblem of the sun on top</text:span></text:p>
          </table:table-cell>
          <table:table-cell table:number-columns-repeated="1024"/>
        </table:table-row>
        <table:table-row table:style-name="ro127">
          <table:table-cell office:value-type="string" calcext:value-type="string">
            <text:p><text:span text:style-name="T451">mind weapon 9</text:span></text:p>
          </table:table-cell>
          <table:table-cell office:value-type="string" calcext:value-type="string">
            <text:p><text:span text:style-name="T452">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3">weapon</text:span></text:p>
          </table:table-cell>
          <table:table-cell office:value-type="float" calcext:value-type="float" office:value="0">
            <text:p>0</text:p>
          </table:table-cell>
          <table:table-cell table:style-name="ce11" table:formula="of:=COUNTIF([loot.A:loot.A];[.A121])" office:value-type="float" calcext:value-type="float" office:value="4">
            <text:p>4</text:p>
          </table:table-cell>
          <table:table-cell table:style-name="ce23" office:value-type="string" calcext:value-type="string">
            <text:p>skill_level:swing=-1,skill_level:mana bolt=1</text:p>
          </table:table-cell>
          <table:table-cell table:style-name="ce18" office:value-type="string" calcext:value-type="string">
            <text:p><text:span text:style-name="T454">A gold engraved sliver rod with strange symbols engraved in the gold</text:span></text:p>
          </table:table-cell>
          <table:table-cell table:number-columns-repeated="1024"/>
        </table:table-row>
        <table:table-row table:style-name="ro128">
          <table:table-cell office:value-type="string" calcext:value-type="string">
            <text:p><text:span text:style-name="T455">grit weapon 9</text:span></text:p>
          </table:table-cell>
          <table:table-cell office:value-type="string" calcext:value-type="string">
            <text:p><text:span text:style-name="T45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7">weapon</text:span></text:p>
          </table:table-cell>
          <table:table-cell office:value-type="float" calcext:value-type="float" office:value="0">
            <text:p>0</text:p>
          </table:table-cell>
          <table:table-cell table:style-name="ce11" table:formula="of:=COUNTIF([loot.A:loot.A];[.A122])" office:value-type="float" calcext:value-type="float" office:value="4">
            <text:p>4</text:p>
          </table:table-cell>
          <table:table-cell table:style-name="ce17" office:value-type="string" calcext:value-type="string">
            <text:p>skill_level:swing=1</text:p>
          </table:table-cell>
          <table:table-cell table:style-name="ce18" office:value-type="string" calcext:value-type="string">
            <text:p><text:span text:style-name="T458">The steel sword a knights favored instrument</text:span></text:p>
          </table:table-cell>
          <table:table-cell table:number-columns-repeated="1024"/>
        </table:table-row>
        <table:table-row table:style-name="ro129">
          <table:table-cell office:value-type="string" calcext:value-type="string">
            <text:p><text:span text:style-name="T459">mind weapon 9 bone</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weapon</text:span></text:p>
          </table:table-cell>
          <table:table-cell office:value-type="float" calcext:value-type="float" office:value="0">
            <text:p>0</text:p>
          </table:table-cell>
          <table:table-cell table:style-name="ce11" table:formula="of:=COUNTIF([loot.A:loot.A];[.A123])" office:value-type="float" calcext:value-type="float" office:value="0">
            <text:p>0</text:p>
          </table:table-cell>
          <table:table-cell office:value-type="float" calcext:value-type="float" office:value="0">
            <text:p>0</text:p>
          </table:table-cell>
          <table:table-cell table:style-name="ce18" office:value-type="string" calcext:value-type="string">
            <text:p><text:span text:style-name="T462">pee</text:span></text:p>
          </table:table-cell>
          <table:table-cell table:number-columns-repeated="1024"/>
        </table:table-row>
        <table:table-row table:style-name="ro130">
          <table:table-cell office:value-type="string" calcext:value-type="string">
            <text:p><text:span text:style-name="T463">grit weapon 9 bone</text:span></text:p>
          </table:table-cell>
          <table:table-cell office:value-type="string" calcext:value-type="string">
            <text:p><text:span text:style-name="T464">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5">weapon</text:span></text:p>
          </table:table-cell>
          <table:table-cell office:value-type="float" calcext:value-type="float" office:value="0">
            <text:p>0</text:p>
          </table:table-cell>
          <table:table-cell table:style-name="ce11" table:formula="of:=COUNTIF([loot.A:loot.A];[.A124])" office:value-type="float" calcext:value-type="float" office:value="3">
            <text:p>3</text:p>
          </table:table-cell>
          <table:table-cell table:style-name="ce21" office:value-type="string" calcext:value-type="string">
            <text:p>skill_level:bash=1</text:p>
          </table:table-cell>
          <table:table-cell table:style-name="ce20"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466">flow weapon 12</text:span></text:p>
          </table:table-cell>
          <table:table-cell office:value-type="string" calcext:value-type="string">
            <text:p><text:span text:style-name="T467">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8">weapon</text:span></text:p>
          </table:table-cell>
          <table:table-cell office:value-type="float" calcext:value-type="float" office:value="0">
            <text:p>0</text:p>
          </table:table-cell>
          <table:table-cell table:style-name="ce11" table:formula="of:=COUNTIF([loot.A:loot.A];[.A125])" office:value-type="float" calcext:value-type="float" office:value="5">
            <text:p>5</text:p>
          </table:table-cell>
          <table:table-cell table:style-name="ce23" office:value-type="string" calcext:value-type="string">
            <text:p>skill_level:fast strike=1</text:p>
          </table:table-cell>
          <table:table-cell table:style-name="ce20"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469">soul wepaon 9 bone</text:span></text:p>
          </table:table-cell>
          <table:table-cell office:value-type="string" calcext:value-type="string">
            <text:p><text:span text:style-name="T470">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471">weapon</text:span></text:p>
          </table:table-cell>
          <table:table-cell office:value-type="float" calcext:value-type="float" office:value="0">
            <text:p>0</text:p>
          </table:table-cell>
          <table:table-cell table:style-name="ce11" table:formula="of:=COUNTIF([loot.A:loot.A];[.A126])" office:value-type="float" calcext:value-type="float" office:value="2">
            <text:p>2</text:p>
          </table:table-cell>
          <table:table-cell table:style-name="ce23" office:value-type="string" calcext:value-type="string">
            <text:p>skill_level:swing=-1,skill_level:holy arrow=1</text:p>
          </table:table-cell>
          <table:table-cell table:style-name="ce20"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472">soul weapon 12</text:span></text:p>
          </table:table-cell>
          <table:table-cell office:value-type="string" calcext:value-type="string">
            <text:p><text:span text:style-name="T473">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74">weapon</text:span></text:p>
          </table:table-cell>
          <table:table-cell office:value-type="float" calcext:value-type="float" office:value="0">
            <text:p>0</text:p>
          </table:table-cell>
          <table:table-cell table:style-name="ce11" table:formula="of:=COUNTIF([loot.A:loot.A];[.A127])" office:value-type="float" calcext:value-type="float" office:value="5">
            <text:p>5</text:p>
          </table:table-cell>
          <table:table-cell table:style-name="ce23" office:value-type="string" calcext:value-type="string">
            <text:p>skill_level:swing=-1,skill_level:holy arrow=1</text:p>
          </table:table-cell>
          <table:table-cell table:style-name="ce20"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475">mind weapon 12</text:span></text:p>
          </table:table-cell>
          <table:table-cell office:value-type="string" calcext:value-type="string">
            <text:p><text:span text:style-name="T476">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7">weapon</text:span></text:p>
          </table:table-cell>
          <table:table-cell office:value-type="float" calcext:value-type="float" office:value="0">
            <text:p>0</text:p>
          </table:table-cell>
          <table:table-cell table:style-name="ce11" table:formula="of:=COUNTIF([loot.A:loot.A];[.A128])" office:value-type="float" calcext:value-type="float" office:value="5">
            <text:p>5</text:p>
          </table:table-cell>
          <table:table-cell table:style-name="ce23" office:value-type="string" calcext:value-type="string">
            <text:p>skill_level:swing=-1,skill_level:mana bolt=1</text:p>
          </table:table-cell>
          <table:table-cell table:style-name="ce18" office:value-type="string" calcext:value-type="string">
            <text:p><text:span text:style-name="T478">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479">flow weapon 9 bone</text:span></text:p>
          </table:table-cell>
          <table:table-cell office:value-type="string" calcext:value-type="string">
            <text:p><text:span text:style-name="T48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1">weapon</text:span></text:p>
          </table:table-cell>
          <table:table-cell office:value-type="float" calcext:value-type="float" office:value="0">
            <text:p>0</text:p>
          </table:table-cell>
          <table:table-cell table:style-name="ce11" table:formula="of:=COUNTIF([loot.A:loot.A];[.A129])" office:value-type="float" calcext:value-type="float" office:value="2">
            <text:p>2</text:p>
          </table:table-cell>
          <table:table-cell table:style-name="ce17" office:value-type="string" calcext:value-type="string">
            <text:p>skill_level:swing=1</text:p>
          </table:table-cell>
          <table:table-cell table:style-name="ce20"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482">grit weapon 12</text:span></text:p>
          </table:table-cell>
          <table:table-cell table:style-name="ce17"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3">weapon</text:span></text:p>
          </table:table-cell>
          <table:table-cell office:value-type="float" calcext:value-type="float" office:value="0">
            <text:p>0</text:p>
          </table:table-cell>
          <table:table-cell table:style-name="ce11" table:formula="of:=COUNTIF([loot.A:loot.A];[.A130])" office:value-type="float" calcext:value-type="float" office:value="5">
            <text:p>5</text:p>
          </table:table-cell>
          <table:table-cell table:style-name="ce17" office:value-type="string" calcext:value-type="string">
            <text:p>skill_level:swing=1</text:p>
          </table:table-cell>
          <table:table-cell table:style-name="ce20" office:value-type="string" calcext:value-type="string">
            <text:p>A polearm with an axe blade and spear tip, perfect for versatile strikes.</text:p>
          </table:table-cell>
          <table:table-cell table:number-columns-repeated="1024"/>
        </table:table-row>
        <table:table-row table:style-name="ro137">
          <table:table-cell table:style-name="ce24" office:value-type="string" calcext:value-type="string">
            <text:p>flow weapon 15</text:p>
          </table:table-cell>
          <table:table-cell office:value-type="string" calcext:value-type="string">
            <text:p>Bee stinger</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4">weapon</text:span></text:p>
          </table:table-cell>
          <table:table-cell office:value-type="float" calcext:value-type="float" office:value="0">
            <text:p>0</text:p>
          </table:table-cell>
          <table:table-cell table:style-name="ce11" table:formula="of:=COUNTIF([loot.A:loot.A];[.A131])" office:value-type="float" calcext:value-type="float" office:value="0">
            <text:p>0</text:p>
          </table:table-cell>
          <table:table-cell table:style-name="ce23" office:value-type="string" calcext:value-type="string">
            <text:p>skill_level:fast strike=1</text:p>
          </table:table-cell>
          <table:table-cell table:style-name="ce18"/>
          <table:table-cell table:number-columns-repeated="1024"/>
        </table:table-row>
        <table:table-row table:style-name="ro138">
          <table:table-cell table:style-name="ce24" office:value-type="string" calcext:value-type="string">
            <text:p>grit weapon 15 ant</text:p>
          </table:table-cell>
          <table:table-cell office:value-type="string" calcext:value-type="string">
            <text:p>Ant mandible</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5">weapon</text:span></text:p>
          </table:table-cell>
          <table:table-cell office:value-type="float" calcext:value-type="float" office:value="0">
            <text:p>0</text:p>
          </table:table-cell>
          <table:table-cell table:style-name="ce11" table:formula="of:=COUNTIF([loot.A:loot.A];[.A132])"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139">
          <table:table-cell office:value-type="string" calcext:value-type="string">
            <text:p>grit weapon 15 golem</text:p>
          </table:table-cell>
          <table:table-cell office:value-type="string" calcext:value-type="string">
            <text:p>Golem gauntlets</text:p>
          </table:table-cell>
          <table:table-cell table:style-name="ce22" office:value-type="float" calcext:value-type="float" office:value="20">
            <text:p>20</text:p>
          </table:table-cell>
          <table:table-cell table:style-name="ce22" office:value-type="float" calcext:value-type="float" office:value="-20">
            <text:p>-20</text:p>
          </table:table-cell>
          <table:table-cell table:style-name="ce22" office:value-type="float" calcext:value-type="float" office:value="0">
            <text:p>0</text:p>
          </table:table-cell>
          <table:table-cell table:style-name="ce22" office:value-type="float" calcext:value-type="float" office:value="20">
            <text:p>20</text:p>
          </table:table-cell>
          <table:table-cell table:style-name="ce22" office:value-type="float" calcext:value-type="float" office:value="3">
            <text:p>3</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6">weapon</text:span></text:p>
          </table:table-cell>
          <table:table-cell office:value-type="float" calcext:value-type="float" office:value="0">
            <text:p>0</text:p>
          </table:table-cell>
          <table:table-cell table:style-name="ce11" table:formula="of:=COUNTIF([loot.A:loot.A];[.A133])"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140">
          <table:table-cell table:style-name="ce24" office:value-type="string" calcext:value-type="string">
            <text:p>soul weapon 15</text:p>
          </table:table-cell>
          <table:table-cell office:value-type="string" calcext:value-type="string">
            <text:p>Bishop staff</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487">weapon</text:span></text:p>
          </table:table-cell>
          <table:table-cell office:value-type="float" calcext:value-type="float" office:value="0">
            <text:p>0</text:p>
          </table:table-cell>
          <table:table-cell table:style-name="ce11" table:formula="of:=COUNTIF([loot.A:loot.A];[.A134])" office:value-type="float" calcext:value-type="float" office:value="0">
            <text:p>0</text:p>
          </table:table-cell>
          <table:table-cell table:style-name="ce23" office:value-type="string" calcext:value-type="string">
            <text:p>skill_level:swing=-1,skill_level:holy arrow=1</text:p>
          </table:table-cell>
          <table:table-cell table:style-name="ce18"/>
          <table:table-cell table:number-columns-repeated="1024"/>
        </table:table-row>
        <table:table-row table:style-name="ro141">
          <table:table-cell table:style-name="ce24" office:value-type="string" calcext:value-type="string">
            <text:p>mind weapon 15</text:p>
          </table:table-cell>
          <table:table-cell office:value-type="string" calcext:value-type="string">
            <text:p>Pixie wand</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8">weapon</text:span></text:p>
          </table:table-cell>
          <table:table-cell office:value-type="float" calcext:value-type="float" office:value="0">
            <text:p>0</text:p>
          </table:table-cell>
          <table:table-cell table:style-name="ce11" table:formula="of:=COUNTIF([loot.A:loot.A];[.A135])" office:value-type="float" calcext:value-type="float" office:value="0">
            <text:p>0</text:p>
          </table:table-cell>
          <table:table-cell table:style-name="ce23" office:value-type="string" calcext:value-type="string">
            <text:p>skill_level:swing=-1,skill_level:mana bolt=1</text:p>
          </table:table-cell>
          <table:table-cell table:style-name="ce18"/>
          <table:table-cell table:number-columns-repeated="1024"/>
        </table:table-row>
        <table:table-row table:style-name="ro142">
          <table:table-cell table:style-name="ce24" office:value-type="string" calcext:value-type="string">
            <text:p>ellinia_shop_weapon_quest_1</text:p>
          </table:table-cell>
          <table:table-cell table:style-name="ce24" office:value-type="string" calcext:value-type="string">
            <text:p>Branchy wand</text:p>
          </table:table-cell>
          <table:table-cell table:style-name="ce22" office:value-type="float" calcext:value-type="float" office:value="0">
            <text:p>0</text:p>
          </table:table-cell>
          <table:table-cell table:style-name="ce22" office:value-type="float" calcext:value-type="float" office:value="35">
            <text:p>3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string" calcext:value-type="string">
            <text:p><text:span text:style-name="T489">weapon</text:span></text:p>
          </table:table-cell>
          <table:table-cell table:style-name="ce22" office:value-type="float" calcext:value-type="float" office:value="0">
            <text:p>0</text:p>
          </table:table-cell>
          <table:table-cell table:style-name="ce11" table:formula="of:=COUNTIF([loot.A:loot.A];[.A136])" office:value-type="float" calcext:value-type="float" office:value="0">
            <text:p>0</text:p>
          </table:table-cell>
          <table:table-cell table:style-name="ce17" office:value-type="string" calcext:value-type="string">
            <text:p>skill_level:swing=-1,skill_level:magic missile=1</text:p>
          </table:table-cell>
          <table:table-cell table:style-name="ce18" office:value-type="string" calcext:value-type="string">
            <text:p>Made from several tree branches fused together, its perfect for a beginner mage.</text:p>
          </table:table-cell>
          <table:table-cell table:number-columns-repeated="1024"/>
        </table:table-row>
        <table:table-row table:style-name="ro143">
          <table:table-cell table:style-name="ce24" office:value-type="string" calcext:value-type="string">
            <text:p>ellinia_shop_weapon_quest_2</text:p>
          </table:table-cell>
          <table:table-cell table:style-name="ce24" office:value-type="string" calcext:value-type="string">
            <text:p>Refined branchy wand</text:p>
          </table:table-cell>
          <table:table-cell table:style-name="ce22" office:value-type="float" calcext:value-type="float" office:value="0">
            <text:p>0</text:p>
          </table:table-cell>
          <table:table-cell table:style-name="ce22" office:value-type="float" calcext:value-type="float" office:value="65">
            <text:p>6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string" calcext:value-type="string">
            <text:p><text:span text:style-name="T490">weapon</text:span></text:p>
          </table:table-cell>
          <table:table-cell table:style-name="ce22" office:value-type="float" calcext:value-type="float" office:value="0">
            <text:p>0</text:p>
          </table:table-cell>
          <table:table-cell table:style-name="ce11" table:formula="of:=COUNTIF([loot.A:loot.A];[.A137])" office:value-type="float" calcext:value-type="float" office:value="0">
            <text:p>0</text:p>
          </table:table-cell>
          <table:table-cell table:style-name="ce17" office:value-type="string" calcext:value-type="string">
            <text:p>skill_level:swing=-1,skill_level:magic missile=2</text:p>
          </table:table-cell>
          <table:table-cell table:style-name="ce18" office:value-type="string" calcext:value-type="string">
            <text:p>Made from several tree branches fused together, its perfect for intermediate mages.</text:p>
          </table:table-cell>
          <table:table-cell table:number-columns-repeated="1024"/>
        </table:table-row>
        <table:table-row table:style-name="ro144">
          <table:table-cell office:value-type="string" calcext:value-type="string">
            <text:p>ellinia_shop_weapon_quest_3</text:p>
          </table:table-cell>
          <table:table-cell table:style-name="ce26" office:value-type="string" calcext:value-type="string">
            <text:p>Tree root wand</text:p>
          </table:table-cell>
          <table:table-cell table:style-name="ce22" office:value-type="float" calcext:value-type="float" office:value="0">
            <text:p>0</text:p>
          </table:table-cell>
          <table:table-cell table:style-name="ce22" office:value-type="float" calcext:value-type="float" office:value="100">
            <text:p>10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8">
            <text:p>8</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9">
            <text:p>9</text:p>
          </table:table-cell>
          <table:table-cell table:style-name="ce22" office:value-type="string" calcext:value-type="string">
            <text:p><text:span text:style-name="T491">weapon</text:span></text:p>
          </table:table-cell>
          <table:table-cell table:style-name="ce22" office:value-type="float" calcext:value-type="float" office:value="0">
            <text:p>0</text:p>
          </table:table-cell>
          <table:table-cell table:style-name="ce11" table:formula="of:=COUNTIF([loot.A:loot.A];[.A138])" office:value-type="float" calcext:value-type="float" office:value="0">
            <text:p>0</text:p>
          </table:table-cell>
          <table:table-cell table:style-name="ce17" office:value-type="string" calcext:value-type="string">
            <text:p>skill_level:swing=-1,skill_level:magic missile=3</text:p>
          </table:table-cell>
          <table:table-cell table:style-name="ce18" office:value-type="string" calcext:value-type="string">
            <text:p>Masterfully crafted from the roots of a tree, this wand is perfect for adept mages.</text:p>
          </table:table-cell>
          <table:table-cell table:number-columns-repeated="1024"/>
        </table:table-row>
        <table:table-row table:style-name="ro145">
          <table:table-cell table:style-name="ce24" office:value-type="string" calcext:value-type="string">
            <text:p>rusty_axe</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1" table:formula="of:=COUNTIF([loot.A:loot.A];[.A139])"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146">
          <table:table-cell table:style-name="ce24"/>
          <table:table-cell table:style-name="ce26"/>
          <table:table-cell table:number-columns-repeated="19"/>
          <table:table-cell table:style-name="ce11"/>
          <table:table-cell table:style-name="ce26"/>
          <table:table-cell table:style-name="ce18"/>
          <table:table-cell table:number-columns-repeated="1024"/>
        </table:table-row>
        <table:table-row table:style-name="ro147">
          <table:table-cell table:style-name="ce22"/>
          <table:table-cell table:number-columns-repeated="1024"/>
        </table:table-row>
        <table:table-row table:style-name="ro6">
          <table:table-cell table:number-columns-repeated="1024"/>
        </table:table-row>
        <calcext:conditional-formats>
          <calcext:conditional-format calcext:target-range-address="A1:S99 C100:S110 C116:S116 A139:B139 A140:S1048576 U116:U117 U140:U1048576 A100:B111 A111:S111 U1:U111 X1:X111 X116:X120 X140:X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S116 U116">
            <calcext:condition calcext:base-cell-address="items_equipment.C116"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U137">
            <calcext:condition calcext:base-cell-address="items_equipment.U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A1:U94 A95:T99 C100:T110 C116:U116 U117 T123 T124:T127 T129:T131 T132 T133 T135 T136 T137 T138 A139:B139 T139 A140:U1048576 A100:B111 A111:T111 U95:U111 X1:AMI120 Y121:AMI121 Y122:AMI139 X140:AMI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U116">
            <calcext:condition calcext:base-cell-address="items_equipment.C116"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35">
            <calcext:condition calcext:base-cell-address="items_equipment.T135"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T137 U137">
            <calcext:condition calcext:base-cell-address="items_equipment.T U137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T95:T97">
            <calcext:condition calcext:base-cell-address="items_equipment.T95" calcext:value="formula-is( ISEVEN(ROW(())))"/>
          </calcext:conditional-format>
          <calcext:conditional-format calcext:target-range-address="T100:T102">
            <calcext:condition calcext:base-cell-address="items_equipment.T100"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04:T106">
            <calcext:condition calcext:base-cell-address="items_equipment.T104" calcext:value="formula-is( ISEVEN(ROW(())))"/>
          </calcext:conditional-format>
          <calcext:conditional-format calcext:target-range-address="T99">
            <calcext:condition calcext:base-cell-address="items_equipment.T99" calcext:value="formula-is( ISEVEN(ROW(())))"/>
          </calcext:conditional-format>
          <calcext:conditional-format calcext:target-range-address="T103">
            <calcext:condition calcext:base-cell-address="items_equipment.T103" calcext:value="formula-is( ISEVEN(ROW(())))"/>
          </calcext:conditional-format>
          <calcext:conditional-format calcext:target-range-address="T107">
            <calcext:condition calcext:base-cell-address="items_equipment.T107"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9">
          <table:table-cell office:value-type="string" calcext:value-type="string">
            <text:p><text:span text:style-name="T492">premade_id</text:span></text:p>
          </table:table-cell>
          <table:table-cell office:value-type="string" calcext:value-type="string">
            <text:p><text:span text:style-name="T493">name</text:span></text:p>
          </table:table-cell>
          <table:table-cell office:value-type="string" calcext:value-type="string">
            <text:p><text:span text:style-name="T494">skill</text:span></text:p>
          </table:table-cell>
          <table:table-cell table:style-name="ce11" office:value-type="string" calcext:value-type="string">
            <text:p><text:span text:style-name="T495">FOUND</text:span></text:p>
          </table:table-cell>
          <table:table-cell office:value-type="string" calcext:value-type="string">
            <text:p><text:span text:style-name="T496">use_perspectives</text:span></text:p>
          </table:table-cell>
          <table:table-cell table:style-name="ce11" office:value-type="string" calcext:value-type="string">
            <text:p><text:span text:style-name="T497">FOUND</text:span></text:p>
          </table:table-cell>
          <table:table-cell table:style-name="ce16" office:value-type="string" calcext:value-type="string">
            <text:p><text:span text:style-name="T498">DROPPED</text:span><text:span text:style-name="T499">
</text:span><text:span text:style-name="T500">BY X </text:span><text:span text:style-name="T501">
</text:span><text:span text:style-name="T502">MOBS</text:span></text:p>
          </table:table-cell>
          <table:table-cell office:value-type="string" calcext:value-type="string">
            <text:p><text:span text:style-name="T503">description</text:span></text:p>
          </table:table-cell>
          <table:table-cell table:number-columns-repeated="1024"/>
        </table:table-row>
        <table:table-row table:style-name="ro150">
          <table:table-cell office:value-type="string" calcext:value-type="string">
            <text:p><text:span text:style-name="T504">red potion</text:span></text:p>
          </table:table-cell>
          <table:table-cell office:value-type="string" calcext:value-type="string">
            <text:p><text:span text:style-name="T505">Red potion</text:span></text:p>
          </table:table-cell>
          <table:table-cell office:value-type="string" calcext:value-type="string">
            <text:p><text:span text:style-name="T506">regen_hp30</text:span></text:p>
          </table:table-cell>
          <table:table-cell table:style-name="ce11" table:formula="of:=VLOOKUP([.C2]; [$skills.A$1:$skills.B$1048576]; 2; 0)" office:value-type="string" calcext:value-type="string" office:string-value="Minor Health Regen">
            <text:p>Minor Health Regen</text:p>
          </table:table-cell>
          <table:table-cell office:value-type="string" calcext:value-type="string">
            <text:p><text:span text:style-name="T507">potion</text:span></text:p>
          </table:table-cell>
          <table:table-cell table:style-name="ce11" table:formula="of:=VLOOKUP([.E2];[$use_perspectives.A$1:$use_perspectives.B$1048576];2;0)" office:value-type="string" calcext:value-type="string" office:string-value="use_potion">
            <text:p>use_potion</text:p>
          </table:table-cell>
          <table:table-cell table:style-name="ce11" table:formula="of:=COUNTIF([loot.A:loot.A];[.A2])" office:value-type="float" calcext:value-type="float" office:value="21">
            <text:p>21</text:p>
          </table:table-cell>
          <table:table-cell office:value-type="string" calcext:value-type="string">
            <text:p><text:span text:style-name="T508">Just a bottle of cold tomato soup.</text:span></text:p>
          </table:table-cell>
          <table:table-cell table:number-columns-repeated="1024"/>
        </table:table-row>
        <table:table-row table:style-name="ro151">
          <table:table-cell office:value-type="string" calcext:value-type="string">
            <text:p><text:span text:style-name="T509">blue potion</text:span></text:p>
          </table:table-cell>
          <table:table-cell office:value-type="string" calcext:value-type="string">
            <text:p><text:span text:style-name="T510">Blue potion</text:span></text:p>
          </table:table-cell>
          <table:table-cell office:value-type="string" calcext:value-type="string">
            <text:p><text:span text:style-name="T511">regen_mp30</text:span></text:p>
          </table:table-cell>
          <table:table-cell table:style-name="ce11" table:formula="of:=VLOOKUP([.C3];[$skills.A$1:$skills.B$1048576];2;0)" office:value-type="string" calcext:value-type="string" office:string-value="Minor Magicka Regen">
            <text:p>Minor Magicka Regen</text:p>
          </table:table-cell>
          <table:table-cell office:value-type="string" calcext:value-type="string">
            <text:p><text:span text:style-name="T512">potion</text:span></text:p>
          </table:table-cell>
          <table:table-cell table:style-name="ce11" table:formula="of:=VLOOKUP([.E3];[use_perspectives.A:use_perspectives.B];2;0)" office:value-type="string" calcext:value-type="string" office:string-value="use_potion">
            <text:p>use_potion</text:p>
          </table:table-cell>
          <table:table-cell table:style-name="ce11" table:formula="of:=COUNTIF([loot.A:loot.A];[.A3])" office:value-type="float" calcext:value-type="float" office:value="21">
            <text:p>21</text:p>
          </table:table-cell>
          <table:table-cell office:value-type="string" calcext:value-type="string">
            <text:p><text:span text:style-name="T513">Just a bottle of REALLY cold tomato soup.</text:span></text:p>
          </table:table-cell>
          <table:table-cell table:number-columns-repeated="1024"/>
        </table:table-row>
        <table:table-row table:style-name="ro152">
          <table:table-cell office:value-type="string" calcext:value-type="string">
            <text:p><text:span text:style-name="T514">translucent scroll</text:span></text:p>
          </table:table-cell>
          <table:table-cell office:value-type="string" calcext:value-type="string">
            <text:p><text:span text:style-name="T515">Translucent Scroll</text:span></text:p>
          </table:table-cell>
          <table:table-cell office:value-type="string" calcext:value-type="string">
            <text:p><text:span text:style-name="T516">ethereal</text:span></text:p>
          </table:table-cell>
          <table:table-cell table:style-name="ce11" table:formula="of:=VLOOKUP([.C4];[skills.A:skills.B];2;0)" office:value-type="string" calcext:value-type="string" office:string-value="Become Ethereal">
            <text:p>Become Ethereal</text:p>
          </table:table-cell>
          <table:table-cell office:value-type="string" calcext:value-type="string">
            <text:p><text:span text:style-name="T517">scroll</text:span></text:p>
          </table:table-cell>
          <table:table-cell table:style-name="ce11" table:formula="of:=VLOOKUP([.E4];[use_perspectives.A:use_perspectives.B];2;0)" office:value-type="string" calcext:value-type="string" office:string-value="use_scroll">
            <text:p>use_scroll</text:p>
          </table:table-cell>
          <table:table-cell table:style-name="ce11" table:formula="of:=COUNTIF([loot.A:loot.A];[.A4])" office:value-type="float" calcext:value-type="float" office:value="0">
            <text:p>0</text:p>
          </table:table-cell>
          <table:table-cell office:value-type="string" calcext:value-type="string">
            <text:p><text:span text:style-name="T518">Its so hard to read this…</text:span></text:p>
          </table:table-cell>
          <table:table-cell table:number-columns-repeated="1024"/>
        </table:table-row>
        <table:table-row table:style-name="ro153">
          <table:table-cell table:number-columns-repeated="3"/>
          <table:table-cell table:style-name="ce11"/>
          <table:table-cell table:number-columns-repeated="1024"/>
        </table:table-row>
        <table:table-row table:style-name="ro154">
          <table:table-cell table:number-columns-repeated="3"/>
          <table:table-cell table:style-name="ce11"/>
          <table:table-cell table:number-columns-repeated="1024"/>
        </table:table-row>
        <table:table-row table:style-name="ro155">
          <table:table-cell table:number-columns-repeated="3"/>
          <table:table-cell table:style-name="ce11"/>
          <table:table-cell table:number-columns-repeated="1024"/>
        </table:table-row>
        <table:table-row table:style-name="ro156">
          <table:table-cell table:number-columns-repeated="3"/>
          <table:table-cell table:style-name="ce11"/>
          <table:table-cell table:number-columns-repeated="1024"/>
        </table:table-row>
        <table:table-row table:style-name="ro157">
          <table:table-cell table:number-columns-repeated="3"/>
          <table:table-cell table:style-name="ce11"/>
          <table:table-cell table:number-columns-repeated="1024"/>
        </table:table-row>
        <table:table-row table:style-name="ro158">
          <table:table-cell table:number-columns-repeated="3"/>
          <table:table-cell table:style-name="ce11"/>
          <table:table-cell table:number-columns-repeated="1024"/>
        </table:table-row>
        <table:table-row table:style-name="ro159">
          <table:table-cell table:number-columns-repeated="3"/>
          <table:table-cell table:style-name="ce11"/>
          <table:table-cell table:number-columns-repeated="1024"/>
        </table:table-row>
        <table:table-row table:style-name="ro160">
          <table:table-cell table:number-columns-repeated="3"/>
          <table:table-cell table:style-name="ce11"/>
          <table:table-cell table:number-columns-repeated="1024"/>
        </table:table-row>
        <table:table-row table:style-name="ro161">
          <table:table-cell table:number-columns-repeated="3"/>
          <table:table-cell table:style-name="ce11"/>
          <table:table-cell table:number-columns-repeated="1024"/>
        </table:table-row>
        <table:table-row table:style-name="ro162">
          <table:table-cell table:number-columns-repeated="1024"/>
        </table:table-row>
        <table:table-row table:number-rows-repeated="50" table:style-name="ro148">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4">
          <table:table-cell office:value-type="string" calcext:value-type="string">
            <text:p><text:span text:style-name="T519">premade_id</text:span></text:p>
          </table:table-cell>
          <table:table-cell office:value-type="string" calcext:value-type="string">
            <text:p><text:span text:style-name="T520">name</text:span></text:p>
          </table:table-cell>
          <table:table-cell table:style-name="ce16" office:value-type="string" calcext:value-type="string">
            <text:p><text:span text:style-name="T521">DROPPED</text:span><text:span text:style-name="T522">
</text:span><text:span text:style-name="T523">BY X </text:span><text:span text:style-name="T524">
</text:span><text:span text:style-name="T525">MOBS</text:span></text:p>
          </table:table-cell>
          <table:table-cell office:value-type="string" calcext:value-type="string">
            <text:p><text:span text:style-name="T526">description</text:span></text:p>
          </table:table-cell>
          <table:table-cell table:number-columns-repeated="1024"/>
        </table:table-row>
        <table:table-row table:style-name="ro165">
          <table:table-cell office:value-type="string" calcext:value-type="string">
            <text:p><text:span text:style-name="T527">rock</text:span></text:p>
          </table:table-cell>
          <table:table-cell office:value-type="string" calcext:value-type="string">
            <text:p><text:span text:style-name="T528">Rock</text:span></text:p>
          </table:table-cell>
          <table:table-cell table:style-name="ce11" table:formula="of:=COUNTIF([loot.A:loot.A];[.A2])" office:value-type="float" calcext:value-type="float" office:value="0">
            <text:p>0</text:p>
          </table:table-cell>
          <table:table-cell office:value-type="string" calcext:value-type="string">
            <text:p><text:span text:style-name="T529">Just a rock</text:span></text:p>
          </table:table-cell>
          <table:table-cell table:number-columns-repeated="1024"/>
        </table:table-row>
        <table:table-row table:style-name="ro166">
          <table:table-cell office:value-type="string" calcext:value-type="string">
            <text:p><text:span text:style-name="T530">tutorial_paper_1</text:span></text:p>
          </table:table-cell>
          <table:table-cell office:value-type="string" calcext:value-type="string">
            <text:p><text:span text:style-name="T531">A piece of paper</text:span></text:p>
          </table:table-cell>
          <table:table-cell table:style-name="ce11" table:formula="of:=COUNTIF([loot.A:loot.A];[.A3])" office:value-type="float" calcext:value-type="float" office:value="0">
            <text:p>0</text:p>
          </table:table-cell>
          <table:table-cell table:style-name="ce27" office:value-type="string" calcext:value-type="string">
            <text:p><text:span text:style-name="T532">This little note reads</text:span><text:span text:style-name="T533">
</text:span><text:span text:style-name="T534">"not all exits are obvious, some are hidden, go east to proceed"</text:span></text:p>
          </table:table-cell>
          <table:table-cell table:number-columns-repeated="1024"/>
        </table:table-row>
        <table:table-row table:style-name="ro167">
          <table:table-cell office:value-type="string" calcext:value-type="string">
            <text:p><text:span text:style-name="T535">tutorial_paper_2</text:span></text:p>
          </table:table-cell>
          <table:table-cell office:value-type="string" calcext:value-type="string">
            <text:p><text:span text:style-name="T536">Another piece of paper</text:span></text:p>
          </table:table-cell>
          <table:table-cell table:style-name="ce11" table:formula="of:=COUNTIF([loot.A:loot.A];[.A4])" office:value-type="float" calcext:value-type="float" office:value="0">
            <text:p>0</text:p>
          </table:table-cell>
          <table:table-cell table:style-name="ce27" office:value-type="string" calcext:value-type="string">
            <text:p><text:span text:style-name="T537">This little note reads</text:span><text:span text:style-name="T538">
</text:span><text:span text:style-name="T539">“You probably already figured it out, but loot dropped from enemies goes</text:span><text:span text:style-name="T540">
</text:span><text:span text:style-name="T541">directly into your inventory, you also got a weapon!</text:span><text:span text:style-name="T542">
</text:span><text:span text:style-name="T543">Identify it and equip it with “equip [item name]” then proceed north"</text:span></text:p>
          </table:table-cell>
          <table:table-cell table:number-columns-repeated="1024"/>
        </table:table-row>
        <table:table-row table:style-name="ro168">
          <table:table-cell office:value-type="string" calcext:value-type="string">
            <text:p><text:span text:style-name="T544">stone</text:span></text:p>
          </table:table-cell>
          <table:table-cell office:value-type="string" calcext:value-type="string">
            <text:p><text:span text:style-name="T545">Stone</text:span></text:p>
          </table:table-cell>
          <table:table-cell table:style-name="ce11" table:formula="of:=COUNTIF([loot.A:loot.A];[.A5])" office:value-type="float" calcext:value-type="float" office:value="0">
            <text:p>0</text:p>
          </table:table-cell>
          <table:table-cell office:value-type="string" calcext:value-type="string">
            <text:p><text:span text:style-name="T546">Its a stone, what did you expect a jade?</text:span></text:p>
          </table:table-cell>
          <table:table-cell table:number-columns-repeated="1024"/>
        </table:table-row>
        <table:table-row table:style-name="ro169">
          <table:table-cell table:style-name="ce17" office:value-type="string" calcext:value-type="string">
            <text:p>copper_metal</text:p>
          </table:table-cell>
          <table:table-cell table:style-name="ce17" office:value-type="string" calcext:value-type="string">
            <text:p>Copper metal</text:p>
          </table:table-cell>
          <table:table-cell table:style-name="ce11" table:formula="of:=COUNTIF([loot.A:loot.A];[.A6])" office:value-type="float" calcext:value-type="float" office:value="0">
            <text:p>0</text:p>
          </table:table-cell>
          <table:table-cell office:value-type="string" calcext:value-type="string">
            <text:p><text:span text:style-name="T547">Copper some of it is green from oxidation.</text:span></text:p>
          </table:table-cell>
          <table:table-cell table:number-columns-repeated="1024"/>
        </table:table-row>
        <table:table-row table:style-name="ro170">
          <table:table-cell office:value-type="string" calcext:value-type="string">
            <text:p>bronze_metal</text:p>
          </table:table-cell>
          <table:table-cell office:value-type="string" calcext:value-type="string">
            <text:p>Bronze metal</text:p>
          </table:table-cell>
          <table:table-cell table:style-name="ce11"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71">
          <table:table-cell office:value-type="string" calcext:value-type="string">
            <text:p>iron_metal</text:p>
          </table:table-cell>
          <table:table-cell office:value-type="string" calcext:value-type="string">
            <text:p>Iron metal</text:p>
          </table:table-cell>
          <table:table-cell table:style-name="ce11"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72">
          <table:table-cell office:value-type="string" calcext:value-type="string">
            <text:p>mana_iron_metal</text:p>
          </table:table-cell>
          <table:table-cell office:value-type="string" calcext:value-type="string">
            <text:p>Mana iron metal</text:p>
          </table:table-cell>
          <table:table-cell table:style-name="ce11"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73">
          <table:table-cell office:value-type="string" calcext:value-type="string">
            <text:p>steel_metal</text:p>
          </table:table-cell>
          <table:table-cell office:value-type="string" calcext:value-type="string">
            <text:p>Steel metal</text:p>
          </table:table-cell>
          <table:table-cell table:style-name="ce11"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74">
          <table:table-cell office:value-type="string" calcext:value-type="string">
            <text:p>mana_steel_metal</text:p>
          </table:table-cell>
          <table:table-cell office:value-type="string" calcext:value-type="string">
            <text:p>Mana steel metal</text:p>
          </table:table-cell>
          <table:table-cell table:style-name="ce11"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75">
          <table:table-cell office:value-type="string" calcext:value-type="string">
            <text:p>gold_metal</text:p>
          </table:table-cell>
          <table:table-cell office:value-type="string" calcext:value-type="string">
            <text:p>Gold metal</text:p>
          </table:table-cell>
          <table:table-cell table:style-name="ce11"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76">
          <table:table-cell office:value-type="string" calcext:value-type="string">
            <text:p>titanium_metal</text:p>
          </table:table-cell>
          <table:table-cell office:value-type="string" calcext:value-type="string">
            <text:p>Titanium metal</text:p>
          </table:table-cell>
          <table:table-cell table:style-name="ce11"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77">
          <table:table-cell office:value-type="string" calcext:value-type="string">
            <text:p>palladium_metal</text:p>
          </table:table-cell>
          <table:table-cell office:value-type="string" calcext:value-type="string">
            <text:p>Palladium metal</text:p>
          </table:table-cell>
          <table:table-cell table:style-name="ce11"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78">
          <table:table-cell office:value-type="string" calcext:value-type="string">
            <text:p>mythril_metal</text:p>
          </table:table-cell>
          <table:table-cell office:value-type="string" calcext:value-type="string">
            <text:p>Mythril metal</text:p>
          </table:table-cell>
          <table:table-cell table:style-name="ce11"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79">
          <table:table-cell office:value-type="string" calcext:value-type="string">
            <text:p>orichalcum_metal</text:p>
          </table:table-cell>
          <table:table-cell office:value-type="string" calcext:value-type="string">
            <text:p>Orichalcum metal</text:p>
          </table:table-cell>
          <table:table-cell table:style-name="ce11"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80">
          <table:table-cell office:value-type="string" calcext:value-type="string">
            <text:p>tree_branch</text:p>
          </table:table-cell>
          <table:table-cell office:value-type="string" calcext:value-type="string">
            <text:p>Tree branch</text:p>
          </table:table-cell>
          <table:table-cell table:style-name="ce11"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81">
          <table:table-cell table:style-name="ce26" office:value-type="string" calcext:value-type="string">
            <text:p>tree_root</text:p>
          </table:table-cell>
          <table:table-cell table:style-name="ce26" office:value-type="string" calcext:value-type="string">
            <text:p>Tree root</text:p>
          </table:table-cell>
          <table:table-cell table:style-name="ce11"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82">
          <table:table-cell office:value-type="string" calcext:value-type="string">
            <text:p><text:span text:style-name="T548">bark</text:span></text:p>
          </table:table-cell>
          <table:table-cell office:value-type="string" calcext:value-type="string">
            <text:p><text:span text:style-name="T549">Bark</text:span></text:p>
          </table:table-cell>
          <table:table-cell table:style-name="ce11" table:formula="of:=COUNTIF([loot.A:loot.A];[.A19])" office:value-type="float" calcext:value-type="float" office:value="0">
            <text:p>0</text:p>
          </table:table-cell>
          <table:table-cell office:value-type="string" calcext:value-type="string">
            <text:p><text:span text:style-name="T550">Some tree bark, wonder what this could be used for?</text:span></text:p>
          </table:table-cell>
          <table:table-cell table:number-columns-repeated="1024"/>
        </table:table-row>
        <table:table-row table:style-name="ro183">
          <table:table-cell table:style-name="ce17" office:value-type="string" calcext:value-type="string">
            <text:p>simple_wood</text:p>
          </table:table-cell>
          <table:table-cell office:value-type="string" calcext:value-type="string">
            <text:p><text:span text:style-name="T551">Simple wood</text:span></text:p>
          </table:table-cell>
          <table:table-cell table:style-name="ce11" table:formula="of:=COUNTIF([loot.A:loot.A];[.A20])" office:value-type="float" calcext:value-type="float" office:value="0">
            <text:p>0</text:p>
          </table:table-cell>
          <table:table-cell office:value-type="string" calcext:value-type="string">
            <text:p><text:span text:style-name="T552">Some simple wood, maybe make a wood sword with it?</text:span></text:p>
          </table:table-cell>
          <table:table-cell table:number-columns-repeated="1024"/>
        </table:table-row>
        <table:table-row table:style-name="ro184">
          <table:table-cell office:value-type="string" calcext:value-type="string">
            <text:p>oak_wood</text:p>
          </table:table-cell>
          <table:table-cell table:style-name="ce26" office:value-type="string" calcext:value-type="string">
            <text:p>Oak wood</text:p>
          </table:table-cell>
          <table:table-cell table:style-name="ce11"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185">
          <table:table-cell office:value-type="string" calcext:value-type="string">
            <text:p>pine_wood</text:p>
          </table:table-cell>
          <table:table-cell table:style-name="ce26" office:value-type="string" calcext:value-type="string">
            <text:p>Pine wood</text:p>
          </table:table-cell>
          <table:table-cell table:style-name="ce11"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186">
          <table:table-cell office:value-type="string" calcext:value-type="string">
            <text:p>maple_wood</text:p>
          </table:table-cell>
          <table:table-cell table:style-name="ce26" office:value-type="string" calcext:value-type="string">
            <text:p>Maple wood</text:p>
          </table:table-cell>
          <table:table-cell table:style-name="ce11"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187">
          <table:table-cell office:value-type="string" calcext:value-type="string">
            <text:p>birch_wood</text:p>
          </table:table-cell>
          <table:table-cell table:style-name="ce26" office:value-type="string" calcext:value-type="string">
            <text:p>Birch wood</text:p>
          </table:table-cell>
          <table:table-cell table:style-name="ce11"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188">
          <table:table-cell office:value-type="string" calcext:value-type="string">
            <text:p>walnut_wood</text:p>
          </table:table-cell>
          <table:table-cell table:style-name="ce26" office:value-type="string" calcext:value-type="string">
            <text:p>Walnut wood</text:p>
          </table:table-cell>
          <table:table-cell table:style-name="ce11"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189">
          <table:table-cell office:value-type="string" calcext:value-type="string">
            <text:p>spruce_wood</text:p>
          </table:table-cell>
          <table:table-cell table:style-name="ce26" office:value-type="string" calcext:value-type="string">
            <text:p>Spruce wood</text:p>
          </table:table-cell>
          <table:table-cell table:style-name="ce11"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190">
          <table:table-cell office:value-type="string" calcext:value-type="string">
            <text:p>elm_wood</text:p>
          </table:table-cell>
          <table:table-cell table:style-name="ce26" office:value-type="string" calcext:value-type="string">
            <text:p>Elm wood</text:p>
          </table:table-cell>
          <table:table-cell table:style-name="ce11"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191">
          <table:table-cell office:value-type="string" calcext:value-type="string">
            <text:p>fir_wood</text:p>
          </table:table-cell>
          <table:table-cell table:style-name="ce26" office:value-type="string" calcext:value-type="string">
            <text:p>Fir wood</text:p>
          </table:table-cell>
          <table:table-cell table:style-name="ce11"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192">
          <table:table-cell office:value-type="string" calcext:value-type="string">
            <text:p>cactus_wood</text:p>
          </table:table-cell>
          <table:table-cell table:style-name="ce26" office:value-type="string" calcext:value-type="string">
            <text:p>Cactus wood</text:p>
          </table:table-cell>
          <table:table-cell table:style-name="ce11" table:formula="of:=COUNTIF([loot.A:loot.A];[.A29])" office:value-type="float" calcext:value-type="float" office:value="0">
            <text:p>0</text:p>
          </table:table-cell>
          <table:table-cell table:style-name="ce26" office:value-type="string" calcext:value-type="string">
            <text:p>wood spiky</text:p>
          </table:table-cell>
          <table:table-cell table:number-columns-repeated="1024"/>
        </table:table-row>
        <table:table-row table:style-name="ro193">
          <table:table-cell office:value-type="string" calcext:value-type="string">
            <text:p>bamboo_wood</text:p>
          </table:table-cell>
          <table:table-cell table:style-name="ce26" office:value-type="string" calcext:value-type="string">
            <text:p>Bamboo wood</text:p>
          </table:table-cell>
          <table:table-cell table:style-name="ce11" table:formula="of:=COUNTIF([loot.A:loot.A];[.A30])" office:value-type="float" calcext:value-type="float" office:value="0">
            <text:p>0</text:p>
          </table:table-cell>
          <table:table-cell table:style-name="ce26" office:value-type="string" calcext:value-type="string">
            <text:p>wood cool</text:p>
          </table:table-cell>
          <table:table-cell table:number-columns-repeated="1024"/>
        </table:table-row>
        <table:table-row table:style-name="ro194">
          <table:table-cell office:value-type="string" calcext:value-type="string">
            <text:p>magnolia_wood</text:p>
          </table:table-cell>
          <table:table-cell table:style-name="ce26" office:value-type="string" calcext:value-type="string">
            <text:p>Magnolia wood</text:p>
          </table:table-cell>
          <table:table-cell table:style-name="ce11" table:formula="of:=COUNTIF([loot.A:loot.A];[.A31])" office:value-type="float" calcext:value-type="float" office:value="0">
            <text:p>0</text:p>
          </table:table-cell>
          <table:table-cell table:style-name="ce26" office:value-type="string" calcext:value-type="string">
            <text:p>wood mana huh ?</text:p>
          </table:table-cell>
          <table:table-cell table:number-columns-repeated="1024"/>
        </table:table-row>
        <table:table-row table:style-name="ro195">
          <table:table-cell office:value-type="string" calcext:value-type="string">
            <text:p>cherry_wood</text:p>
          </table:table-cell>
          <table:table-cell table:style-name="ce26" office:value-type="string" calcext:value-type="string">
            <text:p>Cherry wood</text:p>
          </table:table-cell>
          <table:table-cell table:style-name="ce11" table:formula="of:=COUNTIF([loot.A:loot.A];[.A32])" office:value-type="float" calcext:value-type="float" office:value="0">
            <text:p>0</text:p>
          </table:table-cell>
          <table:table-cell table:style-name="ce26" office:value-type="string" calcext:value-type="string">
            <text:p>wood pink</text:p>
          </table:table-cell>
          <table:table-cell table:number-columns-repeated="1024"/>
        </table:table-row>
        <table:table-row table:style-name="ro196">
          <table:table-cell office:value-type="string" calcext:value-type="string">
            <text:p><text:span text:style-name="T553">mana_crystal</text:span></text:p>
          </table:table-cell>
          <table:table-cell office:value-type="string" calcext:value-type="string">
            <text:p><text:span text:style-name="T554">Mana crystal</text:span></text:p>
          </table:table-cell>
          <table:table-cell table:style-name="ce11" table:formula="of:=COUNTIF([loot.A:loot.A];[.A33])" office:value-type="float" calcext:value-type="float" office:value="0">
            <text:p>0</text:p>
          </table:table-cell>
          <table:table-cell office:value-type="string" calcext:value-type="string">
            <text:p><text:span text:style-name="T555">A mana crystal, it has a soft blue glow.</text:span></text:p>
          </table:table-cell>
          <table:table-cell table:number-columns-repeated="1024"/>
        </table:table-row>
        <table:table-row table:style-name="ro197">
          <table:table-cell office:value-type="string" calcext:value-type="string">
            <text:p><text:span text:style-name="T556">simple_bone</text:span></text:p>
          </table:table-cell>
          <table:table-cell office:value-type="string" calcext:value-type="string">
            <text:p><text:span text:style-name="T557">Simple bone</text:span></text:p>
          </table:table-cell>
          <table:table-cell table:style-name="ce11" table:formula="of:=COUNTIF([loot.A:loot.A];[.A34])" office:value-type="float" calcext:value-type="float" office:value="0">
            <text:p>0</text:p>
          </table:table-cell>
          <table:table-cell office:value-type="string" calcext:value-type="string">
            <text:p><text:span text:style-name="T558">The simple bone of some animal... i hope.</text:span></text:p>
          </table:table-cell>
          <table:table-cell table:number-columns-repeated="1024"/>
        </table:table-row>
        <table:table-row table:style-name="ro198">
          <table:table-cell office:value-type="string" calcext:value-type="string">
            <text:p><text:span text:style-name="T559">small_skull</text:span></text:p>
          </table:table-cell>
          <table:table-cell office:value-type="string" calcext:value-type="string">
            <text:p><text:span text:style-name="T560">Small skull</text:span></text:p>
          </table:table-cell>
          <table:table-cell table:style-name="ce11" table:formula="of:=COUNTIF([loot.A:loot.A];[.A35])" office:value-type="float" calcext:value-type="float" office:value="0">
            <text:p>0</text:p>
          </table:table-cell>
          <table:table-cell office:value-type="string" calcext:value-type="string">
            <text:p><text:span text:style-name="T561">The small skull of some creature.</text:span></text:p>
          </table:table-cell>
          <table:table-cell table:number-columns-repeated="1024"/>
        </table:table-row>
        <table:table-row table:style-name="ro199">
          <table:table-cell office:value-type="string" calcext:value-type="string">
            <text:p><text:span text:style-name="T562">skull</text:span></text:p>
          </table:table-cell>
          <table:table-cell office:value-type="string" calcext:value-type="string">
            <text:p><text:span text:style-name="T563">Skull</text:span></text:p>
          </table:table-cell>
          <table:table-cell table:style-name="ce11" table:formula="of:=COUNTIF([loot.A:loot.A];[.A36])" office:value-type="float" calcext:value-type="float" office:value="0">
            <text:p>0</text:p>
          </table:table-cell>
          <table:table-cell office:value-type="string" calcext:value-type="string">
            <text:p><text:span text:style-name="T564">The skull of some poor soul.</text:span></text:p>
          </table:table-cell>
          <table:table-cell table:number-columns-repeated="1024"/>
        </table:table-row>
        <table:table-row table:style-name="ro200">
          <table:table-cell office:value-type="string" calcext:value-type="string">
            <text:p><text:span text:style-name="T565">bone</text:span></text:p>
          </table:table-cell>
          <table:table-cell office:value-type="string" calcext:value-type="string">
            <text:p><text:span text:style-name="T566">Bone</text:span></text:p>
          </table:table-cell>
          <table:table-cell table:style-name="ce11" table:formula="of:=COUNTIF([loot.A:loot.A];[.A37])" office:value-type="float" calcext:value-type="float" office:value="0">
            <text:p>0</text:p>
          </table:table-cell>
          <table:table-cell office:value-type="string" calcext:value-type="string">
            <text:p><text:span text:style-name="T567">The bone of some poor soul.</text:span></text:p>
          </table:table-cell>
          <table:table-cell table:number-columns-repeated="1024"/>
        </table:table-row>
        <table:table-row table:style-name="ro201">
          <table:table-cell office:value-type="string" calcext:value-type="string">
            <text:p><text:span text:style-name="T568">hard_bone</text:span></text:p>
          </table:table-cell>
          <table:table-cell office:value-type="string" calcext:value-type="string">
            <text:p><text:span text:style-name="T569">Hard bone</text:span></text:p>
          </table:table-cell>
          <table:table-cell table:style-name="ce11" table:formula="of:=COUNTIF([loot.A:loot.A];[.A38])" office:value-type="float" calcext:value-type="float" office:value="0">
            <text:p>0</text:p>
          </table:table-cell>
          <table:table-cell office:value-type="string" calcext:value-type="string">
            <text:p><text:span text:style-name="T570">The femur of some creature.</text:span></text:p>
          </table:table-cell>
          <table:table-cell table:number-columns-repeated="1024"/>
        </table:table-row>
        <table:table-row table:style-name="ro202">
          <table:table-cell office:value-type="string" calcext:value-type="string">
            <text:p><text:span text:style-name="T571">corpse</text:span></text:p>
          </table:table-cell>
          <table:table-cell office:value-type="string" calcext:value-type="string">
            <text:p><text:span text:style-name="T572">Rotten corpse</text:span></text:p>
          </table:table-cell>
          <table:table-cell table:style-name="ce11" table:formula="of:=COUNTIF([loot.A:loot.A];[.A39])" office:value-type="float" calcext:value-type="float" office:value="0">
            <text:p>0</text:p>
          </table:table-cell>
          <table:table-cell office:value-type="string" calcext:value-type="string">
            <text:p><text:span text:style-name="T573">This corpse has rotted beyond recognition.</text:span></text:p>
          </table:table-cell>
          <table:table-cell table:number-columns-repeated="1024"/>
        </table:table-row>
        <table:table-row table:style-name="ro203">
          <table:table-cell office:value-type="string" calcext:value-type="string">
            <text:p><text:span text:style-name="T574">rat_tail</text:span></text:p>
          </table:table-cell>
          <table:table-cell office:value-type="string" calcext:value-type="string">
            <text:p><text:span text:style-name="T575">Rat tail</text:span></text:p>
          </table:table-cell>
          <table:table-cell table:style-name="ce11" table:formula="of:=COUNTIF([loot.A:loot.A];[.A40])" office:value-type="float" calcext:value-type="float" office:value="0">
            <text:p>0</text:p>
          </table:table-cell>
          <table:table-cell office:value-type="string" calcext:value-type="string">
            <text:p><text:span text:style-name="T576">The tail of a rat, odly smooth.</text:span></text:p>
          </table:table-cell>
          <table:table-cell table:number-columns-repeated="1024"/>
        </table:table-row>
        <table:table-row table:style-name="ro204">
          <table:table-cell office:value-type="string" calcext:value-type="string">
            <text:p><text:span text:style-name="T577">rat_tooth</text:span></text:p>
          </table:table-cell>
          <table:table-cell office:value-type="string" calcext:value-type="string">
            <text:p><text:span text:style-name="T578">Rat tooth</text:span></text:p>
          </table:table-cell>
          <table:table-cell table:style-name="ce11" table:formula="of:=COUNTIF([loot.A:loot.A];[.A41])" office:value-type="float" calcext:value-type="float" office:value="0">
            <text:p>0</text:p>
          </table:table-cell>
          <table:table-cell office:value-type="string" calcext:value-type="string">
            <text:p><text:span text:style-name="T579">The tooth of a rat, why would you take this?</text:span></text:p>
          </table:table-cell>
          <table:table-cell table:number-columns-repeated="1024"/>
        </table:table-row>
        <table:table-row table:style-name="ro205">
          <table:table-cell office:value-type="string" calcext:value-type="string">
            <text:p><text:span text:style-name="T580">spider_thread</text:span></text:p>
          </table:table-cell>
          <table:table-cell office:value-type="string" calcext:value-type="string">
            <text:p><text:span text:style-name="T581">Spider thread</text:span></text:p>
          </table:table-cell>
          <table:table-cell table:style-name="ce11" table:formula="of:=COUNTIF([loot.A:loot.A];[.A42])" office:value-type="float" calcext:value-type="float" office:value="0">
            <text:p>0</text:p>
          </table:table-cell>
          <table:table-cell office:value-type="string" calcext:value-type="string">
            <text:p><text:span text:style-name="T582">Spider thread, some say its stronger then steel.</text:span></text:p>
          </table:table-cell>
          <table:table-cell table:number-columns-repeated="1024"/>
        </table:table-row>
        <table:table-row table:style-name="ro206">
          <table:table-cell office:value-type="string" calcext:value-type="string">
            <text:p><text:span text:style-name="T583">spider_leg</text:span></text:p>
          </table:table-cell>
          <table:table-cell office:value-type="string" calcext:value-type="string">
            <text:p><text:span text:style-name="T584">Spider leg</text:span></text:p>
          </table:table-cell>
          <table:table-cell table:style-name="ce11" table:formula="of:=COUNTIF([loot.A:loot.A];[.A43])" office:value-type="float" calcext:value-type="float" office:value="0">
            <text:p>0</text:p>
          </table:table-cell>
          <table:table-cell office:value-type="string" calcext:value-type="string">
            <text:p><text:span text:style-name="T585">Spider leg, strangly hairy.</text:span></text:p>
          </table:table-cell>
          <table:table-cell table:number-columns-repeated="1024"/>
        </table:table-row>
        <table:table-row table:style-name="ro207">
          <table:table-cell office:value-type="string" calcext:value-type="string">
            <text:p><text:span text:style-name="T586">spider_eye</text:span></text:p>
          </table:table-cell>
          <table:table-cell office:value-type="string" calcext:value-type="string">
            <text:p><text:span text:style-name="T587">Spider eye</text:span></text:p>
          </table:table-cell>
          <table:table-cell table:style-name="ce11" table:formula="of:=COUNTIF([loot.A:loot.A];[.A44])" office:value-type="float" calcext:value-type="float" office:value="0">
            <text:p>0</text:p>
          </table:table-cell>
          <table:table-cell office:value-type="string" calcext:value-type="string">
            <text:p><text:span text:style-name="T588">Spider eye, almost like a black pearl.</text:span></text:p>
          </table:table-cell>
          <table:table-cell table:number-columns-repeated="1024"/>
        </table:table-row>
        <table:table-row table:style-name="ro208">
          <table:table-cell office:value-type="string" calcext:value-type="string">
            <text:p><text:span text:style-name="T589">pig_tail</text:span></text:p>
          </table:table-cell>
          <table:table-cell office:value-type="string" calcext:value-type="string">
            <text:p><text:span text:style-name="T590">Pig tail</text:span></text:p>
          </table:table-cell>
          <table:table-cell table:style-name="ce11" table:formula="of:=COUNTIF([loot.A:loot.A];[.A45])" office:value-type="float" calcext:value-type="float" office:value="0">
            <text:p>0</text:p>
          </table:table-cell>
          <table:table-cell office:value-type="string" calcext:value-type="string">
            <text:p><text:span text:style-name="T591">The tail of a pig.</text:span></text:p>
          </table:table-cell>
          <table:table-cell table:number-columns-repeated="1024"/>
        </table:table-row>
        <table:table-row table:style-name="ro209">
          <table:table-cell office:value-type="string" calcext:value-type="string">
            <text:p><text:span text:style-name="T592">strange_eye</text:span></text:p>
          </table:table-cell>
          <table:table-cell office:value-type="string" calcext:value-type="string">
            <text:p><text:span text:style-name="T593">Strange eye</text:span></text:p>
          </table:table-cell>
          <table:table-cell table:style-name="ce11" table:formula="of:=COUNTIF([loot.A:loot.A];[.A46])" office:value-type="float" calcext:value-type="float" office:value="0">
            <text:p>0</text:p>
          </table:table-cell>
          <table:table-cell office:value-type="string" calcext:value-type="string">
            <text:p><text:span text:style-name="T594">A strange eye, it keeps looking at you.</text:span></text:p>
          </table:table-cell>
          <table:table-cell table:number-columns-repeated="1024"/>
        </table:table-row>
        <table:table-row table:style-name="ro210">
          <table:table-cell office:value-type="string" calcext:value-type="string">
            <text:p><text:span text:style-name="T595">strange_tail</text:span></text:p>
          </table:table-cell>
          <table:table-cell office:value-type="string" calcext:value-type="string">
            <text:p><text:span text:style-name="T596">Strange tail</text:span></text:p>
          </table:table-cell>
          <table:table-cell table:style-name="ce11" table:formula="of:=COUNTIF([loot.A:loot.A];[.A47])" office:value-type="float" calcext:value-type="float" office:value="0">
            <text:p>0</text:p>
          </table:table-cell>
          <table:table-cell office:value-type="string" calcext:value-type="string">
            <text:p><text:span text:style-name="T597">A strange tail, did it just move?</text:span></text:p>
          </table:table-cell>
          <table:table-cell table:number-columns-repeated="1024"/>
        </table:table-row>
        <table:table-row table:style-name="ro211">
          <table:table-cell office:value-type="string" calcext:value-type="string">
            <text:p><text:span text:style-name="T598">green_sludge</text:span></text:p>
          </table:table-cell>
          <table:table-cell office:value-type="string" calcext:value-type="string">
            <text:p><text:span text:style-name="T599">Green sludge</text:span></text:p>
          </table:table-cell>
          <table:table-cell table:style-name="ce11" table:formula="of:=COUNTIF([loot.A:loot.A];[.A48])" office:value-type="float" calcext:value-type="float" office:value="0">
            <text:p>0</text:p>
          </table:table-cell>
          <table:table-cell office:value-type="string" calcext:value-type="string">
            <text:p><text:span text:style-name="T600">The sludge of a green slime.</text:span></text:p>
          </table:table-cell>
          <table:table-cell table:number-columns-repeated="1024"/>
        </table:table-row>
        <table:table-row table:style-name="ro212">
          <table:table-cell office:value-type="string" calcext:value-type="string">
            <text:p><text:span text:style-name="T601">green_slime_core</text:span></text:p>
          </table:table-cell>
          <table:table-cell office:value-type="string" calcext:value-type="string">
            <text:p><text:span text:style-name="T602">Green slime core</text:span></text:p>
          </table:table-cell>
          <table:table-cell table:style-name="ce11" table:formula="of:=COUNTIF([loot.A:loot.A];[.A49])" office:value-type="float" calcext:value-type="float" office:value="0">
            <text:p>0</text:p>
          </table:table-cell>
          <table:table-cell office:value-type="string" calcext:value-type="string">
            <text:p><text:span text:style-name="T603">The core of a green slime.</text:span></text:p>
          </table:table-cell>
          <table:table-cell table:number-columns-repeated="1024"/>
        </table:table-row>
        <table:table-row table:style-name="ro213">
          <table:table-cell office:value-type="string" calcext:value-type="string">
            <text:p><text:span text:style-name="T604">blue_sludge</text:span></text:p>
          </table:table-cell>
          <table:table-cell office:value-type="string" calcext:value-type="string">
            <text:p><text:span text:style-name="T605">Blue sludge</text:span></text:p>
          </table:table-cell>
          <table:table-cell table:style-name="ce11" table:formula="of:=COUNTIF([loot.A:loot.A];[.A50])" office:value-type="float" calcext:value-type="float" office:value="0">
            <text:p>0</text:p>
          </table:table-cell>
          <table:table-cell office:value-type="string" calcext:value-type="string">
            <text:p><text:span text:style-name="T606">The sludge of a blue slime.</text:span></text:p>
          </table:table-cell>
          <table:table-cell table:number-columns-repeated="1024"/>
        </table:table-row>
        <table:table-row table:style-name="ro214">
          <table:table-cell office:value-type="string" calcext:value-type="string">
            <text:p><text:span text:style-name="T607">blue_slime_core</text:span></text:p>
          </table:table-cell>
          <table:table-cell office:value-type="string" calcext:value-type="string">
            <text:p><text:span text:style-name="T608">Blue slime core</text:span></text:p>
          </table:table-cell>
          <table:table-cell table:style-name="ce11" table:formula="of:=COUNTIF([loot.A:loot.A];[.A51])" office:value-type="float" calcext:value-type="float" office:value="0">
            <text:p>0</text:p>
          </table:table-cell>
          <table:table-cell office:value-type="string" calcext:value-type="string">
            <text:p><text:span text:style-name="T609">The core of a blue slime.</text:span></text:p>
          </table:table-cell>
          <table:table-cell table:number-columns-repeated="1024"/>
        </table:table-row>
        <table:table-row table:style-name="ro215">
          <table:table-cell office:value-type="string" calcext:value-type="string">
            <text:p><text:span text:style-name="T610">red_sludge</text:span></text:p>
          </table:table-cell>
          <table:table-cell office:value-type="string" calcext:value-type="string">
            <text:p><text:span text:style-name="T611">Red sludge</text:span></text:p>
          </table:table-cell>
          <table:table-cell table:style-name="ce11" table:formula="of:=COUNTIF([loot.A:loot.A];[.A52])" office:value-type="float" calcext:value-type="float" office:value="0">
            <text:p>0</text:p>
          </table:table-cell>
          <table:table-cell office:value-type="string" calcext:value-type="string">
            <text:p><text:span text:style-name="T612">The sludge of a red slime.</text:span></text:p>
          </table:table-cell>
          <table:table-cell table:number-columns-repeated="1024"/>
        </table:table-row>
        <table:table-row table:style-name="ro216">
          <table:table-cell office:value-type="string" calcext:value-type="string">
            <text:p><text:span text:style-name="T613">red_slime_core</text:span></text:p>
          </table:table-cell>
          <table:table-cell office:value-type="string" calcext:value-type="string">
            <text:p><text:span text:style-name="T614">Red slime core</text:span></text:p>
          </table:table-cell>
          <table:table-cell table:style-name="ce11" table:formula="of:=COUNTIF([loot.A:loot.A];[.A53])" office:value-type="float" calcext:value-type="float" office:value="0">
            <text:p>0</text:p>
          </table:table-cell>
          <table:table-cell office:value-type="string" calcext:value-type="string">
            <text:p><text:span text:style-name="T615">The core of a red slime.</text:span></text:p>
          </table:table-cell>
          <table:table-cell table:number-columns-repeated="1024"/>
        </table:table-row>
        <table:table-row table:style-name="ro217">
          <table:table-cell office:value-type="string" calcext:value-type="string">
            <text:p><text:span text:style-name="T616">fairy_wings</text:span></text:p>
          </table:table-cell>
          <table:table-cell office:value-type="string" calcext:value-type="string">
            <text:p><text:span text:style-name="T617">Fairy wings</text:span></text:p>
          </table:table-cell>
          <table:table-cell table:style-name="ce11" table:formula="of:=COUNTIF([loot.A:loot.A];[.A54])" office:value-type="float" calcext:value-type="float" office:value="0">
            <text:p>0</text:p>
          </table:table-cell>
          <table:table-cell office:value-type="string" calcext:value-type="string">
            <text:p><text:span text:style-name="T618">The wings of a fairy, some glitter keeps falling of it? Its everywhere!</text:span></text:p>
          </table:table-cell>
          <table:table-cell table:number-columns-repeated="1024"/>
        </table:table-row>
        <table:table-row table:style-name="ro218">
          <table:table-cell office:value-type="string" calcext:value-type="string">
            <text:p><text:span text:style-name="T619">fairy_dust</text:span></text:p>
          </table:table-cell>
          <table:table-cell office:value-type="string" calcext:value-type="string">
            <text:p><text:span text:style-name="T620">Fairy dust</text:span></text:p>
          </table:table-cell>
          <table:table-cell table:style-name="ce11" table:formula="of:=COUNTIF([loot.A:loot.A];[.A55])" office:value-type="float" calcext:value-type="float" office:value="0">
            <text:p>0</text:p>
          </table:table-cell>
          <table:table-cell office:value-type="string" calcext:value-type="string">
            <text:p><text:span text:style-name="T621">The dust of a fairy, keep it in a bag or it will be everywhere!</text:span></text:p>
          </table:table-cell>
          <table:table-cell table:number-columns-repeated="1024"/>
        </table:table-row>
        <table:table-row table:style-name="ro219">
          <table:table-cell office:value-type="string" calcext:value-type="string">
            <text:p><text:span text:style-name="T622">grass_seeds</text:span></text:p>
          </table:table-cell>
          <table:table-cell office:value-type="string" calcext:value-type="string">
            <text:p><text:span text:style-name="T623">Grass seeds</text:span></text:p>
          </table:table-cell>
          <table:table-cell table:style-name="ce11" table:formula="of:=COUNTIF([loot.A:loot.A];[.A56])" office:value-type="float" calcext:value-type="float" office:value="0">
            <text:p>0</text:p>
          </table:table-cell>
          <table:table-cell office:value-type="string" calcext:value-type="string">
            <text:p><text:span text:style-name="T624">Grass seeds, maybe usefull if you had a backyard.</text:span></text:p>
          </table:table-cell>
          <table:table-cell table:number-columns-repeated="1024"/>
        </table:table-row>
        <table:table-row table:style-name="ro220">
          <table:table-cell office:value-type="string" calcext:value-type="string">
            <text:p><text:span text:style-name="T625">mushroom_seeds</text:span></text:p>
          </table:table-cell>
          <table:table-cell office:value-type="string" calcext:value-type="string">
            <text:p><text:span text:style-name="T626">Mushroom seeds</text:span></text:p>
          </table:table-cell>
          <table:table-cell table:style-name="ce11" table:formula="of:=COUNTIF([loot.A:loot.A];[.A57])" office:value-type="float" calcext:value-type="float" office:value="0">
            <text:p>0</text:p>
          </table:table-cell>
          <table:table-cell office:value-type="string" calcext:value-type="string">
            <text:p><text:span text:style-name="T627">Mushroom seeds, if only you had somewhere to plant this.</text:span></text:p>
          </table:table-cell>
          <table:table-cell table:number-columns-repeated="1024"/>
        </table:table-row>
        <table:table-row table:style-name="ro221">
          <table:table-cell office:value-type="string" calcext:value-type="string">
            <text:p><text:span text:style-name="T628">shroom_cap</text:span></text:p>
          </table:table-cell>
          <table:table-cell office:value-type="string" calcext:value-type="string">
            <text:p><text:span text:style-name="T629">Shroom cap</text:span></text:p>
          </table:table-cell>
          <table:table-cell table:style-name="ce11" table:formula="of:=COUNTIF([loot.A:loot.A];[.A58])" office:value-type="float" calcext:value-type="float" office:value="0">
            <text:p>0</text:p>
          </table:table-cell>
          <table:table-cell office:value-type="string" calcext:value-type="string">
            <text:p><text:span text:style-name="T630">A simple shroom cap, locals use it to make potions.</text:span></text:p>
          </table:table-cell>
          <table:table-cell table:number-columns-repeated="1024"/>
        </table:table-row>
        <table:table-row table:style-name="ro222">
          <table:table-cell office:value-type="string" calcext:value-type="string">
            <text:p><text:span text:style-name="T631">orange_mushroom_cap</text:span></text:p>
          </table:table-cell>
          <table:table-cell office:value-type="string" calcext:value-type="string">
            <text:p><text:span text:style-name="T632">Orange mushroom cap</text:span></text:p>
          </table:table-cell>
          <table:table-cell table:style-name="ce11" table:formula="of:=COUNTIF([loot.A:loot.A];[.A59])" office:value-type="float" calcext:value-type="float" office:value="0">
            <text:p>0</text:p>
          </table:table-cell>
          <table:table-cell office:value-type="string" calcext:value-type="string">
            <text:p><text:span text:style-name="T633">A orange mushroom cap.</text:span></text:p>
          </table:table-cell>
          <table:table-cell table:number-columns-repeated="1024"/>
        </table:table-row>
        <table:table-row table:style-name="ro223">
          <table:table-cell office:value-type="string" calcext:value-type="string">
            <text:p><text:span text:style-name="T634">red_mushroom_cap</text:span></text:p>
          </table:table-cell>
          <table:table-cell office:value-type="string" calcext:value-type="string">
            <text:p><text:span text:style-name="T635">Red mushroom cap</text:span></text:p>
          </table:table-cell>
          <table:table-cell table:style-name="ce11" table:formula="of:=COUNTIF([loot.A:loot.A];[.A60])" office:value-type="float" calcext:value-type="float" office:value="0">
            <text:p>0</text:p>
          </table:table-cell>
          <table:table-cell office:value-type="string" calcext:value-type="string">
            <text:p><text:span text:style-name="T636">A red mushroom cap, maybe this is also some alchemy ingredient.</text:span></text:p>
          </table:table-cell>
          <table:table-cell table:number-columns-repeated="1024"/>
        </table:table-row>
        <table:table-row table:style-name="ro224">
          <table:table-cell office:value-type="string" calcext:value-type="string">
            <text:p><text:span text:style-name="T637">blue_mushroom_cap</text:span></text:p>
          </table:table-cell>
          <table:table-cell office:value-type="string" calcext:value-type="string">
            <text:p><text:span text:style-name="T638">Blue muchroom cap</text:span></text:p>
          </table:table-cell>
          <table:table-cell table:style-name="ce11" table:formula="of:=COUNTIF([loot.A:loot.A];[.A61])" office:value-type="float" calcext:value-type="float" office:value="0">
            <text:p>0</text:p>
          </table:table-cell>
          <table:table-cell office:value-type="string" calcext:value-type="string">
            <text:p><text:span text:style-name="T639">A blue mushroom cap.</text:span></text:p>
          </table:table-cell>
          <table:table-cell table:number-columns-repeated="1024"/>
        </table:table-row>
        <table:table-row table:style-name="ro225">
          <table:table-cell office:value-type="string" calcext:value-type="string">
            <text:p><text:span text:style-name="T640">spiky_mushroom_cap</text:span></text:p>
          </table:table-cell>
          <table:table-cell office:value-type="string" calcext:value-type="string">
            <text:p><text:span text:style-name="T641">Spiky mushroom cap</text:span></text:p>
          </table:table-cell>
          <table:table-cell table:style-name="ce11" table:formula="of:=COUNTIF([loot.A:loot.A];[.A62])" office:value-type="float" calcext:value-type="float" office:value="0">
            <text:p>0</text:p>
          </table:table-cell>
          <table:table-cell office:value-type="string" calcext:value-type="string">
            <text:p><text:span text:style-name="T642">A grey spicky mushroom cap, careful handeling it.</text:span></text:p>
          </table:table-cell>
          <table:table-cell table:number-columns-repeated="1024"/>
        </table:table-row>
        <table:table-row table:style-name="ro226">
          <table:table-cell office:value-type="string" calcext:value-type="string">
            <text:p><text:span text:style-name="T643">hard_mushroom_cap</text:span></text:p>
          </table:table-cell>
          <table:table-cell office:value-type="string" calcext:value-type="string">
            <text:p><text:span text:style-name="T644">Hard mushroom cap</text:span></text:p>
          </table:table-cell>
          <table:table-cell table:style-name="ce11" table:formula="of:=COUNTIF([loot.A:loot.A];[.A63])" office:value-type="float" calcext:value-type="float" office:value="0">
            <text:p>0</text:p>
          </table:table-cell>
          <table:table-cell office:value-type="string" calcext:value-type="string">
            <text:p><text:span text:style-name="T645">A hard mushroom cap, has a orange hue to it.</text:span></text:p>
          </table:table-cell>
          <table:table-cell table:number-columns-repeated="1024"/>
        </table:table-row>
        <table:table-row table:style-name="ro227">
          <table:table-cell office:value-type="string" calcext:value-type="string">
            <text:p><text:span text:style-name="T646">grey_mushroom_cap</text:span></text:p>
          </table:table-cell>
          <table:table-cell office:value-type="string" calcext:value-type="string">
            <text:p><text:span text:style-name="T647">Grey mushroom cap</text:span></text:p>
          </table:table-cell>
          <table:table-cell table:style-name="ce11" table:formula="of:=COUNTIF([loot.A:loot.A];[.A64])" office:value-type="float" calcext:value-type="float" office:value="0">
            <text:p>0</text:p>
          </table:table-cell>
          <table:table-cell office:value-type="string" calcext:value-type="string">
            <text:p><text:span text:style-name="T648">A grey mushroom cap, soft and smooth.</text:span></text:p>
          </table:table-cell>
          <table:table-cell table:number-columns-repeated="1024"/>
        </table:table-row>
        <table:table-row table:style-name="ro228">
          <table:table-cell office:value-type="string" calcext:value-type="string">
            <text:p><text:span text:style-name="T649">purple_mushroom_cap</text:span></text:p>
          </table:table-cell>
          <table:table-cell office:value-type="string" calcext:value-type="string">
            <text:p><text:span text:style-name="T650">Purple mushroom cap</text:span></text:p>
          </table:table-cell>
          <table:table-cell table:style-name="ce11" table:formula="of:=COUNTIF([loot.A:loot.A];[.A65])" office:value-type="float" calcext:value-type="float" office:value="0">
            <text:p>0</text:p>
          </table:table-cell>
          <table:table-cell office:value-type="string" calcext:value-type="string">
            <text:p><text:span text:style-name="T651">A purple mushroom cap, it has a subtle glow.</text:span></text:p>
          </table:table-cell>
          <table:table-cell table:number-columns-repeated="1024"/>
        </table:table-row>
        <table:table-row table:style-name="ro229">
          <table:table-cell office:value-type="string" calcext:value-type="string">
            <text:p><text:span text:style-name="T652">yellow_mushroom_cap</text:span></text:p>
          </table:table-cell>
          <table:table-cell office:value-type="string" calcext:value-type="string">
            <text:p><text:span text:style-name="T653">Yellow mushroom cap</text:span></text:p>
          </table:table-cell>
          <table:table-cell table:style-name="ce11" table:formula="of:=COUNTIF([loot.A:loot.A];[.A66])" office:value-type="float" calcext:value-type="float" office:value="0">
            <text:p>0</text:p>
          </table:table-cell>
          <table:table-cell office:value-type="string" calcext:value-type="string">
            <text:p><text:span text:style-name="T654">A yellow mushroom cap, that definitely glows.</text:span></text:p>
          </table:table-cell>
          <table:table-cell table:number-columns-repeated="1024"/>
        </table:table-row>
        <table:table-row table:style-name="ro230">
          <table:table-cell office:value-type="string" calcext:value-type="string">
            <text:p><text:span text:style-name="T655">rotten_mushroom_cap</text:span></text:p>
          </table:table-cell>
          <table:table-cell office:value-type="string" calcext:value-type="string">
            <text:p><text:span text:style-name="T656">Rotten mushroom cap</text:span></text:p>
          </table:table-cell>
          <table:table-cell table:style-name="ce11" table:formula="of:=COUNTIF([loot.A:loot.A];[.A67])" office:value-type="float" calcext:value-type="float" office:value="0">
            <text:p>0</text:p>
          </table:table-cell>
          <table:table-cell office:value-type="string" calcext:value-type="string">
            <text:p><text:span text:style-name="T657">A rotten mushroom cap, all mushy and stinks.</text:span></text:p>
          </table:table-cell>
          <table:table-cell table:number-columns-repeated="1024"/>
        </table:table-row>
        <table:table-row table:style-name="ro231">
          <table:table-cell office:value-type="string" calcext:value-type="string">
            <text:p><text:span text:style-name="T658">tattered_cloth</text:span></text:p>
          </table:table-cell>
          <table:table-cell office:value-type="string" calcext:value-type="string">
            <text:p><text:span text:style-name="T659">Tattered cloth</text:span></text:p>
          </table:table-cell>
          <table:table-cell table:style-name="ce11" table:formula="of:=COUNTIF([loot.A:loot.A];[.A68])" office:value-type="float" calcext:value-type="float" office:value="0">
            <text:p>0</text:p>
          </table:table-cell>
          <table:table-cell office:value-type="string" calcext:value-type="string">
            <text:p><text:span text:style-name="T660">A tattered cloth, rough to the touch and a lot of holes.</text:span></text:p>
          </table:table-cell>
          <table:table-cell table:number-columns-repeated="1024"/>
        </table:table-row>
        <table:table-row table:style-name="ro232">
          <table:table-cell office:value-type="string" calcext:value-type="string">
            <text:p><text:span text:style-name="T661">simple_cloth</text:span></text:p>
          </table:table-cell>
          <table:table-cell office:value-type="string" calcext:value-type="string">
            <text:p><text:span text:style-name="T662">Simple cloth</text:span></text:p>
          </table:table-cell>
          <table:table-cell table:style-name="ce11" table:formula="of:=COUNTIF([loot.A:loot.A];[.A69])" office:value-type="float" calcext:value-type="float" office:value="0">
            <text:p>0</text:p>
          </table:table-cell>
          <table:table-cell office:value-type="string" calcext:value-type="string">
            <text:p><text:span text:style-name="T663">A simple cloth, a little prickly.</text:span></text:p>
          </table:table-cell>
          <table:table-cell table:number-columns-repeated="1024"/>
        </table:table-row>
        <table:table-row table:style-name="ro233">
          <table:table-cell office:value-type="string" calcext:value-type="string">
            <text:p><text:span text:style-name="T664">cloth</text:span></text:p>
          </table:table-cell>
          <table:table-cell office:value-type="string" calcext:value-type="string">
            <text:p><text:span text:style-name="T665">Cloth</text:span></text:p>
          </table:table-cell>
          <table:table-cell table:style-name="ce11" table:formula="of:=COUNTIF([loot.A:loot.A];[.A70])" office:value-type="float" calcext:value-type="float" office:value="0">
            <text:p>0</text:p>
          </table:table-cell>
          <table:table-cell office:value-type="string" calcext:value-type="string">
            <text:p><text:span text:style-name="T666">Cloth soft to the touch.</text:span></text:p>
          </table:table-cell>
          <table:table-cell table:number-columns-repeated="1024"/>
        </table:table-row>
        <table:table-row table:style-name="ro234">
          <table:table-cell office:value-type="string" calcext:value-type="string">
            <text:p><text:span text:style-name="T667">rat_fur</text:span></text:p>
          </table:table-cell>
          <table:table-cell office:value-type="string" calcext:value-type="string">
            <text:p><text:span text:style-name="T668">Rat fur</text:span></text:p>
          </table:table-cell>
          <table:table-cell table:style-name="ce11" table:formula="of:=COUNTIF([loot.A:loot.A];[.A71])" office:value-type="float" calcext:value-type="float" office:value="0">
            <text:p>0</text:p>
          </table:table-cell>
          <table:table-cell office:value-type="string" calcext:value-type="string">
            <text:p><text:span text:style-name="T669">The fur of a rat, kinda soft.</text:span></text:p>
          </table:table-cell>
          <table:table-cell table:number-columns-repeated="1024"/>
        </table:table-row>
        <table:table-row table:style-name="ro235">
          <table:table-cell office:value-type="string" calcext:value-type="string">
            <text:p><text:span text:style-name="T670">pig_leather</text:span></text:p>
          </table:table-cell>
          <table:table-cell office:value-type="string" calcext:value-type="string">
            <text:p><text:span text:style-name="T671">Pig leather</text:span></text:p>
          </table:table-cell>
          <table:table-cell table:style-name="ce11" table:formula="of:=COUNTIF([loot.A:loot.A];[.A72])" office:value-type="float" calcext:value-type="float" office:value="0">
            <text:p>0</text:p>
          </table:table-cell>
          <table:table-cell office:value-type="string" calcext:value-type="string">
            <text:p><text:span text:style-name="T672">The leather of a pig, maybe make some armor with it?</text:span></text:p>
          </table:table-cell>
          <table:table-cell table:number-columns-repeated="1024"/>
        </table:table-row>
        <table:table-row table:style-name="ro236">
          <table:table-cell office:value-type="string" calcext:value-type="string">
            <text:p><text:span text:style-name="T673">tutorial_quest_item_1</text:span></text:p>
          </table:table-cell>
          <table:table-cell office:value-type="string" calcext:value-type="string">
            <text:p><text:span text:style-name="T674">Mouse corpse</text:span></text:p>
          </table:table-cell>
          <table:table-cell table:style-name="ce11" table:formula="of:=COUNTIF([loot.A:loot.A];[.A73])" office:value-type="float" calcext:value-type="float" office:value="1">
            <text:p>1</text:p>
          </table:table-cell>
          <table:table-cell office:value-type="string" calcext:value-type="string">
            <text:p><text:span text:style-name="T675">I wonder what they need a mouse for.</text:span></text:p>
          </table:table-cell>
          <table:table-cell table:number-columns-repeated="1024"/>
        </table:table-row>
        <table:table-row table:style-name="ro237">
          <table:table-cell table:number-columns-repeated="1024"/>
        </table:table-row>
        <table:table-row table:style-name="ro163">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123">=IFERROR(<text:s text:c="2"/>IFERROR(<text:s text:c="3"/>VLOOKUP(</text:span><text:span text:style-name="T1124">A2</text:span><text:span text:style-name="T1125">, </text:span><text:span text:style-name="T1126">items_equipment.A:B</text:span><text:span text:style-name="T1127">, 2, 0),<text:s text:c="3"/>VLOOKUP(</text:span><text:span text:style-name="T1128">A2</text:span><text:span text:style-name="T1129">, </text:span><text:span text:style-name="T1130">items_misc.A:B</text:span><text:span text:style-name="T1131">, 2, 0)<text:s text:c="3"/>),<text:s text:c="2"/>VLOOKUP(</text:span><text:span text:style-name="T1132">A2</text:span><text:span text:style-name="T1133">, </text:span><text:span text:style-name="T1134">items_consumable.A:B</text:span><text:span text:style-name="T1135">,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7"/>
        <table:table-header-columns/>
        <table:table-column table:style-name="co52" table:default-cell-style-name="Default"/>
        <table:table-header-columns/>
        <table:table-column table:style-name="co53" table:default-cell-style-name="ce28"/>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39">
          <table:table-cell office:value-type="string" calcext:value-type="string">
            <text:p><text:span text:style-name="T676">item_id</text:span></text:p>
          </table:table-cell>
          <table:table-cell table:style-name="ce29" office:value-type="string" calcext:value-type="string">
            <text:p><text:span text:style-name="T677">FOUND</text:span></text:p>
          </table:table-cell>
          <table:table-cell table:style-name="ce30" office:value-type="string" calcext:value-type="string">
            <text:p>npc_id</text:p>
          </table:table-cell>
          <table:table-cell table:style-name="ce29" office:value-type="string" calcext:value-type="string">
            <text:p><text:span text:style-name="T678">FOUND</text:span></text:p>
          </table:table-cell>
          <table:table-cell office:value-type="string" calcext:value-type="string">
            <text:p>drop_rate</text:p>
          </table:table-cell>
          <table:table-cell table:style-name="ce11" office:value-type="string" calcext:value-type="string">
            <text:p><text:span text:style-name="T679">ENEMY LVL</text:span></text:p>
          </table:table-cell>
          <table:table-cell table:number-columns-repeated="1024"/>
        </table:table-row>
        <table:table-row table:style-name="ro240">
          <table:table-cell office:value-type="string" calcext:value-type="string">
            <text:p><text:span text:style-name="T680">blue potion</text:span></text:p>
          </table:table-cell>
          <table:table-cell table:style-name="ce29" table:formula="of:=IFERROR(IFERROR(VLOOKUP([.A2];[items_equipment.A:items_equipment.B];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29" table:formula="of:=VLOOKUP([.C2];[$enemies.A$1:$enemies.B$1048576];2;0)" office:value-type="string" calcext:value-type="string" office:string-value="Rat">
            <text:p>Rat</text:p>
          </table:table-cell>
          <table:table-cell office:value-type="float" calcext:value-type="float" office:value="0.01">
            <text:p>0.01</text:p>
          </table:table-cell>
          <table:table-cell table:style-name="ce31" table:formula="of:=IFERROR(VLOOKUP([.C2];[$enemies.A$1:$enemies.L$1048576];12;0);&quot;&quot;)" office:value-type="float" calcext:value-type="float" office:value="1">
            <text:p>1</text:p>
          </table:table-cell>
          <table:table-cell table:number-columns-repeated="1024"/>
        </table:table-row>
        <table:table-row table:style-name="ro241">
          <table:table-cell office:value-type="string" calcext:value-type="string">
            <text:p><text:span text:style-name="T681">flow body 1</text:span></text:p>
          </table:table-cell>
          <table:table-cell table:style-name="ce29" table:formula="of:=IFERROR(IFERROR(VLOOKUP([.A3];[items_equipment.A:items_equipment.B];2;0);VLOOKUP([.A3];[items_misc.A:items_misc.B];2;0));VLOOKUP([.A3];[items_consumable.A:items_consumable.B];2;0))" office:value-type="string" calcext:value-type="string" office:string-value="Ragged shirt">
            <text:p>Ragged shirt</text:p>
          </table:table-cell>
          <table:table-cell office:value-type="string" calcext:value-type="string">
            <text:p>rat</text:p>
          </table:table-cell>
          <table:table-cell table:style-name="ce29" table:formula="of:=VLOOKUP([.C3];[enemies.A:enemies.B];2;0)" office:value-type="string" calcext:value-type="string" office:string-value="Rat">
            <text:p>Rat</text:p>
          </table:table-cell>
          <table:table-cell office:value-type="float" calcext:value-type="float" office:value="0.01">
            <text:p>0.01</text:p>
          </table:table-cell>
          <table:table-cell table:style-name="ce31" table:formula="of:=IFERROR(VLOOKUP([.C3];[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682">flow head 1</text:span></text:p>
          </table:table-cell>
          <table:table-cell table:style-name="ce29" table:formula="of:=IFERROR(IFERROR(VLOOKUP([.A4];[items_equipment.A:items_equipment.B];2;0);VLOOKUP([.A4];[items_misc.A:items_misc.B];2;0));VLOOKUP([.A4];[items_consumable.A:items_consumable.B];2;0))" office:value-type="string" calcext:value-type="string" office:string-value="Ragged hood">
            <text:p>Ragged hood</text:p>
          </table:table-cell>
          <table:table-cell office:value-type="string" calcext:value-type="string">
            <text:p>rat</text:p>
          </table:table-cell>
          <table:table-cell table:style-name="ce29" table:formula="of:=VLOOKUP([.C4];[enemies.A:enemies.B];2;0)" office:value-type="string" calcext:value-type="string" office:string-value="Rat">
            <text:p>Rat</text:p>
          </table:table-cell>
          <table:table-cell office:value-type="float" calcext:value-type="float" office:value="0.01">
            <text:p>0.01</text:p>
          </table:table-cell>
          <table:table-cell table:style-name="ce31" table:formula="of:=IFERROR(VLOOKUP([.C4];[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683">flow trinket 1</text:span></text:p>
          </table:table-cell>
          <table:table-cell table:style-name="ce29" table:formula="of:=IFERROR(IFERROR(VLOOKUP([.A5];[items_equipment.A:items_equipment.B];2;0);VLOOKUP([.A5];[items_misc.A:items_misc.B];2;0));VLOOKUP([.A5];[items_consumable.A:items_consumable.B];2;0))" office:value-type="string" calcext:value-type="string" office:string-value="Pocket knife">
            <text:p>Pocket knife</text:p>
          </table:table-cell>
          <table:table-cell office:value-type="string" calcext:value-type="string">
            <text:p>rat</text:p>
          </table:table-cell>
          <table:table-cell table:style-name="ce29" table:formula="of:=VLOOKUP([.C5];[enemies.A:enemies.B];2;0)" office:value-type="string" calcext:value-type="string" office:string-value="Rat">
            <text:p>Rat</text:p>
          </table:table-cell>
          <table:table-cell office:value-type="float" calcext:value-type="float" office:value="0.01">
            <text:p>0.01</text:p>
          </table:table-cell>
          <table:table-cell table:style-name="ce31" table:formula="of:=IFERROR(VLOOKUP([.C5];[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684">flow weapon 1</text:span></text:p>
          </table:table-cell>
          <table:table-cell table:style-name="ce29" table:formula="of:=IFERROR(IFERROR(VLOOKUP([.A6];[items_equipment.A:items_equipment.B];2;0);VLOOKUP([.A6];[items_misc.A:items_misc.B];2;0));VLOOKUP([.A6];[items_consumable.A:items_consumable.B];2;0))" office:value-type="string" calcext:value-type="string" office:string-value="Dirk">
            <text:p>Dirk</text:p>
          </table:table-cell>
          <table:table-cell office:value-type="string" calcext:value-type="string">
            <text:p>rat</text:p>
          </table:table-cell>
          <table:table-cell table:style-name="ce29" table:formula="of:=VLOOKUP([.C6];[enemies.A:enemies.B];2;0)" office:value-type="string" calcext:value-type="string" office:string-value="Rat">
            <text:p>Rat</text:p>
          </table:table-cell>
          <table:table-cell office:value-type="float" calcext:value-type="float" office:value="0.01">
            <text:p>0.01</text:p>
          </table:table-cell>
          <table:table-cell table:style-name="ce31" table:formula="of:=IFERROR(VLOOKUP([.C6];[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685">grit body 1</text:span></text:p>
          </table:table-cell>
          <table:table-cell table:style-name="ce29" table:formula="of:=IFERROR(IFERROR(VLOOKUP([.A7];[items_equipment.A:items_equipment.B];2;0);VLOOKUP([.A7];[items_misc.A:items_misc.B];2;0));VLOOKUP([.A7];[items_consumable.A:items_consumable.B];2;0))" office:value-type="string" calcext:value-type="string" office:string-value="Leather tunic">
            <text:p>Leather tunic</text:p>
          </table:table-cell>
          <table:table-cell office:value-type="string" calcext:value-type="string">
            <text:p>rat</text:p>
          </table:table-cell>
          <table:table-cell table:style-name="ce29" table:formula="of:=VLOOKUP([.C7];[enemies.A:enemies.B];2;0)" office:value-type="string" calcext:value-type="string" office:string-value="Rat">
            <text:p>Rat</text:p>
          </table:table-cell>
          <table:table-cell office:value-type="float" calcext:value-type="float" office:value="0.01">
            <text:p>0.01</text:p>
          </table:table-cell>
          <table:table-cell table:style-name="ce31" table:formula="of:=IFERROR(VLOOKUP([.C7];[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686">grit head 1</text:span></text:p>
          </table:table-cell>
          <table:table-cell table:style-name="ce29" table:formula="of:=IFERROR(IFERROR(VLOOKUP([.A8];[items_equipment.A:items_equipment.B];2;0);VLOOKUP([.A8];[items_misc.A:items_misc.B];2;0));VLOOKUP([.A8];[items_consumable.A:items_consumable.B];2;0))" office:value-type="string" calcext:value-type="string" office:string-value="Leather hat">
            <text:p>Leather hat</text:p>
          </table:table-cell>
          <table:table-cell office:value-type="string" calcext:value-type="string">
            <text:p>rat</text:p>
          </table:table-cell>
          <table:table-cell table:style-name="ce29" table:formula="of:=VLOOKUP([.C8];[enemies.A:enemies.B];2;0)" office:value-type="string" calcext:value-type="string" office:string-value="Rat">
            <text:p>Rat</text:p>
          </table:table-cell>
          <table:table-cell office:value-type="float" calcext:value-type="float" office:value="0.01">
            <text:p>0.01</text:p>
          </table:table-cell>
          <table:table-cell table:style-name="ce31" table:formula="of:=IFERROR(VLOOKUP([.C8];[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687">grit trinket 1</text:span></text:p>
          </table:table-cell>
          <table:table-cell table:style-name="ce29" table:formula="of:=IFERROR(IFERROR(VLOOKUP([.A9];[items_equipment.A:items_equipment.B];2;0);VLOOKUP([.A9];[items_misc.A:items_misc.B];2;0));VLOOKUP([.A9];[items_consumable.A:items_consumable.B];2;0))" office:value-type="string" calcext:value-type="string" office:string-value="Wood shield">
            <text:p>Wood shield</text:p>
          </table:table-cell>
          <table:table-cell office:value-type="string" calcext:value-type="string">
            <text:p>rat</text:p>
          </table:table-cell>
          <table:table-cell table:style-name="ce29" table:formula="of:=VLOOKUP([.C9];[enemies.A:enemies.B];2;0)" office:value-type="string" calcext:value-type="string" office:string-value="Rat">
            <text:p>Rat</text:p>
          </table:table-cell>
          <table:table-cell office:value-type="float" calcext:value-type="float" office:value="0.01">
            <text:p>0.01</text:p>
          </table:table-cell>
          <table:table-cell table:style-name="ce31" table:formula="of:=IFERROR(VLOOKUP([.C9];[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688">grit weapon 1</text:span></text:p>
          </table:table-cell>
          <table:table-cell table:style-name="ce29" table:formula="of:=IFERROR(IFERROR(VLOOKUP([.A10];[items_equipment.A:items_equipment.B];2;0);VLOOKUP([.A10];[items_misc.A:items_misc.B];2;0));VLOOKUP([.A10];[$items_consumable.A$1:$items_consumable.B$1048576];2;0))" office:value-type="string" calcext:value-type="string" office:string-value="Pitchfork">
            <text:p>Pitchfork</text:p>
          </table:table-cell>
          <table:table-cell office:value-type="string" calcext:value-type="string">
            <text:p>rat</text:p>
          </table:table-cell>
          <table:table-cell table:style-name="ce29" table:formula="of:=VLOOKUP([.C10];[$enemies.A$1:$enemies.B$1048576];2;0)" office:value-type="string" calcext:value-type="string" office:string-value="Rat">
            <text:p>Rat</text:p>
          </table:table-cell>
          <table:table-cell office:value-type="float" calcext:value-type="float" office:value="0.01">
            <text:p>0.01</text:p>
          </table:table-cell>
          <table:table-cell table:style-name="ce31" table:formula="of:=IFERROR(VLOOKUP([.C10];[$enemies.A$1:$enemies.L$1048576];12;0);&quot;&quot;)" office:value-type="float" calcext:value-type="float" office:value="1">
            <text:p>1</text:p>
          </table:table-cell>
          <table:table-cell table:number-columns-repeated="1024"/>
        </table:table-row>
        <table:table-row table:style-name="ro249">
          <table:table-cell office:value-type="string" calcext:value-type="string">
            <text:p><text:span text:style-name="T689">mind body 1</text:span></text:p>
          </table:table-cell>
          <table:table-cell table:style-name="ce29" table:formula="of:=IFERROR(IFERROR(VLOOKUP([.A11];[items_equipment.A:items_equipment.B];2;0);VLOOKUP([.A11];[items_misc.A:items_misc.B];2;0));VLOOKUP([.A11];[items_consumable.A:items_consumable.B];2;0))" office:value-type="string" calcext:value-type="string" office:string-value="Robe">
            <text:p>Robe</text:p>
          </table:table-cell>
          <table:table-cell office:value-type="string" calcext:value-type="string">
            <text:p>rat</text:p>
          </table:table-cell>
          <table:table-cell table:style-name="ce29" table:formula="of:=VLOOKUP([.C11];[enemies.A:enemies.B];2;0)" office:value-type="string" calcext:value-type="string" office:string-value="Rat">
            <text:p>Rat</text:p>
          </table:table-cell>
          <table:table-cell office:value-type="float" calcext:value-type="float" office:value="0.01">
            <text:p>0.01</text:p>
          </table:table-cell>
          <table:table-cell table:style-name="ce31" table:formula="of:=IFERROR(VLOOKUP([.C11];[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690">mind head 1</text:span></text:p>
          </table:table-cell>
          <table:table-cell table:style-name="ce29" table:formula="of:=IFERROR(IFERROR(VLOOKUP([.A12];[items_equipment.A:items_equipment.B];2;0);VLOOKUP([.A12];[items_misc.A:items_misc.B];2;0));VLOOKUP([.A12];[items_consumable.A:items_consumable.B];2;0))" office:value-type="string" calcext:value-type="string" office:string-value="Pointy hat">
            <text:p>Pointy hat</text:p>
          </table:table-cell>
          <table:table-cell office:value-type="string" calcext:value-type="string">
            <text:p>rat</text:p>
          </table:table-cell>
          <table:table-cell table:style-name="ce29" table:formula="of:=VLOOKUP([.C12];[enemies.A:enemies.B];2;0)" office:value-type="string" calcext:value-type="string" office:string-value="Rat">
            <text:p>Rat</text:p>
          </table:table-cell>
          <table:table-cell office:value-type="float" calcext:value-type="float" office:value="0.01">
            <text:p>0.01</text:p>
          </table:table-cell>
          <table:table-cell table:style-name="ce31" table:formula="of:=IFERROR(VLOOKUP([.C12];[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691">mind trinket 1</text:span></text:p>
          </table:table-cell>
          <table:table-cell table:style-name="ce29" table:formula="of:=IFERROR(IFERROR(VLOOKUP([.A13];[items_equipment.A:items_equipment.B];2;0);VLOOKUP([.A13];[items_misc.A:items_misc.B];2;0));VLOOKUP([.A13];[items_consumable.A:items_consumable.B];2;0))" office:value-type="string" calcext:value-type="string" office:string-value="Piece of paper">
            <text:p>Piece of paper</text:p>
          </table:table-cell>
          <table:table-cell office:value-type="string" calcext:value-type="string">
            <text:p>rat</text:p>
          </table:table-cell>
          <table:table-cell table:style-name="ce29" table:formula="of:=VLOOKUP([.C13];[enemies.A:enemies.B];2;0)" office:value-type="string" calcext:value-type="string" office:string-value="Rat">
            <text:p>Rat</text:p>
          </table:table-cell>
          <table:table-cell office:value-type="float" calcext:value-type="float" office:value="0.01">
            <text:p>0.01</text:p>
          </table:table-cell>
          <table:table-cell table:style-name="ce31" table:formula="of:=IFERROR(VLOOKUP([.C13];[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692">mind weapon 1</text:span></text:p>
          </table:table-cell>
          <table:table-cell table:style-name="ce29" table:formula="of:=IFERROR(IFERROR(VLOOKUP([.A14];[items_equipment.A:items_equipment.B];2;0);VLOOKUP([.A14];[items_misc.A:items_misc.B];2;0));VLOOKUP([.A14];[items_consumable.A:items_consumable.B];2;0))" office:value-type="string" calcext:value-type="string" office:string-value="Stick">
            <text:p>Stick</text:p>
          </table:table-cell>
          <table:table-cell office:value-type="string" calcext:value-type="string">
            <text:p>rat</text:p>
          </table:table-cell>
          <table:table-cell table:style-name="ce29" table:formula="of:=VLOOKUP([.C14];[enemies.A:enemies.B];2;0)" office:value-type="string" calcext:value-type="string" office:string-value="Rat">
            <text:p>Rat</text:p>
          </table:table-cell>
          <table:table-cell office:value-type="float" calcext:value-type="float" office:value="0.01">
            <text:p>0.01</text:p>
          </table:table-cell>
          <table:table-cell table:style-name="ce31" table:formula="of:=IFERROR(VLOOKUP([.C14];[enemies.A:enemies.L];12;0);&quot;&quot;)" office:value-type="float" calcext:value-type="float" office:value="1">
            <text:p>1</text:p>
          </table:table-cell>
          <table:table-cell table:number-columns-repeated="1024"/>
        </table:table-row>
        <table:table-row table:style-name="ro253">
          <table:table-cell office:value-type="string" calcext:value-type="string">
            <text:p><text:span text:style-name="T693">red potion</text:span></text:p>
          </table:table-cell>
          <table:table-cell table:style-name="ce29" table:formula="of:=IFERROR(IFERROR(VLOOKUP([.A15];[items_equipment.A:items_equipment.B];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29" table:formula="of:=VLOOKUP([.C15];[enemies.A:enemies.B];2;0)" office:value-type="string" calcext:value-type="string" office:string-value="Rat">
            <text:p>Rat</text:p>
          </table:table-cell>
          <table:table-cell office:value-type="float" calcext:value-type="float" office:value="0.01">
            <text:p>0.01</text:p>
          </table:table-cell>
          <table:table-cell table:style-name="ce31" table:formula="of:=IFERROR(VLOOKUP([.C15];[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694">soul body 1</text:span></text:p>
          </table:table-cell>
          <table:table-cell table:style-name="ce29" table:formula="of:=IFERROR(IFERROR(VLOOKUP([.A16];[items_equipment.A:items_equipment.B];2;0);VLOOKUP([.A16];[items_misc.A:items_misc.B];2;0));VLOOKUP([.A16];[items_consumable.A:items_consumable.B];2;0))" office:value-type="string" calcext:value-type="string" office:string-value="Brown monk robe">
            <text:p>Brown monk robe</text:p>
          </table:table-cell>
          <table:table-cell office:value-type="string" calcext:value-type="string">
            <text:p>rat</text:p>
          </table:table-cell>
          <table:table-cell table:style-name="ce29" table:formula="of:=VLOOKUP([.C16];[enemies.A:enemies.B];2;0)" office:value-type="string" calcext:value-type="string" office:string-value="Rat">
            <text:p>Rat</text:p>
          </table:table-cell>
          <table:table-cell office:value-type="float" calcext:value-type="float" office:value="0.01">
            <text:p>0.01</text:p>
          </table:table-cell>
          <table:table-cell table:style-name="ce31" table:formula="of:=IFERROR(VLOOKUP([.C16];[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695">soul head 1</text:span></text:p>
          </table:table-cell>
          <table:table-cell table:style-name="ce29" table:formula="of:=IFERROR(IFERROR(VLOOKUP([.A17];[items_equipment.A:items_equipment.B];2;0);VLOOKUP([.A17];[items_misc.A:items_misc.B];2;0));VLOOKUP([.A17];[items_consumable.A:items_consumable.B];2;0))" office:value-type="string" calcext:value-type="string" office:string-value="Bald cap">
            <text:p>Bald cap</text:p>
          </table:table-cell>
          <table:table-cell office:value-type="string" calcext:value-type="string">
            <text:p>rat</text:p>
          </table:table-cell>
          <table:table-cell table:style-name="ce29" table:formula="of:=VLOOKUP([.C17];[enemies.A:enemies.B];2;0)" office:value-type="string" calcext:value-type="string" office:string-value="Rat">
            <text:p>Rat</text:p>
          </table:table-cell>
          <table:table-cell office:value-type="float" calcext:value-type="float" office:value="0.01">
            <text:p>0.01</text:p>
          </table:table-cell>
          <table:table-cell table:style-name="ce31" table:formula="of:=IFERROR(VLOOKUP([.C17];[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696">soul trinket 1</text:span></text:p>
          </table:table-cell>
          <table:table-cell table:style-name="ce29" table:formula="of:=IFERROR(IFERROR(VLOOKUP([.A18];[items_equipment.A:items_equipment.B];2;0);VLOOKUP([.A18];[items_misc.A:items_misc.B];2;0));VLOOKUP([.A18];[items_consumable.A:items_consumable.B];2;0))" office:value-type="string" calcext:value-type="string" office:string-value="Tiny bell">
            <text:p>Tiny bell</text:p>
          </table:table-cell>
          <table:table-cell office:value-type="string" calcext:value-type="string">
            <text:p>rat</text:p>
          </table:table-cell>
          <table:table-cell table:style-name="ce29" table:formula="of:=VLOOKUP([.C18];[enemies.A:enemies.B];2;0)" office:value-type="string" calcext:value-type="string" office:string-value="Rat">
            <text:p>Rat</text:p>
          </table:table-cell>
          <table:table-cell office:value-type="float" calcext:value-type="float" office:value="0.01">
            <text:p>0.01</text:p>
          </table:table-cell>
          <table:table-cell table:style-name="ce31" table:formula="of:=IFERROR(VLOOKUP([.C18];[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697">soul weapon 1</text:span></text:p>
          </table:table-cell>
          <table:table-cell table:style-name="ce29" table:formula="of:=IFERROR(IFERROR(VLOOKUP([.A19];[items_equipment.A:items_equipment.B];2;0);VLOOKUP([.A19];[items_misc.A:items_misc.B];2;0));VLOOKUP([.A19];[items_consumable.A:items_consumable.B];2;0))" office:value-type="string" calcext:value-type="string" office:string-value="Prayer beads">
            <text:p>Prayer beads</text:p>
          </table:table-cell>
          <table:table-cell office:value-type="string" calcext:value-type="string">
            <text:p>rat</text:p>
          </table:table-cell>
          <table:table-cell table:style-name="ce29" table:formula="of:=VLOOKUP([.C19];[enemies.A:enemies.B];2;0)" office:value-type="string" calcext:value-type="string" office:string-value="Rat">
            <text:p>Rat</text:p>
          </table:table-cell>
          <table:table-cell office:value-type="float" calcext:value-type="float" office:value="0.01">
            <text:p>0.01</text:p>
          </table:table-cell>
          <table:table-cell table:style-name="ce31" table:formula="of:=IFERROR(VLOOKUP([.C19];[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698">blue potion</text:span></text:p>
          </table:table-cell>
          <table:table-cell table:style-name="ce29" table:formula="of:=IFERROR(IFERROR(VLOOKUP([.A20];[items_equipment.A:items_equipment.B];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29" table:formula="of:=VLOOKUP([.C20];[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0];[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699">flow body 1</text:span></text:p>
          </table:table-cell>
          <table:table-cell table:style-name="ce29" table:formula="of:=IFERROR(IFERROR(VLOOKUP([.A21];[items_equipment.A:items_equipment.B];2;0);VLOOKUP([.A21];[items_misc.A:items_misc.B];2;0));VLOOKUP([.A21];[items_consumable.A:items_consumable.B];2;0))" office:value-type="string" calcext:value-type="string" office:string-value="Ragged shirt">
            <text:p>Ragged shirt</text:p>
          </table:table-cell>
          <table:table-cell office:value-type="string" calcext:value-type="string">
            <text:p>shroom</text:p>
          </table:table-cell>
          <table:table-cell table:style-name="ce29" table:formula="of:=VLOOKUP([.C21];[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1];[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00">flow head 1</text:span></text:p>
          </table:table-cell>
          <table:table-cell table:style-name="ce29" table:formula="of:=IFERROR(IFERROR(VLOOKUP([.A22];[items_equipment.A:items_equipment.B];2;0);VLOOKUP([.A22];[items_misc.A:items_misc.B];2;0));VLOOKUP([.A22];[items_consumable.A:items_consumable.B];2;0))" office:value-type="string" calcext:value-type="string" office:string-value="Ragged hood">
            <text:p>Ragged hood</text:p>
          </table:table-cell>
          <table:table-cell office:value-type="string" calcext:value-type="string">
            <text:p>shroom</text:p>
          </table:table-cell>
          <table:table-cell table:style-name="ce29" table:formula="of:=VLOOKUP([.C22];[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2];[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01">flow trinket 1</text:span></text:p>
          </table:table-cell>
          <table:table-cell table:style-name="ce29" table:formula="of:=IFERROR(IFERROR(VLOOKUP([.A23];[items_equipment.A:items_equipment.B];2;0);VLOOKUP([.A23];[items_misc.A:items_misc.B];2;0));VLOOKUP([.A23];[items_consumable.A:items_consumable.B];2;0))" office:value-type="string" calcext:value-type="string" office:string-value="Pocket knife">
            <text:p>Pocket knife</text:p>
          </table:table-cell>
          <table:table-cell office:value-type="string" calcext:value-type="string">
            <text:p>shroom</text:p>
          </table:table-cell>
          <table:table-cell table:style-name="ce29" table:formula="of:=VLOOKUP([.C23];[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3];[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02">flow weapon 1</text:span></text:p>
          </table:table-cell>
          <table:table-cell table:style-name="ce29" table:formula="of:=IFERROR(IFERROR(VLOOKUP([.A24];[items_equipment.A:items_equipment.B];2;0);VLOOKUP([.A24];[items_misc.A:items_misc.B];2;0));VLOOKUP([.A24];[items_consumable.A:items_consumable.B];2;0))" office:value-type="string" calcext:value-type="string" office:string-value="Dirk">
            <text:p>Dirk</text:p>
          </table:table-cell>
          <table:table-cell office:value-type="string" calcext:value-type="string">
            <text:p>shroom</text:p>
          </table:table-cell>
          <table:table-cell table:style-name="ce29" table:formula="of:=VLOOKUP([.C24];[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4];[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03">grit body 1</text:span></text:p>
          </table:table-cell>
          <table:table-cell table:style-name="ce29" table:formula="of:=IFERROR(IFERROR(VLOOKUP([.A25];[items_equipment.A:items_equipment.B];2;0);VLOOKUP([.A25];[items_misc.A:items_misc.B];2;0));VLOOKUP([.A25];[items_consumable.A:items_consumable.B];2;0))" office:value-type="string" calcext:value-type="string" office:string-value="Leather tunic">
            <text:p>Leather tunic</text:p>
          </table:table-cell>
          <table:table-cell office:value-type="string" calcext:value-type="string">
            <text:p>shroom</text:p>
          </table:table-cell>
          <table:table-cell table:style-name="ce29" table:formula="of:=VLOOKUP([.C25];[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5];[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04">grit head 1</text:span></text:p>
          </table:table-cell>
          <table:table-cell table:style-name="ce29" table:formula="of:=IFERROR(IFERROR(VLOOKUP([.A26];[items_equipment.A:items_equipment.B];2;0);VLOOKUP([.A26];[items_misc.A:items_misc.B];2;0));VLOOKUP([.A26];[items_consumable.A:items_consumable.B];2;0))" office:value-type="string" calcext:value-type="string" office:string-value="Leather hat">
            <text:p>Leather hat</text:p>
          </table:table-cell>
          <table:table-cell office:value-type="string" calcext:value-type="string">
            <text:p>shroom</text:p>
          </table:table-cell>
          <table:table-cell table:style-name="ce29" table:formula="of:=VLOOKUP([.C26];[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6];[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705">grit trinket 1</text:span></text:p>
          </table:table-cell>
          <table:table-cell table:style-name="ce29" table:formula="of:=IFERROR(IFERROR(VLOOKUP([.A27];[items_equipment.A:items_equipment.B];2;0);VLOOKUP([.A27];[items_misc.A:items_misc.B];2;0));VLOOKUP([.A27];[items_consumable.A:items_consumable.B];2;0))" office:value-type="string" calcext:value-type="string" office:string-value="Wood shield">
            <text:p>Wood shield</text:p>
          </table:table-cell>
          <table:table-cell office:value-type="string" calcext:value-type="string">
            <text:p>shroom</text:p>
          </table:table-cell>
          <table:table-cell table:style-name="ce29" table:formula="of:=VLOOKUP([.C27];[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7];[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706">grit weapon 1</text:span></text:p>
          </table:table-cell>
          <table:table-cell table:style-name="ce29" table:formula="of:=IFERROR(IFERROR(VLOOKUP([.A28];[items_equipment.A:items_equipment.B];2;0);VLOOKUP([.A28];[items_misc.A:items_misc.B];2;0));VLOOKUP([.A28];[items_consumable.A:items_consumable.B];2;0))" office:value-type="string" calcext:value-type="string" office:string-value="Pitchfork">
            <text:p>Pitchfork</text:p>
          </table:table-cell>
          <table:table-cell office:value-type="string" calcext:value-type="string">
            <text:p>shroom</text:p>
          </table:table-cell>
          <table:table-cell table:style-name="ce29" table:formula="of:=VLOOKUP([.C28];[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8];[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707">mind body 1</text:span></text:p>
          </table:table-cell>
          <table:table-cell table:style-name="ce29" table:formula="of:=IFERROR(IFERROR(VLOOKUP([.A29];[items_equipment.A:items_equipment.B];2;0);VLOOKUP([.A29];[items_misc.A:items_misc.B];2;0));VLOOKUP([.A29];[items_consumable.A:items_consumable.B];2;0))" office:value-type="string" calcext:value-type="string" office:string-value="Robe">
            <text:p>Robe</text:p>
          </table:table-cell>
          <table:table-cell office:value-type="string" calcext:value-type="string">
            <text:p>shroom</text:p>
          </table:table-cell>
          <table:table-cell table:style-name="ce29" table:formula="of:=VLOOKUP([.C29];[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9];[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708">mind head 1</text:span></text:p>
          </table:table-cell>
          <table:table-cell table:style-name="ce29" table:formula="of:=IFERROR(IFERROR(VLOOKUP([.A30];[items_equipment.A:items_equipment.B];2;0);VLOOKUP([.A30];[items_misc.A:items_misc.B];2;0));VLOOKUP([.A30];[items_consumable.A:items_consumable.B];2;0))" office:value-type="string" calcext:value-type="string" office:string-value="Pointy hat">
            <text:p>Pointy hat</text:p>
          </table:table-cell>
          <table:table-cell office:value-type="string" calcext:value-type="string">
            <text:p>shroom</text:p>
          </table:table-cell>
          <table:table-cell table:style-name="ce29" table:formula="of:=VLOOKUP([.C30];[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30];[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709">mind trinket 1</text:span></text:p>
          </table:table-cell>
          <table:table-cell table:style-name="ce29" table:formula="of:=IFERROR(IFERROR(VLOOKUP([.A31];[items_equipment.A:items_equipment.B];2;0);VLOOKUP([.A31];[items_misc.A:items_misc.B];2;0));VLOOKUP([.A31];[items_consumable.A:items_consumable.B];2;0))" office:value-type="string" calcext:value-type="string" office:string-value="Piece of paper">
            <text:p>Piece of paper</text:p>
          </table:table-cell>
          <table:table-cell office:value-type="string" calcext:value-type="string">
            <text:p>shroom</text:p>
          </table:table-cell>
          <table:table-cell table:style-name="ce29" table:formula="of:=VLOOKUP([.C31];[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31];[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710">mind weapon 1</text:span></text:p>
          </table:table-cell>
          <table:table-cell table:style-name="ce29" table:formula="of:=IFERROR(IFERROR(VLOOKUP([.A32];[items_equipment.A:items_equipment.B];2;0);VLOOKUP([.A32];[items_misc.A:items_misc.B];2;0));VLOOKUP([.A32];[items_consumable.A:items_consumable.B];2;0))" office:value-type="string" calcext:value-type="string" office:string-value="Stick">
            <text:p>Stick</text:p>
          </table:table-cell>
          <table:table-cell office:value-type="string" calcext:value-type="string">
            <text:p>shroom</text:p>
          </table:table-cell>
          <table:table-cell table:style-name="ce29" table:formula="of:=VLOOKUP([.C32];[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32];[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711">red potion</text:span></text:p>
          </table:table-cell>
          <table:table-cell table:style-name="ce29" table:formula="of:=IFERROR(IFERROR(VLOOKUP([.A33];[items_equipment.A:items_equipment.B];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29" table:formula="of:=VLOOKUP([.C33];[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33];[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712">soul body 1</text:span></text:p>
          </table:table-cell>
          <table:table-cell table:style-name="ce29" table:formula="of:=IFERROR(IFERROR(VLOOKUP([.A34];[items_equipment.A:items_equipment.B];2;0);VLOOKUP([.A34];[items_misc.A:items_misc.B];2;0));VLOOKUP([.A34];[items_consumable.A:items_consumable.B];2;0))" office:value-type="string" calcext:value-type="string" office:string-value="Brown monk robe">
            <text:p>Brown monk robe</text:p>
          </table:table-cell>
          <table:table-cell office:value-type="string" calcext:value-type="string">
            <text:p>shroom</text:p>
          </table:table-cell>
          <table:table-cell table:style-name="ce29" table:formula="of:=VLOOKUP([.C34];[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34];[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713">soul head 1</text:span></text:p>
          </table:table-cell>
          <table:table-cell table:style-name="ce29" table:formula="of:=IFERROR(IFERROR(VLOOKUP([.A35];[items_equipment.A:items_equipment.B];2;0);VLOOKUP([.A35];[items_misc.A:items_misc.B];2;0));VLOOKUP([.A35];[items_consumable.A:items_consumable.B];2;0))" office:value-type="string" calcext:value-type="string" office:string-value="Bald cap">
            <text:p>Bald cap</text:p>
          </table:table-cell>
          <table:table-cell office:value-type="string" calcext:value-type="string">
            <text:p>shroom</text:p>
          </table:table-cell>
          <table:table-cell table:style-name="ce29" table:formula="of:=VLOOKUP([.C35];[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35];[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714">soul trinket 1</text:span></text:p>
          </table:table-cell>
          <table:table-cell table:style-name="ce29" table:formula="of:=IFERROR(IFERROR(VLOOKUP([.A36];[items_equipment.A:items_equipment.B];2;0);VLOOKUP([.A36];[items_misc.A:items_misc.B];2;0));VLOOKUP([.A36];[items_consumable.A:items_consumable.B];2;0))" office:value-type="string" calcext:value-type="string" office:string-value="Tiny bell">
            <text:p>Tiny bell</text:p>
          </table:table-cell>
          <table:table-cell office:value-type="string" calcext:value-type="string">
            <text:p>shroom</text:p>
          </table:table-cell>
          <table:table-cell table:style-name="ce29" table:formula="of:=VLOOKUP([.C36];[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36];[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715">soul weapon 1</text:span></text:p>
          </table:table-cell>
          <table:table-cell table:style-name="ce29" table:formula="of:=IFERROR(IFERROR(VLOOKUP([.A37];[items_equipment.A:items_equipment.B];2;0);VLOOKUP([.A37];[items_misc.A:items_misc.B];2;0));VLOOKUP([.A37];[items_consumable.A:items_consumable.B];2;0))" office:value-type="string" calcext:value-type="string" office:string-value="Prayer beads">
            <text:p>Prayer beads</text:p>
          </table:table-cell>
          <table:table-cell office:value-type="string" calcext:value-type="string">
            <text:p>shroom</text:p>
          </table:table-cell>
          <table:table-cell table:style-name="ce29" table:formula="of:=VLOOKUP([.C37];[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37];[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716">blue potion</text:span></text:p>
          </table:table-cell>
          <table:table-cell table:style-name="ce29" table:formula="of:=IFERROR(IFERROR(VLOOKUP([.A38];[items_equipment.A:items_equipment.B];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29" table:formula="of:=VLOOKUP([.C38];[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38];[enemies.A:enemies.L];12;0);&quot;&quot;)" office:value-type="float" calcext:value-type="float" office:value="1">
            <text:p>1</text:p>
          </table:table-cell>
          <table:table-cell table:number-columns-repeated="6"/>
          <table:table-cell table:style-name="ce11"/>
          <table:table-cell table:number-columns-repeated="1024"/>
        </table:table-row>
        <table:table-row table:style-name="ro277">
          <table:table-cell office:value-type="string" calcext:value-type="string">
            <text:p><text:span text:style-name="T717">flow body 1</text:span></text:p>
          </table:table-cell>
          <table:table-cell table:style-name="ce29" table:formula="of:=IFERROR(IFERROR(VLOOKUP([.A39];[items_equipment.A:items_equipment.B];2;0);VLOOKUP([.A39];[items_misc.A:items_misc.B];2;0));VLOOKUP([.A39];[items_consumable.A:items_consumable.B];2;0))" office:value-type="string" calcext:value-type="string" office:string-value="Ragged shirt">
            <text:p>Ragged shirt</text:p>
          </table:table-cell>
          <table:table-cell office:value-type="string" calcext:value-type="string">
            <text:p>snail</text:p>
          </table:table-cell>
          <table:table-cell table:style-name="ce29" table:formula="of:=VLOOKUP([.C39];[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39];[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718">flow head 1</text:span></text:p>
          </table:table-cell>
          <table:table-cell table:style-name="ce29" table:formula="of:=IFERROR(IFERROR(VLOOKUP([.A40];[items_equipment.A:items_equipment.B];2;0);VLOOKUP([.A40];[items_misc.A:items_misc.B];2;0));VLOOKUP([.A40];[items_consumable.A:items_consumable.B];2;0))" office:value-type="string" calcext:value-type="string" office:string-value="Ragged hood">
            <text:p>Ragged hood</text:p>
          </table:table-cell>
          <table:table-cell office:value-type="string" calcext:value-type="string">
            <text:p>snail</text:p>
          </table:table-cell>
          <table:table-cell table:style-name="ce29" table:formula="of:=VLOOKUP([.C40];[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0];[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719">flow trinket 1</text:span></text:p>
          </table:table-cell>
          <table:table-cell table:style-name="ce29" table:formula="of:=IFERROR(IFERROR(VLOOKUP([.A41];[items_equipment.A:items_equipment.B];2;0);VLOOKUP([.A41];[items_misc.A:items_misc.B];2;0));VLOOKUP([.A41];[items_consumable.A:items_consumable.B];2;0))" office:value-type="string" calcext:value-type="string" office:string-value="Pocket knife">
            <text:p>Pocket knife</text:p>
          </table:table-cell>
          <table:table-cell office:value-type="string" calcext:value-type="string">
            <text:p>snail</text:p>
          </table:table-cell>
          <table:table-cell table:style-name="ce29" table:formula="of:=VLOOKUP([.C41];[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1];[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720">flow weapon 1</text:span></text:p>
          </table:table-cell>
          <table:table-cell table:style-name="ce29" table:formula="of:=IFERROR(IFERROR(VLOOKUP([.A42];[items_equipment.A:items_equipment.B];2;0);VLOOKUP([.A42];[items_misc.A:items_misc.B];2;0));VLOOKUP([.A42];[items_consumable.A:items_consumable.B];2;0))" office:value-type="string" calcext:value-type="string" office:string-value="Dirk">
            <text:p>Dirk</text:p>
          </table:table-cell>
          <table:table-cell office:value-type="string" calcext:value-type="string">
            <text:p>snail</text:p>
          </table:table-cell>
          <table:table-cell table:style-name="ce29" table:formula="of:=VLOOKUP([.C42];[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2];[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721">grit body 1</text:span></text:p>
          </table:table-cell>
          <table:table-cell table:style-name="ce29" table:formula="of:=IFERROR(IFERROR(VLOOKUP([.A43];[items_equipment.A:items_equipment.B];2;0);VLOOKUP([.A43];[items_misc.A:items_misc.B];2;0));VLOOKUP([.A43];[items_consumable.A:items_consumable.B];2;0))" office:value-type="string" calcext:value-type="string" office:string-value="Leather tunic">
            <text:p>Leather tunic</text:p>
          </table:table-cell>
          <table:table-cell office:value-type="string" calcext:value-type="string">
            <text:p>snail</text:p>
          </table:table-cell>
          <table:table-cell table:style-name="ce29" table:formula="of:=VLOOKUP([.C43];[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3];[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722">grit head 1</text:span></text:p>
          </table:table-cell>
          <table:table-cell table:style-name="ce29" table:formula="of:=IFERROR(IFERROR(VLOOKUP([.A44];[items_equipment.A:items_equipment.B];2;0);VLOOKUP([.A44];[items_misc.A:items_misc.B];2;0));VLOOKUP([.A44];[items_consumable.A:items_consumable.B];2;0))" office:value-type="string" calcext:value-type="string" office:string-value="Leather hat">
            <text:p>Leather hat</text:p>
          </table:table-cell>
          <table:table-cell office:value-type="string" calcext:value-type="string">
            <text:p>snail</text:p>
          </table:table-cell>
          <table:table-cell table:style-name="ce29" table:formula="of:=VLOOKUP([.C44];[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4];[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723">grit trinket 1</text:span></text:p>
          </table:table-cell>
          <table:table-cell table:style-name="ce29" table:formula="of:=IFERROR(IFERROR(VLOOKUP([.A45];[items_equipment.A:items_equipment.B];2;0);VLOOKUP([.A45];[items_misc.A:items_misc.B];2;0));VLOOKUP([.A45];[items_consumable.A:items_consumable.B];2;0))" office:value-type="string" calcext:value-type="string" office:string-value="Wood shield">
            <text:p>Wood shield</text:p>
          </table:table-cell>
          <table:table-cell office:value-type="string" calcext:value-type="string">
            <text:p>snail</text:p>
          </table:table-cell>
          <table:table-cell table:style-name="ce29" table:formula="of:=VLOOKUP([.C45];[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5];[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724">grit weapon 1</text:span></text:p>
          </table:table-cell>
          <table:table-cell table:style-name="ce29" table:formula="of:=IFERROR(IFERROR(VLOOKUP([.A46];[items_equipment.A:items_equipment.B];2;0);VLOOKUP([.A46];[items_misc.A:items_misc.B];2;0));VLOOKUP([.A46];[items_consumable.A:items_consumable.B];2;0))" office:value-type="string" calcext:value-type="string" office:string-value="Pitchfork">
            <text:p>Pitchfork</text:p>
          </table:table-cell>
          <table:table-cell office:value-type="string" calcext:value-type="string">
            <text:p>snail</text:p>
          </table:table-cell>
          <table:table-cell table:style-name="ce29" table:formula="of:=VLOOKUP([.C46];[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6];[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725">mind body 1</text:span></text:p>
          </table:table-cell>
          <table:table-cell table:style-name="ce29" table:formula="of:=IFERROR(IFERROR(VLOOKUP([.A47];[items_equipment.A:items_equipment.B];2;0);VLOOKUP([.A47];[items_misc.A:items_misc.B];2;0));VLOOKUP([.A47];[items_consumable.A:items_consumable.B];2;0))" office:value-type="string" calcext:value-type="string" office:string-value="Robe">
            <text:p>Robe</text:p>
          </table:table-cell>
          <table:table-cell office:value-type="string" calcext:value-type="string">
            <text:p>snail</text:p>
          </table:table-cell>
          <table:table-cell table:style-name="ce29" table:formula="of:=VLOOKUP([.C47];[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7];[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726">mind head 1</text:span></text:p>
          </table:table-cell>
          <table:table-cell table:style-name="ce29" table:formula="of:=IFERROR(IFERROR(VLOOKUP([.A48];[items_equipment.A:items_equipment.B];2;0);VLOOKUP([.A48];[items_misc.A:items_misc.B];2;0));VLOOKUP([.A48];[items_consumable.A:items_consumable.B];2;0))" office:value-type="string" calcext:value-type="string" office:string-value="Pointy hat">
            <text:p>Pointy hat</text:p>
          </table:table-cell>
          <table:table-cell office:value-type="string" calcext:value-type="string">
            <text:p>snail</text:p>
          </table:table-cell>
          <table:table-cell table:style-name="ce29" table:formula="of:=VLOOKUP([.C48];[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8];[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727">mind trinket 1</text:span></text:p>
          </table:table-cell>
          <table:table-cell table:style-name="ce29" table:formula="of:=IFERROR(IFERROR(VLOOKUP([.A49];[items_equipment.A:items_equipment.B];2;0);VLOOKUP([.A49];[items_misc.A:items_misc.B];2;0));VLOOKUP([.A49];[items_consumable.A:items_consumable.B];2;0))" office:value-type="string" calcext:value-type="string" office:string-value="Piece of paper">
            <text:p>Piece of paper</text:p>
          </table:table-cell>
          <table:table-cell office:value-type="string" calcext:value-type="string">
            <text:p>snail</text:p>
          </table:table-cell>
          <table:table-cell table:style-name="ce29" table:formula="of:=VLOOKUP([.C49];[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9];[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728">mind weapon 1</text:span></text:p>
          </table:table-cell>
          <table:table-cell table:style-name="ce29" table:formula="of:=IFERROR(IFERROR(VLOOKUP([.A50];[items_equipment.A:items_equipment.B];2;0);VLOOKUP([.A50];[items_misc.A:items_misc.B];2;0));VLOOKUP([.A50];[items_consumable.A:items_consumable.B];2;0))" office:value-type="string" calcext:value-type="string" office:string-value="Stick">
            <text:p>Stick</text:p>
          </table:table-cell>
          <table:table-cell office:value-type="string" calcext:value-type="string">
            <text:p>snail</text:p>
          </table:table-cell>
          <table:table-cell table:style-name="ce29" table:formula="of:=VLOOKUP([.C50];[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50];[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729">red potion</text:span></text:p>
          </table:table-cell>
          <table:table-cell table:style-name="ce29" table:formula="of:=IFERROR(IFERROR(VLOOKUP([.A51];[items_equipment.A:items_equipment.B];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29" table:formula="of:=VLOOKUP([.C51];[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51];[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730">soul body 1</text:span></text:p>
          </table:table-cell>
          <table:table-cell table:style-name="ce29" table:formula="of:=IFERROR(IFERROR(VLOOKUP([.A52];[items_equipment.A:items_equipment.B];2;0);VLOOKUP([.A52];[items_misc.A:items_misc.B];2;0));VLOOKUP([.A52];[items_consumable.A:items_consumable.B];2;0))" office:value-type="string" calcext:value-type="string" office:string-value="Brown monk robe">
            <text:p>Brown monk robe</text:p>
          </table:table-cell>
          <table:table-cell office:value-type="string" calcext:value-type="string">
            <text:p>snail</text:p>
          </table:table-cell>
          <table:table-cell table:style-name="ce29" table:formula="of:=VLOOKUP([.C52];[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52];[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731">soul head 1</text:span></text:p>
          </table:table-cell>
          <table:table-cell table:style-name="ce29" table:formula="of:=IFERROR(IFERROR(VLOOKUP([.A53];[items_equipment.A:items_equipment.B];2;0);VLOOKUP([.A53];[items_misc.A:items_misc.B];2;0));VLOOKUP([.A53];[items_consumable.A:items_consumable.B];2;0))" office:value-type="string" calcext:value-type="string" office:string-value="Bald cap">
            <text:p>Bald cap</text:p>
          </table:table-cell>
          <table:table-cell office:value-type="string" calcext:value-type="string">
            <text:p>snail</text:p>
          </table:table-cell>
          <table:table-cell table:style-name="ce29" table:formula="of:=VLOOKUP([.C53];[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53];[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732">soul trinket 1</text:span></text:p>
          </table:table-cell>
          <table:table-cell table:style-name="ce29" table:formula="of:=IFERROR(IFERROR(VLOOKUP([.A54];[items_equipment.A:items_equipment.B];2;0);VLOOKUP([.A54];[items_misc.A:items_misc.B];2;0));VLOOKUP([.A54];[items_consumable.A:items_consumable.B];2;0))" office:value-type="string" calcext:value-type="string" office:string-value="Tiny bell">
            <text:p>Tiny bell</text:p>
          </table:table-cell>
          <table:table-cell office:value-type="string" calcext:value-type="string">
            <text:p>snail</text:p>
          </table:table-cell>
          <table:table-cell table:style-name="ce29" table:formula="of:=VLOOKUP([.C54];[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54];[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733">soul weapon 1</text:span></text:p>
          </table:table-cell>
          <table:table-cell table:style-name="ce29" table:formula="of:=IFERROR(IFERROR(VLOOKUP([.A55];[items_equipment.A:items_equipment.B];2;0);VLOOKUP([.A55];[items_misc.A:items_misc.B];2;0));VLOOKUP([.A55];[items_consumable.A:items_consumable.B];2;0))" office:value-type="string" calcext:value-type="string" office:string-value="Prayer beads">
            <text:p>Prayer beads</text:p>
          </table:table-cell>
          <table:table-cell office:value-type="string" calcext:value-type="string">
            <text:p>snail</text:p>
          </table:table-cell>
          <table:table-cell table:style-name="ce29" table:formula="of:=VLOOKUP([.C55];[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55];[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734">soul head 1</text:span></text:p>
          </table:table-cell>
          <table:table-cell table:style-name="ce29" table:formula="of:=IFERROR(IFERROR(VLOOKUP([.A56];[items_equipment.A:items_equipment.B];2;0);VLOOKUP([.A56];[items_misc.A:items_misc.B];2;0));VLOOKUP([.A56];[items_consumable.A:items_consumable.B];2;0))" office:value-type="string" calcext:value-type="string" office:string-value="Bald cap">
            <text:p>Bald cap</text:p>
          </table:table-cell>
          <table:table-cell office:value-type="string" calcext:value-type="string">
            <text:p>spore</text:p>
          </table:table-cell>
          <table:table-cell table:style-name="ce29" table:formula="of:=VLOOKUP([.C56];[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56];[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735">soul trinket 1</text:span></text:p>
          </table:table-cell>
          <table:table-cell table:style-name="ce29" table:formula="of:=IFERROR(IFERROR(VLOOKUP([.A57];[items_equipment.A:items_equipment.B];2;0);VLOOKUP([.A57];[items_misc.A:items_misc.B];2;0));VLOOKUP([.A57];[items_consumable.A:items_consumable.B];2;0))" office:value-type="string" calcext:value-type="string" office:string-value="Tiny bell">
            <text:p>Tiny bell</text:p>
          </table:table-cell>
          <table:table-cell office:value-type="string" calcext:value-type="string">
            <text:p>spore</text:p>
          </table:table-cell>
          <table:table-cell table:style-name="ce29" table:formula="of:=VLOOKUP([.C57];[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57];[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736">soul weapon 1</text:span></text:p>
          </table:table-cell>
          <table:table-cell table:style-name="ce29" table:formula="of:=IFERROR(IFERROR(VLOOKUP([.A58];[items_equipment.A:items_equipment.B];2;0);VLOOKUP([.A58];[items_misc.A:items_misc.B];2;0));VLOOKUP([.A58];[items_consumable.A:items_consumable.B];2;0))" office:value-type="string" calcext:value-type="string" office:string-value="Prayer beads">
            <text:p>Prayer beads</text:p>
          </table:table-cell>
          <table:table-cell office:value-type="string" calcext:value-type="string">
            <text:p>spore</text:p>
          </table:table-cell>
          <table:table-cell table:style-name="ce29" table:formula="of:=VLOOKUP([.C58];[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58];[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737">blue potion</text:span></text:p>
          </table:table-cell>
          <table:table-cell table:style-name="ce29" table:formula="of:=IFERROR(IFERROR(VLOOKUP([.A59];[items_equipment.A:items_equipment.B];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29" table:formula="of:=VLOOKUP([.C59];[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59];[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738">flow body 1</text:span></text:p>
          </table:table-cell>
          <table:table-cell table:style-name="ce29" table:formula="of:=IFERROR(IFERROR(VLOOKUP([.A60];[items_equipment.A:items_equipment.B];2;0);VLOOKUP([.A60];[items_misc.A:items_misc.B];2;0));VLOOKUP([.A60];[items_consumable.A:items_consumable.B];2;0))" office:value-type="string" calcext:value-type="string" office:string-value="Ragged shirt">
            <text:p>Ragged shirt</text:p>
          </table:table-cell>
          <table:table-cell office:value-type="string" calcext:value-type="string">
            <text:p>spore</text:p>
          </table:table-cell>
          <table:table-cell table:style-name="ce29" table:formula="of:=VLOOKUP([.C60];[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0];[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739">flow head 1</text:span></text:p>
          </table:table-cell>
          <table:table-cell table:style-name="ce29" table:formula="of:=IFERROR(IFERROR(VLOOKUP([.A61];[items_equipment.A:items_equipment.B];2;0);VLOOKUP([.A61];[items_misc.A:items_misc.B];2;0));VLOOKUP([.A61];[items_consumable.A:items_consumable.B];2;0))" office:value-type="string" calcext:value-type="string" office:string-value="Ragged hood">
            <text:p>Ragged hood</text:p>
          </table:table-cell>
          <table:table-cell office:value-type="string" calcext:value-type="string">
            <text:p>spore</text:p>
          </table:table-cell>
          <table:table-cell table:style-name="ce29" table:formula="of:=VLOOKUP([.C61];[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1];[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740">flow trinket 1</text:span></text:p>
          </table:table-cell>
          <table:table-cell table:style-name="ce29" table:formula="of:=IFERROR(IFERROR(VLOOKUP([.A62];[items_equipment.A:items_equipment.B];2;0);VLOOKUP([.A62];[items_misc.A:items_misc.B];2;0));VLOOKUP([.A62];[items_consumable.A:items_consumable.B];2;0))" office:value-type="string" calcext:value-type="string" office:string-value="Pocket knife">
            <text:p>Pocket knife</text:p>
          </table:table-cell>
          <table:table-cell office:value-type="string" calcext:value-type="string">
            <text:p>spore</text:p>
          </table:table-cell>
          <table:table-cell table:style-name="ce29" table:formula="of:=VLOOKUP([.C62];[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2];[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741">flow weapon 1</text:span></text:p>
          </table:table-cell>
          <table:table-cell table:style-name="ce29" table:formula="of:=IFERROR(IFERROR(VLOOKUP([.A63];[items_equipment.A:items_equipment.B];2;0);VLOOKUP([.A63];[items_misc.A:items_misc.B];2;0));VLOOKUP([.A63];[items_consumable.A:items_consumable.B];2;0))" office:value-type="string" calcext:value-type="string" office:string-value="Dirk">
            <text:p>Dirk</text:p>
          </table:table-cell>
          <table:table-cell office:value-type="string" calcext:value-type="string">
            <text:p>spore</text:p>
          </table:table-cell>
          <table:table-cell table:style-name="ce29" table:formula="of:=VLOOKUP([.C63];[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3];[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742">grit body 1</text:span></text:p>
          </table:table-cell>
          <table:table-cell table:style-name="ce29" table:formula="of:=IFERROR(IFERROR(VLOOKUP([.A64];[items_equipment.A:items_equipment.B];2;0);VLOOKUP([.A64];[items_misc.A:items_misc.B];2;0));VLOOKUP([.A64];[items_consumable.A:items_consumable.B];2;0))" office:value-type="string" calcext:value-type="string" office:string-value="Leather tunic">
            <text:p>Leather tunic</text:p>
          </table:table-cell>
          <table:table-cell office:value-type="string" calcext:value-type="string">
            <text:p>spore</text:p>
          </table:table-cell>
          <table:table-cell table:style-name="ce29" table:formula="of:=VLOOKUP([.C64];[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4];[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743">grit head 1</text:span></text:p>
          </table:table-cell>
          <table:table-cell table:style-name="ce29" table:formula="of:=IFERROR(IFERROR(VLOOKUP([.A65];[items_equipment.A:items_equipment.B];2;0);VLOOKUP([.A65];[items_misc.A:items_misc.B];2;0));VLOOKUP([.A65];[items_consumable.A:items_consumable.B];2;0))" office:value-type="string" calcext:value-type="string" office:string-value="Leather hat">
            <text:p>Leather hat</text:p>
          </table:table-cell>
          <table:table-cell office:value-type="string" calcext:value-type="string">
            <text:p>spore</text:p>
          </table:table-cell>
          <table:table-cell table:style-name="ce29" table:formula="of:=VLOOKUP([.C65];[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5];[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744">grit trinket 1</text:span></text:p>
          </table:table-cell>
          <table:table-cell table:style-name="ce29" table:formula="of:=IFERROR(IFERROR(VLOOKUP([.A66];[items_equipment.A:items_equipment.B];2;0);VLOOKUP([.A66];[items_misc.A:items_misc.B];2;0));VLOOKUP([.A66];[items_consumable.A:items_consumable.B];2;0))" office:value-type="string" calcext:value-type="string" office:string-value="Wood shield">
            <text:p>Wood shield</text:p>
          </table:table-cell>
          <table:table-cell office:value-type="string" calcext:value-type="string">
            <text:p>spore</text:p>
          </table:table-cell>
          <table:table-cell table:style-name="ce29" table:formula="of:=VLOOKUP([.C66];[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6];[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745">grit weapon 1</text:span></text:p>
          </table:table-cell>
          <table:table-cell table:style-name="ce29" table:formula="of:=IFERROR(IFERROR(VLOOKUP([.A67];[items_equipment.A:items_equipment.B];2;0);VLOOKUP([.A67];[items_misc.A:items_misc.B];2;0));VLOOKUP([.A67];[items_consumable.A:items_consumable.B];2;0))" office:value-type="string" calcext:value-type="string" office:string-value="Pitchfork">
            <text:p>Pitchfork</text:p>
          </table:table-cell>
          <table:table-cell office:value-type="string" calcext:value-type="string">
            <text:p>spore</text:p>
          </table:table-cell>
          <table:table-cell table:style-name="ce29" table:formula="of:=VLOOKUP([.C67];[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7];[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746">mind body 1</text:span></text:p>
          </table:table-cell>
          <table:table-cell table:style-name="ce29" table:formula="of:=IFERROR(IFERROR(VLOOKUP([.A68];[items_equipment.A:items_equipment.B];2;0);VLOOKUP([.A68];[items_misc.A:items_misc.B];2;0));VLOOKUP([.A68];[items_consumable.A:items_consumable.B];2;0))" office:value-type="string" calcext:value-type="string" office:string-value="Robe">
            <text:p>Robe</text:p>
          </table:table-cell>
          <table:table-cell office:value-type="string" calcext:value-type="string">
            <text:p>spore</text:p>
          </table:table-cell>
          <table:table-cell table:style-name="ce29" table:formula="of:=VLOOKUP([.C68];[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8];[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747">mind head 1</text:span></text:p>
          </table:table-cell>
          <table:table-cell table:style-name="ce29" table:formula="of:=IFERROR(IFERROR(VLOOKUP([.A69];[items_equipment.A:items_equipment.B];2;0);VLOOKUP([.A69];[items_misc.A:items_misc.B];2;0));VLOOKUP([.A69];[items_consumable.A:items_consumable.B];2;0))" office:value-type="string" calcext:value-type="string" office:string-value="Pointy hat">
            <text:p>Pointy hat</text:p>
          </table:table-cell>
          <table:table-cell office:value-type="string" calcext:value-type="string">
            <text:p>spore</text:p>
          </table:table-cell>
          <table:table-cell table:style-name="ce29" table:formula="of:=VLOOKUP([.C69];[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9];[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748">mind trinket 1</text:span></text:p>
          </table:table-cell>
          <table:table-cell table:style-name="ce29" table:formula="of:=IFERROR(IFERROR(VLOOKUP([.A70];[items_equipment.A:items_equipment.B];2;0);VLOOKUP([.A70];[items_misc.A:items_misc.B];2;0));VLOOKUP([.A70];[items_consumable.A:items_consumable.B];2;0))" office:value-type="string" calcext:value-type="string" office:string-value="Piece of paper">
            <text:p>Piece of paper</text:p>
          </table:table-cell>
          <table:table-cell office:value-type="string" calcext:value-type="string">
            <text:p>spore</text:p>
          </table:table-cell>
          <table:table-cell table:style-name="ce29" table:formula="of:=VLOOKUP([.C70];[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70];[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749">mind weapon 1</text:span></text:p>
          </table:table-cell>
          <table:table-cell table:style-name="ce29" table:formula="of:=IFERROR(IFERROR(VLOOKUP([.A71];[items_equipment.A:items_equipment.B];2;0);VLOOKUP([.A71];[items_misc.A:items_misc.B];2;0));VLOOKUP([.A71];[items_consumable.A:items_consumable.B];2;0))" office:value-type="string" calcext:value-type="string" office:string-value="Stick">
            <text:p>Stick</text:p>
          </table:table-cell>
          <table:table-cell office:value-type="string" calcext:value-type="string">
            <text:p>spore</text:p>
          </table:table-cell>
          <table:table-cell table:style-name="ce29" table:formula="of:=VLOOKUP([.C71];[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71];[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750">red potion</text:span></text:p>
          </table:table-cell>
          <table:table-cell table:style-name="ce29" table:formula="of:=IFERROR(IFERROR(VLOOKUP([.A72];[items_equipment.A:items_equipment.B];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29" table:formula="of:=VLOOKUP([.C72];[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72];[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751">soul body 1</text:span></text:p>
          </table:table-cell>
          <table:table-cell table:style-name="ce29" table:formula="of:=IFERROR(IFERROR(VLOOKUP([.A73];[items_equipment.A:items_equipment.B];2;0);VLOOKUP([.A73];[items_misc.A:items_misc.B];2;0));VLOOKUP([.A73];[items_consumable.A:items_consumable.B];2;0))" office:value-type="string" calcext:value-type="string" office:string-value="Brown monk robe">
            <text:p>Brown monk robe</text:p>
          </table:table-cell>
          <table:table-cell office:value-type="string" calcext:value-type="string">
            <text:p>spore</text:p>
          </table:table-cell>
          <table:table-cell table:style-name="ce29" table:formula="of:=VLOOKUP([.C73];[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73];[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752">blue potion</text:span></text:p>
          </table:table-cell>
          <table:table-cell table:style-name="ce29" table:formula="of:=IFERROR(IFERROR(VLOOKUP([.A74];[items_equipment.A:items_equipment.B];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29"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74];[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753">flow body 1</text:span></text:p>
          </table:table-cell>
          <table:table-cell table:style-name="ce29" table:formula="of:=IFERROR(IFERROR(VLOOKUP([.A75];[items_equipment.A:items_equipment.B];2;0);VLOOKUP([.A75];[items_misc.A:items_misc.B];2;0));VLOOKUP([.A75];[items_consumable.A:items_consumable.B];2;0))" office:value-type="string" calcext:value-type="string" office:string-value="Ragged shirt">
            <text:p>Ragged shirt</text:p>
          </table:table-cell>
          <table:table-cell office:value-type="string" calcext:value-type="string">
            <text:p>wood_stump</text:p>
          </table:table-cell>
          <table:table-cell table:style-name="ce29"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75];[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754">flow head 1</text:span></text:p>
          </table:table-cell>
          <table:table-cell table:style-name="ce29" table:formula="of:=IFERROR(IFERROR(VLOOKUP([.A76];[items_equipment.A:items_equipment.B];2;0);VLOOKUP([.A76];[items_misc.A:items_misc.B];2;0));VLOOKUP([.A76];[items_consumable.A:items_consumable.B];2;0))" office:value-type="string" calcext:value-type="string" office:string-value="Ragged hood">
            <text:p>Ragged hood</text:p>
          </table:table-cell>
          <table:table-cell office:value-type="string" calcext:value-type="string">
            <text:p>wood_stump</text:p>
          </table:table-cell>
          <table:table-cell table:style-name="ce29"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76];[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755">flow trinket 1</text:span></text:p>
          </table:table-cell>
          <table:table-cell table:style-name="ce29" table:formula="of:=IFERROR(IFERROR(VLOOKUP([.A77];[items_equipment.A:items_equipment.B];2;0);VLOOKUP([.A77];[items_misc.A:items_misc.B];2;0));VLOOKUP([.A77];[items_consumable.A:items_consumable.B];2;0))" office:value-type="string" calcext:value-type="string" office:string-value="Pocket knife">
            <text:p>Pocket knife</text:p>
          </table:table-cell>
          <table:table-cell office:value-type="string" calcext:value-type="string">
            <text:p>wood_stump</text:p>
          </table:table-cell>
          <table:table-cell table:style-name="ce29"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77];[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756">flow weapon 1</text:span></text:p>
          </table:table-cell>
          <table:table-cell table:style-name="ce29" table:formula="of:=IFERROR(IFERROR(VLOOKUP([.A78];[items_equipment.A:items_equipment.B];2;0);VLOOKUP([.A78];[items_misc.A:items_misc.B];2;0));VLOOKUP([.A78];[items_consumable.A:items_consumable.B];2;0))" office:value-type="string" calcext:value-type="string" office:string-value="Dirk">
            <text:p>Dirk</text:p>
          </table:table-cell>
          <table:table-cell office:value-type="string" calcext:value-type="string">
            <text:p>wood_stump</text:p>
          </table:table-cell>
          <table:table-cell table:style-name="ce29"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78];[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757">grit body 1</text:span></text:p>
          </table:table-cell>
          <table:table-cell table:style-name="ce29" table:formula="of:=IFERROR(IFERROR(VLOOKUP([.A79];[items_equipment.A:items_equipment.B];2;0);VLOOKUP([.A79];[items_misc.A:items_misc.B];2;0));VLOOKUP([.A79];[items_consumable.A:items_consumable.B];2;0))" office:value-type="string" calcext:value-type="string" office:string-value="Leather tunic">
            <text:p>Leather tunic</text:p>
          </table:table-cell>
          <table:table-cell office:value-type="string" calcext:value-type="string">
            <text:p>wood_stump</text:p>
          </table:table-cell>
          <table:table-cell table:style-name="ce29"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79];[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758">grit head 1</text:span></text:p>
          </table:table-cell>
          <table:table-cell table:style-name="ce29" table:formula="of:=IFERROR(IFERROR(VLOOKUP([.A80];[items_equipment.A:items_equipment.B];2;0);VLOOKUP([.A80];[items_misc.A:items_misc.B];2;0));VLOOKUP([.A80];[items_consumable.A:items_consumable.B];2;0))" office:value-type="string" calcext:value-type="string" office:string-value="Leather hat">
            <text:p>Leather hat</text:p>
          </table:table-cell>
          <table:table-cell office:value-type="string" calcext:value-type="string">
            <text:p>wood_stump</text:p>
          </table:table-cell>
          <table:table-cell table:style-name="ce29"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0];[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759">grit trinket 1</text:span></text:p>
          </table:table-cell>
          <table:table-cell table:style-name="ce29" table:formula="of:=IFERROR(IFERROR(VLOOKUP([.A81];[items_equipment.A:items_equipment.B];2;0);VLOOKUP([.A81];[items_misc.A:items_misc.B];2;0));VLOOKUP([.A81];[items_consumable.A:items_consumable.B];2;0))" office:value-type="string" calcext:value-type="string" office:string-value="Wood shield">
            <text:p>Wood shield</text:p>
          </table:table-cell>
          <table:table-cell office:value-type="string" calcext:value-type="string">
            <text:p>wood_stump</text:p>
          </table:table-cell>
          <table:table-cell table:style-name="ce29"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1];[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760">grit weapon 1</text:span></text:p>
          </table:table-cell>
          <table:table-cell table:style-name="ce29" table:formula="of:=IFERROR(IFERROR(VLOOKUP([.A82];[items_equipment.A:items_equipment.B];2;0);VLOOKUP([.A82];[items_misc.A:items_misc.B];2;0));VLOOKUP([.A82];[items_consumable.A:items_consumable.B];2;0))" office:value-type="string" calcext:value-type="string" office:string-value="Pitchfork">
            <text:p>Pitchfork</text:p>
          </table:table-cell>
          <table:table-cell office:value-type="string" calcext:value-type="string">
            <text:p>wood_stump</text:p>
          </table:table-cell>
          <table:table-cell table:style-name="ce29"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2];[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761">mind body 1</text:span></text:p>
          </table:table-cell>
          <table:table-cell table:style-name="ce29" table:formula="of:=IFERROR(IFERROR(VLOOKUP([.A83];[items_equipment.A:items_equipment.B];2;0);VLOOKUP([.A83];[items_misc.A:items_misc.B];2;0));VLOOKUP([.A83];[items_consumable.A:items_consumable.B];2;0))" office:value-type="string" calcext:value-type="string" office:string-value="Robe">
            <text:p>Robe</text:p>
          </table:table-cell>
          <table:table-cell office:value-type="string" calcext:value-type="string">
            <text:p>wood_stump</text:p>
          </table:table-cell>
          <table:table-cell table:style-name="ce29"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3];[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762">mind head 1</text:span></text:p>
          </table:table-cell>
          <table:table-cell table:style-name="ce29" table:formula="of:=IFERROR(IFERROR(VLOOKUP([.A84];[items_equipment.A:items_equipment.B];2;0);VLOOKUP([.A84];[items_misc.A:items_misc.B];2;0));VLOOKUP([.A84];[items_consumable.A:items_consumable.B];2;0))" office:value-type="string" calcext:value-type="string" office:string-value="Pointy hat">
            <text:p>Pointy hat</text:p>
          </table:table-cell>
          <table:table-cell office:value-type="string" calcext:value-type="string">
            <text:p>wood_stump</text:p>
          </table:table-cell>
          <table:table-cell table:style-name="ce29"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4];[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763">mind trinket 1</text:span></text:p>
          </table:table-cell>
          <table:table-cell table:style-name="ce29" table:formula="of:=IFERROR(IFERROR(VLOOKUP([.A85];[items_equipment.A:items_equipment.B];2;0);VLOOKUP([.A85];[items_misc.A:items_misc.B];2;0));VLOOKUP([.A85];[items_consumable.A:items_consumable.B];2;0))" office:value-type="string" calcext:value-type="string" office:string-value="Piece of paper">
            <text:p>Piece of paper</text:p>
          </table:table-cell>
          <table:table-cell office:value-type="string" calcext:value-type="string">
            <text:p>wood_stump</text:p>
          </table:table-cell>
          <table:table-cell table:style-name="ce29"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5];[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764">mind weapon 1</text:span></text:p>
          </table:table-cell>
          <table:table-cell table:style-name="ce29" table:formula="of:=IFERROR(IFERROR(VLOOKUP([.A86];[items_equipment.A:items_equipment.B];2;0);VLOOKUP([.A86];[items_misc.A:items_misc.B];2;0));VLOOKUP([.A86];[items_consumable.A:items_consumable.B];2;0))" office:value-type="string" calcext:value-type="string" office:string-value="Stick">
            <text:p>Stick</text:p>
          </table:table-cell>
          <table:table-cell office:value-type="string" calcext:value-type="string">
            <text:p>wood_stump</text:p>
          </table:table-cell>
          <table:table-cell table:style-name="ce29"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6];[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765">red potion</text:span></text:p>
          </table:table-cell>
          <table:table-cell table:style-name="ce29" table:formula="of:=IFERROR(IFERROR(VLOOKUP([.A87];[items_equipment.A:items_equipment.B];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29"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7];[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766">soul body 1</text:span></text:p>
          </table:table-cell>
          <table:table-cell table:style-name="ce29" table:formula="of:=IFERROR(IFERROR(VLOOKUP([.A88];[items_equipment.A:items_equipment.B];2;0);VLOOKUP([.A88];[items_misc.A:items_misc.B];2;0));VLOOKUP([.A88];[items_consumable.A:items_consumable.B];2;0))" office:value-type="string" calcext:value-type="string" office:string-value="Brown monk robe">
            <text:p>Brown monk robe</text:p>
          </table:table-cell>
          <table:table-cell office:value-type="string" calcext:value-type="string">
            <text:p>wood_stump</text:p>
          </table:table-cell>
          <table:table-cell table:style-name="ce29"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8];[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767">soul head 1</text:span></text:p>
          </table:table-cell>
          <table:table-cell table:style-name="ce29" table:formula="of:=IFERROR(IFERROR(VLOOKUP([.A89];[items_equipment.A:items_equipment.B];2;0);VLOOKUP([.A89];[items_misc.A:items_misc.B];2;0));VLOOKUP([.A89];[items_consumable.A:items_consumable.B];2;0))" office:value-type="string" calcext:value-type="string" office:string-value="Bald cap">
            <text:p>Bald cap</text:p>
          </table:table-cell>
          <table:table-cell office:value-type="string" calcext:value-type="string">
            <text:p>wood_stump</text:p>
          </table:table-cell>
          <table:table-cell table:style-name="ce29"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9];[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768">soul trinket 1</text:span></text:p>
          </table:table-cell>
          <table:table-cell table:style-name="ce29" table:formula="of:=IFERROR(IFERROR(VLOOKUP([.A90];[items_equipment.A:items_equipment.B];2;0);VLOOKUP([.A90];[items_misc.A:items_misc.B];2;0));VLOOKUP([.A90];[items_consumable.A:items_consumable.B];2;0))" office:value-type="string" calcext:value-type="string" office:string-value="Tiny bell">
            <text:p>Tiny bell</text:p>
          </table:table-cell>
          <table:table-cell office:value-type="string" calcext:value-type="string">
            <text:p>wood_stump</text:p>
          </table:table-cell>
          <table:table-cell table:style-name="ce29"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90];[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769">soul weapon 1</text:span></text:p>
          </table:table-cell>
          <table:table-cell table:style-name="ce29" table:formula="of:=IFERROR(IFERROR(VLOOKUP([.A91];[items_equipment.A:items_equipment.B];2;0);VLOOKUP([.A91];[items_misc.A:items_misc.B];2;0));VLOOKUP([.A91];[items_consumable.A:items_consumable.B];2;0))" office:value-type="string" calcext:value-type="string" office:string-value="Prayer beads">
            <text:p>Prayer beads</text:p>
          </table:table-cell>
          <table:table-cell office:value-type="string" calcext:value-type="string">
            <text:p>wood_stump</text:p>
          </table:table-cell>
          <table:table-cell table:style-name="ce29"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91];[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770">blue potion</text:span></text:p>
          </table:table-cell>
          <table:table-cell table:style-name="ce29" table:formula="of:=IFERROR(IFERROR(VLOOKUP([.A92];[items_equipment.A:items_equipment.B];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29"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92];[enemies.A:enemies.L];12;0);&quot;&quot;)" office:value-type="float" calcext:value-type="float" office:value="3">
            <text:p>3</text:p>
          </table:table-cell>
          <table:table-cell table:number-columns-repeated="1024"/>
        </table:table-row>
        <table:table-row table:style-name="ro331">
          <table:table-cell office:value-type="string" calcext:value-type="string">
            <text:p><text:span text:style-name="T771">flow body 3</text:span></text:p>
          </table:table-cell>
          <table:table-cell table:style-name="ce29" table:formula="of:=IFERROR(IFERROR(VLOOKUP([.A93];[items_equipment.A:items_equipment.B];2;0);VLOOKUP([.A93];[items_misc.A:items_misc.B];2;0));VLOOKUP([.A93];[items_consumable.A:items_consumable.B];2;0))" office:value-type="string" calcext:value-type="string" office:string-value="Cloth shirt">
            <text:p>Cloth shirt</text:p>
          </table:table-cell>
          <table:table-cell office:value-type="string" calcext:value-type="string">
            <text:p>green_slime</text:p>
          </table:table-cell>
          <table:table-cell table:style-name="ce29"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93];[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772">flow head 3</text:span></text:p>
          </table:table-cell>
          <table:table-cell table:style-name="ce29" table:formula="of:=IFERROR(IFERROR(VLOOKUP([.A94];[items_equipment.A:items_equipment.B];2;0);VLOOKUP([.A94];[items_misc.A:items_misc.B];2;0));VLOOKUP([.A94];[items_consumable.A:items_consumable.B];2;0))" office:value-type="string" calcext:value-type="string" office:string-value="Cloth hood">
            <text:p>Cloth hood</text:p>
          </table:table-cell>
          <table:table-cell office:value-type="string" calcext:value-type="string">
            <text:p>green_slime</text:p>
          </table:table-cell>
          <table:table-cell table:style-name="ce29"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94];[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773">flow trinket 3</text:span></text:p>
          </table:table-cell>
          <table:table-cell table:style-name="ce29" table:formula="of:=IFERROR(IFERROR(VLOOKUP([.A95];[items_equipment.A:items_equipment.B];2;0);VLOOKUP([.A95];[items_misc.A:items_misc.B];2;0));VLOOKUP([.A95];[items_consumable.A:items_consumable.B];2;0))" office:value-type="string" calcext:value-type="string" office:string-value="Dagger">
            <text:p>Dagger</text:p>
          </table:table-cell>
          <table:table-cell office:value-type="string" calcext:value-type="string">
            <text:p>green_slime</text:p>
          </table:table-cell>
          <table:table-cell table:style-name="ce29"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95];[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774">flow weapon 3</text:span></text:p>
          </table:table-cell>
          <table:table-cell table:style-name="ce29" table:formula="of:=IFERROR(IFERROR(VLOOKUP([.A96];[items_equipment.A:items_equipment.B];2;0);VLOOKUP([.A96];[items_misc.A:items_misc.B];2;0));VLOOKUP([.A96];[items_consumable.A:items_consumable.B];2;0))" office:value-type="string" calcext:value-type="string" office:string-value="Knife">
            <text:p>Knife</text:p>
          </table:table-cell>
          <table:table-cell office:value-type="string" calcext:value-type="string">
            <text:p>green_slime</text:p>
          </table:table-cell>
          <table:table-cell table:style-name="ce29"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96];[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775">grit body 3</text:span></text:p>
          </table:table-cell>
          <table:table-cell table:style-name="ce29" table:formula="of:=IFERROR(IFERROR(VLOOKUP([.A97];[items_equipment.A:items_equipment.B];2;0);VLOOKUP([.A97];[items_misc.A:items_misc.B];2;0));VLOOKUP([.A97];[items_consumable.A:items_consumable.B];2;0))" office:value-type="string" calcext:value-type="string" office:string-value="Hard leather tunic">
            <text:p>Hard leather tunic</text:p>
          </table:table-cell>
          <table:table-cell office:value-type="string" calcext:value-type="string">
            <text:p>green_slime</text:p>
          </table:table-cell>
          <table:table-cell table:style-name="ce29"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97];[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776">grit head 3</text:span></text:p>
          </table:table-cell>
          <table:table-cell table:style-name="ce29" table:formula="of:=IFERROR(IFERROR(VLOOKUP([.A98];[items_equipment.A:items_equipment.B];2;0);VLOOKUP([.A98];[items_misc.A:items_misc.B];2;0));VLOOKUP([.A98];[items_consumable.A:items_consumable.B];2;0))" office:value-type="string" calcext:value-type="string" office:string-value="Hard leather helmet">
            <text:p>Hard leather helmet</text:p>
          </table:table-cell>
          <table:table-cell office:value-type="string" calcext:value-type="string">
            <text:p>green_slime</text:p>
          </table:table-cell>
          <table:table-cell table:style-name="ce29"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98];[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777">grit trinket 3</text:span></text:p>
          </table:table-cell>
          <table:table-cell table:style-name="ce29" table:formula="of:=IFERROR(IFERROR(VLOOKUP([.A99];[items_equipment.A:items_equipment.B];2;0);VLOOKUP([.A99];[items_misc.A:items_misc.B];2;0));VLOOKUP([.A99];[items_consumable.A:items_consumable.B];2;0))" office:value-type="string" calcext:value-type="string" office:string-value="Shield">
            <text:p>Shield</text:p>
          </table:table-cell>
          <table:table-cell office:value-type="string" calcext:value-type="string">
            <text:p>green_slime</text:p>
          </table:table-cell>
          <table:table-cell table:style-name="ce29"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99];[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778">grit weapon 3</text:span></text:p>
          </table:table-cell>
          <table:table-cell table:style-name="ce29" table:formula="of:=IFERROR(IFERROR(VLOOKUP([.A100];[items_equipment.A:items_equipment.B];2;0);VLOOKUP([.A100];[items_misc.A:items_misc.B];2;0));VLOOKUP([.A100];[$items_consumable.A$1:$items_consumable.B$1048576];2;0))" office:value-type="string" calcext:value-type="string" office:string-value="Spear">
            <text:p>Spear</text:p>
          </table:table-cell>
          <table:table-cell office:value-type="string" calcext:value-type="string">
            <text:p>green_slime</text:p>
          </table:table-cell>
          <table:table-cell table:style-name="ce29" table:formula="of:=VLOOKUP([.C100];[$enemies.A$1:$enemies.B$1048576];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0];[$enemies.A$1:$enemies.L$1048576];12;0);&quot;&quot;)" office:value-type="float" calcext:value-type="float" office:value="3">
            <text:p>3</text:p>
          </table:table-cell>
          <table:table-cell table:number-columns-repeated="1024"/>
        </table:table-row>
        <table:table-row table:style-name="ro339">
          <table:table-cell office:value-type="string" calcext:value-type="string">
            <text:p><text:span text:style-name="T779">mind body 3</text:span></text:p>
          </table:table-cell>
          <table:table-cell table:style-name="ce29" table:formula="of:=IFERROR(IFERROR(VLOOKUP([.A101];[items_equipment.A:items_equipment.B];2;0);VLOOKUP([.A101];[items_misc.A:items_misc.B];2;0));VLOOKUP([.A101];[items_consumable.A:items_consumable.B];2;0))" office:value-type="string" calcext:value-type="string" office:string-value="Fine robe">
            <text:p>Fine robe</text:p>
          </table:table-cell>
          <table:table-cell office:value-type="string" calcext:value-type="string">
            <text:p>green_slime</text:p>
          </table:table-cell>
          <table:table-cell table:style-name="ce29"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1];[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780">mind head 3</text:span></text:p>
          </table:table-cell>
          <table:table-cell table:style-name="ce29" table:formula="of:=IFERROR(IFERROR(VLOOKUP([.A102];[items_equipment.A:items_equipment.B];2;0);VLOOKUP([.A102];[items_misc.A:items_misc.B];2;0));VLOOKUP([.A102];[items_consumable.A:items_consumable.B];2;0))" office:value-type="string" calcext:value-type="string" office:string-value="Fine pointy hat">
            <text:p>Fine pointy hat</text:p>
          </table:table-cell>
          <table:table-cell office:value-type="string" calcext:value-type="string">
            <text:p>green_slime</text:p>
          </table:table-cell>
          <table:table-cell table:style-name="ce29"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2];[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781">mind trinket 3</text:span></text:p>
          </table:table-cell>
          <table:table-cell table:style-name="ce29" table:formula="of:=IFERROR(IFERROR(VLOOKUP([.A103];[items_equipment.A:items_equipment.B];2;0);VLOOKUP([.A103];[items_misc.A:items_misc.B];2;0));VLOOKUP([.A103];[items_consumable.A:items_consumable.B];2;0))" office:value-type="string" calcext:value-type="string" office:string-value="Notebook">
            <text:p>Notebook</text:p>
          </table:table-cell>
          <table:table-cell office:value-type="string" calcext:value-type="string">
            <text:p>green_slime</text:p>
          </table:table-cell>
          <table:table-cell table:style-name="ce29"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3];[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782">mind weapon 3</text:span></text:p>
          </table:table-cell>
          <table:table-cell table:style-name="ce29" table:formula="of:=IFERROR(IFERROR(VLOOKUP([.A104];[items_equipment.A:items_equipment.B];2;0);VLOOKUP([.A104];[items_misc.A:items_misc.B];2;0));VLOOKUP([.A104];[items_consumable.A:items_consumable.B];2;0))" office:value-type="string" calcext:value-type="string" office:string-value="Simple wand">
            <text:p>Simple wand</text:p>
          </table:table-cell>
          <table:table-cell office:value-type="string" calcext:value-type="string">
            <text:p>green_slime</text:p>
          </table:table-cell>
          <table:table-cell table:style-name="ce29"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4];[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783">red potion</text:span></text:p>
          </table:table-cell>
          <table:table-cell table:style-name="ce29" table:formula="of:=IFERROR(IFERROR(VLOOKUP([.A105];[items_equipment.A:items_equipment.B];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29"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5];[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784">soul body 3</text:span></text:p>
          </table:table-cell>
          <table:table-cell table:style-name="ce29" table:formula="of:=IFERROR(IFERROR(VLOOKUP([.A106];[items_equipment.A:items_equipment.B];2;0);VLOOKUP([.A106];[items_misc.A:items_misc.B];2;0));VLOOKUP([.A106];[items_consumable.A:items_consumable.B];2;0))" office:value-type="string" calcext:value-type="string" office:string-value="Fine silk robe">
            <text:p>Fine silk robe</text:p>
          </table:table-cell>
          <table:table-cell office:value-type="string" calcext:value-type="string">
            <text:p>green_slime</text:p>
          </table:table-cell>
          <table:table-cell table:style-name="ce29"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6];[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785">soul head 3</text:span></text:p>
          </table:table-cell>
          <table:table-cell table:style-name="ce29" table:formula="of:=IFERROR(IFERROR(VLOOKUP([.A107];[items_equipment.A:items_equipment.B];2;0);VLOOKUP([.A107];[items_misc.A:items_misc.B];2;0));VLOOKUP([.A107];[items_consumable.A:items_consumable.B];2;0))" office:value-type="string" calcext:value-type="string" office:string-value="Fine silk hood">
            <text:p>Fine silk hood</text:p>
          </table:table-cell>
          <table:table-cell office:value-type="string" calcext:value-type="string">
            <text:p>green_slime</text:p>
          </table:table-cell>
          <table:table-cell table:style-name="ce29"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7];[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786">soul trinket 3</text:span></text:p>
          </table:table-cell>
          <table:table-cell table:style-name="ce29" table:formula="of:=IFERROR(IFERROR(VLOOKUP([.A108];[items_equipment.A:items_equipment.B];2;0);VLOOKUP([.A108];[items_misc.A:items_misc.B];2;0));VLOOKUP([.A108];[items_consumable.A:items_consumable.B];2;0))" office:value-type="string" calcext:value-type="string" office:string-value="Sigil">
            <text:p>Sigil</text:p>
          </table:table-cell>
          <table:table-cell office:value-type="string" calcext:value-type="string">
            <text:p>green_slime</text:p>
          </table:table-cell>
          <table:table-cell table:style-name="ce29"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8];[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787">soul weapon 3</text:span></text:p>
          </table:table-cell>
          <table:table-cell table:style-name="ce29" table:formula="of:=IFERROR(IFERROR(VLOOKUP([.A109];[items_equipment.A:items_equipment.B];2;0);VLOOKUP([.A109];[items_misc.A:items_misc.B];2;0));VLOOKUP([.A109];[items_consumable.A:items_consumable.B];2;0))" office:value-type="string" calcext:value-type="string" office:string-value="Holy emblem">
            <text:p>Holy emblem</text:p>
          </table:table-cell>
          <table:table-cell office:value-type="string" calcext:value-type="string">
            <text:p>green_slime</text:p>
          </table:table-cell>
          <table:table-cell table:style-name="ce29"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9];[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788">blue potion</text:span></text:p>
          </table:table-cell>
          <table:table-cell table:style-name="ce29" table:formula="of:=IFERROR(IFERROR(VLOOKUP([.A110];[items_equipment.A:items_equipment.B];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29"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0];[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789">flow body 3</text:span></text:p>
          </table:table-cell>
          <table:table-cell table:style-name="ce29" table:formula="of:=IFERROR(IFERROR(VLOOKUP([.A111];[items_equipment.A:items_equipment.B];2;0);VLOOKUP([.A111];[items_misc.A:items_misc.B];2;0));VLOOKUP([.A111];[items_consumable.A:items_consumable.B];2;0))" office:value-type="string" calcext:value-type="string" office:string-value="Cloth shirt">
            <text:p>Cloth shirt</text:p>
          </table:table-cell>
          <table:table-cell office:value-type="string" calcext:value-type="string">
            <text:p>orange_mushroom</text:p>
          </table:table-cell>
          <table:table-cell table:style-name="ce29"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1];[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790">flow head 3</text:span></text:p>
          </table:table-cell>
          <table:table-cell table:style-name="ce29" table:formula="of:=IFERROR(IFERROR(VLOOKUP([.A112];[items_equipment.A:items_equipment.B];2;0);VLOOKUP([.A112];[items_misc.A:items_misc.B];2;0));VLOOKUP([.A112];[items_consumable.A:items_consumable.B];2;0))" office:value-type="string" calcext:value-type="string" office:string-value="Cloth hood">
            <text:p>Cloth hood</text:p>
          </table:table-cell>
          <table:table-cell office:value-type="string" calcext:value-type="string">
            <text:p>orange_mushroom</text:p>
          </table:table-cell>
          <table:table-cell table:style-name="ce29"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2];[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791">flow trinket 3</text:span></text:p>
          </table:table-cell>
          <table:table-cell table:style-name="ce29" table:formula="of:=IFERROR(IFERROR(VLOOKUP([.A113];[items_equipment.A:items_equipment.B];2;0);VLOOKUP([.A113];[items_misc.A:items_misc.B];2;0));VLOOKUP([.A113];[items_consumable.A:items_consumable.B];2;0))" office:value-type="string" calcext:value-type="string" office:string-value="Dagger">
            <text:p>Dagger</text:p>
          </table:table-cell>
          <table:table-cell office:value-type="string" calcext:value-type="string">
            <text:p>orange_mushroom</text:p>
          </table:table-cell>
          <table:table-cell table:style-name="ce29"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3];[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792">flow weapon 3</text:span></text:p>
          </table:table-cell>
          <table:table-cell table:style-name="ce29" table:formula="of:=IFERROR(IFERROR(VLOOKUP([.A114];[items_equipment.A:items_equipment.B];2;0);VLOOKUP([.A114];[items_misc.A:items_misc.B];2;0));VLOOKUP([.A114];[items_consumable.A:items_consumable.B];2;0))" office:value-type="string" calcext:value-type="string" office:string-value="Knife">
            <text:p>Knife</text:p>
          </table:table-cell>
          <table:table-cell office:value-type="string" calcext:value-type="string">
            <text:p>orange_mushroom</text:p>
          </table:table-cell>
          <table:table-cell table:style-name="ce29"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4];[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793">grit body 3</text:span></text:p>
          </table:table-cell>
          <table:table-cell table:style-name="ce29" table:formula="of:=IFERROR(IFERROR(VLOOKUP([.A115];[items_equipment.A:items_equipment.B];2;0);VLOOKUP([.A115];[items_misc.A:items_misc.B];2;0));VLOOKUP([.A115];[items_consumable.A:items_consumable.B];2;0))" office:value-type="string" calcext:value-type="string" office:string-value="Hard leather tunic">
            <text:p>Hard leather tunic</text:p>
          </table:table-cell>
          <table:table-cell office:value-type="string" calcext:value-type="string">
            <text:p>orange_mushroom</text:p>
          </table:table-cell>
          <table:table-cell table:style-name="ce29"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5];[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794">grit head 3</text:span></text:p>
          </table:table-cell>
          <table:table-cell table:style-name="ce29" table:formula="of:=IFERROR(IFERROR(VLOOKUP([.A116];[items_equipment.A:items_equipment.B];2;0);VLOOKUP([.A116];[items_misc.A:items_misc.B];2;0));VLOOKUP([.A116];[items_consumable.A:items_consumable.B];2;0))" office:value-type="string" calcext:value-type="string" office:string-value="Hard leather helmet">
            <text:p>Hard leather helmet</text:p>
          </table:table-cell>
          <table:table-cell office:value-type="string" calcext:value-type="string">
            <text:p>orange_mushroom</text:p>
          </table:table-cell>
          <table:table-cell table:style-name="ce29"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6];[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795">grit trinket 3</text:span></text:p>
          </table:table-cell>
          <table:table-cell table:style-name="ce29" table:formula="of:=IFERROR(IFERROR(VLOOKUP([.A117];[items_equipment.A:items_equipment.B];2;0);VLOOKUP([.A117];[items_misc.A:items_misc.B];2;0));VLOOKUP([.A117];[items_consumable.A:items_consumable.B];2;0))" office:value-type="string" calcext:value-type="string" office:string-value="Shield">
            <text:p>Shield</text:p>
          </table:table-cell>
          <table:table-cell office:value-type="string" calcext:value-type="string">
            <text:p>orange_mushroom</text:p>
          </table:table-cell>
          <table:table-cell table:style-name="ce29"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7];[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796">grit weapon 3</text:span></text:p>
          </table:table-cell>
          <table:table-cell table:style-name="ce29" table:formula="of:=IFERROR(IFERROR(VLOOKUP([.A118];[items_equipment.A:items_equipment.B];2;0);VLOOKUP([.A118];[items_misc.A:items_misc.B];2;0));VLOOKUP([.A118];[items_consumable.A:items_consumable.B];2;0))" office:value-type="string" calcext:value-type="string" office:string-value="Spear">
            <text:p>Spear</text:p>
          </table:table-cell>
          <table:table-cell office:value-type="string" calcext:value-type="string">
            <text:p>orange_mushroom</text:p>
          </table:table-cell>
          <table:table-cell table:style-name="ce29"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8];[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797">mind body 3</text:span></text:p>
          </table:table-cell>
          <table:table-cell table:style-name="ce29" table:formula="of:=IFERROR(IFERROR(VLOOKUP([.A119];[items_equipment.A:items_equipment.B];2;0);VLOOKUP([.A119];[items_misc.A:items_misc.B];2;0));VLOOKUP([.A119];[items_consumable.A:items_consumable.B];2;0))" office:value-type="string" calcext:value-type="string" office:string-value="Fine robe">
            <text:p>Fine robe</text:p>
          </table:table-cell>
          <table:table-cell office:value-type="string" calcext:value-type="string">
            <text:p>orange_mushroom</text:p>
          </table:table-cell>
          <table:table-cell table:style-name="ce29"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9];[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798">mind head 3</text:span></text:p>
          </table:table-cell>
          <table:table-cell table:style-name="ce29" table:formula="of:=IFERROR(IFERROR(VLOOKUP([.A120];[items_equipment.A:items_equipment.B];2;0);VLOOKUP([.A120];[items_misc.A:items_misc.B];2;0));VLOOKUP([.A120];[items_consumable.A:items_consumable.B];2;0))" office:value-type="string" calcext:value-type="string" office:string-value="Fine pointy hat">
            <text:p>Fine pointy hat</text:p>
          </table:table-cell>
          <table:table-cell office:value-type="string" calcext:value-type="string">
            <text:p>orange_mushroom</text:p>
          </table:table-cell>
          <table:table-cell table:style-name="ce29"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20];[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799">mind trinket 3</text:span></text:p>
          </table:table-cell>
          <table:table-cell table:style-name="ce29" table:formula="of:=IFERROR(IFERROR(VLOOKUP([.A121];[items_equipment.A:items_equipment.B];2;0);VLOOKUP([.A121];[items_misc.A:items_misc.B];2;0));VLOOKUP([.A121];[items_consumable.A:items_consumable.B];2;0))" office:value-type="string" calcext:value-type="string" office:string-value="Notebook">
            <text:p>Notebook</text:p>
          </table:table-cell>
          <table:table-cell office:value-type="string" calcext:value-type="string">
            <text:p>orange_mushroom</text:p>
          </table:table-cell>
          <table:table-cell table:style-name="ce29"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21];[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00">mind weapon 3</text:span></text:p>
          </table:table-cell>
          <table:table-cell table:style-name="ce29" table:formula="of:=IFERROR(IFERROR(VLOOKUP([.A122];[items_equipment.A:items_equipment.B];2;0);VLOOKUP([.A122];[items_misc.A:items_misc.B];2;0));VLOOKUP([.A122];[items_consumable.A:items_consumable.B];2;0))" office:value-type="string" calcext:value-type="string" office:string-value="Simple wand">
            <text:p>Simple wand</text:p>
          </table:table-cell>
          <table:table-cell office:value-type="string" calcext:value-type="string">
            <text:p>orange_mushroom</text:p>
          </table:table-cell>
          <table:table-cell table:style-name="ce29"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22];[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01">red potion</text:span></text:p>
          </table:table-cell>
          <table:table-cell table:style-name="ce29" table:formula="of:=IFERROR(IFERROR(VLOOKUP([.A123];[items_equipment.A:items_equipment.B];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29"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23];[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02">soul body 3</text:span></text:p>
          </table:table-cell>
          <table:table-cell table:style-name="ce29" table:formula="of:=IFERROR(IFERROR(VLOOKUP([.A124];[items_equipment.A:items_equipment.B];2;0);VLOOKUP([.A124];[items_misc.A:items_misc.B];2;0));VLOOKUP([.A124];[items_consumable.A:items_consumable.B];2;0))" office:value-type="string" calcext:value-type="string" office:string-value="Fine silk robe">
            <text:p>Fine silk robe</text:p>
          </table:table-cell>
          <table:table-cell office:value-type="string" calcext:value-type="string">
            <text:p>orange_mushroom</text:p>
          </table:table-cell>
          <table:table-cell table:style-name="ce29"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24];[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03">soul head 3</text:span></text:p>
          </table:table-cell>
          <table:table-cell table:style-name="ce29" table:formula="of:=IFERROR(IFERROR(VLOOKUP([.A125];[items_equipment.A:items_equipment.B];2;0);VLOOKUP([.A125];[items_misc.A:items_misc.B];2;0));VLOOKUP([.A125];[items_consumable.A:items_consumable.B];2;0))" office:value-type="string" calcext:value-type="string" office:string-value="Fine silk hood">
            <text:p>Fine silk hood</text:p>
          </table:table-cell>
          <table:table-cell office:value-type="string" calcext:value-type="string">
            <text:p>orange_mushroom</text:p>
          </table:table-cell>
          <table:table-cell table:style-name="ce29"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25];[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04">soul trinket 3</text:span></text:p>
          </table:table-cell>
          <table:table-cell table:style-name="ce29" table:formula="of:=IFERROR(IFERROR(VLOOKUP([.A126];[items_equipment.A:items_equipment.B];2;0);VLOOKUP([.A126];[items_misc.A:items_misc.B];2;0));VLOOKUP([.A126];[items_consumable.A:items_consumable.B];2;0))" office:value-type="string" calcext:value-type="string" office:string-value="Sigil">
            <text:p>Sigil</text:p>
          </table:table-cell>
          <table:table-cell office:value-type="string" calcext:value-type="string">
            <text:p>orange_mushroom</text:p>
          </table:table-cell>
          <table:table-cell table:style-name="ce29"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26];[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805">soul weapon 3</text:span></text:p>
          </table:table-cell>
          <table:table-cell table:style-name="ce29" table:formula="of:=IFERROR(IFERROR(VLOOKUP([.A127];[items_equipment.A:items_equipment.B];2;0);VLOOKUP([.A127];[items_misc.A:items_misc.B];2;0));VLOOKUP([.A127];[items_consumable.A:items_consumable.B];2;0))" office:value-type="string" calcext:value-type="string" office:string-value="Holy emblem">
            <text:p>Holy emblem</text:p>
          </table:table-cell>
          <table:table-cell office:value-type="string" calcext:value-type="string">
            <text:p>orange_mushroom</text:p>
          </table:table-cell>
          <table:table-cell table:style-name="ce29"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27];[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806">blue potion</text:span></text:p>
          </table:table-cell>
          <table:table-cell table:style-name="ce29" table:formula="of:=IFERROR(IFERROR(VLOOKUP([.A128];[items_equipment.A:items_equipment.B];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29" table:formula="of:=VLOOKUP([.C128];[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28];[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807">flow body 3</text:span></text:p>
          </table:table-cell>
          <table:table-cell table:style-name="ce29" table:formula="of:=IFERROR(IFERROR(VLOOKUP([.A129];[items_equipment.A:items_equipment.B];2;0);VLOOKUP([.A129];[items_misc.A:items_misc.B];2;0));VLOOKUP([.A129];[items_consumable.A:items_consumable.B];2;0))" office:value-type="string" calcext:value-type="string" office:string-value="Cloth shirt">
            <text:p>Cloth shirt</text:p>
          </table:table-cell>
          <table:table-cell office:value-type="string" calcext:value-type="string">
            <text:p>pig</text:p>
          </table:table-cell>
          <table:table-cell table:style-name="ce29" table:formula="of:=VLOOKUP([.C129];[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29];[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808">flow head 3</text:span></text:p>
          </table:table-cell>
          <table:table-cell table:style-name="ce29" table:formula="of:=IFERROR(IFERROR(VLOOKUP([.A130];[items_equipment.A:items_equipment.B];2;0);VLOOKUP([.A130];[items_misc.A:items_misc.B];2;0));VLOOKUP([.A130];[items_consumable.A:items_consumable.B];2;0))" office:value-type="string" calcext:value-type="string" office:string-value="Cloth hood">
            <text:p>Cloth hood</text:p>
          </table:table-cell>
          <table:table-cell office:value-type="string" calcext:value-type="string">
            <text:p>pig</text:p>
          </table:table-cell>
          <table:table-cell table:style-name="ce29" table:formula="of:=VLOOKUP([.C130];[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0];[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809">flow trinket 3</text:span></text:p>
          </table:table-cell>
          <table:table-cell table:style-name="ce29" table:formula="of:=IFERROR(IFERROR(VLOOKUP([.A131];[items_equipment.A:items_equipment.B];2;0);VLOOKUP([.A131];[items_misc.A:items_misc.B];2;0));VLOOKUP([.A131];[items_consumable.A:items_consumable.B];2;0))" office:value-type="string" calcext:value-type="string" office:string-value="Dagger">
            <text:p>Dagger</text:p>
          </table:table-cell>
          <table:table-cell office:value-type="string" calcext:value-type="string">
            <text:p>pig</text:p>
          </table:table-cell>
          <table:table-cell table:style-name="ce29" table:formula="of:=VLOOKUP([.C131];[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1];[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810">flow weapon 3</text:span></text:p>
          </table:table-cell>
          <table:table-cell table:style-name="ce29" table:formula="of:=IFERROR(IFERROR(VLOOKUP([.A132];[items_equipment.A:items_equipment.B];2;0);VLOOKUP([.A132];[items_misc.A:items_misc.B];2;0));VLOOKUP([.A132];[items_consumable.A:items_consumable.B];2;0))" office:value-type="string" calcext:value-type="string" office:string-value="Knife">
            <text:p>Knife</text:p>
          </table:table-cell>
          <table:table-cell office:value-type="string" calcext:value-type="string">
            <text:p>pig</text:p>
          </table:table-cell>
          <table:table-cell table:style-name="ce29" table:formula="of:=VLOOKUP([.C132];[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2];[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811">grit body 3</text:span></text:p>
          </table:table-cell>
          <table:table-cell table:style-name="ce29" table:formula="of:=IFERROR(IFERROR(VLOOKUP([.A133];[items_equipment.A:items_equipment.B];2;0);VLOOKUP([.A133];[items_misc.A:items_misc.B];2;0));VLOOKUP([.A133];[items_consumable.A:items_consumable.B];2;0))" office:value-type="string" calcext:value-type="string" office:string-value="Hard leather tunic">
            <text:p>Hard leather tunic</text:p>
          </table:table-cell>
          <table:table-cell office:value-type="string" calcext:value-type="string">
            <text:p>pig</text:p>
          </table:table-cell>
          <table:table-cell table:style-name="ce29" table:formula="of:=VLOOKUP([.C133];[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3];[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812">grit head 3</text:span></text:p>
          </table:table-cell>
          <table:table-cell table:style-name="ce29" table:formula="of:=IFERROR(IFERROR(VLOOKUP([.A134];[items_equipment.A:items_equipment.B];2;0);VLOOKUP([.A134];[items_misc.A:items_misc.B];2;0));VLOOKUP([.A134];[items_consumable.A:items_consumable.B];2;0))" office:value-type="string" calcext:value-type="string" office:string-value="Hard leather helmet">
            <text:p>Hard leather helmet</text:p>
          </table:table-cell>
          <table:table-cell office:value-type="string" calcext:value-type="string">
            <text:p>pig</text:p>
          </table:table-cell>
          <table:table-cell table:style-name="ce29" table:formula="of:=VLOOKUP([.C134];[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4];[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813">grit trinket 3</text:span></text:p>
          </table:table-cell>
          <table:table-cell table:style-name="ce29" table:formula="of:=IFERROR(IFERROR(VLOOKUP([.A135];[items_equipment.A:items_equipment.B];2;0);VLOOKUP([.A135];[items_misc.A:items_misc.B];2;0));VLOOKUP([.A135];[items_consumable.A:items_consumable.B];2;0))" office:value-type="string" calcext:value-type="string" office:string-value="Shield">
            <text:p>Shield</text:p>
          </table:table-cell>
          <table:table-cell office:value-type="string" calcext:value-type="string">
            <text:p>pig</text:p>
          </table:table-cell>
          <table:table-cell table:style-name="ce29" table:formula="of:=VLOOKUP([.C135];[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5];[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814">grit weapon 3</text:span></text:p>
          </table:table-cell>
          <table:table-cell table:style-name="ce29" table:formula="of:=IFERROR(IFERROR(VLOOKUP([.A136];[items_equipment.A:items_equipment.B];2;0);VLOOKUP([.A136];[items_misc.A:items_misc.B];2;0));VLOOKUP([.A136];[items_consumable.A:items_consumable.B];2;0))" office:value-type="string" calcext:value-type="string" office:string-value="Spear">
            <text:p>Spear</text:p>
          </table:table-cell>
          <table:table-cell office:value-type="string" calcext:value-type="string">
            <text:p>pig</text:p>
          </table:table-cell>
          <table:table-cell table:style-name="ce29" table:formula="of:=VLOOKUP([.C136];[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6];[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815">mind body 3</text:span></text:p>
          </table:table-cell>
          <table:table-cell table:style-name="ce29" table:formula="of:=IFERROR(IFERROR(VLOOKUP([.A137];[items_equipment.A:items_equipment.B];2;0);VLOOKUP([.A137];[items_misc.A:items_misc.B];2;0));VLOOKUP([.A137];[items_consumable.A:items_consumable.B];2;0))" office:value-type="string" calcext:value-type="string" office:string-value="Fine robe">
            <text:p>Fine robe</text:p>
          </table:table-cell>
          <table:table-cell office:value-type="string" calcext:value-type="string">
            <text:p>pig</text:p>
          </table:table-cell>
          <table:table-cell table:style-name="ce29" table:formula="of:=VLOOKUP([.C137];[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7];[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816">mind head 3</text:span></text:p>
          </table:table-cell>
          <table:table-cell table:style-name="ce29" table:formula="of:=IFERROR(IFERROR(VLOOKUP([.A138];[items_equipment.A:items_equipment.B];2;0);VLOOKUP([.A138];[items_misc.A:items_misc.B];2;0));VLOOKUP([.A138];[items_consumable.A:items_consumable.B];2;0))" office:value-type="string" calcext:value-type="string" office:string-value="Fine pointy hat">
            <text:p>Fine pointy hat</text:p>
          </table:table-cell>
          <table:table-cell office:value-type="string" calcext:value-type="string">
            <text:p>pig</text:p>
          </table:table-cell>
          <table:table-cell table:style-name="ce29" table:formula="of:=VLOOKUP([.C138];[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8];[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817">mind trinket 3</text:span></text:p>
          </table:table-cell>
          <table:table-cell table:style-name="ce29" table:formula="of:=IFERROR(IFERROR(VLOOKUP([.A139];[items_equipment.A:items_equipment.B];2;0);VLOOKUP([.A139];[items_misc.A:items_misc.B];2;0));VLOOKUP([.A139];[items_consumable.A:items_consumable.B];2;0))" office:value-type="string" calcext:value-type="string" office:string-value="Notebook">
            <text:p>Notebook</text:p>
          </table:table-cell>
          <table:table-cell office:value-type="string" calcext:value-type="string">
            <text:p>pig</text:p>
          </table:table-cell>
          <table:table-cell table:style-name="ce29" table:formula="of:=VLOOKUP([.C139];[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9];[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818">mind weapon 3</text:span></text:p>
          </table:table-cell>
          <table:table-cell table:style-name="ce29" table:formula="of:=IFERROR(IFERROR(VLOOKUP([.A140];[items_equipment.A:items_equipment.B];2;0);VLOOKUP([.A140];[items_misc.A:items_misc.B];2;0));VLOOKUP([.A140];[items_consumable.A:items_consumable.B];2;0))" office:value-type="string" calcext:value-type="string" office:string-value="Simple wand">
            <text:p>Simple wand</text:p>
          </table:table-cell>
          <table:table-cell office:value-type="string" calcext:value-type="string">
            <text:p>pig</text:p>
          </table:table-cell>
          <table:table-cell table:style-name="ce29" table:formula="of:=VLOOKUP([.C140];[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40];[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819">red potion</text:span></text:p>
          </table:table-cell>
          <table:table-cell table:style-name="ce29" table:formula="of:=IFERROR(IFERROR(VLOOKUP([.A141];[items_equipment.A:items_equipment.B];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29" table:formula="of:=VLOOKUP([.C141];[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41];[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820">soul body 3</text:span></text:p>
          </table:table-cell>
          <table:table-cell table:style-name="ce29" table:formula="of:=IFERROR(IFERROR(VLOOKUP([.A142];[items_equipment.A:items_equipment.B];2;0);VLOOKUP([.A142];[items_misc.A:items_misc.B];2;0));VLOOKUP([.A142];[items_consumable.A:items_consumable.B];2;0))" office:value-type="string" calcext:value-type="string" office:string-value="Fine silk robe">
            <text:p>Fine silk robe</text:p>
          </table:table-cell>
          <table:table-cell office:value-type="string" calcext:value-type="string">
            <text:p>pig</text:p>
          </table:table-cell>
          <table:table-cell table:style-name="ce29" table:formula="of:=VLOOKUP([.C142];[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42];[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821">soul head 3</text:span></text:p>
          </table:table-cell>
          <table:table-cell table:style-name="ce29" table:formula="of:=IFERROR(IFERROR(VLOOKUP([.A143];[items_equipment.A:items_equipment.B];2;0);VLOOKUP([.A143];[items_misc.A:items_misc.B];2;0));VLOOKUP([.A143];[items_consumable.A:items_consumable.B];2;0))" office:value-type="string" calcext:value-type="string" office:string-value="Fine silk hood">
            <text:p>Fine silk hood</text:p>
          </table:table-cell>
          <table:table-cell office:value-type="string" calcext:value-type="string">
            <text:p>pig</text:p>
          </table:table-cell>
          <table:table-cell table:style-name="ce29" table:formula="of:=VLOOKUP([.C143];[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43];[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822">soul trinket 3</text:span></text:p>
          </table:table-cell>
          <table:table-cell table:style-name="ce29" table:formula="of:=IFERROR(IFERROR(VLOOKUP([.A144];[items_equipment.A:items_equipment.B];2;0);VLOOKUP([.A144];[items_misc.A:items_misc.B];2;0));VLOOKUP([.A144];[items_consumable.A:items_consumable.B];2;0))" office:value-type="string" calcext:value-type="string" office:string-value="Sigil">
            <text:p>Sigil</text:p>
          </table:table-cell>
          <table:table-cell office:value-type="string" calcext:value-type="string">
            <text:p>pig</text:p>
          </table:table-cell>
          <table:table-cell table:style-name="ce29" table:formula="of:=VLOOKUP([.C144];[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44];[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823">soul weapon 3</text:span></text:p>
          </table:table-cell>
          <table:table-cell table:style-name="ce29" table:formula="of:=IFERROR(IFERROR(VLOOKUP([.A145];[items_equipment.A:items_equipment.B];2;0);VLOOKUP([.A145];[items_misc.A:items_misc.B];2;0));VLOOKUP([.A145];[items_consumable.A:items_consumable.B];2;0))" office:value-type="string" calcext:value-type="string" office:string-value="Holy emblem">
            <text:p>Holy emblem</text:p>
          </table:table-cell>
          <table:table-cell office:value-type="string" calcext:value-type="string">
            <text:p>pig</text:p>
          </table:table-cell>
          <table:table-cell table:style-name="ce29" table:formula="of:=VLOOKUP([.C145];[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45];[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824">soul head 3</text:span></text:p>
          </table:table-cell>
          <table:table-cell table:style-name="ce29" table:formula="of:=IFERROR(IFERROR(VLOOKUP([.A146];[items_equipment.A:items_equipment.B];2;0);VLOOKUP([.A146];[items_misc.A:items_misc.B];2;0));VLOOKUP([.A146];[items_consumable.A:items_consumable.B];2;0))" office:value-type="string" calcext:value-type="string" office:string-value="Fine silk hood">
            <text:p>Fine silk hood</text:p>
          </table:table-cell>
          <table:table-cell office:value-type="string" calcext:value-type="string">
            <text:p>spider</text:p>
          </table:table-cell>
          <table:table-cell table:style-name="ce29"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46];[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825">soul trinket 3</text:span></text:p>
          </table:table-cell>
          <table:table-cell table:style-name="ce29" table:formula="of:=IFERROR(IFERROR(VLOOKUP([.A147];[items_equipment.A:items_equipment.B];2;0);VLOOKUP([.A147];[items_misc.A:items_misc.B];2;0));VLOOKUP([.A147];[items_consumable.A:items_consumable.B];2;0))" office:value-type="string" calcext:value-type="string" office:string-value="Sigil">
            <text:p>Sigil</text:p>
          </table:table-cell>
          <table:table-cell office:value-type="string" calcext:value-type="string">
            <text:p>spider</text:p>
          </table:table-cell>
          <table:table-cell table:style-name="ce29"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47];[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826">soul weapon 3</text:span></text:p>
          </table:table-cell>
          <table:table-cell table:style-name="ce29" table:formula="of:=IFERROR(IFERROR(VLOOKUP([.A148];[items_equipment.A:items_equipment.B];2;0);VLOOKUP([.A148];[items_misc.A:items_misc.B];2;0));VLOOKUP([.A148];[items_consumable.A:items_consumable.B];2;0))" office:value-type="string" calcext:value-type="string" office:string-value="Holy emblem">
            <text:p>Holy emblem</text:p>
          </table:table-cell>
          <table:table-cell office:value-type="string" calcext:value-type="string">
            <text:p>spider</text:p>
          </table:table-cell>
          <table:table-cell table:style-name="ce29"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48];[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827">blue potion</text:span></text:p>
          </table:table-cell>
          <table:table-cell table:style-name="ce29" table:formula="of:=IFERROR(IFERROR(VLOOKUP([.A149];[items_equipment.A:items_equipment.B];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29"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49];[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828">flow body 3</text:span></text:p>
          </table:table-cell>
          <table:table-cell table:style-name="ce29" table:formula="of:=IFERROR(IFERROR(VLOOKUP([.A150];[items_equipment.A:items_equipment.B];2;0);VLOOKUP([.A150];[items_misc.A:items_misc.B];2;0));VLOOKUP([.A150];[items_consumable.A:items_consumable.B];2;0))" office:value-type="string" calcext:value-type="string" office:string-value="Cloth shirt">
            <text:p>Cloth shirt</text:p>
          </table:table-cell>
          <table:table-cell office:value-type="string" calcext:value-type="string">
            <text:p>spider</text:p>
          </table:table-cell>
          <table:table-cell table:style-name="ce29"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0];[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829">flow head 3</text:span></text:p>
          </table:table-cell>
          <table:table-cell table:style-name="ce29" table:formula="of:=IFERROR(IFERROR(VLOOKUP([.A151];[items_equipment.A:items_equipment.B];2;0);VLOOKUP([.A151];[items_misc.A:items_misc.B];2;0));VLOOKUP([.A151];[items_consumable.A:items_consumable.B];2;0))" office:value-type="string" calcext:value-type="string" office:string-value="Cloth hood">
            <text:p>Cloth hood</text:p>
          </table:table-cell>
          <table:table-cell office:value-type="string" calcext:value-type="string">
            <text:p>spider</text:p>
          </table:table-cell>
          <table:table-cell table:style-name="ce29"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1];[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830">flow trinket 3</text:span></text:p>
          </table:table-cell>
          <table:table-cell table:style-name="ce29" table:formula="of:=IFERROR(IFERROR(VLOOKUP([.A152];[items_equipment.A:items_equipment.B];2;0);VLOOKUP([.A152];[items_misc.A:items_misc.B];2;0));VLOOKUP([.A152];[items_consumable.A:items_consumable.B];2;0))" office:value-type="string" calcext:value-type="string" office:string-value="Dagger">
            <text:p>Dagger</text:p>
          </table:table-cell>
          <table:table-cell office:value-type="string" calcext:value-type="string">
            <text:p>spider</text:p>
          </table:table-cell>
          <table:table-cell table:style-name="ce29"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2];[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831">flow weapon 3</text:span></text:p>
          </table:table-cell>
          <table:table-cell table:style-name="ce29" table:formula="of:=IFERROR(IFERROR(VLOOKUP([.A153];[items_equipment.A:items_equipment.B];2;0);VLOOKUP([.A153];[items_misc.A:items_misc.B];2;0));VLOOKUP([.A153];[items_consumable.A:items_consumable.B];2;0))" office:value-type="string" calcext:value-type="string" office:string-value="Knife">
            <text:p>Knife</text:p>
          </table:table-cell>
          <table:table-cell office:value-type="string" calcext:value-type="string">
            <text:p>spider</text:p>
          </table:table-cell>
          <table:table-cell table:style-name="ce29"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3];[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832">grit body 3</text:span></text:p>
          </table:table-cell>
          <table:table-cell table:style-name="ce29" table:formula="of:=IFERROR(IFERROR(VLOOKUP([.A154];[items_equipment.A:items_equipment.B];2;0);VLOOKUP([.A154];[items_misc.A:items_misc.B];2;0));VLOOKUP([.A154];[items_consumable.A:items_consumable.B];2;0))" office:value-type="string" calcext:value-type="string" office:string-value="Hard leather tunic">
            <text:p>Hard leather tunic</text:p>
          </table:table-cell>
          <table:table-cell office:value-type="string" calcext:value-type="string">
            <text:p>spider</text:p>
          </table:table-cell>
          <table:table-cell table:style-name="ce29"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4];[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833">grit head 3</text:span></text:p>
          </table:table-cell>
          <table:table-cell table:style-name="ce29" table:formula="of:=IFERROR(IFERROR(VLOOKUP([.A155];[items_equipment.A:items_equipment.B];2;0);VLOOKUP([.A155];[items_misc.A:items_misc.B];2;0));VLOOKUP([.A155];[items_consumable.A:items_consumable.B];2;0))" office:value-type="string" calcext:value-type="string" office:string-value="Hard leather helmet">
            <text:p>Hard leather helmet</text:p>
          </table:table-cell>
          <table:table-cell office:value-type="string" calcext:value-type="string">
            <text:p>spider</text:p>
          </table:table-cell>
          <table:table-cell table:style-name="ce29"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5];[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834">grit trinket 3</text:span></text:p>
          </table:table-cell>
          <table:table-cell table:style-name="ce29" table:formula="of:=IFERROR(IFERROR(VLOOKUP([.A156];[items_equipment.A:items_equipment.B];2;0);VLOOKUP([.A156];[items_misc.A:items_misc.B];2;0));VLOOKUP([.A156];[items_consumable.A:items_consumable.B];2;0))" office:value-type="string" calcext:value-type="string" office:string-value="Shield">
            <text:p>Shield</text:p>
          </table:table-cell>
          <table:table-cell office:value-type="string" calcext:value-type="string">
            <text:p>spider</text:p>
          </table:table-cell>
          <table:table-cell table:style-name="ce29"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6];[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835">grit weapon 3</text:span></text:p>
          </table:table-cell>
          <table:table-cell table:style-name="ce29" table:formula="of:=IFERROR(IFERROR(VLOOKUP([.A157];[items_equipment.A:items_equipment.B];2;0);VLOOKUP([.A157];[items_misc.A:items_misc.B];2;0));VLOOKUP([.A157];[items_consumable.A:items_consumable.B];2;0))" office:value-type="string" calcext:value-type="string" office:string-value="Spear">
            <text:p>Spear</text:p>
          </table:table-cell>
          <table:table-cell office:value-type="string" calcext:value-type="string">
            <text:p>spider</text:p>
          </table:table-cell>
          <table:table-cell table:style-name="ce29"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7];[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836">mind body 3</text:span></text:p>
          </table:table-cell>
          <table:table-cell table:style-name="ce29" table:formula="of:=IFERROR(IFERROR(VLOOKUP([.A158];[items_equipment.A:items_equipment.B];2;0);VLOOKUP([.A158];[items_misc.A:items_misc.B];2;0));VLOOKUP([.A158];[items_consumable.A:items_consumable.B];2;0))" office:value-type="string" calcext:value-type="string" office:string-value="Fine robe">
            <text:p>Fine robe</text:p>
          </table:table-cell>
          <table:table-cell office:value-type="string" calcext:value-type="string">
            <text:p>spider</text:p>
          </table:table-cell>
          <table:table-cell table:style-name="ce29"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8];[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837">mind head 3</text:span></text:p>
          </table:table-cell>
          <table:table-cell table:style-name="ce29" table:formula="of:=IFERROR(IFERROR(VLOOKUP([.A159];[items_equipment.A:items_equipment.B];2;0);VLOOKUP([.A159];[items_misc.A:items_misc.B];2;0));VLOOKUP([.A159];[items_consumable.A:items_consumable.B];2;0))" office:value-type="string" calcext:value-type="string" office:string-value="Fine pointy hat">
            <text:p>Fine pointy hat</text:p>
          </table:table-cell>
          <table:table-cell office:value-type="string" calcext:value-type="string">
            <text:p>spider</text:p>
          </table:table-cell>
          <table:table-cell table:style-name="ce29"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9];[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838">mind trinket 3</text:span></text:p>
          </table:table-cell>
          <table:table-cell table:style-name="ce29" table:formula="of:=IFERROR(IFERROR(VLOOKUP([.A160];[items_equipment.A:items_equipment.B];2;0);VLOOKUP([.A160];[items_misc.A:items_misc.B];2;0));VLOOKUP([.A160];[items_consumable.A:items_consumable.B];2;0))" office:value-type="string" calcext:value-type="string" office:string-value="Notebook">
            <text:p>Notebook</text:p>
          </table:table-cell>
          <table:table-cell office:value-type="string" calcext:value-type="string">
            <text:p>spider</text:p>
          </table:table-cell>
          <table:table-cell table:style-name="ce29"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60];[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839">mind weapon 3</text:span></text:p>
          </table:table-cell>
          <table:table-cell table:style-name="ce29" table:formula="of:=IFERROR(IFERROR(VLOOKUP([.A161];[items_equipment.A:items_equipment.B];2;0);VLOOKUP([.A161];[items_misc.A:items_misc.B];2;0));VLOOKUP([.A161];[items_consumable.A:items_consumable.B];2;0))" office:value-type="string" calcext:value-type="string" office:string-value="Simple wand">
            <text:p>Simple wand</text:p>
          </table:table-cell>
          <table:table-cell office:value-type="string" calcext:value-type="string">
            <text:p>spider</text:p>
          </table:table-cell>
          <table:table-cell table:style-name="ce29"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61];[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840">red potion</text:span></text:p>
          </table:table-cell>
          <table:table-cell table:style-name="ce29" table:formula="of:=IFERROR(IFERROR(VLOOKUP([.A162];[items_equipment.A:items_equipment.B];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29"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62];[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841">soul body 3</text:span></text:p>
          </table:table-cell>
          <table:table-cell table:style-name="ce29" table:formula="of:=IFERROR(IFERROR(VLOOKUP([.A163];[items_equipment.A:items_equipment.B];2;0);VLOOKUP([.A163];[items_misc.A:items_misc.B];2;0));VLOOKUP([.A163];[items_consumable.A:items_consumable.B];2;0))" office:value-type="string" calcext:value-type="string" office:string-value="Fine silk robe">
            <text:p>Fine silk robe</text:p>
          </table:table-cell>
          <table:table-cell office:value-type="string" calcext:value-type="string">
            <text:p>spider</text:p>
          </table:table-cell>
          <table:table-cell table:style-name="ce29"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63];[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842">blue potion</text:span></text:p>
          </table:table-cell>
          <table:table-cell table:style-name="ce29" table:formula="of:=IFERROR(IFERROR(VLOOKUP([.A164];[items_equipment.A:items_equipment.B];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29"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64];[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843">flow body 3</text:span></text:p>
          </table:table-cell>
          <table:table-cell table:style-name="ce29" table:formula="of:=IFERROR(IFERROR(VLOOKUP([.A165];[items_equipment.A:items_equipment.B];2;0);VLOOKUP([.A165];[items_misc.A:items_misc.B];2;0));VLOOKUP([.A165];[items_consumable.A:items_consumable.B];2;0))" office:value-type="string" calcext:value-type="string" office:string-value="Cloth shirt">
            <text:p>Cloth shirt</text:p>
          </table:table-cell>
          <table:table-cell office:value-type="string" calcext:value-type="string">
            <text:p>wandering_rock</text:p>
          </table:table-cell>
          <table:table-cell table:style-name="ce29"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65];[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844">flow head 3</text:span></text:p>
          </table:table-cell>
          <table:table-cell table:style-name="ce29" table:formula="of:=IFERROR(IFERROR(VLOOKUP([.A166];[items_equipment.A:items_equipment.B];2;0);VLOOKUP([.A166];[items_misc.A:items_misc.B];2;0));VLOOKUP([.A166];[items_consumable.A:items_consumable.B];2;0))" office:value-type="string" calcext:value-type="string" office:string-value="Cloth hood">
            <text:p>Cloth hood</text:p>
          </table:table-cell>
          <table:table-cell office:value-type="string" calcext:value-type="string">
            <text:p>wandering_rock</text:p>
          </table:table-cell>
          <table:table-cell table:style-name="ce29"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66];[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845">flow trinket 3</text:span></text:p>
          </table:table-cell>
          <table:table-cell table:style-name="ce29" table:formula="of:=IFERROR(IFERROR(VLOOKUP([.A167];[items_equipment.A:items_equipment.B];2;0);VLOOKUP([.A167];[items_misc.A:items_misc.B];2;0));VLOOKUP([.A167];[items_consumable.A:items_consumable.B];2;0))" office:value-type="string" calcext:value-type="string" office:string-value="Dagger">
            <text:p>Dagger</text:p>
          </table:table-cell>
          <table:table-cell office:value-type="string" calcext:value-type="string">
            <text:p>wandering_rock</text:p>
          </table:table-cell>
          <table:table-cell table:style-name="ce29"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67];[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846">flow weapon 3</text:span></text:p>
          </table:table-cell>
          <table:table-cell table:style-name="ce29" table:formula="of:=IFERROR(IFERROR(VLOOKUP([.A168];[items_equipment.A:items_equipment.B];2;0);VLOOKUP([.A168];[items_misc.A:items_misc.B];2;0));VLOOKUP([.A168];[items_consumable.A:items_consumable.B];2;0))" office:value-type="string" calcext:value-type="string" office:string-value="Knife">
            <text:p>Knife</text:p>
          </table:table-cell>
          <table:table-cell office:value-type="string" calcext:value-type="string">
            <text:p>wandering_rock</text:p>
          </table:table-cell>
          <table:table-cell table:style-name="ce29"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68];[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847">grit body 3</text:span></text:p>
          </table:table-cell>
          <table:table-cell table:style-name="ce29" table:formula="of:=IFERROR(IFERROR(VLOOKUP([.A169];[items_equipment.A:items_equipment.B];2;0);VLOOKUP([.A169];[items_misc.A:items_misc.B];2;0));VLOOKUP([.A169];[items_consumable.A:items_consumable.B];2;0))" office:value-type="string" calcext:value-type="string" office:string-value="Hard leather tunic">
            <text:p>Hard leather tunic</text:p>
          </table:table-cell>
          <table:table-cell office:value-type="string" calcext:value-type="string">
            <text:p>wandering_rock</text:p>
          </table:table-cell>
          <table:table-cell table:style-name="ce29"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69];[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848">grit head 3</text:span></text:p>
          </table:table-cell>
          <table:table-cell table:style-name="ce29" table:formula="of:=IFERROR(IFERROR(VLOOKUP([.A170];[items_equipment.A:items_equipment.B];2;0);VLOOKUP([.A170];[items_misc.A:items_misc.B];2;0));VLOOKUP([.A170];[items_consumable.A:items_consumable.B];2;0))" office:value-type="string" calcext:value-type="string" office:string-value="Hard leather helmet">
            <text:p>Hard leather helmet</text:p>
          </table:table-cell>
          <table:table-cell office:value-type="string" calcext:value-type="string">
            <text:p>wandering_rock</text:p>
          </table:table-cell>
          <table:table-cell table:style-name="ce29"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0];[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849">grit trinket 3</text:span></text:p>
          </table:table-cell>
          <table:table-cell table:style-name="ce29" table:formula="of:=IFERROR(IFERROR(VLOOKUP([.A171];[items_equipment.A:items_equipment.B];2;0);VLOOKUP([.A171];[items_misc.A:items_misc.B];2;0));VLOOKUP([.A171];[items_consumable.A:items_consumable.B];2;0))" office:value-type="string" calcext:value-type="string" office:string-value="Shield">
            <text:p>Shield</text:p>
          </table:table-cell>
          <table:table-cell office:value-type="string" calcext:value-type="string">
            <text:p>wandering_rock</text:p>
          </table:table-cell>
          <table:table-cell table:style-name="ce29"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1];[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850">grit weapon 3</text:span></text:p>
          </table:table-cell>
          <table:table-cell table:style-name="ce29" table:formula="of:=IFERROR(IFERROR(VLOOKUP([.A172];[items_equipment.A:items_equipment.B];2;0);VLOOKUP([.A172];[items_misc.A:items_misc.B];2;0));VLOOKUP([.A172];[items_consumable.A:items_consumable.B];2;0))" office:value-type="string" calcext:value-type="string" office:string-value="Spear">
            <text:p>Spear</text:p>
          </table:table-cell>
          <table:table-cell office:value-type="string" calcext:value-type="string">
            <text:p>wandering_rock</text:p>
          </table:table-cell>
          <table:table-cell table:style-name="ce29"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2];[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851">mind body 3</text:span></text:p>
          </table:table-cell>
          <table:table-cell table:style-name="ce29" table:formula="of:=IFERROR(IFERROR(VLOOKUP([.A173];[items_equipment.A:items_equipment.B];2;0);VLOOKUP([.A173];[items_misc.A:items_misc.B];2;0));VLOOKUP([.A173];[items_consumable.A:items_consumable.B];2;0))" office:value-type="string" calcext:value-type="string" office:string-value="Fine robe">
            <text:p>Fine robe</text:p>
          </table:table-cell>
          <table:table-cell office:value-type="string" calcext:value-type="string">
            <text:p>wandering_rock</text:p>
          </table:table-cell>
          <table:table-cell table:style-name="ce29"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3];[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852">mind head 3</text:span></text:p>
          </table:table-cell>
          <table:table-cell table:style-name="ce29" table:formula="of:=IFERROR(IFERROR(VLOOKUP([.A174];[items_equipment.A:items_equipment.B];2;0);VLOOKUP([.A174];[items_misc.A:items_misc.B];2;0));VLOOKUP([.A174];[items_consumable.A:items_consumable.B];2;0))" office:value-type="string" calcext:value-type="string" office:string-value="Fine pointy hat">
            <text:p>Fine pointy hat</text:p>
          </table:table-cell>
          <table:table-cell office:value-type="string" calcext:value-type="string">
            <text:p>wandering_rock</text:p>
          </table:table-cell>
          <table:table-cell table:style-name="ce29"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4];[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853">mind trinket 3</text:span></text:p>
          </table:table-cell>
          <table:table-cell table:style-name="ce29" table:formula="of:=IFERROR(IFERROR(VLOOKUP([.A175];[items_equipment.A:items_equipment.B];2;0);VLOOKUP([.A175];[items_misc.A:items_misc.B];2;0));VLOOKUP([.A175];[items_consumable.A:items_consumable.B];2;0))" office:value-type="string" calcext:value-type="string" office:string-value="Notebook">
            <text:p>Notebook</text:p>
          </table:table-cell>
          <table:table-cell office:value-type="string" calcext:value-type="string">
            <text:p>wandering_rock</text:p>
          </table:table-cell>
          <table:table-cell table:style-name="ce29"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5];[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854">mind weapon 3</text:span></text:p>
          </table:table-cell>
          <table:table-cell table:style-name="ce29" table:formula="of:=IFERROR(IFERROR(VLOOKUP([.A176];[items_equipment.A:items_equipment.B];2;0);VLOOKUP([.A176];[items_misc.A:items_misc.B];2;0));VLOOKUP([.A176];[items_consumable.A:items_consumable.B];2;0))" office:value-type="string" calcext:value-type="string" office:string-value="Simple wand">
            <text:p>Simple wand</text:p>
          </table:table-cell>
          <table:table-cell office:value-type="string" calcext:value-type="string">
            <text:p>wandering_rock</text:p>
          </table:table-cell>
          <table:table-cell table:style-name="ce29"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6];[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855">red potion</text:span></text:p>
          </table:table-cell>
          <table:table-cell table:style-name="ce29" table:formula="of:=IFERROR(IFERROR(VLOOKUP([.A177];[items_equipment.A:items_equipment.B];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29"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7];[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856">soul body 3</text:span></text:p>
          </table:table-cell>
          <table:table-cell table:style-name="ce29" table:formula="of:=IFERROR(IFERROR(VLOOKUP([.A178];[items_equipment.A:items_equipment.B];2;0);VLOOKUP([.A178];[items_misc.A:items_misc.B];2;0));VLOOKUP([.A178];[items_consumable.A:items_consumable.B];2;0))" office:value-type="string" calcext:value-type="string" office:string-value="Fine silk robe">
            <text:p>Fine silk robe</text:p>
          </table:table-cell>
          <table:table-cell office:value-type="string" calcext:value-type="string">
            <text:p>wandering_rock</text:p>
          </table:table-cell>
          <table:table-cell table:style-name="ce29"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8];[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857">soul head 3</text:span></text:p>
          </table:table-cell>
          <table:table-cell table:style-name="ce29" table:formula="of:=IFERROR(IFERROR(VLOOKUP([.A179];[items_equipment.A:items_equipment.B];2;0);VLOOKUP([.A179];[items_misc.A:items_misc.B];2;0));VLOOKUP([.A179];[items_consumable.A:items_consumable.B];2;0))" office:value-type="string" calcext:value-type="string" office:string-value="Fine silk hood">
            <text:p>Fine silk hood</text:p>
          </table:table-cell>
          <table:table-cell office:value-type="string" calcext:value-type="string">
            <text:p>wandering_rock</text:p>
          </table:table-cell>
          <table:table-cell table:style-name="ce29"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9];[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858">soul trinket 3</text:span></text:p>
          </table:table-cell>
          <table:table-cell table:style-name="ce29" table:formula="of:=IFERROR(IFERROR(VLOOKUP([.A180];[items_equipment.A:items_equipment.B];2;0);VLOOKUP([.A180];[items_misc.A:items_misc.B];2;0));VLOOKUP([.A180];[items_consumable.A:items_consumable.B];2;0))" office:value-type="string" calcext:value-type="string" office:string-value="Sigil">
            <text:p>Sigil</text:p>
          </table:table-cell>
          <table:table-cell office:value-type="string" calcext:value-type="string">
            <text:p>wandering_rock</text:p>
          </table:table-cell>
          <table:table-cell table:style-name="ce29"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80];[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859">soul weapon 3</text:span></text:p>
          </table:table-cell>
          <table:table-cell table:style-name="ce29" table:formula="of:=IFERROR(IFERROR(VLOOKUP([.A181];[items_equipment.A:items_equipment.B];2;0);VLOOKUP([.A181];[items_misc.A:items_misc.B];2;0));VLOOKUP([.A181];[items_consumable.A:items_consumable.B];2;0))" office:value-type="string" calcext:value-type="string" office:string-value="Holy emblem">
            <text:p>Holy emblem</text:p>
          </table:table-cell>
          <table:table-cell office:value-type="string" calcext:value-type="string">
            <text:p>wandering_rock</text:p>
          </table:table-cell>
          <table:table-cell table:style-name="ce29"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81];[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860">blue potion</text:span></text:p>
          </table:table-cell>
          <table:table-cell table:style-name="ce29" table:formula="of:=IFERROR(IFERROR(VLOOKUP([.A182];[items_equipment.A:items_equipment.B];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29"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82];[enemies.A:enemies.L];12;0);&quot;&quot;)" office:value-type="float" calcext:value-type="float" office:value="6">
            <text:p>6</text:p>
          </table:table-cell>
          <table:table-cell table:number-columns-repeated="1024"/>
        </table:table-row>
        <table:table-row table:style-name="ro421">
          <table:table-cell office:value-type="string" calcext:value-type="string">
            <text:p><text:span text:style-name="T861">flow body 6</text:span></text:p>
          </table:table-cell>
          <table:table-cell table:style-name="ce29" table:formula="of:=IFERROR(IFERROR(VLOOKUP([.A183];[items_equipment.A:items_equipment.B];2;0);VLOOKUP([.A183];[items_misc.A:items_misc.B];2;0));VLOOKUP([.A183];[items_consumable.A:items_consumable.B];2;0))" office:value-type="string" calcext:value-type="string" office:string-value="Fine cloth cloak">
            <text:p>Fine cloth cloak</text:p>
          </table:table-cell>
          <table:table-cell office:value-type="string" calcext:value-type="string">
            <text:p>blue_mushroom</text:p>
          </table:table-cell>
          <table:table-cell table:style-name="ce29"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83];[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862">flow head 6</text:span></text:p>
          </table:table-cell>
          <table:table-cell table:style-name="ce29" table:formula="of:=IFERROR(IFERROR(VLOOKUP([.A184];[items_equipment.A:items_equipment.B];2;0);VLOOKUP([.A184];[items_misc.A:items_misc.B];2;0));VLOOKUP([.A184];[items_consumable.A:items_consumable.B];2;0))" office:value-type="string" calcext:value-type="string" office:string-value="Fine cloth hood">
            <text:p>Fine cloth hood</text:p>
          </table:table-cell>
          <table:table-cell office:value-type="string" calcext:value-type="string">
            <text:p>blue_mushroom</text:p>
          </table:table-cell>
          <table:table-cell table:style-name="ce29"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84];[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863">flow trinket 6</text:span></text:p>
          </table:table-cell>
          <table:table-cell table:style-name="ce29" table:formula="of:=IFERROR(IFERROR(VLOOKUP([.A185];[items_equipment.A:items_equipment.B];2;0);VLOOKUP([.A185];[items_misc.A:items_misc.B];2;0));VLOOKUP([.A185];[items_consumable.A:items_consumable.B];2;0))" office:value-type="string" calcext:value-type="string" office:string-value="Field dagger">
            <text:p>Field dagger</text:p>
          </table:table-cell>
          <table:table-cell office:value-type="string" calcext:value-type="string">
            <text:p>blue_mushroom</text:p>
          </table:table-cell>
          <table:table-cell table:style-name="ce29"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85];[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864">flow weapon 6</text:span></text:p>
          </table:table-cell>
          <table:table-cell table:style-name="ce29" table:formula="of:=IFERROR(IFERROR(VLOOKUP([.A186];[items_equipment.A:items_equipment.B];2;0);VLOOKUP([.A186];[items_misc.A:items_misc.B];2;0));VLOOKUP([.A186];[items_consumable.A:items_consumable.B];2;0))" office:value-type="string" calcext:value-type="string" office:string-value="Short sword">
            <text:p>Short sword</text:p>
          </table:table-cell>
          <table:table-cell office:value-type="string" calcext:value-type="string">
            <text:p>blue_mushroom</text:p>
          </table:table-cell>
          <table:table-cell table:style-name="ce29"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86];[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865">grit body 6</text:span></text:p>
          </table:table-cell>
          <table:table-cell table:style-name="ce29" table:formula="of:=IFERROR(IFERROR(VLOOKUP([.A187];[items_equipment.A:items_equipment.B];2;0);VLOOKUP([.A187];[items_misc.A:items_misc.B];2;0));VLOOKUP([.A187];[items_consumable.A:items_consumable.B];2;0))" office:value-type="string" calcext:value-type="string" office:string-value="Iron chainmail">
            <text:p>Iron chainmail</text:p>
          </table:table-cell>
          <table:table-cell office:value-type="string" calcext:value-type="string">
            <text:p>blue_mushroom</text:p>
          </table:table-cell>
          <table:table-cell table:style-name="ce29"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87];[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866">grit head 6</text:span></text:p>
          </table:table-cell>
          <table:table-cell table:style-name="ce29" table:formula="of:=IFERROR(IFERROR(VLOOKUP([.A188];[items_equipment.A:items_equipment.B];2;0);VLOOKUP([.A188];[items_misc.A:items_misc.B];2;0));VLOOKUP([.A188];[items_consumable.A:items_consumable.B];2;0))" office:value-type="string" calcext:value-type="string" office:string-value="Iron cap">
            <text:p>Iron cap</text:p>
          </table:table-cell>
          <table:table-cell office:value-type="string" calcext:value-type="string">
            <text:p>blue_mushroom</text:p>
          </table:table-cell>
          <table:table-cell table:style-name="ce29"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88];[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867">grit trinket 6</text:span></text:p>
          </table:table-cell>
          <table:table-cell table:style-name="ce29" table:formula="of:=IFERROR(IFERROR(VLOOKUP([.A189];[items_equipment.A:items_equipment.B];2;0);VLOOKUP([.A189];[items_misc.A:items_misc.B];2;0));VLOOKUP([.A189];[items_consumable.A:items_consumable.B];2;0))" office:value-type="string" calcext:value-type="string" office:string-value="Iron shield">
            <text:p>Iron shield</text:p>
          </table:table-cell>
          <table:table-cell office:value-type="string" calcext:value-type="string">
            <text:p>blue_mushroom</text:p>
          </table:table-cell>
          <table:table-cell table:style-name="ce29"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89];[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868">grit weapon 6</text:span></text:p>
          </table:table-cell>
          <table:table-cell table:style-name="ce29" table:formula="of:=IFERROR(IFERROR(VLOOKUP([.A190];[items_equipment.A:items_equipment.B];2;0);VLOOKUP([.A190];[items_misc.A:items_misc.B];2;0));VLOOKUP([.A190];[items_consumable.A:items_consumable.B];2;0))" office:value-type="string" calcext:value-type="string" office:string-value="Longsword">
            <text:p>Longsword</text:p>
          </table:table-cell>
          <table:table-cell office:value-type="string" calcext:value-type="string">
            <text:p>blue_mushroom</text:p>
          </table:table-cell>
          <table:table-cell table:style-name="ce29"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0];[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869">mind body 6</text:span></text:p>
          </table:table-cell>
          <table:table-cell table:style-name="ce29" table:formula="of:=IFERROR(IFERROR(VLOOKUP([.A191];[items_equipment.A:items_equipment.B];2;0);VLOOKUP([.A191];[items_misc.A:items_misc.B];2;0));VLOOKUP([.A191];[items_consumable.A:items_consumable.B];2;0))" office:value-type="string" calcext:value-type="string" office:string-value="Apprentice robe">
            <text:p>Apprentice robe</text:p>
          </table:table-cell>
          <table:table-cell office:value-type="string" calcext:value-type="string">
            <text:p>blue_mushroom</text:p>
          </table:table-cell>
          <table:table-cell table:style-name="ce29"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1];[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870">mind head 6</text:span></text:p>
          </table:table-cell>
          <table:table-cell table:style-name="ce29" table:formula="of:=IFERROR(IFERROR(VLOOKUP([.A192];[items_equipment.A:items_equipment.B];2;0);VLOOKUP([.A192];[items_misc.A:items_misc.B];2;0));VLOOKUP([.A192];[items_consumable.A:items_consumable.B];2;0))" office:value-type="string" calcext:value-type="string" office:string-value="Apprentice hat">
            <text:p>Apprentice hat</text:p>
          </table:table-cell>
          <table:table-cell office:value-type="string" calcext:value-type="string">
            <text:p>blue_mushroom</text:p>
          </table:table-cell>
          <table:table-cell table:style-name="ce29"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2];[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871">mind trinket 6</text:span></text:p>
          </table:table-cell>
          <table:table-cell table:style-name="ce29" table:formula="of:=IFERROR(IFERROR(VLOOKUP([.A193];[items_equipment.A:items_equipment.B];2;0);VLOOKUP([.A193];[items_misc.A:items_misc.B];2;0));VLOOKUP([.A193];[items_consumable.A:items_consumable.B];2;0))" office:value-type="string" calcext:value-type="string" office:string-value="Book">
            <text:p>Book</text:p>
          </table:table-cell>
          <table:table-cell office:value-type="string" calcext:value-type="string">
            <text:p>blue_mushroom</text:p>
          </table:table-cell>
          <table:table-cell table:style-name="ce29"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3];[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872">mind weapon 6</text:span></text:p>
          </table:table-cell>
          <table:table-cell table:style-name="ce29" table:formula="of:=IFERROR(IFERROR(VLOOKUP([.A194];[items_equipment.A:items_equipment.B];2;0);VLOOKUP([.A194];[items_misc.A:items_misc.B];2;0));VLOOKUP([.A194];[items_consumable.A:items_consumable.B];2;0))" office:value-type="string" calcext:value-type="string" office:string-value="Wand">
            <text:p>Wand</text:p>
          </table:table-cell>
          <table:table-cell office:value-type="string" calcext:value-type="string">
            <text:p>blue_mushroom</text:p>
          </table:table-cell>
          <table:table-cell table:style-name="ce29"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4];[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873">red potion</text:span></text:p>
          </table:table-cell>
          <table:table-cell table:style-name="ce29" table:formula="of:=IFERROR(IFERROR(VLOOKUP([.A195];[items_equipment.A:items_equipment.B];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29"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5];[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874">soul body 6</text:span></text:p>
          </table:table-cell>
          <table:table-cell table:style-name="ce29" table:formula="of:=IFERROR(IFERROR(VLOOKUP([.A196];[items_equipment.A:items_equipment.B];2;0);VLOOKUP([.A196];[items_misc.A:items_misc.B];2;0));VLOOKUP([.A196];[items_consumable.A:items_consumable.B];2;0))" office:value-type="string" calcext:value-type="string" office:string-value="White robe">
            <text:p>White robe</text:p>
          </table:table-cell>
          <table:table-cell office:value-type="string" calcext:value-type="string">
            <text:p>blue_mushroom</text:p>
          </table:table-cell>
          <table:table-cell table:style-name="ce29"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6];[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875">soul head 6</text:span></text:p>
          </table:table-cell>
          <table:table-cell table:style-name="ce29" table:formula="of:=IFERROR(IFERROR(VLOOKUP([.A197];[items_equipment.A:items_equipment.B];2;0);VLOOKUP([.A197];[items_misc.A:items_misc.B];2;0));VLOOKUP([.A197];[items_consumable.A:items_consumable.B];2;0))" office:value-type="string" calcext:value-type="string" office:string-value="Circlet">
            <text:p>Circlet</text:p>
          </table:table-cell>
          <table:table-cell office:value-type="string" calcext:value-type="string">
            <text:p>blue_mushroom</text:p>
          </table:table-cell>
          <table:table-cell table:style-name="ce29"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7];[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876">soul trinket 6</text:span></text:p>
          </table:table-cell>
          <table:table-cell table:style-name="ce29" table:formula="of:=IFERROR(IFERROR(VLOOKUP([.A198];[items_equipment.A:items_equipment.B];2;0);VLOOKUP([.A198];[items_misc.A:items_misc.B];2;0));VLOOKUP([.A198];[items_consumable.A:items_consumable.B];2;0))" office:value-type="string" calcext:value-type="string" office:string-value="Embellished Sigil">
            <text:p>Embellished Sigil</text:p>
          </table:table-cell>
          <table:table-cell office:value-type="string" calcext:value-type="string">
            <text:p>blue_mushroom</text:p>
          </table:table-cell>
          <table:table-cell table:style-name="ce29"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8];[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877">soul weapon 6</text:span></text:p>
          </table:table-cell>
          <table:table-cell table:style-name="ce29" table:formula="of:=IFERROR(IFERROR(VLOOKUP([.A199];[items_equipment.A:items_equipment.B];2;0);VLOOKUP([.A199];[items_misc.A:items_misc.B];2;0));VLOOKUP([.A199];[items_consumable.A:items_consumable.B];2;0))" office:value-type="string" calcext:value-type="string" office:string-value="Clerics mace">
            <text:p>Clerics mace</text:p>
          </table:table-cell>
          <table:table-cell office:value-type="string" calcext:value-type="string">
            <text:p>blue_mushroom</text:p>
          </table:table-cell>
          <table:table-cell table:style-name="ce29"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9];[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878">blue potion</text:span></text:p>
          </table:table-cell>
          <table:table-cell table:style-name="ce29" table:formula="of:=IFERROR(IFERROR(VLOOKUP([.A200];[items_equipment.A:items_equipment.B];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29"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0];[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879">flow body 6</text:span></text:p>
          </table:table-cell>
          <table:table-cell table:style-name="ce29" table:formula="of:=IFERROR(IFERROR(VLOOKUP([.A201];[items_equipment.A:items_equipment.B];2;0);VLOOKUP([.A201];[items_misc.A:items_misc.B];2;0));VLOOKUP([.A201];[items_consumable.A:items_consumable.B];2;0))" office:value-type="string" calcext:value-type="string" office:string-value="Fine cloth cloak">
            <text:p>Fine cloth cloak</text:p>
          </table:table-cell>
          <table:table-cell office:value-type="string" calcext:value-type="string">
            <text:p>blue_slime</text:p>
          </table:table-cell>
          <table:table-cell table:style-name="ce29"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1];[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880">flow head 6</text:span></text:p>
          </table:table-cell>
          <table:table-cell table:style-name="ce29" table:formula="of:=IFERROR(IFERROR(VLOOKUP([.A202];[items_equipment.A:items_equipment.B];2;0);VLOOKUP([.A202];[items_misc.A:items_misc.B];2;0));VLOOKUP([.A202];[items_consumable.A:items_consumable.B];2;0))" office:value-type="string" calcext:value-type="string" office:string-value="Fine cloth hood">
            <text:p>Fine cloth hood</text:p>
          </table:table-cell>
          <table:table-cell office:value-type="string" calcext:value-type="string">
            <text:p>blue_slime</text:p>
          </table:table-cell>
          <table:table-cell table:style-name="ce29"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2];[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881">flow trinket 6</text:span></text:p>
          </table:table-cell>
          <table:table-cell table:style-name="ce29" table:formula="of:=IFERROR(IFERROR(VLOOKUP([.A203];[items_equipment.A:items_equipment.B];2;0);VLOOKUP([.A203];[items_misc.A:items_misc.B];2;0));VLOOKUP([.A203];[items_consumable.A:items_consumable.B];2;0))" office:value-type="string" calcext:value-type="string" office:string-value="Field dagger">
            <text:p>Field dagger</text:p>
          </table:table-cell>
          <table:table-cell office:value-type="string" calcext:value-type="string">
            <text:p>blue_slime</text:p>
          </table:table-cell>
          <table:table-cell table:style-name="ce29"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3];[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882">flow weapon 6</text:span></text:p>
          </table:table-cell>
          <table:table-cell table:style-name="ce29" table:formula="of:=IFERROR(IFERROR(VLOOKUP([.A204];[items_equipment.A:items_equipment.B];2;0);VLOOKUP([.A204];[items_misc.A:items_misc.B];2;0));VLOOKUP([.A204];[items_consumable.A:items_consumable.B];2;0))" office:value-type="string" calcext:value-type="string" office:string-value="Short sword">
            <text:p>Short sword</text:p>
          </table:table-cell>
          <table:table-cell office:value-type="string" calcext:value-type="string">
            <text:p>blue_slime</text:p>
          </table:table-cell>
          <table:table-cell table:style-name="ce29"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4];[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883">grit body 6</text:span></text:p>
          </table:table-cell>
          <table:table-cell table:style-name="ce29" table:formula="of:=IFERROR(IFERROR(VLOOKUP([.A205];[items_equipment.A:items_equipment.B];2;0);VLOOKUP([.A205];[items_misc.A:items_misc.B];2;0));VLOOKUP([.A205];[items_consumable.A:items_consumable.B];2;0))" office:value-type="string" calcext:value-type="string" office:string-value="Iron chainmail">
            <text:p>Iron chainmail</text:p>
          </table:table-cell>
          <table:table-cell office:value-type="string" calcext:value-type="string">
            <text:p>blue_slime</text:p>
          </table:table-cell>
          <table:table-cell table:style-name="ce29"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5];[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884">grit head 6</text:span></text:p>
          </table:table-cell>
          <table:table-cell table:style-name="ce29" table:formula="of:=IFERROR(IFERROR(VLOOKUP([.A206];[items_equipment.A:items_equipment.B];2;0);VLOOKUP([.A206];[items_misc.A:items_misc.B];2;0));VLOOKUP([.A206];[items_consumable.A:items_consumable.B];2;0))" office:value-type="string" calcext:value-type="string" office:string-value="Iron cap">
            <text:p>Iron cap</text:p>
          </table:table-cell>
          <table:table-cell office:value-type="string" calcext:value-type="string">
            <text:p>blue_slime</text:p>
          </table:table-cell>
          <table:table-cell table:style-name="ce29"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6];[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885">grit trinket 6</text:span></text:p>
          </table:table-cell>
          <table:table-cell table:style-name="ce29" table:formula="of:=IFERROR(IFERROR(VLOOKUP([.A207];[items_equipment.A:items_equipment.B];2;0);VLOOKUP([.A207];[items_misc.A:items_misc.B];2;0));VLOOKUP([.A207];[items_consumable.A:items_consumable.B];2;0))" office:value-type="string" calcext:value-type="string" office:string-value="Iron shield">
            <text:p>Iron shield</text:p>
          </table:table-cell>
          <table:table-cell office:value-type="string" calcext:value-type="string">
            <text:p>blue_slime</text:p>
          </table:table-cell>
          <table:table-cell table:style-name="ce29"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7];[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886">grit weapon 6</text:span></text:p>
          </table:table-cell>
          <table:table-cell table:style-name="ce29" table:formula="of:=IFERROR(IFERROR(VLOOKUP([.A208];[items_equipment.A:items_equipment.B];2;0);VLOOKUP([.A208];[items_misc.A:items_misc.B];2;0));VLOOKUP([.A208];[items_consumable.A:items_consumable.B];2;0))" office:value-type="string" calcext:value-type="string" office:string-value="Longsword">
            <text:p>Longsword</text:p>
          </table:table-cell>
          <table:table-cell office:value-type="string" calcext:value-type="string">
            <text:p>blue_slime</text:p>
          </table:table-cell>
          <table:table-cell table:style-name="ce29"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8];[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887">mind body 6</text:span></text:p>
          </table:table-cell>
          <table:table-cell table:style-name="ce29" table:formula="of:=IFERROR(IFERROR(VLOOKUP([.A209];[items_equipment.A:items_equipment.B];2;0);VLOOKUP([.A209];[items_misc.A:items_misc.B];2;0));VLOOKUP([.A209];[items_consumable.A:items_consumable.B];2;0))" office:value-type="string" calcext:value-type="string" office:string-value="Apprentice robe">
            <text:p>Apprentice robe</text:p>
          </table:table-cell>
          <table:table-cell office:value-type="string" calcext:value-type="string">
            <text:p>blue_slime</text:p>
          </table:table-cell>
          <table:table-cell table:style-name="ce29"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9];[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888">mind head 6</text:span></text:p>
          </table:table-cell>
          <table:table-cell table:style-name="ce29" table:formula="of:=IFERROR(IFERROR(VLOOKUP([.A210];[items_equipment.A:items_equipment.B];2;0);VLOOKUP([.A210];[items_misc.A:items_misc.B];2;0));VLOOKUP([.A210];[items_consumable.A:items_consumable.B];2;0))" office:value-type="string" calcext:value-type="string" office:string-value="Apprentice hat">
            <text:p>Apprentice hat</text:p>
          </table:table-cell>
          <table:table-cell office:value-type="string" calcext:value-type="string">
            <text:p>blue_slime</text:p>
          </table:table-cell>
          <table:table-cell table:style-name="ce29"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10];[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889">mind trinket 6</text:span></text:p>
          </table:table-cell>
          <table:table-cell table:style-name="ce29" table:formula="of:=IFERROR(IFERROR(VLOOKUP([.A211];[items_equipment.A:items_equipment.B];2;0);VLOOKUP([.A211];[items_misc.A:items_misc.B];2;0));VLOOKUP([.A211];[items_consumable.A:items_consumable.B];2;0))" office:value-type="string" calcext:value-type="string" office:string-value="Book">
            <text:p>Book</text:p>
          </table:table-cell>
          <table:table-cell office:value-type="string" calcext:value-type="string">
            <text:p>blue_slime</text:p>
          </table:table-cell>
          <table:table-cell table:style-name="ce29"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11];[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890">mind weapon 6</text:span></text:p>
          </table:table-cell>
          <table:table-cell table:style-name="ce29" table:formula="of:=IFERROR(IFERROR(VLOOKUP([.A212];[items_equipment.A:items_equipment.B];2;0);VLOOKUP([.A212];[items_misc.A:items_misc.B];2;0));VLOOKUP([.A212];[items_consumable.A:items_consumable.B];2;0))" office:value-type="string" calcext:value-type="string" office:string-value="Wand">
            <text:p>Wand</text:p>
          </table:table-cell>
          <table:table-cell office:value-type="string" calcext:value-type="string">
            <text:p>blue_slime</text:p>
          </table:table-cell>
          <table:table-cell table:style-name="ce29"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12];[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891">red potion</text:span></text:p>
          </table:table-cell>
          <table:table-cell table:style-name="ce29" table:formula="of:=IFERROR(IFERROR(VLOOKUP([.A213];[items_equipment.A:items_equipment.B];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29"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13];[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892">soul body 6</text:span></text:p>
          </table:table-cell>
          <table:table-cell table:style-name="ce29" table:formula="of:=IFERROR(IFERROR(VLOOKUP([.A214];[items_equipment.A:items_equipment.B];2;0);VLOOKUP([.A214];[items_misc.A:items_misc.B];2;0));VLOOKUP([.A214];[items_consumable.A:items_consumable.B];2;0))" office:value-type="string" calcext:value-type="string" office:string-value="White robe">
            <text:p>White robe</text:p>
          </table:table-cell>
          <table:table-cell office:value-type="string" calcext:value-type="string">
            <text:p>blue_slime</text:p>
          </table:table-cell>
          <table:table-cell table:style-name="ce29"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14];[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893">soul head 6</text:span></text:p>
          </table:table-cell>
          <table:table-cell table:style-name="ce29" table:formula="of:=IFERROR(IFERROR(VLOOKUP([.A215];[items_equipment.A:items_equipment.B];2;0);VLOOKUP([.A215];[items_misc.A:items_misc.B];2;0));VLOOKUP([.A215];[items_consumable.A:items_consumable.B];2;0))" office:value-type="string" calcext:value-type="string" office:string-value="Circlet">
            <text:p>Circlet</text:p>
          </table:table-cell>
          <table:table-cell office:value-type="string" calcext:value-type="string">
            <text:p>blue_slime</text:p>
          </table:table-cell>
          <table:table-cell table:style-name="ce29"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15];[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894">soul trinket 6</text:span></text:p>
          </table:table-cell>
          <table:table-cell table:style-name="ce29" table:formula="of:=IFERROR(IFERROR(VLOOKUP([.A216];[items_equipment.A:items_equipment.B];2;0);VLOOKUP([.A216];[items_misc.A:items_misc.B];2;0));VLOOKUP([.A216];[items_consumable.A:items_consumable.B];2;0))" office:value-type="string" calcext:value-type="string" office:string-value="Embellished Sigil">
            <text:p>Embellished Sigil</text:p>
          </table:table-cell>
          <table:table-cell office:value-type="string" calcext:value-type="string">
            <text:p>blue_slime</text:p>
          </table:table-cell>
          <table:table-cell table:style-name="ce29"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16];[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895">soul weapon 6</text:span></text:p>
          </table:table-cell>
          <table:table-cell table:style-name="ce29" table:formula="of:=IFERROR(IFERROR(VLOOKUP([.A217];[items_equipment.A:items_equipment.B];2;0);VLOOKUP([.A217];[items_misc.A:items_misc.B];2;0));VLOOKUP([.A217];[items_consumable.A:items_consumable.B];2;0))" office:value-type="string" calcext:value-type="string" office:string-value="Clerics mace">
            <text:p>Clerics mace</text:p>
          </table:table-cell>
          <table:table-cell office:value-type="string" calcext:value-type="string">
            <text:p>blue_slime</text:p>
          </table:table-cell>
          <table:table-cell table:style-name="ce29"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17];[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896">blue potion</text:span></text:p>
          </table:table-cell>
          <table:table-cell table:style-name="ce29" table:formula="of:=IFERROR(IFERROR(VLOOKUP([.A218];[items_equipment.A:items_equipment.B];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29"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18];[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897">flow body 6</text:span></text:p>
          </table:table-cell>
          <table:table-cell table:style-name="ce29" table:formula="of:=IFERROR(IFERROR(VLOOKUP([.A219];[items_equipment.A:items_equipment.B];2;0);VLOOKUP([.A219];[items_misc.A:items_misc.B];2;0));VLOOKUP([.A219];[items_consumable.A:items_consumable.B];2;0))" office:value-type="string" calcext:value-type="string" office:string-value="Fine cloth cloak">
            <text:p>Fine cloth cloak</text:p>
          </table:table-cell>
          <table:table-cell office:value-type="string" calcext:value-type="string">
            <text:p>octopus</text:p>
          </table:table-cell>
          <table:table-cell table:style-name="ce29"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19];[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898">flow head 6</text:span></text:p>
          </table:table-cell>
          <table:table-cell table:style-name="ce29" table:formula="of:=IFERROR(IFERROR(VLOOKUP([.A220];[items_equipment.A:items_equipment.B];2;0);VLOOKUP([.A220];[items_misc.A:items_misc.B];2;0));VLOOKUP([.A220];[items_consumable.A:items_consumable.B];2;0))" office:value-type="string" calcext:value-type="string" office:string-value="Fine cloth hood">
            <text:p>Fine cloth hood</text:p>
          </table:table-cell>
          <table:table-cell office:value-type="string" calcext:value-type="string">
            <text:p>octopus</text:p>
          </table:table-cell>
          <table:table-cell table:style-name="ce29"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0];[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899">flow trinket 6</text:span></text:p>
          </table:table-cell>
          <table:table-cell table:style-name="ce29" table:formula="of:=IFERROR(IFERROR(VLOOKUP([.A221];[items_equipment.A:items_equipment.B];2;0);VLOOKUP([.A221];[items_misc.A:items_misc.B];2;0));VLOOKUP([.A221];[items_consumable.A:items_consumable.B];2;0))" office:value-type="string" calcext:value-type="string" office:string-value="Field dagger">
            <text:p>Field dagger</text:p>
          </table:table-cell>
          <table:table-cell office:value-type="string" calcext:value-type="string">
            <text:p>octopus</text:p>
          </table:table-cell>
          <table:table-cell table:style-name="ce29"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1];[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00">flow weapon 6</text:span></text:p>
          </table:table-cell>
          <table:table-cell table:style-name="ce29" table:formula="of:=IFERROR(IFERROR(VLOOKUP([.A222];[items_equipment.A:items_equipment.B];2;0);VLOOKUP([.A222];[items_misc.A:items_misc.B];2;0));VLOOKUP([.A222];[items_consumable.A:items_consumable.B];2;0))" office:value-type="string" calcext:value-type="string" office:string-value="Short sword">
            <text:p>Short sword</text:p>
          </table:table-cell>
          <table:table-cell office:value-type="string" calcext:value-type="string">
            <text:p>octopus</text:p>
          </table:table-cell>
          <table:table-cell table:style-name="ce29"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2];[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01">grit body 6</text:span></text:p>
          </table:table-cell>
          <table:table-cell table:style-name="ce29" table:formula="of:=IFERROR(IFERROR(VLOOKUP([.A223];[items_equipment.A:items_equipment.B];2;0);VLOOKUP([.A223];[items_misc.A:items_misc.B];2;0));VLOOKUP([.A223];[items_consumable.A:items_consumable.B];2;0))" office:value-type="string" calcext:value-type="string" office:string-value="Iron chainmail">
            <text:p>Iron chainmail</text:p>
          </table:table-cell>
          <table:table-cell office:value-type="string" calcext:value-type="string">
            <text:p>octopus</text:p>
          </table:table-cell>
          <table:table-cell table:style-name="ce29"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3];[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02">grit head 6</text:span></text:p>
          </table:table-cell>
          <table:table-cell table:style-name="ce29" table:formula="of:=IFERROR(IFERROR(VLOOKUP([.A224];[items_equipment.A:items_equipment.B];2;0);VLOOKUP([.A224];[items_misc.A:items_misc.B];2;0));VLOOKUP([.A224];[items_consumable.A:items_consumable.B];2;0))" office:value-type="string" calcext:value-type="string" office:string-value="Iron cap">
            <text:p>Iron cap</text:p>
          </table:table-cell>
          <table:table-cell office:value-type="string" calcext:value-type="string">
            <text:p>octopus</text:p>
          </table:table-cell>
          <table:table-cell table:style-name="ce29"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4];[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03">grit trinket 6</text:span></text:p>
          </table:table-cell>
          <table:table-cell table:style-name="ce29" table:formula="of:=IFERROR(IFERROR(VLOOKUP([.A225];[items_equipment.A:items_equipment.B];2;0);VLOOKUP([.A225];[items_misc.A:items_misc.B];2;0));VLOOKUP([.A225];[items_consumable.A:items_consumable.B];2;0))" office:value-type="string" calcext:value-type="string" office:string-value="Iron shield">
            <text:p>Iron shield</text:p>
          </table:table-cell>
          <table:table-cell office:value-type="string" calcext:value-type="string">
            <text:p>octopus</text:p>
          </table:table-cell>
          <table:table-cell table:style-name="ce29"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5];[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04">grit weapon 6</text:span></text:p>
          </table:table-cell>
          <table:table-cell table:style-name="ce29" table:formula="of:=IFERROR(IFERROR(VLOOKUP([.A226];[items_equipment.A:items_equipment.B];2;0);VLOOKUP([.A226];[items_misc.A:items_misc.B];2;0));VLOOKUP([.A226];[items_consumable.A:items_consumable.B];2;0))" office:value-type="string" calcext:value-type="string" office:string-value="Longsword">
            <text:p>Longsword</text:p>
          </table:table-cell>
          <table:table-cell office:value-type="string" calcext:value-type="string">
            <text:p>octopus</text:p>
          </table:table-cell>
          <table:table-cell table:style-name="ce29"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6];[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905">mind body 6</text:span></text:p>
          </table:table-cell>
          <table:table-cell table:style-name="ce29" table:formula="of:=IFERROR(IFERROR(VLOOKUP([.A227];[items_equipment.A:items_equipment.B];2;0);VLOOKUP([.A227];[items_misc.A:items_misc.B];2;0));VLOOKUP([.A227];[items_consumable.A:items_consumable.B];2;0))" office:value-type="string" calcext:value-type="string" office:string-value="Apprentice robe">
            <text:p>Apprentice robe</text:p>
          </table:table-cell>
          <table:table-cell office:value-type="string" calcext:value-type="string">
            <text:p>octopus</text:p>
          </table:table-cell>
          <table:table-cell table:style-name="ce29"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7];[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906">mind head 6</text:span></text:p>
          </table:table-cell>
          <table:table-cell table:style-name="ce29" table:formula="of:=IFERROR(IFERROR(VLOOKUP([.A228];[items_equipment.A:items_equipment.B];2;0);VLOOKUP([.A228];[items_misc.A:items_misc.B];2;0));VLOOKUP([.A228];[items_consumable.A:items_consumable.B];2;0))" office:value-type="string" calcext:value-type="string" office:string-value="Apprentice hat">
            <text:p>Apprentice hat</text:p>
          </table:table-cell>
          <table:table-cell office:value-type="string" calcext:value-type="string">
            <text:p>octopus</text:p>
          </table:table-cell>
          <table:table-cell table:style-name="ce29"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8];[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907">mind trinket 6</text:span></text:p>
          </table:table-cell>
          <table:table-cell table:style-name="ce29" table:formula="of:=IFERROR(IFERROR(VLOOKUP([.A229];[items_equipment.A:items_equipment.B];2;0);VLOOKUP([.A229];[items_misc.A:items_misc.B];2;0));VLOOKUP([.A229];[items_consumable.A:items_consumable.B];2;0))" office:value-type="string" calcext:value-type="string" office:string-value="Book">
            <text:p>Book</text:p>
          </table:table-cell>
          <table:table-cell office:value-type="string" calcext:value-type="string">
            <text:p>octopus</text:p>
          </table:table-cell>
          <table:table-cell table:style-name="ce29"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9];[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908">mind weapon 6</text:span></text:p>
          </table:table-cell>
          <table:table-cell table:style-name="ce29" table:formula="of:=IFERROR(IFERROR(VLOOKUP([.A230];[items_equipment.A:items_equipment.B];2;0);VLOOKUP([.A230];[items_misc.A:items_misc.B];2;0));VLOOKUP([.A230];[items_consumable.A:items_consumable.B];2;0))" office:value-type="string" calcext:value-type="string" office:string-value="Wand">
            <text:p>Wand</text:p>
          </table:table-cell>
          <table:table-cell office:value-type="string" calcext:value-type="string">
            <text:p>octopus</text:p>
          </table:table-cell>
          <table:table-cell table:style-name="ce29"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30];[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909">red potion</text:span></text:p>
          </table:table-cell>
          <table:table-cell table:style-name="ce29" table:formula="of:=IFERROR(IFERROR(VLOOKUP([.A231];[items_equipment.A:items_equipment.B];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29"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31];[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910">soul body 6</text:span></text:p>
          </table:table-cell>
          <table:table-cell table:style-name="ce29" table:formula="of:=IFERROR(IFERROR(VLOOKUP([.A232];[items_equipment.A:items_equipment.B];2;0);VLOOKUP([.A232];[items_misc.A:items_misc.B];2;0));VLOOKUP([.A232];[items_consumable.A:items_consumable.B];2;0))" office:value-type="string" calcext:value-type="string" office:string-value="White robe">
            <text:p>White robe</text:p>
          </table:table-cell>
          <table:table-cell office:value-type="string" calcext:value-type="string">
            <text:p>octopus</text:p>
          </table:table-cell>
          <table:table-cell table:style-name="ce29"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32];[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911">soul head 6</text:span></text:p>
          </table:table-cell>
          <table:table-cell table:style-name="ce29" table:formula="of:=IFERROR(IFERROR(VLOOKUP([.A233];[items_equipment.A:items_equipment.B];2;0);VLOOKUP([.A233];[items_misc.A:items_misc.B];2;0));VLOOKUP([.A233];[items_consumable.A:items_consumable.B];2;0))" office:value-type="string" calcext:value-type="string" office:string-value="Circlet">
            <text:p>Circlet</text:p>
          </table:table-cell>
          <table:table-cell office:value-type="string" calcext:value-type="string">
            <text:p>octopus</text:p>
          </table:table-cell>
          <table:table-cell table:style-name="ce29"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33];[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912">soul trinket 6</text:span></text:p>
          </table:table-cell>
          <table:table-cell table:style-name="ce29" table:formula="of:=IFERROR(IFERROR(VLOOKUP([.A234];[items_equipment.A:items_equipment.B];2;0);VLOOKUP([.A234];[items_misc.A:items_misc.B];2;0));VLOOKUP([.A234];[items_consumable.A:items_consumable.B];2;0))" office:value-type="string" calcext:value-type="string" office:string-value="Embellished Sigil">
            <text:p>Embellished Sigil</text:p>
          </table:table-cell>
          <table:table-cell office:value-type="string" calcext:value-type="string">
            <text:p>octopus</text:p>
          </table:table-cell>
          <table:table-cell table:style-name="ce29"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34];[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913">soul weapon 6</text:span></text:p>
          </table:table-cell>
          <table:table-cell table:style-name="ce29" table:formula="of:=IFERROR(IFERROR(VLOOKUP([.A235];[items_equipment.A:items_equipment.B];2;0);VLOOKUP([.A235];[items_misc.A:items_misc.B];2;0));VLOOKUP([.A235];[items_consumable.A:items_consumable.B];2;0))" office:value-type="string" calcext:value-type="string" office:string-value="Clerics mace">
            <text:p>Clerics mace</text:p>
          </table:table-cell>
          <table:table-cell office:value-type="string" calcext:value-type="string">
            <text:p>octopus</text:p>
          </table:table-cell>
          <table:table-cell table:style-name="ce29"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35];[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914">soul head 6</text:span></text:p>
          </table:table-cell>
          <table:table-cell table:style-name="ce29" table:formula="of:=IFERROR(IFERROR(VLOOKUP([.A236];[items_equipment.A:items_equipment.B];2;0);VLOOKUP([.A236];[items_misc.A:items_misc.B];2;0));VLOOKUP([.A236];[items_consumable.A:items_consumable.B];2;0))" office:value-type="string" calcext:value-type="string" office:string-value="Circlet">
            <text:p>Circlet</text:p>
          </table:table-cell>
          <table:table-cell office:value-type="string" calcext:value-type="string">
            <text:p>red_cap</text:p>
          </table:table-cell>
          <table:table-cell table:style-name="ce29"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36];[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915">soul trinket 6</text:span></text:p>
          </table:table-cell>
          <table:table-cell table:style-name="ce29" table:formula="of:=IFERROR(IFERROR(VLOOKUP([.A237];[items_equipment.A:items_equipment.B];2;0);VLOOKUP([.A237];[items_misc.A:items_misc.B];2;0));VLOOKUP([.A237];[items_consumable.A:items_consumable.B];2;0))" office:value-type="string" calcext:value-type="string" office:string-value="Embellished Sigil">
            <text:p>Embellished Sigil</text:p>
          </table:table-cell>
          <table:table-cell office:value-type="string" calcext:value-type="string">
            <text:p>red_cap</text:p>
          </table:table-cell>
          <table:table-cell table:style-name="ce29"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37];[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916">soul weapon 6</text:span></text:p>
          </table:table-cell>
          <table:table-cell table:style-name="ce29" table:formula="of:=IFERROR(IFERROR(VLOOKUP([.A238];[items_equipment.A:items_equipment.B];2;0);VLOOKUP([.A238];[items_misc.A:items_misc.B];2;0));VLOOKUP([.A238];[items_consumable.A:items_consumable.B];2;0))" office:value-type="string" calcext:value-type="string" office:string-value="Clerics mace">
            <text:p>Clerics mace</text:p>
          </table:table-cell>
          <table:table-cell office:value-type="string" calcext:value-type="string">
            <text:p>red_cap</text:p>
          </table:table-cell>
          <table:table-cell table:style-name="ce29"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38];[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917">blue potion</text:span></text:p>
          </table:table-cell>
          <table:table-cell table:style-name="ce29" table:formula="of:=IFERROR(IFERROR(VLOOKUP([.A239];[items_equipment.A:items_equipment.B];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29"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39];[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918">flow body 6</text:span></text:p>
          </table:table-cell>
          <table:table-cell table:style-name="ce29" table:formula="of:=IFERROR(IFERROR(VLOOKUP([.A240];[items_equipment.A:items_equipment.B];2;0);VLOOKUP([.A240];[items_misc.A:items_misc.B];2;0));VLOOKUP([.A240];[items_consumable.A:items_consumable.B];2;0))" office:value-type="string" calcext:value-type="string" office:string-value="Fine cloth cloak">
            <text:p>Fine cloth cloak</text:p>
          </table:table-cell>
          <table:table-cell office:value-type="string" calcext:value-type="string">
            <text:p>red_cap</text:p>
          </table:table-cell>
          <table:table-cell table:style-name="ce29"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0];[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919">flow head 6</text:span></text:p>
          </table:table-cell>
          <table:table-cell table:style-name="ce29" table:formula="of:=IFERROR(IFERROR(VLOOKUP([.A241];[items_equipment.A:items_equipment.B];2;0);VLOOKUP([.A241];[items_misc.A:items_misc.B];2;0));VLOOKUP([.A241];[items_consumable.A:items_consumable.B];2;0))" office:value-type="string" calcext:value-type="string" office:string-value="Fine cloth hood">
            <text:p>Fine cloth hood</text:p>
          </table:table-cell>
          <table:table-cell office:value-type="string" calcext:value-type="string">
            <text:p>red_cap</text:p>
          </table:table-cell>
          <table:table-cell table:style-name="ce29"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1];[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920">flow trinket 6</text:span></text:p>
          </table:table-cell>
          <table:table-cell table:style-name="ce29" table:formula="of:=IFERROR(IFERROR(VLOOKUP([.A242];[items_equipment.A:items_equipment.B];2;0);VLOOKUP([.A242];[items_misc.A:items_misc.B];2;0));VLOOKUP([.A242];[items_consumable.A:items_consumable.B];2;0))" office:value-type="string" calcext:value-type="string" office:string-value="Field dagger">
            <text:p>Field dagger</text:p>
          </table:table-cell>
          <table:table-cell office:value-type="string" calcext:value-type="string">
            <text:p>red_cap</text:p>
          </table:table-cell>
          <table:table-cell table:style-name="ce29"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2];[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921">flow weapon 6</text:span></text:p>
          </table:table-cell>
          <table:table-cell table:style-name="ce29" table:formula="of:=IFERROR(IFERROR(VLOOKUP([.A243];[items_equipment.A:items_equipment.B];2;0);VLOOKUP([.A243];[items_misc.A:items_misc.B];2;0));VLOOKUP([.A243];[items_consumable.A:items_consumable.B];2;0))" office:value-type="string" calcext:value-type="string" office:string-value="Short sword">
            <text:p>Short sword</text:p>
          </table:table-cell>
          <table:table-cell office:value-type="string" calcext:value-type="string">
            <text:p>red_cap</text:p>
          </table:table-cell>
          <table:table-cell table:style-name="ce29"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3];[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922">grit body 6</text:span></text:p>
          </table:table-cell>
          <table:table-cell table:style-name="ce29" table:formula="of:=IFERROR(IFERROR(VLOOKUP([.A244];[items_equipment.A:items_equipment.B];2;0);VLOOKUP([.A244];[items_misc.A:items_misc.B];2;0));VLOOKUP([.A244];[items_consumable.A:items_consumable.B];2;0))" office:value-type="string" calcext:value-type="string" office:string-value="Iron chainmail">
            <text:p>Iron chainmail</text:p>
          </table:table-cell>
          <table:table-cell office:value-type="string" calcext:value-type="string">
            <text:p>red_cap</text:p>
          </table:table-cell>
          <table:table-cell table:style-name="ce29"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4];[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923">grit head 6</text:span></text:p>
          </table:table-cell>
          <table:table-cell table:style-name="ce29" table:formula="of:=IFERROR(IFERROR(VLOOKUP([.A245];[items_equipment.A:items_equipment.B];2;0);VLOOKUP([.A245];[items_misc.A:items_misc.B];2;0));VLOOKUP([.A245];[items_consumable.A:items_consumable.B];2;0))" office:value-type="string" calcext:value-type="string" office:string-value="Iron cap">
            <text:p>Iron cap</text:p>
          </table:table-cell>
          <table:table-cell office:value-type="string" calcext:value-type="string">
            <text:p>red_cap</text:p>
          </table:table-cell>
          <table:table-cell table:style-name="ce29"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5];[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924">grit trinket 6</text:span></text:p>
          </table:table-cell>
          <table:table-cell table:style-name="ce29" table:formula="of:=IFERROR(IFERROR(VLOOKUP([.A246];[items_equipment.A:items_equipment.B];2;0);VLOOKUP([.A246];[items_misc.A:items_misc.B];2;0));VLOOKUP([.A246];[items_consumable.A:items_consumable.B];2;0))" office:value-type="string" calcext:value-type="string" office:string-value="Iron shield">
            <text:p>Iron shield</text:p>
          </table:table-cell>
          <table:table-cell office:value-type="string" calcext:value-type="string">
            <text:p>red_cap</text:p>
          </table:table-cell>
          <table:table-cell table:style-name="ce29"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6];[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925">grit weapon 6</text:span></text:p>
          </table:table-cell>
          <table:table-cell table:style-name="ce29" table:formula="of:=IFERROR(IFERROR(VLOOKUP([.A247];[items_equipment.A:items_equipment.B];2;0);VLOOKUP([.A247];[items_misc.A:items_misc.B];2;0));VLOOKUP([.A247];[items_consumable.A:items_consumable.B];2;0))" office:value-type="string" calcext:value-type="string" office:string-value="Longsword">
            <text:p>Longsword</text:p>
          </table:table-cell>
          <table:table-cell office:value-type="string" calcext:value-type="string">
            <text:p>red_cap</text:p>
          </table:table-cell>
          <table:table-cell table:style-name="ce29"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7];[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926">mind body 6</text:span></text:p>
          </table:table-cell>
          <table:table-cell table:style-name="ce29" table:formula="of:=IFERROR(IFERROR(VLOOKUP([.A248];[items_equipment.A:items_equipment.B];2;0);VLOOKUP([.A248];[items_misc.A:items_misc.B];2;0));VLOOKUP([.A248];[items_consumable.A:items_consumable.B];2;0))" office:value-type="string" calcext:value-type="string" office:string-value="Apprentice robe">
            <text:p>Apprentice robe</text:p>
          </table:table-cell>
          <table:table-cell office:value-type="string" calcext:value-type="string">
            <text:p>red_cap</text:p>
          </table:table-cell>
          <table:table-cell table:style-name="ce29"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8];[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927">mind head 6</text:span></text:p>
          </table:table-cell>
          <table:table-cell table:style-name="ce29" table:formula="of:=IFERROR(IFERROR(VLOOKUP([.A249];[items_equipment.A:items_equipment.B];2;0);VLOOKUP([.A249];[items_misc.A:items_misc.B];2;0));VLOOKUP([.A249];[items_consumable.A:items_consumable.B];2;0))" office:value-type="string" calcext:value-type="string" office:string-value="Apprentice hat">
            <text:p>Apprentice hat</text:p>
          </table:table-cell>
          <table:table-cell office:value-type="string" calcext:value-type="string">
            <text:p>red_cap</text:p>
          </table:table-cell>
          <table:table-cell table:style-name="ce29"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9];[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928">mind trinket 6</text:span></text:p>
          </table:table-cell>
          <table:table-cell table:style-name="ce29" table:formula="of:=IFERROR(IFERROR(VLOOKUP([.A250];[items_equipment.A:items_equipment.B];2;0);VLOOKUP([.A250];[items_misc.A:items_misc.B];2;0));VLOOKUP([.A250];[items_consumable.A:items_consumable.B];2;0))" office:value-type="string" calcext:value-type="string" office:string-value="Book">
            <text:p>Book</text:p>
          </table:table-cell>
          <table:table-cell office:value-type="string" calcext:value-type="string">
            <text:p>red_cap</text:p>
          </table:table-cell>
          <table:table-cell table:style-name="ce29"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50];[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929">mind weapon 6</text:span></text:p>
          </table:table-cell>
          <table:table-cell table:style-name="ce29" table:formula="of:=IFERROR(IFERROR(VLOOKUP([.A251];[items_equipment.A:items_equipment.B];2;0);VLOOKUP([.A251];[items_misc.A:items_misc.B];2;0));VLOOKUP([.A251];[items_consumable.A:items_consumable.B];2;0))" office:value-type="string" calcext:value-type="string" office:string-value="Wand">
            <text:p>Wand</text:p>
          </table:table-cell>
          <table:table-cell office:value-type="string" calcext:value-type="string">
            <text:p>red_cap</text:p>
          </table:table-cell>
          <table:table-cell table:style-name="ce29"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51];[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930">red potion</text:span></text:p>
          </table:table-cell>
          <table:table-cell table:style-name="ce29" table:formula="of:=IFERROR(IFERROR(VLOOKUP([.A252];[items_equipment.A:items_equipment.B];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29"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52];[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931">soul body 6</text:span></text:p>
          </table:table-cell>
          <table:table-cell table:style-name="ce29" table:formula="of:=IFERROR(IFERROR(VLOOKUP([.A253];[items_equipment.A:items_equipment.B];2;0);VLOOKUP([.A253];[items_misc.A:items_misc.B];2;0));VLOOKUP([.A253];[items_consumable.A:items_consumable.B];2;0))" office:value-type="string" calcext:value-type="string" office:string-value="White robe">
            <text:p>White robe</text:p>
          </table:table-cell>
          <table:table-cell office:value-type="string" calcext:value-type="string">
            <text:p>red_cap</text:p>
          </table:table-cell>
          <table:table-cell table:style-name="ce29"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53];[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932">blue potion</text:span></text:p>
          </table:table-cell>
          <table:table-cell table:style-name="ce29" table:formula="of:=IFERROR(IFERROR(VLOOKUP([.A254];[items_equipment.A:items_equipment.B];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29"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54];[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933">flow body 6</text:span></text:p>
          </table:table-cell>
          <table:table-cell table:style-name="ce29" table:formula="of:=IFERROR(IFERROR(VLOOKUP([.A255];[items_equipment.A:items_equipment.B];2;0);VLOOKUP([.A255];[items_misc.A:items_misc.B];2;0));VLOOKUP([.A255];[items_consumable.A:items_consumable.B];2;0))" office:value-type="string" calcext:value-type="string" office:string-value="Fine cloth cloak">
            <text:p>Fine cloth cloak</text:p>
          </table:table-cell>
          <table:table-cell office:value-type="string" calcext:value-type="string">
            <text:p>red_slime</text:p>
          </table:table-cell>
          <table:table-cell table:style-name="ce29"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55];[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934">flow head 6</text:span></text:p>
          </table:table-cell>
          <table:table-cell table:style-name="ce29" table:formula="of:=IFERROR(IFERROR(VLOOKUP([.A256];[items_equipment.A:items_equipment.B];2;0);VLOOKUP([.A256];[items_misc.A:items_misc.B];2;0));VLOOKUP([.A256];[items_consumable.A:items_consumable.B];2;0))" office:value-type="string" calcext:value-type="string" office:string-value="Fine cloth hood">
            <text:p>Fine cloth hood</text:p>
          </table:table-cell>
          <table:table-cell office:value-type="string" calcext:value-type="string">
            <text:p>red_slime</text:p>
          </table:table-cell>
          <table:table-cell table:style-name="ce29"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56];[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935">flow trinket 6</text:span></text:p>
          </table:table-cell>
          <table:table-cell table:style-name="ce29" table:formula="of:=IFERROR(IFERROR(VLOOKUP([.A257];[items_equipment.A:items_equipment.B];2;0);VLOOKUP([.A257];[items_misc.A:items_misc.B];2;0));VLOOKUP([.A257];[items_consumable.A:items_consumable.B];2;0))" office:value-type="string" calcext:value-type="string" office:string-value="Field dagger">
            <text:p>Field dagger</text:p>
          </table:table-cell>
          <table:table-cell office:value-type="string" calcext:value-type="string">
            <text:p>red_slime</text:p>
          </table:table-cell>
          <table:table-cell table:style-name="ce29"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57];[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936">flow weapon 6</text:span></text:p>
          </table:table-cell>
          <table:table-cell table:style-name="ce29" table:formula="of:=IFERROR(IFERROR(VLOOKUP([.A258];[items_equipment.A:items_equipment.B];2;0);VLOOKUP([.A258];[items_misc.A:items_misc.B];2;0));VLOOKUP([.A258];[items_consumable.A:items_consumable.B];2;0))" office:value-type="string" calcext:value-type="string" office:string-value="Short sword">
            <text:p>Short sword</text:p>
          </table:table-cell>
          <table:table-cell office:value-type="string" calcext:value-type="string">
            <text:p>red_slime</text:p>
          </table:table-cell>
          <table:table-cell table:style-name="ce29"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58];[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937">grit body 6</text:span></text:p>
          </table:table-cell>
          <table:table-cell table:style-name="ce29" table:formula="of:=IFERROR(IFERROR(VLOOKUP([.A259];[items_equipment.A:items_equipment.B];2;0);VLOOKUP([.A259];[items_misc.A:items_misc.B];2;0));VLOOKUP([.A259];[items_consumable.A:items_consumable.B];2;0))" office:value-type="string" calcext:value-type="string" office:string-value="Iron chainmail">
            <text:p>Iron chainmail</text:p>
          </table:table-cell>
          <table:table-cell office:value-type="string" calcext:value-type="string">
            <text:p>red_slime</text:p>
          </table:table-cell>
          <table:table-cell table:style-name="ce29"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59];[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938">grit head 6</text:span></text:p>
          </table:table-cell>
          <table:table-cell table:style-name="ce29" table:formula="of:=IFERROR(IFERROR(VLOOKUP([.A260];[items_equipment.A:items_equipment.B];2;0);VLOOKUP([.A260];[items_misc.A:items_misc.B];2;0));VLOOKUP([.A260];[items_consumable.A:items_consumable.B];2;0))" office:value-type="string" calcext:value-type="string" office:string-value="Iron cap">
            <text:p>Iron cap</text:p>
          </table:table-cell>
          <table:table-cell office:value-type="string" calcext:value-type="string">
            <text:p>red_slime</text:p>
          </table:table-cell>
          <table:table-cell table:style-name="ce29"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0];[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939">grit trinket 6</text:span></text:p>
          </table:table-cell>
          <table:table-cell table:style-name="ce29" table:formula="of:=IFERROR(IFERROR(VLOOKUP([.A261];[items_equipment.A:items_equipment.B];2;0);VLOOKUP([.A261];[items_misc.A:items_misc.B];2;0));VLOOKUP([.A261];[items_consumable.A:items_consumable.B];2;0))" office:value-type="string" calcext:value-type="string" office:string-value="Iron shield">
            <text:p>Iron shield</text:p>
          </table:table-cell>
          <table:table-cell office:value-type="string" calcext:value-type="string">
            <text:p>red_slime</text:p>
          </table:table-cell>
          <table:table-cell table:style-name="ce29"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1];[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940">grit weapon 6</text:span></text:p>
          </table:table-cell>
          <table:table-cell table:style-name="ce29" table:formula="of:=IFERROR(IFERROR(VLOOKUP([.A262];[items_equipment.A:items_equipment.B];2;0);VLOOKUP([.A262];[items_misc.A:items_misc.B];2;0));VLOOKUP([.A262];[items_consumable.A:items_consumable.B];2;0))" office:value-type="string" calcext:value-type="string" office:string-value="Longsword">
            <text:p>Longsword</text:p>
          </table:table-cell>
          <table:table-cell office:value-type="string" calcext:value-type="string">
            <text:p>red_slime</text:p>
          </table:table-cell>
          <table:table-cell table:style-name="ce29"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2];[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941">mind body 6</text:span></text:p>
          </table:table-cell>
          <table:table-cell table:style-name="ce29" table:formula="of:=IFERROR(IFERROR(VLOOKUP([.A263];[items_equipment.A:items_equipment.B];2;0);VLOOKUP([.A263];[items_misc.A:items_misc.B];2;0));VLOOKUP([.A263];[items_consumable.A:items_consumable.B];2;0))" office:value-type="string" calcext:value-type="string" office:string-value="Apprentice robe">
            <text:p>Apprentice robe</text:p>
          </table:table-cell>
          <table:table-cell office:value-type="string" calcext:value-type="string">
            <text:p>red_slime</text:p>
          </table:table-cell>
          <table:table-cell table:style-name="ce29"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3];[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942">mind head 6</text:span></text:p>
          </table:table-cell>
          <table:table-cell table:style-name="ce29" table:formula="of:=IFERROR(IFERROR(VLOOKUP([.A264];[items_equipment.A:items_equipment.B];2;0);VLOOKUP([.A264];[items_misc.A:items_misc.B];2;0));VLOOKUP([.A264];[items_consumable.A:items_consumable.B];2;0))" office:value-type="string" calcext:value-type="string" office:string-value="Apprentice hat">
            <text:p>Apprentice hat</text:p>
          </table:table-cell>
          <table:table-cell office:value-type="string" calcext:value-type="string">
            <text:p>red_slime</text:p>
          </table:table-cell>
          <table:table-cell table:style-name="ce29"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4];[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943">mind trinket 6</text:span></text:p>
          </table:table-cell>
          <table:table-cell table:style-name="ce29" table:formula="of:=IFERROR(IFERROR(VLOOKUP([.A265];[items_equipment.A:items_equipment.B];2;0);VLOOKUP([.A265];[items_misc.A:items_misc.B];2;0));VLOOKUP([.A265];[items_consumable.A:items_consumable.B];2;0))" office:value-type="string" calcext:value-type="string" office:string-value="Book">
            <text:p>Book</text:p>
          </table:table-cell>
          <table:table-cell office:value-type="string" calcext:value-type="string">
            <text:p>red_slime</text:p>
          </table:table-cell>
          <table:table-cell table:style-name="ce29"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5];[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944">mind weapon 6</text:span></text:p>
          </table:table-cell>
          <table:table-cell table:style-name="ce29" table:formula="of:=IFERROR(IFERROR(VLOOKUP([.A266];[items_equipment.A:items_equipment.B];2;0);VLOOKUP([.A266];[items_misc.A:items_misc.B];2;0));VLOOKUP([.A266];[items_consumable.A:items_consumable.B];2;0))" office:value-type="string" calcext:value-type="string" office:string-value="Wand">
            <text:p>Wand</text:p>
          </table:table-cell>
          <table:table-cell office:value-type="string" calcext:value-type="string">
            <text:p>red_slime</text:p>
          </table:table-cell>
          <table:table-cell table:style-name="ce29"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6];[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945">red potion</text:span></text:p>
          </table:table-cell>
          <table:table-cell table:style-name="ce29" table:formula="of:=IFERROR(IFERROR(VLOOKUP([.A267];[items_equipment.A:items_equipment.B];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29"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7];[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946">soul body 6</text:span></text:p>
          </table:table-cell>
          <table:table-cell table:style-name="ce29" table:formula="of:=IFERROR(IFERROR(VLOOKUP([.A268];[items_equipment.A:items_equipment.B];2;0);VLOOKUP([.A268];[items_misc.A:items_misc.B];2;0));VLOOKUP([.A268];[items_consumable.A:items_consumable.B];2;0))" office:value-type="string" calcext:value-type="string" office:string-value="White robe">
            <text:p>White robe</text:p>
          </table:table-cell>
          <table:table-cell office:value-type="string" calcext:value-type="string">
            <text:p>red_slime</text:p>
          </table:table-cell>
          <table:table-cell table:style-name="ce29"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8];[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947">soul head 6</text:span></text:p>
          </table:table-cell>
          <table:table-cell table:style-name="ce29" table:formula="of:=IFERROR(IFERROR(VLOOKUP([.A269];[items_equipment.A:items_equipment.B];2;0);VLOOKUP([.A269];[items_misc.A:items_misc.B];2;0));VLOOKUP([.A269];[items_consumable.A:items_consumable.B];2;0))" office:value-type="string" calcext:value-type="string" office:string-value="Circlet">
            <text:p>Circlet</text:p>
          </table:table-cell>
          <table:table-cell office:value-type="string" calcext:value-type="string">
            <text:p>red_slime</text:p>
          </table:table-cell>
          <table:table-cell table:style-name="ce29"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9];[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948">soul trinket 6</text:span></text:p>
          </table:table-cell>
          <table:table-cell table:style-name="ce29" table:formula="of:=IFERROR(IFERROR(VLOOKUP([.A270];[items_equipment.A:items_equipment.B];2;0);VLOOKUP([.A270];[items_misc.A:items_misc.B];2;0));VLOOKUP([.A270];[items_consumable.A:items_consumable.B];2;0))" office:value-type="string" calcext:value-type="string" office:string-value="Embellished Sigil">
            <text:p>Embellished Sigil</text:p>
          </table:table-cell>
          <table:table-cell office:value-type="string" calcext:value-type="string">
            <text:p>red_slime</text:p>
          </table:table-cell>
          <table:table-cell table:style-name="ce29"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70];[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949">soul weapon 6</text:span></text:p>
          </table:table-cell>
          <table:table-cell table:style-name="ce29" table:formula="of:=IFERROR(IFERROR(VLOOKUP([.A271];[items_equipment.A:items_equipment.B];2;0);VLOOKUP([.A271];[items_misc.A:items_misc.B];2;0));VLOOKUP([.A271];[items_consumable.A:items_consumable.B];2;0))" office:value-type="string" calcext:value-type="string" office:string-value="Clerics mace">
            <text:p>Clerics mace</text:p>
          </table:table-cell>
          <table:table-cell office:value-type="string" calcext:value-type="string">
            <text:p>red_slime</text:p>
          </table:table-cell>
          <table:table-cell table:style-name="ce29"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71];[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950">blue potion</text:span></text:p>
          </table:table-cell>
          <table:table-cell table:style-name="ce29" table:formula="of:=IFERROR(IFERROR(VLOOKUP([.A272];[items_equipment.A:items_equipment.B];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29"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72];[enemies.A:enemies.L];12;0);&quot;&quot;)" office:value-type="float" calcext:value-type="float" office:value="9">
            <text:p>9</text:p>
          </table:table-cell>
          <table:table-cell table:number-columns-repeated="1024"/>
        </table:table-row>
        <table:table-row table:style-name="ro511">
          <table:table-cell office:value-type="string" calcext:value-type="string">
            <text:p><text:span text:style-name="T951">flow body 9</text:span></text:p>
          </table:table-cell>
          <table:table-cell table:style-name="ce29" table:formula="of:=IFERROR(IFERROR(VLOOKUP([.A273];[items_equipment.A:items_equipment.B];2;0);VLOOKUP([.A273];[items_misc.A:items_misc.B];2;0));VLOOKUP([.A273];[items_consumable.A:items_consumable.B];2;0))" office:value-type="string" calcext:value-type="string" office:string-value="Rogue uniform">
            <text:p>Rogue uniform</text:p>
          </table:table-cell>
          <table:table-cell office:value-type="string" calcext:value-type="string">
            <text:p>evil_eye</text:p>
          </table:table-cell>
          <table:table-cell table:style-name="ce29"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73];[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952">flow head 9</text:span></text:p>
          </table:table-cell>
          <table:table-cell table:style-name="ce29" table:formula="of:=IFERROR(IFERROR(VLOOKUP([.A274];[items_equipment.A:items_equipment.B];2;0);VLOOKUP([.A274];[items_misc.A:items_misc.B];2;0));VLOOKUP([.A274];[items_consumable.A:items_consumable.B];2;0))" office:value-type="string" calcext:value-type="string" office:string-value="Rogue hood">
            <text:p>Rogue hood</text:p>
          </table:table-cell>
          <table:table-cell office:value-type="string" calcext:value-type="string">
            <text:p>evil_eye</text:p>
          </table:table-cell>
          <table:table-cell table:style-name="ce29"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74];[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953">flow trinket 9</text:span></text:p>
          </table:table-cell>
          <table:table-cell table:style-name="ce29" table:formula="of:=IFERROR(IFERROR(VLOOKUP([.A275];[items_equipment.A:items_equipment.B];2;0);VLOOKUP([.A275];[items_misc.A:items_misc.B];2;0));VLOOKUP([.A275];[items_consumable.A:items_consumable.B];2;0))" office:value-type="string" calcext:value-type="string" office:string-value="Bag of marbles">
            <text:p>Bag of marbles</text:p>
          </table:table-cell>
          <table:table-cell office:value-type="string" calcext:value-type="string">
            <text:p>evil_eye</text:p>
          </table:table-cell>
          <table:table-cell table:style-name="ce29"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75];[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954">flow weapon 9</text:span></text:p>
          </table:table-cell>
          <table:table-cell table:style-name="ce29" table:formula="of:=IFERROR(IFERROR(VLOOKUP([.A276];[items_equipment.A:items_equipment.B];2;0);VLOOKUP([.A276];[items_misc.A:items_misc.B];2;0));VLOOKUP([.A276];[items_consumable.A:items_consumable.B];2;0))" office:value-type="string" calcext:value-type="string" office:string-value="Rogue knife">
            <text:p>Rogue knife</text:p>
          </table:table-cell>
          <table:table-cell office:value-type="string" calcext:value-type="string">
            <text:p>evil_eye</text:p>
          </table:table-cell>
          <table:table-cell table:style-name="ce29"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76];[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955">grit body 9</text:span></text:p>
          </table:table-cell>
          <table:table-cell table:style-name="ce29" table:formula="of:=IFERROR(IFERROR(VLOOKUP([.A277];[items_equipment.A:items_equipment.B];2;0);VLOOKUP([.A277];[items_misc.A:items_misc.B];2;0));VLOOKUP([.A277];[items_consumable.A:items_consumable.B];2;0))" office:value-type="string" calcext:value-type="string" office:string-value="Steel chestplate">
            <text:p>Steel chestplate</text:p>
          </table:table-cell>
          <table:table-cell office:value-type="string" calcext:value-type="string">
            <text:p>evil_eye</text:p>
          </table:table-cell>
          <table:table-cell table:style-name="ce29"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77];[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956">grit head 9</text:span></text:p>
          </table:table-cell>
          <table:table-cell table:style-name="ce29" table:formula="of:=IFERROR(IFERROR(VLOOKUP([.A278];[items_equipment.A:items_equipment.B];2;0);VLOOKUP([.A278];[items_misc.A:items_misc.B];2;0));VLOOKUP([.A278];[items_consumable.A:items_consumable.B];2;0))" office:value-type="string" calcext:value-type="string" office:string-value="Steel helmet">
            <text:p>Steel helmet</text:p>
          </table:table-cell>
          <table:table-cell office:value-type="string" calcext:value-type="string">
            <text:p>evil_eye</text:p>
          </table:table-cell>
          <table:table-cell table:style-name="ce29"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78];[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957">grit trinket 9</text:span></text:p>
          </table:table-cell>
          <table:table-cell table:style-name="ce29" table:formula="of:=IFERROR(IFERROR(VLOOKUP([.A279];[items_equipment.A:items_equipment.B];2;0);VLOOKUP([.A279];[items_misc.A:items_misc.B];2;0));VLOOKUP([.A279];[items_consumable.A:items_consumable.B];2;0))" office:value-type="string" calcext:value-type="string" office:string-value="Steel Buckler">
            <text:p>Steel Buckler</text:p>
          </table:table-cell>
          <table:table-cell office:value-type="string" calcext:value-type="string">
            <text:p>evil_eye</text:p>
          </table:table-cell>
          <table:table-cell table:style-name="ce29"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79];[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958">grit weapon 9</text:span></text:p>
          </table:table-cell>
          <table:table-cell table:style-name="ce29" table:formula="of:=IFERROR(IFERROR(VLOOKUP([.A280];[items_equipment.A:items_equipment.B];2;0);VLOOKUP([.A280];[items_misc.A:items_misc.B];2;0));VLOOKUP([.A280];[items_consumable.A:items_consumable.B];2;0))" office:value-type="string" calcext:value-type="string" office:string-value="Steel longsword">
            <text:p>Steel longsword</text:p>
          </table:table-cell>
          <table:table-cell office:value-type="string" calcext:value-type="string">
            <text:p>evil_eye</text:p>
          </table:table-cell>
          <table:table-cell table:style-name="ce29"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0];[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959">mind body 9</text:span></text:p>
          </table:table-cell>
          <table:table-cell table:style-name="ce29" table:formula="of:=IFERROR(IFERROR(VLOOKUP([.A281];[items_equipment.A:items_equipment.B];2;0);VLOOKUP([.A281];[items_misc.A:items_misc.B];2;0));VLOOKUP([.A281];[items_consumable.A:items_consumable.B];2;0))" office:value-type="string" calcext:value-type="string" office:string-value="Mage robe">
            <text:p>Mage robe</text:p>
          </table:table-cell>
          <table:table-cell office:value-type="string" calcext:value-type="string">
            <text:p>evil_eye</text:p>
          </table:table-cell>
          <table:table-cell table:style-name="ce29"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1];[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960">mind head 9</text:span></text:p>
          </table:table-cell>
          <table:table-cell table:style-name="ce29" table:formula="of:=IFERROR(IFERROR(VLOOKUP([.A282];[items_equipment.A:items_equipment.B];2;0);VLOOKUP([.A282];[items_misc.A:items_misc.B];2;0));VLOOKUP([.A282];[items_consumable.A:items_consumable.B];2;0))" office:value-type="string" calcext:value-type="string" office:string-value="Mage hat">
            <text:p>Mage hat</text:p>
          </table:table-cell>
          <table:table-cell office:value-type="string" calcext:value-type="string">
            <text:p>evil_eye</text:p>
          </table:table-cell>
          <table:table-cell table:style-name="ce29"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2];[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961">mind trinket 9</text:span></text:p>
          </table:table-cell>
          <table:table-cell table:style-name="ce29" table:formula="of:=IFERROR(IFERROR(VLOOKUP([.A283];[items_equipment.A:items_equipment.B];2;0);VLOOKUP([.A283];[items_misc.A:items_misc.B];2;0));VLOOKUP([.A283];[items_consumable.A:items_consumable.B];2;0))" office:value-type="string" calcext:value-type="string" office:string-value="Ink and quill">
            <text:p>Ink and quill</text:p>
          </table:table-cell>
          <table:table-cell office:value-type="string" calcext:value-type="string">
            <text:p>evil_eye</text:p>
          </table:table-cell>
          <table:table-cell table:style-name="ce29"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3];[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962">mind weapon 9</text:span></text:p>
          </table:table-cell>
          <table:table-cell table:style-name="ce29" table:formula="of:=IFERROR(IFERROR(VLOOKUP([.A284];[items_equipment.A:items_equipment.B];2;0);VLOOKUP([.A284];[items_misc.A:items_misc.B];2;0));VLOOKUP([.A284];[items_consumable.A:items_consumable.B];2;0))" office:value-type="string" calcext:value-type="string" office:string-value="Mage wand">
            <text:p>Mage wand</text:p>
          </table:table-cell>
          <table:table-cell office:value-type="string" calcext:value-type="string">
            <text:p>evil_eye</text:p>
          </table:table-cell>
          <table:table-cell table:style-name="ce29"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4];[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963">red potion</text:span></text:p>
          </table:table-cell>
          <table:table-cell table:style-name="ce29" table:formula="of:=IFERROR(IFERROR(VLOOKUP([.A285];[items_equipment.A:items_equipment.B];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29"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5];[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964">soul body 9</text:span></text:p>
          </table:table-cell>
          <table:table-cell table:style-name="ce29" table:formula="of:=IFERROR(IFERROR(VLOOKUP([.A286];[items_equipment.A:items_equipment.B];2;0);VLOOKUP([.A286];[items_misc.A:items_misc.B];2;0));VLOOKUP([.A286];[items_consumable.A:items_consumable.B];2;0))" office:value-type="string" calcext:value-type="string" office:string-value="White cloak">
            <text:p>White cloak</text:p>
          </table:table-cell>
          <table:table-cell office:value-type="string" calcext:value-type="string">
            <text:p>evil_eye</text:p>
          </table:table-cell>
          <table:table-cell table:style-name="ce29"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6];[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965">soul head 9</text:span></text:p>
          </table:table-cell>
          <table:table-cell table:style-name="ce29" table:formula="of:=IFERROR(IFERROR(VLOOKUP([.A287];[items_equipment.A:items_equipment.B];2;0);VLOOKUP([.A287];[items_misc.A:items_misc.B];2;0));VLOOKUP([.A287];[items_consumable.A:items_consumable.B];2;0))" office:value-type="string" calcext:value-type="string" office:string-value="Mitre">
            <text:p>Mitre</text:p>
          </table:table-cell>
          <table:table-cell office:value-type="string" calcext:value-type="string">
            <text:p>evil_eye</text:p>
          </table:table-cell>
          <table:table-cell table:style-name="ce29"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7];[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966">soul trinket 9</text:span></text:p>
          </table:table-cell>
          <table:table-cell table:style-name="ce29" table:formula="of:=IFERROR(IFERROR(VLOOKUP([.A288];[items_equipment.A:items_equipment.B];2;0);VLOOKUP([.A288];[items_misc.A:items_misc.B];2;0));VLOOKUP([.A288];[items_consumable.A:items_consumable.B];2;0))" office:value-type="string" calcext:value-type="string" office:string-value="Totem of undying">
            <text:p>Totem of undying</text:p>
          </table:table-cell>
          <table:table-cell office:value-type="string" calcext:value-type="string">
            <text:p>evil_eye</text:p>
          </table:table-cell>
          <table:table-cell table:style-name="ce29"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8];[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967">soul weapon 9</text:span></text:p>
          </table:table-cell>
          <table:table-cell table:style-name="ce29" table:formula="of:=IFERROR(IFERROR(VLOOKUP([.A289];[items_equipment.A:items_equipment.B];2;0);VLOOKUP([.A289];[items_misc.A:items_misc.B];2;0));VLOOKUP([.A289];[items_consumable.A:items_consumable.B];2;0))" office:value-type="string" calcext:value-type="string" office:string-value="White scepter">
            <text:p>White scepter</text:p>
          </table:table-cell>
          <table:table-cell office:value-type="string" calcext:value-type="string">
            <text:p>evil_eye</text:p>
          </table:table-cell>
          <table:table-cell table:style-name="ce29"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9];[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968">blue potion</text:span></text:p>
          </table:table-cell>
          <table:table-cell table:style-name="ce29" table:formula="of:=IFERROR(IFERROR(VLOOKUP([.A290];[items_equipment.A:items_equipment.B];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29"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0];[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969">flow body 9</text:span></text:p>
          </table:table-cell>
          <table:table-cell table:style-name="ce29" table:formula="of:=IFERROR(IFERROR(VLOOKUP([.A291];[items_equipment.A:items_equipment.B];2;0);VLOOKUP([.A291];[items_misc.A:items_misc.B];2;0));VLOOKUP([.A291];[items_consumable.A:items_consumable.B];2;0))" office:value-type="string" calcext:value-type="string" office:string-value="Rogue uniform">
            <text:p>Rogue uniform</text:p>
          </table:table-cell>
          <table:table-cell office:value-type="string" calcext:value-type="string">
            <text:p>horned_mushroom</text:p>
          </table:table-cell>
          <table:table-cell table:style-name="ce29"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1];[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970">flow head 9</text:span></text:p>
          </table:table-cell>
          <table:table-cell table:style-name="ce29" table:formula="of:=IFERROR(IFERROR(VLOOKUP([.A292];[items_equipment.A:items_equipment.B];2;0);VLOOKUP([.A292];[items_misc.A:items_misc.B];2;0));VLOOKUP([.A292];[items_consumable.A:items_consumable.B];2;0))" office:value-type="string" calcext:value-type="string" office:string-value="Rogue hood">
            <text:p>Rogue hood</text:p>
          </table:table-cell>
          <table:table-cell office:value-type="string" calcext:value-type="string">
            <text:p>horned_mushroom</text:p>
          </table:table-cell>
          <table:table-cell table:style-name="ce29"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2];[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971">flow trinket 9</text:span></text:p>
          </table:table-cell>
          <table:table-cell table:style-name="ce29" table:formula="of:=IFERROR(IFERROR(VLOOKUP([.A293];[items_equipment.A:items_equipment.B];2;0);VLOOKUP([.A293];[items_misc.A:items_misc.B];2;0));VLOOKUP([.A293];[items_consumable.A:items_consumable.B];2;0))" office:value-type="string" calcext:value-type="string" office:string-value="Bag of marbles">
            <text:p>Bag of marbles</text:p>
          </table:table-cell>
          <table:table-cell office:value-type="string" calcext:value-type="string">
            <text:p>horned_mushroom</text:p>
          </table:table-cell>
          <table:table-cell table:style-name="ce29"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3];[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972">flow weapon 9</text:span></text:p>
          </table:table-cell>
          <table:table-cell table:style-name="ce29" table:formula="of:=IFERROR(IFERROR(VLOOKUP([.A294];[items_equipment.A:items_equipment.B];2;0);VLOOKUP([.A294];[items_misc.A:items_misc.B];2;0));VLOOKUP([.A294];[items_consumable.A:items_consumable.B];2;0))" office:value-type="string" calcext:value-type="string" office:string-value="Rogue knife">
            <text:p>Rogue knife</text:p>
          </table:table-cell>
          <table:table-cell office:value-type="string" calcext:value-type="string">
            <text:p>horned_mushroom</text:p>
          </table:table-cell>
          <table:table-cell table:style-name="ce29"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4];[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973">grit body 9</text:span></text:p>
          </table:table-cell>
          <table:table-cell table:style-name="ce29" table:formula="of:=IFERROR(IFERROR(VLOOKUP([.A295];[items_equipment.A:items_equipment.B];2;0);VLOOKUP([.A295];[items_misc.A:items_misc.B];2;0));VLOOKUP([.A295];[items_consumable.A:items_consumable.B];2;0))" office:value-type="string" calcext:value-type="string" office:string-value="Steel chestplate">
            <text:p>Steel chestplate</text:p>
          </table:table-cell>
          <table:table-cell office:value-type="string" calcext:value-type="string">
            <text:p>horned_mushroom</text:p>
          </table:table-cell>
          <table:table-cell table:style-name="ce29"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5];[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974">grit head 9</text:span></text:p>
          </table:table-cell>
          <table:table-cell table:style-name="ce29" table:formula="of:=IFERROR(IFERROR(VLOOKUP([.A296];[items_equipment.A:items_equipment.B];2;0);VLOOKUP([.A296];[items_misc.A:items_misc.B];2;0));VLOOKUP([.A296];[items_consumable.A:items_consumable.B];2;0))" office:value-type="string" calcext:value-type="string" office:string-value="Steel helmet">
            <text:p>Steel helmet</text:p>
          </table:table-cell>
          <table:table-cell office:value-type="string" calcext:value-type="string">
            <text:p>horned_mushroom</text:p>
          </table:table-cell>
          <table:table-cell table:style-name="ce29"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6];[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975">grit trinket 9</text:span></text:p>
          </table:table-cell>
          <table:table-cell table:style-name="ce29" table:formula="of:=IFERROR(IFERROR(VLOOKUP([.A297];[items_equipment.A:items_equipment.B];2;0);VLOOKUP([.A297];[items_misc.A:items_misc.B];2;0));VLOOKUP([.A297];[items_consumable.A:items_consumable.B];2;0))" office:value-type="string" calcext:value-type="string" office:string-value="Steel Buckler">
            <text:p>Steel Buckler</text:p>
          </table:table-cell>
          <table:table-cell office:value-type="string" calcext:value-type="string">
            <text:p>horned_mushroom</text:p>
          </table:table-cell>
          <table:table-cell table:style-name="ce29"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7];[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976">grit weapon 9</text:span></text:p>
          </table:table-cell>
          <table:table-cell table:style-name="ce29" table:formula="of:=IFERROR(IFERROR(VLOOKUP([.A298];[items_equipment.A:items_equipment.B];2;0);VLOOKUP([.A298];[items_misc.A:items_misc.B];2;0));VLOOKUP([.A298];[items_consumable.A:items_consumable.B];2;0))" office:value-type="string" calcext:value-type="string" office:string-value="Steel longsword">
            <text:p>Steel longsword</text:p>
          </table:table-cell>
          <table:table-cell office:value-type="string" calcext:value-type="string">
            <text:p>horned_mushroom</text:p>
          </table:table-cell>
          <table:table-cell table:style-name="ce29"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8];[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977">mind body 9</text:span></text:p>
          </table:table-cell>
          <table:table-cell table:style-name="ce29" table:formula="of:=IFERROR(IFERROR(VLOOKUP([.A299];[items_equipment.A:items_equipment.B];2;0);VLOOKUP([.A299];[items_misc.A:items_misc.B];2;0));VLOOKUP([.A299];[items_consumable.A:items_consumable.B];2;0))" office:value-type="string" calcext:value-type="string" office:string-value="Mage robe">
            <text:p>Mage robe</text:p>
          </table:table-cell>
          <table:table-cell office:value-type="string" calcext:value-type="string">
            <text:p>horned_mushroom</text:p>
          </table:table-cell>
          <table:table-cell table:style-name="ce29"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9];[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978">mind head 9</text:span></text:p>
          </table:table-cell>
          <table:table-cell table:style-name="ce29" table:formula="of:=IFERROR(IFERROR(VLOOKUP([.A300];[items_equipment.A:items_equipment.B];2;0);VLOOKUP([.A300];[items_misc.A:items_misc.B];2;0));VLOOKUP([.A300];[items_consumable.A:items_consumable.B];2;0))" office:value-type="string" calcext:value-type="string" office:string-value="Mage hat">
            <text:p>Mage hat</text:p>
          </table:table-cell>
          <table:table-cell office:value-type="string" calcext:value-type="string">
            <text:p>horned_mushroom</text:p>
          </table:table-cell>
          <table:table-cell table:style-name="ce29"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300];[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979">mind trinket 9</text:span></text:p>
          </table:table-cell>
          <table:table-cell table:style-name="ce29" table:formula="of:=IFERROR(IFERROR(VLOOKUP([.A301];[items_equipment.A:items_equipment.B];2;0);VLOOKUP([.A301];[items_misc.A:items_misc.B];2;0));VLOOKUP([.A301];[items_consumable.A:items_consumable.B];2;0))" office:value-type="string" calcext:value-type="string" office:string-value="Ink and quill">
            <text:p>Ink and quill</text:p>
          </table:table-cell>
          <table:table-cell office:value-type="string" calcext:value-type="string">
            <text:p>horned_mushroom</text:p>
          </table:table-cell>
          <table:table-cell table:style-name="ce29"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301];[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980">mind weapon 9</text:span></text:p>
          </table:table-cell>
          <table:table-cell table:style-name="ce29" table:formula="of:=IFERROR(IFERROR(VLOOKUP([.A302];[items_equipment.A:items_equipment.B];2;0);VLOOKUP([.A302];[items_misc.A:items_misc.B];2;0));VLOOKUP([.A302];[items_consumable.A:items_consumable.B];2;0))" office:value-type="string" calcext:value-type="string" office:string-value="Mage wand">
            <text:p>Mage wand</text:p>
          </table:table-cell>
          <table:table-cell office:value-type="string" calcext:value-type="string">
            <text:p>horned_mushroom</text:p>
          </table:table-cell>
          <table:table-cell table:style-name="ce29"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302];[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981">red potion</text:span></text:p>
          </table:table-cell>
          <table:table-cell table:style-name="ce29" table:formula="of:=IFERROR(IFERROR(VLOOKUP([.A303];[items_equipment.A:items_equipment.B];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29"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303];[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982">soul body 9</text:span></text:p>
          </table:table-cell>
          <table:table-cell table:style-name="ce29" table:formula="of:=IFERROR(IFERROR(VLOOKUP([.A304];[items_equipment.A:items_equipment.B];2;0);VLOOKUP([.A304];[items_misc.A:items_misc.B];2;0));VLOOKUP([.A304];[items_consumable.A:items_consumable.B];2;0))" office:value-type="string" calcext:value-type="string" office:string-value="White cloak">
            <text:p>White cloak</text:p>
          </table:table-cell>
          <table:table-cell office:value-type="string" calcext:value-type="string">
            <text:p>horned_mushroom</text:p>
          </table:table-cell>
          <table:table-cell table:style-name="ce29"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304];[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983">soul head 9</text:span></text:p>
          </table:table-cell>
          <table:table-cell table:style-name="ce29" table:formula="of:=IFERROR(IFERROR(VLOOKUP([.A305];[items_equipment.A:items_equipment.B];2;0);VLOOKUP([.A305];[items_misc.A:items_misc.B];2;0));VLOOKUP([.A305];[items_consumable.A:items_consumable.B];2;0))" office:value-type="string" calcext:value-type="string" office:string-value="Mitre">
            <text:p>Mitre</text:p>
          </table:table-cell>
          <table:table-cell office:value-type="string" calcext:value-type="string">
            <text:p>horned_mushroom</text:p>
          </table:table-cell>
          <table:table-cell table:style-name="ce29"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305];[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984">soul trinket 9</text:span></text:p>
          </table:table-cell>
          <table:table-cell table:style-name="ce29" table:formula="of:=IFERROR(IFERROR(VLOOKUP([.A306];[items_equipment.A:items_equipment.B];2;0);VLOOKUP([.A306];[items_misc.A:items_misc.B];2;0));VLOOKUP([.A306];[items_consumable.A:items_consumable.B];2;0))" office:value-type="string" calcext:value-type="string" office:string-value="Totem of undying">
            <text:p>Totem of undying</text:p>
          </table:table-cell>
          <table:table-cell office:value-type="string" calcext:value-type="string">
            <text:p>horned_mushroom</text:p>
          </table:table-cell>
          <table:table-cell table:style-name="ce29"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306];[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985">soul weapon 9</text:span></text:p>
          </table:table-cell>
          <table:table-cell table:style-name="ce29" table:formula="of:=IFERROR(IFERROR(VLOOKUP([.A307];[items_equipment.A:items_equipment.B];2;0);VLOOKUP([.A307];[items_misc.A:items_misc.B];2;0));VLOOKUP([.A307];[items_consumable.A:items_consumable.B];2;0))" office:value-type="string" calcext:value-type="string" office:string-value="White scepter">
            <text:p>White scepter</text:p>
          </table:table-cell>
          <table:table-cell office:value-type="string" calcext:value-type="string">
            <text:p>horned_mushroom</text:p>
          </table:table-cell>
          <table:table-cell table:style-name="ce29"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307];[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986">blue potion</text:span></text:p>
          </table:table-cell>
          <table:table-cell table:style-name="ce29" table:formula="of:=IFERROR(IFERROR(VLOOKUP([.A308];[items_equipment.A:items_equipment.B];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29" table:formula="of:=VLOOKUP([.C308];[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08];[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987">flow body 9</text:span></text:p>
          </table:table-cell>
          <table:table-cell table:style-name="ce29" table:formula="of:=IFERROR(IFERROR(VLOOKUP([.A309];[items_equipment.A:items_equipment.B];2;0);VLOOKUP([.A309];[items_misc.A:items_misc.B];2;0));VLOOKUP([.A309];[items_consumable.A:items_consumable.B];2;0))" office:value-type="string" calcext:value-type="string" office:string-value="Rogue uniform">
            <text:p>Rogue uniform</text:p>
          </table:table-cell>
          <table:table-cell office:value-type="string" calcext:value-type="string">
            <text:p>thief</text:p>
          </table:table-cell>
          <table:table-cell table:style-name="ce29" table:formula="of:=VLOOKUP([.C309];[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09];[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988">flow head 9</text:span></text:p>
          </table:table-cell>
          <table:table-cell table:style-name="ce29" table:formula="of:=IFERROR(IFERROR(VLOOKUP([.A310];[items_equipment.A:items_equipment.B];2;0);VLOOKUP([.A310];[items_misc.A:items_misc.B];2;0));VLOOKUP([.A310];[items_consumable.A:items_consumable.B];2;0))" office:value-type="string" calcext:value-type="string" office:string-value="Rogue hood">
            <text:p>Rogue hood</text:p>
          </table:table-cell>
          <table:table-cell office:value-type="string" calcext:value-type="string">
            <text:p>thief</text:p>
          </table:table-cell>
          <table:table-cell table:style-name="ce29" table:formula="of:=VLOOKUP([.C310];[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0];[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989">flow trinket 9</text:span></text:p>
          </table:table-cell>
          <table:table-cell table:style-name="ce29" table:formula="of:=IFERROR(IFERROR(VLOOKUP([.A311];[items_equipment.A:items_equipment.B];2;0);VLOOKUP([.A311];[items_misc.A:items_misc.B];2;0));VLOOKUP([.A311];[items_consumable.A:items_consumable.B];2;0))" office:value-type="string" calcext:value-type="string" office:string-value="Bag of marbles">
            <text:p>Bag of marbles</text:p>
          </table:table-cell>
          <table:table-cell office:value-type="string" calcext:value-type="string">
            <text:p>thief</text:p>
          </table:table-cell>
          <table:table-cell table:style-name="ce29" table:formula="of:=VLOOKUP([.C311];[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1];[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990">flow weapon 9</text:span></text:p>
          </table:table-cell>
          <table:table-cell table:style-name="ce29" table:formula="of:=IFERROR(IFERROR(VLOOKUP([.A312];[items_equipment.A:items_equipment.B];2;0);VLOOKUP([.A312];[items_misc.A:items_misc.B];2;0));VLOOKUP([.A312];[items_consumable.A:items_consumable.B];2;0))" office:value-type="string" calcext:value-type="string" office:string-value="Rogue knife">
            <text:p>Rogue knife</text:p>
          </table:table-cell>
          <table:table-cell office:value-type="string" calcext:value-type="string">
            <text:p>thief</text:p>
          </table:table-cell>
          <table:table-cell table:style-name="ce29" table:formula="of:=VLOOKUP([.C312];[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2];[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991">grit body 9</text:span></text:p>
          </table:table-cell>
          <table:table-cell table:style-name="ce29" table:formula="of:=IFERROR(IFERROR(VLOOKUP([.A313];[items_equipment.A:items_equipment.B];2;0);VLOOKUP([.A313];[items_misc.A:items_misc.B];2;0));VLOOKUP([.A313];[items_consumable.A:items_consumable.B];2;0))" office:value-type="string" calcext:value-type="string" office:string-value="Steel chestplate">
            <text:p>Steel chestplate</text:p>
          </table:table-cell>
          <table:table-cell office:value-type="string" calcext:value-type="string">
            <text:p>thief</text:p>
          </table:table-cell>
          <table:table-cell table:style-name="ce29" table:formula="of:=VLOOKUP([.C313];[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3];[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992">grit head 9</text:span></text:p>
          </table:table-cell>
          <table:table-cell table:style-name="ce29" table:formula="of:=IFERROR(IFERROR(VLOOKUP([.A314];[items_equipment.A:items_equipment.B];2;0);VLOOKUP([.A314];[items_misc.A:items_misc.B];2;0));VLOOKUP([.A314];[items_consumable.A:items_consumable.B];2;0))" office:value-type="string" calcext:value-type="string" office:string-value="Steel helmet">
            <text:p>Steel helmet</text:p>
          </table:table-cell>
          <table:table-cell office:value-type="string" calcext:value-type="string">
            <text:p>thief</text:p>
          </table:table-cell>
          <table:table-cell table:style-name="ce29" table:formula="of:=VLOOKUP([.C314];[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4];[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993">grit trinket 9</text:span></text:p>
          </table:table-cell>
          <table:table-cell table:style-name="ce29" table:formula="of:=IFERROR(IFERROR(VLOOKUP([.A315];[items_equipment.A:items_equipment.B];2;0);VLOOKUP([.A315];[items_misc.A:items_misc.B];2;0));VLOOKUP([.A315];[items_consumable.A:items_consumable.B];2;0))" office:value-type="string" calcext:value-type="string" office:string-value="Steel Buckler">
            <text:p>Steel Buckler</text:p>
          </table:table-cell>
          <table:table-cell office:value-type="string" calcext:value-type="string">
            <text:p>thief</text:p>
          </table:table-cell>
          <table:table-cell table:style-name="ce29" table:formula="of:=VLOOKUP([.C315];[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5];[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994">grit weapon 9</text:span></text:p>
          </table:table-cell>
          <table:table-cell table:style-name="ce29" table:formula="of:=IFERROR(IFERROR(VLOOKUP([.A316];[items_equipment.A:items_equipment.B];2;0);VLOOKUP([.A316];[items_misc.A:items_misc.B];2;0));VLOOKUP([.A316];[items_consumable.A:items_consumable.B];2;0))" office:value-type="string" calcext:value-type="string" office:string-value="Steel longsword">
            <text:p>Steel longsword</text:p>
          </table:table-cell>
          <table:table-cell office:value-type="string" calcext:value-type="string">
            <text:p>thief</text:p>
          </table:table-cell>
          <table:table-cell table:style-name="ce29" table:formula="of:=VLOOKUP([.C316];[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6];[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995">mind body 9</text:span></text:p>
          </table:table-cell>
          <table:table-cell table:style-name="ce29" table:formula="of:=IFERROR(IFERROR(VLOOKUP([.A317];[items_equipment.A:items_equipment.B];2;0);VLOOKUP([.A317];[items_misc.A:items_misc.B];2;0));VLOOKUP([.A317];[items_consumable.A:items_consumable.B];2;0))" office:value-type="string" calcext:value-type="string" office:string-value="Mage robe">
            <text:p>Mage robe</text:p>
          </table:table-cell>
          <table:table-cell office:value-type="string" calcext:value-type="string">
            <text:p>thief</text:p>
          </table:table-cell>
          <table:table-cell table:style-name="ce29" table:formula="of:=VLOOKUP([.C317];[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7];[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996">mind head 9</text:span></text:p>
          </table:table-cell>
          <table:table-cell table:style-name="ce29" table:formula="of:=IFERROR(IFERROR(VLOOKUP([.A318];[items_equipment.A:items_equipment.B];2;0);VLOOKUP([.A318];[items_misc.A:items_misc.B];2;0));VLOOKUP([.A318];[items_consumable.A:items_consumable.B];2;0))" office:value-type="string" calcext:value-type="string" office:string-value="Mage hat">
            <text:p>Mage hat</text:p>
          </table:table-cell>
          <table:table-cell office:value-type="string" calcext:value-type="string">
            <text:p>thief</text:p>
          </table:table-cell>
          <table:table-cell table:style-name="ce29" table:formula="of:=VLOOKUP([.C318];[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8];[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997">mind trinket 9</text:span></text:p>
          </table:table-cell>
          <table:table-cell table:style-name="ce29" table:formula="of:=IFERROR(IFERROR(VLOOKUP([.A319];[items_equipment.A:items_equipment.B];2;0);VLOOKUP([.A319];[items_misc.A:items_misc.B];2;0));VLOOKUP([.A319];[items_consumable.A:items_consumable.B];2;0))" office:value-type="string" calcext:value-type="string" office:string-value="Ink and quill">
            <text:p>Ink and quill</text:p>
          </table:table-cell>
          <table:table-cell office:value-type="string" calcext:value-type="string">
            <text:p>thief</text:p>
          </table:table-cell>
          <table:table-cell table:style-name="ce29" table:formula="of:=VLOOKUP([.C319];[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9];[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998">mind weapon 9</text:span></text:p>
          </table:table-cell>
          <table:table-cell table:style-name="ce29" table:formula="of:=IFERROR(IFERROR(VLOOKUP([.A320];[items_equipment.A:items_equipment.B];2;0);VLOOKUP([.A320];[items_misc.A:items_misc.B];2;0));VLOOKUP([.A320];[items_consumable.A:items_consumable.B];2;0))" office:value-type="string" calcext:value-type="string" office:string-value="Mage wand">
            <text:p>Mage wand</text:p>
          </table:table-cell>
          <table:table-cell office:value-type="string" calcext:value-type="string">
            <text:p>thief</text:p>
          </table:table-cell>
          <table:table-cell table:style-name="ce29" table:formula="of:=VLOOKUP([.C320];[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20];[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999">red potion</text:span></text:p>
          </table:table-cell>
          <table:table-cell table:style-name="ce29" table:formula="of:=IFERROR(IFERROR(VLOOKUP([.A321];[items_equipment.A:items_equipment.B];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29" table:formula="of:=VLOOKUP([.C321];[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21];[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00">soul body 9</text:span></text:p>
          </table:table-cell>
          <table:table-cell table:style-name="ce29" table:formula="of:=IFERROR(IFERROR(VLOOKUP([.A322];[items_equipment.A:items_equipment.B];2;0);VLOOKUP([.A322];[items_misc.A:items_misc.B];2;0));VLOOKUP([.A322];[items_consumable.A:items_consumable.B];2;0))" office:value-type="string" calcext:value-type="string" office:string-value="White cloak">
            <text:p>White cloak</text:p>
          </table:table-cell>
          <table:table-cell office:value-type="string" calcext:value-type="string">
            <text:p>thief</text:p>
          </table:table-cell>
          <table:table-cell table:style-name="ce29" table:formula="of:=VLOOKUP([.C322];[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22];[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01">soul head 9</text:span></text:p>
          </table:table-cell>
          <table:table-cell table:style-name="ce29" table:formula="of:=IFERROR(IFERROR(VLOOKUP([.A323];[items_equipment.A:items_equipment.B];2;0);VLOOKUP([.A323];[items_misc.A:items_misc.B];2;0));VLOOKUP([.A323];[items_consumable.A:items_consumable.B];2;0))" office:value-type="string" calcext:value-type="string" office:string-value="Mitre">
            <text:p>Mitre</text:p>
          </table:table-cell>
          <table:table-cell office:value-type="string" calcext:value-type="string">
            <text:p>thief</text:p>
          </table:table-cell>
          <table:table-cell table:style-name="ce29" table:formula="of:=VLOOKUP([.C323];[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23];[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02">soul trinket 9</text:span></text:p>
          </table:table-cell>
          <table:table-cell table:style-name="ce29" table:formula="of:=IFERROR(IFERROR(VLOOKUP([.A324];[items_equipment.A:items_equipment.B];2;0);VLOOKUP([.A324];[items_misc.A:items_misc.B];2;0));VLOOKUP([.A324];[items_consumable.A:items_consumable.B];2;0))" office:value-type="string" calcext:value-type="string" office:string-value="Totem of undying">
            <text:p>Totem of undying</text:p>
          </table:table-cell>
          <table:table-cell office:value-type="string" calcext:value-type="string">
            <text:p>thief</text:p>
          </table:table-cell>
          <table:table-cell table:style-name="ce29" table:formula="of:=VLOOKUP([.C324];[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24];[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03">soul weapon 9</text:span></text:p>
          </table:table-cell>
          <table:table-cell table:style-name="ce29" table:formula="of:=IFERROR(IFERROR(VLOOKUP([.A325];[items_equipment.A:items_equipment.B];2;0);VLOOKUP([.A325];[items_misc.A:items_misc.B];2;0));VLOOKUP([.A325];[items_consumable.A:items_consumable.B];2;0))" office:value-type="string" calcext:value-type="string" office:string-value="White scepter">
            <text:p>White scepter</text:p>
          </table:table-cell>
          <table:table-cell office:value-type="string" calcext:value-type="string">
            <text:p>thief</text:p>
          </table:table-cell>
          <table:table-cell table:style-name="ce29" table:formula="of:=VLOOKUP([.C325];[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25];[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04">blue potion</text:span></text:p>
          </table:table-cell>
          <table:table-cell table:style-name="ce29" table:formula="of:=IFERROR(IFERROR(VLOOKUP([.A326];[items_equipment.A:items_equipment.B];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29"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26];[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005">flow body 9</text:span></text:p>
          </table:table-cell>
          <table:table-cell table:style-name="ce29" table:formula="of:=IFERROR(IFERROR(VLOOKUP([.A327];[items_equipment.A:items_equipment.B];2;0);VLOOKUP([.A327];[items_misc.A:items_misc.B];2;0));VLOOKUP([.A327];[items_consumable.A:items_consumable.B];2;0))" office:value-type="string" calcext:value-type="string" office:string-value="Rogue uniform">
            <text:p>Rogue uniform</text:p>
          </table:table-cell>
          <table:table-cell office:value-type="string" calcext:value-type="string">
            <text:p>skeleton_1</text:p>
          </table:table-cell>
          <table:table-cell table:style-name="ce29"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27];[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006">flow head 9</text:span></text:p>
          </table:table-cell>
          <table:table-cell table:style-name="ce29" table:formula="of:=IFERROR(IFERROR(VLOOKUP([.A328];[items_equipment.A:items_equipment.B];2;0);VLOOKUP([.A328];[items_misc.A:items_misc.B];2;0));VLOOKUP([.A328];[items_consumable.A:items_consumable.B];2;0))" office:value-type="string" calcext:value-type="string" office:string-value="Rogue hood">
            <text:p>Rogue hood</text:p>
          </table:table-cell>
          <table:table-cell office:value-type="string" calcext:value-type="string">
            <text:p>skeleton_1</text:p>
          </table:table-cell>
          <table:table-cell table:style-name="ce29"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28];[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007">flow trinket 9</text:span></text:p>
          </table:table-cell>
          <table:table-cell table:style-name="ce29" table:formula="of:=IFERROR(IFERROR(VLOOKUP([.A329];[items_equipment.A:items_equipment.B];2;0);VLOOKUP([.A329];[items_misc.A:items_misc.B];2;0));VLOOKUP([.A329];[items_consumable.A:items_consumable.B];2;0))" office:value-type="string" calcext:value-type="string" office:string-value="Bag of marbles">
            <text:p>Bag of marbles</text:p>
          </table:table-cell>
          <table:table-cell office:value-type="string" calcext:value-type="string">
            <text:p>skeleton_1</text:p>
          </table:table-cell>
          <table:table-cell table:style-name="ce29"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29];[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008">flow weapon 9</text:span></text:p>
          </table:table-cell>
          <table:table-cell table:style-name="ce29" table:formula="of:=IFERROR(IFERROR(VLOOKUP([.A330];[items_equipment.A:items_equipment.B];2;0);VLOOKUP([.A330];[items_misc.A:items_misc.B];2;0));VLOOKUP([.A330];[items_consumable.A:items_consumable.B];2;0))" office:value-type="string" calcext:value-type="string" office:string-value="Rogue knife">
            <text:p>Rogue knife</text:p>
          </table:table-cell>
          <table:table-cell office:value-type="string" calcext:value-type="string">
            <text:p>skeleton_1</text:p>
          </table:table-cell>
          <table:table-cell table:style-name="ce29"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0];[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009">grit body 9</text:span></text:p>
          </table:table-cell>
          <table:table-cell table:style-name="ce29" table:formula="of:=IFERROR(IFERROR(VLOOKUP([.A331];[items_equipment.A:items_equipment.B];2;0);VLOOKUP([.A331];[items_misc.A:items_misc.B];2;0));VLOOKUP([.A331];[items_consumable.A:items_consumable.B];2;0))" office:value-type="string" calcext:value-type="string" office:string-value="Steel chestplate">
            <text:p>Steel chestplate</text:p>
          </table:table-cell>
          <table:table-cell office:value-type="string" calcext:value-type="string">
            <text:p>skeleton_1</text:p>
          </table:table-cell>
          <table:table-cell table:style-name="ce29"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1];[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010">grit head 9</text:span></text:p>
          </table:table-cell>
          <table:table-cell table:style-name="ce29" table:formula="of:=IFERROR(IFERROR(VLOOKUP([.A332];[items_equipment.A:items_equipment.B];2;0);VLOOKUP([.A332];[items_misc.A:items_misc.B];2;0));VLOOKUP([.A332];[items_consumable.A:items_consumable.B];2;0))" office:value-type="string" calcext:value-type="string" office:string-value="Steel helmet">
            <text:p>Steel helmet</text:p>
          </table:table-cell>
          <table:table-cell office:value-type="string" calcext:value-type="string">
            <text:p>skeleton_1</text:p>
          </table:table-cell>
          <table:table-cell table:style-name="ce29"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2];[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011">grit trinket 9</text:span></text:p>
          </table:table-cell>
          <table:table-cell table:style-name="ce29" table:formula="of:=IFERROR(IFERROR(VLOOKUP([.A333];[items_equipment.A:items_equipment.B];2;0);VLOOKUP([.A333];[items_misc.A:items_misc.B];2;0));VLOOKUP([.A333];[items_consumable.A:items_consumable.B];2;0))" office:value-type="string" calcext:value-type="string" office:string-value="Steel Buckler">
            <text:p>Steel Buckler</text:p>
          </table:table-cell>
          <table:table-cell office:value-type="string" calcext:value-type="string">
            <text:p>skeleton_1</text:p>
          </table:table-cell>
          <table:table-cell table:style-name="ce29"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3];[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012">grit weapon 9</text:span></text:p>
          </table:table-cell>
          <table:table-cell table:style-name="ce29" table:formula="of:=IFERROR(IFERROR(VLOOKUP([.A334];[items_equipment.A:items_equipment.B];2;0);VLOOKUP([.A334];[items_misc.A:items_misc.B];2;0));VLOOKUP([.A334];[items_consumable.A:items_consumable.B];2;0))" office:value-type="string" calcext:value-type="string" office:string-value="Steel longsword">
            <text:p>Steel longsword</text:p>
          </table:table-cell>
          <table:table-cell office:value-type="string" calcext:value-type="string">
            <text:p>skeleton_1</text:p>
          </table:table-cell>
          <table:table-cell table:style-name="ce29"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4];[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013">mind body 9</text:span></text:p>
          </table:table-cell>
          <table:table-cell table:style-name="ce29" table:formula="of:=IFERROR(IFERROR(VLOOKUP([.A335];[items_equipment.A:items_equipment.B];2;0);VLOOKUP([.A335];[items_misc.A:items_misc.B];2;0));VLOOKUP([.A335];[items_consumable.A:items_consumable.B];2;0))" office:value-type="string" calcext:value-type="string" office:string-value="Mage robe">
            <text:p>Mage robe</text:p>
          </table:table-cell>
          <table:table-cell office:value-type="string" calcext:value-type="string">
            <text:p>skeleton_1</text:p>
          </table:table-cell>
          <table:table-cell table:style-name="ce29"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5];[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014">mind head 9</text:span></text:p>
          </table:table-cell>
          <table:table-cell table:style-name="ce29" table:formula="of:=IFERROR(IFERROR(VLOOKUP([.A336];[items_equipment.A:items_equipment.B];2;0);VLOOKUP([.A336];[items_misc.A:items_misc.B];2;0));VLOOKUP([.A336];[items_consumable.A:items_consumable.B];2;0))" office:value-type="string" calcext:value-type="string" office:string-value="Mage hat">
            <text:p>Mage hat</text:p>
          </table:table-cell>
          <table:table-cell office:value-type="string" calcext:value-type="string">
            <text:p>skeleton_1</text:p>
          </table:table-cell>
          <table:table-cell table:style-name="ce29"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6];[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015">mind trinket 9</text:span></text:p>
          </table:table-cell>
          <table:table-cell table:style-name="ce29" table:formula="of:=IFERROR(IFERROR(VLOOKUP([.A337];[items_equipment.A:items_equipment.B];2;0);VLOOKUP([.A337];[items_misc.A:items_misc.B];2;0));VLOOKUP([.A337];[items_consumable.A:items_consumable.B];2;0))" office:value-type="string" calcext:value-type="string" office:string-value="Ink and quill">
            <text:p>Ink and quill</text:p>
          </table:table-cell>
          <table:table-cell office:value-type="string" calcext:value-type="string">
            <text:p>skeleton_1</text:p>
          </table:table-cell>
          <table:table-cell table:style-name="ce29"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7];[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016">mind weapon 9</text:span></text:p>
          </table:table-cell>
          <table:table-cell table:style-name="ce29" table:formula="of:=IFERROR(IFERROR(VLOOKUP([.A338];[items_equipment.A:items_equipment.B];2;0);VLOOKUP([.A338];[items_misc.A:items_misc.B];2;0));VLOOKUP([.A338];[items_consumable.A:items_consumable.B];2;0))" office:value-type="string" calcext:value-type="string" office:string-value="Mage wand">
            <text:p>Mage wand</text:p>
          </table:table-cell>
          <table:table-cell office:value-type="string" calcext:value-type="string">
            <text:p>skeleton_1</text:p>
          </table:table-cell>
          <table:table-cell table:style-name="ce29"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8];[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017">red potion</text:span></text:p>
          </table:table-cell>
          <table:table-cell table:style-name="ce29" table:formula="of:=IFERROR(IFERROR(VLOOKUP([.A339];[items_equipment.A:items_equipment.B];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29"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9];[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018">soul body 9</text:span></text:p>
          </table:table-cell>
          <table:table-cell table:style-name="ce29" table:formula="of:=IFERROR(IFERROR(VLOOKUP([.A340];[items_equipment.A:items_equipment.B];2;0);VLOOKUP([.A340];[items_misc.A:items_misc.B];2;0));VLOOKUP([.A340];[items_consumable.A:items_consumable.B];2;0))" office:value-type="string" calcext:value-type="string" office:string-value="White cloak">
            <text:p>White cloak</text:p>
          </table:table-cell>
          <table:table-cell office:value-type="string" calcext:value-type="string">
            <text:p>skeleton_1</text:p>
          </table:table-cell>
          <table:table-cell table:style-name="ce29"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0];[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019">soul head 9</text:span></text:p>
          </table:table-cell>
          <table:table-cell table:style-name="ce29" table:formula="of:=IFERROR(IFERROR(VLOOKUP([.A341];[items_equipment.A:items_equipment.B];2;0);VLOOKUP([.A341];[items_misc.A:items_misc.B];2;0));VLOOKUP([.A341];[items_consumable.A:items_consumable.B];2;0))" office:value-type="string" calcext:value-type="string" office:string-value="Mitre">
            <text:p>Mitre</text:p>
          </table:table-cell>
          <table:table-cell office:value-type="string" calcext:value-type="string">
            <text:p>skeleton_1</text:p>
          </table:table-cell>
          <table:table-cell table:style-name="ce29"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1];[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020">soul trinket 9</text:span></text:p>
          </table:table-cell>
          <table:table-cell table:style-name="ce29" table:formula="of:=IFERROR(IFERROR(VLOOKUP([.A342];[items_equipment.A:items_equipment.B];2;0);VLOOKUP([.A342];[items_misc.A:items_misc.B];2;0));VLOOKUP([.A342];[items_consumable.A:items_consumable.B];2;0))" office:value-type="string" calcext:value-type="string" office:string-value="Totem of undying">
            <text:p>Totem of undying</text:p>
          </table:table-cell>
          <table:table-cell office:value-type="string" calcext:value-type="string">
            <text:p>skeleton_1</text:p>
          </table:table-cell>
          <table:table-cell table:style-name="ce29"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2];[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021">soul weapon 9</text:span></text:p>
          </table:table-cell>
          <table:table-cell table:style-name="ce29" table:formula="of:=IFERROR(IFERROR(VLOOKUP([.A343];[items_equipment.A:items_equipment.B];2;0);VLOOKUP([.A343];[items_misc.A:items_misc.B];2;0));VLOOKUP([.A343];[items_consumable.A:items_consumable.B];2;0))" office:value-type="string" calcext:value-type="string" office:string-value="White scepter">
            <text:p>White scepter</text:p>
          </table:table-cell>
          <table:table-cell office:value-type="string" calcext:value-type="string">
            <text:p>skeleton_1</text:p>
          </table:table-cell>
          <table:table-cell table:style-name="ce29"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3];[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022">grit head 9 bone</text:span></text:p>
          </table:table-cell>
          <table:table-cell table:style-name="ce29" table:formula="of:=IFERROR(IFERROR(VLOOKUP([.A344];[items_equipment.A:items_equipment.B];2;0);VLOOKUP([.A344];[items_misc.A:items_misc.B];2;0));VLOOKUP([.A344];[items_consumable.A:items_consumable.B];2;0))" office:value-type="string" calcext:value-type="string" office:string-value="Skullcap">
            <text:p>Skullcap</text:p>
          </table:table-cell>
          <table:table-cell office:value-type="string" calcext:value-type="string">
            <text:p>skeleton_1</text:p>
          </table:table-cell>
          <table:table-cell table:style-name="ce29"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4];[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023">grit body 9 bone</text:span></text:p>
          </table:table-cell>
          <table:table-cell table:style-name="ce29" table:formula="of:=IFERROR(IFERROR(VLOOKUP([.A345];[items_equipment.A:items_equipment.B];2;0);VLOOKUP([.A345];[items_misc.A:items_misc.B];2;0));VLOOKUP([.A345];[items_consumable.A:items_consumable.B];2;0))" office:value-type="string" calcext:value-type="string" office:string-value="Bonemail">
            <text:p>Bonemail</text:p>
          </table:table-cell>
          <table:table-cell office:value-type="string" calcext:value-type="string">
            <text:p>skeleton_1</text:p>
          </table:table-cell>
          <table:table-cell table:style-name="ce29"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5];[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024">grit weapon 9 bone</text:span></text:p>
          </table:table-cell>
          <table:table-cell table:style-name="ce29" table:formula="of:=IFERROR(IFERROR(VLOOKUP([.A346];[items_equipment.A:items_equipment.B];2;0);VLOOKUP([.A346];[items_misc.A:items_misc.B];2;0));VLOOKUP([.A346];[items_consumable.A:items_consumable.B];2;0))" office:value-type="string" calcext:value-type="string" office:string-value="Skull flail">
            <text:p>Skull flail</text:p>
          </table:table-cell>
          <table:table-cell office:value-type="string" calcext:value-type="string">
            <text:p>skeleton_1</text:p>
          </table:table-cell>
          <table:table-cell table:style-name="ce29"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6];[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025">flow weapon 9 bone</text:span></text:p>
          </table:table-cell>
          <table:table-cell table:style-name="ce29" table:formula="of:=IFERROR(IFERROR(VLOOKUP([.A347];[items_equipment.A:items_equipment.B];2;0);VLOOKUP([.A347];[items_misc.A:items_misc.B];2;0));VLOOKUP([.A347];[items_consumable.A:items_consumable.B];2;0))" office:value-type="string" calcext:value-type="string" office:string-value="Bone dirk">
            <text:p>Bone dirk</text:p>
          </table:table-cell>
          <table:table-cell office:value-type="string" calcext:value-type="string">
            <text:p>skeleton_1</text:p>
          </table:table-cell>
          <table:table-cell table:style-name="ce29"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7];[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026">mind head 9 bone</text:span></text:p>
          </table:table-cell>
          <table:table-cell table:style-name="ce29" table:formula="of:=IFERROR(IFERROR(VLOOKUP([.A348];[items_equipment.A:items_equipment.B];2;0);VLOOKUP([.A348];[items_misc.A:items_misc.B];2;0));VLOOKUP([.A348];[items_consumable.A:items_consumable.B];2;0))" office:value-type="string" calcext:value-type="string" office:string-value="Bone headdress">
            <text:p>Bone headdress</text:p>
          </table:table-cell>
          <table:table-cell office:value-type="string" calcext:value-type="string">
            <text:p>skeleton_1</text:p>
          </table:table-cell>
          <table:table-cell table:style-name="ce29"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8];[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027">soul wepaon 9 bone</text:span></text:p>
          </table:table-cell>
          <table:table-cell table:style-name="ce29" table:formula="of:=IFERROR(IFERROR(VLOOKUP([.A349];[items_equipment.A:items_equipment.B];2;0);VLOOKUP([.A349];[items_misc.A:items_misc.B];2;0));VLOOKUP([.A349];[items_consumable.A:items_consumable.B];2;0))" office:value-type="string" calcext:value-type="string" office:string-value="Femur mace">
            <text:p>Femur mace</text:p>
          </table:table-cell>
          <table:table-cell office:value-type="string" calcext:value-type="string">
            <text:p>skeleton_1</text:p>
          </table:table-cell>
          <table:table-cell table:style-name="ce29"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9];[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028">blue potion</text:span></text:p>
          </table:table-cell>
          <table:table-cell table:style-name="ce29" table:formula="of:=IFERROR(IFERROR(VLOOKUP([.A350];[items_equipment.A:items_equipment.B];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29"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0];[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029">red potion</text:span></text:p>
          </table:table-cell>
          <table:table-cell table:style-name="ce29" table:formula="of:=IFERROR(IFERROR(VLOOKUP([.A351];[items_equipment.A:items_equipment.B];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29"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1];[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030">soul body 9</text:span></text:p>
          </table:table-cell>
          <table:table-cell table:style-name="ce29" table:formula="of:=IFERROR(IFERROR(VLOOKUP([.A352];[items_equipment.A:items_equipment.B];2;0);VLOOKUP([.A352];[items_misc.A:items_misc.B];2;0));VLOOKUP([.A352];[items_consumable.A:items_consumable.B];2;0))" office:value-type="string" calcext:value-type="string" office:string-value="White cloak">
            <text:p>White cloak</text:p>
          </table:table-cell>
          <table:table-cell office:value-type="string" calcext:value-type="string">
            <text:p>skeleton_mage</text:p>
          </table:table-cell>
          <table:table-cell table:style-name="ce29"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2];[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031">soul head 9</text:span></text:p>
          </table:table-cell>
          <table:table-cell table:style-name="ce29" table:formula="of:=IFERROR(IFERROR(VLOOKUP([.A353];[items_equipment.A:items_equipment.B];2;0);VLOOKUP([.A353];[items_misc.A:items_misc.B];2;0));VLOOKUP([.A353];[items_consumable.A:items_consumable.B];2;0))" office:value-type="string" calcext:value-type="string" office:string-value="Mitre">
            <text:p>Mitre</text:p>
          </table:table-cell>
          <table:table-cell office:value-type="string" calcext:value-type="string">
            <text:p>skeleton_mage</text:p>
          </table:table-cell>
          <table:table-cell table:style-name="ce29"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3];[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032">soul trinket 9</text:span></text:p>
          </table:table-cell>
          <table:table-cell table:style-name="ce29" table:formula="of:=IFERROR(IFERROR(VLOOKUP([.A354];[items_equipment.A:items_equipment.B];2;0);VLOOKUP([.A354];[items_misc.A:items_misc.B];2;0));VLOOKUP([.A354];[items_consumable.A:items_consumable.B];2;0))" office:value-type="string" calcext:value-type="string" office:string-value="Totem of undying">
            <text:p>Totem of undying</text:p>
          </table:table-cell>
          <table:table-cell office:value-type="string" calcext:value-type="string">
            <text:p>skeleton_mage</text:p>
          </table:table-cell>
          <table:table-cell table:style-name="ce29"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4];[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033">soul weapon 9</text:span></text:p>
          </table:table-cell>
          <table:table-cell table:style-name="ce29" table:formula="of:=IFERROR(IFERROR(VLOOKUP([.A355];[items_equipment.A:items_equipment.B];2;0);VLOOKUP([.A355];[items_misc.A:items_misc.B];2;0));VLOOKUP([.A355];[items_consumable.A:items_consumable.B];2;0))" office:value-type="string" calcext:value-type="string" office:string-value="White scepter">
            <text:p>White scepter</text:p>
          </table:table-cell>
          <table:table-cell office:value-type="string" calcext:value-type="string">
            <text:p>skeleton_mage</text:p>
          </table:table-cell>
          <table:table-cell table:style-name="ce29"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5];[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034">grit head 9 bone</text:span></text:p>
          </table:table-cell>
          <table:table-cell table:style-name="ce29" table:formula="of:=IFERROR(IFERROR(VLOOKUP([.A356];[items_equipment.A:items_equipment.B];2;0);VLOOKUP([.A356];[items_misc.A:items_misc.B];2;0));VLOOKUP([.A356];[items_consumable.A:items_consumable.B];2;0))" office:value-type="string" calcext:value-type="string" office:string-value="Skullcap">
            <text:p>Skullcap</text:p>
          </table:table-cell>
          <table:table-cell office:value-type="string" calcext:value-type="string">
            <text:p>skeleton_mage</text:p>
          </table:table-cell>
          <table:table-cell table:style-name="ce29"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6];[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035">grit body 9 bone</text:span></text:p>
          </table:table-cell>
          <table:table-cell table:style-name="ce29" table:formula="of:=IFERROR(IFERROR(VLOOKUP([.A357];[items_equipment.A:items_equipment.B];2;0);VLOOKUP([.A357];[items_misc.A:items_misc.B];2;0));VLOOKUP([.A357];[items_consumable.A:items_consumable.B];2;0))" office:value-type="string" calcext:value-type="string" office:string-value="Bonemail">
            <text:p>Bonemail</text:p>
          </table:table-cell>
          <table:table-cell office:value-type="string" calcext:value-type="string">
            <text:p>skeleton_mage</text:p>
          </table:table-cell>
          <table:table-cell table:style-name="ce29"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7];[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036">grit weapon 9 bone</text:span></text:p>
          </table:table-cell>
          <table:table-cell table:style-name="ce29" table:formula="of:=IFERROR(IFERROR(VLOOKUP([.A358];[items_equipment.A:items_equipment.B];2;0);VLOOKUP([.A358];[items_misc.A:items_misc.B];2;0));VLOOKUP([.A358];[items_consumable.A:items_consumable.B];2;0))" office:value-type="string" calcext:value-type="string" office:string-value="Skull flail">
            <text:p>Skull flail</text:p>
          </table:table-cell>
          <table:table-cell office:value-type="string" calcext:value-type="string">
            <text:p>skeleton_mage</text:p>
          </table:table-cell>
          <table:table-cell table:style-name="ce29"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8];[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037">flow weapon 9 bone</text:span></text:p>
          </table:table-cell>
          <table:table-cell table:style-name="ce29" table:formula="of:=IFERROR(IFERROR(VLOOKUP([.A359];[items_equipment.A:items_equipment.B];2;0);VLOOKUP([.A359];[items_misc.A:items_misc.B];2;0));VLOOKUP([.A359];[items_consumable.A:items_consumable.B];2;0))" office:value-type="string" calcext:value-type="string" office:string-value="Bone dirk">
            <text:p>Bone dirk</text:p>
          </table:table-cell>
          <table:table-cell office:value-type="string" calcext:value-type="string">
            <text:p>skeleton_mage</text:p>
          </table:table-cell>
          <table:table-cell table:style-name="ce29"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9];[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038">mind head 9 bone</text:span></text:p>
          </table:table-cell>
          <table:table-cell table:style-name="ce29" table:formula="of:=IFERROR(IFERROR(VLOOKUP([.A360];[items_equipment.A:items_equipment.B];2;0);VLOOKUP([.A360];[items_misc.A:items_misc.B];2;0));VLOOKUP([.A360];[items_consumable.A:items_consumable.B];2;0))" office:value-type="string" calcext:value-type="string" office:string-value="Bone headdress">
            <text:p>Bone headdress</text:p>
          </table:table-cell>
          <table:table-cell office:value-type="string" calcext:value-type="string">
            <text:p>skeleton_mage</text:p>
          </table:table-cell>
          <table:table-cell table:style-name="ce29"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60];[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039">soul wepaon 9 bone</text:span></text:p>
          </table:table-cell>
          <table:table-cell table:style-name="ce29" table:formula="of:=IFERROR(IFERROR(VLOOKUP([.A361];[items_equipment.A:items_equipment.B];2;0);VLOOKUP([.A361];[items_misc.A:items_misc.B];2;0));VLOOKUP([.A361];[items_consumable.A:items_consumable.B];2;0))" office:value-type="string" calcext:value-type="string" office:string-value="Femur mace">
            <text:p>Femur mace</text:p>
          </table:table-cell>
          <table:table-cell office:value-type="string" calcext:value-type="string">
            <text:p>skeleton_mage</text:p>
          </table:table-cell>
          <table:table-cell table:style-name="ce29"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61];[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040">tutorial_quest_item_1</text:span></text:p>
          </table:table-cell>
          <table:table-cell table:style-name="ce29" table:formula="of:=IFERROR(IFERROR(VLOOKUP([.A362];[items_equipment.A:items_equipment.B];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29"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1" table:formula="of:=IFERROR(VLOOKUP([.C362];[enemies.A:enemies.L];12;0);&quot;&quot;)" office:value-type="float" calcext:value-type="float" office:value="0">
            <text:p>0</text:p>
          </table:table-cell>
          <table:table-cell table:number-columns-repeated="1024"/>
        </table:table-row>
        <table:table-row table:style-name="ro601">
          <table:table-cell office:value-type="string" calcext:value-type="string">
            <text:p><text:span text:style-name="T1041">grit weapon 9 bone</text:span></text:p>
          </table:table-cell>
          <table:table-cell table:style-name="ce29" table:formula="of:=IFERROR(IFERROR(VLOOKUP([.A363];[items_equipment.A:items_equipment.B];2;0);VLOOKUP([.A363];[items_misc.A:items_misc.B];2;0));VLOOKUP([.A363];[items_consumable.A:items_consumable.B];2;0))" office:value-type="string" calcext:value-type="string" office:string-value="Skull flail">
            <text:p>Skull flail</text:p>
          </table:table-cell>
          <table:table-cell office:value-type="string" calcext:value-type="string">
            <text:p>skeleton_mage</text:p>
          </table:table-cell>
          <table:table-cell table:style-name="ce29"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63];[enemies.A:enemies.L];12;0);&quot;&quot;)" office:value-type="float" calcext:value-type="float" office:value="9">
            <text:p>9</text:p>
          </table:table-cell>
          <table:table-cell table:number-columns-repeated="1024"/>
        </table:table-row>
        <table:table-row table:style-name="ro602">
          <table:table-cell office:value-type="string" calcext:value-type="string">
            <text:p><text:span text:style-name="T1042">grit weapon 12</text:span></text:p>
          </table:table-cell>
          <table:table-cell table:style-name="ce29" table:formula="of:=IFERROR(IFERROR(VLOOKUP([.A364];[items_equipment.A:items_equipment.B];2;0);VLOOKUP([.A364];[items_misc.A:items_misc.B];2;0));VLOOKUP([.A364];[items_consumable.A:items_consumable.B];2;0))" office:value-type="string" calcext:value-type="string" office:string-value="Halberd">
            <text:p>Halberd</text:p>
          </table:table-cell>
          <table:table-cell office:value-type="string" calcext:value-type="string">
            <text:p>mushroom_soldier</text:p>
          </table:table-cell>
          <table:table-cell table:style-name="ce29"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1" table:formula="of:=IFERROR(VLOOKUP([.C364];[enemies.A:enemies.L];12;0);&quot;&quot;)" office:value-type="float" calcext:value-type="float" office:value="12">
            <text:p>12</text:p>
          </table:table-cell>
          <table:table-cell table:number-columns-repeated="1024"/>
        </table:table-row>
        <table:table-row table:style-name="ro603">
          <table:table-cell office:value-type="string" calcext:value-type="string">
            <text:p><text:span text:style-name="T1043">grit head 12</text:span></text:p>
          </table:table-cell>
          <table:table-cell table:style-name="ce29" table:formula="of:=IFERROR(IFERROR(VLOOKUP([.A365];[items_equipment.A:items_equipment.B];2;0);VLOOKUP([.A365];[items_misc.A:items_misc.B];2;0));VLOOKUP([.A365];[items_consumable.A:items_consumable.B];2;0))" office:value-type="string" calcext:value-type="string" office:string-value="Bucket helmet">
            <text:p>Bucket helmet</text:p>
          </table:table-cell>
          <table:table-cell office:value-type="string" calcext:value-type="string">
            <text:p>mushroom_soldier</text:p>
          </table:table-cell>
          <table:table-cell table:style-name="ce29"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1" table:formula="of:=IFERROR(VLOOKUP([.C365];[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044">grit body 12</text:span></text:p>
          </table:table-cell>
          <table:table-cell table:style-name="ce29" table:formula="of:=IFERROR(IFERROR(VLOOKUP([.A366];[items_equipment.A:items_equipment.B];2;0);VLOOKUP([.A366];[items_misc.A:items_misc.B];2;0));VLOOKUP([.A366];[items_consumable.A:items_consumable.B];2;0))" office:value-type="string" calcext:value-type="string" office:string-value="Plate armour">
            <text:p>Plate armour</text:p>
          </table:table-cell>
          <table:table-cell office:value-type="string" calcext:value-type="string">
            <text:p>mushroom_soldier</text:p>
          </table:table-cell>
          <table:table-cell table:style-name="ce29"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1" table:formula="of:=IFERROR(VLOOKUP([.C366];[enemies.A:enemies.L];12;0);&quot;&quot;)" office:value-type="float" calcext:value-type="float" office:value="12">
            <text:p>12</text:p>
          </table:table-cell>
          <table:table-cell table:number-columns-repeated="1024"/>
        </table:table-row>
        <table:table-row table:style-name="ro605">
          <table:table-cell table:style-name="ce17" office:value-type="string" calcext:value-type="string">
            <text:p>grit trinket 12 sword</text:p>
          </table:table-cell>
          <table:table-cell table:style-name="ce29" table:formula="of:=IFERROR(IFERROR(VLOOKUP([.A367];[items_equipment.A:items_equipment.B];2;0);VLOOKUP([.A367];[items_misc.A:items_misc.B];2;0));VLOOKUP([.A367];[items_consumable.A:items_consumable.B];2;0))" office:value-type="string" calcext:value-type="string" office:string-value="Sword necklace">
            <text:p>Sword necklace</text:p>
          </table:table-cell>
          <table:table-cell office:value-type="string" calcext:value-type="string">
            <text:p>mushroom_soldier</text:p>
          </table:table-cell>
          <table:table-cell table:style-name="ce29"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1" table:formula="of:=IFERROR(VLOOKUP([.C367];[enemies.A:enemies.L];12;0);&quot;&quot;)" office:value-type="float" calcext:value-type="float" office:value="12">
            <text:p>12</text:p>
          </table:table-cell>
          <table:table-cell table:number-columns-repeated="1024"/>
        </table:table-row>
        <table:table-row table:style-name="ro606">
          <table:table-cell table:style-name="ce17" office:value-type="string" calcext:value-type="string">
            <text:p>grit trinket 12 shield </text:p>
          </table:table-cell>
          <table:table-cell table:style-name="ce29" table:formula="of:=IFERROR(IFERROR(VLOOKUP([.A368];[items_equipment.A:items_equipment.B];2;0);VLOOKUP([.A368];[items_misc.A:items_misc.B];2;0));VLOOKUP([.A368];[items_consumable.A:items_consumable.B];2;0))" office:value-type="string" calcext:value-type="string" office:string-value="Shield necklace">
            <text:p>Shield necklace</text:p>
          </table:table-cell>
          <table:table-cell office:value-type="string" calcext:value-type="string">
            <text:p>mushroom_soldier</text:p>
          </table:table-cell>
          <table:table-cell table:style-name="ce29"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1" table:formula="of:=IFERROR(VLOOKUP([.C368];[enemies.A:enemies.L];12;0);&quot;&quot;)" office:value-type="float" calcext:value-type="float" office:value="12">
            <text:p>12</text:p>
          </table:table-cell>
          <table:table-cell table:number-columns-repeated="1024"/>
        </table:table-row>
        <table:table-row table:style-name="ro607">
          <table:table-cell office:value-type="string" calcext:value-type="string">
            <text:p><text:span text:style-name="T1045">flow weapon 12</text:span></text:p>
          </table:table-cell>
          <table:table-cell table:style-name="ce29" table:formula="of:=IFERROR(IFERROR(VLOOKUP([.A369];[items_equipment.A:items_equipment.B];2;0);VLOOKUP([.A369];[items_misc.A:items_misc.B];2;0));VLOOKUP([.A369];[items_consumable.A:items_consumable.B];2;0))" office:value-type="string" calcext:value-type="string" office:string-value="Scimitar">
            <text:p>Scimitar</text:p>
          </table:table-cell>
          <table:table-cell office:value-type="string" calcext:value-type="string">
            <text:p>mushroom_thief</text:p>
          </table:table-cell>
          <table:table-cell table:style-name="ce29"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1" table:formula="of:=IFERROR(VLOOKUP([.C369];[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046">flow head 12</text:span></text:p>
          </table:table-cell>
          <table:table-cell table:style-name="ce29" table:formula="of:=IFERROR(IFERROR(VLOOKUP([.A370];[items_equipment.A:items_equipment.B];2;0);VLOOKUP([.A370];[items_misc.A:items_misc.B];2;0));VLOOKUP([.A370];[items_consumable.A:items_consumable.B];2;0))" office:value-type="string" calcext:value-type="string" office:string-value="Night cloth hood">
            <text:p>Night cloth hood</text:p>
          </table:table-cell>
          <table:table-cell office:value-type="string" calcext:value-type="string">
            <text:p>mushroom_thief</text:p>
          </table:table-cell>
          <table:table-cell table:style-name="ce29"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1" table:formula="of:=IFERROR(VLOOKUP([.C370];[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047">flow body 12</text:span></text:p>
          </table:table-cell>
          <table:table-cell table:style-name="ce29" table:formula="of:=IFERROR(IFERROR(VLOOKUP([.A371];[items_equipment.A:items_equipment.B];2;0);VLOOKUP([.A371];[items_misc.A:items_misc.B];2;0));VLOOKUP([.A371];[items_consumable.A:items_consumable.B];2;0))" office:value-type="string" calcext:value-type="string" office:string-value="Night cloth uniform">
            <text:p>Night cloth uniform</text:p>
          </table:table-cell>
          <table:table-cell office:value-type="string" calcext:value-type="string">
            <text:p>mushroom_thief</text:p>
          </table:table-cell>
          <table:table-cell table:style-name="ce29"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1" table:formula="of:=IFERROR(VLOOKUP([.C371];[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048">flow trinket 12</text:span></text:p>
          </table:table-cell>
          <table:table-cell table:style-name="ce29" table:formula="of:=IFERROR(IFERROR(VLOOKUP([.A372];[items_equipment.A:items_equipment.B];2;0);VLOOKUP([.A372];[items_misc.A:items_misc.B];2;0));VLOOKUP([.A372];[items_consumable.A:items_consumable.B];2;0))" office:value-type="string" calcext:value-type="string" office:string-value="Dagger necklace">
            <text:p>Dagger necklace</text:p>
          </table:table-cell>
          <table:table-cell office:value-type="string" calcext:value-type="string">
            <text:p>mushroom_thief</text:p>
          </table:table-cell>
          <table:table-cell table:style-name="ce29"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1" table:formula="of:=IFERROR(VLOOKUP([.C372];[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049">mind weapon 12</text:span></text:p>
          </table:table-cell>
          <table:table-cell table:style-name="ce29" table:formula="of:=IFERROR(IFERROR(VLOOKUP([.A373];[items_equipment.A:items_equipment.B];2;0);VLOOKUP([.A373];[items_misc.A:items_misc.B];2;0));VLOOKUP([.A373];[items_consumable.A:items_consumable.B];2;0))" office:value-type="string" calcext:value-type="string" office:string-value="Staff">
            <text:p>Staff</text:p>
          </table:table-cell>
          <table:table-cell office:value-type="string" calcext:value-type="string">
            <text:p>mushroom_mage</text:p>
          </table:table-cell>
          <table:table-cell table:style-name="ce29"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1" table:formula="of:=IFERROR(VLOOKUP([.C373];[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050">mind head 12</text:span></text:p>
          </table:table-cell>
          <table:table-cell table:style-name="ce29" table:formula="of:=IFERROR(IFERROR(VLOOKUP([.A374];[items_equipment.A:items_equipment.B];2;0);VLOOKUP([.A374];[items_misc.A:items_misc.B];2;0));VLOOKUP([.A374];[items_consumable.A:items_consumable.B];2;0))" office:value-type="string" calcext:value-type="string" office:string-value="Enchanted mage hat">
            <text:p>Enchanted mage hat</text:p>
          </table:table-cell>
          <table:table-cell office:value-type="string" calcext:value-type="string">
            <text:p>mushroom_mage</text:p>
          </table:table-cell>
          <table:table-cell table:style-name="ce29"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1" table:formula="of:=IFERROR(VLOOKUP([.C374];[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051">mind body 12</text:span></text:p>
          </table:table-cell>
          <table:table-cell table:style-name="ce29" table:formula="of:=IFERROR(IFERROR(VLOOKUP([.A375];[items_equipment.A:items_equipment.B];2;0);VLOOKUP([.A375];[items_misc.A:items_misc.B];2;0));VLOOKUP([.A375];[items_consumable.A:items_consumable.B];2;0))" office:value-type="string" calcext:value-type="string" office:string-value="Enchanted mage suit">
            <text:p>Enchanted mage suit</text:p>
          </table:table-cell>
          <table:table-cell office:value-type="string" calcext:value-type="string">
            <text:p>mushroom_mage</text:p>
          </table:table-cell>
          <table:table-cell table:style-name="ce29"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1" table:formula="of:=IFERROR(VLOOKUP([.C375];[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052">mind trinket 12</text:span></text:p>
          </table:table-cell>
          <table:table-cell table:style-name="ce29" table:formula="of:=IFERROR(IFERROR(VLOOKUP([.A376];[items_equipment.A:items_equipment.B];2;0);VLOOKUP([.A376];[items_misc.A:items_misc.B];2;0));VLOOKUP([.A376];[items_consumable.A:items_consumable.B];2;0))" office:value-type="string" calcext:value-type="string" office:string-value="Enchanted necklace">
            <text:p>Enchanted necklace</text:p>
          </table:table-cell>
          <table:table-cell office:value-type="string" calcext:value-type="string">
            <text:p>mushroom_mage</text:p>
          </table:table-cell>
          <table:table-cell table:style-name="ce29"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1" table:formula="of:=IFERROR(VLOOKUP([.C376];[enemies.A:enemies.L];12;0);&quot;&quot;)" office:value-type="float" calcext:value-type="float" office:value="12">
            <text:p>12</text:p>
          </table:table-cell>
          <table:table-cell table:number-columns-repeated="1024"/>
        </table:table-row>
        <table:table-row table:style-name="ro615">
          <table:table-cell office:value-type="string" calcext:value-type="string">
            <text:p><text:span text:style-name="T1053">soul weapon 12</text:span></text:p>
          </table:table-cell>
          <table:table-cell table:style-name="ce29" table:formula="of:=IFERROR(IFERROR(VLOOKUP([.A377];[items_equipment.A:items_equipment.B];2;0);VLOOKUP([.A377];[items_misc.A:items_misc.B];2;0));VLOOKUP([.A377];[items_consumable.A:items_consumable.B];2;0))" office:value-type="string" calcext:value-type="string" office:string-value="Holy mace">
            <text:p>Holy mace</text:p>
          </table:table-cell>
          <table:table-cell office:value-type="string" calcext:value-type="string">
            <text:p>mushroom_cleric</text:p>
          </table:table-cell>
          <table:table-cell table:style-name="ce29"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1" table:formula="of:=IFERROR(VLOOKUP([.C377];[enemies.A:enemies.L];12;0);&quot;&quot;)" office:value-type="float" calcext:value-type="float" office:value="12">
            <text:p>12</text:p>
          </table:table-cell>
          <table:table-cell table:number-columns-repeated="1024"/>
        </table:table-row>
        <table:table-row table:style-name="ro616">
          <table:table-cell office:value-type="string" calcext:value-type="string">
            <text:p><text:span text:style-name="T1054">soul head 12</text:span></text:p>
          </table:table-cell>
          <table:table-cell table:style-name="ce29" table:formula="of:=IFERROR(IFERROR(VLOOKUP([.A378];[items_equipment.A:items_equipment.B];2;0);VLOOKUP([.A378];[items_misc.A:items_misc.B];2;0));VLOOKUP([.A378];[items_consumable.A:items_consumable.B];2;0))" office:value-type="string" calcext:value-type="string" office:string-value="Plastic halo">
            <text:p>Plastic halo</text:p>
          </table:table-cell>
          <table:table-cell office:value-type="string" calcext:value-type="string">
            <text:p>mushroom_cleric</text:p>
          </table:table-cell>
          <table:table-cell table:style-name="ce29"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1" table:formula="of:=IFERROR(VLOOKUP([.C378];[enemies.A:enemies.L];12;0);&quot;&quot;)" office:value-type="float" calcext:value-type="float" office:value="12">
            <text:p>12</text:p>
          </table:table-cell>
          <table:table-cell table:number-columns-repeated="1024"/>
        </table:table-row>
        <table:table-row table:style-name="ro617">
          <table:table-cell office:value-type="string" calcext:value-type="string">
            <text:p><text:span text:style-name="T1055">soul body 12</text:span></text:p>
          </table:table-cell>
          <table:table-cell table:style-name="ce29" table:formula="of:=IFERROR(IFERROR(VLOOKUP([.A379];[items_equipment.A:items_equipment.B];2;0);VLOOKUP([.A379];[items_misc.A:items_misc.B];2;0));VLOOKUP([.A379];[items_consumable.A:items_consumable.B];2;0))" office:value-type="string" calcext:value-type="string" office:string-value="Plastic wings">
            <text:p>Plastic wings</text:p>
          </table:table-cell>
          <table:table-cell office:value-type="string" calcext:value-type="string">
            <text:p>mushroom_cleric</text:p>
          </table:table-cell>
          <table:table-cell table:style-name="ce29"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1" table:formula="of:=IFERROR(VLOOKUP([.C379];[enemies.A:enemies.L];12;0);&quot;&quot;)" office:value-type="float" calcext:value-type="float" office:value="12">
            <text:p>12</text:p>
          </table:table-cell>
          <table:table-cell table:number-columns-repeated="1024"/>
        </table:table-row>
        <table:table-row table:style-name="ro618">
          <table:table-cell office:value-type="string" calcext:value-type="string">
            <text:p><text:span text:style-name="T1056">soul trinket 12</text:span></text:p>
          </table:table-cell>
          <table:table-cell table:style-name="ce29" table:formula="of:=IFERROR(IFERROR(VLOOKUP([.A380];[items_equipment.A:items_equipment.B];2;0);VLOOKUP([.A380];[items_misc.A:items_misc.B];2;0));VLOOKUP([.A380];[items_consumable.A:items_consumable.B];2;0))" office:value-type="string" calcext:value-type="string" office:string-value="Holy necklace">
            <text:p>Holy necklace</text:p>
          </table:table-cell>
          <table:table-cell office:value-type="string" calcext:value-type="string">
            <text:p>mushroom_cleric</text:p>
          </table:table-cell>
          <table:table-cell table:style-name="ce29"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1" table:formula="of:=IFERROR(VLOOKUP([.C380];[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057">grit weapon 12</text:span></text:p>
          </table:table-cell>
          <table:table-cell table:style-name="ce29" table:formula="of:=IFERROR(IFERROR(VLOOKUP([.A381];[items_equipment.A:items_equipment.B];2;0);VLOOKUP([.A381];[items_misc.A:items_misc.B];2;0));VLOOKUP([.A381];[items_consumable.A:items_consumable.B];2;0))" office:value-type="string" calcext:value-type="string" office:string-value="Halberd">
            <text:p>Halberd</text:p>
          </table:table-cell>
          <table:table-cell office:value-type="string" calcext:value-type="string">
            <text:p>mushroom_zombie</text:p>
          </table:table-cell>
          <table:table-cell table:style-name="ce29"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81];[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058">grit head 12</text:span></text:p>
          </table:table-cell>
          <table:table-cell table:style-name="ce29" table:formula="of:=IFERROR(IFERROR(VLOOKUP([.A382];[items_equipment.A:items_equipment.B];2;0);VLOOKUP([.A382];[items_misc.A:items_misc.B];2;0));VLOOKUP([.A382];[items_consumable.A:items_consumable.B];2;0))" office:value-type="string" calcext:value-type="string" office:string-value="Bucket helmet">
            <text:p>Bucket helmet</text:p>
          </table:table-cell>
          <table:table-cell office:value-type="string" calcext:value-type="string">
            <text:p>mushroom_zombie</text:p>
          </table:table-cell>
          <table:table-cell table:style-name="ce29"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82];[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059">grit body 12</text:span></text:p>
          </table:table-cell>
          <table:table-cell table:style-name="ce29" table:formula="of:=IFERROR(IFERROR(VLOOKUP([.A383];[items_equipment.A:items_equipment.B];2;0);VLOOKUP([.A383];[items_misc.A:items_misc.B];2;0));VLOOKUP([.A383];[items_consumable.A:items_consumable.B];2;0))" office:value-type="string" calcext:value-type="string" office:string-value="Plate armour">
            <text:p>Plate armour</text:p>
          </table:table-cell>
          <table:table-cell office:value-type="string" calcext:value-type="string">
            <text:p>mushroom_zombie</text:p>
          </table:table-cell>
          <table:table-cell table:style-name="ce29"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83];[enemies.A:enemies.L];12;0);&quot;&quot;)" office:value-type="float" calcext:value-type="float" office:value="12">
            <text:p>12</text:p>
          </table:table-cell>
          <table:table-cell table:number-columns-repeated="1024"/>
        </table:table-row>
        <table:table-row table:style-name="ro622">
          <table:table-cell table:style-name="ce17" office:value-type="string" calcext:value-type="string">
            <text:p>grit trinket 12 sword</text:p>
          </table:table-cell>
          <table:table-cell table:style-name="ce29" table:formula="of:=IFERROR(IFERROR(VLOOKUP([.A384];[items_equipment.A:items_equipment.B];2;0);VLOOKUP([.A384];[items_misc.A:items_misc.B];2;0));VLOOKUP([.A384];[items_consumable.A:items_consumable.B];2;0))" office:value-type="string" calcext:value-type="string" office:string-value="Sword necklace">
            <text:p>Sword necklace</text:p>
          </table:table-cell>
          <table:table-cell office:value-type="string" calcext:value-type="string">
            <text:p>mushroom_zombie</text:p>
          </table:table-cell>
          <table:table-cell table:style-name="ce29"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84];[enemies.A:enemies.L];12;0);&quot;&quot;)" office:value-type="float" calcext:value-type="float" office:value="12">
            <text:p>12</text:p>
          </table:table-cell>
          <table:table-cell table:number-columns-repeated="1024"/>
        </table:table-row>
        <table:table-row table:style-name="ro623">
          <table:table-cell table:style-name="ce17" office:value-type="string" calcext:value-type="string">
            <text:p>grit trinket 12 shield </text:p>
          </table:table-cell>
          <table:table-cell table:style-name="ce29" table:formula="of:=IFERROR(IFERROR(VLOOKUP([.A385];[items_equipment.A:items_equipment.B];2;0);VLOOKUP([.A385];[items_misc.A:items_misc.B];2;0));VLOOKUP([.A385];[items_consumable.A:items_consumable.B];2;0))" office:value-type="string" calcext:value-type="string" office:string-value="Shield necklace">
            <text:p>Shield necklace</text:p>
          </table:table-cell>
          <table:table-cell office:value-type="string" calcext:value-type="string">
            <text:p>mushroom_zombie</text:p>
          </table:table-cell>
          <table:table-cell table:style-name="ce29"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85];[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060">flow weapon 12</text:span></text:p>
          </table:table-cell>
          <table:table-cell table:style-name="ce29" table:formula="of:=IFERROR(IFERROR(VLOOKUP([.A386];[items_equipment.A:items_equipment.B];2;0);VLOOKUP([.A386];[items_misc.A:items_misc.B];2;0));VLOOKUP([.A386];[items_consumable.A:items_consumable.B];2;0))" office:value-type="string" calcext:value-type="string" office:string-value="Scimitar">
            <text:p>Scimitar</text:p>
          </table:table-cell>
          <table:table-cell office:value-type="string" calcext:value-type="string">
            <text:p>mushroom_zombie</text:p>
          </table:table-cell>
          <table:table-cell table:style-name="ce29"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86];[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061">flow head 12</text:span></text:p>
          </table:table-cell>
          <table:table-cell table:style-name="ce29" table:formula="of:=IFERROR(IFERROR(VLOOKUP([.A387];[items_equipment.A:items_equipment.B];2;0);VLOOKUP([.A387];[items_misc.A:items_misc.B];2;0));VLOOKUP([.A387];[items_consumable.A:items_consumable.B];2;0))" office:value-type="string" calcext:value-type="string" office:string-value="Night cloth hood">
            <text:p>Night cloth hood</text:p>
          </table:table-cell>
          <table:table-cell office:value-type="string" calcext:value-type="string">
            <text:p>mushroom_zombie</text:p>
          </table:table-cell>
          <table:table-cell table:style-name="ce29"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87];[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062">flow body 12</text:span></text:p>
          </table:table-cell>
          <table:table-cell table:style-name="ce29" table:formula="of:=IFERROR(IFERROR(VLOOKUP([.A388];[items_equipment.A:items_equipment.B];2;0);VLOOKUP([.A388];[items_misc.A:items_misc.B];2;0));VLOOKUP([.A388];[items_consumable.A:items_consumable.B];2;0))" office:value-type="string" calcext:value-type="string" office:string-value="Night cloth uniform">
            <text:p>Night cloth uniform</text:p>
          </table:table-cell>
          <table:table-cell office:value-type="string" calcext:value-type="string">
            <text:p>mushroom_zombie</text:p>
          </table:table-cell>
          <table:table-cell table:style-name="ce29"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88];[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063">flow trinket 12</text:span></text:p>
          </table:table-cell>
          <table:table-cell table:style-name="ce29" table:formula="of:=IFERROR(IFERROR(VLOOKUP([.A389];[items_equipment.A:items_equipment.B];2;0);VLOOKUP([.A389];[items_misc.A:items_misc.B];2;0));VLOOKUP([.A389];[items_consumable.A:items_consumable.B];2;0))" office:value-type="string" calcext:value-type="string" office:string-value="Dagger necklace">
            <text:p>Dagger necklace</text:p>
          </table:table-cell>
          <table:table-cell office:value-type="string" calcext:value-type="string">
            <text:p>mushroom_zombie</text:p>
          </table:table-cell>
          <table:table-cell table:style-name="ce29"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89];[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064">mind weapon 12</text:span></text:p>
          </table:table-cell>
          <table:table-cell table:style-name="ce29" table:formula="of:=IFERROR(IFERROR(VLOOKUP([.A390];[items_equipment.A:items_equipment.B];2;0);VLOOKUP([.A390];[items_misc.A:items_misc.B];2;0));VLOOKUP([.A390];[items_consumable.A:items_consumable.B];2;0))" office:value-type="string" calcext:value-type="string" office:string-value="Staff">
            <text:p>Staff</text:p>
          </table:table-cell>
          <table:table-cell office:value-type="string" calcext:value-type="string">
            <text:p>mushroom_zombie</text:p>
          </table:table-cell>
          <table:table-cell table:style-name="ce29"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90];[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065">mind head 12</text:span></text:p>
          </table:table-cell>
          <table:table-cell table:style-name="ce29" table:formula="of:=IFERROR(IFERROR(VLOOKUP([.A391];[items_equipment.A:items_equipment.B];2;0);VLOOKUP([.A391];[items_misc.A:items_misc.B];2;0));VLOOKUP([.A391];[items_consumable.A:items_consumable.B];2;0))" office:value-type="string" calcext:value-type="string" office:string-value="Enchanted mage hat">
            <text:p>Enchanted mage hat</text:p>
          </table:table-cell>
          <table:table-cell office:value-type="string" calcext:value-type="string">
            <text:p>mushroom_zombie</text:p>
          </table:table-cell>
          <table:table-cell table:style-name="ce29"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91];[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066">mind body 12</text:span></text:p>
          </table:table-cell>
          <table:table-cell table:style-name="ce29" table:formula="of:=IFERROR(IFERROR(VLOOKUP([.A392];[items_equipment.A:items_equipment.B];2;0);VLOOKUP([.A392];[items_misc.A:items_misc.B];2;0));VLOOKUP([.A392];[items_consumable.A:items_consumable.B];2;0))" office:value-type="string" calcext:value-type="string" office:string-value="Enchanted mage suit">
            <text:p>Enchanted mage suit</text:p>
          </table:table-cell>
          <table:table-cell office:value-type="string" calcext:value-type="string">
            <text:p>mushroom_zombie</text:p>
          </table:table-cell>
          <table:table-cell table:style-name="ce29"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92];[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067">mind trinket 12</text:span></text:p>
          </table:table-cell>
          <table:table-cell table:style-name="ce29" table:formula="of:=IFERROR(IFERROR(VLOOKUP([.A393];[items_equipment.A:items_equipment.B];2;0);VLOOKUP([.A393];[items_misc.A:items_misc.B];2;0));VLOOKUP([.A393];[items_consumable.A:items_consumable.B];2;0))" office:value-type="string" calcext:value-type="string" office:string-value="Enchanted necklace">
            <text:p>Enchanted necklace</text:p>
          </table:table-cell>
          <table:table-cell office:value-type="string" calcext:value-type="string">
            <text:p>mushroom_zombie</text:p>
          </table:table-cell>
          <table:table-cell table:style-name="ce29"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93];[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068">soul weapon 12</text:span></text:p>
          </table:table-cell>
          <table:table-cell table:style-name="ce29" table:formula="of:=IFERROR(IFERROR(VLOOKUP([.A394];[items_equipment.A:items_equipment.B];2;0);VLOOKUP([.A394];[items_misc.A:items_misc.B];2;0));VLOOKUP([.A394];[items_consumable.A:items_consumable.B];2;0))" office:value-type="string" calcext:value-type="string" office:string-value="Holy mace">
            <text:p>Holy mace</text:p>
          </table:table-cell>
          <table:table-cell office:value-type="string" calcext:value-type="string">
            <text:p>mushroom_zombie</text:p>
          </table:table-cell>
          <table:table-cell table:style-name="ce29"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94];[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069">soul head 12</text:span></text:p>
          </table:table-cell>
          <table:table-cell table:style-name="ce29" table:formula="of:=IFERROR(IFERROR(VLOOKUP([.A395];[items_equipment.A:items_equipment.B];2;0);VLOOKUP([.A395];[items_misc.A:items_misc.B];2;0));VLOOKUP([.A395];[items_consumable.A:items_consumable.B];2;0))" office:value-type="string" calcext:value-type="string" office:string-value="Plastic halo">
            <text:p>Plastic halo</text:p>
          </table:table-cell>
          <table:table-cell office:value-type="string" calcext:value-type="string">
            <text:p>mushroom_zombie</text:p>
          </table:table-cell>
          <table:table-cell table:style-name="ce29"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95];[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070">soul body 12</text:span></text:p>
          </table:table-cell>
          <table:table-cell table:style-name="ce29" table:formula="of:=IFERROR(IFERROR(VLOOKUP([.A396];[items_equipment.A:items_equipment.B];2;0);VLOOKUP([.A396];[items_misc.A:items_misc.B];2;0));VLOOKUP([.A396];[items_consumable.A:items_consumable.B];2;0))" office:value-type="string" calcext:value-type="string" office:string-value="Plastic wings">
            <text:p>Plastic wings</text:p>
          </table:table-cell>
          <table:table-cell office:value-type="string" calcext:value-type="string">
            <text:p>mushroom_zombie</text:p>
          </table:table-cell>
          <table:table-cell table:style-name="ce29"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96];[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071">soul trinket 12</text:span></text:p>
          </table:table-cell>
          <table:table-cell table:style-name="ce29" table:formula="of:=IFERROR(IFERROR(VLOOKUP([.A397];[items_equipment.A:items_equipment.B];2;0);VLOOKUP([.A397];[items_misc.A:items_misc.B];2;0));VLOOKUP([.A397];[items_consumable.A:items_consumable.B];2;0))" office:value-type="string" calcext:value-type="string" office:string-value="Holy necklace">
            <text:p>Holy necklace</text:p>
          </table:table-cell>
          <table:table-cell office:value-type="string" calcext:value-type="string">
            <text:p>mushroom_zombie</text:p>
          </table:table-cell>
          <table:table-cell table:style-name="ce29"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97];[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072">grit weapon 12</text:span></text:p>
          </table:table-cell>
          <table:table-cell table:style-name="ce29" table:formula="of:=IFERROR(IFERROR(VLOOKUP([.A398];[items_equipment.A:items_equipment.B];2;0);VLOOKUP([.A398];[items_misc.A:items_misc.B];2;0));VLOOKUP([.A398];[items_consumable.A:items_consumable.B];2;0))" office:value-type="string" calcext:value-type="string" office:string-value="Halberd">
            <text:p>Halberd</text:p>
          </table:table-cell>
          <table:table-cell office:value-type="string" calcext:value-type="string">
            <text:p>zombie</text:p>
          </table:table-cell>
          <table:table-cell table:style-name="ce29"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398];[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073">grit head 12</text:span></text:p>
          </table:table-cell>
          <table:table-cell table:style-name="ce29" table:formula="of:=IFERROR(IFERROR(VLOOKUP([.A399];[items_equipment.A:items_equipment.B];2;0);VLOOKUP([.A399];[items_misc.A:items_misc.B];2;0));VLOOKUP([.A399];[items_consumable.A:items_consumable.B];2;0))" office:value-type="string" calcext:value-type="string" office:string-value="Bucket helmet">
            <text:p>Bucket helmet</text:p>
          </table:table-cell>
          <table:table-cell office:value-type="string" calcext:value-type="string">
            <text:p>zombie</text:p>
          </table:table-cell>
          <table:table-cell table:style-name="ce29"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399];[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074">grit body 12</text:span></text:p>
          </table:table-cell>
          <table:table-cell table:style-name="ce29" table:formula="of:=IFERROR(IFERROR(VLOOKUP([.A400];[items_equipment.A:items_equipment.B];2;0);VLOOKUP([.A400];[items_misc.A:items_misc.B];2;0));VLOOKUP([.A400];[items_consumable.A:items_consumable.B];2;0))" office:value-type="string" calcext:value-type="string" office:string-value="Plate armour">
            <text:p>Plate armour</text:p>
          </table:table-cell>
          <table:table-cell office:value-type="string" calcext:value-type="string">
            <text:p>zombie</text:p>
          </table:table-cell>
          <table:table-cell table:style-name="ce29"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0];[enemies.A:enemies.L];12;0);&quot;&quot;)" office:value-type="float" calcext:value-type="float" office:value="12">
            <text:p>12</text:p>
          </table:table-cell>
          <table:table-cell table:number-columns-repeated="1024"/>
        </table:table-row>
        <table:table-row table:style-name="ro639">
          <table:table-cell table:style-name="ce17" office:value-type="string" calcext:value-type="string">
            <text:p>grit trinket 12 sword</text:p>
          </table:table-cell>
          <table:table-cell table:style-name="ce29" table:formula="of:=IFERROR(IFERROR(VLOOKUP([.A401];[items_equipment.A:items_equipment.B];2;0);VLOOKUP([.A401];[items_misc.A:items_misc.B];2;0));VLOOKUP([.A401];[items_consumable.A:items_consumable.B];2;0))" office:value-type="string" calcext:value-type="string" office:string-value="Sword necklace">
            <text:p>Sword necklace</text:p>
          </table:table-cell>
          <table:table-cell office:value-type="string" calcext:value-type="string">
            <text:p>zombie</text:p>
          </table:table-cell>
          <table:table-cell table:style-name="ce29"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1];[enemies.A:enemies.L];12;0);&quot;&quot;)" office:value-type="float" calcext:value-type="float" office:value="12">
            <text:p>12</text:p>
          </table:table-cell>
          <table:table-cell table:number-columns-repeated="1024"/>
        </table:table-row>
        <table:table-row table:style-name="ro640">
          <table:table-cell table:style-name="ce17" office:value-type="string" calcext:value-type="string">
            <text:p>grit trinket 12 shield </text:p>
          </table:table-cell>
          <table:table-cell table:style-name="ce29" table:formula="of:=IFERROR(IFERROR(VLOOKUP([.A402];[items_equipment.A:items_equipment.B];2;0);VLOOKUP([.A402];[items_misc.A:items_misc.B];2;0));VLOOKUP([.A402];[items_consumable.A:items_consumable.B];2;0))" office:value-type="string" calcext:value-type="string" office:string-value="Shield necklace">
            <text:p>Shield necklace</text:p>
          </table:table-cell>
          <table:table-cell office:value-type="string" calcext:value-type="string">
            <text:p>zombie</text:p>
          </table:table-cell>
          <table:table-cell table:style-name="ce29"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2];[enemies.A:enemies.L];12;0);&quot;&quot;)" office:value-type="float" calcext:value-type="float" office:value="12">
            <text:p>12</text:p>
          </table:table-cell>
          <table:table-cell table:number-columns-repeated="1024"/>
        </table:table-row>
        <table:table-row table:style-name="ro641">
          <table:table-cell table:style-name="ce22" office:value-type="string" calcext:value-type="string">
            <text:p><text:span text:style-name="T1075">flow weapon 12</text:span></text:p>
          </table:table-cell>
          <table:table-cell table:style-name="ce29" table:formula="of:=IFERROR(IFERROR(VLOOKUP([.A403];[items_equipment.A:items_equipment.B];2;0);VLOOKUP([.A403];[items_misc.A:items_misc.B];2;0));VLOOKUP([.A403];[items_consumable.A:items_consumable.B];2;0))" office:value-type="string" calcext:value-type="string" office:string-value="Scimitar">
            <text:p>Scimitar</text:p>
          </table:table-cell>
          <table:table-cell office:value-type="string" calcext:value-type="string">
            <text:p>zombie</text:p>
          </table:table-cell>
          <table:table-cell table:style-name="ce29"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3];[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076">flow head 12</text:span></text:p>
          </table:table-cell>
          <table:table-cell table:style-name="ce29" table:formula="of:=IFERROR(IFERROR(VLOOKUP([.A404];[items_equipment.A:items_equipment.B];2;0);VLOOKUP([.A404];[items_misc.A:items_misc.B];2;0));VLOOKUP([.A404];[items_consumable.A:items_consumable.B];2;0))" office:value-type="string" calcext:value-type="string" office:string-value="Night cloth hood">
            <text:p>Night cloth hood</text:p>
          </table:table-cell>
          <table:table-cell office:value-type="string" calcext:value-type="string">
            <text:p>zombie</text:p>
          </table:table-cell>
          <table:table-cell table:style-name="ce29"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4];[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077">flow body 12</text:span></text:p>
          </table:table-cell>
          <table:table-cell table:style-name="ce29" table:formula="of:=IFERROR(IFERROR(VLOOKUP([.A405];[items_equipment.A:items_equipment.B];2;0);VLOOKUP([.A405];[items_misc.A:items_misc.B];2;0));VLOOKUP([.A405];[items_consumable.A:items_consumable.B];2;0))" office:value-type="string" calcext:value-type="string" office:string-value="Night cloth uniform">
            <text:p>Night cloth uniform</text:p>
          </table:table-cell>
          <table:table-cell office:value-type="string" calcext:value-type="string">
            <text:p>zombie</text:p>
          </table:table-cell>
          <table:table-cell table:style-name="ce29"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5];[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078">flow trinket 12</text:span></text:p>
          </table:table-cell>
          <table:table-cell table:style-name="ce29" table:formula="of:=IFERROR(IFERROR(VLOOKUP([.A406];[items_equipment.A:items_equipment.B];2;0);VLOOKUP([.A406];[items_misc.A:items_misc.B];2;0));VLOOKUP([.A406];[items_consumable.A:items_consumable.B];2;0))" office:value-type="string" calcext:value-type="string" office:string-value="Dagger necklace">
            <text:p>Dagger necklace</text:p>
          </table:table-cell>
          <table:table-cell office:value-type="string" calcext:value-type="string">
            <text:p>zombie</text:p>
          </table:table-cell>
          <table:table-cell table:style-name="ce29"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6];[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079">mind weapon 12</text:span></text:p>
          </table:table-cell>
          <table:table-cell table:style-name="ce29" table:formula="of:=IFERROR(IFERROR(VLOOKUP([.A407];[items_equipment.A:items_equipment.B];2;0);VLOOKUP([.A407];[items_misc.A:items_misc.B];2;0));VLOOKUP([.A407];[items_consumable.A:items_consumable.B];2;0))" office:value-type="string" calcext:value-type="string" office:string-value="Staff">
            <text:p>Staff</text:p>
          </table:table-cell>
          <table:table-cell office:value-type="string" calcext:value-type="string">
            <text:p>zombie</text:p>
          </table:table-cell>
          <table:table-cell table:style-name="ce29"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7];[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080">mind head 12</text:span></text:p>
          </table:table-cell>
          <table:table-cell table:style-name="ce29" table:formula="of:=IFERROR(IFERROR(VLOOKUP([.A408];[items_equipment.A:items_equipment.B];2;0);VLOOKUP([.A408];[items_misc.A:items_misc.B];2;0));VLOOKUP([.A408];[items_consumable.A:items_consumable.B];2;0))" office:value-type="string" calcext:value-type="string" office:string-value="Enchanted mage hat">
            <text:p>Enchanted mage hat</text:p>
          </table:table-cell>
          <table:table-cell office:value-type="string" calcext:value-type="string">
            <text:p>zombie</text:p>
          </table:table-cell>
          <table:table-cell table:style-name="ce29"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8];[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081">mind body 12</text:span></text:p>
          </table:table-cell>
          <table:table-cell table:style-name="ce29" table:formula="of:=IFERROR(IFERROR(VLOOKUP([.A409];[items_equipment.A:items_equipment.B];2;0);VLOOKUP([.A409];[items_misc.A:items_misc.B];2;0));VLOOKUP([.A409];[items_consumable.A:items_consumable.B];2;0))" office:value-type="string" calcext:value-type="string" office:string-value="Enchanted mage suit">
            <text:p>Enchanted mage suit</text:p>
          </table:table-cell>
          <table:table-cell office:value-type="string" calcext:value-type="string">
            <text:p>zombie</text:p>
          </table:table-cell>
          <table:table-cell table:style-name="ce29"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9];[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082">mind trinket 12</text:span></text:p>
          </table:table-cell>
          <table:table-cell table:style-name="ce29" table:formula="of:=IFERROR(IFERROR(VLOOKUP([.A410];[items_equipment.A:items_equipment.B];2;0);VLOOKUP([.A410];[items_misc.A:items_misc.B];2;0));VLOOKUP([.A410];[items_consumable.A:items_consumable.B];2;0))" office:value-type="string" calcext:value-type="string" office:string-value="Enchanted necklace">
            <text:p>Enchanted necklace</text:p>
          </table:table-cell>
          <table:table-cell office:value-type="string" calcext:value-type="string">
            <text:p>zombie</text:p>
          </table:table-cell>
          <table:table-cell table:style-name="ce29"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10];[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083">soul weapon 12</text:span></text:p>
          </table:table-cell>
          <table:table-cell table:style-name="ce29" table:formula="of:=IFERROR(IFERROR(VLOOKUP([.A411];[items_equipment.A:items_equipment.B];2;0);VLOOKUP([.A411];[items_misc.A:items_misc.B];2;0));VLOOKUP([.A411];[items_consumable.A:items_consumable.B];2;0))" office:value-type="string" calcext:value-type="string" office:string-value="Holy mace">
            <text:p>Holy mace</text:p>
          </table:table-cell>
          <table:table-cell office:value-type="string" calcext:value-type="string">
            <text:p>zombie</text:p>
          </table:table-cell>
          <table:table-cell table:style-name="ce29"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11];[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084">soul head 12</text:span></text:p>
          </table:table-cell>
          <table:table-cell table:style-name="ce29" table:formula="of:=IFERROR(IFERROR(VLOOKUP([.A412];[items_equipment.A:items_equipment.B];2;0);VLOOKUP([.A412];[items_misc.A:items_misc.B];2;0));VLOOKUP([.A412];[items_consumable.A:items_consumable.B];2;0))" office:value-type="string" calcext:value-type="string" office:string-value="Plastic halo">
            <text:p>Plastic halo</text:p>
          </table:table-cell>
          <table:table-cell office:value-type="string" calcext:value-type="string">
            <text:p>zombie</text:p>
          </table:table-cell>
          <table:table-cell table:style-name="ce29"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12];[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085">soul body 12</text:span></text:p>
          </table:table-cell>
          <table:table-cell table:style-name="ce29" table:formula="of:=IFERROR(IFERROR(VLOOKUP([.A413];[items_equipment.A:items_equipment.B];2;0);VLOOKUP([.A413];[items_misc.A:items_misc.B];2;0));VLOOKUP([.A413];[items_consumable.A:items_consumable.B];2;0))" office:value-type="string" calcext:value-type="string" office:string-value="Plastic wings">
            <text:p>Plastic wings</text:p>
          </table:table-cell>
          <table:table-cell office:value-type="string" calcext:value-type="string">
            <text:p>zombie</text:p>
          </table:table-cell>
          <table:table-cell table:style-name="ce29"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13];[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086">soul trinket 12</text:span></text:p>
          </table:table-cell>
          <table:table-cell table:style-name="ce29" table:formula="of:=IFERROR(IFERROR(VLOOKUP([.A414];[items_equipment.A:items_equipment.B];2;0);VLOOKUP([.A414];[items_misc.A:items_misc.B];2;0));VLOOKUP([.A414];[items_consumable.A:items_consumable.B];2;0))" office:value-type="string" calcext:value-type="string" office:string-value="Holy necklace">
            <text:p>Holy necklace</text:p>
          </table:table-cell>
          <table:table-cell office:value-type="string" calcext:value-type="string">
            <text:p>zombie</text:p>
          </table:table-cell>
          <table:table-cell table:style-name="ce29"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14];[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087">grit weapon 12</text:span></text:p>
          </table:table-cell>
          <table:table-cell table:style-name="ce29" table:formula="of:=IFERROR(IFERROR(VLOOKUP([.A415];[items_equipment.A:items_equipment.B];2;0);VLOOKUP([.A415];[items_misc.A:items_misc.B];2;0));VLOOKUP([.A415];[items_consumable.A:items_consumable.B];2;0))" office:value-type="string" calcext:value-type="string" office:string-value="Halberd">
            <text:p>Halberd</text:p>
          </table:table-cell>
          <table:table-cell office:value-type="string" calcext:value-type="string">
            <text:p>crocodile</text:p>
          </table:table-cell>
          <table:table-cell table:style-name="ce29"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15];[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088">grit head 12</text:span></text:p>
          </table:table-cell>
          <table:table-cell table:style-name="ce29" table:formula="of:=IFERROR(IFERROR(VLOOKUP([.A416];[items_equipment.A:items_equipment.B];2;0);VLOOKUP([.A416];[items_misc.A:items_misc.B];2;0));VLOOKUP([.A416];[items_consumable.A:items_consumable.B];2;0))" office:value-type="string" calcext:value-type="string" office:string-value="Bucket helmet">
            <text:p>Bucket helmet</text:p>
          </table:table-cell>
          <table:table-cell office:value-type="string" calcext:value-type="string">
            <text:p>crocodile</text:p>
          </table:table-cell>
          <table:table-cell table:style-name="ce29"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16];[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089">grit body 12</text:span></text:p>
          </table:table-cell>
          <table:table-cell table:style-name="ce29" table:formula="of:=IFERROR(IFERROR(VLOOKUP([.A417];[items_equipment.A:items_equipment.B];2;0);VLOOKUP([.A417];[items_misc.A:items_misc.B];2;0));VLOOKUP([.A417];[items_consumable.A:items_consumable.B];2;0))" office:value-type="string" calcext:value-type="string" office:string-value="Plate armour">
            <text:p>Plate armour</text:p>
          </table:table-cell>
          <table:table-cell office:value-type="string" calcext:value-type="string">
            <text:p>crocodile</text:p>
          </table:table-cell>
          <table:table-cell table:style-name="ce29"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17];[enemies.A:enemies.L];12;0);&quot;&quot;)" office:value-type="float" calcext:value-type="float" office:value="12">
            <text:p>12</text:p>
          </table:table-cell>
          <table:table-cell table:number-columns-repeated="1024"/>
        </table:table-row>
        <table:table-row table:style-name="ro656">
          <table:table-cell table:style-name="ce17" office:value-type="string" calcext:value-type="string">
            <text:p>grit trinket 12 sword</text:p>
          </table:table-cell>
          <table:table-cell table:style-name="ce29" table:formula="of:=IFERROR(IFERROR(VLOOKUP([.A418];[items_equipment.A:items_equipment.B];2;0);VLOOKUP([.A418];[items_misc.A:items_misc.B];2;0));VLOOKUP([.A418];[items_consumable.A:items_consumable.B];2;0))" office:value-type="string" calcext:value-type="string" office:string-value="Sword necklace">
            <text:p>Sword necklace</text:p>
          </table:table-cell>
          <table:table-cell office:value-type="string" calcext:value-type="string">
            <text:p>crocodile</text:p>
          </table:table-cell>
          <table:table-cell table:style-name="ce29"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18];[enemies.A:enemies.L];12;0);&quot;&quot;)" office:value-type="float" calcext:value-type="float" office:value="12">
            <text:p>12</text:p>
          </table:table-cell>
          <table:table-cell table:number-columns-repeated="1024"/>
        </table:table-row>
        <table:table-row table:style-name="ro657">
          <table:table-cell table:style-name="ce17" office:value-type="string" calcext:value-type="string">
            <text:p>grit trinket 12 shield </text:p>
          </table:table-cell>
          <table:table-cell table:style-name="ce29" table:formula="of:=IFERROR(IFERROR(VLOOKUP([.A419];[items_equipment.A:items_equipment.B];2;0);VLOOKUP([.A419];[items_misc.A:items_misc.B];2;0));VLOOKUP([.A419];[items_consumable.A:items_consumable.B];2;0))" office:value-type="string" calcext:value-type="string" office:string-value="Shield necklace">
            <text:p>Shield necklace</text:p>
          </table:table-cell>
          <table:table-cell office:value-type="string" calcext:value-type="string">
            <text:p>crocodile</text:p>
          </table:table-cell>
          <table:table-cell table:style-name="ce29"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19];[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090">flow weapon 12</text:span></text:p>
          </table:table-cell>
          <table:table-cell table:style-name="ce29" table:formula="of:=IFERROR(IFERROR(VLOOKUP([.A420];[items_equipment.A:items_equipment.B];2;0);VLOOKUP([.A420];[items_misc.A:items_misc.B];2;0));VLOOKUP([.A420];[items_consumable.A:items_consumable.B];2;0))" office:value-type="string" calcext:value-type="string" office:string-value="Scimitar">
            <text:p>Scimitar</text:p>
          </table:table-cell>
          <table:table-cell office:value-type="string" calcext:value-type="string">
            <text:p>crocodile</text:p>
          </table:table-cell>
          <table:table-cell table:style-name="ce29"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0];[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091">flow head 12</text:span></text:p>
          </table:table-cell>
          <table:table-cell table:style-name="ce29" table:formula="of:=IFERROR(IFERROR(VLOOKUP([.A421];[items_equipment.A:items_equipment.B];2;0);VLOOKUP([.A421];[items_misc.A:items_misc.B];2;0));VLOOKUP([.A421];[items_consumable.A:items_consumable.B];2;0))" office:value-type="string" calcext:value-type="string" office:string-value="Night cloth hood">
            <text:p>Night cloth hood</text:p>
          </table:table-cell>
          <table:table-cell office:value-type="string" calcext:value-type="string">
            <text:p>crocodile</text:p>
          </table:table-cell>
          <table:table-cell table:style-name="ce29"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1];[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092">flow body 12</text:span></text:p>
          </table:table-cell>
          <table:table-cell table:style-name="ce29" table:formula="of:=IFERROR(IFERROR(VLOOKUP([.A422];[items_equipment.A:items_equipment.B];2;0);VLOOKUP([.A422];[items_misc.A:items_misc.B];2;0));VLOOKUP([.A422];[items_consumable.A:items_consumable.B];2;0))" office:value-type="string" calcext:value-type="string" office:string-value="Night cloth uniform">
            <text:p>Night cloth uniform</text:p>
          </table:table-cell>
          <table:table-cell office:value-type="string" calcext:value-type="string">
            <text:p>crocodile</text:p>
          </table:table-cell>
          <table:table-cell table:style-name="ce29"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2];[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093">flow trinket 12</text:span></text:p>
          </table:table-cell>
          <table:table-cell table:style-name="ce29" table:formula="of:=IFERROR(IFERROR(VLOOKUP([.A423];[items_equipment.A:items_equipment.B];2;0);VLOOKUP([.A423];[items_misc.A:items_misc.B];2;0));VLOOKUP([.A423];[items_consumable.A:items_consumable.B];2;0))" office:value-type="string" calcext:value-type="string" office:string-value="Dagger necklace">
            <text:p>Dagger necklace</text:p>
          </table:table-cell>
          <table:table-cell office:value-type="string" calcext:value-type="string">
            <text:p>crocodile</text:p>
          </table:table-cell>
          <table:table-cell table:style-name="ce29"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3];[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094">mind weapon 12</text:span></text:p>
          </table:table-cell>
          <table:table-cell table:style-name="ce29" table:formula="of:=IFERROR(IFERROR(VLOOKUP([.A424];[items_equipment.A:items_equipment.B];2;0);VLOOKUP([.A424];[items_misc.A:items_misc.B];2;0));VLOOKUP([.A424];[items_consumable.A:items_consumable.B];2;0))" office:value-type="string" calcext:value-type="string" office:string-value="Staff">
            <text:p>Staff</text:p>
          </table:table-cell>
          <table:table-cell office:value-type="string" calcext:value-type="string">
            <text:p>crocodile</text:p>
          </table:table-cell>
          <table:table-cell table:style-name="ce29"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4];[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095">mind head 12</text:span></text:p>
          </table:table-cell>
          <table:table-cell table:style-name="ce29" table:formula="of:=IFERROR(IFERROR(VLOOKUP([.A425];[items_equipment.A:items_equipment.B];2;0);VLOOKUP([.A425];[items_misc.A:items_misc.B];2;0));VLOOKUP([.A425];[items_consumable.A:items_consumable.B];2;0))" office:value-type="string" calcext:value-type="string" office:string-value="Enchanted mage hat">
            <text:p>Enchanted mage hat</text:p>
          </table:table-cell>
          <table:table-cell office:value-type="string" calcext:value-type="string">
            <text:p>crocodile</text:p>
          </table:table-cell>
          <table:table-cell table:style-name="ce29"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5];[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096">mind body 12</text:span></text:p>
          </table:table-cell>
          <table:table-cell table:style-name="ce29" table:formula="of:=IFERROR(IFERROR(VLOOKUP([.A426];[items_equipment.A:items_equipment.B];2;0);VLOOKUP([.A426];[items_misc.A:items_misc.B];2;0));VLOOKUP([.A426];[items_consumable.A:items_consumable.B];2;0))" office:value-type="string" calcext:value-type="string" office:string-value="Enchanted mage suit">
            <text:p>Enchanted mage suit</text:p>
          </table:table-cell>
          <table:table-cell office:value-type="string" calcext:value-type="string">
            <text:p>crocodile</text:p>
          </table:table-cell>
          <table:table-cell table:style-name="ce29"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6];[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097">mind trinket 12</text:span></text:p>
          </table:table-cell>
          <table:table-cell table:style-name="ce29" table:formula="of:=IFERROR(IFERROR(VLOOKUP([.A427];[items_equipment.A:items_equipment.B];2;0);VLOOKUP([.A427];[items_misc.A:items_misc.B];2;0));VLOOKUP([.A427];[items_consumable.A:items_consumable.B];2;0))" office:value-type="string" calcext:value-type="string" office:string-value="Enchanted necklace">
            <text:p>Enchanted necklace</text:p>
          </table:table-cell>
          <table:table-cell office:value-type="string" calcext:value-type="string">
            <text:p>crocodile</text:p>
          </table:table-cell>
          <table:table-cell table:style-name="ce29"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7];[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098">soul weapon 12</text:span></text:p>
          </table:table-cell>
          <table:table-cell table:style-name="ce29" table:formula="of:=IFERROR(IFERROR(VLOOKUP([.A428];[items_equipment.A:items_equipment.B];2;0);VLOOKUP([.A428];[items_misc.A:items_misc.B];2;0));VLOOKUP([.A428];[items_consumable.A:items_consumable.B];2;0))" office:value-type="string" calcext:value-type="string" office:string-value="Holy mace">
            <text:p>Holy mace</text:p>
          </table:table-cell>
          <table:table-cell office:value-type="string" calcext:value-type="string">
            <text:p>crocodile</text:p>
          </table:table-cell>
          <table:table-cell table:style-name="ce29"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8];[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099">soul head 12</text:span></text:p>
          </table:table-cell>
          <table:table-cell table:style-name="ce29" table:formula="of:=IFERROR(IFERROR(VLOOKUP([.A429];[items_equipment.A:items_equipment.B];2;0);VLOOKUP([.A429];[items_misc.A:items_misc.B];2;0));VLOOKUP([.A429];[items_consumable.A:items_consumable.B];2;0))" office:value-type="string" calcext:value-type="string" office:string-value="Plastic halo">
            <text:p>Plastic halo</text:p>
          </table:table-cell>
          <table:table-cell office:value-type="string" calcext:value-type="string">
            <text:p>crocodile</text:p>
          </table:table-cell>
          <table:table-cell table:style-name="ce29"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9];[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100">soul body 12</text:span></text:p>
          </table:table-cell>
          <table:table-cell table:style-name="ce29" table:formula="of:=IFERROR(IFERROR(VLOOKUP([.A430];[items_equipment.A:items_equipment.B];2;0);VLOOKUP([.A430];[items_misc.A:items_misc.B];2;0));VLOOKUP([.A430];[items_consumable.A:items_consumable.B];2;0))" office:value-type="string" calcext:value-type="string" office:string-value="Plastic wings">
            <text:p>Plastic wings</text:p>
          </table:table-cell>
          <table:table-cell office:value-type="string" calcext:value-type="string">
            <text:p>crocodile</text:p>
          </table:table-cell>
          <table:table-cell table:style-name="ce29"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30];[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101">soul trinket 12</text:span></text:p>
          </table:table-cell>
          <table:table-cell table:style-name="ce29" table:formula="of:=IFERROR(IFERROR(VLOOKUP([.A431];[items_equipment.A:items_equipment.B];2;0);VLOOKUP([.A431];[items_misc.A:items_misc.B];2;0));VLOOKUP([.A431];[items_consumable.A:items_consumable.B];2;0))" office:value-type="string" calcext:value-type="string" office:string-value="Holy necklace">
            <text:p>Holy necklace</text:p>
          </table:table-cell>
          <table:table-cell office:value-type="string" calcext:value-type="string">
            <text:p>crocodile</text:p>
          </table:table-cell>
          <table:table-cell table:style-name="ce29"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31];[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102">grit weapon 12</text:span></text:p>
          </table:table-cell>
          <table:table-cell table:style-name="ce29" table:formula="of:=IFERROR(IFERROR(VLOOKUP([.A432];[items_equipment.A:items_equipment.B];2;0);VLOOKUP([.A432];[items_misc.A:items_misc.B];2;0));VLOOKUP([.A432];[items_consumable.A:items_consumable.B];2;0))" office:value-type="string" calcext:value-type="string" office:string-value="Halberd">
            <text:p>Halberd</text:p>
          </table:table-cell>
          <table:table-cell office:value-type="string" calcext:value-type="string">
            <text:p>skeleton_soldier</text:p>
          </table:table-cell>
          <table:table-cell table:style-name="ce29"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1" table:formula="of:=IFERROR(VLOOKUP([.C432];[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103">grit head 12</text:span></text:p>
          </table:table-cell>
          <table:table-cell table:style-name="ce29" table:formula="of:=IFERROR(IFERROR(VLOOKUP([.A433];[items_equipment.A:items_equipment.B];2;0);VLOOKUP([.A433];[items_misc.A:items_misc.B];2;0));VLOOKUP([.A433];[items_consumable.A:items_consumable.B];2;0))" office:value-type="string" calcext:value-type="string" office:string-value="Bucket helmet">
            <text:p>Bucket helmet</text:p>
          </table:table-cell>
          <table:table-cell office:value-type="string" calcext:value-type="string">
            <text:p>skeleton_soldier</text:p>
          </table:table-cell>
          <table:table-cell table:style-name="ce29"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1" table:formula="of:=IFERROR(VLOOKUP([.C433];[enemies.A:enemies.L];12;0);&quot;&quot;)" office:value-type="float" calcext:value-type="float" office:value="12">
            <text:p>12</text:p>
          </table:table-cell>
          <table:table-cell table:number-columns-repeated="1024"/>
        </table:table-row>
        <table:table-row table:style-name="ro672">
          <table:table-cell office:value-type="string" calcext:value-type="string">
            <text:p><text:span text:style-name="T1104">grit body 12</text:span></text:p>
          </table:table-cell>
          <table:table-cell table:style-name="ce29" table:formula="of:=IFERROR(IFERROR(VLOOKUP([.A434];[items_equipment.A:items_equipment.B];2;0);VLOOKUP([.A434];[items_misc.A:items_misc.B];2;0));VLOOKUP([.A434];[items_consumable.A:items_consumable.B];2;0))" office:value-type="string" calcext:value-type="string" office:string-value="Plate armour">
            <text:p>Plate armour</text:p>
          </table:table-cell>
          <table:table-cell office:value-type="string" calcext:value-type="string">
            <text:p>skeleton_soldier</text:p>
          </table:table-cell>
          <table:table-cell table:style-name="ce29"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1" table:formula="of:=IFERROR(VLOOKUP([.C434];[enemies.A:enemies.L];12;0);&quot;&quot;)" office:value-type="float" calcext:value-type="float" office:value="12">
            <text:p>12</text:p>
          </table:table-cell>
          <table:table-cell table:number-columns-repeated="1024"/>
        </table:table-row>
        <table:table-row table:style-name="ro673">
          <table:table-cell table:style-name="ce17" office:value-type="string" calcext:value-type="string">
            <text:p>grit trinket 12 sword</text:p>
          </table:table-cell>
          <table:table-cell table:style-name="ce29" table:formula="of:=IFERROR(IFERROR(VLOOKUP([.A435];[items_equipment.A:items_equipment.B];2;0);VLOOKUP([.A435];[items_misc.A:items_misc.B];2;0));VLOOKUP([.A435];[items_consumable.A:items_consumable.B];2;0))" office:value-type="string" calcext:value-type="string" office:string-value="Sword necklace">
            <text:p>Sword necklace</text:p>
          </table:table-cell>
          <table:table-cell office:value-type="string" calcext:value-type="string">
            <text:p>skeleton_soldier</text:p>
          </table:table-cell>
          <table:table-cell table:style-name="ce29"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1" table:formula="of:=IFERROR(VLOOKUP([.C435];[enemies.A:enemies.L];12;0);&quot;&quot;)" office:value-type="float" calcext:value-type="float" office:value="12">
            <text:p>12</text:p>
          </table:table-cell>
          <table:table-cell table:number-columns-repeated="1024"/>
        </table:table-row>
        <table:table-row table:style-name="ro674">
          <table:table-cell table:style-name="ce17" office:value-type="string" calcext:value-type="string">
            <text:p>grit trinket 12 shield </text:p>
          </table:table-cell>
          <table:table-cell table:style-name="ce29" table:formula="of:=IFERROR(IFERROR(VLOOKUP([.A436];[items_equipment.A:items_equipment.B];2;0);VLOOKUP([.A436];[items_misc.A:items_misc.B];2;0));VLOOKUP([.A436];[items_consumable.A:items_consumable.B];2;0))" office:value-type="string" calcext:value-type="string" office:string-value="Shield necklace">
            <text:p>Shield necklace</text:p>
          </table:table-cell>
          <table:table-cell office:value-type="string" calcext:value-type="string">
            <text:p>skeleton_soldier</text:p>
          </table:table-cell>
          <table:table-cell table:style-name="ce29"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1" table:formula="of:=IFERROR(VLOOKUP([.C436];[enemies.A:enemies.L];12;0);&quot;&quot;)" office:value-type="float" calcext:value-type="float" office:value="12">
            <text:p>12</text:p>
          </table:table-cell>
          <table:table-cell table:number-columns-repeated="1024"/>
        </table:table-row>
        <table:table-row table:style-name="ro675">
          <table:table-cell office:value-type="string" calcext:value-type="string">
            <text:p><text:span text:style-name="T1105">flow weapon 12</text:span></text:p>
          </table:table-cell>
          <table:table-cell table:style-name="ce29" table:formula="of:=IFERROR(IFERROR(VLOOKUP([.A437];[items_equipment.A:items_equipment.B];2;0);VLOOKUP([.A437];[items_misc.A:items_misc.B];2;0));VLOOKUP([.A437];[items_consumable.A:items_consumable.B];2;0))" office:value-type="string" calcext:value-type="string" office:string-value="Scimitar">
            <text:p>Scimitar</text:p>
          </table:table-cell>
          <table:table-cell office:value-type="string" calcext:value-type="string">
            <text:p>skeleton_soldier</text:p>
          </table:table-cell>
          <table:table-cell table:style-name="ce29"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1" table:formula="of:=IFERROR(VLOOKUP([.C437];[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106">flow head 12</text:span></text:p>
          </table:table-cell>
          <table:table-cell table:style-name="ce29" table:formula="of:=IFERROR(IFERROR(VLOOKUP([.A438];[items_equipment.A:items_equipment.B];2;0);VLOOKUP([.A438];[items_misc.A:items_misc.B];2;0));VLOOKUP([.A438];[items_consumable.A:items_consumable.B];2;0))" office:value-type="string" calcext:value-type="string" office:string-value="Night cloth hood">
            <text:p>Night cloth hood</text:p>
          </table:table-cell>
          <table:table-cell office:value-type="string" calcext:value-type="string">
            <text:p>skeleton_soldier</text:p>
          </table:table-cell>
          <table:table-cell table:style-name="ce29"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1" table:formula="of:=IFERROR(VLOOKUP([.C438];[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107">flow body 12</text:span></text:p>
          </table:table-cell>
          <table:table-cell table:style-name="ce29" table:formula="of:=IFERROR(IFERROR(VLOOKUP([.A439];[items_equipment.A:items_equipment.B];2;0);VLOOKUP([.A439];[items_misc.A:items_misc.B];2;0));VLOOKUP([.A439];[items_consumable.A:items_consumable.B];2;0))" office:value-type="string" calcext:value-type="string" office:string-value="Night cloth uniform">
            <text:p>Night cloth uniform</text:p>
          </table:table-cell>
          <table:table-cell office:value-type="string" calcext:value-type="string">
            <text:p>skeleton_soldier</text:p>
          </table:table-cell>
          <table:table-cell table:style-name="ce29"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1" table:formula="of:=IFERROR(VLOOKUP([.C439];[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108">flow trinket 12</text:span></text:p>
          </table:table-cell>
          <table:table-cell table:style-name="ce29" table:formula="of:=IFERROR(IFERROR(VLOOKUP([.A440];[items_equipment.A:items_equipment.B];2;0);VLOOKUP([.A440];[items_misc.A:items_misc.B];2;0));VLOOKUP([.A440];[items_consumable.A:items_consumable.B];2;0))" office:value-type="string" calcext:value-type="string" office:string-value="Dagger necklace">
            <text:p>Dagger necklace</text:p>
          </table:table-cell>
          <table:table-cell office:value-type="string" calcext:value-type="string">
            <text:p>skeleton_soldier</text:p>
          </table:table-cell>
          <table:table-cell table:style-name="ce29"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1" table:formula="of:=IFERROR(VLOOKUP([.C440];[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109">mind weapon 12</text:span></text:p>
          </table:table-cell>
          <table:table-cell table:style-name="ce29" table:formula="of:=IFERROR(IFERROR(VLOOKUP([.A441];[items_equipment.A:items_equipment.B];2;0);VLOOKUP([.A441];[items_misc.A:items_misc.B];2;0));VLOOKUP([.A441];[items_consumable.A:items_consumable.B];2;0))" office:value-type="string" calcext:value-type="string" office:string-value="Staff">
            <text:p>Staff</text:p>
          </table:table-cell>
          <table:table-cell office:value-type="string" calcext:value-type="string">
            <text:p>fairy</text:p>
          </table:table-cell>
          <table:table-cell table:style-name="ce29" table:formula="of:=VLOOKUP([.C441];[enemies.A:enemies.B];2;0)" office:value-type="string" calcext:value-type="string" office:string-value="Fairy">
            <text:p>Fairy</text:p>
          </table:table-cell>
          <table:table-cell office:value-type="float" calcext:value-type="float" office:value="0.01">
            <text:p>0.01</text:p>
          </table:table-cell>
          <table:table-cell table:style-name="ce31" table:formula="of:=IFERROR(VLOOKUP([.C441];[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110">mind head 12</text:span></text:p>
          </table:table-cell>
          <table:table-cell table:style-name="ce29" table:formula="of:=IFERROR(IFERROR(VLOOKUP([.A442];[items_equipment.A:items_equipment.B];2;0);VLOOKUP([.A442];[items_misc.A:items_misc.B];2;0));VLOOKUP([.A442];[items_consumable.A:items_consumable.B];2;0))" office:value-type="string" calcext:value-type="string" office:string-value="Enchanted mage hat">
            <text:p>Enchanted mage hat</text:p>
          </table:table-cell>
          <table:table-cell office:value-type="string" calcext:value-type="string">
            <text:p>fairy</text:p>
          </table:table-cell>
          <table:table-cell table:style-name="ce29" table:formula="of:=VLOOKUP([.C442];[enemies.A:enemies.B];2;0)" office:value-type="string" calcext:value-type="string" office:string-value="Fairy">
            <text:p>Fairy</text:p>
          </table:table-cell>
          <table:table-cell office:value-type="float" calcext:value-type="float" office:value="0.01">
            <text:p>0.01</text:p>
          </table:table-cell>
          <table:table-cell table:style-name="ce31" table:formula="of:=IFERROR(VLOOKUP([.C442];[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111">mind body 12</text:span></text:p>
          </table:table-cell>
          <table:table-cell table:style-name="ce29" table:formula="of:=IFERROR(IFERROR(VLOOKUP([.A443];[items_equipment.A:items_equipment.B];2;0);VLOOKUP([.A443];[items_misc.A:items_misc.B];2;0));VLOOKUP([.A443];[items_consumable.A:items_consumable.B];2;0))" office:value-type="string" calcext:value-type="string" office:string-value="Enchanted mage suit">
            <text:p>Enchanted mage suit</text:p>
          </table:table-cell>
          <table:table-cell office:value-type="string" calcext:value-type="string">
            <text:p>fairy</text:p>
          </table:table-cell>
          <table:table-cell table:style-name="ce29" table:formula="of:=VLOOKUP([.C443];[enemies.A:enemies.B];2;0)" office:value-type="string" calcext:value-type="string" office:string-value="Fairy">
            <text:p>Fairy</text:p>
          </table:table-cell>
          <table:table-cell office:value-type="float" calcext:value-type="float" office:value="0.01">
            <text:p>0.01</text:p>
          </table:table-cell>
          <table:table-cell table:style-name="ce31" table:formula="of:=IFERROR(VLOOKUP([.C443];[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112">mind trinket 12</text:span></text:p>
          </table:table-cell>
          <table:table-cell table:style-name="ce29" table:formula="of:=IFERROR(IFERROR(VLOOKUP([.A444];[items_equipment.A:items_equipment.B];2;0);VLOOKUP([.A444];[items_misc.A:items_misc.B];2;0));VLOOKUP([.A444];[items_consumable.A:items_consumable.B];2;0))" office:value-type="string" calcext:value-type="string" office:string-value="Enchanted necklace">
            <text:p>Enchanted necklace</text:p>
          </table:table-cell>
          <table:table-cell office:value-type="string" calcext:value-type="string">
            <text:p>fairy</text:p>
          </table:table-cell>
          <table:table-cell table:style-name="ce29" table:formula="of:=VLOOKUP([.C444];[enemies.A:enemies.B];2;0)" office:value-type="string" calcext:value-type="string" office:string-value="Fairy">
            <text:p>Fairy</text:p>
          </table:table-cell>
          <table:table-cell office:value-type="float" calcext:value-type="float" office:value="0.01">
            <text:p>0.01</text:p>
          </table:table-cell>
          <table:table-cell table:style-name="ce31" table:formula="of:=IFERROR(VLOOKUP([.C444];[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113">soul weapon 12</text:span></text:p>
          </table:table-cell>
          <table:table-cell table:style-name="ce29" table:formula="of:=IFERROR(IFERROR(VLOOKUP([.A445];[items_equipment.A:items_equipment.B];2;0);VLOOKUP([.A445];[items_misc.A:items_misc.B];2;0));VLOOKUP([.A445];[items_consumable.A:items_consumable.B];2;0))" office:value-type="string" calcext:value-type="string" office:string-value="Holy mace">
            <text:p>Holy mace</text:p>
          </table:table-cell>
          <table:table-cell office:value-type="string" calcext:value-type="string">
            <text:p>fairy</text:p>
          </table:table-cell>
          <table:table-cell table:style-name="ce29" table:formula="of:=VLOOKUP([.C445];[enemies.A:enemies.B];2;0)" office:value-type="string" calcext:value-type="string" office:string-value="Fairy">
            <text:p>Fairy</text:p>
          </table:table-cell>
          <table:table-cell office:value-type="float" calcext:value-type="float" office:value="0.01">
            <text:p>0.01</text:p>
          </table:table-cell>
          <table:table-cell table:style-name="ce31" table:formula="of:=IFERROR(VLOOKUP([.C445];[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114">soul head 12</text:span></text:p>
          </table:table-cell>
          <table:table-cell table:style-name="ce29" table:formula="of:=IFERROR(IFERROR(VLOOKUP([.A446];[items_equipment.A:items_equipment.B];2;0);VLOOKUP([.A446];[items_misc.A:items_misc.B];2;0));VLOOKUP([.A446];[items_consumable.A:items_consumable.B];2;0))" office:value-type="string" calcext:value-type="string" office:string-value="Plastic halo">
            <text:p>Plastic halo</text:p>
          </table:table-cell>
          <table:table-cell office:value-type="string" calcext:value-type="string">
            <text:p>fairy</text:p>
          </table:table-cell>
          <table:table-cell table:style-name="ce29" table:formula="of:=VLOOKUP([.C446];[enemies.A:enemies.B];2;0)" office:value-type="string" calcext:value-type="string" office:string-value="Fairy">
            <text:p>Fairy</text:p>
          </table:table-cell>
          <table:table-cell office:value-type="float" calcext:value-type="float" office:value="0.01">
            <text:p>0.01</text:p>
          </table:table-cell>
          <table:table-cell table:style-name="ce31" table:formula="of:=IFERROR(VLOOKUP([.C446];[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115">soul body 12</text:span></text:p>
          </table:table-cell>
          <table:table-cell table:style-name="ce29" table:formula="of:=IFERROR(IFERROR(VLOOKUP([.A447];[items_equipment.A:items_equipment.B];2;0);VLOOKUP([.A447];[items_misc.A:items_misc.B];2;0));VLOOKUP([.A447];[items_consumable.A:items_consumable.B];2;0))" office:value-type="string" calcext:value-type="string" office:string-value="Plastic wings">
            <text:p>Plastic wings</text:p>
          </table:table-cell>
          <table:table-cell office:value-type="string" calcext:value-type="string">
            <text:p>fairy</text:p>
          </table:table-cell>
          <table:table-cell table:style-name="ce29" table:formula="of:=VLOOKUP([.C447];[enemies.A:enemies.B];2;0)" office:value-type="string" calcext:value-type="string" office:string-value="Fairy">
            <text:p>Fairy</text:p>
          </table:table-cell>
          <table:table-cell office:value-type="float" calcext:value-type="float" office:value="0.01">
            <text:p>0.01</text:p>
          </table:table-cell>
          <table:table-cell table:style-name="ce31" table:formula="of:=IFERROR(VLOOKUP([.C447];[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116">soul trinket 12</text:span></text:p>
          </table:table-cell>
          <table:table-cell table:style-name="ce29" table:formula="of:=IFERROR(IFERROR(VLOOKUP([.A448];[items_equipment.A:items_equipment.B];2;0);VLOOKUP([.A448];[items_misc.A:items_misc.B];2;0));VLOOKUP([.A448];[items_consumable.A:items_consumable.B];2;0))" office:value-type="string" calcext:value-type="string" office:string-value="Holy necklace">
            <text:p>Holy necklace</text:p>
          </table:table-cell>
          <table:table-cell office:value-type="string" calcext:value-type="string">
            <text:p>fairy</text:p>
          </table:table-cell>
          <table:table-cell table:style-name="ce29" table:formula="of:=VLOOKUP([.C448];[enemies.A:enemies.B];2;0)" office:value-type="string" calcext:value-type="string" office:string-value="Fairy">
            <text:p>Fairy</text:p>
          </table:table-cell>
          <table:table-cell office:value-type="float" calcext:value-type="float" office:value="0.01">
            <text:p>0.01</text:p>
          </table:table-cell>
          <table:table-cell table:style-name="ce31" table:formula="of:=IFERROR(VLOOKUP([.C448];[enemies.A:enemies.L];12;0);&quot;&quot;)" office:value-type="float" calcext:value-type="float" office:value="12">
            <text:p>12</text:p>
          </table:table-cell>
          <table:table-cell table:number-columns-repeated="1024"/>
        </table:table-row>
        <table:table-row table:style-name="ro687">
          <table:table-cell table:style-name="ce22" office:value-type="string" calcext:value-type="string">
            <text:p><text:span text:style-name="T1117">blue potion</text:span></text:p>
          </table:table-cell>
          <table:table-cell table:style-name="ce29" table:formula="of:=IFERROR(IFERROR(VLOOKUP([.A449];[items_equipment.A:items_equipment.B];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29"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1" table:formula="of:=IFERROR(VLOOKUP([.C449];[enemies.A:enemies.L];12;0);&quot;&quot;)" office:value-type="float" calcext:value-type="float" office:value="3">
            <text:p>3</text:p>
          </table:table-cell>
          <table:table-cell table:number-columns-repeated="1024"/>
        </table:table-row>
        <table:table-row table:style-name="ro688">
          <table:table-cell table:style-name="ce22" office:value-type="string" calcext:value-type="string">
            <text:p><text:span text:style-name="T1118">mind body 3</text:span></text:p>
          </table:table-cell>
          <table:table-cell table:style-name="ce29" table:formula="of:=IFERROR(IFERROR(VLOOKUP([.A450];[items_equipment.A:items_equipment.B];2;0);VLOOKUP([.A450];[items_misc.A:items_misc.B];2;0));VLOOKUP([.A450];[items_consumable.A:items_consumable.B];2;0))" office:value-type="string" calcext:value-type="string" office:string-value="Fine robe">
            <text:p>Fine robe</text:p>
          </table:table-cell>
          <table:table-cell office:value-type="string" calcext:value-type="string">
            <text:p>fairy_drunk</text:p>
          </table:table-cell>
          <table:table-cell table:style-name="ce29"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1" table:formula="of:=IFERROR(VLOOKUP([.C450];[enemies.A:enemies.L];12;0);&quot;&quot;)" office:value-type="float" calcext:value-type="float" office:value="3">
            <text:p>3</text:p>
          </table:table-cell>
          <table:table-cell table:number-columns-repeated="1024"/>
        </table:table-row>
        <table:table-row table:style-name="ro689">
          <table:table-cell table:style-name="ce22" office:value-type="string" calcext:value-type="string">
            <text:p><text:span text:style-name="T1119">mind head 3</text:span></text:p>
          </table:table-cell>
          <table:table-cell table:style-name="ce29" table:formula="of:=IFERROR(IFERROR(VLOOKUP([.A451];[items_equipment.A:items_equipment.B];2;0);VLOOKUP([.A451];[items_misc.A:items_misc.B];2;0));VLOOKUP([.A451];[items_consumable.A:items_consumable.B];2;0))" office:value-type="string" calcext:value-type="string" office:string-value="Fine pointy hat">
            <text:p>Fine pointy hat</text:p>
          </table:table-cell>
          <table:table-cell office:value-type="string" calcext:value-type="string">
            <text:p>fairy_drunk</text:p>
          </table:table-cell>
          <table:table-cell table:style-name="ce29"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1" table:formula="of:=IFERROR(VLOOKUP([.C451];[enemies.A:enemies.L];12;0);&quot;&quot;)" office:value-type="float" calcext:value-type="float" office:value="3">
            <text:p>3</text:p>
          </table:table-cell>
          <table:table-cell table:number-columns-repeated="1024"/>
        </table:table-row>
        <table:table-row table:style-name="ro690">
          <table:table-cell table:style-name="ce22" office:value-type="string" calcext:value-type="string">
            <text:p><text:span text:style-name="T1120">mind trinket 3</text:span></text:p>
          </table:table-cell>
          <table:table-cell table:style-name="ce29" table:formula="of:=IFERROR(IFERROR(VLOOKUP([.A452];[items_equipment.A:items_equipment.B];2;0);VLOOKUP([.A452];[items_misc.A:items_misc.B];2;0));VLOOKUP([.A452];[items_consumable.A:items_consumable.B];2;0))" office:value-type="string" calcext:value-type="string" office:string-value="Notebook">
            <text:p>Notebook</text:p>
          </table:table-cell>
          <table:table-cell office:value-type="string" calcext:value-type="string">
            <text:p>fairy_drunk</text:p>
          </table:table-cell>
          <table:table-cell table:style-name="ce29"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1" table:formula="of:=IFERROR(VLOOKUP([.C452];[enemies.A:enemies.L];12;0);&quot;&quot;)" office:value-type="float" calcext:value-type="float" office:value="3">
            <text:p>3</text:p>
          </table:table-cell>
          <table:table-cell table:number-columns-repeated="1024"/>
        </table:table-row>
        <table:table-row table:style-name="ro691">
          <table:table-cell table:style-name="ce22" office:value-type="string" calcext:value-type="string">
            <text:p><text:span text:style-name="T1121">mind weapon 3</text:span></text:p>
          </table:table-cell>
          <table:table-cell table:style-name="ce29" table:formula="of:=IFERROR(IFERROR(VLOOKUP([.A453];[items_equipment.A:items_equipment.B];2;0);VLOOKUP([.A453];[items_misc.A:items_misc.B];2;0));VLOOKUP([.A453];[items_consumable.A:items_consumable.B];2;0))" office:value-type="string" calcext:value-type="string" office:string-value="Simple wand">
            <text:p>Simple wand</text:p>
          </table:table-cell>
          <table:table-cell office:value-type="string" calcext:value-type="string">
            <text:p>fairy_drunk</text:p>
          </table:table-cell>
          <table:table-cell table:style-name="ce29"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1" table:formula="of:=IFERROR(VLOOKUP([.C453];[enemies.A:enemies.L];12;0);&quot;&quot;)" office:value-type="float" calcext:value-type="float" office:value="3">
            <text:p>3</text:p>
          </table:table-cell>
          <table:table-cell table:number-columns-repeated="1024"/>
        </table:table-row>
        <table:table-row table:style-name="ro692">
          <table:table-cell table:style-name="ce22" office:value-type="string" calcext:value-type="string">
            <text:p><text:span text:style-name="T1122">red potion</text:span></text:p>
          </table:table-cell>
          <table:table-cell table:style-name="ce29" table:formula="of:=IFERROR(IFERROR(VLOOKUP([.A454];[items_equipment.A:items_equipment.B];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29"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1" table:formula="of:=IFERROR(VLOOKUP([.C454];[enemies.A:enemies.L];12;0);&quot;&quot;)" office:value-type="float" calcext:value-type="float" office:value="3">
            <text:p>3</text:p>
          </table:table-cell>
          <table:table-cell table:number-columns-repeated="1024"/>
        </table:table-row>
        <table:table-row table:style-name="ro693">
          <table:table-cell table:style-name="ce22" office:value-type="string" calcext:value-type="string">
            <text:p>tree_branch</text:p>
          </table:table-cell>
          <table:table-cell table:style-name="ce29" table:formula="of:=IFERROR(IFERROR(VLOOKUP([.A455];[items_equipment.A:items_equipment.B];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29"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1" table:formula="of:=IFERROR(VLOOKUP([.C455];[enemies.A:enemies.L];12;0);&quot;&quot;)" office:value-type="float" calcext:value-type="float" office:value="1">
            <text:p>1</text:p>
          </table:table-cell>
          <table:table-cell table:number-columns-repeated="1024"/>
        </table:table-row>
        <table:table-row table:style-name="ro694">
          <table:table-cell table:style-name="ce22" office:value-type="string" calcext:value-type="string">
            <text:p>tree_root</text:p>
          </table:table-cell>
          <table:table-cell table:style-name="ce29" table:formula="of:=IFERROR(IFERROR(VLOOKUP([.A456];[items_equipment.A:items_equipment.B];2;0);VLOOKUP([.A456];[items_misc.A:items_misc.B];2;0));VLOOKUP([.A456];[items_consumable.A:items_consumable.B];2;0))" office:value-type="string" calcext:value-type="string" office:string-value="Tree root">
            <text:p>Tree root</text:p>
          </table:table-cell>
          <table:table-cell table:style-name="ce22" office:value-type="string" calcext:value-type="string">
            <text:p>wood_stump</text:p>
          </table:table-cell>
          <table:table-cell table:style-name="ce29"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456];[enemies.A:enemies.L];12;0);&quot;&quot;)" office:value-type="float" calcext:value-type="float" office:value="1">
            <text:p>1</text:p>
          </table:table-cell>
          <table:table-cell table:number-columns-repeated="1024"/>
        </table:table-row>
        <table:table-row table:style-name="ro695">
          <table:table-cell table:style-name="ce22" office:value-type="string" calcext:value-type="string">
            <text:p>tree_root</text:p>
          </table:table-cell>
          <table:table-cell table:style-name="ce29" table:formula="of:=IFERROR(IFERROR(VLOOKUP([.A457];[items_equipment.A:items_equipment.B];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29"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1" table:formula="of:=IFERROR(VLOOKUP([.C457];[enemies.A:enemies.L];12;0);&quot;&quot;)" office:value-type="float" calcext:value-type="float" office:value="7">
            <text:p>7</text:p>
          </table:table-cell>
          <table:table-cell table:number-columns-repeated="1024"/>
        </table:table-row>
        <table:table-row table:style-name="ro696">
          <table:table-cell table:style-name="ce22" office:value-type="string" calcext:value-type="string">
            <text:p>rusty_axe</text:p>
          </table:table-cell>
          <table:table-cell table:style-name="ce29" table:formula="of:=IFERROR(IFERROR(VLOOKUP([.A458];[items_equipment.A:items_equipment.B];2;0);VLOOKUP([.A458];[items_misc.A:items_misc.B];2;0));VLOOKUP([.A458];[items_consumable.A:items_consumable.B];2;0))" office:value-type="string" calcext:value-type="string" office:string-value="Rusty axe">
            <text:p>Rusty axe</text:p>
          </table:table-cell>
          <table:table-cell table:style-name="ce26" office:value-type="string" calcext:value-type="string">
            <text:p>wood_stump_large</text:p>
          </table:table-cell>
          <table:table-cell table:style-name="ce29"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1" table:formula="of:=IFERROR(VLOOKUP([.C458];[enemies.A:enemies.L];12;0);&quot;&quot;)" office:value-type="float" calcext:value-type="float" office:value="7">
            <text:p>7</text:p>
          </table:table-cell>
          <table:table-cell table:number-columns-repeated="1024"/>
        </table:table-row>
        <table:table-row table:style-name="ro697">
          <table:table-cell table:number-columns-repeated="2"/>
          <table:table-cell/>
          <table:table-cell/>
          <table:table-cell table:style-name="ce28"/>
          <table:table-cell table:number-columns-repeated="1024"/>
        </table:table-row>
        <table:table-row table:style-name="ro698">
          <table:table-cell table:number-columns-repeated="2"/>
          <table:table-cell/>
          <table:table-cell/>
          <table:table-cell table:style-name="ce28"/>
          <table:table-cell table:number-columns-repeated="1024"/>
        </table:table-row>
        <table:table-row table:style-name="ro699">
          <table:table-cell table:number-columns-repeated="2"/>
          <table:table-cell/>
          <table:table-cell/>
          <table:table-cell table:style-name="ce28"/>
          <table:table-cell table:number-columns-repeated="1024"/>
        </table:table-row>
        <table:table-row table:style-name="ro700">
          <table:table-cell table:number-columns-repeated="2"/>
          <table:table-cell/>
          <table:table-cell/>
          <table:table-cell table:style-name="ce28"/>
          <table:table-cell table:number-columns-repeated="1024"/>
        </table:table-row>
        <table:table-row table:style-name="ro701">
          <table:table-cell table:style-name="ce22"/>
          <table:table-cell table:style-name="ce29"/>
          <table:table-cell/>
          <table:table-cell table:style-name="ce29"/>
          <table:table-cell/>
          <table:table-cell table:style-name="ce31"/>
          <table:table-cell table:number-columns-repeated="1024"/>
        </table:table-row>
        <table:table-row table:style-name="ro702">
          <table:table-cell table:style-name="ce22"/>
          <table:table-cell table:style-name="ce29"/>
          <table:table-cell/>
          <table:table-cell table:style-name="ce29"/>
          <table:table-cell/>
          <table:table-cell table:style-name="ce31"/>
          <table:table-cell table:number-columns-repeated="1024"/>
        </table:table-row>
        <table:table-row table:style-name="ro703">
          <table:table-cell table:style-name="ce22"/>
          <table:table-cell table:style-name="ce29"/>
          <table:table-cell/>
          <table:table-cell table:style-name="ce29"/>
          <table:table-cell/>
          <table:table-cell table:style-name="ce31"/>
          <table:table-cell table:number-columns-repeated="1024"/>
        </table:table-row>
        <table:table-row table:style-name="ro704">
          <table:table-cell table:style-name="ce22"/>
          <table:table-cell table:style-name="ce29"/>
          <table:table-cell/>
          <table:table-cell table:style-name="ce29"/>
          <table:table-cell/>
          <table:table-cell table:style-name="ce31"/>
          <table:table-cell table:number-columns-repeated="1024"/>
        </table:table-row>
        <table:table-row table:style-name="ro705">
          <table:table-cell/>
          <table:table-cell table:style-name="ce29"/>
          <table:table-cell/>
          <table:table-cell table:style-name="ce29"/>
          <table:table-cell/>
          <table:table-cell table:style-name="ce31"/>
          <table:table-cell table:number-columns-repeated="1024"/>
        </table:table-row>
        <table:table-row table:style-name="ro238">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07">
          <table:table-cell table:style-name="ce17" office:value-type="string" calcext:value-type="string">
            <text:p>npc_id</text:p>
          </table:table-cell>
          <table:table-cell office:value-type="string" calcext:value-type="string">
            <text:p><text:span text:style-name="T1136">name</text:span></text:p>
          </table:table-cell>
          <table:table-cell office:value-type="string" calcext:value-type="string">
            <text:p><text:span text:style-name="T1137">hp_max</text:span></text:p>
          </table:table-cell>
          <table:table-cell office:value-type="string" calcext:value-type="string">
            <text:p><text:span text:style-name="T1138">mp_max</text:span></text:p>
          </table:table-cell>
          <table:table-cell office:value-type="string" calcext:value-type="string">
            <text:p><text:span text:style-name="T1139">grit</text:span></text:p>
          </table:table-cell>
          <table:table-cell office:value-type="string" calcext:value-type="string">
            <text:p><text:span text:style-name="T1140">flow</text:span></text:p>
          </table:table-cell>
          <table:table-cell office:value-type="string" calcext:value-type="string">
            <text:p><text:span text:style-name="T1141">mind</text:span></text:p>
          </table:table-cell>
          <table:table-cell office:value-type="string" calcext:value-type="string">
            <text:p><text:span text:style-name="T1142">soul</text:span></text:p>
          </table:table-cell>
          <table:table-cell office:value-type="string" calcext:value-type="string">
            <text:p><text:span text:style-name="T1143">armor</text:span></text:p>
          </table:table-cell>
          <table:table-cell office:value-type="string" calcext:value-type="string">
            <text:p><text:span text:style-name="T1144">marmor</text:span></text:p>
          </table:table-cell>
          <table:table-cell office:value-type="string" calcext:value-type="string">
            <text:p><text:span text:style-name="T1145">exp</text:span></text:p>
          </table:table-cell>
          <table:table-cell office:value-type="string" calcext:value-type="string">
            <text:p><text:span text:style-name="T1146">lvl</text:span></text:p>
          </table:table-cell>
          <table:table-cell table:style-name="ce16" office:value-type="string" calcext:value-type="string">
            <text:p><text:span text:style-name="T1147">LOOT</text:span><text:span text:style-name="T1148">
</text:span><text:span text:style-name="T1149">AMOUT</text:span></text:p>
          </table:table-cell>
          <table:table-cell table:style-name="ce32" office:value-type="string" calcext:value-type="string">
            <text:p>SKILL AMOUNT </text:p>
          </table:table-cell>
          <table:table-cell office:value-type="string" calcext:value-type="string">
            <text:p><text:span text:style-name="T1150">description</text:span></text:p>
          </table:table-cell>
          <table:table-cell table:number-columns-repeated="1024"/>
        </table:table-row>
        <table:table-row table:style-name="ro708">
          <table:table-cell office:value-type="string" calcext:value-type="string">
            <text:p><text:span text:style-name="T1151">tutorial_enemy_1</text:span></text:p>
          </table:table-cell>
          <table:table-cell office:value-type="string" calcext:value-type="string">
            <text:p><text:span text:style-name="T1152">Tiny mouse</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1" table:formula="of:=COUNTIF([loot.C:loot.C];[.A2])" office:value-type="float" calcext:value-type="float" office:value="1">
            <text:p>1</text:p>
          </table:table-cell>
          <table:table-cell table:style-name="ce11" table:formula="of:=COUNTIF([enemy_skills.A:enemy_skills.A];[.A2])" office:value-type="float" calcext:value-type="float" office:value="1">
            <text:p>1</text:p>
          </table:table-cell>
          <table:table-cell office:value-type="string" calcext:value-type="string">
            <text:p><text:span text:style-name="T1153">Such a tiny cute creature has to die huh?</text:span></text:p>
          </table:table-cell>
          <table:table-cell table:number-columns-repeated="1024"/>
        </table:table-row>
        <table:table-row table:style-name="ro709">
          <table:table-cell office:value-type="string" calcext:value-type="string">
            <text:p><text:span text:style-name="T1154">shroom</text:span></text:p>
          </table:table-cell>
          <table:table-cell office:value-type="string" calcext:value-type="string">
            <text:p><text:span text:style-name="T1155">Shroom</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3])" office:value-type="float" calcext:value-type="float" office:value="18">
            <text:p>18</text:p>
          </table:table-cell>
          <table:table-cell table:style-name="ce11" table:formula="of:=COUNTIF([enemy_skills.A:enemy_skills.A];[.A3])" office:value-type="float" calcext:value-type="float" office:value="1">
            <text:p>1</text:p>
          </table:table-cell>
          <table:table-cell office:value-type="string" calcext:value-type="string">
            <text:p><text:span text:style-name="T1156">A tiny orange mushroom. How cute!</text:span></text:p>
          </table:table-cell>
          <table:table-cell table:number-columns-repeated="1024"/>
        </table:table-row>
        <table:table-row table:style-name="ro710">
          <table:table-cell office:value-type="string" calcext:value-type="string">
            <text:p><text:span text:style-name="T1157">rat</text:span></text:p>
          </table:table-cell>
          <table:table-cell office:value-type="string" calcext:value-type="string">
            <text:p><text:span text:style-name="T1158">Ra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4])" office:value-type="float" calcext:value-type="float" office:value="18">
            <text:p>18</text:p>
          </table:table-cell>
          <table:table-cell table:style-name="ce11" table:formula="of:=COUNTIF([enemy_skills.A:enemy_skills.A];[.A4])" office:value-type="float" calcext:value-type="float" office:value="1">
            <text:p>1</text:p>
          </table:table-cell>
          <table:table-cell office:value-type="string" calcext:value-type="string">
            <text:p><text:span text:style-name="T1159">A small stinky rat. Ew!</text:span></text:p>
          </table:table-cell>
          <table:table-cell table:number-columns-repeated="1024"/>
        </table:table-row>
        <table:table-row table:style-name="ro711">
          <table:table-cell office:value-type="string" calcext:value-type="string">
            <text:p><text:span text:style-name="T1160">spore</text:span></text:p>
          </table:table-cell>
          <table:table-cell office:value-type="string" calcext:value-type="string">
            <text:p><text:span text:style-name="T1161">Spore</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5])" office:value-type="float" calcext:value-type="float" office:value="18">
            <text:p>18</text:p>
          </table:table-cell>
          <table:table-cell table:style-name="ce11" table:formula="of:=COUNTIF([enemy_skills.A:enemy_skills.A];[.A5])" office:value-type="float" calcext:value-type="float" office:value="1">
            <text:p>1</text:p>
          </table:table-cell>
          <table:table-cell office:value-type="string" calcext:value-type="string">
            <text:p><text:span text:style-name="T1162">A ball of fluff.</text:span></text:p>
          </table:table-cell>
          <table:table-cell table:number-columns-repeated="1024"/>
        </table:table-row>
        <table:table-row table:style-name="ro712">
          <table:table-cell table:style-name="ce17" office:value-type="string" calcext:value-type="string">
            <text:p>wood_stump</text:p>
          </table:table-cell>
          <table:table-cell office:value-type="string" calcext:value-type="string">
            <text:p><text:span text:style-name="T1163">Wood Stump</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6])" office:value-type="float" calcext:value-type="float" office:value="20">
            <text:p>20</text:p>
          </table:table-cell>
          <table:table-cell table:style-name="ce11" table:formula="of:=COUNTIF([enemy_skills.A:enemy_skills.A];[.A6])" office:value-type="float" calcext:value-type="float" office:value="1">
            <text:p>1</text:p>
          </table:table-cell>
          <table:table-cell office:value-type="string" calcext:value-type="string">
            <text:p><text:span text:style-name="T1164">A moving table?</text:span></text:p>
          </table:table-cell>
          <table:table-cell table:number-columns-repeated="1024"/>
        </table:table-row>
        <table:table-row table:style-name="ro713">
          <table:table-cell office:value-type="string" calcext:value-type="string">
            <text:p><text:span text:style-name="T1165">snail</text:span></text:p>
          </table:table-cell>
          <table:table-cell office:value-type="string" calcext:value-type="string">
            <text:p><text:span text:style-name="T1166">Snail</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7])" office:value-type="float" calcext:value-type="float" office:value="18">
            <text:p>18</text:p>
          </table:table-cell>
          <table:table-cell table:style-name="ce11" table:formula="of:=COUNTIF([enemy_skills.A:enemy_skills.A];[.A7])" office:value-type="float" calcext:value-type="float" office:value="1">
            <text:p>1</text:p>
          </table:table-cell>
          <table:table-cell office:value-type="string" calcext:value-type="string">
            <text:p><text:span text:style-name="T1167">A slow moving house.</text:span></text:p>
          </table:table-cell>
          <table:table-cell table:number-columns-repeated="1024"/>
        </table:table-row>
        <table:table-row table:style-name="ro714">
          <table:table-cell office:value-type="string" calcext:value-type="string">
            <text:p><text:span text:style-name="T1168">orange_mushroom</text:span></text:p>
          </table:table-cell>
          <table:table-cell office:value-type="string" calcext:value-type="string">
            <text:p><text:span text:style-name="T1169">Orange Mushroom</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8])" office:value-type="float" calcext:value-type="float" office:value="18">
            <text:p>18</text:p>
          </table:table-cell>
          <table:table-cell table:style-name="ce11" table:formula="of:=COUNTIF([enemy_skills.A:enemy_skills.A];[.A8])" office:value-type="float" calcext:value-type="float" office:value="1">
            <text:p>1</text:p>
          </table:table-cell>
          <table:table-cell office:value-type="string" calcext:value-type="string">
            <text:p><text:span text:style-name="T1170">A larger orange mushroom, this one is feisty!</text:span></text:p>
          </table:table-cell>
          <table:table-cell table:number-columns-repeated="1024"/>
        </table:table-row>
        <table:table-row table:style-name="ro715">
          <table:table-cell office:value-type="string" calcext:value-type="string">
            <text:p><text:span text:style-name="T1171">green_slime</text:span></text:p>
          </table:table-cell>
          <table:table-cell office:value-type="string" calcext:value-type="string">
            <text:p><text:span text:style-name="T1172">Green Slime</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9])" office:value-type="float" calcext:value-type="float" office:value="18">
            <text:p>18</text:p>
          </table:table-cell>
          <table:table-cell table:style-name="ce11" table:formula="of:=COUNTIF([enemy_skills.A:enemy_skills.A];[.A9])" office:value-type="float" calcext:value-type="float" office:value="1">
            <text:p>1</text:p>
          </table:table-cell>
          <table:table-cell office:value-type="string" calcext:value-type="string">
            <text:p><text:span text:style-name="T1173">A small glob of goo.</text:span></text:p>
          </table:table-cell>
          <table:table-cell table:number-columns-repeated="1024"/>
        </table:table-row>
        <table:table-row table:style-name="ro716">
          <table:table-cell office:value-type="string" calcext:value-type="string">
            <text:p><text:span text:style-name="T1174">spider</text:span></text:p>
          </table:table-cell>
          <table:table-cell office:value-type="string" calcext:value-type="string">
            <text:p><text:span text:style-name="T1175">Spider</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10])" office:value-type="float" calcext:value-type="float" office:value="18">
            <text:p>18</text:p>
          </table:table-cell>
          <table:table-cell table:style-name="ce11" table:formula="of:=COUNTIF([enemy_skills.A:enemy_skills.A];[.A10])" office:value-type="float" calcext:value-type="float" office:value="1">
            <text:p>1</text:p>
          </table:table-cell>
          <table:table-cell office:value-type="string" calcext:value-type="string">
            <text:p><text:span text:style-name="T1176">A eight eyed, eight legged creature. What more to say?</text:span></text:p>
          </table:table-cell>
          <table:table-cell table:number-columns-repeated="1024"/>
        </table:table-row>
        <table:table-row table:style-name="ro717">
          <table:table-cell office:value-type="string" calcext:value-type="string">
            <text:p><text:span text:style-name="T1177">wandering_rock</text:span></text:p>
          </table:table-cell>
          <table:table-cell office:value-type="string" calcext:value-type="string">
            <text:p><text:span text:style-name="T1178">Wandering Rock</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11])" office:value-type="float" calcext:value-type="float" office:value="18">
            <text:p>18</text:p>
          </table:table-cell>
          <table:table-cell table:style-name="ce11" table:formula="of:=COUNTIF([enemy_skills.A:enemy_skills.A];[.A11])" office:value-type="float" calcext:value-type="float" office:value="1">
            <text:p>1</text:p>
          </table:table-cell>
          <table:table-cell office:value-type="string" calcext:value-type="string">
            <text:p><text:span text:style-name="T1179">A pile of rocks seemingly glued together. Wait its moving?!</text:span></text:p>
          </table:table-cell>
          <table:table-cell table:number-columns-repeated="1024"/>
        </table:table-row>
        <table:table-row table:style-name="ro718">
          <table:table-cell office:value-type="string" calcext:value-type="string">
            <text:p><text:span text:style-name="T1180">pig</text:span></text:p>
          </table:table-cell>
          <table:table-cell office:value-type="string" calcext:value-type="string">
            <text:p><text:span text:style-name="T1181">Pig</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12])" office:value-type="float" calcext:value-type="float" office:value="18">
            <text:p>18</text:p>
          </table:table-cell>
          <table:table-cell table:style-name="ce11" table:formula="of:=COUNTIF([enemy_skills.A:enemy_skills.A];[.A12])" office:value-type="float" calcext:value-type="float" office:value="1">
            <text:p>1</text:p>
          </table:table-cell>
          <table:table-cell office:value-type="string" calcext:value-type="string">
            <text:p><text:span text:style-name="T1182">A pink rotunt dog.</text:span></text:p>
          </table:table-cell>
          <table:table-cell table:number-columns-repeated="1024"/>
        </table:table-row>
        <table:table-row table:style-name="ro719">
          <table:table-cell office:value-type="string" calcext:value-type="string">
            <text:p><text:span text:style-name="T1183">blue_mushroom</text:span></text:p>
          </table:table-cell>
          <table:table-cell office:value-type="string" calcext:value-type="string">
            <text:p><text:span text:style-name="T1184">Blue Mushroom</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3])" office:value-type="float" calcext:value-type="float" office:value="18">
            <text:p>18</text:p>
          </table:table-cell>
          <table:table-cell table:style-name="ce11" table:formula="of:=COUNTIF([enemy_skills.A:enemy_skills.A];[.A13])" office:value-type="float" calcext:value-type="float" office:value="1">
            <text:p>1</text:p>
          </table:table-cell>
          <table:table-cell office:value-type="string" calcext:value-type="string">
            <text:p><text:span text:style-name="T1185">A bulky blue mushroom.</text:span></text:p>
          </table:table-cell>
          <table:table-cell table:number-columns-repeated="1024"/>
        </table:table-row>
        <table:table-row table:style-name="ro720">
          <table:table-cell office:value-type="string" calcext:value-type="string">
            <text:p><text:span text:style-name="T1186">octopus</text:span></text:p>
          </table:table-cell>
          <table:table-cell office:value-type="string" calcext:value-type="string">
            <text:p><text:span text:style-name="T1187">Octopus</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4])" office:value-type="float" calcext:value-type="float" office:value="18">
            <text:p>18</text:p>
          </table:table-cell>
          <table:table-cell table:style-name="ce11" table:formula="of:=COUNTIF([enemy_skills.A:enemy_skills.A];[.A14])" office:value-type="float" calcext:value-type="float" office:value="1">
            <text:p>1</text:p>
          </table:table-cell>
          <table:table-cell office:value-type="string" calcext:value-type="string">
            <text:p><text:span text:style-name="T1188">A big slimy floating octopus, atleast you are 50% certain its not a beholder.</text:span></text:p>
          </table:table-cell>
          <table:table-cell table:number-columns-repeated="1024"/>
        </table:table-row>
        <table:table-row table:style-name="ro721">
          <table:table-cell office:value-type="string" calcext:value-type="string">
            <text:p><text:span text:style-name="T1189">blue_slime</text:span></text:p>
          </table:table-cell>
          <table:table-cell office:value-type="string" calcext:value-type="string">
            <text:p><text:span text:style-name="T1190">Blue Slime</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5])" office:value-type="float" calcext:value-type="float" office:value="18">
            <text:p>18</text:p>
          </table:table-cell>
          <table:table-cell table:style-name="ce11" table:formula="of:=COUNTIF([enemy_skills.A:enemy_skills.A];[.A15])" office:value-type="float" calcext:value-type="float" office:value="1">
            <text:p>1</text:p>
          </table:table-cell>
          <table:table-cell office:value-type="string" calcext:value-type="string">
            <text:p><text:span text:style-name="T1191">A slimy blue glob stinks of sewage.</text:span></text:p>
          </table:table-cell>
          <table:table-cell table:number-columns-repeated="1024"/>
        </table:table-row>
        <table:table-row table:style-name="ro722">
          <table:table-cell office:value-type="string" calcext:value-type="string">
            <text:p><text:span text:style-name="T1192">red_slime</text:span></text:p>
          </table:table-cell>
          <table:table-cell office:value-type="string" calcext:value-type="string">
            <text:p><text:span text:style-name="T1193">Red Slime</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6])" office:value-type="float" calcext:value-type="float" office:value="18">
            <text:p>18</text:p>
          </table:table-cell>
          <table:table-cell table:style-name="ce11" table:formula="of:=COUNTIF([enemy_skills.A:enemy_skills.A];[.A16])" office:value-type="float" calcext:value-type="float" office:value="1">
            <text:p>1</text:p>
          </table:table-cell>
          <table:table-cell office:value-type="string" calcext:value-type="string">
            <text:p><text:span text:style-name="T1194">A red glob of heat. Is it on fire?</text:span></text:p>
          </table:table-cell>
          <table:table-cell table:number-columns-repeated="1024"/>
        </table:table-row>
        <table:table-row table:style-name="ro723">
          <table:table-cell office:value-type="string" calcext:value-type="string">
            <text:p><text:span text:style-name="T1195">red_cap</text:span></text:p>
          </table:table-cell>
          <table:table-cell office:value-type="string" calcext:value-type="string">
            <text:p><text:span text:style-name="T1196">Red Cap</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7])" office:value-type="float" calcext:value-type="float" office:value="18">
            <text:p>18</text:p>
          </table:table-cell>
          <table:table-cell table:style-name="ce11" table:formula="of:=COUNTIF([enemy_skills.A:enemy_skills.A];[.A17])" office:value-type="float" calcext:value-type="float" office:value="1">
            <text:p>1</text:p>
          </table:table-cell>
          <table:table-cell office:value-type="string" calcext:value-type="string">
            <text:p><text:span text:style-name="T1197">Is this a reskin of orange mushroom?</text:span></text:p>
          </table:table-cell>
          <table:table-cell table:number-columns-repeated="1024"/>
        </table:table-row>
        <table:table-row table:style-name="ro724">
          <table:table-cell office:value-type="string" calcext:value-type="string">
            <text:p><text:span text:style-name="T1198">evil_eye</text:span></text:p>
          </table:table-cell>
          <table:table-cell office:value-type="string" calcext:value-type="string">
            <text:p><text:span text:style-name="T1199">Evil Eye</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18])" office:value-type="float" calcext:value-type="float" office:value="18">
            <text:p>18</text:p>
          </table:table-cell>
          <table:table-cell table:style-name="ce11" table:formula="of:=COUNTIF([enemy_skills.A:enemy_skills.A];[.A18])" office:value-type="float" calcext:value-type="float" office:value="1">
            <text:p>1</text:p>
          </table:table-cell>
          <table:table-cell office:value-type="string" calcext:value-type="string">
            <text:p><text:span text:style-name="T1200">A one eyed snake with two arms.</text:span></text:p>
          </table:table-cell>
          <table:table-cell table:number-columns-repeated="1024"/>
        </table:table-row>
        <table:table-row table:style-name="ro725">
          <table:table-cell office:value-type="string" calcext:value-type="string">
            <text:p><text:span text:style-name="T1201">thief</text:span></text:p>
          </table:table-cell>
          <table:table-cell office:value-type="string" calcext:value-type="string">
            <text:p><text:span text:style-name="T1202">Thief</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19])" office:value-type="float" calcext:value-type="float" office:value="18">
            <text:p>18</text:p>
          </table:table-cell>
          <table:table-cell table:style-name="ce11" table:formula="of:=COUNTIF([enemy_skills.A:enemy_skills.A];[.A19])" office:value-type="float" calcext:value-type="float" office:value="1">
            <text:p>1</text:p>
          </table:table-cell>
          <table:table-cell office:value-type="string" calcext:value-type="string">
            <text:p><text:span text:style-name="T1203">A ragged man with a dull knife.</text:span></text:p>
          </table:table-cell>
          <table:table-cell table:number-columns-repeated="1024"/>
        </table:table-row>
        <table:table-row table:style-name="ro726">
          <table:table-cell office:value-type="string" calcext:value-type="string">
            <text:p><text:span text:style-name="T1204">horned_mushroom</text:span></text:p>
          </table:table-cell>
          <table:table-cell office:value-type="string" calcext:value-type="string">
            <text:p><text:span text:style-name="T1205">Horned Mushroom</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20])" office:value-type="float" calcext:value-type="float" office:value="18">
            <text:p>18</text:p>
          </table:table-cell>
          <table:table-cell table:style-name="ce11" table:formula="of:=COUNTIF([enemy_skills.A:enemy_skills.A];[.A20])" office:value-type="float" calcext:value-type="float" office:value="1">
            <text:p>1</text:p>
          </table:table-cell>
          <table:table-cell office:value-type="string" calcext:value-type="string">
            <text:p><text:span text:style-name="T1206">A big mushroom with spiky horns growing out of its blue cap.</text:span></text:p>
          </table:table-cell>
          <table:table-cell table:number-columns-repeated="1024"/>
        </table:table-row>
        <table:table-row table:style-name="ro727">
          <table:table-cell office:value-type="string" calcext:value-type="string">
            <text:p><text:span text:style-name="T1207">skeleton_1</text:span></text:p>
          </table:table-cell>
          <table:table-cell office:value-type="string" calcext:value-type="string">
            <text:p><text:span text:style-name="T1208">Skeleton</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21])" office:value-type="float" calcext:value-type="float" office:value="24">
            <text:p>24</text:p>
          </table:table-cell>
          <table:table-cell table:style-name="ce11" table:formula="of:=COUNTIF([enemy_skills.A:enemy_skills.A];[.A21])" office:value-type="float" calcext:value-type="float" office:value="1">
            <text:p>1</text:p>
          </table:table-cell>
          <table:table-cell office:value-type="string" calcext:value-type="string">
            <text:p><text:span text:style-name="T1209">The moving skeletal remains of some humanoid creature.</text:span></text:p>
          </table:table-cell>
          <table:table-cell table:number-columns-repeated="1024"/>
        </table:table-row>
        <table:table-row table:style-name="ro728">
          <table:table-cell office:value-type="string" calcext:value-type="string">
            <text:p><text:span text:style-name="T1210">skeleton_mage</text:span></text:p>
          </table:table-cell>
          <table:table-cell office:value-type="string" calcext:value-type="string">
            <text:p><text:span text:style-name="T1211">Skeletal Sourcerer</text:span></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22])" office:value-type="float" calcext:value-type="float" office:value="13">
            <text:p>13</text:p>
          </table:table-cell>
          <table:table-cell table:style-name="ce11" table:formula="of:=COUNTIF([enemy_skills.A:enemy_skills.A];[.A22])" office:value-type="float" calcext:value-type="float" office:value="1">
            <text:p>1</text:p>
          </table:table-cell>
          <table:table-cell office:value-type="string" calcext:value-type="string">
            <text:p><text:span text:style-name="T1212">The moving skeletal remains of some humanoid creature, dressed in a robe this time.</text:span></text:p>
          </table:table-cell>
          <table:table-cell table:number-columns-repeated="1024"/>
        </table:table-row>
        <table:table-row table:style-name="ro729">
          <table:table-cell office:value-type="string" calcext:value-type="string">
            <text:p><text:span text:style-name="T1213">mushroom_soldier</text:span></text:p>
          </table:table-cell>
          <table:table-cell office:value-type="string" calcext:value-type="string">
            <text:p><text:span text:style-name="T1214">Mushroom Soldier</text:span></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3])" office:value-type="float" calcext:value-type="float" office:value="5">
            <text:p>5</text:p>
          </table:table-cell>
          <table:table-cell table:style-name="ce11" table:formula="of:=COUNTIF([enemy_skills.A:enemy_skills.A];[.A23])" office:value-type="float" calcext:value-type="float" office:value="1">
            <text:p>1</text:p>
          </table:table-cell>
          <table:table-cell office:value-type="string" calcext:value-type="string">
            <text:p><text:span text:style-name="T1215">A red cap mushroom with a sword and shield.</text:span></text:p>
          </table:table-cell>
          <table:table-cell table:number-columns-repeated="1024"/>
        </table:table-row>
        <table:table-row table:style-name="ro730">
          <table:table-cell office:value-type="string" calcext:value-type="string">
            <text:p><text:span text:style-name="T1216">mushroom_thief</text:span></text:p>
          </table:table-cell>
          <table:table-cell office:value-type="string" calcext:value-type="string">
            <text:p><text:span text:style-name="T1217">Mushroom Thief</text:span></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4])" office:value-type="float" calcext:value-type="float" office:value="4">
            <text:p>4</text:p>
          </table:table-cell>
          <table:table-cell table:style-name="ce11" table:formula="of:=COUNTIF([enemy_skills.A:enemy_skills.A];[.A24])" office:value-type="float" calcext:value-type="float" office:value="1">
            <text:p>1</text:p>
          </table:table-cell>
          <table:table-cell office:value-type="string" calcext:value-type="string">
            <text:p><text:span text:style-name="T1218">A purple cap mushroom with a dagger.</text:span></text:p>
          </table:table-cell>
          <table:table-cell table:number-columns-repeated="1024"/>
        </table:table-row>
        <table:table-row table:style-name="ro731">
          <table:table-cell office:value-type="string" calcext:value-type="string">
            <text:p><text:span text:style-name="T1219">mushroom_mage</text:span></text:p>
          </table:table-cell>
          <table:table-cell office:value-type="string" calcext:value-type="string">
            <text:p><text:span text:style-name="T1220">Mushroom Mage</text:span></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5])" office:value-type="float" calcext:value-type="float" office:value="4">
            <text:p>4</text:p>
          </table:table-cell>
          <table:table-cell table:style-name="ce11" table:formula="of:=COUNTIF([enemy_skills.A:enemy_skills.A];[.A25])" office:value-type="float" calcext:value-type="float" office:value="1">
            <text:p>1</text:p>
          </table:table-cell>
          <table:table-cell office:value-type="string" calcext:value-type="string">
            <text:p><text:span text:style-name="T1221">A blue cap mushroom with a wand.</text:span></text:p>
          </table:table-cell>
          <table:table-cell table:number-columns-repeated="1024"/>
        </table:table-row>
        <table:table-row table:style-name="ro732">
          <table:table-cell office:value-type="string" calcext:value-type="string">
            <text:p><text:span text:style-name="T1222">mushroom_cleric</text:span></text:p>
          </table:table-cell>
          <table:table-cell office:value-type="string" calcext:value-type="string">
            <text:p><text:span text:style-name="T1223">Mushroom Cleric</text:span></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6])" office:value-type="float" calcext:value-type="float" office:value="4">
            <text:p>4</text:p>
          </table:table-cell>
          <table:table-cell table:style-name="ce11" table:formula="of:=COUNTIF([enemy_skills.A:enemy_skills.A];[.A26])" office:value-type="float" calcext:value-type="float" office:value="1">
            <text:p>1</text:p>
          </table:table-cell>
          <table:table-cell office:value-type="string" calcext:value-type="string">
            <text:p><text:span text:style-name="T1224">A yellow cap mushroom with a mace.</text:span></text:p>
          </table:table-cell>
          <table:table-cell table:number-columns-repeated="1024"/>
        </table:table-row>
        <table:table-row table:style-name="ro733">
          <table:table-cell office:value-type="string" calcext:value-type="string">
            <text:p><text:span text:style-name="T1225">mushroom_zombie</text:span></text:p>
          </table:table-cell>
          <table:table-cell office:value-type="string" calcext:value-type="string">
            <text:p><text:span text:style-name="T1226">Mushroom zombie</text:span></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7])" office:value-type="float" calcext:value-type="float" office:value="17">
            <text:p>17</text:p>
          </table:table-cell>
          <table:table-cell table:style-name="ce11" table:formula="of:=COUNTIF([enemy_skills.A:enemy_skills.A];[.A27])" office:value-type="float" calcext:value-type="float" office:value="1">
            <text:p>1</text:p>
          </table:table-cell>
          <table:table-cell office:value-type="string" calcext:value-type="string">
            <text:p><text:span text:style-name="T1227">A greenish-bronze cap mushroom smells rotten.</text:span></text:p>
          </table:table-cell>
          <table:table-cell table:number-columns-repeated="1024"/>
        </table:table-row>
        <table:table-row table:style-name="ro734">
          <table:table-cell office:value-type="string" calcext:value-type="string">
            <text:p><text:span text:style-name="T1228">zombie</text:span></text:p>
          </table:table-cell>
          <table:table-cell office:value-type="string" calcext:value-type="string">
            <text:p><text:span text:style-name="T1229">Zombie</text:span></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8])" office:value-type="float" calcext:value-type="float" office:value="17">
            <text:p>17</text:p>
          </table:table-cell>
          <table:table-cell table:style-name="ce11" table:formula="of:=COUNTIF([enemy_skills.A:enemy_skills.A];[.A28])" office:value-type="float" calcext:value-type="float" office:value="1">
            <text:p>1</text:p>
          </table:table-cell>
          <table:table-cell office:value-type="string" calcext:value-type="string">
            <text:p><text:span text:style-name="T1230">A rotting corps. It moves! kill it again!</text:span></text:p>
          </table:table-cell>
          <table:table-cell table:number-columns-repeated="1024"/>
        </table:table-row>
        <table:table-row table:style-name="ro735">
          <table:table-cell office:value-type="string" calcext:value-type="string">
            <text:p><text:span text:style-name="T1231">crocodile</text:span></text:p>
          </table:table-cell>
          <table:table-cell office:value-type="string" calcext:value-type="string">
            <text:p><text:span text:style-name="T1232">Crocodile</text:span></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9])" office:value-type="float" calcext:value-type="float" office:value="17">
            <text:p>17</text:p>
          </table:table-cell>
          <table:table-cell table:style-name="ce11" table:formula="of:=COUNTIF([enemy_skills.A:enemy_skills.A];[.A29])" office:value-type="float" calcext:value-type="float" office:value="1">
            <text:p>1</text:p>
          </table:table-cell>
          <table:table-cell office:value-type="string" calcext:value-type="string">
            <text:p><text:span text:style-name="T1233">A overgrown lizard with the bite force of 1,680 kg.</text:span></text:p>
          </table:table-cell>
          <table:table-cell table:number-columns-repeated="1024"/>
        </table:table-row>
        <table:table-row table:style-name="ro736">
          <table:table-cell office:value-type="string" calcext:value-type="string">
            <text:p><text:span text:style-name="T1234">skeleton_soldier</text:span></text:p>
          </table:table-cell>
          <table:table-cell office:value-type="string" calcext:value-type="string">
            <text:p><text:span text:style-name="T1235">Skeleton Soldier</text:span></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30])" office:value-type="float" calcext:value-type="float" office:value="9">
            <text:p>9</text:p>
          </table:table-cell>
          <table:table-cell table:style-name="ce11" table:formula="of:=COUNTIF([enemy_skills.A:enemy_skills.A];[.A30])" office:value-type="float" calcext:value-type="float" office:value="1">
            <text:p>1</text:p>
          </table:table-cell>
          <table:table-cell office:value-type="string" calcext:value-type="string">
            <text:p><text:span text:style-name="T1236">The moving skeletal remains of some humanoid creature, with a sword.</text:span></text:p>
          </table:table-cell>
          <table:table-cell table:number-columns-repeated="1024"/>
        </table:table-row>
        <table:table-row table:style-name="ro737">
          <table:table-cell office:value-type="string" calcext:value-type="string">
            <text:p><text:span text:style-name="T1237">fairy</text:span></text:p>
          </table:table-cell>
          <table:table-cell table:style-name="ce17" office:value-type="string" calcext:value-type="string">
            <text:p>Fair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31])" office:value-type="float" calcext:value-type="float" office:value="8">
            <text:p>8</text:p>
          </table:table-cell>
          <table:table-cell table:style-name="ce11" table:formula="of:=COUNTIF([enemy_skills.A:enemy_skills.A];[.A31])" office:value-type="float" calcext:value-type="float" office:value="3">
            <text:p>3</text:p>
          </table:table-cell>
          <table:table-cell table:style-name="ce17" office:value-type="string" calcext:value-type="string">
            <text:p>A tiny fairy flits through the air, its wings shimmering with a soft, magical glow.</text:p>
          </table:table-cell>
          <table:table-cell table:number-columns-repeated="1024"/>
        </table:table-row>
        <table:table-row table:style-name="ro738">
          <table:table-cell office:value-type="string" calcext:value-type="string">
            <text:p>fairy_drunk</text:p>
          </table:table-cell>
          <table:table-cell office:value-type="string" calcext:value-type="string">
            <text:p>Drunk fair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32])" office:value-type="float" calcext:value-type="float" office:value="6">
            <text:p>6</text:p>
          </table:table-cell>
          <table:table-cell table:style-name="ce11" table:formula="of:=COUNTIF([enemy_skills.A:enemy_skills.A];[.A32])" office:value-type="float" calcext:value-type="float" office:value="2">
            <text:p>2</text:p>
          </table:table-cell>
          <table:table-cell table:style-name="ce17" office:value-type="string" calcext:value-type="string">
            <text:p>The small fairy wobbles in the air, its wings fluttering unevenly as it giggles uncontrollably.</text:p>
          </table:table-cell>
          <table:table-cell table:number-columns-repeated="1024"/>
        </table:table-row>
        <table:table-row table:style-name="ro739">
          <table:table-cell office:value-type="string" calcext:value-type="string">
            <text:p>wood_stump_large</text:p>
          </table:table-cell>
          <table:table-cell office:value-type="string" calcext:value-type="string">
            <text:p>Large Wood Stump</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1" table:formula="of:=COUNTIF([loot.C:loot.C];[.A33])" office:value-type="float" calcext:value-type="float" office:value="2">
            <text:p>2</text:p>
          </table:table-cell>
          <table:table-cell table:style-name="ce11" table:formula="of:=COUNTIF([enemy_skills.A:enemy_skills.A];[.A33])" office:value-type="float" calcext:value-type="float" office:value="1">
            <text:p>1</text:p>
          </table:table-cell>
          <table:table-cell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40">
          <table:table-cell table:style-name="ce33" office:value-type="string" calcext:value-type="string">
            <text:p>kerning_trainer</text:p>
          </table:table-cell>
          <table:table-cell table:style-name="ce33" office:value-type="string" calcext:value-type="string">
            <text:p>Edge Lord</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1" table:formula="of:=COUNTIF([loot.C:loot.C];[.A34])" office:value-type="float" calcext:value-type="float" office:value="0">
            <text:p>0</text:p>
          </table:table-cell>
          <table:table-cell table:style-name="ce11" table:formula="of:=COUNTIF([enemy_skills.A:enemy_skills.A];[.A34])" office:value-type="float" calcext:value-type="float" office:value="1">
            <text:p>1</text:p>
          </table:table-cell>
          <table:table-cell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number-rows-repeated="30" table:style-name="ro706">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7"/>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42">
          <table:table-cell table:style-name="ce17" office:value-type="string" calcext:value-type="string">
            <text:p>npc_id</text:p>
          </table:table-cell>
          <table:table-cell table:style-name="ce18" office:value-type="string" calcext:value-type="string">
            <text:p><text:span text:style-name="T1238">FOUND</text:span></text:p>
          </table:table-cell>
          <table:table-cell office:value-type="string" calcext:value-type="string">
            <text:p><text:span text:style-name="T1239">LVL</text:span></text:p>
          </table:table-cell>
          <table:table-cell office:value-type="string" calcext:value-type="string">
            <text:p>skill_id</text:p>
          </table:table-cell>
          <table:table-cell table:style-name="ce18" office:value-type="string" calcext:value-type="string">
            <text:p><text:span text:style-name="T1240">FOUND</text:span></text:p>
          </table:table-cell>
          <table:table-cell office:value-type="string" calcext:value-type="string">
            <text:p><text:span text:style-name="T1241">practice</text:span></text:p>
          </table:table-cell>
          <table:table-cell table:number-columns-repeated="1024"/>
        </table:table-row>
        <table:table-row table:style-name="ro743">
          <table:table-cell office:value-type="string" calcext:value-type="string">
            <text:p><text:span text:style-name="T1242">shroom</text:span></text:p>
          </table:table-cell>
          <table:table-cell table:style-name="ce18" table:formula="of:=VLOOKUP([.A2];[$enemies.A$1:$enemies.B$1048576];2;0)" office:value-type="string" calcext:value-type="string" office:string-value="Shroom">
            <text:p>Shroom</text:p>
          </table:table-cell>
          <table:table-cell table:style-name="ce18" table:formula="of:=VLOOKUP([.A2];[$enemies.A$1:$enemies.L$1048576];12;FALSE())" office:value-type="float" calcext:value-type="float" office:value="1">
            <text:p>1</text:p>
          </table:table-cell>
          <table:table-cell office:value-type="string" calcext:value-type="string">
            <text:p>nudge</text:p>
          </table:table-cell>
          <table:table-cell table:style-name="ce18" table:formula="of:=VLOOKUP([.D2];[$skills.A$1:$skills.B$1048576];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4">
          <table:table-cell office:value-type="string" calcext:value-type="string">
            <text:p><text:span text:style-name="T1243">rat</text:span></text:p>
          </table:table-cell>
          <table:table-cell table:style-name="ce18" table:formula="of:=VLOOKUP([.A3];[enemies.A:enemies.B];2;0)" office:value-type="string" calcext:value-type="string" office:string-value="Rat">
            <text:p>Rat</text:p>
          </table:table-cell>
          <table:table-cell table:style-name="ce18" table:formula="of:=VLOOKUP([.A3];[enemies.A:enemies.L];12;FALSE())" office:value-type="float" calcext:value-type="float" office:value="1">
            <text:p>1</text:p>
          </table:table-cell>
          <table:table-cell office:value-type="string" calcext:value-type="string">
            <text:p>nudge</text:p>
          </table:table-cell>
          <table:table-cell table:style-name="ce18" table:formula="of:=VLOOKUP([.D3];[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5">
          <table:table-cell office:value-type="string" calcext:value-type="string">
            <text:p><text:span text:style-name="T1244">spore</text:span></text:p>
          </table:table-cell>
          <table:table-cell table:style-name="ce18" table:formula="of:=VLOOKUP([.A4];[enemies.A:enemies.B];2;0)" office:value-type="string" calcext:value-type="string" office:string-value="Spore">
            <text:p>Spore</text:p>
          </table:table-cell>
          <table:table-cell table:style-name="ce18" table:formula="of:=VLOOKUP([.A4];[enemies.A:enemies.L];12;FALSE())" office:value-type="float" calcext:value-type="float" office:value="1">
            <text:p>1</text:p>
          </table:table-cell>
          <table:table-cell office:value-type="string" calcext:value-type="string">
            <text:p>nudge</text:p>
          </table:table-cell>
          <table:table-cell table:style-name="ce18" table:formula="of:=VLOOKUP([.D4];[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6">
          <table:table-cell office:value-type="string" calcext:value-type="string">
            <text:p><text:span text:style-name="T1245">wood_stump</text:span></text:p>
          </table:table-cell>
          <table:table-cell table:style-name="ce18" table:formula="of:=VLOOKUP([.A5];[enemies.A:enemies.B];2;0)" office:value-type="string" calcext:value-type="string" office:string-value="Wood Stump">
            <text:p>Wood Stump</text:p>
          </table:table-cell>
          <table:table-cell table:style-name="ce18" table:formula="of:=VLOOKUP([.A5];[enemies.A:enemies.L];12;FALSE())" office:value-type="float" calcext:value-type="float" office:value="1">
            <text:p>1</text:p>
          </table:table-cell>
          <table:table-cell office:value-type="string" calcext:value-type="string">
            <text:p>nudge</text:p>
          </table:table-cell>
          <table:table-cell table:style-name="ce18" table:formula="of:=VLOOKUP([.D5];[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7">
          <table:table-cell office:value-type="string" calcext:value-type="string">
            <text:p><text:span text:style-name="T1246">snail</text:span></text:p>
          </table:table-cell>
          <table:table-cell table:style-name="ce18" table:formula="of:=VLOOKUP([.A6];[enemies.A:enemies.B];2;0)" office:value-type="string" calcext:value-type="string" office:string-value="Snail">
            <text:p>Snail</text:p>
          </table:table-cell>
          <table:table-cell table:style-name="ce18" table:formula="of:=VLOOKUP([.A6];[enemies.A:enemies.L];12;FALSE())" office:value-type="float" calcext:value-type="float" office:value="1">
            <text:p>1</text:p>
          </table:table-cell>
          <table:table-cell office:value-type="string" calcext:value-type="string">
            <text:p>nudge</text:p>
          </table:table-cell>
          <table:table-cell table:style-name="ce18" table:formula="of:=VLOOKUP([.D6];[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8">
          <table:table-cell office:value-type="string" calcext:value-type="string">
            <text:p><text:span text:style-name="T1247">orange_mushroom</text:span></text:p>
          </table:table-cell>
          <table:table-cell table:style-name="ce18" table:formula="of:=VLOOKUP([.A7];[enemies.A:enemies.B];2;0)" office:value-type="string" calcext:value-type="string" office:string-value="Orange Mushroom">
            <text:p>Orange Mushroom</text:p>
          </table:table-cell>
          <table:table-cell table:style-name="ce18" table:formula="of:=VLOOKUP([.A7];[enemies.A:enemies.L];12;FALSE())" office:value-type="float" calcext:value-type="float" office:value="3">
            <text:p>3</text:p>
          </table:table-cell>
          <table:table-cell office:value-type="string" calcext:value-type="string">
            <text:p>nudge</text:p>
          </table:table-cell>
          <table:table-cell table:style-name="ce18" table:formula="of:=VLOOKUP([.D7];[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49">
          <table:table-cell office:value-type="string" calcext:value-type="string">
            <text:p><text:span text:style-name="T1248">green_slime</text:span></text:p>
          </table:table-cell>
          <table:table-cell table:style-name="ce18" table:formula="of:=VLOOKUP([.A8];[enemies.A:enemies.B];2;0)" office:value-type="string" calcext:value-type="string" office:string-value="Green Slime">
            <text:p>Green Slime</text:p>
          </table:table-cell>
          <table:table-cell table:style-name="ce18" table:formula="of:=VLOOKUP([.A8];[enemies.A:enemies.L];12;FALSE())" office:value-type="float" calcext:value-type="float" office:value="3">
            <text:p>3</text:p>
          </table:table-cell>
          <table:table-cell office:value-type="string" calcext:value-type="string">
            <text:p>nudge</text:p>
          </table:table-cell>
          <table:table-cell table:style-name="ce18" table:formula="of:=VLOOKUP([.D8];[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0">
          <table:table-cell office:value-type="string" calcext:value-type="string">
            <text:p><text:span text:style-name="T1249">spider</text:span></text:p>
          </table:table-cell>
          <table:table-cell table:style-name="ce18" table:formula="of:=VLOOKUP([.A9];[enemies.A:enemies.B];2;0)" office:value-type="string" calcext:value-type="string" office:string-value="Spider">
            <text:p>Spider</text:p>
          </table:table-cell>
          <table:table-cell table:style-name="ce18" table:formula="of:=VLOOKUP([.A9];[enemies.A:enemies.L];12;FALSE())" office:value-type="float" calcext:value-type="float" office:value="3">
            <text:p>3</text:p>
          </table:table-cell>
          <table:table-cell office:value-type="string" calcext:value-type="string">
            <text:p>nudge</text:p>
          </table:table-cell>
          <table:table-cell table:style-name="ce18" table:formula="of:=VLOOKUP([.D9];[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1">
          <table:table-cell office:value-type="string" calcext:value-type="string">
            <text:p><text:span text:style-name="T1250">wandering_rock</text:span></text:p>
          </table:table-cell>
          <table:table-cell table:style-name="ce18" table:formula="of:=VLOOKUP([.A10];[$enemies.A$1:$enemies.B$1048576];2;0)" office:value-type="string" calcext:value-type="string" office:string-value="Wandering Rock">
            <text:p>Wandering Rock</text:p>
          </table:table-cell>
          <table:table-cell table:style-name="ce18" table:formula="of:=VLOOKUP([.A10];[$enemies.A$1:$enemies.L$1048576];12;FALSE())" office:value-type="float" calcext:value-type="float" office:value="3">
            <text:p>3</text:p>
          </table:table-cell>
          <table:table-cell office:value-type="string" calcext:value-type="string">
            <text:p>nudge</text:p>
          </table:table-cell>
          <table:table-cell table:style-name="ce18" table:formula="of:=VLOOKUP([.D10];[$skills.A$1:$skills.B$1048576];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2">
          <table:table-cell office:value-type="string" calcext:value-type="string">
            <text:p><text:span text:style-name="T1251">pig</text:span></text:p>
          </table:table-cell>
          <table:table-cell table:style-name="ce18" table:formula="of:=VLOOKUP([.A11];[enemies.A:enemies.B];2;0)" office:value-type="string" calcext:value-type="string" office:string-value="Pig">
            <text:p>Pig</text:p>
          </table:table-cell>
          <table:table-cell table:style-name="ce18" table:formula="of:=VLOOKUP([.A11];[enemies.A:enemies.L];12;FALSE())" office:value-type="float" calcext:value-type="float" office:value="3">
            <text:p>3</text:p>
          </table:table-cell>
          <table:table-cell office:value-type="string" calcext:value-type="string">
            <text:p>nudge</text:p>
          </table:table-cell>
          <table:table-cell table:style-name="ce18" table:formula="of:=VLOOKUP([.D11];[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3">
          <table:table-cell office:value-type="string" calcext:value-type="string">
            <text:p><text:span text:style-name="T1252">tutorial_enemy_1</text:span></text:p>
          </table:table-cell>
          <table:table-cell table:style-name="ce18" table:formula="of:=VLOOKUP([.A12];[enemies.A:enemies.B];2;0)" office:value-type="string" calcext:value-type="string" office:string-value="Tiny mouse">
            <text:p>Tiny mouse</text:p>
          </table:table-cell>
          <table:table-cell table:style-name="ce18" table:formula="of:=VLOOKUP([.A12];[enemies.A:enemies.L];12;FALSE())" office:value-type="float" calcext:value-type="float" office:value="0">
            <text:p>0</text:p>
          </table:table-cell>
          <table:table-cell office:value-type="string" calcext:value-type="string">
            <text:p>nudge</text:p>
          </table:table-cell>
          <table:table-cell table:style-name="ce18" table:formula="of:=VLOOKUP([.D12];[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4">
          <table:table-cell office:value-type="string" calcext:value-type="string">
            <text:p><text:span text:style-name="T1253">blue_mushroom</text:span></text:p>
          </table:table-cell>
          <table:table-cell table:style-name="ce18" table:formula="of:=VLOOKUP([.A13];[enemies.A:enemies.B];2;0)" office:value-type="string" calcext:value-type="string" office:string-value="Blue Mushroom">
            <text:p>Blue Mushroom</text:p>
          </table:table-cell>
          <table:table-cell table:style-name="ce18" table:formula="of:=VLOOKUP([.A13];[enemies.A:enemies.L];12;FALSE())" office:value-type="float" calcext:value-type="float" office:value="6">
            <text:p>6</text:p>
          </table:table-cell>
          <table:table-cell office:value-type="string" calcext:value-type="string">
            <text:p>nudge</text:p>
          </table:table-cell>
          <table:table-cell table:style-name="ce18" table:formula="of:=VLOOKUP([.D13];[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5">
          <table:table-cell office:value-type="string" calcext:value-type="string">
            <text:p><text:span text:style-name="T1254">octopus</text:span></text:p>
          </table:table-cell>
          <table:table-cell table:style-name="ce18" table:formula="of:=VLOOKUP([.A14];[enemies.A:enemies.B];2;0)" office:value-type="string" calcext:value-type="string" office:string-value="Octopus">
            <text:p>Octopus</text:p>
          </table:table-cell>
          <table:table-cell table:style-name="ce18" table:formula="of:=VLOOKUP([.A14];[enemies.A:enemies.L];12;FALSE())" office:value-type="float" calcext:value-type="float" office:value="6">
            <text:p>6</text:p>
          </table:table-cell>
          <table:table-cell office:value-type="string" calcext:value-type="string">
            <text:p>nudge</text:p>
          </table:table-cell>
          <table:table-cell table:style-name="ce18" table:formula="of:=VLOOKUP([.D14];[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6">
          <table:table-cell office:value-type="string" calcext:value-type="string">
            <text:p><text:span text:style-name="T1255">blue_slime</text:span></text:p>
          </table:table-cell>
          <table:table-cell table:style-name="ce18" table:formula="of:=VLOOKUP([.A15];[enemies.A:enemies.B];2;0)" office:value-type="string" calcext:value-type="string" office:string-value="Blue Slime">
            <text:p>Blue Slime</text:p>
          </table:table-cell>
          <table:table-cell table:style-name="ce18" table:formula="of:=VLOOKUP([.A15];[enemies.A:enemies.L];12;FALSE())" office:value-type="float" calcext:value-type="float" office:value="6">
            <text:p>6</text:p>
          </table:table-cell>
          <table:table-cell office:value-type="string" calcext:value-type="string">
            <text:p>nudge</text:p>
          </table:table-cell>
          <table:table-cell table:style-name="ce18" table:formula="of:=VLOOKUP([.D15];[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7">
          <table:table-cell office:value-type="string" calcext:value-type="string">
            <text:p><text:span text:style-name="T1256">red_slime</text:span></text:p>
          </table:table-cell>
          <table:table-cell table:style-name="ce18" table:formula="of:=VLOOKUP([.A16];[enemies.A:enemies.B];2;0)" office:value-type="string" calcext:value-type="string" office:string-value="Red Slime">
            <text:p>Red Slime</text:p>
          </table:table-cell>
          <table:table-cell table:style-name="ce18" table:formula="of:=VLOOKUP([.A16];[enemies.A:enemies.L];12;FALSE())" office:value-type="float" calcext:value-type="float" office:value="6">
            <text:p>6</text:p>
          </table:table-cell>
          <table:table-cell office:value-type="string" calcext:value-type="string">
            <text:p>nudge</text:p>
          </table:table-cell>
          <table:table-cell table:style-name="ce18" table:formula="of:=VLOOKUP([.D16];[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8">
          <table:table-cell office:value-type="string" calcext:value-type="string">
            <text:p><text:span text:style-name="T1257">red_cap</text:span></text:p>
          </table:table-cell>
          <table:table-cell table:style-name="ce18" table:formula="of:=VLOOKUP([.A17];[enemies.A:enemies.B];2;0)" office:value-type="string" calcext:value-type="string" office:string-value="Red Cap">
            <text:p>Red Cap</text:p>
          </table:table-cell>
          <table:table-cell table:style-name="ce18" table:formula="of:=VLOOKUP([.A17];[enemies.A:enemies.L];12;FALSE())" office:value-type="float" calcext:value-type="float" office:value="6">
            <text:p>6</text:p>
          </table:table-cell>
          <table:table-cell office:value-type="string" calcext:value-type="string">
            <text:p>nudge</text:p>
          </table:table-cell>
          <table:table-cell table:style-name="ce18" table:formula="of:=VLOOKUP([.D17];[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9">
          <table:table-cell office:value-type="string" calcext:value-type="string">
            <text:p><text:span text:style-name="T1258">evil_eye</text:span></text:p>
          </table:table-cell>
          <table:table-cell table:style-name="ce18" table:formula="of:=VLOOKUP([.A18];[enemies.A:enemies.B];2;0)" office:value-type="string" calcext:value-type="string" office:string-value="Evil Eye">
            <text:p>Evil Eye</text:p>
          </table:table-cell>
          <table:table-cell table:style-name="ce18" table:formula="of:=VLOOKUP([.A18];[enemies.A:enemies.L];12;FALSE())" office:value-type="float" calcext:value-type="float" office:value="9">
            <text:p>9</text:p>
          </table:table-cell>
          <table:table-cell office:value-type="string" calcext:value-type="string">
            <text:p>nudge</text:p>
          </table:table-cell>
          <table:table-cell table:style-name="ce18" table:formula="of:=VLOOKUP([.D18];[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0">
          <table:table-cell office:value-type="string" calcext:value-type="string">
            <text:p><text:span text:style-name="T1259">thief</text:span></text:p>
          </table:table-cell>
          <table:table-cell table:style-name="ce18" table:formula="of:=VLOOKUP([.A19];[enemies.A:enemies.B];2;0)" office:value-type="string" calcext:value-type="string" office:string-value="Thief">
            <text:p>Thief</text:p>
          </table:table-cell>
          <table:table-cell table:style-name="ce18" table:formula="of:=VLOOKUP([.A19];[enemies.A:enemies.L];12;FALSE())" office:value-type="float" calcext:value-type="float" office:value="9">
            <text:p>9</text:p>
          </table:table-cell>
          <table:table-cell office:value-type="string" calcext:value-type="string">
            <text:p>nudge</text:p>
          </table:table-cell>
          <table:table-cell table:style-name="ce18" table:formula="of:=VLOOKUP([.D19];[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1">
          <table:table-cell office:value-type="string" calcext:value-type="string">
            <text:p><text:span text:style-name="T1260">horned_mushroom</text:span></text:p>
          </table:table-cell>
          <table:table-cell table:style-name="ce18" table:formula="of:=VLOOKUP([.A20];[enemies.A:enemies.B];2;0)" office:value-type="string" calcext:value-type="string" office:string-value="Horned Mushroom">
            <text:p>Horned Mushroom</text:p>
          </table:table-cell>
          <table:table-cell table:style-name="ce18" table:formula="of:=VLOOKUP([.A20];[enemies.A:enemies.L];12;FALSE())" office:value-type="float" calcext:value-type="float" office:value="9">
            <text:p>9</text:p>
          </table:table-cell>
          <table:table-cell office:value-type="string" calcext:value-type="string">
            <text:p>nudge</text:p>
          </table:table-cell>
          <table:table-cell table:style-name="ce18" table:formula="of:=VLOOKUP([.D20];[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2">
          <table:table-cell office:value-type="string" calcext:value-type="string">
            <text:p><text:span text:style-name="T1261">skeleton_1</text:span></text:p>
          </table:table-cell>
          <table:table-cell table:style-name="ce18" table:formula="of:=VLOOKUP([.A21];[enemies.A:enemies.B];2;0)" office:value-type="string" calcext:value-type="string" office:string-value="Skeleton">
            <text:p>Skeleton</text:p>
          </table:table-cell>
          <table:table-cell table:style-name="ce18" table:formula="of:=VLOOKUP([.A21];[enemies.A:enemies.L];12;FALSE())" office:value-type="float" calcext:value-type="float" office:value="9">
            <text:p>9</text:p>
          </table:table-cell>
          <table:table-cell office:value-type="string" calcext:value-type="string">
            <text:p>swing</text:p>
          </table:table-cell>
          <table:table-cell table:style-name="ce18" table:formula="of:=VLOOKUP([.D21];[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63">
          <table:table-cell office:value-type="string" calcext:value-type="string">
            <text:p><text:span text:style-name="T1262">skeleton_mage</text:span></text:p>
          </table:table-cell>
          <table:table-cell table:style-name="ce18" table:formula="of:=VLOOKUP([.A22];[enemies.A:enemies.B];2;0)" office:value-type="string" calcext:value-type="string" office:string-value="Skeletal Sourcerer">
            <text:p>Skeletal Sourcerer</text:p>
          </table:table-cell>
          <table:table-cell table:style-name="ce18" table:formula="of:=VLOOKUP([.A22];[enemies.A:enemies.L];12;FALSE())" office:value-type="float" calcext:value-type="float" office:value="9">
            <text:p>9</text:p>
          </table:table-cell>
          <table:table-cell office:value-type="string" calcext:value-type="string">
            <text:p>magic missile</text:p>
          </table:table-cell>
          <table:table-cell table:style-name="ce18" table:formula="of:=VLOOKUP([.D22];[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64">
          <table:table-cell office:value-type="string" calcext:value-type="string">
            <text:p><text:span text:style-name="T1263">skeleton_soldier</text:span></text:p>
          </table:table-cell>
          <table:table-cell table:style-name="ce18" table:formula="of:=VLOOKUP([.A23];[enemies.A:enemies.B];2;0)" office:value-type="string" calcext:value-type="string" office:string-value="Skeleton Soldier">
            <text:p>Skeleton Soldier</text:p>
          </table:table-cell>
          <table:table-cell table:style-name="ce18" table:formula="of:=VLOOKUP([.A23];[enemies.A:enemies.L];12;FALSE())" office:value-type="float" calcext:value-type="float" office:value="12">
            <text:p>12</text:p>
          </table:table-cell>
          <table:table-cell office:value-type="string" calcext:value-type="string">
            <text:p>swing</text:p>
          </table:table-cell>
          <table:table-cell table:style-name="ce18" table:formula="of:=VLOOKUP([.D23];[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65">
          <table:table-cell office:value-type="string" calcext:value-type="string">
            <text:p><text:span text:style-name="T1264">mushroom_soldier</text:span></text:p>
          </table:table-cell>
          <table:table-cell table:style-name="ce18" table:formula="of:=VLOOKUP([.A24];[enemies.A:enemies.B];2;0)" office:value-type="string" calcext:value-type="string" office:string-value="Mushroom Soldier">
            <text:p>Mushroom Soldier</text:p>
          </table:table-cell>
          <table:table-cell table:style-name="ce18" table:formula="of:=VLOOKUP([.A24];[enemies.A:enemies.L];12;FALSE())" office:value-type="float" calcext:value-type="float" office:value="12">
            <text:p>12</text:p>
          </table:table-cell>
          <table:table-cell office:value-type="string" calcext:value-type="string">
            <text:p>heavy hit</text:p>
          </table:table-cell>
          <table:table-cell table:style-name="ce18" table:formula="of:=VLOOKUP([.D24];[skills.A:skills.B];2;0)" office:value-type="string" calcext:value-type="string" office:string-value="Heavy Hit">
            <text:p>Heavy Hit</text:p>
          </table:table-cell>
          <table:table-cell office:value-type="float" calcext:value-type="float" office:value="3">
            <text:p>3</text:p>
          </table:table-cell>
          <table:table-cell table:number-columns-repeated="1024"/>
        </table:table-row>
        <table:table-row table:style-name="ro766">
          <table:table-cell office:value-type="string" calcext:value-type="string">
            <text:p><text:span text:style-name="T1265">mushroom_thief</text:span></text:p>
          </table:table-cell>
          <table:table-cell table:style-name="ce18" table:formula="of:=VLOOKUP([.A25];[enemies.A:enemies.B];2;0)" office:value-type="string" calcext:value-type="string" office:string-value="Mushroom Thief">
            <text:p>Mushroom Thief</text:p>
          </table:table-cell>
          <table:table-cell table:style-name="ce18" table:formula="of:=VLOOKUP([.A25];[enemies.A:enemies.L];12;FALSE())" office:value-type="float" calcext:value-type="float" office:value="12">
            <text:p>12</text:p>
          </table:table-cell>
          <table:table-cell office:value-type="string" calcext:value-type="string">
            <text:p>double whack</text:p>
          </table:table-cell>
          <table:table-cell table:style-name="ce18" table:formula="of:=VLOOKUP([.D25];[skills.A:skills.B];2;0)" office:value-type="string" calcext:value-type="string" office:string-value="Double Whack">
            <text:p>Double Whack</text:p>
          </table:table-cell>
          <table:table-cell office:value-type="float" calcext:value-type="float" office:value="1">
            <text:p>1</text:p>
          </table:table-cell>
          <table:table-cell table:number-columns-repeated="1024"/>
        </table:table-row>
        <table:table-row table:style-name="ro767">
          <table:table-cell office:value-type="string" calcext:value-type="string">
            <text:p><text:span text:style-name="T1266">mushroom_mage</text:span></text:p>
          </table:table-cell>
          <table:table-cell table:style-name="ce18" table:formula="of:=VLOOKUP([.A26];[enemies.A:enemies.B];2;0)" office:value-type="string" calcext:value-type="string" office:string-value="Mushroom Mage">
            <text:p>Mushroom Mage</text:p>
          </table:table-cell>
          <table:table-cell table:style-name="ce18" table:formula="of:=VLOOKUP([.A26];[enemies.A:enemies.L];12;FALSE())" office:value-type="float" calcext:value-type="float" office:value="12">
            <text:p>12</text:p>
          </table:table-cell>
          <table:table-cell office:value-type="string" calcext:value-type="string">
            <text:p>mana bolt</text:p>
          </table:table-cell>
          <table:table-cell table:style-name="ce18" table:formula="of:=VLOOKUP([.D26];[skills.A:skills.B];2;0)" office:value-type="string" calcext:value-type="string" office:string-value="Mana Bolt">
            <text:p>Mana Bolt</text:p>
          </table:table-cell>
          <table:table-cell office:value-type="float" calcext:value-type="float" office:value="3">
            <text:p>3</text:p>
          </table:table-cell>
          <table:table-cell table:number-columns-repeated="1024"/>
        </table:table-row>
        <table:table-row table:style-name="ro768">
          <table:table-cell office:value-type="string" calcext:value-type="string">
            <text:p><text:span text:style-name="T1267">mushroom_cleric</text:span></text:p>
          </table:table-cell>
          <table:table-cell table:style-name="ce18" table:formula="of:=VLOOKUP([.A27];[enemies.A:enemies.B];2;0)" office:value-type="string" calcext:value-type="string" office:string-value="Mushroom Cleric">
            <text:p>Mushroom Cleric</text:p>
          </table:table-cell>
          <table:table-cell table:style-name="ce18" table:formula="of:=VLOOKUP([.A27];[enemies.A:enemies.L];12;FALSE())" office:value-type="float" calcext:value-type="float" office:value="12">
            <text:p>12</text:p>
          </table:table-cell>
          <table:table-cell office:value-type="string" calcext:value-type="string">
            <text:p>holy arrow</text:p>
          </table:table-cell>
          <table:table-cell table:style-name="ce18" table:formula="of:=VLOOKUP([.D27];[skills.A:skills.B];2;0)" office:value-type="string" calcext:value-type="string" office:string-value="Holy Arrow">
            <text:p>Holy Arrow</text:p>
          </table:table-cell>
          <table:table-cell office:value-type="float" calcext:value-type="float" office:value="3">
            <text:p>3</text:p>
          </table:table-cell>
          <table:table-cell table:number-columns-repeated="1024"/>
        </table:table-row>
        <table:table-row table:style-name="ro769">
          <table:table-cell office:value-type="string" calcext:value-type="string">
            <text:p><text:span text:style-name="T1268">mushroom_zombie</text:span></text:p>
          </table:table-cell>
          <table:table-cell table:style-name="ce18" table:formula="of:=VLOOKUP([.A28];[enemies.A:enemies.B];2;0)" office:value-type="string" calcext:value-type="string" office:string-value="Mushroom zombie">
            <text:p>Mushroom zombie</text:p>
          </table:table-cell>
          <table:table-cell table:style-name="ce18" table:formula="of:=VLOOKUP([.A28];[enemies.A:enemies.L];12;FALSE())" office:value-type="float" calcext:value-type="float" office:value="12">
            <text:p>12</text:p>
          </table:table-cell>
          <table:table-cell office:value-type="string" calcext:value-type="string">
            <text:p>bite</text:p>
          </table:table-cell>
          <table:table-cell table:style-name="ce18" table:formula="of:=VLOOKUP([.D28];[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0">
          <table:table-cell office:value-type="string" calcext:value-type="string">
            <text:p><text:span text:style-name="T1269">zombie</text:span></text:p>
          </table:table-cell>
          <table:table-cell table:style-name="ce18" table:formula="of:=VLOOKUP([.A29];[enemies.A:enemies.B];2;0)" office:value-type="string" calcext:value-type="string" office:string-value="Zombie">
            <text:p>Zombie</text:p>
          </table:table-cell>
          <table:table-cell table:style-name="ce18" table:formula="of:=VLOOKUP([.A29];[enemies.A:enemies.L];12;FALSE())" office:value-type="float" calcext:value-type="float" office:value="12">
            <text:p>12</text:p>
          </table:table-cell>
          <table:table-cell office:value-type="string" calcext:value-type="string">
            <text:p>bite</text:p>
          </table:table-cell>
          <table:table-cell table:style-name="ce18" table:formula="of:=VLOOKUP([.D29];[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1">
          <table:table-cell office:value-type="string" calcext:value-type="string">
            <text:p><text:span text:style-name="T1270">crocodile</text:span></text:p>
          </table:table-cell>
          <table:table-cell table:style-name="ce18" table:formula="of:=VLOOKUP([.A30];[enemies.A:enemies.B];2;0)" office:value-type="string" calcext:value-type="string" office:string-value="Crocodile">
            <text:p>Crocodile</text:p>
          </table:table-cell>
          <table:table-cell table:style-name="ce18" table:formula="of:=VLOOKUP([.A30];[enemies.A:enemies.L];12;FALSE())" office:value-type="float" calcext:value-type="float" office:value="12">
            <text:p>12</text:p>
          </table:table-cell>
          <table:table-cell office:value-type="string" calcext:value-type="string">
            <text:p>bite</text:p>
          </table:table-cell>
          <table:table-cell table:style-name="ce18" table:formula="of:=VLOOKUP([.D30];[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2">
          <table:table-cell office:value-type="string" calcext:value-type="string">
            <text:p><text:span text:style-name="T1271">fairy</text:span></text:p>
          </table:table-cell>
          <table:table-cell table:style-name="ce18" table:formula="of:=VLOOKUP([.A31];[enemies.A:enemies.B];2;0)" office:value-type="string" calcext:value-type="string" office:string-value="Fairy">
            <text:p>Fairy</text:p>
          </table:table-cell>
          <table:table-cell table:style-name="ce18" table:formula="of:=VLOOKUP([.A31];[enemies.A:enemies.L];12;FALSE())" office:value-type="float" calcext:value-type="float" office:value="12">
            <text:p>12</text:p>
          </table:table-cell>
          <table:table-cell office:value-type="string" calcext:value-type="string">
            <text:p>mana bolt</text:p>
          </table:table-cell>
          <table:table-cell table:style-name="ce18" table:formula="of:=VLOOKUP([.D31];[skills.A:skills.B];2;0)" office:value-type="string" calcext:value-type="string" office:string-value="Mana Bolt">
            <text:p>Mana Bolt</text:p>
          </table:table-cell>
          <table:table-cell office:value-type="float" calcext:value-type="float" office:value="2">
            <text:p>2</text:p>
          </table:table-cell>
          <table:table-cell table:number-columns-repeated="1024"/>
        </table:table-row>
        <table:table-row table:style-name="ro773">
          <table:table-cell office:value-type="string" calcext:value-type="string">
            <text:p><text:span text:style-name="T1272">fairy</text:span></text:p>
          </table:table-cell>
          <table:table-cell table:style-name="ce18" table:formula="of:=VLOOKUP([.A32];[enemies.A:enemies.B];2;0)" office:value-type="string" calcext:value-type="string" office:string-value="Fairy">
            <text:p>Fairy</text:p>
          </table:table-cell>
          <table:table-cell table:style-name="ce18" table:formula="of:=VLOOKUP([.A32];[enemies.A:enemies.L];12;FALSE())" office:value-type="float" calcext:value-type="float" office:value="12">
            <text:p>12</text:p>
          </table:table-cell>
          <table:table-cell office:value-type="string" calcext:value-type="string">
            <text:p>cure light wounds</text:p>
          </table:table-cell>
          <table:table-cell table:style-name="ce18" table:formula="of:=VLOOKUP([.D32];[skills.A:skills.B];2;0)" office:value-type="string" calcext:value-type="string" office:string-value="Cure Light Wounds">
            <text:p>Cure Light Wounds</text:p>
          </table:table-cell>
          <table:table-cell office:value-type="float" calcext:value-type="float" office:value="2">
            <text:p>2</text:p>
          </table:table-cell>
          <table:table-cell table:number-columns-repeated="1024"/>
        </table:table-row>
        <table:table-row table:style-name="ro774">
          <table:table-cell office:value-type="string" calcext:value-type="string">
            <text:p><text:span text:style-name="T1273">fairy</text:span></text:p>
          </table:table-cell>
          <table:table-cell table:style-name="ce18" table:formula="of:=VLOOKUP([.A33];[enemies.A:enemies.B];2;0)" office:value-type="string" calcext:value-type="string" office:string-value="Fairy">
            <text:p>Fairy</text:p>
          </table:table-cell>
          <table:table-cell table:style-name="ce18" table:formula="of:=VLOOKUP([.A33];[enemies.A:enemies.L];12;FALSE())" office:value-type="float" calcext:value-type="float" office:value="12">
            <text:p>12</text:p>
          </table:table-cell>
          <table:table-cell office:value-type="string" calcext:value-type="string">
            <text:p>leech</text:p>
          </table:table-cell>
          <table:table-cell table:style-name="ce18" table:formula="of:=VLOOKUP([.D33];[skills.A:skills.B];2;0)" office:value-type="string" calcext:value-type="string" office:string-value="Leech">
            <text:p>Leech</text:p>
          </table:table-cell>
          <table:table-cell office:value-type="float" calcext:value-type="float" office:value="2">
            <text:p>2</text:p>
          </table:table-cell>
          <table:table-cell table:number-columns-repeated="1024"/>
        </table:table-row>
        <table:table-row table:style-name="ro775">
          <table:table-cell office:value-type="string" calcext:value-type="string">
            <text:p>fairy_drunk</text:p>
          </table:table-cell>
          <table:table-cell table:style-name="ce18" table:formula="of:=VLOOKUP([.A34];[enemies.A:enemies.B];2;0)" office:value-type="string" calcext:value-type="string" office:string-value="Drunk fairy">
            <text:p>Drunk fairy</text:p>
          </table:table-cell>
          <table:table-cell table:style-name="ce18" table:formula="of:=VLOOKUP([.A34];[enemies.A:enemies.L];12;FALSE())" office:value-type="float" calcext:value-type="float" office:value="3">
            <text:p>3</text:p>
          </table:table-cell>
          <table:table-cell office:value-type="string" calcext:value-type="string">
            <text:p>magic missile</text:p>
          </table:table-cell>
          <table:table-cell table:style-name="ce18" table:formula="of:=VLOOKUP([.D34];[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76">
          <table:table-cell office:value-type="string" calcext:value-type="string">
            <text:p>fairy_drunk</text:p>
          </table:table-cell>
          <table:table-cell table:style-name="ce18" table:formula="of:=VLOOKUP([.A35];[enemies.A:enemies.B];2;0)" office:value-type="string" calcext:value-type="string" office:string-value="Drunk fairy">
            <text:p>Drunk fairy</text:p>
          </table:table-cell>
          <table:table-cell table:style-name="ce18" table:formula="of:=VLOOKUP([.A35];[enemies.A:enemies.L];12;FALSE())" office:value-type="float" calcext:value-type="float" office:value="3">
            <text:p>3</text:p>
          </table:table-cell>
          <table:table-cell table:style-name="ce26" office:value-type="string" calcext:value-type="string">
            <text:p>nudge</text:p>
          </table:table-cell>
          <table:table-cell table:style-name="ce18" table:formula="of:=VLOOKUP([.D35];[skills.A:skills.B];2;0)" office:value-type="string" calcext:value-type="string" office:string-value="Nudge">
            <text:p>Nudge</text:p>
          </table:table-cell>
          <table:table-cell table:style-name="ce22" office:value-type="float" calcext:value-type="float" office:value="3">
            <text:p>3</text:p>
          </table:table-cell>
          <table:table-cell table:number-columns-repeated="1024"/>
        </table:table-row>
        <table:table-row table:style-name="ro777">
          <table:table-cell office:value-type="string" calcext:value-type="string">
            <text:p>wood_stump_large</text:p>
          </table:table-cell>
          <table:table-cell table:style-name="ce18" table:formula="of:=VLOOKUP([.A36];[enemies.A:enemies.B];2;0)" office:value-type="string" calcext:value-type="string" office:string-value="Large Wood Stump">
            <text:p>Large Wood Stump</text:p>
          </table:table-cell>
          <table:table-cell table:style-name="ce18" table:formula="of:=VLOOKUP([.A36];[enemies.A:enemies.L];12;FALSE())" office:value-type="float" calcext:value-type="float" office:value="7">
            <text:p>7</text:p>
          </table:table-cell>
          <table:table-cell table:style-name="ce26" office:value-type="string" calcext:value-type="string">
            <text:p>swing</text:p>
          </table:table-cell>
          <table:table-cell table:style-name="ce18" table:formula="of:=VLOOKUP([.D36];[skills.A:skills.B];2;0)" office:value-type="string" calcext:value-type="string" office:string-value="Swing">
            <text:p>Swing</text:p>
          </table:table-cell>
          <table:table-cell table:style-name="ce22" office:value-type="float" calcext:value-type="float" office:value="3">
            <text:p>3</text:p>
          </table:table-cell>
          <table:table-cell table:number-columns-repeated="1024"/>
        </table:table-row>
        <table:table-row table:style-name="ro778">
          <table:table-cell table:style-name="ce17" office:value-type="string" calcext:value-type="string">
            <text:p>kerning_trainer</text:p>
          </table:table-cell>
          <table:table-cell table:style-name="ce18" table:formula="of:=VLOOKUP([.A37];[enemies.A:enemies.B];2;0)" office:value-type="string" calcext:value-type="string" office:string-value="Edge Lord">
            <text:p>Edge Lord</text:p>
          </table:table-cell>
          <table:table-cell table:style-name="ce18" table:formula="of:=VLOOKUP([.A37];[enemies.A:enemies.L];12;FALSE())" office:value-type="float" calcext:value-type="float" office:value="6">
            <text:p>6</text:p>
          </table:table-cell>
          <table:table-cell office:value-type="string" calcext:value-type="string">
            <text:p>swing</text:p>
          </table:table-cell>
          <table:table-cell table:style-name="ce18" table:formula="of:=VLOOKUP([.D37];[skills.A:skills.B];2;0)" office:value-type="string" calcext:value-type="string" office:string-value="Swing">
            <text:p>Swing</text:p>
          </table:table-cell>
          <table:table-cell office:value-type="float" calcext:value-type="float" office:value="2">
            <text:p>2</text:p>
          </table:table-cell>
          <table:table-cell table:number-columns-repeated="1024"/>
        </table:table-row>
        <table:table-row table:style-name="ro779">
          <table:table-cell table:number-columns-repeated="1024"/>
        </table:table-row>
        <table:table-row table:style-name="ro780">
          <table:table-cell table:number-columns-repeated="1024"/>
        </table:table-row>
        <table:table-row table:style-name="ro781">
          <table:table-cell table:number-columns-repeated="1024"/>
        </table:table-row>
        <table:table-row table:number-rows-repeated="2" table:style-name="ro741">
          <table:table-cell table:number-columns-repeated="1024"/>
        </table:table-row>
        <table:table-row table:style-name="ro782">
          <table:table-cell table:number-columns-repeated="1024"/>
        </table:table-row>
        <table:table-row table:style-name="ro783">
          <table:table-cell table:number-columns-repeated="1024"/>
        </table:table-row>
        <table:table-row table:style-name="ro784">
          <table:table-cell table:number-columns-repeated="1024"/>
        </table:table-row>
        <table:table-row table:style-name="ro785">
          <table:table-cell table:number-columns-repeated="1024"/>
        </table:table-row>
        <table:table-row table:style-name="ro786">
          <table:table-cell table:number-columns-repeated="1024"/>
        </table:table-row>
        <table:table-row table:number-rows-repeated="17" table:style-name="ro741">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788">
          <table:table-cell office:value-type="string" calcext:value-type="string">
            <text:p><text:span text:style-name="T1274">enemy_id</text:span></text:p>
          </table:table-cell>
          <table:table-cell table:style-name="ce11" office:value-type="string" calcext:value-type="string">
            <text:p><text:span text:style-name="T1275">FOUND</text:span></text:p>
          </table:table-cell>
          <table:table-cell office:value-type="string" calcext:value-type="string">
            <text:p><text:span text:style-name="T1276">skill_id</text:span></text:p>
          </table:table-cell>
          <table:table-cell table:style-name="ce11" office:value-type="string" calcext:value-type="string">
            <text:p><text:span text:style-name="T1277">FOUND</text:span></text:p>
          </table:table-cell>
          <table:table-cell office:value-type="string" calcext:value-type="string">
            <text:p><text:span text:style-name="T1278">target</text:span></text:p>
          </table:table-cell>
          <table:table-cell office:value-type="string" calcext:value-type="string">
            <text:p><text:span text:style-name="T1279">order</text:span></text:p>
          </table:table-cell>
          <table:table-cell table:number-columns-repeated="1024"/>
        </table:table-row>
        <table:table-row table:style-name="ro789">
          <table:table-cell office:value-type="string" calcext:value-type="string">
            <text:p><text:span text:style-name="T1280">blue_mushroom</text:span></text:p>
          </table:table-cell>
          <table:table-cell table:style-name="ce11" table:formula="of:=VLOOKUP([.A2];[$enemies.A$1:$enemies.B$1048576];2;0)" office:value-type="string" calcext:value-type="string" office:string-value="Blue Mushroom">
            <text:p>Blue Mushroom</text:p>
          </table:table-cell>
          <table:table-cell office:value-type="string" calcext:value-type="string">
            <text:p><text:span text:style-name="T1281">nudge</text:span></text:p>
          </table:table-cell>
          <table:table-cell table:style-name="ce11" table:formula="of:=VLOOKUP([.C2];[$skills.A$1:$skills.B$1048576];2;0)" office:value-type="string" calcext:value-type="string" office:string-value="Nudge">
            <text:p>Nudge</text:p>
          </table:table-cell>
          <table:table-cell office:value-type="string" calcext:value-type="string">
            <text:p><text:span text:style-name="T1282">EHT</text:span></text:p>
          </table:table-cell>
          <table:table-cell office:value-type="float" calcext:value-type="float" office:value="0">
            <text:p>0</text:p>
          </table:table-cell>
          <table:table-cell table:number-columns-repeated="1024"/>
        </table:table-row>
        <table:table-row table:style-name="ro790">
          <table:table-cell office:value-type="string" calcext:value-type="string">
            <text:p><text:span text:style-name="T1283">blue_slime</text:span></text:p>
          </table:table-cell>
          <table:table-cell table:style-name="ce11" table:formula="of:=VLOOKUP([.A3];[enemies.A:enemies.B];2;0)" office:value-type="string" calcext:value-type="string" office:string-value="Blue Slime">
            <text:p>Blue Slime</text:p>
          </table:table-cell>
          <table:table-cell office:value-type="string" calcext:value-type="string">
            <text:p><text:span text:style-name="T1284">nudge</text:span></text:p>
          </table:table-cell>
          <table:table-cell table:style-name="ce11" table:formula="of:=VLOOKUP([.C3];[skills.A:skills.B];2;0)" office:value-type="string" calcext:value-type="string" office:string-value="Nudge">
            <text:p>Nudge</text:p>
          </table:table-cell>
          <table:table-cell office:value-type="string" calcext:value-type="string">
            <text:p><text:span text:style-name="T1285">EHT</text:span></text:p>
          </table:table-cell>
          <table:table-cell office:value-type="float" calcext:value-type="float" office:value="0">
            <text:p>0</text:p>
          </table:table-cell>
          <table:table-cell table:number-columns-repeated="1024"/>
        </table:table-row>
        <table:table-row table:style-name="ro791">
          <table:table-cell office:value-type="string" calcext:value-type="string">
            <text:p><text:span text:style-name="T1286">evil_eye</text:span></text:p>
          </table:table-cell>
          <table:table-cell table:style-name="ce11" table:formula="of:=VLOOKUP([.A4];[enemies.A:enemies.B];2;0)" office:value-type="string" calcext:value-type="string" office:string-value="Evil Eye">
            <text:p>Evil Eye</text:p>
          </table:table-cell>
          <table:table-cell office:value-type="string" calcext:value-type="string">
            <text:p><text:span text:style-name="T1287">nudge</text:span></text:p>
          </table:table-cell>
          <table:table-cell table:style-name="ce11" table:formula="of:=VLOOKUP([.C4];[skills.A:skills.B];2;0)" office:value-type="string" calcext:value-type="string" office:string-value="Nudge">
            <text:p>Nudge</text:p>
          </table:table-cell>
          <table:table-cell office:value-type="string" calcext:value-type="string">
            <text:p><text:span text:style-name="T1288">EHT</text:span></text:p>
          </table:table-cell>
          <table:table-cell office:value-type="float" calcext:value-type="float" office:value="0">
            <text:p>0</text:p>
          </table:table-cell>
          <table:table-cell table:number-columns-repeated="1024"/>
        </table:table-row>
        <table:table-row table:style-name="ro792">
          <table:table-cell office:value-type="string" calcext:value-type="string">
            <text:p><text:span text:style-name="T1289">green_slime</text:span></text:p>
          </table:table-cell>
          <table:table-cell table:style-name="ce11" table:formula="of:=VLOOKUP([.A5];[enemies.A:enemies.B];2;0)" office:value-type="string" calcext:value-type="string" office:string-value="Green Slime">
            <text:p>Green Slime</text:p>
          </table:table-cell>
          <table:table-cell office:value-type="string" calcext:value-type="string">
            <text:p><text:span text:style-name="T1290">nudge</text:span></text:p>
          </table:table-cell>
          <table:table-cell table:style-name="ce11" table:formula="of:=VLOOKUP([.C5];[skills.A:skills.B];2;0)" office:value-type="string" calcext:value-type="string" office:string-value="Nudge">
            <text:p>Nudge</text:p>
          </table:table-cell>
          <table:table-cell office:value-type="string" calcext:value-type="string">
            <text:p><text:span text:style-name="T1291">EHT</text:span></text:p>
          </table:table-cell>
          <table:table-cell office:value-type="float" calcext:value-type="float" office:value="0">
            <text:p>0</text:p>
          </table:table-cell>
          <table:table-cell table:number-columns-repeated="1024"/>
        </table:table-row>
        <table:table-row table:style-name="ro793">
          <table:table-cell office:value-type="string" calcext:value-type="string">
            <text:p><text:span text:style-name="T1292">horned_mushroom</text:span></text:p>
          </table:table-cell>
          <table:table-cell table:style-name="ce11" table:formula="of:=VLOOKUP([.A6];[enemies.A:enemies.B];2;0)" office:value-type="string" calcext:value-type="string" office:string-value="Horned Mushroom">
            <text:p>Horned Mushroom</text:p>
          </table:table-cell>
          <table:table-cell office:value-type="string" calcext:value-type="string">
            <text:p><text:span text:style-name="T1293">nudge</text:span></text:p>
          </table:table-cell>
          <table:table-cell table:style-name="ce11" table:formula="of:=VLOOKUP([.C6];[skills.A:skills.B];2;0)" office:value-type="string" calcext:value-type="string" office:string-value="Nudge">
            <text:p>Nudge</text:p>
          </table:table-cell>
          <table:table-cell office:value-type="string" calcext:value-type="string">
            <text:p><text:span text:style-name="T1294">EHT</text:span></text:p>
          </table:table-cell>
          <table:table-cell office:value-type="float" calcext:value-type="float" office:value="0">
            <text:p>0</text:p>
          </table:table-cell>
          <table:table-cell table:number-columns-repeated="1024"/>
        </table:table-row>
        <table:table-row table:style-name="ro794">
          <table:table-cell office:value-type="string" calcext:value-type="string">
            <text:p><text:span text:style-name="T1295">octopus</text:span></text:p>
          </table:table-cell>
          <table:table-cell table:style-name="ce11" table:formula="of:=VLOOKUP([.A7];[enemies.A:enemies.B];2;0)" office:value-type="string" calcext:value-type="string" office:string-value="Octopus">
            <text:p>Octopus</text:p>
          </table:table-cell>
          <table:table-cell office:value-type="string" calcext:value-type="string">
            <text:p><text:span text:style-name="T1296">nudge</text:span></text:p>
          </table:table-cell>
          <table:table-cell table:style-name="ce11" table:formula="of:=VLOOKUP([.C7];[skills.A:skills.B];2;0)" office:value-type="string" calcext:value-type="string" office:string-value="Nudge">
            <text:p>Nudge</text:p>
          </table:table-cell>
          <table:table-cell office:value-type="string" calcext:value-type="string">
            <text:p><text:span text:style-name="T1297">EHT</text:span></text:p>
          </table:table-cell>
          <table:table-cell office:value-type="float" calcext:value-type="float" office:value="0">
            <text:p>0</text:p>
          </table:table-cell>
          <table:table-cell table:number-columns-repeated="1024"/>
        </table:table-row>
        <table:table-row table:style-name="ro795">
          <table:table-cell office:value-type="string" calcext:value-type="string">
            <text:p><text:span text:style-name="T1298">orange_mushroom</text:span></text:p>
          </table:table-cell>
          <table:table-cell table:style-name="ce11" table:formula="of:=VLOOKUP([.A8];[enemies.A:enemies.B];2;0)" office:value-type="string" calcext:value-type="string" office:string-value="Orange Mushroom">
            <text:p>Orange Mushroom</text:p>
          </table:table-cell>
          <table:table-cell office:value-type="string" calcext:value-type="string">
            <text:p><text:span text:style-name="T1299">nudge</text:span></text:p>
          </table:table-cell>
          <table:table-cell table:style-name="ce11" table:formula="of:=VLOOKUP([.C8];[skills.A:skills.B];2;0)" office:value-type="string" calcext:value-type="string" office:string-value="Nudge">
            <text:p>Nudge</text:p>
          </table:table-cell>
          <table:table-cell office:value-type="string" calcext:value-type="string">
            <text:p><text:span text:style-name="T1300">EHT</text:span></text:p>
          </table:table-cell>
          <table:table-cell office:value-type="float" calcext:value-type="float" office:value="0">
            <text:p>0</text:p>
          </table:table-cell>
          <table:table-cell table:number-columns-repeated="1024"/>
        </table:table-row>
        <table:table-row table:style-name="ro796">
          <table:table-cell office:value-type="string" calcext:value-type="string">
            <text:p><text:span text:style-name="T1301">pig</text:span></text:p>
          </table:table-cell>
          <table:table-cell table:style-name="ce11" table:formula="of:=VLOOKUP([.A9];[enemies.A:enemies.B];2;0)" office:value-type="string" calcext:value-type="string" office:string-value="Pig">
            <text:p>Pig</text:p>
          </table:table-cell>
          <table:table-cell office:value-type="string" calcext:value-type="string">
            <text:p><text:span text:style-name="T1302">nudge</text:span></text:p>
          </table:table-cell>
          <table:table-cell table:style-name="ce11" table:formula="of:=VLOOKUP([.C9];[skills.A:skills.B];2;0)" office:value-type="string" calcext:value-type="string" office:string-value="Nudge">
            <text:p>Nudge</text:p>
          </table:table-cell>
          <table:table-cell office:value-type="string" calcext:value-type="string">
            <text:p><text:span text:style-name="T1303">EHT</text:span></text:p>
          </table:table-cell>
          <table:table-cell office:value-type="float" calcext:value-type="float" office:value="0">
            <text:p>0</text:p>
          </table:table-cell>
          <table:table-cell table:number-columns-repeated="1024"/>
        </table:table-row>
        <table:table-row table:style-name="ro797">
          <table:table-cell office:value-type="string" calcext:value-type="string">
            <text:p><text:span text:style-name="T1304">rat</text:span></text:p>
          </table:table-cell>
          <table:table-cell table:style-name="ce11" table:formula="of:=VLOOKUP([.A10];[$enemies.A$1:$enemies.B$1048576];2;0)" office:value-type="string" calcext:value-type="string" office:string-value="Rat">
            <text:p>Rat</text:p>
          </table:table-cell>
          <table:table-cell office:value-type="string" calcext:value-type="string">
            <text:p><text:span text:style-name="T1305">nudge</text:span></text:p>
          </table:table-cell>
          <table:table-cell table:style-name="ce11" table:formula="of:=VLOOKUP([.C10];[$skills.A$1:$skills.B$1048576];2;0)" office:value-type="string" calcext:value-type="string" office:string-value="Nudge">
            <text:p>Nudge</text:p>
          </table:table-cell>
          <table:table-cell office:value-type="string" calcext:value-type="string">
            <text:p><text:span text:style-name="T1306">EHT</text:span></text:p>
          </table:table-cell>
          <table:table-cell office:value-type="float" calcext:value-type="float" office:value="0">
            <text:p>0</text:p>
          </table:table-cell>
          <table:table-cell table:number-columns-repeated="1024"/>
        </table:table-row>
        <table:table-row table:style-name="ro798">
          <table:table-cell office:value-type="string" calcext:value-type="string">
            <text:p><text:span text:style-name="T1307">red_cap</text:span></text:p>
          </table:table-cell>
          <table:table-cell table:style-name="ce11" table:formula="of:=VLOOKUP([.A11];[enemies.A:enemies.B];2;0)" office:value-type="string" calcext:value-type="string" office:string-value="Red Cap">
            <text:p>Red Cap</text:p>
          </table:table-cell>
          <table:table-cell office:value-type="string" calcext:value-type="string">
            <text:p><text:span text:style-name="T1308">nudge</text:span></text:p>
          </table:table-cell>
          <table:table-cell table:style-name="ce11" table:formula="of:=VLOOKUP([.C11];[skills.A:skills.B];2;0)" office:value-type="string" calcext:value-type="string" office:string-value="Nudge">
            <text:p>Nudge</text:p>
          </table:table-cell>
          <table:table-cell office:value-type="string" calcext:value-type="string">
            <text:p><text:span text:style-name="T1309">EHT</text:span></text:p>
          </table:table-cell>
          <table:table-cell office:value-type="float" calcext:value-type="float" office:value="0">
            <text:p>0</text:p>
          </table:table-cell>
          <table:table-cell table:number-columns-repeated="1024"/>
        </table:table-row>
        <table:table-row table:style-name="ro799">
          <table:table-cell office:value-type="string" calcext:value-type="string">
            <text:p><text:span text:style-name="T1310">red_slime</text:span></text:p>
          </table:table-cell>
          <table:table-cell table:style-name="ce11" table:formula="of:=VLOOKUP([.A12];[enemies.A:enemies.B];2;0)" office:value-type="string" calcext:value-type="string" office:string-value="Red Slime">
            <text:p>Red Slime</text:p>
          </table:table-cell>
          <table:table-cell office:value-type="string" calcext:value-type="string">
            <text:p><text:span text:style-name="T1311">nudge</text:span></text:p>
          </table:table-cell>
          <table:table-cell table:style-name="ce11" table:formula="of:=VLOOKUP([.C12];[skills.A:skills.B];2;0)" office:value-type="string" calcext:value-type="string" office:string-value="Nudge">
            <text:p>Nudge</text:p>
          </table:table-cell>
          <table:table-cell office:value-type="string" calcext:value-type="string">
            <text:p><text:span text:style-name="T1312">EHT</text:span></text:p>
          </table:table-cell>
          <table:table-cell office:value-type="float" calcext:value-type="float" office:value="0">
            <text:p>0</text:p>
          </table:table-cell>
          <table:table-cell table:number-columns-repeated="1024"/>
        </table:table-row>
        <table:table-row table:style-name="ro800">
          <table:table-cell office:value-type="string" calcext:value-type="string">
            <text:p><text:span text:style-name="T1313">shroom</text:span></text:p>
          </table:table-cell>
          <table:table-cell table:style-name="ce11" table:formula="of:=VLOOKUP([.A13];[enemies.A:enemies.B];2;0)" office:value-type="string" calcext:value-type="string" office:string-value="Shroom">
            <text:p>Shroom</text:p>
          </table:table-cell>
          <table:table-cell office:value-type="string" calcext:value-type="string">
            <text:p><text:span text:style-name="T1314">nudge</text:span></text:p>
          </table:table-cell>
          <table:table-cell table:style-name="ce11" table:formula="of:=VLOOKUP([.C13];[skills.A:skills.B];2;0)" office:value-type="string" calcext:value-type="string" office:string-value="Nudge">
            <text:p>Nudge</text:p>
          </table:table-cell>
          <table:table-cell office:value-type="string" calcext:value-type="string">
            <text:p><text:span text:style-name="T1315">EHT</text:span></text:p>
          </table:table-cell>
          <table:table-cell office:value-type="float" calcext:value-type="float" office:value="0">
            <text:p>0</text:p>
          </table:table-cell>
          <table:table-cell table:number-columns-repeated="1024"/>
        </table:table-row>
        <table:table-row table:style-name="ro801">
          <table:table-cell office:value-type="string" calcext:value-type="string">
            <text:p><text:span text:style-name="T1316">snail</text:span></text:p>
          </table:table-cell>
          <table:table-cell table:style-name="ce11" table:formula="of:=VLOOKUP([.A14];[enemies.A:enemies.B];2;0)" office:value-type="string" calcext:value-type="string" office:string-value="Snail">
            <text:p>Snail</text:p>
          </table:table-cell>
          <table:table-cell office:value-type="string" calcext:value-type="string">
            <text:p><text:span text:style-name="T1317">nudge</text:span></text:p>
          </table:table-cell>
          <table:table-cell table:style-name="ce11" table:formula="of:=VLOOKUP([.C14];[skills.A:skills.B];2;0)" office:value-type="string" calcext:value-type="string" office:string-value="Nudge">
            <text:p>Nudge</text:p>
          </table:table-cell>
          <table:table-cell office:value-type="string" calcext:value-type="string">
            <text:p><text:span text:style-name="T1318">EHT</text:span></text:p>
          </table:table-cell>
          <table:table-cell office:value-type="float" calcext:value-type="float" office:value="0">
            <text:p>0</text:p>
          </table:table-cell>
          <table:table-cell table:number-columns-repeated="1024"/>
        </table:table-row>
        <table:table-row table:style-name="ro802">
          <table:table-cell office:value-type="string" calcext:value-type="string">
            <text:p><text:span text:style-name="T1319">spider</text:span></text:p>
          </table:table-cell>
          <table:table-cell table:style-name="ce11" table:formula="of:=VLOOKUP([.A15];[enemies.A:enemies.B];2;0)" office:value-type="string" calcext:value-type="string" office:string-value="Spider">
            <text:p>Spider</text:p>
          </table:table-cell>
          <table:table-cell office:value-type="string" calcext:value-type="string">
            <text:p><text:span text:style-name="T1320">nudge</text:span></text:p>
          </table:table-cell>
          <table:table-cell table:style-name="ce11" table:formula="of:=VLOOKUP([.C15];[skills.A:skills.B];2;0)" office:value-type="string" calcext:value-type="string" office:string-value="Nudge">
            <text:p>Nudge</text:p>
          </table:table-cell>
          <table:table-cell office:value-type="string" calcext:value-type="string">
            <text:p><text:span text:style-name="T1321">EHT</text:span></text:p>
          </table:table-cell>
          <table:table-cell office:value-type="float" calcext:value-type="float" office:value="0">
            <text:p>0</text:p>
          </table:table-cell>
          <table:table-cell table:number-columns-repeated="1024"/>
        </table:table-row>
        <table:table-row table:style-name="ro803">
          <table:table-cell office:value-type="string" calcext:value-type="string">
            <text:p><text:span text:style-name="T1322">spore</text:span></text:p>
          </table:table-cell>
          <table:table-cell table:style-name="ce11" table:formula="of:=VLOOKUP([.A16];[enemies.A:enemies.B];2;0)" office:value-type="string" calcext:value-type="string" office:string-value="Spore">
            <text:p>Spore</text:p>
          </table:table-cell>
          <table:table-cell office:value-type="string" calcext:value-type="string">
            <text:p><text:span text:style-name="T1323">nudge</text:span></text:p>
          </table:table-cell>
          <table:table-cell table:style-name="ce11" table:formula="of:=VLOOKUP([.C16];[skills.A:skills.B];2;0)" office:value-type="string" calcext:value-type="string" office:string-value="Nudge">
            <text:p>Nudge</text:p>
          </table:table-cell>
          <table:table-cell office:value-type="string" calcext:value-type="string">
            <text:p><text:span text:style-name="T1324">EHT</text:span></text:p>
          </table:table-cell>
          <table:table-cell office:value-type="float" calcext:value-type="float" office:value="0">
            <text:p>0</text:p>
          </table:table-cell>
          <table:table-cell table:number-columns-repeated="1024"/>
        </table:table-row>
        <table:table-row table:style-name="ro804">
          <table:table-cell office:value-type="string" calcext:value-type="string">
            <text:p><text:span text:style-name="T1325">thief</text:span></text:p>
          </table:table-cell>
          <table:table-cell table:style-name="ce11" table:formula="of:=VLOOKUP([.A17];[enemies.A:enemies.B];2;0)" office:value-type="string" calcext:value-type="string" office:string-value="Thief">
            <text:p>Thief</text:p>
          </table:table-cell>
          <table:table-cell office:value-type="string" calcext:value-type="string">
            <text:p><text:span text:style-name="T1326">nudge</text:span></text:p>
          </table:table-cell>
          <table:table-cell table:style-name="ce11" table:formula="of:=VLOOKUP([.C17];[skills.A:skills.B];2;0)" office:value-type="string" calcext:value-type="string" office:string-value="Nudge">
            <text:p>Nudge</text:p>
          </table:table-cell>
          <table:table-cell office:value-type="string" calcext:value-type="string">
            <text:p><text:span text:style-name="T1327">EHT</text:span></text:p>
          </table:table-cell>
          <table:table-cell office:value-type="float" calcext:value-type="float" office:value="0">
            <text:p>0</text:p>
          </table:table-cell>
          <table:table-cell table:number-columns-repeated="1024"/>
        </table:table-row>
        <table:table-row table:style-name="ro805">
          <table:table-cell office:value-type="string" calcext:value-type="string">
            <text:p><text:span text:style-name="T1328">tutorial_enemy_1</text:span></text:p>
          </table:table-cell>
          <table:table-cell table:style-name="ce11" table:formula="of:=VLOOKUP([.A18];[enemies.A:enemies.B];2;0)" office:value-type="string" calcext:value-type="string" office:string-value="Tiny mouse">
            <text:p>Tiny mouse</text:p>
          </table:table-cell>
          <table:table-cell office:value-type="string" calcext:value-type="string">
            <text:p><text:span text:style-name="T1329">nudge</text:span></text:p>
          </table:table-cell>
          <table:table-cell table:style-name="ce11" table:formula="of:=VLOOKUP([.C18];[skills.A:skills.B];2;0)" office:value-type="string" calcext:value-type="string" office:string-value="Nudge">
            <text:p>Nudge</text:p>
          </table:table-cell>
          <table:table-cell office:value-type="string" calcext:value-type="string">
            <text:p><text:span text:style-name="T1330">EHT</text:span></text:p>
          </table:table-cell>
          <table:table-cell office:value-type="float" calcext:value-type="float" office:value="0">
            <text:p>0</text:p>
          </table:table-cell>
          <table:table-cell table:number-columns-repeated="1024"/>
        </table:table-row>
        <table:table-row table:style-name="ro806">
          <table:table-cell office:value-type="string" calcext:value-type="string">
            <text:p><text:span text:style-name="T1331">wandering_rock</text:span></text:p>
          </table:table-cell>
          <table:table-cell table:style-name="ce11" table:formula="of:=VLOOKUP([.A19];[enemies.A:enemies.B];2;0)" office:value-type="string" calcext:value-type="string" office:string-value="Wandering Rock">
            <text:p>Wandering Rock</text:p>
          </table:table-cell>
          <table:table-cell office:value-type="string" calcext:value-type="string">
            <text:p><text:span text:style-name="T1332">nudge</text:span></text:p>
          </table:table-cell>
          <table:table-cell table:style-name="ce11" table:formula="of:=VLOOKUP([.C19];[skills.A:skills.B];2;0)" office:value-type="string" calcext:value-type="string" office:string-value="Nudge">
            <text:p>Nudge</text:p>
          </table:table-cell>
          <table:table-cell office:value-type="string" calcext:value-type="string">
            <text:p><text:span text:style-name="T1333">EHT</text:span></text:p>
          </table:table-cell>
          <table:table-cell office:value-type="float" calcext:value-type="float" office:value="0">
            <text:p>0</text:p>
          </table:table-cell>
          <table:table-cell table:number-columns-repeated="1024"/>
        </table:table-row>
        <table:table-row table:style-name="ro807">
          <table:table-cell office:value-type="string" calcext:value-type="string">
            <text:p><text:span text:style-name="T1334">wood_stump</text:span></text:p>
          </table:table-cell>
          <table:table-cell table:style-name="ce11" table:formula="of:=VLOOKUP([.A20];[enemies.A:enemies.B];2;0)" office:value-type="string" calcext:value-type="string" office:string-value="Wood Stump">
            <text:p>Wood Stump</text:p>
          </table:table-cell>
          <table:table-cell office:value-type="string" calcext:value-type="string">
            <text:p><text:span text:style-name="T1335">nudge</text:span></text:p>
          </table:table-cell>
          <table:table-cell table:style-name="ce11" table:formula="of:=VLOOKUP([.C20];[skills.A:skills.B];2;0)" office:value-type="string" calcext:value-type="string" office:string-value="Nudge">
            <text:p>Nudge</text:p>
          </table:table-cell>
          <table:table-cell office:value-type="string" calcext:value-type="string">
            <text:p><text:span text:style-name="T1336">EHT</text:span></text:p>
          </table:table-cell>
          <table:table-cell office:value-type="float" calcext:value-type="float" office:value="0">
            <text:p>0</text:p>
          </table:table-cell>
          <table:table-cell table:number-columns-repeated="1024"/>
        </table:table-row>
        <table:table-row table:style-name="ro808">
          <table:table-cell office:value-type="string" calcext:value-type="string">
            <text:p><text:span text:style-name="T1337">skeleton_1</text:span></text:p>
          </table:table-cell>
          <table:table-cell table:style-name="ce11" table:formula="of:=VLOOKUP([.A21];[enemies.A:enemies.B];2;0)" office:value-type="string" calcext:value-type="string" office:string-value="Skeleton">
            <text:p>Skeleton</text:p>
          </table:table-cell>
          <table:table-cell office:value-type="string" calcext:value-type="string">
            <text:p><text:span text:style-name="T1338">swing</text:span></text:p>
          </table:table-cell>
          <table:table-cell table:style-name="ce11" table:formula="of:=VLOOKUP([.C21];[skills.A:skills.B];2;0)" office:value-type="string" calcext:value-type="string" office:string-value="Swing">
            <text:p>Swing</text:p>
          </table:table-cell>
          <table:table-cell office:value-type="string" calcext:value-type="string">
            <text:p><text:span text:style-name="T1339">EHT</text:span></text:p>
          </table:table-cell>
          <table:table-cell office:value-type="float" calcext:value-type="float" office:value="0">
            <text:p>0</text:p>
          </table:table-cell>
          <table:table-cell table:number-columns-repeated="1024"/>
        </table:table-row>
        <table:table-row table:style-name="ro809">
          <table:table-cell office:value-type="string" calcext:value-type="string">
            <text:p><text:span text:style-name="T1340">skeleton_mage</text:span></text:p>
          </table:table-cell>
          <table:table-cell table:style-name="ce11" table:formula="of:=VLOOKUP([.A22];[enemies.A:enemies.B];2;0)" office:value-type="string" calcext:value-type="string" office:string-value="Skeletal Sourcerer">
            <text:p>Skeletal Sourcerer</text:p>
          </table:table-cell>
          <table:table-cell office:value-type="string" calcext:value-type="string">
            <text:p><text:span text:style-name="T1341">magic missile</text:span></text:p>
          </table:table-cell>
          <table:table-cell table:style-name="ce11" table:formula="of:=VLOOKUP([.C22];[skills.A:skills.B];2;0)" office:value-type="string" calcext:value-type="string" office:string-value="Magic Missile">
            <text:p>Magic Missile</text:p>
          </table:table-cell>
          <table:table-cell office:value-type="string" calcext:value-type="string">
            <text:p><text:span text:style-name="T1342">EHT</text:span></text:p>
          </table:table-cell>
          <table:table-cell office:value-type="float" calcext:value-type="float" office:value="0">
            <text:p>0</text:p>
          </table:table-cell>
          <table:table-cell table:number-columns-repeated="1024"/>
        </table:table-row>
        <table:table-row table:style-name="ro810">
          <table:table-cell office:value-type="string" calcext:value-type="string">
            <text:p><text:span text:style-name="T1343">skeleton_mage</text:span></text:p>
          </table:table-cell>
          <table:table-cell table:style-name="ce11" table:formula="of:=VLOOKUP([.A23];[enemies.A:enemies.B];2;0)" office:value-type="string" calcext:value-type="string" office:string-value="Skeletal Sourcerer">
            <text:p>Skeletal Sourcerer</text:p>
          </table:table-cell>
          <table:table-cell office:value-type="string" calcext:value-type="string">
            <text:p><text:span text:style-name="T1344">swing</text:span></text:p>
          </table:table-cell>
          <table:table-cell table:style-name="ce11" table:formula="of:=VLOOKUP([.C23];[skills.A:skills.B];2;0)" office:value-type="string" calcext:value-type="string" office:string-value="Swing">
            <text:p>Swing</text:p>
          </table:table-cell>
          <table:table-cell office:value-type="string" calcext:value-type="string">
            <text:p><text:span text:style-name="T1345">EHT</text:span></text:p>
          </table:table-cell>
          <table:table-cell office:value-type="float" calcext:value-type="float" office:value="1">
            <text:p>1</text:p>
          </table:table-cell>
          <table:table-cell table:number-columns-repeated="1024"/>
        </table:table-row>
        <table:table-row table:style-name="ro811">
          <table:table-cell office:value-type="string" calcext:value-type="string">
            <text:p><text:span text:style-name="T1346">mushroom_soldier</text:span></text:p>
          </table:table-cell>
          <table:table-cell table:style-name="ce11" table:formula="of:=VLOOKUP([.A24];[enemies.A:enemies.B];2;0)" office:value-type="string" calcext:value-type="string" office:string-value="Mushroom Soldier">
            <text:p>Mushroom Soldier</text:p>
          </table:table-cell>
          <table:table-cell office:value-type="string" calcext:value-type="string">
            <text:p><text:span text:style-name="T1347">swing</text:span></text:p>
          </table:table-cell>
          <table:table-cell table:style-name="ce11" table:formula="of:=VLOOKUP([.C24];[skills.A:skills.B];2;0)" office:value-type="string" calcext:value-type="string" office:string-value="Swing">
            <text:p>Swing</text:p>
          </table:table-cell>
          <table:table-cell office:value-type="string" calcext:value-type="string">
            <text:p><text:span text:style-name="T1348">EHT</text:span></text:p>
          </table:table-cell>
          <table:table-cell office:value-type="float" calcext:value-type="float" office:value="0">
            <text:p>0</text:p>
          </table:table-cell>
          <table:table-cell table:number-columns-repeated="1024"/>
        </table:table-row>
        <table:table-row table:style-name="ro812">
          <table:table-cell office:value-type="string" calcext:value-type="string">
            <text:p><text:span text:style-name="T1349">mushroom_thief</text:span></text:p>
          </table:table-cell>
          <table:table-cell table:style-name="ce11" table:formula="of:=VLOOKUP([.A25];[enemies.A:enemies.B];2;0)" office:value-type="string" calcext:value-type="string" office:string-value="Mushroom Thief">
            <text:p>Mushroom Thief</text:p>
          </table:table-cell>
          <table:table-cell office:value-type="string" calcext:value-type="string">
            <text:p><text:span text:style-name="T1350">double whack</text:span></text:p>
          </table:table-cell>
          <table:table-cell table:style-name="ce11" table:formula="of:=VLOOKUP([.C25];[skills.A:skills.B];2;0)" office:value-type="string" calcext:value-type="string" office:string-value="Double Whack">
            <text:p>Double Whack</text:p>
          </table:table-cell>
          <table:table-cell office:value-type="string" calcext:value-type="string">
            <text:p><text:span text:style-name="T1351">EHT</text:span></text:p>
          </table:table-cell>
          <table:table-cell office:value-type="float" calcext:value-type="float" office:value="0">
            <text:p>0</text:p>
          </table:table-cell>
          <table:table-cell table:number-columns-repeated="1024"/>
        </table:table-row>
        <table:table-row table:style-name="ro813">
          <table:table-cell office:value-type="string" calcext:value-type="string">
            <text:p><text:span text:style-name="T1352">mushroom_mage</text:span></text:p>
          </table:table-cell>
          <table:table-cell table:style-name="ce11" table:formula="of:=VLOOKUP([.A26];[enemies.A:enemies.B];2;0)" office:value-type="string" calcext:value-type="string" office:string-value="Mushroom Mage">
            <text:p>Mushroom Mage</text:p>
          </table:table-cell>
          <table:table-cell office:value-type="string" calcext:value-type="string">
            <text:p><text:span text:style-name="T1353">magic missile</text:span></text:p>
          </table:table-cell>
          <table:table-cell table:style-name="ce11" table:formula="of:=VLOOKUP([.C26];[skills.A:skills.B];2;0)" office:value-type="string" calcext:value-type="string" office:string-value="Magic Missile">
            <text:p>Magic Missile</text:p>
          </table:table-cell>
          <table:table-cell office:value-type="string" calcext:value-type="string">
            <text:p><text:span text:style-name="T1354">EHT</text:span></text:p>
          </table:table-cell>
          <table:table-cell office:value-type="float" calcext:value-type="float" office:value="0">
            <text:p>0</text:p>
          </table:table-cell>
          <table:table-cell table:number-columns-repeated="1024"/>
        </table:table-row>
        <table:table-row table:style-name="ro814">
          <table:table-cell office:value-type="string" calcext:value-type="string">
            <text:p><text:span text:style-name="T1355">mushroom_cleric</text:span></text:p>
          </table:table-cell>
          <table:table-cell table:style-name="ce11" table:formula="of:=VLOOKUP([.A27];[enemies.A:enemies.B];2;0)" office:value-type="string" calcext:value-type="string" office:string-value="Mushroom Cleric">
            <text:p>Mushroom Cleric</text:p>
          </table:table-cell>
          <table:table-cell office:value-type="string" calcext:value-type="string">
            <text:p><text:span text:style-name="T1356">smite</text:span></text:p>
          </table:table-cell>
          <table:table-cell table:style-name="ce11" table:formula="of:=VLOOKUP([.C27];[skills.A:skills.B];2;0)" office:value-type="string" calcext:value-type="string" office:string-value="Smite">
            <text:p>Smite</text:p>
          </table:table-cell>
          <table:table-cell office:value-type="string" calcext:value-type="string">
            <text:p><text:span text:style-name="T1357">EHT</text:span></text:p>
          </table:table-cell>
          <table:table-cell office:value-type="float" calcext:value-type="float" office:value="0">
            <text:p>0</text:p>
          </table:table-cell>
          <table:table-cell table:number-columns-repeated="1024"/>
        </table:table-row>
        <table:table-row table:style-name="ro815">
          <table:table-cell office:value-type="string" calcext:value-type="string">
            <text:p><text:span text:style-name="T1358">mushroom_zombie</text:span></text:p>
          </table:table-cell>
          <table:table-cell table:style-name="ce11" table:formula="of:=VLOOKUP([.A28];[enemies.A:enemies.B];2;0)" office:value-type="string" calcext:value-type="string" office:string-value="Mushroom zombie">
            <text:p>Mushroom zombie</text:p>
          </table:table-cell>
          <table:table-cell office:value-type="string" calcext:value-type="string">
            <text:p><text:span text:style-name="T1359">bite</text:span></text:p>
          </table:table-cell>
          <table:table-cell table:style-name="ce11" table:formula="of:=VLOOKUP([.C28];[skills.A:skills.B];2;0)" office:value-type="string" calcext:value-type="string" office:string-value="Bite">
            <text:p>Bite</text:p>
          </table:table-cell>
          <table:table-cell office:value-type="string" calcext:value-type="string">
            <text:p><text:span text:style-name="T1360">EHT</text:span></text:p>
          </table:table-cell>
          <table:table-cell office:value-type="float" calcext:value-type="float" office:value="0">
            <text:p>0</text:p>
          </table:table-cell>
          <table:table-cell table:number-columns-repeated="1024"/>
        </table:table-row>
        <table:table-row table:style-name="ro816">
          <table:table-cell office:value-type="string" calcext:value-type="string">
            <text:p><text:span text:style-name="T1361">zombie</text:span></text:p>
          </table:table-cell>
          <table:table-cell table:style-name="ce11" table:formula="of:=VLOOKUP([.A29];[enemies.A:enemies.B];2;0)" office:value-type="string" calcext:value-type="string" office:string-value="Zombie">
            <text:p>Zombie</text:p>
          </table:table-cell>
          <table:table-cell office:value-type="string" calcext:value-type="string">
            <text:p><text:span text:style-name="T1362">bite</text:span></text:p>
          </table:table-cell>
          <table:table-cell table:style-name="ce11" table:formula="of:=VLOOKUP([.C29];[skills.A:skills.B];2;0)" office:value-type="string" calcext:value-type="string" office:string-value="Bite">
            <text:p>Bite</text:p>
          </table:table-cell>
          <table:table-cell office:value-type="string" calcext:value-type="string">
            <text:p><text:span text:style-name="T1363">EHT</text:span></text:p>
          </table:table-cell>
          <table:table-cell office:value-type="float" calcext:value-type="float" office:value="0">
            <text:p>0</text:p>
          </table:table-cell>
          <table:table-cell table:number-columns-repeated="1024"/>
        </table:table-row>
        <table:table-row table:style-name="ro817">
          <table:table-cell office:value-type="string" calcext:value-type="string">
            <text:p><text:span text:style-name="T1364">crocodile</text:span></text:p>
          </table:table-cell>
          <table:table-cell table:style-name="ce11" table:formula="of:=VLOOKUP([.A30];[enemies.A:enemies.B];2;0)" office:value-type="string" calcext:value-type="string" office:string-value="Crocodile">
            <text:p>Crocodile</text:p>
          </table:table-cell>
          <table:table-cell office:value-type="string" calcext:value-type="string">
            <text:p><text:span text:style-name="T1365">bite</text:span></text:p>
          </table:table-cell>
          <table:table-cell table:style-name="ce11" table:formula="of:=VLOOKUP([.C30];[skills.A:skills.B];2;0)" office:value-type="string" calcext:value-type="string" office:string-value="Bite">
            <text:p>Bite</text:p>
          </table:table-cell>
          <table:table-cell office:value-type="string" calcext:value-type="string">
            <text:p><text:span text:style-name="T1366">EHT</text:span></text:p>
          </table:table-cell>
          <table:table-cell office:value-type="float" calcext:value-type="float" office:value="0">
            <text:p>0</text:p>
          </table:table-cell>
          <table:table-cell table:number-columns-repeated="1024"/>
        </table:table-row>
        <table:table-row table:style-name="ro818">
          <table:table-cell table:number-columns-repeated="1024"/>
        </table:table-row>
        <table:table-row table:number-rows-repeated="33" table:style-name="ro787">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820">
          <table:table-cell office:value-type="string" calcext:value-type="string">
            <text:p><text:span text:style-name="T1367">skill_id</text:span></text:p>
          </table:table-cell>
          <table:table-cell office:value-type="string" calcext:value-type="string">
            <text:p><text:span text:style-name="T1368">name</text:span></text:p>
          </table:table-cell>
          <table:table-cell office:value-type="string" calcext:value-type="string">
            <text:p><text:span text:style-name="T1369">script_to_run</text:span></text:p>
          </table:table-cell>
          <table:table-cell office:value-type="string" calcext:value-type="string">
            <text:p><text:span text:style-name="T1370">is_offensive</text:span></text:p>
          </table:table-cell>
          <table:table-cell office:value-type="string" calcext:value-type="string">
            <text:p><text:span text:style-name="T1371">target_self_is_valid</text:span></text:p>
          </table:table-cell>
          <table:table-cell office:value-type="string" calcext:value-type="string">
            <text:p><text:span text:style-name="T1372">target_others_is_valid</text:span></text:p>
          </table:table-cell>
          <table:table-cell office:value-type="string" calcext:value-type="string">
            <text:p><text:span text:style-name="T1373">must_be_fighting</text:span></text:p>
          </table:table-cell>
          <table:table-cell office:value-type="string" calcext:value-type="string">
            <text:p><text:span text:style-name="T1374">can_be_practiced</text:span></text:p>
          </table:table-cell>
          <table:table-cell office:value-type="string" calcext:value-type="string">
            <text:p><text:span text:style-name="T1375">level_req</text:span></text:p>
          </table:table-cell>
          <table:table-cell office:value-type="string" calcext:value-type="string">
            <text:p><text:span text:style-name="T1376">use_perspectives</text:span></text:p>
          </table:table-cell>
          <table:table-cell table:style-name="ce11" office:value-type="string" calcext:value-type="string">
            <text:p><text:span text:style-name="T1377">FOUND</text:span></text:p>
          </table:table-cell>
          <table:table-cell office:value-type="string" calcext:value-type="string">
            <text:p><text:span text:style-name="T1378">description</text:span></text:p>
          </table:table-cell>
          <table:table-cell table:number-columns-repeated="1024"/>
        </table:table-row>
        <table:table-row table:style-name="ro821">
          <table:table-cell table:style-name="ce34" office:value-type="string" calcext:value-type="string">
            <text:p><text:span text:style-name="T1379">swing</text:span></text:p>
          </table:table-cell>
          <table:table-cell table:style-name="ce34" office:value-type="string" calcext:value-type="string">
            <text:p><text:span text:style-name="T1380">Swing</text:span></text:p>
          </table:table-cell>
          <table:table-cell table:style-name="ce34" office:value-type="string" calcext:value-type="string">
            <text:p><text:span text:style-name="T1381">Swing</text:span></text:p>
          </table:table-cell>
          <table:table-cell table:style-name="ce34"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82">swing</text:span></text:p>
          </table:table-cell>
          <table:table-cell table:style-name="ce11" table:formula="of:=VLOOKUP([.J2];[$use_perspectives.A$1:$use_perspectives.B$1048576];2;0)" office:value-type="string" calcext:value-type="string" office:string-value="use_swing">
            <text:p>use_swing</text:p>
          </table:table-cell>
          <table:table-cell office:value-type="string" calcext:value-type="string">
            <text:p><text:span text:style-name="T1383">Deal physical damage based on the highest stat between your grit or flow.#END#</text:span></text:p>
          </table:table-cell>
          <table:table-cell table:number-columns-repeated="1024"/>
        </table:table-row>
        <table:table-row table:style-name="ro822">
          <table:table-cell table:style-name="ce35" office:value-type="string" calcext:value-type="string">
            <text:p><text:span text:style-name="T1384">ethereal</text:span></text:p>
          </table:table-cell>
          <table:table-cell table:style-name="ce35" office:value-type="string" calcext:value-type="string">
            <text:p><text:span text:style-name="T1385">Become Ethereal</text:span></text:p>
          </table:table-cell>
          <table:table-cell table:style-name="ce35" office:value-type="string" calcext:value-type="string">
            <text:p><text:span text:style-name="T1386">BecomeEthereal</text:span></text:p>
          </table:table-cell>
          <table:table-cell table:style-name="ce35"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87">ethereal</text:span></text:p>
          </table:table-cell>
          <table:table-cell table:style-name="ce11" table:formula="of:=VLOOKUP([.J3];[use_perspectives.A:use_perspectives.B];2;0)" office:value-type="string" calcext:value-type="string" office:string-value="use_ethereal">
            <text:p>use_ethereal</text:p>
          </table:table-cell>
          <table:table-cell office:value-type="string" calcext:value-type="string">
            <text:p><text:span text:style-name="T1388">Become ethereal, unable to be attacked physically.#END#But take amplified magical damage.#END#</text:span></text:p>
          </table:table-cell>
          <table:table-cell table:number-columns-repeated="1024"/>
        </table:table-row>
        <table:table-row table:style-name="ro823">
          <table:table-cell table:style-name="ce36" office:value-type="string" calcext:value-type="string">
            <text:p><text:span text:style-name="T1389">cure light wounds</text:span></text:p>
          </table:table-cell>
          <table:table-cell table:style-name="ce36" office:value-type="string" calcext:value-type="string">
            <text:p><text:span text:style-name="T1390">Cure Light Wounds</text:span></text:p>
          </table:table-cell>
          <table:table-cell table:style-name="ce36" office:value-type="string" calcext:value-type="string">
            <text:p><text:span text:style-name="T1391">CureLightWounds</text:span></text:p>
          </table:table-cell>
          <table:table-cell table:style-name="ce36"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92">cure light wounds</text:span></text:p>
          </table:table-cell>
          <table:table-cell table:style-name="ce11"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393">Heal yourself or an ally.#END#</text:span></text:p>
          </table:table-cell>
          <table:table-cell table:number-columns-repeated="1024"/>
        </table:table-row>
        <table:table-row table:style-name="ro824">
          <table:table-cell office:value-type="string" calcext:value-type="string">
            <text:p><text:span text:style-name="T1394">bash</text:span></text:p>
          </table:table-cell>
          <table:table-cell office:value-type="string" calcext:value-type="string">
            <text:p><text:span text:style-name="T1395">Bash</text:span></text:p>
          </table:table-cell>
          <table:table-cell office:value-type="string" calcext:value-type="string">
            <text:p><text:span text:style-name="T1396">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97">bash</text:span></text:p>
          </table:table-cell>
          <table:table-cell table:style-name="ce11" table:formula="of:=VLOOKUP([.J5];[use_perspectives.A:use_perspectives.B];2;0)" office:value-type="string" calcext:value-type="string" office:string-value="use_bash">
            <text:p>use_bash</text:p>
          </table:table-cell>
          <table:table-cell office:value-type="string" calcext:value-type="string">
            <text:p><text:span text:style-name="T1398">Deal physcal damage based on your grit.#END#If you deal any damage, stun the target.#END#</text:span></text:p>
          </table:table-cell>
          <table:table-cell table:number-columns-repeated="1024"/>
        </table:table-row>
        <table:table-row table:style-name="ro825">
          <table:table-cell office:value-type="string" calcext:value-type="string">
            <text:p><text:span text:style-name="T1399">double whack</text:span></text:p>
          </table:table-cell>
          <table:table-cell office:value-type="string" calcext:value-type="string">
            <text:p><text:span text:style-name="T1400">Double Whack</text:span></text:p>
          </table:table-cell>
          <table:table-cell office:value-type="string" calcext:value-type="string">
            <text:p><text:span text:style-name="T1401">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402">double whack</text:span></text:p>
          </table:table-cell>
          <table:table-cell table:style-name="ce11" table:formula="of:=VLOOKUP([.J6];[use_perspectives.A:use_perspectives.B];2;0)" office:value-type="string" calcext:value-type="string" office:string-value="use_double_whack">
            <text:p>use_double_whack</text:p>
          </table:table-cell>
          <table:table-cell table:style-name="ce37" office:value-type="string" calcext:value-type="string">
            <text:p><text:span text:style-name="T1403">Deal physical damage based on Flow.#END# Then do it again!#END#</text:span></text:p>
          </table:table-cell>
          <table:table-cell table:number-columns-repeated="1024"/>
        </table:table-row>
        <table:table-row table:style-name="ro826">
          <table:table-cell office:value-type="string" calcext:value-type="string">
            <text:p><text:span text:style-name="T1404">smite</text:span></text:p>
          </table:table-cell>
          <table:table-cell office:value-type="string" calcext:value-type="string">
            <text:p><text:span text:style-name="T1405">Smite</text:span></text:p>
          </table:table-cell>
          <table:table-cell office:value-type="string" calcext:value-type="string">
            <text:p><text:span text:style-name="T1406">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07">smite</text:span></text:p>
          </table:table-cell>
          <table:table-cell table:style-name="ce11" table:formula="of:=VLOOKUP([.J7];[use_perspectives.A:use_perspectives.B];2;0)" office:value-type="string" calcext:value-type="string" office:string-value="use_smite">
            <text:p>use_smite</text:p>
          </table:table-cell>
          <table:table-cell office:value-type="string" calcext:value-type="string">
            <text:p><text:span text:style-name="T1408">Smite your target, dealing Magical damage based on soul.#END#</text:span></text:p>
          </table:table-cell>
          <table:table-cell table:number-columns-repeated="1024"/>
        </table:table-row>
        <table:table-row table:style-name="ro827">
          <table:table-cell office:value-type="string" calcext:value-type="string">
            <text:p><text:span text:style-name="T1409">mage armor</text:span></text:p>
          </table:table-cell>
          <table:table-cell office:value-type="string" calcext:value-type="string">
            <text:p><text:span text:style-name="T1410">Mage Armor</text:span></text:p>
          </table:table-cell>
          <table:table-cell office:value-type="string" calcext:value-type="string">
            <text:p><text:span text:style-name="T1411">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12">mage armor</text:span></text:p>
          </table:table-cell>
          <table:table-cell table:style-name="ce11" table:formula="of:=VLOOKUP([.J8];[use_perspectives.A:use_perspectives.B];2;0)" office:value-type="string" calcext:value-type="string" office:string-value="use_mage_armor">
            <text:p>use_mage_armor</text:p>
          </table:table-cell>
          <table:table-cell table:style-name="ce37" office:value-type="string" calcext:value-type="string">
            <text:p><text:span text:style-name="T1413">Convert a percentage of damage received to mana drain instead.#END#</text:span></text:p>
          </table:table-cell>
          <table:table-cell table:number-columns-repeated="1024"/>
        </table:table-row>
        <table:table-row table:style-name="ro828">
          <table:table-cell office:value-type="string" calcext:value-type="string">
            <text:p><text:span text:style-name="T1414">magic missile</text:span></text:p>
          </table:table-cell>
          <table:table-cell office:value-type="string" calcext:value-type="string">
            <text:p><text:span text:style-name="T1415">Magic Missile</text:span></text:p>
          </table:table-cell>
          <table:table-cell office:value-type="string" calcext:value-type="string">
            <text:p><text:span text:style-name="T1416">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17">magic missile</text:span></text:p>
          </table:table-cell>
          <table:table-cell table:style-name="ce11" table:formula="of:=VLOOKUP([.J9];[use_perspectives.A:use_perspectives.B];2;0)" office:value-type="string" calcext:value-type="string" office:string-value="use_magic_missile">
            <text:p>use_magic_missile</text:p>
          </table:table-cell>
          <table:table-cell table:style-name="ce37" office:value-type="string" calcext:value-type="string">
            <text:p><text:span text:style-name="T1418">Deal magical damage based on mind.#END#</text:span></text:p>
          </table:table-cell>
          <table:table-cell table:number-columns-repeated="1024"/>
        </table:table-row>
        <table:table-row table:style-name="ro829">
          <table:table-cell table:style-name="ce34" office:value-type="string" calcext:value-type="string">
            <text:p><text:span text:style-name="T1419">nudge</text:span></text:p>
          </table:table-cell>
          <table:table-cell table:style-name="ce34" office:value-type="string" calcext:value-type="string">
            <text:p><text:span text:style-name="T1420">Nudge</text:span></text:p>
          </table:table-cell>
          <table:table-cell table:style-name="ce34" office:value-type="string" calcext:value-type="string">
            <text:p><text:span text:style-name="T1421">Swing</text:span></text:p>
          </table:table-cell>
          <table:table-cell table:style-name="ce34"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22">nudge</text:span></text:p>
          </table:table-cell>
          <table:table-cell table:style-name="ce11" table:formula="of:=VLOOKUP([.J10];[$use_perspectives.A$1:$use_perspectives.B$1048576];2;0)" office:value-type="string" calcext:value-type="string" office:string-value="use_nudge">
            <text:p>use_nudge</text:p>
          </table:table-cell>
          <table:table-cell office:value-type="string" calcext:value-type="string">
            <text:p><text:span text:style-name="T1423">The monster variant of a swing.#END#</text:span></text:p>
          </table:table-cell>
          <table:table-cell table:number-columns-repeated="1024"/>
        </table:table-row>
        <table:table-row table:style-name="ro830">
          <table:table-cell table:style-name="ce36" office:value-type="string" calcext:value-type="string">
            <text:p><text:span text:style-name="T1424">regen_hp30</text:span></text:p>
          </table:table-cell>
          <table:table-cell table:style-name="ce36" office:value-type="string" calcext:value-type="string">
            <text:p><text:span text:style-name="T1425">Minor Health Regen</text:span></text:p>
          </table:table-cell>
          <table:table-cell table:style-name="ce36" office:value-type="string" calcext:value-type="string">
            <text:p><text:span text:style-name="T1426">RegenHP30</text:span></text:p>
          </table:table-cell>
          <table:table-cell table:style-name="ce36"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27">cure light wounds</text:span></text:p>
          </table:table-cell>
          <table:table-cell table:style-name="ce11"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428">Regenerate 30% Health.#END#</text:span></text:p>
          </table:table-cell>
          <table:table-cell table:number-columns-repeated="1024"/>
        </table:table-row>
        <table:table-row table:style-name="ro831">
          <table:table-cell office:value-type="string" calcext:value-type="string">
            <text:p><text:span text:style-name="T1429">regen_mp30</text:span></text:p>
          </table:table-cell>
          <table:table-cell office:value-type="string" calcext:value-type="string">
            <text:p><text:span text:style-name="T1430">Minor Magicka Regen</text:span></text:p>
          </table:table-cell>
          <table:table-cell office:value-type="string" calcext:value-type="string">
            <text:p><text:span text:style-name="T1431">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32">cure light wounds</text:span></text:p>
          </table:table-cell>
          <table:table-cell table:style-name="ce11"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433">Regenerate 30% Magicka.#END#</text:span></text:p>
          </table:table-cell>
          <table:table-cell table:number-columns-repeated="1024"/>
        </table:table-row>
        <table:table-row table:style-name="ro832">
          <table:table-cell office:value-type="string" calcext:value-type="string">
            <text:p><text:span text:style-name="T1434">heavy hit</text:span></text:p>
          </table:table-cell>
          <table:table-cell office:value-type="string" calcext:value-type="string">
            <text:p><text:span text:style-name="T1435">Heavy Hit</text:span></text:p>
          </table:table-cell>
          <table:table-cell office:value-type="string" calcext:value-type="string">
            <text:p><text:span text:style-name="T1436">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37">swing</text:span></text:p>
          </table:table-cell>
          <table:table-cell table:style-name="ce11" table:formula="of:=VLOOKUP([.J13];[use_perspectives.A:use_perspectives.B];2;0)" office:value-type="string" calcext:value-type="string" office:string-value="use_swing">
            <text:p>use_swing</text:p>
          </table:table-cell>
          <table:table-cell office:value-type="string" calcext:value-type="string">
            <text:p><text:span text:style-name="T1438">Deal physcal damage based on your grit.#END#</text:span></text:p>
          </table:table-cell>
          <table:table-cell table:number-columns-repeated="1024"/>
        </table:table-row>
        <table:table-row table:style-name="ro833">
          <table:table-cell office:value-type="string" calcext:value-type="string">
            <text:p><text:span text:style-name="T1439">fast strike</text:span></text:p>
          </table:table-cell>
          <table:table-cell office:value-type="string" calcext:value-type="string">
            <text:p><text:span text:style-name="T1440">Fast Strike</text:span></text:p>
          </table:table-cell>
          <table:table-cell office:value-type="string" calcext:value-type="string">
            <text:p><text:span text:style-name="T1441">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2">swing</text:span></text:p>
          </table:table-cell>
          <table:table-cell table:style-name="ce11" table:formula="of:=VLOOKUP([.J14];[use_perspectives.A:use_perspectives.B];2;0)" office:value-type="string" calcext:value-type="string" office:string-value="use_swing">
            <text:p>use_swing</text:p>
          </table:table-cell>
          <table:table-cell office:value-type="string" calcext:value-type="string">
            <text:p><text:span text:style-name="T1443">Deal physcal damage based on your flow.#END#</text:span></text:p>
          </table:table-cell>
          <table:table-cell table:number-columns-repeated="1024"/>
        </table:table-row>
        <table:table-row table:style-name="ro834">
          <table:table-cell office:value-type="string" calcext:value-type="string">
            <text:p><text:span text:style-name="T1444">holy arrow</text:span></text:p>
          </table:table-cell>
          <table:table-cell office:value-type="string" calcext:value-type="string">
            <text:p><text:span text:style-name="T1445">Holy Arrow</text:span></text:p>
          </table:table-cell>
          <table:table-cell office:value-type="string" calcext:value-type="string">
            <text:p><text:span text:style-name="T1446">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7">holy arrow</text:span></text:p>
          </table:table-cell>
          <table:table-cell table:style-name="ce11" table:formula="of:=VLOOKUP([.J15];[use_perspectives.A:use_perspectives.B];2;0)" office:value-type="string" calcext:value-type="string" office:string-value="use_holy_arrow">
            <text:p>use_holy_arrow</text:p>
          </table:table-cell>
          <table:table-cell office:value-type="string" calcext:value-type="string">
            <text:p><text:span text:style-name="T1448">Deal magical damage based on your soul.#END#</text:span></text:p>
          </table:table-cell>
          <table:table-cell table:number-columns-repeated="1024"/>
        </table:table-row>
        <table:table-row table:style-name="ro835">
          <table:table-cell office:value-type="string" calcext:value-type="string">
            <text:p><text:span text:style-name="T1449">mana bolt</text:span></text:p>
          </table:table-cell>
          <table:table-cell office:value-type="string" calcext:value-type="string">
            <text:p><text:span text:style-name="T1450">Mana Bolt</text:span></text:p>
          </table:table-cell>
          <table:table-cell office:value-type="string" calcext:value-type="string">
            <text:p><text:span text:style-name="T1451">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52">mana bolt</text:span></text:p>
          </table:table-cell>
          <table:table-cell table:style-name="ce11" table:formula="of:=VLOOKUP([.J16];[use_perspectives.A:use_perspectives.B];2;0)" office:value-type="string" calcext:value-type="string" office:string-value="use_mana_bolt">
            <text:p>use_mana_bolt</text:p>
          </table:table-cell>
          <table:table-cell office:value-type="string" calcext:value-type="string">
            <text:p><text:span text:style-name="T1453">Deal magical damage based on your mind.#END#</text:span></text:p>
          </table:table-cell>
          <table:table-cell table:number-columns-repeated="1024"/>
        </table:table-row>
        <table:table-row table:style-name="ro836">
          <table:table-cell table:style-name="ce35" office:value-type="string" calcext:value-type="string">
            <text:p><text:span text:style-name="T1454">enrage</text:span></text:p>
          </table:table-cell>
          <table:table-cell table:style-name="ce35" office:value-type="string" calcext:value-type="string">
            <text:p><text:span text:style-name="T1455">Enrage</text:span></text:p>
          </table:table-cell>
          <table:table-cell table:style-name="ce35" office:value-type="string" calcext:value-type="string">
            <text:p><text:span text:style-name="T1456">Enrage</text:span></text:p>
          </table:table-cell>
          <table:table-cell table:style-name="ce35"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57">ethereal</text:span></text:p>
          </table:table-cell>
          <table:table-cell table:style-name="ce11" table:formula="of:=VLOOKUP([.J17];[use_perspectives.A:use_perspectives.B];2;0)" office:value-type="string" calcext:value-type="string" office:string-value="use_ethereal">
            <text:p>use_ethereal</text:p>
          </table:table-cell>
          <table:table-cell office:value-type="string" calcext:value-type="string">
            <text:p><text:span text:style-name="T1458">Become enraged, gaining max health based on your max health.#END#</text:span></text:p>
          </table:table-cell>
          <table:table-cell table:number-columns-repeated="1024"/>
        </table:table-row>
        <table:table-row table:style-name="ro837">
          <table:table-cell office:value-type="string" calcext:value-type="string">
            <text:p><text:span text:style-name="T1459">bite</text:span></text:p>
          </table:table-cell>
          <table:table-cell office:value-type="string" calcext:value-type="string">
            <text:p><text:span text:style-name="T1460">Bite</text:span></text:p>
          </table:table-cell>
          <table:table-cell office:value-type="string" calcext:value-type="string">
            <text:p><text:span text:style-name="T1461">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17" office:value-type="string" calcext:value-type="string">
            <text:p>bite</text:p>
          </table:table-cell>
          <table:table-cell table:style-name="ce11" table:formula="of:=VLOOKUP([.J18];[use_perspectives.A:use_perspectives.B];2;0)" office:value-type="string" calcext:value-type="string" office:string-value="use_bite">
            <text:p>use_bite</text:p>
          </table:table-cell>
          <table:table-cell office:value-type="string" calcext:value-type="string">
            <text:p><text:span text:style-name="T1462">Bite your target.#END#</text:span></text:p>
          </table:table-cell>
          <table:table-cell table:number-columns-repeated="1024"/>
        </table:table-row>
        <table:table-row table:style-name="ro838">
          <table:table-cell table:style-name="ce36" office:value-type="string" calcext:value-type="string">
            <text:p><text:span text:style-name="T1463">leech</text:span></text:p>
          </table:table-cell>
          <table:table-cell table:style-name="ce36" office:value-type="string" calcext:value-type="string">
            <text:p><text:span text:style-name="T1464">Leech</text:span></text:p>
          </table:table-cell>
          <table:table-cell table:style-name="ce36" office:value-type="string" calcext:value-type="string">
            <text:p><text:span text:style-name="T1465">Leech</text:span></text:p>
          </table:table-cell>
          <table:table-cell table:style-name="ce36"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17" office:value-type="string" calcext:value-type="string">
            <text:p>generic</text:p>
          </table:table-cell>
          <table:table-cell table:style-name="ce11" table:formula="of:=VLOOKUP([.J19];[use_perspectives.A:use_perspectives.B];2;0)" office:value-type="string" calcext:value-type="string" office:string-value="use_generic">
            <text:p>use_generic</text:p>
          </table:table-cell>
          <table:table-cell office:value-type="string" calcext:value-type="string">
            <text:p><text:span text:style-name="T1466">Become blood thirsty, converting a percentage of physical damage dealt#END#to self healing.#END#</text:span></text:p>
          </table:table-cell>
          <table:table-cell table:number-columns-repeated="1024"/>
        </table:table-row>
        <table:table-row table:style-name="ro839">
          <table:table-cell table:style-name="ce35" office:value-type="string" calcext:value-type="string">
            <text:p><text:span text:style-name="T1467">thorns</text:span></text:p>
          </table:table-cell>
          <table:table-cell table:style-name="ce35" office:value-type="string" calcext:value-type="string">
            <text:p><text:span text:style-name="T1468">Thorns</text:span></text:p>
          </table:table-cell>
          <table:table-cell table:style-name="ce35" office:value-type="string" calcext:value-type="string">
            <text:p><text:span text:style-name="T1469">Thorns</text:span></text:p>
          </table:table-cell>
          <table:table-cell table:style-name="ce35"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17" office:value-type="string" calcext:value-type="string">
            <text:p>generic</text:p>
          </table:table-cell>
          <table:table-cell table:style-name="ce11" table:formula="of:=VLOOKUP([.J20];[use_perspectives.A:use_perspectives.B];2;0)" office:value-type="string" calcext:value-type="string" office:string-value="use_generic">
            <text:p>use_generic</text:p>
          </table:table-cell>
          <table:table-cell office:value-type="string" calcext:value-type="string">
            <text:p><text:span text:style-name="T1470">Reflect a percentage of physical damage received back.#END#</text:span></text:p>
          </table:table-cell>
          <table:table-cell table:number-columns-repeated="1024"/>
        </table:table-row>
        <table:table-row table:style-name="ro840">
          <table:table-cell table:number-columns-repeated="1024"/>
        </table:table-row>
        <table:table-row table:number-rows-repeated="43" table:style-name="ro819">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42">
            <table:table-cell table:style-name="ce27" office:value-type="string" calcext:value-type="string">
              <text:p><text:span text:style-name="T1471">skill_id</text:span></text:p>
            </table:table-cell>
            <table:table-cell table:style-name="ce27" office:value-type="string" calcext:value-type="string">
              <text:p><text:span text:style-name="T1472">FOUND</text:span></text:p>
            </table:table-cell>
            <table:table-cell table:style-name="ce27" office:value-type="string" calcext:value-type="string">
              <text:p><text:span text:style-name="T1473">value_name</text:span></text:p>
            </table:table-cell>
            <table:table-cell table:style-name="ce27" office:value-type="string" calcext:value-type="string">
              <text:p><text:span text:style-name="T1474">value0</text:span></text:p>
            </table:table-cell>
            <table:table-cell table:style-name="ce27" office:value-type="string" calcext:value-type="string">
              <text:p><text:span text:style-name="T1475">value1</text:span></text:p>
            </table:table-cell>
            <table:table-cell table:style-name="ce27" office:value-type="string" calcext:value-type="string">
              <text:p><text:span text:style-name="T1476">value2</text:span></text:p>
            </table:table-cell>
            <table:table-cell table:style-name="ce27" office:value-type="string" calcext:value-type="string">
              <text:p><text:span text:style-name="T1477">value3</text:span></text:p>
            </table:table-cell>
            <table:table-cell table:style-name="ce27" office:value-type="string" calcext:value-type="string">
              <text:p><text:span text:style-name="T1478">value4</text:span></text:p>
            </table:table-cell>
            <table:table-cell table:style-name="ce27" office:value-type="string" calcext:value-type="string">
              <text:p><text:span text:style-name="T1479">value5</text:span></text:p>
            </table:table-cell>
            <table:table-cell office:value-type="string" calcext:value-type="string">
              <text:p><text:span text:style-name="T1480">value6</text:span></text:p>
            </table:table-cell>
            <table:table-cell office:value-type="string" calcext:value-type="string">
              <text:p><text:span text:style-name="T1481">value7</text:span></text:p>
            </table:table-cell>
            <table:table-cell office:value-type="string" calcext:value-type="string">
              <text:p><text:span text:style-name="T1482">value8</text:span></text:p>
            </table:table-cell>
            <table:table-cell office:value-type="string" calcext:value-type="string">
              <text:p><text:span text:style-name="T1483">value9</text:span></text:p>
            </table:table-cell>
            <table:table-cell table:number-columns-repeated="1024"/>
          </table:table-row>
        </table:table-header-rows>
        <table:table-rows>
          <table:table-row table:style-name="ro843">
            <table:table-cell table:style-name="ce38" office:value-type="string" calcext:value-type="string">
              <text:p><text:span text:style-name="T1484">nudge</text:span></text:p>
            </table:table-cell>
            <table:table-cell table:style-name="ce39" table:formula="of:=VLOOKUP([.A2];[$skills.A$1:$skills.B$1048576];2;0)" office:value-type="string" calcext:value-type="string" office:string-value="Nudge">
              <text:p>Nudge</text:p>
            </table:table-cell>
            <table:table-cell table:style-name="ce38" office:value-type="string" calcext:value-type="string">
              <text:p><text:span text:style-name="T1485">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4">
            <table:table-cell table:style-name="ce38" office:value-type="string" calcext:value-type="string">
              <text:p><text:span text:style-name="T1486">nudge</text:span></text:p>
            </table:table-cell>
            <table:table-cell table:style-name="ce39" table:formula="of:=VLOOKUP([.A3];[skills.A:skills.B];2;0)" office:value-type="string" calcext:value-type="string" office:string-value="Nudge">
              <text:p>Nudge</text:p>
            </table:table-cell>
            <table:table-cell table:style-name="ce38" office:value-type="string" calcext:value-type="string">
              <text:p><text:span text:style-name="T1487">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845">
            <table:table-cell table:style-name="ce38" office:value-type="string" calcext:value-type="string">
              <text:p><text:span text:style-name="T1488">nudge</text:span></text:p>
            </table:table-cell>
            <table:table-cell table:style-name="ce39" table:formula="of:=VLOOKUP([.A4];[skills.A:skills.B];2;0)" office:value-type="string" calcext:value-type="string" office:string-value="Nudge">
              <text:p>Nudge</text:p>
            </table:table-cell>
            <table:table-cell table:style-name="ce38" office:value-type="string" calcext:value-type="string">
              <text:p><text:span text:style-name="T1489">damage</text:span></text:p>
            </table:table-cell>
            <table:table-cell table:style-name="ce41" office:value-type="float" calcext:value-type="float" office:value="1">
              <text:p>1</text:p>
            </table:table-cell>
            <table:table-cell table:style-name="ce41" office:value-type="float" calcext:value-type="float" office:value="5">
              <text:p>5</text:p>
            </table:table-cell>
            <table:table-cell table:style-name="ce41" office:value-type="float" calcext:value-type="float" office:value="10">
              <text:p>10</text:p>
            </table:table-cell>
            <table:table-cell table:style-name="ce41" office:value-type="float" calcext:value-type="float" office:value="15">
              <text:p>15</text:p>
            </table:table-cell>
            <table:table-cell table:style-name="ce27" office:value-type="float" calcext:value-type="float" office:value="20">
              <text:p>20</text:p>
            </table:table-cell>
            <table:table-cell table:style-name="ce27"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846">
            <table:table-cell table:style-name="ce38" office:value-type="string" calcext:value-type="string">
              <text:p><text:span text:style-name="T1490">nudge</text:span></text:p>
            </table:table-cell>
            <table:table-cell table:style-name="ce39" table:formula="of:=VLOOKUP([.A5];[skills.A:skills.B];2;0)" office:value-type="string" calcext:value-type="string" office:string-value="Nudge">
              <text:p>Nudge</text:p>
            </table:table-cell>
            <table:table-cell table:style-name="ce38" office:value-type="string" calcext:value-type="string">
              <text:p><text:span text:style-name="T1491">crit</text:span></text:p>
            </table:table-cell>
            <table:table-cell table:style-name="ce40" office:value-type="string" calcext:value-type="string">
              <text:p><text:span text:style-name="T1492">0,65</text:span></text:p>
            </table:table-cell>
            <table:table-cell table:style-name="ce40" office:value-type="string" calcext:value-type="string">
              <text:p><text:span text:style-name="T1493">0,70</text:span></text:p>
            </table:table-cell>
            <table:table-cell table:style-name="ce40" office:value-type="string" calcext:value-type="string">
              <text:p><text:span text:style-name="T1494">0,75</text:span></text:p>
            </table:table-cell>
            <table:table-cell table:style-name="ce40" office:value-type="string" calcext:value-type="string">
              <text:p><text:span text:style-name="T1495">0,80</text:span></text:p>
            </table:table-cell>
            <table:table-cell table:style-name="ce40" office:value-type="string" calcext:value-type="string">
              <text:p><text:span text:style-name="T1496">0,85</text:span></text:p>
            </table:table-cell>
            <table:table-cell table:style-name="ce40" office:value-type="string" calcext:value-type="string">
              <text:p><text:span text:style-name="T1497">0,90</text:span></text:p>
            </table:table-cell>
            <table:table-cell table:style-name="ce40" office:value-type="string" calcext:value-type="string">
              <text:p><text:span text:style-name="T1498">0,90</text:span></text:p>
            </table:table-cell>
            <table:table-cell table:style-name="ce40" office:value-type="string" calcext:value-type="string">
              <text:p><text:span text:style-name="T1499">0,90</text:span></text:p>
            </table:table-cell>
            <table:table-cell table:style-name="ce40" office:value-type="string" calcext:value-type="string">
              <text:p><text:span text:style-name="T1500">0,90</text:span></text:p>
            </table:table-cell>
            <table:table-cell table:style-name="ce40" office:value-type="string" calcext:value-type="string">
              <text:p><text:span text:style-name="T1501">0,90</text:span></text:p>
            </table:table-cell>
            <table:table-cell table:number-columns-repeated="1024"/>
          </table:table-row>
          <table:table-row table:style-name="ro847">
            <table:table-cell table:style-name="ce38" office:value-type="string" calcext:value-type="string">
              <text:p><text:span text:style-name="T1502">bash</text:span></text:p>
            </table:table-cell>
            <table:table-cell table:style-name="ce39" table:formula="of:=VLOOKUP([.A6];[skills.A:skills.B];2;0)" office:value-type="string" calcext:value-type="string" office:string-value="Bash">
              <text:p>Bash</text:p>
            </table:table-cell>
            <table:table-cell table:style-name="ce38" office:value-type="string" calcext:value-type="string">
              <text:p><text:span text:style-name="T1503">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0" office:value-type="float" calcext:value-type="float" office:value="4">
              <text:p>4</text:p>
            </table:table-cell>
            <table:table-cell table:number-columns-repeated="1024"/>
          </table:table-row>
          <table:table-row table:style-name="ro848">
            <table:table-cell table:style-name="ce38" office:value-type="string" calcext:value-type="string">
              <text:p><text:span text:style-name="T1504">bash</text:span></text:p>
            </table:table-cell>
            <table:table-cell table:style-name="ce39" table:formula="of:=VLOOKUP([.A7];[skills.A:skills.B];2;0)" office:value-type="string" calcext:value-type="string" office:string-value="Bash">
              <text:p>Bash</text:p>
            </table:table-cell>
            <table:table-cell table:style-name="ce38" office:value-type="string" calcext:value-type="string">
              <text:p><text:span text:style-name="T1505">crit</text:span></text:p>
            </table:table-cell>
            <table:table-cell table:style-name="ce40" office:value-type="string" calcext:value-type="string">
              <text:p><text:span text:style-name="T1506">0,60</text:span></text:p>
            </table:table-cell>
            <table:table-cell table:style-name="ce40" office:value-type="string" calcext:value-type="string">
              <text:p><text:span text:style-name="T1507">0,65</text:span></text:p>
            </table:table-cell>
            <table:table-cell table:style-name="ce40" office:value-type="string" calcext:value-type="string">
              <text:p><text:span text:style-name="T1508">0,65</text:span></text:p>
            </table:table-cell>
            <table:table-cell table:style-name="ce40" office:value-type="string" calcext:value-type="string">
              <text:p><text:span text:style-name="T1509">0,75</text:span></text:p>
            </table:table-cell>
            <table:table-cell table:style-name="ce40" office:value-type="string" calcext:value-type="string">
              <text:p><text:span text:style-name="T1510">0,80</text:span></text:p>
            </table:table-cell>
            <table:table-cell table:style-name="ce40" office:value-type="string" calcext:value-type="string">
              <text:p><text:span text:style-name="T1511">0,85</text:span></text:p>
            </table:table-cell>
            <table:table-cell table:number-columns-repeated="1024"/>
          </table:table-row>
          <table:table-row table:style-name="ro849">
            <table:table-cell table:style-name="ce38" office:value-type="string" calcext:value-type="string">
              <text:p><text:span text:style-name="T1512">bash</text:span></text:p>
            </table:table-cell>
            <table:table-cell table:style-name="ce39" table:formula="of:=VLOOKUP([.A8];[skills.A:skills.B];2;0)" office:value-type="string" calcext:value-type="string" office:string-value="Bash">
              <text:p>Bash</text:p>
            </table:table-cell>
            <table:table-cell table:style-name="ce38" office:value-type="string" calcext:value-type="string">
              <text:p><text:span text:style-name="T1513">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0" office:value-type="float" calcext:value-type="float" office:value="8">
              <text:p>8</text:p>
            </table:table-cell>
            <table:table-cell table:number-columns-repeated="1024"/>
          </table:table-row>
          <table:table-row table:style-name="ro850">
            <table:table-cell table:style-name="ce38" office:value-type="string" calcext:value-type="string">
              <text:p><text:span text:style-name="T1514">bash</text:span></text:p>
            </table:table-cell>
            <table:table-cell table:style-name="ce39" table:formula="of:=VLOOKUP([.A9];[skills.A:skills.B];2;0)" office:value-type="string" calcext:value-type="string" office:string-value="Bash">
              <text:p>Bash</text:p>
            </table:table-cell>
            <table:table-cell table:style-name="ce38" office:value-type="string" calcext:value-type="string">
              <text:p><text:span text:style-name="T1515">duration</text:span></text:p>
            </table:table-cell>
            <table:table-cell office:value-type="float" calcext:value-type="float" office:value="1">
              <text:p>1</text:p>
            </table:table-cell>
            <table:table-cell office:value-type="float" calcext:value-type="float" office:value="1">
              <text:p>1</text:p>
            </table:table-cell>
            <table:table-cell table:style-name="ce40"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0" office:value-type="float" calcext:value-type="float" office:value="3">
              <text:p>3</text:p>
            </table:table-cell>
            <table:table-cell table:number-columns-repeated="1024"/>
          </table:table-row>
          <table:table-row table:style-name="ro851">
            <table:table-cell table:style-name="ce38" office:value-type="string" calcext:value-type="string">
              <text:p><text:span text:style-name="T1516">bash</text:span></text:p>
            </table:table-cell>
            <table:table-cell table:style-name="ce39" table:formula="of:=VLOOKUP([.A10];[$skills.A$1:$skills.B$1048576];2;0)" office:value-type="string" calcext:value-type="string" office:string-value="Bash">
              <text:p>Bash</text:p>
            </table:table-cell>
            <table:table-cell table:style-name="ce38" office:value-type="string" calcext:value-type="string">
              <text:p><text:span text:style-name="T1517">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52">
            <table:table-cell table:style-name="ce38" office:value-type="string" calcext:value-type="string">
              <text:p><text:span text:style-name="T1518">bash</text:span></text:p>
            </table:table-cell>
            <table:table-cell table:style-name="ce39" table:formula="of:=VLOOKUP([.A11];[skills.A:skills.B];2;0)" office:value-type="string" calcext:value-type="string" office:string-value="Bash">
              <text:p>Bash</text:p>
            </table:table-cell>
            <table:table-cell table:style-name="ce38" office:value-type="string" calcext:value-type="string">
              <text:p><text:span text:style-name="T1519">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0" office:value-type="float" calcext:value-type="float" office:value="10">
              <text:p>10</text:p>
            </table:table-cell>
            <table:table-cell table:style-name="ce40" office:value-type="float" calcext:value-type="float" office:value="15">
              <text:p>15</text:p>
            </table:table-cell>
            <table:table-cell table:number-columns-repeated="1024"/>
          </table:table-row>
          <table:table-row table:style-name="ro853">
            <table:table-cell table:style-name="ce38" office:value-type="string" calcext:value-type="string">
              <text:p><text:span text:style-name="T1520">bite</text:span></text:p>
            </table:table-cell>
            <table:table-cell table:style-name="ce39" table:formula="of:=VLOOKUP([.A12];[skills.A:skills.B];2;0)" office:value-type="string" calcext:value-type="string" office:string-value="Bite">
              <text:p>Bite</text:p>
            </table:table-cell>
            <table:table-cell table:style-name="ce38" office:value-type="string" calcext:value-type="string">
              <text:p><text:span text:style-name="T1521">cooldown</text:span></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number-columns-repeated="1024"/>
          </table:table-row>
          <table:table-row table:style-name="ro854">
            <table:table-cell table:style-name="ce38" office:value-type="string" calcext:value-type="string">
              <text:p><text:span text:style-name="T1522">bite</text:span></text:p>
            </table:table-cell>
            <table:table-cell table:style-name="ce39" table:formula="of:=VLOOKUP([.A13];[skills.A:skills.B];2;0)" office:value-type="string" calcext:value-type="string" office:string-value="Bite">
              <text:p>Bite</text:p>
            </table:table-cell>
            <table:table-cell table:style-name="ce38" office:value-type="string" calcext:value-type="string">
              <text:p><text:span text:style-name="T1523">crit</text:span></text:p>
            </table:table-cell>
            <table:table-cell table:style-name="ce40" office:value-type="string" calcext:value-type="string">
              <text:p><text:span text:style-name="T1524">0,65</text:span></text:p>
            </table:table-cell>
            <table:table-cell table:style-name="ce40" office:value-type="string" calcext:value-type="string">
              <text:p><text:span text:style-name="T1525">0,70</text:span></text:p>
            </table:table-cell>
            <table:table-cell table:style-name="ce40" office:value-type="string" calcext:value-type="string">
              <text:p><text:span text:style-name="T1526">0,75</text:span></text:p>
            </table:table-cell>
            <table:table-cell table:style-name="ce40" office:value-type="string" calcext:value-type="string">
              <text:p><text:span text:style-name="T1527">0,80</text:span></text:p>
            </table:table-cell>
            <table:table-cell table:style-name="ce40" office:value-type="string" calcext:value-type="string">
              <text:p><text:span text:style-name="T1528">0,85</text:span></text:p>
            </table:table-cell>
            <table:table-cell table:style-name="ce40" office:value-type="string" calcext:value-type="string">
              <text:p><text:span text:style-name="T1529">0,90</text:span></text:p>
            </table:table-cell>
            <table:table-cell table:number-columns-repeated="1024"/>
          </table:table-row>
          <table:table-row table:style-name="ro855">
            <table:table-cell table:style-name="ce38" office:value-type="string" calcext:value-type="string">
              <text:p><text:span text:style-name="T1530">bite</text:span></text:p>
            </table:table-cell>
            <table:table-cell table:style-name="ce39" table:formula="of:=VLOOKUP([.A14];[skills.A:skills.B];2;0)" office:value-type="string" calcext:value-type="string" office:string-value="Bite">
              <text:p>Bite</text:p>
            </table:table-cell>
            <table:table-cell table:style-name="ce38" office:value-type="string" calcext:value-type="string">
              <text:p><text:span text:style-name="T1531">damage</text:span></text:p>
            </table:table-cell>
            <table:table-cell table:style-name="ce41" office:value-type="float" calcext:value-type="float" office:value="1">
              <text:p>1</text:p>
            </table:table-cell>
            <table:table-cell table:style-name="ce41" office:value-type="float" calcext:value-type="float" office:value="20">
              <text:p>20</text:p>
            </table:table-cell>
            <table:table-cell table:style-name="ce41" office:value-type="float" calcext:value-type="float" office:value="25">
              <text:p>25</text:p>
            </table:table-cell>
            <table:table-cell table:style-name="ce41" office:value-type="float" calcext:value-type="float" office:value="30">
              <text:p>30</text:p>
            </table:table-cell>
            <table:table-cell table:style-name="ce41" office:value-type="float" calcext:value-type="float" office:value="35">
              <text:p>35</text:p>
            </table:table-cell>
            <table:table-cell table:style-name="ce41" office:value-type="float" calcext:value-type="float" office:value="40">
              <text:p>40</text:p>
            </table:table-cell>
            <table:table-cell table:number-columns-repeated="1024"/>
          </table:table-row>
          <table:table-row table:style-name="ro856">
            <table:table-cell table:style-name="ce38" office:value-type="string" calcext:value-type="string">
              <text:p><text:span text:style-name="T1532">bite</text:span></text:p>
            </table:table-cell>
            <table:table-cell table:style-name="ce39" table:formula="of:=VLOOKUP([.A15];[skills.A:skills.B];2;0)" office:value-type="string" calcext:value-type="string" office:string-value="Bite">
              <text:p>Bite</text:p>
            </table:table-cell>
            <table:table-cell table:style-name="ce38" office:value-type="string" calcext:value-type="string">
              <text:p><text:span text:style-name="T1533">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57">
            <table:table-cell table:style-name="ce38" office:value-type="string" calcext:value-type="string">
              <text:p><text:span text:style-name="T1534">cure light wounds</text:span></text:p>
            </table:table-cell>
            <table:table-cell table:style-name="ce39" table:formula="of:=VLOOKUP([.A16];[skills.A:skills.B];2;0)" office:value-type="string" calcext:value-type="string" office:string-value="Cure Light Wounds">
              <text:p>Cure Light Wounds</text:p>
            </table:table-cell>
            <table:table-cell table:style-name="ce38" office:value-type="string" calcext:value-type="string">
              <text:p><text:span text:style-name="T1535">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38"/>
            <table:table-cell table:number-columns-repeated="1024"/>
          </table:table-row>
          <table:table-row table:style-name="ro858">
            <table:table-cell table:style-name="ce38" office:value-type="string" calcext:value-type="string">
              <text:p><text:span text:style-name="T1536">cure light wounds</text:span></text:p>
            </table:table-cell>
            <table:table-cell table:style-name="ce39" table:formula="of:=VLOOKUP([.A17];[skills.A:skills.B];2;0)" office:value-type="string" calcext:value-type="string" office:string-value="Cure Light Wounds">
              <text:p>Cure Light Wounds</text:p>
            </table:table-cell>
            <table:table-cell table:style-name="ce38" office:value-type="string" calcext:value-type="string">
              <text:p><text:span text:style-name="T1537">crit</text:span></text:p>
            </table:table-cell>
            <table:table-cell table:style-name="ce42" office:value-type="string" calcext:value-type="string">
              <text:p>0,20</text:p>
            </table:table-cell>
            <table:table-cell table:style-name="ce42" office:value-type="string" calcext:value-type="string">
              <text:p>0,30</text:p>
            </table:table-cell>
            <table:table-cell table:style-name="ce42" office:value-type="string" calcext:value-type="string">
              <text:p>0,40</text:p>
            </table:table-cell>
            <table:table-cell table:style-name="ce42" office:value-type="string" calcext:value-type="string">
              <text:p>0,50</text:p>
            </table:table-cell>
            <table:table-cell table:style-name="ce38"/>
            <table:table-cell table:number-columns-repeated="1024"/>
          </table:table-row>
          <table:table-row table:style-name="ro859">
            <table:table-cell table:style-name="ce38" office:value-type="string" calcext:value-type="string">
              <text:p><text:span text:style-name="T1538">cure light wounds</text:span></text:p>
            </table:table-cell>
            <table:table-cell table:style-name="ce39" table:formula="of:=VLOOKUP([.A18];[skills.A:skills.B];2;0)" office:value-type="string" calcext:value-type="string" office:string-value="Cure Light Wounds">
              <text:p>Cure Light Wounds</text:p>
            </table:table-cell>
            <table:table-cell office:value-type="string" calcext:value-type="string">
              <text:p><text:span text:style-name="T1539">damage</text:span></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30">
              <text:p>30</text:p>
            </table:table-cell>
            <table:table-cell table:number-columns-repeated="1024"/>
          </table:table-row>
          <table:table-row table:style-name="ro860">
            <table:table-cell table:style-name="ce38" office:value-type="string" calcext:value-type="string">
              <text:p><text:span text:style-name="T1540">cure light wounds</text:span></text:p>
            </table:table-cell>
            <table:table-cell table:style-name="ce39" table:formula="of:=VLOOKUP([.A19];[skills.A:skills.B];2;0)" office:value-type="string" calcext:value-type="string" office:string-value="Cure Light Wounds">
              <text:p>Cure Light Wounds</text:p>
            </table:table-cell>
            <table:table-cell table:style-name="ce38" office:value-type="string" calcext:value-type="string">
              <text:p><text:span text:style-name="T1541">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38"/>
            <table:table-cell table:number-columns-repeated="1024"/>
          </table:table-row>
          <table:table-row table:style-name="ro861">
            <table:table-cell table:style-name="ce38" office:value-type="string" calcext:value-type="string">
              <text:p><text:span text:style-name="T1542">cure light wounds</text:span></text:p>
            </table:table-cell>
            <table:table-cell table:style-name="ce39" table:formula="of:=VLOOKUP([.A20];[skills.A:skills.B];2;0)" office:value-type="string" calcext:value-type="string" office:string-value="Cure Light Wounds">
              <text:p>Cure Light Wounds</text:p>
            </table:table-cell>
            <table:table-cell table:style-name="ce38" office:value-type="string" calcext:value-type="string">
              <text:p><text:span text:style-name="T1543">mp_cost</text:span></text:p>
            </table:table-cell>
            <table:table-cell table:style-name="ce40" office:value-type="float" calcext:value-type="float" office:value="2">
              <text:p>2</text:p>
            </table:table-cell>
            <table:table-cell table:style-name="ce40" office:value-type="float" calcext:value-type="float" office:value="4">
              <text:p>4</text:p>
            </table:table-cell>
            <table:table-cell table:style-name="ce40" office:value-type="float" calcext:value-type="float" office:value="6">
              <text:p>6</text:p>
            </table:table-cell>
            <table:table-cell table:style-name="ce40" office:value-type="float" calcext:value-type="float" office:value="8">
              <text:p>8</text:p>
            </table:table-cell>
            <table:table-cell table:style-name="ce38"/>
            <table:table-cell table:number-columns-repeated="1024"/>
          </table:table-row>
          <table:table-row table:style-name="ro862">
            <table:table-cell table:style-name="ce38" office:value-type="string" calcext:value-type="string">
              <text:p><text:span text:style-name="T1544">double whack</text:span></text:p>
            </table:table-cell>
            <table:table-cell table:style-name="ce39" table:formula="of:=VLOOKUP([.A21];[skills.A:skills.B];2;0)" office:value-type="string" calcext:value-type="string" office:string-value="Double Whack">
              <text:p>Double Whack</text:p>
            </table:table-cell>
            <table:table-cell table:style-name="ce38" office:value-type="string" calcext:value-type="string">
              <text:p><text:span text:style-name="T1545">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63">
            <table:table-cell table:style-name="ce38" office:value-type="string" calcext:value-type="string">
              <text:p><text:span text:style-name="T1546">double whack</text:span></text:p>
            </table:table-cell>
            <table:table-cell table:style-name="ce39" table:formula="of:=VLOOKUP([.A22];[skills.A:skills.B];2;0)" office:value-type="string" calcext:value-type="string" office:string-value="Double Whack">
              <text:p>Double Whack</text:p>
            </table:table-cell>
            <table:table-cell table:style-name="ce38" office:value-type="string" calcext:value-type="string">
              <text:p><text:span text:style-name="T1547">crit</text:span></text:p>
            </table:table-cell>
            <table:table-cell table:style-name="ce40" office:value-type="string" calcext:value-type="string">
              <text:p><text:span text:style-name="T1548">0,70</text:span></text:p>
            </table:table-cell>
            <table:table-cell table:style-name="ce40" office:value-type="string" calcext:value-type="string">
              <text:p><text:span text:style-name="T1549">0,75</text:span></text:p>
            </table:table-cell>
            <table:table-cell table:style-name="ce40" office:value-type="string" calcext:value-type="string">
              <text:p><text:span text:style-name="T1550">0,80</text:span></text:p>
            </table:table-cell>
            <table:table-cell table:style-name="ce40" office:value-type="string" calcext:value-type="string">
              <text:p><text:span text:style-name="T1551">0,80</text:span></text:p>
            </table:table-cell>
            <table:table-cell table:style-name="ce40" office:value-type="string" calcext:value-type="string">
              <text:p><text:span text:style-name="T1552">0,85</text:span></text:p>
            </table:table-cell>
            <table:table-cell table:style-name="ce40" office:value-type="string" calcext:value-type="string">
              <text:p><text:span text:style-name="T1553">0,90</text:span></text:p>
            </table:table-cell>
            <table:table-cell table:number-columns-repeated="1024"/>
          </table:table-row>
          <table:table-row table:style-name="ro864">
            <table:table-cell table:style-name="ce38" office:value-type="string" calcext:value-type="string">
              <text:p><text:span text:style-name="T1554">double whack</text:span></text:p>
            </table:table-cell>
            <table:table-cell table:style-name="ce39" table:formula="of:=VLOOKUP([.A23];[skills.A:skills.B];2;0)" office:value-type="string" calcext:value-type="string" office:string-value="Double Whack">
              <text:p>Double Whack</text:p>
            </table:table-cell>
            <table:table-cell table:style-name="ce38" office:value-type="string" calcext:value-type="string">
              <text:p><text:span text:style-name="T1555">damage</text:span></text:p>
            </table:table-cell>
            <table:table-cell table:style-name="ce40" office:value-type="float" calcext:value-type="float" office:value="10">
              <text:p>10</text:p>
            </table:table-cell>
            <table:table-cell table:style-name="ce40" office:value-type="float" calcext:value-type="float" office:value="11">
              <text:p>11</text:p>
            </table:table-cell>
            <table:table-cell table:style-name="ce40" office:value-type="float" calcext:value-type="float" office:value="12">
              <text:p>12</text:p>
            </table:table-cell>
            <table:table-cell table:style-name="ce40" office:value-type="float" calcext:value-type="float" office:value="13">
              <text:p>13</text:p>
            </table:table-cell>
            <table:table-cell table:style-name="ce40" office:value-type="float" calcext:value-type="float" office:value="14">
              <text:p>14</text:p>
            </table:table-cell>
            <table:table-cell table:style-name="ce40" office:value-type="float" calcext:value-type="float" office:value="15">
              <text:p>15</text:p>
            </table:table-cell>
            <table:table-cell table:number-columns-repeated="1024"/>
          </table:table-row>
          <table:table-row table:style-name="ro865">
            <table:table-cell table:style-name="ce38" office:value-type="string" calcext:value-type="string">
              <text:p><text:span text:style-name="T1556">double whack</text:span></text:p>
            </table:table-cell>
            <table:table-cell table:style-name="ce39" table:formula="of:=VLOOKUP([.A24];[skills.A:skills.B];2;0)" office:value-type="string" calcext:value-type="string" office:string-value="Double Whack">
              <text:p>Double Whack</text:p>
            </table:table-cell>
            <table:table-cell table:style-name="ce38" office:value-type="string" calcext:value-type="string">
              <text:p><text:span text:style-name="T1557">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66">
            <table:table-cell table:style-name="ce38" office:value-type="string" calcext:value-type="string">
              <text:p><text:span text:style-name="T1558">double whack</text:span></text:p>
            </table:table-cell>
            <table:table-cell table:style-name="ce39" table:formula="of:=VLOOKUP([.A25];[skills.A:skills.B];2;0)" office:value-type="string" calcext:value-type="string" office:string-value="Double Whack">
              <text:p>Double Whack</text:p>
            </table:table-cell>
            <table:table-cell table:style-name="ce38" office:value-type="string" calcext:value-type="string">
              <text:p><text:span text:style-name="T1559">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867">
            <table:table-cell table:style-name="ce38" office:value-type="string" calcext:value-type="string">
              <text:p><text:span text:style-name="T1560">enrage</text:span></text:p>
            </table:table-cell>
            <table:table-cell table:style-name="ce39" table:formula="of:=VLOOKUP([.A26];[skills.A:skills.B];2;0)" office:value-type="string" calcext:value-type="string" office:string-value="Enrage">
              <text:p>Enrage</text:p>
            </table:table-cell>
            <table:table-cell table:style-name="ce38" office:value-type="string" calcext:value-type="string">
              <text:p><text:span text:style-name="T1561">bonus</text:span></text:p>
            </table:table-cell>
            <table:table-cell table:style-name="ce40" office:value-type="float" calcext:value-type="float" office:value="0.5">
              <text:p>0.5</text:p>
            </table:table-cell>
            <table:table-cell table:style-name="ce40" office:value-type="string" calcext:value-type="string">
              <text:p>0,6</text:p>
            </table:table-cell>
            <table:table-cell table:style-name="ce40" office:value-type="string" calcext:value-type="string">
              <text:p>0,7</text:p>
            </table:table-cell>
            <table:table-cell table:style-name="ce40" office:value-type="string" calcext:value-type="string">
              <text:p>0,8</text:p>
            </table:table-cell>
            <table:table-cell table:style-name="ce43" office:value-type="string" calcext:value-type="string">
              <text:p>0,9</text:p>
            </table:table-cell>
            <table:table-cell office:value-type="float" calcext:value-type="float" office:value="1">
              <text:p>1</text:p>
            </table:table-cell>
            <table:table-cell table:number-columns-repeated="1024"/>
          </table:table-row>
          <table:table-row table:style-name="ro868">
            <table:table-cell table:style-name="ce38" office:value-type="string" calcext:value-type="string">
              <text:p><text:span text:style-name="T1562">enrage</text:span></text:p>
            </table:table-cell>
            <table:table-cell table:style-name="ce39" table:formula="of:=VLOOKUP([.A27];[skills.A:skills.B];2;0)" office:value-type="string" calcext:value-type="string" office:string-value="Enrage">
              <text:p>Enrage</text:p>
            </table:table-cell>
            <table:table-cell table:style-name="ce38" office:value-type="string" calcext:value-type="string">
              <text:p><text:span text:style-name="T1563">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869">
            <table:table-cell table:style-name="ce38" office:value-type="string" calcext:value-type="string">
              <text:p><text:span text:style-name="T1564">enrage</text:span></text:p>
            </table:table-cell>
            <table:table-cell table:style-name="ce39" table:formula="of:=VLOOKUP([.A28];[skills.A:skills.B];2;0)" office:value-type="string" calcext:value-type="string" office:string-value="Enrage">
              <text:p>Enrage</text:p>
            </table:table-cell>
            <table:table-cell table:style-name="ce38" office:value-type="string" calcext:value-type="string">
              <text:p><text:span text:style-name="T1565">duration</text:span></text:p>
            </table:table-cell>
            <table:table-cell table:style-name="ce41" office:value-type="float" calcext:value-type="float" office:value="8">
              <text:p>8</text:p>
            </table:table-cell>
            <table:table-cell table:style-name="ce41" office:value-type="float" calcext:value-type="float" office:value="8">
              <text:p>8</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2">
              <text:p>12</text:p>
            </table:table-cell>
            <table:table-cell table:style-name="ce41" office:value-type="float" calcext:value-type="float" office:value="12">
              <text:p>12</text:p>
            </table:table-cell>
            <table:table-cell table:number-columns-repeated="1024"/>
          </table:table-row>
          <table:table-row table:style-name="ro870">
            <table:table-cell table:style-name="ce38" office:value-type="string" calcext:value-type="string">
              <text:p><text:span text:style-name="T1566">enrage</text:span></text:p>
            </table:table-cell>
            <table:table-cell table:style-name="ce39" table:formula="of:=VLOOKUP([.A29];[skills.A:skills.B];2;0)" office:value-type="string" calcext:value-type="string" office:string-value="Enrage">
              <text:p>Enrage</text:p>
            </table:table-cell>
            <table:table-cell table:style-name="ce38" office:value-type="string" calcext:value-type="string">
              <text:p><text:span text:style-name="T1567">hp_cost</text:span></text:p>
            </table:table-cell>
            <table:table-cell table:style-name="ce40" office:value-type="float" calcext:value-type="float" office:value="2">
              <text:p>2</text:p>
            </table:table-cell>
            <table:table-cell table:style-name="ce40" office:value-type="float" calcext:value-type="float" office:value="4">
              <text:p>4</text:p>
            </table:table-cell>
            <table:table-cell table:style-name="ce40" office:value-type="float" calcext:value-type="float" office:value="8">
              <text:p>8</text:p>
            </table:table-cell>
            <table:table-cell table:style-name="ce40" office:value-type="float" calcext:value-type="float" office:value="16">
              <text:p>16</text:p>
            </table:table-cell>
            <table:table-cell table:style-name="ce40" office:value-type="float" calcext:value-type="float" office:value="32">
              <text:p>32</text:p>
            </table:table-cell>
            <table:table-cell table:style-name="ce40" office:value-type="float" calcext:value-type="float" office:value="64">
              <text:p>64</text:p>
            </table:table-cell>
            <table:table-cell table:number-columns-repeated="1024"/>
          </table:table-row>
          <table:table-row table:style-name="ro871">
            <table:table-cell table:style-name="ce38" office:value-type="string" calcext:value-type="string">
              <text:p><text:span text:style-name="T1568">enrage</text:span></text:p>
            </table:table-cell>
            <table:table-cell table:style-name="ce39" table:formula="of:=VLOOKUP([.A30];[skills.A:skills.B];2;0)" office:value-type="string" calcext:value-type="string" office:string-value="Enrage">
              <text:p>Enrage</text:p>
            </table:table-cell>
            <table:table-cell table:style-name="ce38" office:value-type="string" calcext:value-type="string">
              <text:p><text:span text:style-name="T1569">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72">
            <table:table-cell table:style-name="ce38" office:value-type="string" calcext:value-type="string">
              <text:p><text:span text:style-name="T1570">ethereal</text:span></text:p>
            </table:table-cell>
            <table:table-cell table:style-name="ce39" table:formula="of:=VLOOKUP([.A31];[skills.A:skills.B];2;0)" office:value-type="string" calcext:value-type="string" office:string-value="Become Ethereal">
              <text:p>Become Ethereal</text:p>
            </table:table-cell>
            <table:table-cell table:style-name="ce38" office:value-type="string" calcext:value-type="string">
              <text:p><text:span text:style-name="T1571">bonus</text:span></text:p>
            </table:table-cell>
            <table:table-cell table:style-name="ce40" office:value-type="string" calcext:value-type="string">
              <text:p><text:span text:style-name="T1572">3,00</text:span></text:p>
            </table:table-cell>
            <table:table-cell table:style-name="ce40" office:value-type="string" calcext:value-type="string">
              <text:p><text:span text:style-name="T1573">2,50</text:span></text:p>
            </table:table-cell>
            <table:table-cell table:style-name="ce40" office:value-type="float" calcext:value-type="float" office:value="2">
              <text:p>2</text:p>
            </table:table-cell>
            <table:table-cell table:style-name="ce40" office:value-type="string" calcext:value-type="string">
              <text:p><text:span text:style-name="T1574">1,50</text:span></text:p>
            </table:table-cell>
            <table:table-cell table:style-name="ce44"/>
            <table:table-cell table:number-columns-repeated="1024"/>
          </table:table-row>
          <table:table-row table:style-name="ro873">
            <table:table-cell table:style-name="ce38" office:value-type="string" calcext:value-type="string">
              <text:p><text:span text:style-name="T1575">ethereal</text:span></text:p>
            </table:table-cell>
            <table:table-cell table:style-name="ce39" table:formula="of:=VLOOKUP([.A32];[skills.A:skills.B];2;0)" office:value-type="string" calcext:value-type="string" office:string-value="Become Ethereal">
              <text:p>Become Ethereal</text:p>
            </table:table-cell>
            <table:table-cell table:style-name="ce38" office:value-type="string" calcext:value-type="string">
              <text:p><text:span text:style-name="T1576">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40" office:value-type="float" calcext:value-type="float" office:value="6">
              <text:p>6</text:p>
            </table:table-cell>
            <table:table-cell table:style-name="ce38"/>
            <table:table-cell table:number-columns-repeated="1024"/>
          </table:table-row>
          <table:table-row table:style-name="ro874">
            <table:table-cell table:style-name="ce38" office:value-type="string" calcext:value-type="string">
              <text:p><text:span text:style-name="T1577">ethereal</text:span></text:p>
            </table:table-cell>
            <table:table-cell table:style-name="ce39" table:formula="of:=VLOOKUP([.A33];[skills.A:skills.B];2;0)" office:value-type="string" calcext:value-type="string" office:string-value="Become Ethereal">
              <text:p>Become Ethereal</text:p>
            </table:table-cell>
            <table:table-cell table:style-name="ce38" office:value-type="string" calcext:value-type="string">
              <text:p><text:span text:style-name="T1578">duration</text:span></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style-name="ce40" office:value-type="float" calcext:value-type="float" office:value="7">
              <text:p>7</text:p>
            </table:table-cell>
            <table:table-cell table:style-name="ce38"/>
            <table:table-cell table:number-columns-repeated="1024"/>
          </table:table-row>
          <table:table-row table:style-name="ro875">
            <table:table-cell table:style-name="ce38" office:value-type="string" calcext:value-type="string">
              <text:p><text:span text:style-name="T1579">ethereal</text:span></text:p>
            </table:table-cell>
            <table:table-cell table:style-name="ce39" table:formula="of:=VLOOKUP([.A34];[skills.A:skills.B];2;0)" office:value-type="string" calcext:value-type="string" office:string-value="Become Ethereal">
              <text:p>Become Ethereal</text:p>
            </table:table-cell>
            <table:table-cell table:style-name="ce38" office:value-type="string" calcext:value-type="string">
              <text:p><text:span text:style-name="T1580">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table:table-cell table:number-columns-repeated="1024"/>
          </table:table-row>
          <table:table-row table:style-name="ro876">
            <table:table-cell table:style-name="ce38" office:value-type="string" calcext:value-type="string">
              <text:p><text:span text:style-name="T1581">ethereal</text:span></text:p>
            </table:table-cell>
            <table:table-cell table:style-name="ce39" table:formula="of:=VLOOKUP([.A35];[skills.A:skills.B];2;0)" office:value-type="string" calcext:value-type="string" office:string-value="Become Ethereal">
              <text:p>Become Ethereal</text:p>
            </table:table-cell>
            <table:table-cell table:style-name="ce38" office:value-type="string" calcext:value-type="string">
              <text:p><text:span text:style-name="T1582">mp_cost</text:span></text:p>
            </table:table-cell>
            <table:table-cell office:value-type="float" calcext:value-type="float" office:value="0">
              <text:p>0</text:p>
            </table:table-cell>
            <table:table-cell office:value-type="float" calcext:value-type="float" office:value="0">
              <text:p>0</text:p>
            </table:table-cell>
            <table:table-cell table:style-name="ce40" office:value-type="float" calcext:value-type="float" office:value="5">
              <text:p>5</text:p>
            </table:table-cell>
            <table:table-cell table:style-name="ce40" office:value-type="float" calcext:value-type="float" office:value="10">
              <text:p>10</text:p>
            </table:table-cell>
            <table:table-cell table:style-name="ce38"/>
            <table:table-cell table:number-columns-repeated="1024"/>
          </table:table-row>
          <table:table-row table:style-name="ro877">
            <table:table-cell table:style-name="ce38" office:value-type="string" calcext:value-type="string">
              <text:p><text:span text:style-name="T1583">fast strike</text:span></text:p>
            </table:table-cell>
            <table:table-cell table:style-name="ce39" table:formula="of:=VLOOKUP([.A36];[skills.A:skills.B];2;0)" office:value-type="string" calcext:value-type="string" office:string-value="Fast Strike">
              <text:p>Fast Strike</text:p>
            </table:table-cell>
            <table:table-cell table:style-name="ce38" office:value-type="string" calcext:value-type="string">
              <text:p><text:span text:style-name="T158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0" office:value-type="float" calcext:value-type="float" office:value="1">
              <text:p>1</text:p>
            </table:table-cell>
            <table:table-cell table:number-columns-repeated="1024"/>
          </table:table-row>
          <table:table-row table:style-name="ro878">
            <table:table-cell table:style-name="ce38" office:value-type="string" calcext:value-type="string">
              <text:p><text:span text:style-name="T1585">fast strike</text:span></text:p>
            </table:table-cell>
            <table:table-cell table:style-name="ce39" table:formula="of:=VLOOKUP([.A37];[skills.A:skills.B];2;0)" office:value-type="string" calcext:value-type="string" office:string-value="Fast Strike">
              <text:p>Fast Strike</text:p>
            </table:table-cell>
            <table:table-cell table:style-name="ce38" office:value-type="string" calcext:value-type="string">
              <text:p><text:span text:style-name="T1586">crit</text:span></text:p>
            </table:table-cell>
            <table:table-cell table:style-name="ce40" office:value-type="string" calcext:value-type="string">
              <text:p><text:span text:style-name="T1587">0,80</text:span></text:p>
            </table:table-cell>
            <table:table-cell table:style-name="ce40" office:value-type="string" calcext:value-type="string">
              <text:p><text:span text:style-name="T1588">0,80</text:span></text:p>
            </table:table-cell>
            <table:table-cell table:style-name="ce40" office:value-type="string" calcext:value-type="string">
              <text:p><text:span text:style-name="T1589">0,85</text:span></text:p>
            </table:table-cell>
            <table:table-cell table:style-name="ce40" office:value-type="string" calcext:value-type="string">
              <text:p><text:span text:style-name="T1590">0,85</text:span></text:p>
            </table:table-cell>
            <table:table-cell table:style-name="ce40" office:value-type="string" calcext:value-type="string">
              <text:p><text:span text:style-name="T1591">0,90</text:span></text:p>
            </table:table-cell>
            <table:table-cell table:style-name="ce40" office:value-type="string" calcext:value-type="string">
              <text:p><text:span text:style-name="T1592">0,95</text:span></text:p>
            </table:table-cell>
            <table:table-cell table:number-columns-repeated="1024"/>
          </table:table-row>
          <table:table-row table:style-name="ro879">
            <table:table-cell table:style-name="ce38" office:value-type="string" calcext:value-type="string">
              <text:p><text:span text:style-name="T1593">fast strike</text:span></text:p>
            </table:table-cell>
            <table:table-cell table:style-name="ce39" table:formula="of:=VLOOKUP([.A38];[skills.A:skills.B];2;0)" office:value-type="string" calcext:value-type="string" office:string-value="Fast Strike">
              <text:p>Fast Strike</text:p>
            </table:table-cell>
            <table:table-cell table:style-name="ce38" office:value-type="string" calcext:value-type="string">
              <text:p><text:span text:style-name="T1594">damage</text:span></text:p>
            </table:table-cell>
            <table:table-cell table:style-name="ce41" office:value-type="float" calcext:value-type="float" office:value="10">
              <text:p>10</text:p>
            </table:table-cell>
            <table:table-cell table:style-name="ce41" office:value-type="float" calcext:value-type="float" office:value="11">
              <text:p>11</text:p>
            </table:table-cell>
            <table:table-cell table:style-name="ce41" office:value-type="float" calcext:value-type="float" office:value="12">
              <text:p>12</text:p>
            </table:table-cell>
            <table:table-cell table:style-name="ce41" office:value-type="float" calcext:value-type="float" office:value="13">
              <text:p>13</text:p>
            </table:table-cell>
            <table:table-cell table:style-name="ce41" office:value-type="float" calcext:value-type="float" office:value="14">
              <text:p>14</text:p>
            </table:table-cell>
            <table:table-cell table:style-name="ce41" office:value-type="float" calcext:value-type="float" office:value="15">
              <text:p>15</text:p>
            </table:table-cell>
            <table:table-cell table:number-columns-repeated="1024"/>
          </table:table-row>
          <table:table-row table:style-name="ro880">
            <table:table-cell table:style-name="ce38" office:value-type="string" calcext:value-type="string">
              <text:p><text:span text:style-name="T1595">fast strike</text:span></text:p>
            </table:table-cell>
            <table:table-cell table:style-name="ce39" table:formula="of:=VLOOKUP([.A39];[skills.A:skills.B];2;0)" office:value-type="string" calcext:value-type="string" office:string-value="Fast Strike">
              <text:p>Fast Strike</text:p>
            </table:table-cell>
            <table:table-cell table:style-name="ce38" office:value-type="string" calcext:value-type="string">
              <text:p><text:span text:style-name="T1596">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81">
            <table:table-cell table:style-name="ce38" office:value-type="string" calcext:value-type="string">
              <text:p><text:span text:style-name="T1597">heavy hit</text:span></text:p>
            </table:table-cell>
            <table:table-cell table:style-name="ce39" table:formula="of:=VLOOKUP([.A40];[skills.A:skills.B];2;0)" office:value-type="string" calcext:value-type="string" office:string-value="Heavy Hit">
              <text:p>Heavy Hit</text:p>
            </table:table-cell>
            <table:table-cell table:style-name="ce38" office:value-type="string" calcext:value-type="string">
              <text:p><text:span text:style-name="T159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0" office:value-type="float" calcext:value-type="float" office:value="1">
              <text:p>1</text:p>
            </table:table-cell>
            <table:table-cell table:number-columns-repeated="1024"/>
          </table:table-row>
          <table:table-row table:style-name="ro882">
            <table:table-cell table:style-name="ce38" office:value-type="string" calcext:value-type="string">
              <text:p><text:span text:style-name="T1599">heavy hit</text:span></text:p>
            </table:table-cell>
            <table:table-cell table:style-name="ce39" table:formula="of:=VLOOKUP([.A41];[skills.A:skills.B];2;0)" office:value-type="string" calcext:value-type="string" office:string-value="Heavy Hit">
              <text:p>Heavy Hit</text:p>
            </table:table-cell>
            <table:table-cell table:style-name="ce38" office:value-type="string" calcext:value-type="string">
              <text:p><text:span text:style-name="T1600">crit</text:span></text:p>
            </table:table-cell>
            <table:table-cell table:style-name="ce40" office:value-type="string" calcext:value-type="string">
              <text:p><text:span text:style-name="T1601">0,80</text:span></text:p>
            </table:table-cell>
            <table:table-cell table:style-name="ce40" office:value-type="string" calcext:value-type="string">
              <text:p><text:span text:style-name="T1602">0,80</text:span></text:p>
            </table:table-cell>
            <table:table-cell table:style-name="ce40" office:value-type="string" calcext:value-type="string">
              <text:p><text:span text:style-name="T1603">0,85</text:span></text:p>
            </table:table-cell>
            <table:table-cell table:style-name="ce40" office:value-type="string" calcext:value-type="string">
              <text:p><text:span text:style-name="T1604">0,85</text:span></text:p>
            </table:table-cell>
            <table:table-cell table:style-name="ce40" office:value-type="string" calcext:value-type="string">
              <text:p><text:span text:style-name="T1605">0,90</text:span></text:p>
            </table:table-cell>
            <table:table-cell table:style-name="ce40" office:value-type="string" calcext:value-type="string">
              <text:p><text:span text:style-name="T1606">0,95</text:span></text:p>
            </table:table-cell>
            <table:table-cell table:number-columns-repeated="1024"/>
          </table:table-row>
          <table:table-row table:style-name="ro883">
            <table:table-cell table:style-name="ce38" office:value-type="string" calcext:value-type="string">
              <text:p><text:span text:style-name="T1607">heavy hit</text:span></text:p>
            </table:table-cell>
            <table:table-cell table:style-name="ce39" table:formula="of:=VLOOKUP([.A42];[skills.A:skills.B];2;0)" office:value-type="string" calcext:value-type="string" office:string-value="Heavy Hit">
              <text:p>Heavy Hit</text:p>
            </table:table-cell>
            <table:table-cell table:style-name="ce38" office:value-type="string" calcext:value-type="string">
              <text:p><text:span text:style-name="T1608">damage</text:span></text:p>
            </table:table-cell>
            <table:table-cell table:style-name="ce41" office:value-type="float" calcext:value-type="float" office:value="10">
              <text:p>10</text:p>
            </table:table-cell>
            <table:table-cell table:style-name="ce41" office:value-type="float" calcext:value-type="float" office:value="11">
              <text:p>11</text:p>
            </table:table-cell>
            <table:table-cell table:style-name="ce41" office:value-type="float" calcext:value-type="float" office:value="12">
              <text:p>12</text:p>
            </table:table-cell>
            <table:table-cell table:style-name="ce41" office:value-type="float" calcext:value-type="float" office:value="13">
              <text:p>13</text:p>
            </table:table-cell>
            <table:table-cell table:style-name="ce41" office:value-type="float" calcext:value-type="float" office:value="14">
              <text:p>14</text:p>
            </table:table-cell>
            <table:table-cell table:style-name="ce41" office:value-type="float" calcext:value-type="float" office:value="15">
              <text:p>15</text:p>
            </table:table-cell>
            <table:table-cell table:number-columns-repeated="1024"/>
          </table:table-row>
          <table:table-row table:style-name="ro884">
            <table:table-cell table:style-name="ce38" office:value-type="string" calcext:value-type="string">
              <text:p><text:span text:style-name="T1609">heavy hit</text:span></text:p>
            </table:table-cell>
            <table:table-cell table:style-name="ce39" table:formula="of:=VLOOKUP([.A43];[skills.A:skills.B];2;0)" office:value-type="string" calcext:value-type="string" office:string-value="Heavy Hit">
              <text:p>Heavy Hit</text:p>
            </table:table-cell>
            <table:table-cell table:style-name="ce38" office:value-type="string" calcext:value-type="string">
              <text:p><text:span text:style-name="T1610">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85">
            <table:table-cell table:style-name="ce38" office:value-type="string" calcext:value-type="string">
              <text:p><text:span text:style-name="T1611">holy arrow</text:span></text:p>
            </table:table-cell>
            <table:table-cell table:style-name="ce39" table:formula="of:=VLOOKUP([.A44];[skills.A:skills.B];2;0)" office:value-type="string" calcext:value-type="string" office:string-value="Holy Arrow">
              <text:p>Holy Arrow</text:p>
            </table:table-cell>
            <table:table-cell table:style-name="ce38" office:value-type="string" calcext:value-type="string">
              <text:p><text:span text:style-name="T1612">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0" office:value-type="float" calcext:value-type="float" office:value="2">
              <text:p>2</text:p>
            </table:table-cell>
            <table:table-cell table:number-columns-repeated="1024"/>
          </table:table-row>
          <table:table-row table:style-name="ro886">
            <table:table-cell table:style-name="ce38" office:value-type="string" calcext:value-type="string">
              <text:p><text:span text:style-name="T1613">holy arrow</text:span></text:p>
            </table:table-cell>
            <table:table-cell table:style-name="ce39" table:formula="of:=VLOOKUP([.A45];[skills.A:skills.B];2;0)" office:value-type="string" calcext:value-type="string" office:string-value="Holy Arrow">
              <text:p>Holy Arrow</text:p>
            </table:table-cell>
            <table:table-cell table:style-name="ce38" office:value-type="string" calcext:value-type="string">
              <text:p><text:span text:style-name="T1614">crit</text:span></text:p>
            </table:table-cell>
            <table:table-cell table:style-name="ce40" office:value-type="string" calcext:value-type="string">
              <text:p><text:span text:style-name="T1615">0,80</text:span></text:p>
            </table:table-cell>
            <table:table-cell table:style-name="ce40" office:value-type="string" calcext:value-type="string">
              <text:p><text:span text:style-name="T1616">0,80</text:span></text:p>
            </table:table-cell>
            <table:table-cell table:style-name="ce40" office:value-type="string" calcext:value-type="string">
              <text:p><text:span text:style-name="T1617">0,85</text:span></text:p>
            </table:table-cell>
            <table:table-cell table:style-name="ce40" office:value-type="string" calcext:value-type="string">
              <text:p><text:span text:style-name="T1618">0,85</text:span></text:p>
            </table:table-cell>
            <table:table-cell table:style-name="ce40" office:value-type="string" calcext:value-type="string">
              <text:p><text:span text:style-name="T1619">0,90</text:span></text:p>
            </table:table-cell>
            <table:table-cell table:style-name="ce40" office:value-type="string" calcext:value-type="string">
              <text:p><text:span text:style-name="T1620">0,95</text:span></text:p>
            </table:table-cell>
            <table:table-cell table:number-columns-repeated="1024"/>
          </table:table-row>
          <table:table-row table:style-name="ro887">
            <table:table-cell table:style-name="ce38" office:value-type="string" calcext:value-type="string">
              <text:p><text:span text:style-name="T1621">holy arrow</text:span></text:p>
            </table:table-cell>
            <table:table-cell table:style-name="ce39" table:formula="of:=VLOOKUP([.A46];[skills.A:skills.B];2;0)" office:value-type="string" calcext:value-type="string" office:string-value="Holy Arrow">
              <text:p>Holy Arrow</text:p>
            </table:table-cell>
            <table:table-cell table:style-name="ce38" office:value-type="string" calcext:value-type="string">
              <text:p><text:span text:style-name="T1622">damage</text:span></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2">
              <text:p>12</text:p>
            </table:table-cell>
            <table:table-cell table:style-name="ce41" office:value-type="float" calcext:value-type="float" office:value="12">
              <text:p>12</text:p>
            </table:table-cell>
            <table:table-cell table:style-name="ce41" office:value-type="float" calcext:value-type="float" office:value="15">
              <text:p>15</text:p>
            </table:table-cell>
            <table:table-cell table:style-name="ce41" office:value-type="float" calcext:value-type="float" office:value="15">
              <text:p>15</text:p>
            </table:table-cell>
            <table:table-cell table:number-columns-repeated="1024"/>
          </table:table-row>
          <table:table-row table:style-name="ro888">
            <table:table-cell table:style-name="ce38" office:value-type="string" calcext:value-type="string">
              <text:p><text:span text:style-name="T1623">holy arrow</text:span></text:p>
            </table:table-cell>
            <table:table-cell table:style-name="ce39" table:formula="of:=VLOOKUP([.A47];[skills.A:skills.B];2;0)" office:value-type="string" calcext:value-type="string" office:string-value="Holy Arrow">
              <text:p>Holy Arrow</text:p>
            </table:table-cell>
            <table:table-cell table:style-name="ce38" office:value-type="string" calcext:value-type="string">
              <text:p><text:span text:style-name="T1624">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89">
            <table:table-cell table:style-name="ce38" office:value-type="string" calcext:value-type="string">
              <text:p><text:span text:style-name="T1625">holy arrow</text:span></text:p>
            </table:table-cell>
            <table:table-cell table:style-name="ce39" table:formula="of:=VLOOKUP([.A48];[skills.A:skills.B];2;0)" office:value-type="string" calcext:value-type="string" office:string-value="Holy Arrow">
              <text:p>Holy Arrow</text:p>
            </table:table-cell>
            <table:table-cell table:style-name="ce38" office:value-type="string" calcext:value-type="string">
              <text:p><text:span text:style-name="T1626">mp_cost</text:span></text:p>
            </table:table-cell>
            <table:table-cell table:style-name="ce40" office:value-type="float" calcext:value-type="float" office:value="4">
              <text:p>4</text:p>
            </table:table-cell>
            <table:table-cell table:style-name="ce40" office:value-type="float" calcext:value-type="float" office:value="8">
              <text:p>8</text:p>
            </table:table-cell>
            <table:table-cell table:style-name="ce40" office:value-type="float" calcext:value-type="float" office:value="12">
              <text:p>12</text:p>
            </table:table-cell>
            <table:table-cell table:style-name="ce40" office:value-type="float" calcext:value-type="float" office:value="16">
              <text:p>16</text:p>
            </table:table-cell>
            <table:table-cell table:style-name="ce40" office:value-type="float" calcext:value-type="float" office:value="20">
              <text:p>20</text:p>
            </table:table-cell>
            <table:table-cell table:style-name="ce40" office:value-type="float" calcext:value-type="float" office:value="26">
              <text:p>26</text:p>
            </table:table-cell>
            <table:table-cell table:number-columns-repeated="1024"/>
          </table:table-row>
          <table:table-row table:style-name="ro890">
            <table:table-cell office:value-type="string" calcext:value-type="string">
              <text:p><text:span text:style-name="T1627">leech</text:span></text:p>
            </table:table-cell>
            <table:table-cell table:style-name="ce39" table:formula="of:=VLOOKUP([.A49];[skills.A:skills.B];2;0)" office:value-type="string" calcext:value-type="string" office:string-value="Leech">
              <text:p>Leech</text:p>
            </table:table-cell>
            <table:table-cell office:value-type="string" calcext:value-type="string">
              <text:p><text:span text:style-name="T1628">bonus</text:span></text:p>
            </table:table-cell>
            <table:table-cell table:style-name="ce43" office:value-type="string" calcext:value-type="string">
              <text:p>0,1</text:p>
            </table:table-cell>
            <table:table-cell table:style-name="ce43" office:value-type="string" calcext:value-type="string">
              <text:p>0,2</text:p>
            </table:table-cell>
            <table:table-cell table:style-name="ce43" office:value-type="string" calcext:value-type="string">
              <text:p>0,3</text:p>
            </table:table-cell>
            <table:table-cell table:number-columns-repeated="1024"/>
          </table:table-row>
          <table:table-row table:style-name="ro891">
            <table:table-cell office:value-type="string" calcext:value-type="string">
              <text:p><text:span text:style-name="T1629">leech</text:span></text:p>
            </table:table-cell>
            <table:table-cell table:style-name="ce39" table:formula="of:=VLOOKUP([.A50];[skills.A:skills.B];2;0)" office:value-type="string" calcext:value-type="string" office:string-value="Leech">
              <text:p>Leech</text:p>
            </table:table-cell>
            <table:table-cell office:value-type="string" calcext:value-type="string">
              <text:p><text:span text:style-name="T1630">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892">
            <table:table-cell office:value-type="string" calcext:value-type="string">
              <text:p><text:span text:style-name="T1631">leech</text:span></text:p>
            </table:table-cell>
            <table:table-cell table:style-name="ce39" table:formula="of:=VLOOKUP([.A51];[skills.A:skills.B];2;0)" office:value-type="string" calcext:value-type="string" office:string-value="Leech">
              <text:p>Leech</text:p>
            </table:table-cell>
            <table:table-cell office:value-type="string" calcext:value-type="string">
              <text:p><text:span text:style-name="T1632">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893">
            <table:table-cell office:value-type="string" calcext:value-type="string">
              <text:p><text:span text:style-name="T1633">leech</text:span></text:p>
            </table:table-cell>
            <table:table-cell table:style-name="ce39" table:formula="of:=VLOOKUP([.A52];[skills.A:skills.B];2;0)" office:value-type="string" calcext:value-type="string" office:string-value="Leech">
              <text:p>Leech</text:p>
            </table:table-cell>
            <table:table-cell office:value-type="string" calcext:value-type="string">
              <text:p><text:span text:style-name="T1634">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894">
            <table:table-cell table:style-name="ce38" office:value-type="string" calcext:value-type="string">
              <text:p><text:span text:style-name="T1635">mage armor</text:span></text:p>
            </table:table-cell>
            <table:table-cell table:style-name="ce39" table:formula="of:=VLOOKUP([.A53];[skills.A:skills.B];2;0)" office:value-type="string" calcext:value-type="string" office:string-value="Mage Armor">
              <text:p>Mage Armor</text:p>
            </table:table-cell>
            <table:table-cell table:style-name="ce38" office:value-type="string" calcext:value-type="string">
              <text:p><text:span text:style-name="T1636">bonus</text:span></text:p>
            </table:table-cell>
            <table:table-cell table:style-name="ce40" office:value-type="string" calcext:value-type="string">
              <text:p><text:span text:style-name="T1637">0,50</text:span></text:p>
            </table:table-cell>
            <table:table-cell table:style-name="ce40" office:value-type="string" calcext:value-type="string">
              <text:p><text:span text:style-name="T1638">0,70</text:span></text:p>
            </table:table-cell>
            <table:table-cell table:style-name="ce40" office:value-type="string" calcext:value-type="string">
              <text:p><text:span text:style-name="T1639">0,80</text:span></text:p>
            </table:table-cell>
            <table:table-cell table:style-name="ce44"/>
            <table:table-cell table:number-columns-repeated="1024"/>
          </table:table-row>
          <table:table-row table:style-name="ro895">
            <table:table-cell table:style-name="ce38" office:value-type="string" calcext:value-type="string">
              <text:p><text:span text:style-name="T1640">mage armor</text:span></text:p>
            </table:table-cell>
            <table:table-cell table:style-name="ce39" table:formula="of:=VLOOKUP([.A54];[skills.A:skills.B];2;0)" office:value-type="string" calcext:value-type="string" office:string-value="Mage Armor">
              <text:p>Mage Armor</text:p>
            </table:table-cell>
            <table:table-cell table:style-name="ce38" office:value-type="string" calcext:value-type="string">
              <text:p><text:span text:style-name="T1641">cooldown</text:span></text:p>
            </table:table-cell>
            <table:table-cell table:style-name="ce40" office:value-type="float" calcext:value-type="float" office:value="8">
              <text:p>8</text:p>
            </table:table-cell>
            <table:table-cell table:style-name="ce40" office:value-type="float" calcext:value-type="float" office:value="7">
              <text:p>7</text:p>
            </table:table-cell>
            <table:table-cell table:style-name="ce40" office:value-type="float" calcext:value-type="float" office:value="6">
              <text:p>6</text:p>
            </table:table-cell>
            <table:table-cell table:style-name="ce38"/>
            <table:table-cell table:number-columns-repeated="1024"/>
          </table:table-row>
          <table:table-row table:style-name="ro896">
            <table:table-cell table:style-name="ce38" office:value-type="string" calcext:value-type="string">
              <text:p><text:span text:style-name="T1642">mage armor</text:span></text:p>
            </table:table-cell>
            <table:table-cell table:style-name="ce39" table:formula="of:=VLOOKUP([.A55];[skills.A:skills.B];2;0)" office:value-type="string" calcext:value-type="string" office:string-value="Mage Armor">
              <text:p>Mage Armor</text:p>
            </table:table-cell>
            <table:table-cell table:style-name="ce38" office:value-type="string" calcext:value-type="string">
              <text:p><text:span text:style-name="T1643">duration</text:span></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style-name="ce38"/>
            <table:table-cell table:number-columns-repeated="1024"/>
          </table:table-row>
          <table:table-row table:style-name="ro897">
            <table:table-cell table:style-name="ce38" office:value-type="string" calcext:value-type="string">
              <text:p><text:span text:style-name="T1644">mage armor</text:span></text:p>
            </table:table-cell>
            <table:table-cell table:style-name="ce39" table:formula="of:=VLOOKUP([.A56];[skills.A:skills.B];2;0)" office:value-type="string" calcext:value-type="string" office:string-value="Mage Armor">
              <text:p>Mage Armor</text:p>
            </table:table-cell>
            <table:table-cell table:style-name="ce38" office:value-type="string" calcext:value-type="string">
              <text:p><text:span text:style-name="T1645">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table:table-cell table:number-columns-repeated="1024"/>
          </table:table-row>
          <table:table-row table:style-name="ro898">
            <table:table-cell table:style-name="ce38" office:value-type="string" calcext:value-type="string">
              <text:p><text:span text:style-name="T1646">mage armor</text:span></text:p>
            </table:table-cell>
            <table:table-cell table:style-name="ce39" table:formula="of:=VLOOKUP([.A57];[skills.A:skills.B];2;0)" office:value-type="string" calcext:value-type="string" office:string-value="Mage Armor">
              <text:p>Mage Armor</text:p>
            </table:table-cell>
            <table:table-cell table:style-name="ce38" office:value-type="string" calcext:value-type="string">
              <text:p><text:span text:style-name="T1647">mp_cost</text:span></text:p>
            </table:table-cell>
            <table:table-cell table:style-name="ce40" office:value-type="float" calcext:value-type="float" office:value="20">
              <text:p>20</text:p>
            </table:table-cell>
            <table:table-cell table:style-name="ce40" office:value-type="float" calcext:value-type="float" office:value="30">
              <text:p>30</text:p>
            </table:table-cell>
            <table:table-cell table:style-name="ce40" office:value-type="float" calcext:value-type="float" office:value="40">
              <text:p>40</text:p>
            </table:table-cell>
            <table:table-cell table:style-name="ce38"/>
            <table:table-cell table:number-columns-repeated="1024"/>
          </table:table-row>
          <table:table-row table:style-name="ro899">
            <table:table-cell table:style-name="ce38" office:value-type="string" calcext:value-type="string">
              <text:p><text:span text:style-name="T1648">magic missile</text:span></text:p>
            </table:table-cell>
            <table:table-cell table:style-name="ce39" table:formula="of:=VLOOKUP([.A58];[skills.A:skills.B];2;0)" office:value-type="string" calcext:value-type="string" office:string-value="Magic Missile">
              <text:p>Magic Missile</text:p>
            </table:table-cell>
            <table:table-cell table:style-name="ce38" office:value-type="string" calcext:value-type="string">
              <text:p><text:span text:style-name="T1649">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00">
            <table:table-cell table:style-name="ce38" office:value-type="string" calcext:value-type="string">
              <text:p><text:span text:style-name="T1650">magic missile</text:span></text:p>
            </table:table-cell>
            <table:table-cell table:style-name="ce39" table:formula="of:=VLOOKUP([.A59];[skills.A:skills.B];2;0)" office:value-type="string" calcext:value-type="string" office:string-value="Magic Missile">
              <text:p>Magic Missile</text:p>
            </table:table-cell>
            <table:table-cell table:style-name="ce38" office:value-type="string" calcext:value-type="string">
              <text:p><text:span text:style-name="T1651">crit</text:span></text:p>
            </table:table-cell>
            <table:table-cell table:style-name="ce40" office:value-type="string" calcext:value-type="string">
              <text:p><text:span text:style-name="T1652">0,75</text:span></text:p>
            </table:table-cell>
            <table:table-cell table:style-name="ce40" office:value-type="string" calcext:value-type="string">
              <text:p><text:span text:style-name="T1653">0,80</text:span></text:p>
            </table:table-cell>
            <table:table-cell table:style-name="ce40" office:value-type="string" calcext:value-type="string">
              <text:p><text:span text:style-name="T1654">0,85</text:span></text:p>
            </table:table-cell>
            <table:table-cell table:style-name="ce40" office:value-type="string" calcext:value-type="string">
              <text:p><text:span text:style-name="T1655">0,90</text:span></text:p>
            </table:table-cell>
            <table:table-cell table:style-name="ce40" office:value-type="string" calcext:value-type="string">
              <text:p><text:span text:style-name="T1656">0,95</text:span></text:p>
            </table:table-cell>
            <table:table-cell table:style-name="ce40" office:value-type="string" calcext:value-type="string">
              <text:p><text:span text:style-name="T1657">1,00</text:span></text:p>
            </table:table-cell>
            <table:table-cell table:number-columns-repeated="1024"/>
          </table:table-row>
          <table:table-row table:style-name="ro901">
            <table:table-cell table:style-name="ce38" office:value-type="string" calcext:value-type="string">
              <text:p><text:span text:style-name="T1658">magic missile</text:span></text:p>
            </table:table-cell>
            <table:table-cell table:style-name="ce39" table:formula="of:=VLOOKUP([.A60];[skills.A:skills.B];2;0)" office:value-type="string" calcext:value-type="string" office:string-value="Magic Missile">
              <text:p>Magic Missile</text:p>
            </table:table-cell>
            <table:table-cell table:style-name="ce38" office:value-type="string" calcext:value-type="string">
              <text:p><text:span text:style-name="T1659">damage</text:span></text:p>
            </table:table-cell>
            <table:table-cell table:style-name="ce41" office:value-type="float" calcext:value-type="float" office:value="5">
              <text:p>5</text:p>
            </table:table-cell>
            <table:table-cell table:style-name="ce41" office:value-type="float" calcext:value-type="float" office:value="7">
              <text:p>7</text:p>
            </table:table-cell>
            <table:table-cell table:style-name="ce41" office:value-type="float" calcext:value-type="float" office:value="9">
              <text:p>9</text:p>
            </table:table-cell>
            <table:table-cell table:style-name="ce41" office:value-type="float" calcext:value-type="float" office:value="11">
              <text:p>11</text:p>
            </table:table-cell>
            <table:table-cell table:style-name="ce27" office:value-type="float" calcext:value-type="float" office:value="13">
              <text:p>13</text:p>
            </table:table-cell>
            <table:table-cell office:value-type="float" calcext:value-type="float" office:value="15">
              <text:p>15</text:p>
            </table:table-cell>
            <table:table-cell table:number-columns-repeated="1024"/>
          </table:table-row>
          <table:table-row table:style-name="ro902">
            <table:table-cell table:style-name="ce38" office:value-type="string" calcext:value-type="string">
              <text:p><text:span text:style-name="T1660">magic missile</text:span></text:p>
            </table:table-cell>
            <table:table-cell table:style-name="ce39" table:formula="of:=VLOOKUP([.A61];[skills.A:skills.B];2;0)" office:value-type="string" calcext:value-type="string" office:string-value="Magic Missile">
              <text:p>Magic Missile</text:p>
            </table:table-cell>
            <table:table-cell table:style-name="ce38" office:value-type="string" calcext:value-type="string">
              <text:p><text:span text:style-name="T1661">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903">
            <table:table-cell table:style-name="ce38" office:value-type="string" calcext:value-type="string">
              <text:p><text:span text:style-name="T1662">magic missile</text:span></text:p>
            </table:table-cell>
            <table:table-cell table:style-name="ce39" table:formula="of:=VLOOKUP([.A62];[skills.A:skills.B];2;0)" office:value-type="string" calcext:value-type="string" office:string-value="Magic Missile">
              <text:p>Magic Missile</text:p>
            </table:table-cell>
            <table:table-cell table:style-name="ce38" office:value-type="string" calcext:value-type="string">
              <text:p><text:span text:style-name="T1663">mp_cost</text:span></text:p>
            </table:table-cell>
            <table:table-cell office:value-type="float" calcext:value-type="float" office:value="5">
              <text:p>5</text:p>
            </table:table-cell>
            <table:table-cell office:value-type="float" calcext:value-type="float" office:value="5">
              <text:p>5</text:p>
            </table:table-cell>
            <table:table-cell table:style-name="ce40" office:value-type="float" calcext:value-type="float" office:value="10">
              <text:p>10</text:p>
            </table:table-cell>
            <table:table-cell table:style-name="ce40" office:value-type="float" calcext:value-type="float" office:value="15">
              <text:p>15</text:p>
            </table:table-cell>
            <table:table-cell table:style-name="ce40" office:value-type="float" calcext:value-type="float" office:value="20">
              <text:p>20</text:p>
            </table:table-cell>
            <table:table-cell table:style-name="ce40" office:value-type="float" calcext:value-type="float" office:value="25">
              <text:p>25</text:p>
            </table:table-cell>
            <table:table-cell table:number-columns-repeated="1024"/>
          </table:table-row>
          <table:table-row table:style-name="ro904">
            <table:table-cell table:style-name="ce38" office:value-type="string" calcext:value-type="string">
              <text:p><text:span text:style-name="T1664">mana bolt</text:span></text:p>
            </table:table-cell>
            <table:table-cell table:style-name="ce39" table:formula="of:=VLOOKUP([.A63];[skills.A:skills.B];2;0)" office:value-type="string" calcext:value-type="string" office:string-value="Mana Bolt">
              <text:p>Mana Bolt</text:p>
            </table:table-cell>
            <table:table-cell table:style-name="ce38" office:value-type="string" calcext:value-type="string">
              <text:p><text:span text:style-name="T1665">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905">
            <table:table-cell table:style-name="ce38" office:value-type="string" calcext:value-type="string">
              <text:p><text:span text:style-name="T1666">mana bolt</text:span></text:p>
            </table:table-cell>
            <table:table-cell table:style-name="ce39" table:formula="of:=VLOOKUP([.A64];[skills.A:skills.B];2;0)" office:value-type="string" calcext:value-type="string" office:string-value="Mana Bolt">
              <text:p>Mana Bolt</text:p>
            </table:table-cell>
            <table:table-cell table:style-name="ce38" office:value-type="string" calcext:value-type="string">
              <text:p><text:span text:style-name="T1667">crit</text:span></text:p>
            </table:table-cell>
            <table:table-cell table:style-name="ce40" office:value-type="string" calcext:value-type="string">
              <text:p><text:span text:style-name="T1668">0,80</text:span></text:p>
            </table:table-cell>
            <table:table-cell table:style-name="ce40" office:value-type="string" calcext:value-type="string">
              <text:p><text:span text:style-name="T1669">0,80</text:span></text:p>
            </table:table-cell>
            <table:table-cell table:style-name="ce40" office:value-type="string" calcext:value-type="string">
              <text:p><text:span text:style-name="T1670">0,85</text:span></text:p>
            </table:table-cell>
            <table:table-cell table:style-name="ce40" office:value-type="string" calcext:value-type="string">
              <text:p><text:span text:style-name="T1671">0,85</text:span></text:p>
            </table:table-cell>
            <table:table-cell table:style-name="ce40" office:value-type="string" calcext:value-type="string">
              <text:p><text:span text:style-name="T1672">0,90</text:span></text:p>
            </table:table-cell>
            <table:table-cell table:style-name="ce40" office:value-type="string" calcext:value-type="string">
              <text:p><text:span text:style-name="T1673">0,95</text:span></text:p>
            </table:table-cell>
            <table:table-cell table:number-columns-repeated="1024"/>
          </table:table-row>
          <table:table-row table:style-name="ro906">
            <table:table-cell table:style-name="ce38" office:value-type="string" calcext:value-type="string">
              <text:p><text:span text:style-name="T1674">mana bolt</text:span></text:p>
            </table:table-cell>
            <table:table-cell table:style-name="ce39" table:formula="of:=VLOOKUP([.A65];[skills.A:skills.B];2;0)" office:value-type="string" calcext:value-type="string" office:string-value="Mana Bolt">
              <text:p>Mana Bolt</text:p>
            </table:table-cell>
            <table:table-cell table:style-name="ce38" office:value-type="string" calcext:value-type="string">
              <text:p><text:span text:style-name="T1675">damage</text:span></text:p>
            </table:table-cell>
            <table:table-cell table:style-name="ce41" office:value-type="float" calcext:value-type="float" office:value="11">
              <text:p>11</text:p>
            </table:table-cell>
            <table:table-cell table:style-name="ce41" office:value-type="float" calcext:value-type="float" office:value="12">
              <text:p>12</text:p>
            </table:table-cell>
            <table:table-cell table:style-name="ce41" office:value-type="float" calcext:value-type="float" office:value="13">
              <text:p>13</text:p>
            </table:table-cell>
            <table:table-cell table:style-name="ce41" office:value-type="float" calcext:value-type="float" office:value="14">
              <text:p>14</text:p>
            </table:table-cell>
            <table:table-cell table:style-name="ce41" office:value-type="float" calcext:value-type="float" office:value="15">
              <text:p>15</text:p>
            </table:table-cell>
            <table:table-cell table:style-name="ce41" office:value-type="float" calcext:value-type="float" office:value="16">
              <text:p>16</text:p>
            </table:table-cell>
            <table:table-cell table:number-columns-repeated="1024"/>
          </table:table-row>
          <table:table-row table:style-name="ro907">
            <table:table-cell table:style-name="ce38" office:value-type="string" calcext:value-type="string">
              <text:p><text:span text:style-name="T1676">mana bolt</text:span></text:p>
            </table:table-cell>
            <table:table-cell table:style-name="ce39" table:formula="of:=VLOOKUP([.A66];[skills.A:skills.B];2;0)" office:value-type="string" calcext:value-type="string" office:string-value="Mana Bolt">
              <text:p>Mana Bolt</text:p>
            </table:table-cell>
            <table:table-cell table:style-name="ce38" office:value-type="string" calcext:value-type="string">
              <text:p><text:span text:style-name="T1677">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908">
            <table:table-cell table:style-name="ce38" office:value-type="string" calcext:value-type="string">
              <text:p><text:span text:style-name="T1678">mana bolt</text:span></text:p>
            </table:table-cell>
            <table:table-cell table:style-name="ce39" table:formula="of:=VLOOKUP([.A67];[skills.A:skills.B];2;0)" office:value-type="string" calcext:value-type="string" office:string-value="Mana Bolt">
              <text:p>Mana Bolt</text:p>
            </table:table-cell>
            <table:table-cell table:style-name="ce38" office:value-type="string" calcext:value-type="string">
              <text:p><text:span text:style-name="T1679">mp_cost</text:span></text:p>
            </table:table-cell>
            <table:table-cell table:style-name="ce40" office:value-type="float" calcext:value-type="float" office:value="10">
              <text:p>10</text:p>
            </table:table-cell>
            <table:table-cell table:style-name="ce40" office:value-type="float" calcext:value-type="float" office:value="15">
              <text:p>15</text:p>
            </table:table-cell>
            <table:table-cell table:style-name="ce40" office:value-type="float" calcext:value-type="float" office:value="20">
              <text:p>20</text:p>
            </table:table-cell>
            <table:table-cell table:style-name="ce40" office:value-type="float" calcext:value-type="float" office:value="25">
              <text:p>25</text:p>
            </table:table-cell>
            <table:table-cell table:style-name="ce40" office:value-type="float" calcext:value-type="float" office:value="30">
              <text:p>30</text:p>
            </table:table-cell>
            <table:table-cell table:style-name="ce40" office:value-type="float" calcext:value-type="float" office:value="35">
              <text:p>35</text:p>
            </table:table-cell>
            <table:table-cell table:number-columns-repeated="1024"/>
          </table:table-row>
          <table:table-row table:style-name="ro909">
            <table:table-cell table:style-name="ce38" office:value-type="string" calcext:value-type="string">
              <text:p><text:span text:style-name="T1680">regen_hp30</text:span></text:p>
            </table:table-cell>
            <table:table-cell table:style-name="ce39" table:formula="of:=VLOOKUP([.A68];[skills.A:skills.B];2;0)" office:value-type="string" calcext:value-type="string" office:string-value="Minor Health Regen">
              <text:p>Minor Health Regen</text:p>
            </table:table-cell>
            <table:table-cell table:style-name="ce38" office:value-type="string" calcext:value-type="string">
              <text:p><text:span text:style-name="T1681">cooldown</text:span></text:p>
            </table:table-cell>
            <table:table-cell table:style-name="ce40" office:value-type="float" calcext:value-type="float" office:value="1">
              <text:p>1</text:p>
            </table:table-cell>
            <table:table-cell table:style-name="ce38"/>
            <table:table-cell table:number-columns-repeated="1024"/>
          </table:table-row>
          <table:table-row table:style-name="ro910">
            <table:table-cell table:style-name="ce38" office:value-type="string" calcext:value-type="string">
              <text:p><text:span text:style-name="T1682">regen_hp30</text:span></text:p>
            </table:table-cell>
            <table:table-cell table:style-name="ce39" table:formula="of:=VLOOKUP([.A69];[skills.A:skills.B];2;0)" office:value-type="string" calcext:value-type="string" office:string-value="Minor Health Regen">
              <text:p>Minor Health Regen</text:p>
            </table:table-cell>
            <table:table-cell table:style-name="ce38" office:value-type="string" calcext:value-type="string">
              <text:p><text:span text:style-name="T1683">levels</text:span></text:p>
            </table:table-cell>
            <table:table-cell table:style-name="ce40" office:value-type="float" calcext:value-type="float" office:value="1">
              <text:p>1</text:p>
            </table:table-cell>
            <table:table-cell table:style-name="ce38"/>
            <table:table-cell table:number-columns-repeated="1024"/>
          </table:table-row>
          <table:table-row table:style-name="ro911">
            <table:table-cell table:style-name="ce38" office:value-type="string" calcext:value-type="string">
              <text:p><text:span text:style-name="T1684">regen_mp30</text:span></text:p>
            </table:table-cell>
            <table:table-cell table:style-name="ce39" table:formula="of:=VLOOKUP([.A70];[skills.A:skills.B];2;0)" office:value-type="string" calcext:value-type="string" office:string-value="Minor Magicka Regen">
              <text:p>Minor Magicka Regen</text:p>
            </table:table-cell>
            <table:table-cell table:style-name="ce38" office:value-type="string" calcext:value-type="string">
              <text:p><text:span text:style-name="T1685">cooldown</text:span></text:p>
            </table:table-cell>
            <table:table-cell table:style-name="ce40" office:value-type="float" calcext:value-type="float" office:value="1">
              <text:p>1</text:p>
            </table:table-cell>
            <table:table-cell table:style-name="ce38"/>
            <table:table-cell table:number-columns-repeated="1024"/>
          </table:table-row>
          <table:table-row table:style-name="ro912">
            <table:table-cell table:style-name="ce38" office:value-type="string" calcext:value-type="string">
              <text:p><text:span text:style-name="T1686">regen_mp30</text:span></text:p>
            </table:table-cell>
            <table:table-cell table:style-name="ce39" table:formula="of:=VLOOKUP([.A71];[skills.A:skills.B];2;0)" office:value-type="string" calcext:value-type="string" office:string-value="Minor Magicka Regen">
              <text:p>Minor Magicka Regen</text:p>
            </table:table-cell>
            <table:table-cell table:style-name="ce38" office:value-type="string" calcext:value-type="string">
              <text:p><text:span text:style-name="T1687">levels</text:span></text:p>
            </table:table-cell>
            <table:table-cell table:style-name="ce40" office:value-type="float" calcext:value-type="float" office:value="1">
              <text:p>1</text:p>
            </table:table-cell>
            <table:table-cell table:style-name="ce38"/>
            <table:table-cell table:number-columns-repeated="1024"/>
          </table:table-row>
          <table:table-row table:style-name="ro913">
            <table:table-cell table:style-name="ce38" office:value-type="string" calcext:value-type="string">
              <text:p><text:span text:style-name="T1688">smite</text:span></text:p>
            </table:table-cell>
            <table:table-cell table:style-name="ce39" table:formula="of:=VLOOKUP([.A72];[skills.A:skills.B];2;0)" office:value-type="string" calcext:value-type="string" office:string-value="Smite">
              <text:p>Smite</text:p>
            </table:table-cell>
            <table:table-cell table:style-name="ce38" office:value-type="string" calcext:value-type="string">
              <text:p><text:span text:style-name="T1689">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4">
            <table:table-cell table:style-name="ce38" office:value-type="string" calcext:value-type="string">
              <text:p><text:span text:style-name="T1690">smite</text:span></text:p>
            </table:table-cell>
            <table:table-cell table:style-name="ce39" table:formula="of:=VLOOKUP([.A73];[skills.A:skills.B];2;0)" office:value-type="string" calcext:value-type="string" office:string-value="Smite">
              <text:p>Smite</text:p>
            </table:table-cell>
            <table:table-cell table:style-name="ce38" office:value-type="string" calcext:value-type="string">
              <text:p><text:span text:style-name="T1691">crit</text:span></text:p>
            </table:table-cell>
            <table:table-cell table:style-name="ce40" office:value-type="string" calcext:value-type="string">
              <text:p><text:span text:style-name="T1692">0,75</text:span></text:p>
            </table:table-cell>
            <table:table-cell table:style-name="ce40" office:value-type="string" calcext:value-type="string">
              <text:p><text:span text:style-name="T1693">0,80</text:span></text:p>
            </table:table-cell>
            <table:table-cell table:style-name="ce40" office:value-type="string" calcext:value-type="string">
              <text:p><text:span text:style-name="T1694">0,80</text:span></text:p>
            </table:table-cell>
            <table:table-cell table:style-name="ce40" office:value-type="string" calcext:value-type="string">
              <text:p><text:span text:style-name="T1695">0,85</text:span></text:p>
            </table:table-cell>
            <table:table-cell table:style-name="ce40" office:value-type="string" calcext:value-type="string">
              <text:p><text:span text:style-name="T1696">0,90</text:span></text:p>
            </table:table-cell>
            <table:table-cell table:style-name="ce40" office:value-type="string" calcext:value-type="string">
              <text:p><text:span text:style-name="T1697">0,95</text:span></text:p>
            </table:table-cell>
            <table:table-cell table:number-columns-repeated="1024"/>
          </table:table-row>
          <table:table-row table:style-name="ro915">
            <table:table-cell table:style-name="ce38" office:value-type="string" calcext:value-type="string">
              <text:p><text:span text:style-name="T1698">smite</text:span></text:p>
            </table:table-cell>
            <table:table-cell table:style-name="ce39" table:formula="of:=VLOOKUP([.A74];[skills.A:skills.B];2;0)" office:value-type="string" calcext:value-type="string" office:string-value="Smite">
              <text:p>Smite</text:p>
            </table:table-cell>
            <table:table-cell table:style-name="ce38" office:value-type="string" calcext:value-type="string">
              <text:p><text:span text:style-name="T1699">damage</text:span></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5">
              <text:p>15</text:p>
            </table:table-cell>
            <table:table-cell table:style-name="ce41" office:value-type="float" calcext:value-type="float" office:value="15">
              <text:p>15</text:p>
            </table:table-cell>
            <table:table-cell table:style-name="ce41" office:value-type="float" calcext:value-type="float" office:value="20">
              <text:p>20</text:p>
            </table:table-cell>
            <table:table-cell table:style-name="ce41" office:value-type="float" calcext:value-type="float" office:value="20">
              <text:p>20</text:p>
            </table:table-cell>
            <table:table-cell table:number-columns-repeated="1024"/>
          </table:table-row>
          <table:table-row table:style-name="ro916">
            <table:table-cell table:style-name="ce38" office:value-type="string" calcext:value-type="string">
              <text:p><text:span text:style-name="T1700">smite</text:span></text:p>
            </table:table-cell>
            <table:table-cell table:style-name="ce39" table:formula="of:=VLOOKUP([.A75];[skills.A:skills.B];2;0)" office:value-type="string" calcext:value-type="string" office:string-value="Smite">
              <text:p>Smite</text:p>
            </table:table-cell>
            <table:table-cell table:style-name="ce38" office:value-type="string" calcext:value-type="string">
              <text:p><text:span text:style-name="T1701">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917">
            <table:table-cell table:style-name="ce38" office:value-type="string" calcext:value-type="string">
              <text:p><text:span text:style-name="T1702">smite</text:span></text:p>
            </table:table-cell>
            <table:table-cell table:style-name="ce39" table:formula="of:=VLOOKUP([.A76];[skills.A:skills.B];2;0)" office:value-type="string" calcext:value-type="string" office:string-value="Smite">
              <text:p>Smite</text:p>
            </table:table-cell>
            <table:table-cell table:style-name="ce38" office:value-type="string" calcext:value-type="string">
              <text:p><text:span text:style-name="T1703">mp_cost</text:span></text:p>
            </table:table-cell>
            <table:table-cell table:style-name="ce40" office:value-type="float" calcext:value-type="float" office:value="2">
              <text:p>2</text:p>
            </table:table-cell>
            <table:table-cell table:style-name="ce40" office:value-type="float" calcext:value-type="float" office:value="4">
              <text:p>4</text:p>
            </table:table-cell>
            <table:table-cell table:style-name="ce40" office:value-type="float" calcext:value-type="float" office:value="8">
              <text:p>8</text:p>
            </table:table-cell>
            <table:table-cell table:style-name="ce40" office:value-type="float" calcext:value-type="float" office:value="12">
              <text:p>12</text:p>
            </table:table-cell>
            <table:table-cell table:style-name="ce40" office:value-type="float" calcext:value-type="float" office:value="16">
              <text:p>16</text:p>
            </table:table-cell>
            <table:table-cell table:style-name="ce40" office:value-type="float" calcext:value-type="float" office:value="20">
              <text:p>20</text:p>
            </table:table-cell>
            <table:table-cell table:number-columns-repeated="1024"/>
          </table:table-row>
          <table:table-row table:style-name="ro918">
            <table:table-cell table:style-name="ce38" office:value-type="string" calcext:value-type="string">
              <text:p><text:span text:style-name="T1704">swing</text:span></text:p>
            </table:table-cell>
            <table:table-cell table:style-name="ce39" table:formula="of:=VLOOKUP([.A77];[skills.A:skills.B];2;0)" office:value-type="string" calcext:value-type="string" office:string-value="Swing">
              <text:p>Swing</text:p>
            </table:table-cell>
            <table:table-cell table:style-name="ce38" office:value-type="string" calcext:value-type="string">
              <text:p><text:span text:style-name="T1705">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9">
            <table:table-cell table:style-name="ce38" office:value-type="string" calcext:value-type="string">
              <text:p><text:span text:style-name="T1706">swing</text:span></text:p>
            </table:table-cell>
            <table:table-cell table:style-name="ce39" table:formula="of:=VLOOKUP([.A78];[skills.A:skills.B];2;0)" office:value-type="string" calcext:value-type="string" office:string-value="Swing">
              <text:p>Swing</text:p>
            </table:table-cell>
            <table:table-cell table:style-name="ce38" office:value-type="string" calcext:value-type="string">
              <text:p><text:span text:style-name="T1707">crit</text:span></text:p>
            </table:table-cell>
            <table:table-cell table:style-name="ce40" office:value-type="string" calcext:value-type="string">
              <text:p><text:span text:style-name="T1708">0,75</text:span></text:p>
            </table:table-cell>
            <table:table-cell table:style-name="ce40" office:value-type="string" calcext:value-type="string">
              <text:p><text:span text:style-name="T1709">0,75</text:span></text:p>
            </table:table-cell>
            <table:table-cell table:style-name="ce40" office:value-type="string" calcext:value-type="string">
              <text:p><text:span text:style-name="T1710">0,80</text:span></text:p>
            </table:table-cell>
            <table:table-cell table:style-name="ce40" office:value-type="string" calcext:value-type="string">
              <text:p><text:span text:style-name="T1711">0,85</text:span></text:p>
            </table:table-cell>
            <table:table-cell table:style-name="ce40" office:value-type="string" calcext:value-type="string">
              <text:p><text:span text:style-name="T1712">0,90</text:span></text:p>
            </table:table-cell>
            <table:table-cell table:style-name="ce40" office:value-type="string" calcext:value-type="string">
              <text:p><text:span text:style-name="T1713">0,95</text:span></text:p>
            </table:table-cell>
            <table:table-cell table:number-columns-repeated="1024"/>
          </table:table-row>
          <table:table-row table:style-name="ro920">
            <table:table-cell table:style-name="ce38" office:value-type="string" calcext:value-type="string">
              <text:p><text:span text:style-name="T1714">swing</text:span></text:p>
            </table:table-cell>
            <table:table-cell table:style-name="ce39" table:formula="of:=VLOOKUP([.A79];[skills.A:skills.B];2;0)" office:value-type="string" calcext:value-type="string" office:string-value="Swing">
              <text:p>Swing</text:p>
            </table:table-cell>
            <table:table-cell table:style-name="ce38" office:value-type="string" calcext:value-type="string">
              <text:p><text:span text:style-name="T1715">damage</text:span></text:p>
            </table:table-cell>
            <table:table-cell table:style-name="ce41" office:value-type="float" calcext:value-type="float" office:value="5">
              <text:p>5</text:p>
            </table:table-cell>
            <table:table-cell table:style-name="ce41" office:value-type="float" calcext:value-type="float" office:value="7">
              <text:p>7</text:p>
            </table:table-cell>
            <table:table-cell table:style-name="ce41" office:value-type="float" calcext:value-type="float" office:value="9">
              <text:p>9</text:p>
            </table:table-cell>
            <table:table-cell table:style-name="ce41"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921">
            <table:table-cell table:style-name="ce38" office:value-type="string" calcext:value-type="string">
              <text:p><text:span text:style-name="T1716">swing</text:span></text:p>
            </table:table-cell>
            <table:table-cell table:style-name="ce39" table:formula="of:=VLOOKUP([.A80];[skills.A:skills.B];2;0)" office:value-type="string" calcext:value-type="string" office:string-value="Swing">
              <text:p>Swing</text:p>
            </table:table-cell>
            <table:table-cell table:style-name="ce38" office:value-type="string" calcext:value-type="string">
              <text:p><text:span text:style-name="T1717">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922">
            <table:table-cell office:value-type="string" calcext:value-type="string">
              <text:p><text:span text:style-name="T1718">thorns</text:span></text:p>
            </table:table-cell>
            <table:table-cell table:style-name="ce39" table:formula="of:=VLOOKUP([.A81];[skills.A:skills.B];2;0)" office:value-type="string" calcext:value-type="string" office:string-value="Thorns">
              <text:p>Thorns</text:p>
            </table:table-cell>
            <table:table-cell office:value-type="string" calcext:value-type="string">
              <text:p><text:span text:style-name="T1719">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923">
            <table:table-cell office:value-type="string" calcext:value-type="string">
              <text:p><text:span text:style-name="T1720">thorns</text:span></text:p>
            </table:table-cell>
            <table:table-cell table:style-name="ce39" table:formula="of:=VLOOKUP([.A82];[skills.A:skills.B];2;0)" office:value-type="string" calcext:value-type="string" office:string-value="Thorns">
              <text:p>Thorns</text:p>
            </table:table-cell>
            <table:table-cell office:value-type="string" calcext:value-type="string">
              <text:p><text:span text:style-name="T1721">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924">
            <table:table-cell office:value-type="string" calcext:value-type="string">
              <text:p><text:span text:style-name="T1722">thorns</text:span></text:p>
            </table:table-cell>
            <table:table-cell table:style-name="ce39" table:formula="of:=VLOOKUP([.A83];[skills.A:skills.B];2;0)" office:value-type="string" calcext:value-type="string" office:string-value="Thorns">
              <text:p>Thorns</text:p>
            </table:table-cell>
            <table:table-cell office:value-type="string" calcext:value-type="string">
              <text:p><text:span text:style-name="T1723">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925">
            <table:table-cell office:value-type="string" calcext:value-type="string">
              <text:p><text:span text:style-name="T1724">thorns</text:span></text:p>
            </table:table-cell>
            <table:table-cell table:style-name="ce39" table:formula="of:=VLOOKUP([.A84];[skills.A:skills.B];2;0)" office:value-type="string" calcext:value-type="string" office:string-value="Thorns">
              <text:p>Thorns</text:p>
            </table:table-cell>
            <table:table-cell office:value-type="string" calcext:value-type="string">
              <text:p><text:span text:style-name="T1725">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26">
            <table:table-cell table:number-columns-repeated="1024"/>
          </table:table-row>
          <table:table-row table:style-name="ro927">
            <table:table-cell table:number-columns-repeated="6"/>
            <table:table-cell table:style-name="ce44"/>
            <table:table-cell table:number-columns-repeated="1024"/>
          </table:table-row>
          <table:table-row table:style-name="ro928">
            <table:table-cell table:number-columns-repeated="1024"/>
          </table:table-row>
          <table:table-row table:number-rows-repeated="4" table:style-name="ro841">
            <table:table-cell table:number-columns-repeated="1024"/>
          </table:table-row>
          <table:table-row table:style-name="ro929">
            <table:table-cell/>
            <table:table-cell table:style-name="ce39"/>
            <table:table-cell table:number-columns-repeated="1024"/>
          </table:table-row>
          <table:table-row table:style-name="ro930">
            <table:table-cell table:number-columns-repeated="1024"/>
          </table:table-row>
          <table:table-row table:style-name="ro931">
            <table:table-cell table:number-columns-repeated="1024"/>
          </table:table-row>
          <table:table-row table:style-name="ro932">
            <table:table-cell table:number-columns-repeated="1024"/>
          </table:table-row>
          <table:table-row table:style-name="ro841">
            <table:table-cell table:number-columns-repeated="1024"/>
          </table:table-row>
        </table:table-rows>
      </table:table>
      <table:table table:name="use_perspectives" table:style-name="ta11">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number-columns-repeated="9" table:style-name="co121" table:default-cell-style-name="Default"/>
        <table:table-header-columns/>
        <table:table-column table:number-columns-repeated="1011" table:style-name="co122" table:default-cell-style-name="Default"/>
        <table:table-header-columns/>
        <table:table-column table:number-columns-repeated="101" table:style-name="co123" table:default-cell-style-name="Default"/>
        <table:table-header-columns/>
        <table:table-column table:style-name="co117" table:default-cell-style-name="Default"/>
        <table:table-header-columns/>
        <table:table-row table:style-name="ro934">
          <table:table-cell office:value-type="string" calcext:value-type="string">
            <text:p><text:span text:style-name="T1726">use_case_id</text:span></text:p>
          </table:table-cell>
          <table:table-cell office:value-type="string" calcext:value-type="string">
            <text:p><text:span text:style-name="T1727">use_case_name</text:span></text:p>
          </table:table-cell>
          <table:table-cell office:value-type="string" calcext:value-type="string">
            <text:p><text:span text:style-name="T1728">key</text:span></text:p>
          </table:table-cell>
          <table:table-cell office:value-type="string" calcext:value-type="string">
            <text:p><text:span text:style-name="T1729">value</text:span></text:p>
          </table:table-cell>
          <table:table-cell table:number-columns-repeated="1024"/>
        </table:table-row>
        <table:table-row table:style-name="ro935">
          <table:table-cell office:value-type="string" calcext:value-type="string">
            <text:p><text:span text:style-name="T1730">swing</text:span></text:p>
          </table:table-cell>
          <table:table-cell office:value-type="string" calcext:value-type="string">
            <text:p><text:span text:style-name="T1731">use_swing</text:span></text:p>
          </table:table-cell>
          <table:table-cell office:value-type="string" calcext:value-type="string">
            <text:p><text:span text:style-name="T1732">you on you</text:span></text:p>
          </table:table-cell>
          <table:table-cell office:value-type="string" calcext:value-type="string">
            <text:p><text:span text:style-name="T1733">You swing and hit yourself!</text:span></text:p>
          </table:table-cell>
          <table:table-cell table:number-columns-repeated="1024"/>
        </table:table-row>
        <table:table-row table:style-name="ro936">
          <table:table-cell office:value-type="string" calcext:value-type="string">
            <text:p><text:span text:style-name="T1734">swing</text:span></text:p>
          </table:table-cell>
          <table:table-cell office:value-type="string" calcext:value-type="string">
            <text:p><text:span text:style-name="T1735">use_swing</text:span></text:p>
          </table:table-cell>
          <table:table-cell office:value-type="string" calcext:value-type="string">
            <text:p><text:span text:style-name="T1736">you on other</text:span></text:p>
          </table:table-cell>
          <table:table-cell office:value-type="string" calcext:value-type="string">
            <text:p><text:span text:style-name="T1737">You swing and hit #OTHER#</text:span></text:p>
          </table:table-cell>
          <table:table-cell table:number-columns-repeated="1024"/>
        </table:table-row>
        <table:table-row table:style-name="ro937">
          <table:table-cell office:value-type="string" calcext:value-type="string">
            <text:p><text:span text:style-name="T1738">swing</text:span></text:p>
          </table:table-cell>
          <table:table-cell office:value-type="string" calcext:value-type="string">
            <text:p><text:span text:style-name="T1739">use_swing</text:span></text:p>
          </table:table-cell>
          <table:table-cell office:value-type="string" calcext:value-type="string">
            <text:p><text:span text:style-name="T1740">user on user</text:span></text:p>
          </table:table-cell>
          <table:table-cell office:value-type="string" calcext:value-type="string">
            <text:p><text:span text:style-name="T1741">#USER# swings and hits themselves!</text:span></text:p>
          </table:table-cell>
          <table:table-cell table:number-columns-repeated="1024"/>
        </table:table-row>
        <table:table-row table:style-name="ro938">
          <table:table-cell office:value-type="string" calcext:value-type="string">
            <text:p><text:span text:style-name="T1742">swing</text:span></text:p>
          </table:table-cell>
          <table:table-cell office:value-type="string" calcext:value-type="string">
            <text:p><text:span text:style-name="T1743">use_swing</text:span></text:p>
          </table:table-cell>
          <table:table-cell office:value-type="string" calcext:value-type="string">
            <text:p><text:span text:style-name="T1744">user on you</text:span></text:p>
          </table:table-cell>
          <table:table-cell office:value-type="string" calcext:value-type="string">
            <text:p><text:span text:style-name="T1745">#USER# swings and hits you!</text:span></text:p>
          </table:table-cell>
          <table:table-cell table:number-columns-repeated="1024"/>
        </table:table-row>
        <table:table-row table:style-name="ro939">
          <table:table-cell office:value-type="string" calcext:value-type="string">
            <text:p><text:span text:style-name="T1746">swing</text:span></text:p>
          </table:table-cell>
          <table:table-cell office:value-type="string" calcext:value-type="string">
            <text:p><text:span text:style-name="T1747">use_swing</text:span></text:p>
          </table:table-cell>
          <table:table-cell office:value-type="string" calcext:value-type="string">
            <text:p><text:span text:style-name="T1748">user on other</text:span></text:p>
          </table:table-cell>
          <table:table-cell office:value-type="string" calcext:value-type="string">
            <text:p><text:span text:style-name="T1749">#USER# swings and hits #OTHER#</text:span></text:p>
          </table:table-cell>
          <table:table-cell table:number-columns-repeated="1024"/>
        </table:table-row>
        <table:table-row table:style-name="ro940">
          <table:table-cell office:value-type="string" calcext:value-type="string">
            <text:p><text:span text:style-name="T1750">swing</text:span></text:p>
          </table:table-cell>
          <table:table-cell office:value-type="string" calcext:value-type="string">
            <text:p><text:span text:style-name="T1751">use_swing</text:span></text:p>
          </table:table-cell>
          <table:table-cell office:value-type="string" calcext:value-type="string">
            <text:p><text:span text:style-name="T1752">you on you fail</text:span></text:p>
          </table:table-cell>
          <table:table-cell office:value-type="string" calcext:value-type="string">
            <text:p><text:span text:style-name="T1753">You lose your footing while swinging at yourself!</text:span></text:p>
          </table:table-cell>
          <table:table-cell table:number-columns-repeated="1024"/>
        </table:table-row>
        <table:table-row table:style-name="ro941">
          <table:table-cell office:value-type="string" calcext:value-type="string">
            <text:p><text:span text:style-name="T1754">swing</text:span></text:p>
          </table:table-cell>
          <table:table-cell office:value-type="string" calcext:value-type="string">
            <text:p><text:span text:style-name="T1755">use_swing</text:span></text:p>
          </table:table-cell>
          <table:table-cell office:value-type="string" calcext:value-type="string">
            <text:p><text:span text:style-name="T1756">you on other fail</text:span></text:p>
          </table:table-cell>
          <table:table-cell office:value-type="string" calcext:value-type="string">
            <text:p><text:span text:style-name="T1757">You lose your footing while swinging at #OTHER#</text:span></text:p>
          </table:table-cell>
          <table:table-cell table:number-columns-repeated="1024"/>
        </table:table-row>
        <table:table-row table:style-name="ro942">
          <table:table-cell office:value-type="string" calcext:value-type="string">
            <text:p><text:span text:style-name="T1758">swing</text:span></text:p>
          </table:table-cell>
          <table:table-cell office:value-type="string" calcext:value-type="string">
            <text:p><text:span text:style-name="T1759">use_swing</text:span></text:p>
          </table:table-cell>
          <table:table-cell office:value-type="string" calcext:value-type="string">
            <text:p><text:span text:style-name="T1760">user on user fail</text:span></text:p>
          </table:table-cell>
          <table:table-cell office:value-type="string" calcext:value-type="string">
            <text:p><text:span text:style-name="T1761">#USER# loses their footing while swinging at themselves</text:span></text:p>
          </table:table-cell>
          <table:table-cell table:number-columns-repeated="1024"/>
        </table:table-row>
        <table:table-row table:style-name="ro943">
          <table:table-cell office:value-type="string" calcext:value-type="string">
            <text:p><text:span text:style-name="T1762">swing</text:span></text:p>
          </table:table-cell>
          <table:table-cell office:value-type="string" calcext:value-type="string">
            <text:p><text:span text:style-name="T1763">use_swing</text:span></text:p>
          </table:table-cell>
          <table:table-cell office:value-type="string" calcext:value-type="string">
            <text:p><text:span text:style-name="T1764">user on you fail</text:span></text:p>
          </table:table-cell>
          <table:table-cell office:value-type="string" calcext:value-type="string">
            <text:p><text:span text:style-name="T1765">#USER# loses their footing while swinging at you!</text:span></text:p>
          </table:table-cell>
          <table:table-cell table:number-columns-repeated="1024"/>
        </table:table-row>
        <table:table-row table:style-name="ro944">
          <table:table-cell office:value-type="string" calcext:value-type="string">
            <text:p><text:span text:style-name="T1766">swing</text:span></text:p>
          </table:table-cell>
          <table:table-cell office:value-type="string" calcext:value-type="string">
            <text:p><text:span text:style-name="T1767">use_swing</text:span></text:p>
          </table:table-cell>
          <table:table-cell office:value-type="string" calcext:value-type="string">
            <text:p><text:span text:style-name="T1768">user on other fail</text:span></text:p>
          </table:table-cell>
          <table:table-cell office:value-type="string" calcext:value-type="string">
            <text:p><text:span text:style-name="T1769">#USER# loses their footing while swinging at #OTHER#</text:span></text:p>
          </table:table-cell>
          <table:table-cell table:number-columns-repeated="1024"/>
        </table:table-row>
        <table:table-row table:style-name="ro945">
          <table:table-cell office:value-type="string" calcext:value-type="string">
            <text:p><text:span text:style-name="T1770">ethereal</text:span></text:p>
          </table:table-cell>
          <table:table-cell office:value-type="string" calcext:value-type="string">
            <text:p><text:span text:style-name="T1771">use_ethereal</text:span></text:p>
          </table:table-cell>
          <table:table-cell office:value-type="string" calcext:value-type="string">
            <text:p><text:span text:style-name="T1772">you on you</text:span></text:p>
          </table:table-cell>
          <table:table-cell office:value-type="string" calcext:value-type="string">
            <text:p><text:span text:style-name="T1773">You focus, and begin to fade</text:span></text:p>
          </table:table-cell>
          <table:table-cell table:number-columns-repeated="1024"/>
        </table:table-row>
        <table:table-row table:style-name="ro946">
          <table:table-cell office:value-type="string" calcext:value-type="string">
            <text:p><text:span text:style-name="T1774">ethereal</text:span></text:p>
          </table:table-cell>
          <table:table-cell office:value-type="string" calcext:value-type="string">
            <text:p><text:span text:style-name="T1775">use_ethereal</text:span></text:p>
          </table:table-cell>
          <table:table-cell office:value-type="string" calcext:value-type="string">
            <text:p><text:span text:style-name="T1776">you on other</text:span></text:p>
          </table:table-cell>
          <table:table-cell office:value-type="string" calcext:value-type="string">
            <text:p><text:span text:style-name="T1777">You focus, and #OTHER# begins to fade</text:span></text:p>
          </table:table-cell>
          <table:table-cell table:number-columns-repeated="1024"/>
        </table:table-row>
        <table:table-row table:style-name="ro947">
          <table:table-cell office:value-type="string" calcext:value-type="string">
            <text:p><text:span text:style-name="T1778">ethereal</text:span></text:p>
          </table:table-cell>
          <table:table-cell office:value-type="string" calcext:value-type="string">
            <text:p><text:span text:style-name="T1779">use_ethereal</text:span></text:p>
          </table:table-cell>
          <table:table-cell office:value-type="string" calcext:value-type="string">
            <text:p><text:span text:style-name="T1780">user on user</text:span></text:p>
          </table:table-cell>
          <table:table-cell office:value-type="string" calcext:value-type="string">
            <text:p><text:span text:style-name="T1781">#USER# focuses, and begins to fade</text:span></text:p>
          </table:table-cell>
          <table:table-cell table:number-columns-repeated="1024"/>
        </table:table-row>
        <table:table-row table:style-name="ro948">
          <table:table-cell office:value-type="string" calcext:value-type="string">
            <text:p><text:span text:style-name="T1782">ethereal</text:span></text:p>
          </table:table-cell>
          <table:table-cell office:value-type="string" calcext:value-type="string">
            <text:p><text:span text:style-name="T1783">use_ethereal</text:span></text:p>
          </table:table-cell>
          <table:table-cell office:value-type="string" calcext:value-type="string">
            <text:p><text:span text:style-name="T1784">user on you</text:span></text:p>
          </table:table-cell>
          <table:table-cell office:value-type="string" calcext:value-type="string">
            <text:p><text:span text:style-name="T1785">#USER# focuses, and you begin to fade</text:span></text:p>
          </table:table-cell>
          <table:table-cell table:number-columns-repeated="1024"/>
        </table:table-row>
        <table:table-row table:style-name="ro949">
          <table:table-cell office:value-type="string" calcext:value-type="string">
            <text:p><text:span text:style-name="T1786">ethereal</text:span></text:p>
          </table:table-cell>
          <table:table-cell office:value-type="string" calcext:value-type="string">
            <text:p><text:span text:style-name="T1787">use_ethereal</text:span></text:p>
          </table:table-cell>
          <table:table-cell office:value-type="string" calcext:value-type="string">
            <text:p><text:span text:style-name="T1788">user on other</text:span></text:p>
          </table:table-cell>
          <table:table-cell office:value-type="string" calcext:value-type="string">
            <text:p><text:span text:style-name="T1789">#USER# focuses, and #OTHER# begins to fade</text:span></text:p>
          </table:table-cell>
          <table:table-cell table:number-columns-repeated="1024"/>
        </table:table-row>
        <table:table-row table:style-name="ro950">
          <table:table-cell office:value-type="string" calcext:value-type="string">
            <text:p><text:span text:style-name="T1790">ethereal</text:span></text:p>
          </table:table-cell>
          <table:table-cell office:value-type="string" calcext:value-type="string">
            <text:p><text:span text:style-name="T1791">use_ethereal</text:span></text:p>
          </table:table-cell>
          <table:table-cell office:value-type="string" calcext:value-type="string">
            <text:p><text:span text:style-name="T1792">you on you fail</text:span></text:p>
          </table:table-cell>
          <table:table-cell office:value-type="string" calcext:value-type="string">
            <text:p><text:span text:style-name="T1793">You lose your focus</text:span></text:p>
          </table:table-cell>
          <table:table-cell table:number-columns-repeated="1024"/>
        </table:table-row>
        <table:table-row table:style-name="ro951">
          <table:table-cell office:value-type="string" calcext:value-type="string">
            <text:p><text:span text:style-name="T1794">ethereal</text:span></text:p>
          </table:table-cell>
          <table:table-cell office:value-type="string" calcext:value-type="string">
            <text:p><text:span text:style-name="T1795">use_ethereal</text:span></text:p>
          </table:table-cell>
          <table:table-cell office:value-type="string" calcext:value-type="string">
            <text:p><text:span text:style-name="T1796">you on other fail</text:span></text:p>
          </table:table-cell>
          <table:table-cell office:value-type="string" calcext:value-type="string">
            <text:p><text:span text:style-name="T1797">You lose your focus on #OTHER#</text:span></text:p>
          </table:table-cell>
          <table:table-cell table:number-columns-repeated="1024"/>
        </table:table-row>
        <table:table-row table:style-name="ro952">
          <table:table-cell office:value-type="string" calcext:value-type="string">
            <text:p><text:span text:style-name="T1798">ethereal</text:span></text:p>
          </table:table-cell>
          <table:table-cell office:value-type="string" calcext:value-type="string">
            <text:p><text:span text:style-name="T1799">use_ethereal</text:span></text:p>
          </table:table-cell>
          <table:table-cell office:value-type="string" calcext:value-type="string">
            <text:p><text:span text:style-name="T1800">user on user fail</text:span></text:p>
          </table:table-cell>
          <table:table-cell office:value-type="string" calcext:value-type="string">
            <text:p><text:span text:style-name="T1801">#USER# loses their focus</text:span></text:p>
          </table:table-cell>
          <table:table-cell table:number-columns-repeated="1024"/>
        </table:table-row>
        <table:table-row table:style-name="ro953">
          <table:table-cell office:value-type="string" calcext:value-type="string">
            <text:p><text:span text:style-name="T1802">ethereal</text:span></text:p>
          </table:table-cell>
          <table:table-cell office:value-type="string" calcext:value-type="string">
            <text:p><text:span text:style-name="T1803">use_ethereal</text:span></text:p>
          </table:table-cell>
          <table:table-cell office:value-type="string" calcext:value-type="string">
            <text:p><text:span text:style-name="T1804">user on you fail</text:span></text:p>
          </table:table-cell>
          <table:table-cell office:value-type="string" calcext:value-type="string">
            <text:p><text:span text:style-name="T1805">#USER# loses their focus on you</text:span></text:p>
          </table:table-cell>
          <table:table-cell table:number-columns-repeated="1024"/>
        </table:table-row>
        <table:table-row table:style-name="ro954">
          <table:table-cell office:value-type="string" calcext:value-type="string">
            <text:p><text:span text:style-name="T1806">ethereal</text:span></text:p>
          </table:table-cell>
          <table:table-cell office:value-type="string" calcext:value-type="string">
            <text:p><text:span text:style-name="T1807">use_ethereal</text:span></text:p>
          </table:table-cell>
          <table:table-cell office:value-type="string" calcext:value-type="string">
            <text:p><text:span text:style-name="T1808">user on other fail</text:span></text:p>
          </table:table-cell>
          <table:table-cell office:value-type="string" calcext:value-type="string">
            <text:p><text:span text:style-name="T1809">#USER# loses their focus on #OTHER#</text:span></text:p>
          </table:table-cell>
          <table:table-cell table:number-columns-repeated="1024"/>
        </table:table-row>
        <table:table-row table:style-name="ro955">
          <table:table-cell office:value-type="string" calcext:value-type="string">
            <text:p><text:span text:style-name="T1810">bash</text:span></text:p>
          </table:table-cell>
          <table:table-cell office:value-type="string" calcext:value-type="string">
            <text:p><text:span text:style-name="T1811">use_bash</text:span></text:p>
          </table:table-cell>
          <table:table-cell office:value-type="string" calcext:value-type="string">
            <text:p><text:span text:style-name="T1812">you on you</text:span></text:p>
          </table:table-cell>
          <table:table-cell office:value-type="string" calcext:value-type="string">
            <text:p><text:span text:style-name="T1813">You bash yourself</text:span></text:p>
          </table:table-cell>
          <table:table-cell table:number-columns-repeated="1024"/>
        </table:table-row>
        <table:table-row table:style-name="ro956">
          <table:table-cell office:value-type="string" calcext:value-type="string">
            <text:p><text:span text:style-name="T1814">bash</text:span></text:p>
          </table:table-cell>
          <table:table-cell office:value-type="string" calcext:value-type="string">
            <text:p><text:span text:style-name="T1815">use_bash</text:span></text:p>
          </table:table-cell>
          <table:table-cell office:value-type="string" calcext:value-type="string">
            <text:p><text:span text:style-name="T1816">you on other</text:span></text:p>
          </table:table-cell>
          <table:table-cell office:value-type="string" calcext:value-type="string">
            <text:p><text:span text:style-name="T1817">You bash #OTHER#</text:span></text:p>
          </table:table-cell>
          <table:table-cell table:number-columns-repeated="1024"/>
        </table:table-row>
        <table:table-row table:style-name="ro957">
          <table:table-cell office:value-type="string" calcext:value-type="string">
            <text:p><text:span text:style-name="T1818">bash</text:span></text:p>
          </table:table-cell>
          <table:table-cell office:value-type="string" calcext:value-type="string">
            <text:p><text:span text:style-name="T1819">use_bash</text:span></text:p>
          </table:table-cell>
          <table:table-cell office:value-type="string" calcext:value-type="string">
            <text:p><text:span text:style-name="T1820">user on user</text:span></text:p>
          </table:table-cell>
          <table:table-cell office:value-type="string" calcext:value-type="string">
            <text:p><text:span text:style-name="T1821">#USER# bashes themselves</text:span></text:p>
          </table:table-cell>
          <table:table-cell table:number-columns-repeated="1024"/>
        </table:table-row>
        <table:table-row table:style-name="ro958">
          <table:table-cell office:value-type="string" calcext:value-type="string">
            <text:p><text:span text:style-name="T1822">bash</text:span></text:p>
          </table:table-cell>
          <table:table-cell office:value-type="string" calcext:value-type="string">
            <text:p><text:span text:style-name="T1823">use_bash</text:span></text:p>
          </table:table-cell>
          <table:table-cell office:value-type="string" calcext:value-type="string">
            <text:p><text:span text:style-name="T1824">user on you</text:span></text:p>
          </table:table-cell>
          <table:table-cell office:value-type="string" calcext:value-type="string">
            <text:p><text:span text:style-name="T1825">#USER# bashes you</text:span></text:p>
          </table:table-cell>
          <table:table-cell table:number-columns-repeated="1024"/>
        </table:table-row>
        <table:table-row table:style-name="ro959">
          <table:table-cell office:value-type="string" calcext:value-type="string">
            <text:p><text:span text:style-name="T1826">bash</text:span></text:p>
          </table:table-cell>
          <table:table-cell office:value-type="string" calcext:value-type="string">
            <text:p><text:span text:style-name="T1827">use_bash</text:span></text:p>
          </table:table-cell>
          <table:table-cell office:value-type="string" calcext:value-type="string">
            <text:p><text:span text:style-name="T1828">user on other</text:span></text:p>
          </table:table-cell>
          <table:table-cell office:value-type="string" calcext:value-type="string">
            <text:p><text:span text:style-name="T1829">#USER# bashes #OTHER#</text:span></text:p>
          </table:table-cell>
          <table:table-cell table:number-columns-repeated="1024"/>
        </table:table-row>
        <table:table-row table:style-name="ro960">
          <table:table-cell office:value-type="string" calcext:value-type="string">
            <text:p><text:span text:style-name="T1830">bash</text:span></text:p>
          </table:table-cell>
          <table:table-cell office:value-type="string" calcext:value-type="string">
            <text:p><text:span text:style-name="T1831">use_bash</text:span></text:p>
          </table:table-cell>
          <table:table-cell office:value-type="string" calcext:value-type="string">
            <text:p><text:span text:style-name="T1832">you on you fail</text:span></text:p>
          </table:table-cell>
          <table:table-cell office:value-type="string" calcext:value-type="string">
            <text:p><text:span text:style-name="T1833">You fail to bash yourself</text:span></text:p>
          </table:table-cell>
          <table:table-cell table:number-columns-repeated="1024"/>
        </table:table-row>
        <table:table-row table:style-name="ro961">
          <table:table-cell office:value-type="string" calcext:value-type="string">
            <text:p><text:span text:style-name="T1834">bash</text:span></text:p>
          </table:table-cell>
          <table:table-cell office:value-type="string" calcext:value-type="string">
            <text:p><text:span text:style-name="T1835">use_bash</text:span></text:p>
          </table:table-cell>
          <table:table-cell office:value-type="string" calcext:value-type="string">
            <text:p><text:span text:style-name="T1836">you on other fail</text:span></text:p>
          </table:table-cell>
          <table:table-cell office:value-type="string" calcext:value-type="string">
            <text:p><text:span text:style-name="T1837">You fail to bash #OTHER#</text:span></text:p>
          </table:table-cell>
          <table:table-cell table:number-columns-repeated="1024"/>
        </table:table-row>
        <table:table-row table:style-name="ro962">
          <table:table-cell office:value-type="string" calcext:value-type="string">
            <text:p><text:span text:style-name="T1838">bash</text:span></text:p>
          </table:table-cell>
          <table:table-cell office:value-type="string" calcext:value-type="string">
            <text:p><text:span text:style-name="T1839">use_bash</text:span></text:p>
          </table:table-cell>
          <table:table-cell office:value-type="string" calcext:value-type="string">
            <text:p><text:span text:style-name="T1840">user on user fail</text:span></text:p>
          </table:table-cell>
          <table:table-cell office:value-type="string" calcext:value-type="string">
            <text:p><text:span text:style-name="T1841">#USER# fails to bash themselves</text:span></text:p>
          </table:table-cell>
          <table:table-cell table:number-columns-repeated="1024"/>
        </table:table-row>
        <table:table-row table:style-name="ro963">
          <table:table-cell office:value-type="string" calcext:value-type="string">
            <text:p><text:span text:style-name="T1842">bash</text:span></text:p>
          </table:table-cell>
          <table:table-cell office:value-type="string" calcext:value-type="string">
            <text:p><text:span text:style-name="T1843">use_bash</text:span></text:p>
          </table:table-cell>
          <table:table-cell office:value-type="string" calcext:value-type="string">
            <text:p><text:span text:style-name="T1844">user on you fail</text:span></text:p>
          </table:table-cell>
          <table:table-cell office:value-type="string" calcext:value-type="string">
            <text:p><text:span text:style-name="T1845">#USER# fails to bash you</text:span></text:p>
          </table:table-cell>
          <table:table-cell table:number-columns-repeated="1024"/>
        </table:table-row>
        <table:table-row table:style-name="ro964">
          <table:table-cell office:value-type="string" calcext:value-type="string">
            <text:p><text:span text:style-name="T1846">bash</text:span></text:p>
          </table:table-cell>
          <table:table-cell office:value-type="string" calcext:value-type="string">
            <text:p><text:span text:style-name="T1847">use_bash</text:span></text:p>
          </table:table-cell>
          <table:table-cell office:value-type="string" calcext:value-type="string">
            <text:p><text:span text:style-name="T1848">user on other fail</text:span></text:p>
          </table:table-cell>
          <table:table-cell office:value-type="string" calcext:value-type="string">
            <text:p><text:span text:style-name="T1849">#USER# fails to bash #OTHER#</text:span></text:p>
          </table:table-cell>
          <table:table-cell table:number-columns-repeated="1024"/>
        </table:table-row>
        <table:table-row table:style-name="ro965">
          <table:table-cell office:value-type="string" calcext:value-type="string">
            <text:p><text:span text:style-name="T1850">double whack</text:span></text:p>
          </table:table-cell>
          <table:table-cell office:value-type="string" calcext:value-type="string">
            <text:p><text:span text:style-name="T1851">use_double_whack</text:span></text:p>
          </table:table-cell>
          <table:table-cell office:value-type="string" calcext:value-type="string">
            <text:p><text:span text:style-name="T1852">you on you</text:span></text:p>
          </table:table-cell>
          <table:table-cell office:value-type="string" calcext:value-type="string">
            <text:p><text:span text:style-name="T1853">You whack and hit yourself!</text:span></text:p>
          </table:table-cell>
          <table:table-cell table:number-columns-repeated="1024"/>
        </table:table-row>
        <table:table-row table:style-name="ro966">
          <table:table-cell office:value-type="string" calcext:value-type="string">
            <text:p><text:span text:style-name="T1854">double whack</text:span></text:p>
          </table:table-cell>
          <table:table-cell office:value-type="string" calcext:value-type="string">
            <text:p><text:span text:style-name="T1855">use_double_whack</text:span></text:p>
          </table:table-cell>
          <table:table-cell office:value-type="string" calcext:value-type="string">
            <text:p><text:span text:style-name="T1856">you on other</text:span></text:p>
          </table:table-cell>
          <table:table-cell office:value-type="string" calcext:value-type="string">
            <text:p><text:span text:style-name="T1857">You whack and hit #OTHER#</text:span></text:p>
          </table:table-cell>
          <table:table-cell table:number-columns-repeated="1024"/>
        </table:table-row>
        <table:table-row table:style-name="ro967">
          <table:table-cell office:value-type="string" calcext:value-type="string">
            <text:p><text:span text:style-name="T1858">double whack</text:span></text:p>
          </table:table-cell>
          <table:table-cell office:value-type="string" calcext:value-type="string">
            <text:p><text:span text:style-name="T1859">use_double_whack</text:span></text:p>
          </table:table-cell>
          <table:table-cell office:value-type="string" calcext:value-type="string">
            <text:p><text:span text:style-name="T1860">user on user</text:span></text:p>
          </table:table-cell>
          <table:table-cell office:value-type="string" calcext:value-type="string">
            <text:p><text:span text:style-name="T1861">#USER# whacks and hits themselves!</text:span></text:p>
          </table:table-cell>
          <table:table-cell table:number-columns-repeated="1024"/>
        </table:table-row>
        <table:table-row table:style-name="ro968">
          <table:table-cell office:value-type="string" calcext:value-type="string">
            <text:p><text:span text:style-name="T1862">double whack</text:span></text:p>
          </table:table-cell>
          <table:table-cell office:value-type="string" calcext:value-type="string">
            <text:p><text:span text:style-name="T1863">use_double_whack</text:span></text:p>
          </table:table-cell>
          <table:table-cell office:value-type="string" calcext:value-type="string">
            <text:p><text:span text:style-name="T1864">user on you</text:span></text:p>
          </table:table-cell>
          <table:table-cell office:value-type="string" calcext:value-type="string">
            <text:p><text:span text:style-name="T1865">#USER# whacks and hits you!</text:span></text:p>
          </table:table-cell>
          <table:table-cell table:number-columns-repeated="1024"/>
        </table:table-row>
        <table:table-row table:style-name="ro969">
          <table:table-cell office:value-type="string" calcext:value-type="string">
            <text:p><text:span text:style-name="T1866">double whack</text:span></text:p>
          </table:table-cell>
          <table:table-cell office:value-type="string" calcext:value-type="string">
            <text:p><text:span text:style-name="T1867">use_double_whack</text:span></text:p>
          </table:table-cell>
          <table:table-cell office:value-type="string" calcext:value-type="string">
            <text:p><text:span text:style-name="T1868">user on other</text:span></text:p>
          </table:table-cell>
          <table:table-cell office:value-type="string" calcext:value-type="string">
            <text:p><text:span text:style-name="T1869">#USER# whacks and hits #OTHER#</text:span></text:p>
          </table:table-cell>
          <table:table-cell table:number-columns-repeated="1024"/>
        </table:table-row>
        <table:table-row table:style-name="ro970">
          <table:table-cell office:value-type="string" calcext:value-type="string">
            <text:p><text:span text:style-name="T1870">double whack</text:span></text:p>
          </table:table-cell>
          <table:table-cell office:value-type="string" calcext:value-type="string">
            <text:p><text:span text:style-name="T1871">use_double_whack</text:span></text:p>
          </table:table-cell>
          <table:table-cell office:value-type="string" calcext:value-type="string">
            <text:p><text:span text:style-name="T1872">you on you fail</text:span></text:p>
          </table:table-cell>
          <table:table-cell office:value-type="string" calcext:value-type="string">
            <text:p><text:span text:style-name="T1873">You lose your footing while whacking at yourself!</text:span></text:p>
          </table:table-cell>
          <table:table-cell table:number-columns-repeated="1024"/>
        </table:table-row>
        <table:table-row table:style-name="ro971">
          <table:table-cell office:value-type="string" calcext:value-type="string">
            <text:p><text:span text:style-name="T1874">double whack</text:span></text:p>
          </table:table-cell>
          <table:table-cell office:value-type="string" calcext:value-type="string">
            <text:p><text:span text:style-name="T1875">use_double_whack</text:span></text:p>
          </table:table-cell>
          <table:table-cell office:value-type="string" calcext:value-type="string">
            <text:p><text:span text:style-name="T1876">you on other fail</text:span></text:p>
          </table:table-cell>
          <table:table-cell office:value-type="string" calcext:value-type="string">
            <text:p><text:span text:style-name="T1877">You lose your footing while whacking at #OTHER#</text:span></text:p>
          </table:table-cell>
          <table:table-cell table:number-columns-repeated="1024"/>
        </table:table-row>
        <table:table-row table:style-name="ro972">
          <table:table-cell office:value-type="string" calcext:value-type="string">
            <text:p><text:span text:style-name="T1878">double whack</text:span></text:p>
          </table:table-cell>
          <table:table-cell office:value-type="string" calcext:value-type="string">
            <text:p><text:span text:style-name="T1879">use_double_whack</text:span></text:p>
          </table:table-cell>
          <table:table-cell office:value-type="string" calcext:value-type="string">
            <text:p><text:span text:style-name="T1880">user on user fail</text:span></text:p>
          </table:table-cell>
          <table:table-cell office:value-type="string" calcext:value-type="string">
            <text:p><text:span text:style-name="T1881">#USER# loses their footing while whacking at themselves</text:span></text:p>
          </table:table-cell>
          <table:table-cell table:number-columns-repeated="1024"/>
        </table:table-row>
        <table:table-row table:style-name="ro973">
          <table:table-cell office:value-type="string" calcext:value-type="string">
            <text:p><text:span text:style-name="T1882">double whack</text:span></text:p>
          </table:table-cell>
          <table:table-cell office:value-type="string" calcext:value-type="string">
            <text:p><text:span text:style-name="T1883">use_double_whack</text:span></text:p>
          </table:table-cell>
          <table:table-cell office:value-type="string" calcext:value-type="string">
            <text:p><text:span text:style-name="T1884">user on you fail</text:span></text:p>
          </table:table-cell>
          <table:table-cell office:value-type="string" calcext:value-type="string">
            <text:p><text:span text:style-name="T1885">#USER# loses their footing while whacking at you!</text:span></text:p>
          </table:table-cell>
          <table:table-cell table:number-columns-repeated="1024"/>
        </table:table-row>
        <table:table-row table:style-name="ro974">
          <table:table-cell office:value-type="string" calcext:value-type="string">
            <text:p><text:span text:style-name="T1886">double whack</text:span></text:p>
          </table:table-cell>
          <table:table-cell office:value-type="string" calcext:value-type="string">
            <text:p><text:span text:style-name="T1887">use_double_whack</text:span></text:p>
          </table:table-cell>
          <table:table-cell office:value-type="string" calcext:value-type="string">
            <text:p><text:span text:style-name="T1888">user on other fail</text:span></text:p>
          </table:table-cell>
          <table:table-cell office:value-type="string" calcext:value-type="string">
            <text:p><text:span text:style-name="T1889">#USER# loses their footing while whacking at #OTHER#</text:span></text:p>
          </table:table-cell>
          <table:table-cell table:number-columns-repeated="1024"/>
        </table:table-row>
        <table:table-row table:style-name="ro975">
          <table:table-cell office:value-type="string" calcext:value-type="string">
            <text:p><text:span text:style-name="T1890">smite</text:span></text:p>
          </table:table-cell>
          <table:table-cell office:value-type="string" calcext:value-type="string">
            <text:p><text:span text:style-name="T1891">use_smite</text:span></text:p>
          </table:table-cell>
          <table:table-cell office:value-type="string" calcext:value-type="string">
            <text:p><text:span text:style-name="T1892">you on you</text:span></text:p>
          </table:table-cell>
          <table:table-cell office:value-type="string" calcext:value-type="string">
            <text:p><text:span text:style-name="T1893">You smite yourself!</text:span></text:p>
          </table:table-cell>
          <table:table-cell table:number-columns-repeated="1024"/>
        </table:table-row>
        <table:table-row table:style-name="ro976">
          <table:table-cell office:value-type="string" calcext:value-type="string">
            <text:p><text:span text:style-name="T1894">smite</text:span></text:p>
          </table:table-cell>
          <table:table-cell office:value-type="string" calcext:value-type="string">
            <text:p><text:span text:style-name="T1895">use_smite</text:span></text:p>
          </table:table-cell>
          <table:table-cell office:value-type="string" calcext:value-type="string">
            <text:p><text:span text:style-name="T1896">you on other</text:span></text:p>
          </table:table-cell>
          <table:table-cell office:value-type="string" calcext:value-type="string">
            <text:p><text:span text:style-name="T1897">You smite #OTHER#</text:span></text:p>
          </table:table-cell>
          <table:table-cell table:number-columns-repeated="1024"/>
        </table:table-row>
        <table:table-row table:style-name="ro977">
          <table:table-cell office:value-type="string" calcext:value-type="string">
            <text:p><text:span text:style-name="T1898">smite</text:span></text:p>
          </table:table-cell>
          <table:table-cell office:value-type="string" calcext:value-type="string">
            <text:p><text:span text:style-name="T1899">use_smite</text:span></text:p>
          </table:table-cell>
          <table:table-cell office:value-type="string" calcext:value-type="string">
            <text:p><text:span text:style-name="T1900">user on user</text:span></text:p>
          </table:table-cell>
          <table:table-cell office:value-type="string" calcext:value-type="string">
            <text:p><text:span text:style-name="T1901">#USER# smites themselves!</text:span></text:p>
          </table:table-cell>
          <table:table-cell table:number-columns-repeated="1024"/>
        </table:table-row>
        <table:table-row table:style-name="ro978">
          <table:table-cell office:value-type="string" calcext:value-type="string">
            <text:p><text:span text:style-name="T1902">smite</text:span></text:p>
          </table:table-cell>
          <table:table-cell office:value-type="string" calcext:value-type="string">
            <text:p><text:span text:style-name="T1903">use_smite</text:span></text:p>
          </table:table-cell>
          <table:table-cell office:value-type="string" calcext:value-type="string">
            <text:p><text:span text:style-name="T1904">user on you</text:span></text:p>
          </table:table-cell>
          <table:table-cell office:value-type="string" calcext:value-type="string">
            <text:p><text:span text:style-name="T1905">#USER# smites you!</text:span></text:p>
          </table:table-cell>
          <table:table-cell table:number-columns-repeated="1024"/>
        </table:table-row>
        <table:table-row table:style-name="ro979">
          <table:table-cell office:value-type="string" calcext:value-type="string">
            <text:p><text:span text:style-name="T1906">smite</text:span></text:p>
          </table:table-cell>
          <table:table-cell office:value-type="string" calcext:value-type="string">
            <text:p><text:span text:style-name="T1907">use_smite</text:span></text:p>
          </table:table-cell>
          <table:table-cell office:value-type="string" calcext:value-type="string">
            <text:p><text:span text:style-name="T1908">user on other</text:span></text:p>
          </table:table-cell>
          <table:table-cell office:value-type="string" calcext:value-type="string">
            <text:p><text:span text:style-name="T1909">#USER# smites #OTHER#</text:span></text:p>
          </table:table-cell>
          <table:table-cell table:number-columns-repeated="1024"/>
        </table:table-row>
        <table:table-row table:style-name="ro980">
          <table:table-cell office:value-type="string" calcext:value-type="string">
            <text:p><text:span text:style-name="T1910">smite</text:span></text:p>
          </table:table-cell>
          <table:table-cell office:value-type="string" calcext:value-type="string">
            <text:p><text:span text:style-name="T1911">use_smite</text:span></text:p>
          </table:table-cell>
          <table:table-cell office:value-type="string" calcext:value-type="string">
            <text:p><text:span text:style-name="T1912">you on you fail</text:span></text:p>
          </table:table-cell>
          <table:table-cell office:value-type="string" calcext:value-type="string">
            <text:p><text:span text:style-name="T1913">You fail to smite yourself!</text:span></text:p>
          </table:table-cell>
          <table:table-cell table:number-columns-repeated="1024"/>
        </table:table-row>
        <table:table-row table:style-name="ro981">
          <table:table-cell office:value-type="string" calcext:value-type="string">
            <text:p><text:span text:style-name="T1914">smite</text:span></text:p>
          </table:table-cell>
          <table:table-cell office:value-type="string" calcext:value-type="string">
            <text:p><text:span text:style-name="T1915">use_smite</text:span></text:p>
          </table:table-cell>
          <table:table-cell office:value-type="string" calcext:value-type="string">
            <text:p><text:span text:style-name="T1916">you on other fail</text:span></text:p>
          </table:table-cell>
          <table:table-cell office:value-type="string" calcext:value-type="string">
            <text:p><text:span text:style-name="T1917">You fail to smite #OTHER#</text:span></text:p>
          </table:table-cell>
          <table:table-cell table:number-columns-repeated="1024"/>
        </table:table-row>
        <table:table-row table:style-name="ro982">
          <table:table-cell office:value-type="string" calcext:value-type="string">
            <text:p><text:span text:style-name="T1918">smite</text:span></text:p>
          </table:table-cell>
          <table:table-cell office:value-type="string" calcext:value-type="string">
            <text:p><text:span text:style-name="T1919">use_smite</text:span></text:p>
          </table:table-cell>
          <table:table-cell office:value-type="string" calcext:value-type="string">
            <text:p><text:span text:style-name="T1920">user on user fail</text:span></text:p>
          </table:table-cell>
          <table:table-cell office:value-type="string" calcext:value-type="string">
            <text:p><text:span text:style-name="T1921">#USER# fails to smites themselves</text:span></text:p>
          </table:table-cell>
          <table:table-cell table:number-columns-repeated="1024"/>
        </table:table-row>
        <table:table-row table:style-name="ro983">
          <table:table-cell office:value-type="string" calcext:value-type="string">
            <text:p><text:span text:style-name="T1922">smite</text:span></text:p>
          </table:table-cell>
          <table:table-cell office:value-type="string" calcext:value-type="string">
            <text:p><text:span text:style-name="T1923">use_smite</text:span></text:p>
          </table:table-cell>
          <table:table-cell office:value-type="string" calcext:value-type="string">
            <text:p><text:span text:style-name="T1924">user on you fail</text:span></text:p>
          </table:table-cell>
          <table:table-cell office:value-type="string" calcext:value-type="string">
            <text:p><text:span text:style-name="T1925">#USER# fails to smites you!</text:span></text:p>
          </table:table-cell>
          <table:table-cell table:number-columns-repeated="1024"/>
        </table:table-row>
        <table:table-row table:style-name="ro984">
          <table:table-cell office:value-type="string" calcext:value-type="string">
            <text:p><text:span text:style-name="T1926">smite</text:span></text:p>
          </table:table-cell>
          <table:table-cell office:value-type="string" calcext:value-type="string">
            <text:p><text:span text:style-name="T1927">use_smite</text:span></text:p>
          </table:table-cell>
          <table:table-cell office:value-type="string" calcext:value-type="string">
            <text:p><text:span text:style-name="T1928">user on other fail</text:span></text:p>
          </table:table-cell>
          <table:table-cell office:value-type="string" calcext:value-type="string">
            <text:p><text:span text:style-name="T1929">#USER# fails to smites #OTHER#</text:span></text:p>
          </table:table-cell>
          <table:table-cell table:number-columns-repeated="1024"/>
        </table:table-row>
        <table:table-row table:style-name="ro985">
          <table:table-cell office:value-type="string" calcext:value-type="string">
            <text:p><text:span text:style-name="T1930">cure light wounds</text:span></text:p>
          </table:table-cell>
          <table:table-cell office:value-type="string" calcext:value-type="string">
            <text:p><text:span text:style-name="T1931">use_cure_light_wounds</text:span></text:p>
          </table:table-cell>
          <table:table-cell office:value-type="string" calcext:value-type="string">
            <text:p><text:span text:style-name="T1932">you on you</text:span></text:p>
          </table:table-cell>
          <table:table-cell office:value-type="string" calcext:value-type="string">
            <text:p><text:span text:style-name="T1933">You pray for yourself</text:span></text:p>
          </table:table-cell>
          <table:table-cell table:number-columns-repeated="1024"/>
        </table:table-row>
        <table:table-row table:style-name="ro986">
          <table:table-cell office:value-type="string" calcext:value-type="string">
            <text:p><text:span text:style-name="T1934">cure light wounds</text:span></text:p>
          </table:table-cell>
          <table:table-cell office:value-type="string" calcext:value-type="string">
            <text:p><text:span text:style-name="T1935">use_cure_light_wounds</text:span></text:p>
          </table:table-cell>
          <table:table-cell office:value-type="string" calcext:value-type="string">
            <text:p><text:span text:style-name="T1936">you on other</text:span></text:p>
          </table:table-cell>
          <table:table-cell office:value-type="string" calcext:value-type="string">
            <text:p><text:span text:style-name="T1937">You pray for #OTHER#</text:span></text:p>
          </table:table-cell>
          <table:table-cell table:number-columns-repeated="1024"/>
        </table:table-row>
        <table:table-row table:style-name="ro987">
          <table:table-cell office:value-type="string" calcext:value-type="string">
            <text:p><text:span text:style-name="T1938">cure light wounds</text:span></text:p>
          </table:table-cell>
          <table:table-cell office:value-type="string" calcext:value-type="string">
            <text:p><text:span text:style-name="T1939">use_cure_light_wounds</text:span></text:p>
          </table:table-cell>
          <table:table-cell office:value-type="string" calcext:value-type="string">
            <text:p><text:span text:style-name="T1940">user on user</text:span></text:p>
          </table:table-cell>
          <table:table-cell office:value-type="string" calcext:value-type="string">
            <text:p><text:span text:style-name="T1941">#USER# prays for themselves</text:span></text:p>
          </table:table-cell>
          <table:table-cell table:number-columns-repeated="1024"/>
        </table:table-row>
        <table:table-row table:style-name="ro988">
          <table:table-cell office:value-type="string" calcext:value-type="string">
            <text:p><text:span text:style-name="T1942">cure light wounds</text:span></text:p>
          </table:table-cell>
          <table:table-cell office:value-type="string" calcext:value-type="string">
            <text:p><text:span text:style-name="T1943">use_cure_light_wounds</text:span></text:p>
          </table:table-cell>
          <table:table-cell office:value-type="string" calcext:value-type="string">
            <text:p><text:span text:style-name="T1944">user on you</text:span></text:p>
          </table:table-cell>
          <table:table-cell office:value-type="string" calcext:value-type="string">
            <text:p><text:span text:style-name="T1945">#USER# prays for you</text:span></text:p>
          </table:table-cell>
          <table:table-cell table:number-columns-repeated="1024"/>
        </table:table-row>
        <table:table-row table:style-name="ro989">
          <table:table-cell office:value-type="string" calcext:value-type="string">
            <text:p><text:span text:style-name="T1946">cure light wounds</text:span></text:p>
          </table:table-cell>
          <table:table-cell office:value-type="string" calcext:value-type="string">
            <text:p><text:span text:style-name="T1947">use_cure_light_wounds</text:span></text:p>
          </table:table-cell>
          <table:table-cell office:value-type="string" calcext:value-type="string">
            <text:p><text:span text:style-name="T1948">user on other</text:span></text:p>
          </table:table-cell>
          <table:table-cell office:value-type="string" calcext:value-type="string">
            <text:p><text:span text:style-name="T1949">#USER# prays for #OTHER#</text:span></text:p>
          </table:table-cell>
          <table:table-cell table:number-columns-repeated="1024"/>
        </table:table-row>
        <table:table-row table:style-name="ro990">
          <table:table-cell office:value-type="string" calcext:value-type="string">
            <text:p><text:span text:style-name="T1950">cure light wounds</text:span></text:p>
          </table:table-cell>
          <table:table-cell office:value-type="string" calcext:value-type="string">
            <text:p><text:span text:style-name="T1951">use_cure_light_wounds</text:span></text:p>
          </table:table-cell>
          <table:table-cell office:value-type="string" calcext:value-type="string">
            <text:p><text:span text:style-name="T1952">you on you fail</text:span></text:p>
          </table:table-cell>
          <table:table-cell office:value-type="string" calcext:value-type="string">
            <text:p><text:span text:style-name="T1953">You lose concentration while praying for yourself</text:span></text:p>
          </table:table-cell>
          <table:table-cell table:number-columns-repeated="1024"/>
        </table:table-row>
        <table:table-row table:style-name="ro991">
          <table:table-cell office:value-type="string" calcext:value-type="string">
            <text:p><text:span text:style-name="T1954">cure light wounds</text:span></text:p>
          </table:table-cell>
          <table:table-cell office:value-type="string" calcext:value-type="string">
            <text:p><text:span text:style-name="T1955">use_cure_light_wounds</text:span></text:p>
          </table:table-cell>
          <table:table-cell office:value-type="string" calcext:value-type="string">
            <text:p><text:span text:style-name="T1956">you on other fail</text:span></text:p>
          </table:table-cell>
          <table:table-cell office:value-type="string" calcext:value-type="string">
            <text:p><text:span text:style-name="T1957">You lose concentration while praying for #OTHER#</text:span></text:p>
          </table:table-cell>
          <table:table-cell table:number-columns-repeated="1024"/>
        </table:table-row>
        <table:table-row table:style-name="ro992">
          <table:table-cell office:value-type="string" calcext:value-type="string">
            <text:p><text:span text:style-name="T1958">cure light wounds</text:span></text:p>
          </table:table-cell>
          <table:table-cell office:value-type="string" calcext:value-type="string">
            <text:p><text:span text:style-name="T1959">use_cure_light_wounds</text:span></text:p>
          </table:table-cell>
          <table:table-cell office:value-type="string" calcext:value-type="string">
            <text:p><text:span text:style-name="T1960">user on user fail</text:span></text:p>
          </table:table-cell>
          <table:table-cell office:value-type="string" calcext:value-type="string">
            <text:p><text:span text:style-name="T1961">#USER# loses their concentration while praying for themselves</text:span></text:p>
          </table:table-cell>
          <table:table-cell table:number-columns-repeated="1024"/>
        </table:table-row>
        <table:table-row table:style-name="ro993">
          <table:table-cell office:value-type="string" calcext:value-type="string">
            <text:p><text:span text:style-name="T1962">cure light wounds</text:span></text:p>
          </table:table-cell>
          <table:table-cell office:value-type="string" calcext:value-type="string">
            <text:p><text:span text:style-name="T1963">use_cure_light_wounds</text:span></text:p>
          </table:table-cell>
          <table:table-cell office:value-type="string" calcext:value-type="string">
            <text:p><text:span text:style-name="T1964">user on you fail</text:span></text:p>
          </table:table-cell>
          <table:table-cell office:value-type="string" calcext:value-type="string">
            <text:p><text:span text:style-name="T1965">#USER# loses their concentration while praying for you</text:span></text:p>
          </table:table-cell>
          <table:table-cell table:number-columns-repeated="1024"/>
        </table:table-row>
        <table:table-row table:style-name="ro994">
          <table:table-cell office:value-type="string" calcext:value-type="string">
            <text:p><text:span text:style-name="T1966">cure light wounds</text:span></text:p>
          </table:table-cell>
          <table:table-cell office:value-type="string" calcext:value-type="string">
            <text:p><text:span text:style-name="T1967">use_cure_light_wounds</text:span></text:p>
          </table:table-cell>
          <table:table-cell office:value-type="string" calcext:value-type="string">
            <text:p><text:span text:style-name="T1968">user on other fail</text:span></text:p>
          </table:table-cell>
          <table:table-cell office:value-type="string" calcext:value-type="string">
            <text:p><text:span text:style-name="T1969">#USER# loses their concentration while praying for #OTHER#</text:span></text:p>
          </table:table-cell>
          <table:table-cell table:number-columns-repeated="1024"/>
        </table:table-row>
        <table:table-row table:style-name="ro995">
          <table:table-cell office:value-type="string" calcext:value-type="string">
            <text:p><text:span text:style-name="T1970">mage armor</text:span></text:p>
          </table:table-cell>
          <table:table-cell office:value-type="string" calcext:value-type="string">
            <text:p><text:span text:style-name="T1971">use_mage_armor</text:span></text:p>
          </table:table-cell>
          <table:table-cell office:value-type="string" calcext:value-type="string">
            <text:p><text:span text:style-name="T1972">you on you</text:span></text:p>
          </table:table-cell>
          <table:table-cell office:value-type="string" calcext:value-type="string">
            <text:p><text:span text:style-name="T1973">You focus a layer of magicka surrounds you</text:span></text:p>
          </table:table-cell>
          <table:table-cell table:number-columns-repeated="1024"/>
        </table:table-row>
        <table:table-row table:style-name="ro996">
          <table:table-cell office:value-type="string" calcext:value-type="string">
            <text:p><text:span text:style-name="T1974">mage armor</text:span></text:p>
          </table:table-cell>
          <table:table-cell office:value-type="string" calcext:value-type="string">
            <text:p><text:span text:style-name="T1975">use_mage_armor</text:span></text:p>
          </table:table-cell>
          <table:table-cell office:value-type="string" calcext:value-type="string">
            <text:p><text:span text:style-name="T1976">you on other</text:span></text:p>
          </table:table-cell>
          <table:table-cell office:value-type="string" calcext:value-type="string">
            <text:p><text:span text:style-name="T1977">You focus and a layer of magicka surrounds #OTHER#</text:span></text:p>
          </table:table-cell>
          <table:table-cell table:number-columns-repeated="1024"/>
        </table:table-row>
        <table:table-row table:style-name="ro997">
          <table:table-cell office:value-type="string" calcext:value-type="string">
            <text:p><text:span text:style-name="T1978">mage armor</text:span></text:p>
          </table:table-cell>
          <table:table-cell office:value-type="string" calcext:value-type="string">
            <text:p><text:span text:style-name="T1979">use_mage_armor</text:span></text:p>
          </table:table-cell>
          <table:table-cell office:value-type="string" calcext:value-type="string">
            <text:p><text:span text:style-name="T1980">user on user</text:span></text:p>
          </table:table-cell>
          <table:table-cell office:value-type="string" calcext:value-type="string">
            <text:p><text:span text:style-name="T1981">#USER# focuses and a layer of magicka surrounds them</text:span></text:p>
          </table:table-cell>
          <table:table-cell table:number-columns-repeated="1024"/>
        </table:table-row>
        <table:table-row table:style-name="ro998">
          <table:table-cell office:value-type="string" calcext:value-type="string">
            <text:p><text:span text:style-name="T1982">mage armor</text:span></text:p>
          </table:table-cell>
          <table:table-cell office:value-type="string" calcext:value-type="string">
            <text:p><text:span text:style-name="T1983">use_mage_armor</text:span></text:p>
          </table:table-cell>
          <table:table-cell office:value-type="string" calcext:value-type="string">
            <text:p><text:span text:style-name="T1984">user on you</text:span></text:p>
          </table:table-cell>
          <table:table-cell office:value-type="string" calcext:value-type="string">
            <text:p><text:span text:style-name="T1985">#USER# focuses and a layer of magicka surrounds you</text:span></text:p>
          </table:table-cell>
          <table:table-cell table:number-columns-repeated="1024"/>
        </table:table-row>
        <table:table-row table:style-name="ro999">
          <table:table-cell office:value-type="string" calcext:value-type="string">
            <text:p><text:span text:style-name="T1986">mage armor</text:span></text:p>
          </table:table-cell>
          <table:table-cell office:value-type="string" calcext:value-type="string">
            <text:p><text:span text:style-name="T1987">use_mage_armor</text:span></text:p>
          </table:table-cell>
          <table:table-cell office:value-type="string" calcext:value-type="string">
            <text:p><text:span text:style-name="T1988">user on other</text:span></text:p>
          </table:table-cell>
          <table:table-cell office:value-type="string" calcext:value-type="string">
            <text:p><text:span text:style-name="T1989">#USER# focuses and a layer of magicka surrounds #OTHER#</text:span></text:p>
          </table:table-cell>
          <table:table-cell table:number-columns-repeated="1024"/>
        </table:table-row>
        <table:table-row table:style-name="ro1000">
          <table:table-cell office:value-type="string" calcext:value-type="string">
            <text:p><text:span text:style-name="T1990">mage armor</text:span></text:p>
          </table:table-cell>
          <table:table-cell office:value-type="string" calcext:value-type="string">
            <text:p><text:span text:style-name="T1991">use_mage_armor</text:span></text:p>
          </table:table-cell>
          <table:table-cell office:value-type="string" calcext:value-type="string">
            <text:p><text:span text:style-name="T1992">you on you fail</text:span></text:p>
          </table:table-cell>
          <table:table-cell office:value-type="string" calcext:value-type="string">
            <text:p><text:span text:style-name="T1993">You lose your focus</text:span></text:p>
          </table:table-cell>
          <table:table-cell table:number-columns-repeated="1024"/>
        </table:table-row>
        <table:table-row table:style-name="ro1001">
          <table:table-cell office:value-type="string" calcext:value-type="string">
            <text:p><text:span text:style-name="T1994">mage armor</text:span></text:p>
          </table:table-cell>
          <table:table-cell office:value-type="string" calcext:value-type="string">
            <text:p><text:span text:style-name="T1995">use_mage_armor</text:span></text:p>
          </table:table-cell>
          <table:table-cell office:value-type="string" calcext:value-type="string">
            <text:p><text:span text:style-name="T1996">you on other fail</text:span></text:p>
          </table:table-cell>
          <table:table-cell office:value-type="string" calcext:value-type="string">
            <text:p><text:span text:style-name="T1997">You lose your focus on #OTHER#</text:span></text:p>
          </table:table-cell>
          <table:table-cell table:number-columns-repeated="1024"/>
        </table:table-row>
        <table:table-row table:style-name="ro1002">
          <table:table-cell office:value-type="string" calcext:value-type="string">
            <text:p><text:span text:style-name="T1998">mage armor</text:span></text:p>
          </table:table-cell>
          <table:table-cell office:value-type="string" calcext:value-type="string">
            <text:p><text:span text:style-name="T1999">use_mage_armor</text:span></text:p>
          </table:table-cell>
          <table:table-cell office:value-type="string" calcext:value-type="string">
            <text:p><text:span text:style-name="T2000">user on user fail</text:span></text:p>
          </table:table-cell>
          <table:table-cell office:value-type="string" calcext:value-type="string">
            <text:p><text:span text:style-name="T2001">#USER# loses their focus</text:span></text:p>
          </table:table-cell>
          <table:table-cell table:number-columns-repeated="1024"/>
        </table:table-row>
        <table:table-row table:style-name="ro1003">
          <table:table-cell office:value-type="string" calcext:value-type="string">
            <text:p><text:span text:style-name="T2002">mage armor</text:span></text:p>
          </table:table-cell>
          <table:table-cell office:value-type="string" calcext:value-type="string">
            <text:p><text:span text:style-name="T2003">use_mage_armor</text:span></text:p>
          </table:table-cell>
          <table:table-cell office:value-type="string" calcext:value-type="string">
            <text:p><text:span text:style-name="T2004">user on you fail</text:span></text:p>
          </table:table-cell>
          <table:table-cell office:value-type="string" calcext:value-type="string">
            <text:p><text:span text:style-name="T2005">#USER# loses their focus on you</text:span></text:p>
          </table:table-cell>
          <table:table-cell table:number-columns-repeated="1024"/>
        </table:table-row>
        <table:table-row table:style-name="ro1004">
          <table:table-cell office:value-type="string" calcext:value-type="string">
            <text:p><text:span text:style-name="T2006">mage armor</text:span></text:p>
          </table:table-cell>
          <table:table-cell office:value-type="string" calcext:value-type="string">
            <text:p><text:span text:style-name="T2007">use_mage_armor</text:span></text:p>
          </table:table-cell>
          <table:table-cell office:value-type="string" calcext:value-type="string">
            <text:p><text:span text:style-name="T2008">user on other fail</text:span></text:p>
          </table:table-cell>
          <table:table-cell office:value-type="string" calcext:value-type="string">
            <text:p><text:span text:style-name="T2009">#USER# loses their focus on #OTHER#</text:span></text:p>
          </table:table-cell>
          <table:table-cell table:number-columns-repeated="1024"/>
        </table:table-row>
        <table:table-row table:style-name="ro1005">
          <table:table-cell office:value-type="string" calcext:value-type="string">
            <text:p><text:span text:style-name="T2010">magic missile</text:span></text:p>
          </table:table-cell>
          <table:table-cell office:value-type="string" calcext:value-type="string">
            <text:p><text:span text:style-name="T2011">use_magic_missile</text:span></text:p>
          </table:table-cell>
          <table:table-cell office:value-type="string" calcext:value-type="string">
            <text:p><text:span text:style-name="T2012">you on you</text:span></text:p>
          </table:table-cell>
          <table:table-cell office:value-type="string" calcext:value-type="string">
            <text:p><text:span text:style-name="T2013">You point at yourself and fire a magical missile straight to your forehead!</text:span></text:p>
          </table:table-cell>
          <table:table-cell table:number-columns-repeated="1024"/>
        </table:table-row>
        <table:table-row table:style-name="ro1006">
          <table:table-cell office:value-type="string" calcext:value-type="string">
            <text:p><text:span text:style-name="T2014">magic missile</text:span></text:p>
          </table:table-cell>
          <table:table-cell office:value-type="string" calcext:value-type="string">
            <text:p><text:span text:style-name="T2015">use_magic_missile</text:span></text:p>
          </table:table-cell>
          <table:table-cell office:value-type="string" calcext:value-type="string">
            <text:p><text:span text:style-name="T2016">you on other</text:span></text:p>
          </table:table-cell>
          <table:table-cell office:value-type="string" calcext:value-type="string">
            <text:p><text:span text:style-name="T2017">You point at #OTHER# and fire a magical missile into their chest!</text:span></text:p>
          </table:table-cell>
          <table:table-cell table:number-columns-repeated="1024"/>
        </table:table-row>
        <table:table-row table:style-name="ro1007">
          <table:table-cell office:value-type="string" calcext:value-type="string">
            <text:p><text:span text:style-name="T2018">magic missile</text:span></text:p>
          </table:table-cell>
          <table:table-cell office:value-type="string" calcext:value-type="string">
            <text:p><text:span text:style-name="T2019">use_magic_missile</text:span></text:p>
          </table:table-cell>
          <table:table-cell office:value-type="string" calcext:value-type="string">
            <text:p><text:span text:style-name="T2020">user on user</text:span></text:p>
          </table:table-cell>
          <table:table-cell office:value-type="string" calcext:value-type="string">
            <text:p><text:span text:style-name="T2021">#USER# points at themselves and fires a magical missile straight into their forehead!</text:span></text:p>
          </table:table-cell>
          <table:table-cell table:number-columns-repeated="1024"/>
        </table:table-row>
        <table:table-row table:style-name="ro1008">
          <table:table-cell office:value-type="string" calcext:value-type="string">
            <text:p><text:span text:style-name="T2022">magic missile</text:span></text:p>
          </table:table-cell>
          <table:table-cell office:value-type="string" calcext:value-type="string">
            <text:p><text:span text:style-name="T2023">use_magic_missile</text:span></text:p>
          </table:table-cell>
          <table:table-cell office:value-type="string" calcext:value-type="string">
            <text:p><text:span text:style-name="T2024">user on you</text:span></text:p>
          </table:table-cell>
          <table:table-cell office:value-type="string" calcext:value-type="string">
            <text:p><text:span text:style-name="T2025">#USER# points at you and fires a magical missile straight into your chest!</text:span></text:p>
          </table:table-cell>
          <table:table-cell table:number-columns-repeated="1024"/>
        </table:table-row>
        <table:table-row table:style-name="ro1009">
          <table:table-cell office:value-type="string" calcext:value-type="string">
            <text:p><text:span text:style-name="T2026">magic missile</text:span></text:p>
          </table:table-cell>
          <table:table-cell office:value-type="string" calcext:value-type="string">
            <text:p><text:span text:style-name="T2027">use_magic_missile</text:span></text:p>
          </table:table-cell>
          <table:table-cell office:value-type="string" calcext:value-type="string">
            <text:p><text:span text:style-name="T2028">user on other</text:span></text:p>
          </table:table-cell>
          <table:table-cell office:value-type="string" calcext:value-type="string">
            <text:p><text:span text:style-name="T2029">#USER# points at #OTHER# and fires a magical missile straight into their chest!</text:span></text:p>
          </table:table-cell>
          <table:table-cell table:number-columns-repeated="1024"/>
        </table:table-row>
        <table:table-row table:style-name="ro1010">
          <table:table-cell office:value-type="string" calcext:value-type="string">
            <text:p><text:span text:style-name="T2030">magic missile</text:span></text:p>
          </table:table-cell>
          <table:table-cell office:value-type="string" calcext:value-type="string">
            <text:p><text:span text:style-name="T2031">use_magic_missile</text:span></text:p>
          </table:table-cell>
          <table:table-cell office:value-type="string" calcext:value-type="string">
            <text:p><text:span text:style-name="T2032">you on you fail</text:span></text:p>
          </table:table-cell>
          <table:table-cell office:value-type="string" calcext:value-type="string">
            <text:p><text:span text:style-name="T2033">You lose your concentration while gathering energy to shoot yourself in the face</text:span></text:p>
          </table:table-cell>
          <table:table-cell table:number-columns-repeated="1024"/>
        </table:table-row>
        <table:table-row table:style-name="ro1011">
          <table:table-cell office:value-type="string" calcext:value-type="string">
            <text:p><text:span text:style-name="T2034">magic missile</text:span></text:p>
          </table:table-cell>
          <table:table-cell office:value-type="string" calcext:value-type="string">
            <text:p><text:span text:style-name="T2035">use_magic_missile</text:span></text:p>
          </table:table-cell>
          <table:table-cell office:value-type="string" calcext:value-type="string">
            <text:p><text:span text:style-name="T2036">you on other fail</text:span></text:p>
          </table:table-cell>
          <table:table-cell office:value-type="string" calcext:value-type="string">
            <text:p><text:span text:style-name="T2037">You lose your concentration while gathering energy to fire a magical missile at #OTHER#</text:span></text:p>
          </table:table-cell>
          <table:table-cell table:number-columns-repeated="1024"/>
        </table:table-row>
        <table:table-row table:style-name="ro1012">
          <table:table-cell office:value-type="string" calcext:value-type="string">
            <text:p><text:span text:style-name="T2038">magic missile</text:span></text:p>
          </table:table-cell>
          <table:table-cell office:value-type="string" calcext:value-type="string">
            <text:p><text:span text:style-name="T2039">use_magic_missile</text:span></text:p>
          </table:table-cell>
          <table:table-cell office:value-type="string" calcext:value-type="string">
            <text:p><text:span text:style-name="T2040">user on user fail</text:span></text:p>
          </table:table-cell>
          <table:table-cell office:value-type="string" calcext:value-type="string">
            <text:p><text:span text:style-name="T2041">#USER# loses their concentration while gathering energy to fire a magical missile at themselves?</text:span></text:p>
          </table:table-cell>
          <table:table-cell table:number-columns-repeated="1024"/>
        </table:table-row>
        <table:table-row table:style-name="ro1013">
          <table:table-cell office:value-type="string" calcext:value-type="string">
            <text:p><text:span text:style-name="T2042">magic missile</text:span></text:p>
          </table:table-cell>
          <table:table-cell office:value-type="string" calcext:value-type="string">
            <text:p><text:span text:style-name="T2043">use_magic_missile</text:span></text:p>
          </table:table-cell>
          <table:table-cell office:value-type="string" calcext:value-type="string">
            <text:p><text:span text:style-name="T2044">user on you fail</text:span></text:p>
          </table:table-cell>
          <table:table-cell office:value-type="string" calcext:value-type="string">
            <text:p><text:span text:style-name="T2045">#USER# loses their concentration while attempting to fire a magical missile at you</text:span></text:p>
          </table:table-cell>
          <table:table-cell table:number-columns-repeated="1024"/>
        </table:table-row>
        <table:table-row table:style-name="ro1014">
          <table:table-cell office:value-type="string" calcext:value-type="string">
            <text:p><text:span text:style-name="T2046">magic missile</text:span></text:p>
          </table:table-cell>
          <table:table-cell office:value-type="string" calcext:value-type="string">
            <text:p><text:span text:style-name="T2047">use_magic_missile</text:span></text:p>
          </table:table-cell>
          <table:table-cell office:value-type="string" calcext:value-type="string">
            <text:p><text:span text:style-name="T2048">user on other fail</text:span></text:p>
          </table:table-cell>
          <table:table-cell office:value-type="string" calcext:value-type="string">
            <text:p><text:span text:style-name="T2049">#USER# loses their concentration while attempting to fire a magical missile at #OTHER#</text:span></text:p>
          </table:table-cell>
          <table:table-cell table:number-columns-repeated="1024"/>
        </table:table-row>
        <table:table-row table:style-name="ro1015">
          <table:table-cell office:value-type="string" calcext:value-type="string">
            <text:p><text:span text:style-name="T2050">nudge</text:span></text:p>
          </table:table-cell>
          <table:table-cell office:value-type="string" calcext:value-type="string">
            <text:p><text:span text:style-name="T2051">use_nudge</text:span></text:p>
          </table:table-cell>
          <table:table-cell office:value-type="string" calcext:value-type="string">
            <text:p><text:span text:style-name="T2052">you on you</text:span></text:p>
          </table:table-cell>
          <table:table-cell office:value-type="string" calcext:value-type="string">
            <text:p><text:span text:style-name="T2053">You nudge yourself!</text:span></text:p>
          </table:table-cell>
          <table:table-cell table:number-columns-repeated="1024"/>
        </table:table-row>
        <table:table-row table:style-name="ro1016">
          <table:table-cell office:value-type="string" calcext:value-type="string">
            <text:p><text:span text:style-name="T2054">nudge</text:span></text:p>
          </table:table-cell>
          <table:table-cell office:value-type="string" calcext:value-type="string">
            <text:p><text:span text:style-name="T2055">use_nudge</text:span></text:p>
          </table:table-cell>
          <table:table-cell office:value-type="string" calcext:value-type="string">
            <text:p><text:span text:style-name="T2056">you on other</text:span></text:p>
          </table:table-cell>
          <table:table-cell office:value-type="string" calcext:value-type="string">
            <text:p><text:span text:style-name="T2057">You nudge #OTHER#</text:span></text:p>
          </table:table-cell>
          <table:table-cell table:number-columns-repeated="1024"/>
        </table:table-row>
        <table:table-row table:style-name="ro1017">
          <table:table-cell office:value-type="string" calcext:value-type="string">
            <text:p><text:span text:style-name="T2058">nudge</text:span></text:p>
          </table:table-cell>
          <table:table-cell office:value-type="string" calcext:value-type="string">
            <text:p><text:span text:style-name="T2059">use_nudge</text:span></text:p>
          </table:table-cell>
          <table:table-cell office:value-type="string" calcext:value-type="string">
            <text:p><text:span text:style-name="T2060">user on user</text:span></text:p>
          </table:table-cell>
          <table:table-cell office:value-type="string" calcext:value-type="string">
            <text:p><text:span text:style-name="T2061">#USER# nudges themselves!</text:span></text:p>
          </table:table-cell>
          <table:table-cell table:number-columns-repeated="1024"/>
        </table:table-row>
        <table:table-row table:style-name="ro1018">
          <table:table-cell office:value-type="string" calcext:value-type="string">
            <text:p><text:span text:style-name="T2062">nudge</text:span></text:p>
          </table:table-cell>
          <table:table-cell office:value-type="string" calcext:value-type="string">
            <text:p><text:span text:style-name="T2063">use_nudge</text:span></text:p>
          </table:table-cell>
          <table:table-cell office:value-type="string" calcext:value-type="string">
            <text:p><text:span text:style-name="T2064">user on you</text:span></text:p>
          </table:table-cell>
          <table:table-cell office:value-type="string" calcext:value-type="string">
            <text:p><text:span text:style-name="T2065">#USER# nudges you!</text:span></text:p>
          </table:table-cell>
          <table:table-cell table:number-columns-repeated="1024"/>
        </table:table-row>
        <table:table-row table:style-name="ro1019">
          <table:table-cell office:value-type="string" calcext:value-type="string">
            <text:p><text:span text:style-name="T2066">nudge</text:span></text:p>
          </table:table-cell>
          <table:table-cell office:value-type="string" calcext:value-type="string">
            <text:p><text:span text:style-name="T2067">use_nudge</text:span></text:p>
          </table:table-cell>
          <table:table-cell office:value-type="string" calcext:value-type="string">
            <text:p><text:span text:style-name="T2068">user on other</text:span></text:p>
          </table:table-cell>
          <table:table-cell office:value-type="string" calcext:value-type="string">
            <text:p><text:span text:style-name="T2069">#USER# nudges #OTHER#</text:span></text:p>
          </table:table-cell>
          <table:table-cell table:number-columns-repeated="1024"/>
        </table:table-row>
        <table:table-row table:style-name="ro1020">
          <table:table-cell office:value-type="string" calcext:value-type="string">
            <text:p><text:span text:style-name="T2070">nudge</text:span></text:p>
          </table:table-cell>
          <table:table-cell office:value-type="string" calcext:value-type="string">
            <text:p><text:span text:style-name="T2071">use_nudge</text:span></text:p>
          </table:table-cell>
          <table:table-cell office:value-type="string" calcext:value-type="string">
            <text:p><text:span text:style-name="T2072">you on you fail</text:span></text:p>
          </table:table-cell>
          <table:table-cell office:value-type="string" calcext:value-type="string">
            <text:p><text:span text:style-name="T2073">You fails to nudge yourself!</text:span></text:p>
          </table:table-cell>
          <table:table-cell table:number-columns-repeated="1024"/>
        </table:table-row>
        <table:table-row table:style-name="ro1021">
          <table:table-cell office:value-type="string" calcext:value-type="string">
            <text:p><text:span text:style-name="T2074">nudge</text:span></text:p>
          </table:table-cell>
          <table:table-cell office:value-type="string" calcext:value-type="string">
            <text:p><text:span text:style-name="T2075">use_nudge</text:span></text:p>
          </table:table-cell>
          <table:table-cell office:value-type="string" calcext:value-type="string">
            <text:p><text:span text:style-name="T2076">you on other fail</text:span></text:p>
          </table:table-cell>
          <table:table-cell office:value-type="string" calcext:value-type="string">
            <text:p><text:span text:style-name="T2077">You fails to nudge #OTHER#</text:span></text:p>
          </table:table-cell>
          <table:table-cell table:number-columns-repeated="1024"/>
        </table:table-row>
        <table:table-row table:style-name="ro1022">
          <table:table-cell office:value-type="string" calcext:value-type="string">
            <text:p><text:span text:style-name="T2078">nudge</text:span></text:p>
          </table:table-cell>
          <table:table-cell office:value-type="string" calcext:value-type="string">
            <text:p><text:span text:style-name="T2079">use_nudge</text:span></text:p>
          </table:table-cell>
          <table:table-cell office:value-type="string" calcext:value-type="string">
            <text:p><text:span text:style-name="T2080">user on user fail</text:span></text:p>
          </table:table-cell>
          <table:table-cell office:value-type="string" calcext:value-type="string">
            <text:p><text:span text:style-name="T2081">#USER# fails to nudge themselves</text:span></text:p>
          </table:table-cell>
          <table:table-cell table:number-columns-repeated="1024"/>
        </table:table-row>
        <table:table-row table:style-name="ro1023">
          <table:table-cell office:value-type="string" calcext:value-type="string">
            <text:p><text:span text:style-name="T2082">nudge</text:span></text:p>
          </table:table-cell>
          <table:table-cell office:value-type="string" calcext:value-type="string">
            <text:p><text:span text:style-name="T2083">use_nudge</text:span></text:p>
          </table:table-cell>
          <table:table-cell office:value-type="string" calcext:value-type="string">
            <text:p><text:span text:style-name="T2084">user on you fail</text:span></text:p>
          </table:table-cell>
          <table:table-cell office:value-type="string" calcext:value-type="string">
            <text:p><text:span text:style-name="T2085">#USER# fails to nudge you!</text:span></text:p>
          </table:table-cell>
          <table:table-cell table:number-columns-repeated="1024"/>
        </table:table-row>
        <table:table-row table:style-name="ro1024">
          <table:table-cell office:value-type="string" calcext:value-type="string">
            <text:p><text:span text:style-name="T2086">nudge</text:span></text:p>
          </table:table-cell>
          <table:table-cell office:value-type="string" calcext:value-type="string">
            <text:p><text:span text:style-name="T2087">use_nudge</text:span></text:p>
          </table:table-cell>
          <table:table-cell office:value-type="string" calcext:value-type="string">
            <text:p><text:span text:style-name="T2088">user on other fail</text:span></text:p>
          </table:table-cell>
          <table:table-cell office:value-type="string" calcext:value-type="string">
            <text:p><text:span text:style-name="T2089">#USER# fails to nudge #OTHER#</text:span></text:p>
          </table:table-cell>
          <table:table-cell table:number-columns-repeated="1024"/>
        </table:table-row>
        <table:table-row table:style-name="ro1025">
          <table:table-cell office:value-type="string" calcext:value-type="string">
            <text:p><text:span text:style-name="T2090">potion</text:span></text:p>
          </table:table-cell>
          <table:table-cell office:value-type="string" calcext:value-type="string">
            <text:p><text:span text:style-name="T2091">use_potion</text:span></text:p>
          </table:table-cell>
          <table:table-cell office:value-type="string" calcext:value-type="string">
            <text:p><text:span text:style-name="T2092">you on you</text:span></text:p>
          </table:table-cell>
          <table:table-cell office:value-type="string" calcext:value-type="string">
            <text:p><text:span text:style-name="T2093">You drink the vile liquid</text:span></text:p>
          </table:table-cell>
          <table:table-cell table:number-columns-repeated="1024"/>
        </table:table-row>
        <table:table-row table:style-name="ro1026">
          <table:table-cell office:value-type="string" calcext:value-type="string">
            <text:p><text:span text:style-name="T2094">potion</text:span></text:p>
          </table:table-cell>
          <table:table-cell office:value-type="string" calcext:value-type="string">
            <text:p><text:span text:style-name="T2095">use_potion</text:span></text:p>
          </table:table-cell>
          <table:table-cell office:value-type="string" calcext:value-type="string">
            <text:p><text:span text:style-name="T2096">you on other</text:span></text:p>
          </table:table-cell>
          <table:table-cell office:value-type="string" calcext:value-type="string">
            <text:p><text:span text:style-name="T2097">You splash the vile liquid on #OTHER#</text:span></text:p>
          </table:table-cell>
          <table:table-cell table:number-columns-repeated="1024"/>
        </table:table-row>
        <table:table-row table:style-name="ro1027">
          <table:table-cell office:value-type="string" calcext:value-type="string">
            <text:p><text:span text:style-name="T2098">potion</text:span></text:p>
          </table:table-cell>
          <table:table-cell office:value-type="string" calcext:value-type="string">
            <text:p><text:span text:style-name="T2099">use_potion</text:span></text:p>
          </table:table-cell>
          <table:table-cell office:value-type="string" calcext:value-type="string">
            <text:p><text:span text:style-name="T2100">user on user</text:span></text:p>
          </table:table-cell>
          <table:table-cell office:value-type="string" calcext:value-type="string">
            <text:p><text:span text:style-name="T2101">#USER# drinks the vile liquid</text:span></text:p>
          </table:table-cell>
          <table:table-cell table:number-columns-repeated="1024"/>
        </table:table-row>
        <table:table-row table:style-name="ro1028">
          <table:table-cell office:value-type="string" calcext:value-type="string">
            <text:p><text:span text:style-name="T2102">potion</text:span></text:p>
          </table:table-cell>
          <table:table-cell office:value-type="string" calcext:value-type="string">
            <text:p><text:span text:style-name="T2103">use_potion</text:span></text:p>
          </table:table-cell>
          <table:table-cell office:value-type="string" calcext:value-type="string">
            <text:p><text:span text:style-name="T2104">user on you</text:span></text:p>
          </table:table-cell>
          <table:table-cell office:value-type="string" calcext:value-type="string">
            <text:p><text:span text:style-name="T2105">#USER# splashes the vile liquid on you</text:span></text:p>
          </table:table-cell>
          <table:table-cell table:number-columns-repeated="1024"/>
        </table:table-row>
        <table:table-row table:style-name="ro1029">
          <table:table-cell office:value-type="string" calcext:value-type="string">
            <text:p><text:span text:style-name="T2106">potion</text:span></text:p>
          </table:table-cell>
          <table:table-cell office:value-type="string" calcext:value-type="string">
            <text:p><text:span text:style-name="T2107">use_potion</text:span></text:p>
          </table:table-cell>
          <table:table-cell office:value-type="string" calcext:value-type="string">
            <text:p><text:span text:style-name="T2108">user on other</text:span></text:p>
          </table:table-cell>
          <table:table-cell office:value-type="string" calcext:value-type="string">
            <text:p><text:span text:style-name="T2109">#USER# splashes the vile liquid on #OTHER#</text:span></text:p>
          </table:table-cell>
          <table:table-cell table:number-columns-repeated="1024"/>
        </table:table-row>
        <table:table-row table:style-name="ro1030">
          <table:table-cell office:value-type="string" calcext:value-type="string">
            <text:p><text:span text:style-name="T2110">potion</text:span></text:p>
          </table:table-cell>
          <table:table-cell office:value-type="string" calcext:value-type="string">
            <text:p><text:span text:style-name="T2111">use_potion</text:span></text:p>
          </table:table-cell>
          <table:table-cell office:value-type="string" calcext:value-type="string">
            <text:p><text:span text:style-name="T2112">you on you fail</text:span></text:p>
          </table:table-cell>
          <table:table-cell office:value-type="string" calcext:value-type="string">
            <text:p><text:span text:style-name="T2113">You fumble and the vile liquid splashes onto the ground</text:span></text:p>
          </table:table-cell>
          <table:table-cell table:number-columns-repeated="1024"/>
        </table:table-row>
        <table:table-row table:style-name="ro1031">
          <table:table-cell office:value-type="string" calcext:value-type="string">
            <text:p><text:span text:style-name="T2114">potion</text:span></text:p>
          </table:table-cell>
          <table:table-cell office:value-type="string" calcext:value-type="string">
            <text:p><text:span text:style-name="T2115">use_potion</text:span></text:p>
          </table:table-cell>
          <table:table-cell office:value-type="string" calcext:value-type="string">
            <text:p><text:span text:style-name="T2116">you on other fail</text:span></text:p>
          </table:table-cell>
          <table:table-cell office:value-type="string" calcext:value-type="string">
            <text:p><text:span text:style-name="T2117">You fumble and the vile liquid splashes onto the ground</text:span></text:p>
          </table:table-cell>
          <table:table-cell table:number-columns-repeated="1024"/>
        </table:table-row>
        <table:table-row table:style-name="ro1032">
          <table:table-cell office:value-type="string" calcext:value-type="string">
            <text:p><text:span text:style-name="T2118">potion</text:span></text:p>
          </table:table-cell>
          <table:table-cell office:value-type="string" calcext:value-type="string">
            <text:p><text:span text:style-name="T2119">use_potion</text:span></text:p>
          </table:table-cell>
          <table:table-cell office:value-type="string" calcext:value-type="string">
            <text:p><text:span text:style-name="T2120">user on user fail</text:span></text:p>
          </table:table-cell>
          <table:table-cell office:value-type="string" calcext:value-type="string">
            <text:p><text:span text:style-name="T2121">#USER# fumbles and the vile liquid splashes onto the ground</text:span></text:p>
          </table:table-cell>
          <table:table-cell table:number-columns-repeated="1024"/>
        </table:table-row>
        <table:table-row table:style-name="ro1033">
          <table:table-cell office:value-type="string" calcext:value-type="string">
            <text:p><text:span text:style-name="T2122">potion</text:span></text:p>
          </table:table-cell>
          <table:table-cell office:value-type="string" calcext:value-type="string">
            <text:p><text:span text:style-name="T2123">use_potion</text:span></text:p>
          </table:table-cell>
          <table:table-cell office:value-type="string" calcext:value-type="string">
            <text:p><text:span text:style-name="T2124">user on you fail</text:span></text:p>
          </table:table-cell>
          <table:table-cell office:value-type="string" calcext:value-type="string">
            <text:p><text:span text:style-name="T2125">#USER# fumbles and the vile liquid splashes onto the ground</text:span></text:p>
          </table:table-cell>
          <table:table-cell table:number-columns-repeated="1024"/>
        </table:table-row>
        <table:table-row table:style-name="ro1034">
          <table:table-cell office:value-type="string" calcext:value-type="string">
            <text:p><text:span text:style-name="T2126">potion</text:span></text:p>
          </table:table-cell>
          <table:table-cell office:value-type="string" calcext:value-type="string">
            <text:p><text:span text:style-name="T2127">use_potion</text:span></text:p>
          </table:table-cell>
          <table:table-cell office:value-type="string" calcext:value-type="string">
            <text:p><text:span text:style-name="T2128">user on other fail</text:span></text:p>
          </table:table-cell>
          <table:table-cell office:value-type="string" calcext:value-type="string">
            <text:p><text:span text:style-name="T2129">#USER# fumbles and the vile liquid splashes onto the ground</text:span></text:p>
          </table:table-cell>
          <table:table-cell table:number-columns-repeated="1024"/>
        </table:table-row>
        <table:table-row table:style-name="ro1035">
          <table:table-cell office:value-type="string" calcext:value-type="string">
            <text:p><text:span text:style-name="T2130">scroll</text:span></text:p>
          </table:table-cell>
          <table:table-cell office:value-type="string" calcext:value-type="string">
            <text:p><text:span text:style-name="T2131">use_scroll</text:span></text:p>
          </table:table-cell>
          <table:table-cell office:value-type="string" calcext:value-type="string">
            <text:p><text:span text:style-name="T2132">you on you</text:span></text:p>
          </table:table-cell>
          <table:table-cell office:value-type="string" calcext:value-type="string">
            <text:p><text:span text:style-name="T2133">You recite the scroll</text:span></text:p>
          </table:table-cell>
          <table:table-cell table:number-columns-repeated="1024"/>
        </table:table-row>
        <table:table-row table:style-name="ro1036">
          <table:table-cell office:value-type="string" calcext:value-type="string">
            <text:p><text:span text:style-name="T2134">scroll</text:span></text:p>
          </table:table-cell>
          <table:table-cell office:value-type="string" calcext:value-type="string">
            <text:p><text:span text:style-name="T2135">use_scroll</text:span></text:p>
          </table:table-cell>
          <table:table-cell office:value-type="string" calcext:value-type="string">
            <text:p><text:span text:style-name="T2136">you on other</text:span></text:p>
          </table:table-cell>
          <table:table-cell office:value-type="string" calcext:value-type="string">
            <text:p><text:span text:style-name="T2137">You recite the scroll at #OTHER#</text:span></text:p>
          </table:table-cell>
          <table:table-cell table:number-columns-repeated="1024"/>
        </table:table-row>
        <table:table-row table:style-name="ro1037">
          <table:table-cell office:value-type="string" calcext:value-type="string">
            <text:p><text:span text:style-name="T2138">scroll</text:span></text:p>
          </table:table-cell>
          <table:table-cell office:value-type="string" calcext:value-type="string">
            <text:p><text:span text:style-name="T2139">use_scroll</text:span></text:p>
          </table:table-cell>
          <table:table-cell office:value-type="string" calcext:value-type="string">
            <text:p><text:span text:style-name="T2140">user on user</text:span></text:p>
          </table:table-cell>
          <table:table-cell office:value-type="string" calcext:value-type="string">
            <text:p><text:span text:style-name="T2141">#USER# recites a scroll</text:span></text:p>
          </table:table-cell>
          <table:table-cell table:number-columns-repeated="1024"/>
        </table:table-row>
        <table:table-row table:style-name="ro1038">
          <table:table-cell office:value-type="string" calcext:value-type="string">
            <text:p><text:span text:style-name="T2142">scroll</text:span></text:p>
          </table:table-cell>
          <table:table-cell office:value-type="string" calcext:value-type="string">
            <text:p><text:span text:style-name="T2143">use_scroll</text:span></text:p>
          </table:table-cell>
          <table:table-cell office:value-type="string" calcext:value-type="string">
            <text:p><text:span text:style-name="T2144">user on you</text:span></text:p>
          </table:table-cell>
          <table:table-cell office:value-type="string" calcext:value-type="string">
            <text:p><text:span text:style-name="T2145">#USER# recites a scroll at you</text:span></text:p>
          </table:table-cell>
          <table:table-cell table:number-columns-repeated="1024"/>
        </table:table-row>
        <table:table-row table:style-name="ro1039">
          <table:table-cell office:value-type="string" calcext:value-type="string">
            <text:p><text:span text:style-name="T2146">scroll</text:span></text:p>
          </table:table-cell>
          <table:table-cell office:value-type="string" calcext:value-type="string">
            <text:p><text:span text:style-name="T2147">use_scroll</text:span></text:p>
          </table:table-cell>
          <table:table-cell office:value-type="string" calcext:value-type="string">
            <text:p><text:span text:style-name="T2148">user on other</text:span></text:p>
          </table:table-cell>
          <table:table-cell office:value-type="string" calcext:value-type="string">
            <text:p><text:span text:style-name="T2149">#USER# recites the scroll at #OTHER#</text:span></text:p>
          </table:table-cell>
          <table:table-cell table:number-columns-repeated="1024"/>
        </table:table-row>
        <table:table-row table:style-name="ro1040">
          <table:table-cell office:value-type="string" calcext:value-type="string">
            <text:p><text:span text:style-name="T2150">scroll</text:span></text:p>
          </table:table-cell>
          <table:table-cell office:value-type="string" calcext:value-type="string">
            <text:p><text:span text:style-name="T2151">use_scroll</text:span></text:p>
          </table:table-cell>
          <table:table-cell office:value-type="string" calcext:value-type="string">
            <text:p><text:span text:style-name="T2152">you on you fail</text:span></text:p>
          </table:table-cell>
          <table:table-cell office:value-type="string" calcext:value-type="string">
            <text:p><text:span text:style-name="T2153">You choke on your words as you recite the scroll</text:span></text:p>
          </table:table-cell>
          <table:table-cell table:number-columns-repeated="1024"/>
        </table:table-row>
        <table:table-row table:style-name="ro1041">
          <table:table-cell office:value-type="string" calcext:value-type="string">
            <text:p><text:span text:style-name="T2154">scroll</text:span></text:p>
          </table:table-cell>
          <table:table-cell office:value-type="string" calcext:value-type="string">
            <text:p><text:span text:style-name="T2155">use_scroll</text:span></text:p>
          </table:table-cell>
          <table:table-cell office:value-type="string" calcext:value-type="string">
            <text:p><text:span text:style-name="T2156">you on other fail</text:span></text:p>
          </table:table-cell>
          <table:table-cell office:value-type="string" calcext:value-type="string">
            <text:p><text:span text:style-name="T2157">You choke on your words as you recite the scroll</text:span></text:p>
          </table:table-cell>
          <table:table-cell table:number-columns-repeated="1024"/>
        </table:table-row>
        <table:table-row table:style-name="ro1042">
          <table:table-cell office:value-type="string" calcext:value-type="string">
            <text:p><text:span text:style-name="T2158">scroll</text:span></text:p>
          </table:table-cell>
          <table:table-cell office:value-type="string" calcext:value-type="string">
            <text:p><text:span text:style-name="T2159">use_scroll</text:span></text:p>
          </table:table-cell>
          <table:table-cell office:value-type="string" calcext:value-type="string">
            <text:p><text:span text:style-name="T2160">user on user fail</text:span></text:p>
          </table:table-cell>
          <table:table-cell office:value-type="string" calcext:value-type="string">
            <text:p><text:span text:style-name="T2161">#USER# chokes on their words as they recite the scroll</text:span></text:p>
          </table:table-cell>
          <table:table-cell table:number-columns-repeated="1024"/>
        </table:table-row>
        <table:table-row table:style-name="ro1043">
          <table:table-cell office:value-type="string" calcext:value-type="string">
            <text:p><text:span text:style-name="T2162">scroll</text:span></text:p>
          </table:table-cell>
          <table:table-cell office:value-type="string" calcext:value-type="string">
            <text:p><text:span text:style-name="T2163">use_scroll</text:span></text:p>
          </table:table-cell>
          <table:table-cell office:value-type="string" calcext:value-type="string">
            <text:p><text:span text:style-name="T2164">user on you fail</text:span></text:p>
          </table:table-cell>
          <table:table-cell office:value-type="string" calcext:value-type="string">
            <text:p><text:span text:style-name="T2165">#USER# chokes on their words as they recite the scroll</text:span></text:p>
          </table:table-cell>
          <table:table-cell table:number-columns-repeated="1024"/>
        </table:table-row>
        <table:table-row table:style-name="ro1044">
          <table:table-cell office:value-type="string" calcext:value-type="string">
            <text:p><text:span text:style-name="T2166">scroll</text:span></text:p>
          </table:table-cell>
          <table:table-cell office:value-type="string" calcext:value-type="string">
            <text:p><text:span text:style-name="T2167">use_scroll</text:span></text:p>
          </table:table-cell>
          <table:table-cell office:value-type="string" calcext:value-type="string">
            <text:p><text:span text:style-name="T2168">user on other fail</text:span></text:p>
          </table:table-cell>
          <table:table-cell office:value-type="string" calcext:value-type="string">
            <text:p><text:span text:style-name="T2169">#USER# chokes on their words as they recite the scroll</text:span></text:p>
          </table:table-cell>
          <table:table-cell table:number-columns-repeated="1024"/>
        </table:table-row>
        <table:table-row table:style-name="ro1045">
          <table:table-cell office:value-type="string" calcext:value-type="string">
            <text:p><text:span text:style-name="T2170">holy arrow</text:span></text:p>
          </table:table-cell>
          <table:table-cell office:value-type="string" calcext:value-type="string">
            <text:p><text:span text:style-name="T2171">use_holy_arrow</text:span></text:p>
          </table:table-cell>
          <table:table-cell office:value-type="string" calcext:value-type="string">
            <text:p><text:span text:style-name="T2172">you on you</text:span></text:p>
          </table:table-cell>
          <table:table-cell office:value-type="string" calcext:value-type="string">
            <text:p><text:span text:style-name="T2173">You conjure a bow of holy flames, you fire straight down shooting yourself in the foot!</text:span></text:p>
          </table:table-cell>
          <table:table-cell table:number-columns-repeated="1024"/>
        </table:table-row>
        <table:table-row table:style-name="ro1046">
          <table:table-cell office:value-type="string" calcext:value-type="string">
            <text:p><text:span text:style-name="T2174">holy arrow</text:span></text:p>
          </table:table-cell>
          <table:table-cell office:value-type="string" calcext:value-type="string">
            <text:p><text:span text:style-name="T2175">use_holy_arrow</text:span></text:p>
          </table:table-cell>
          <table:table-cell office:value-type="string" calcext:value-type="string">
            <text:p><text:span text:style-name="T2176">you on other</text:span></text:p>
          </table:table-cell>
          <table:table-cell office:value-type="string" calcext:value-type="string">
            <text:p><text:span text:style-name="T2177">You conjure a bow of holy flames, you aim and hit #OTHER#!</text:span></text:p>
          </table:table-cell>
          <table:table-cell table:number-columns-repeated="1024"/>
        </table:table-row>
        <table:table-row table:style-name="ro1047">
          <table:table-cell office:value-type="string" calcext:value-type="string">
            <text:p><text:span text:style-name="T2178">holy arrow</text:span></text:p>
          </table:table-cell>
          <table:table-cell office:value-type="string" calcext:value-type="string">
            <text:p><text:span text:style-name="T2179">use_holy_arrow</text:span></text:p>
          </table:table-cell>
          <table:table-cell office:value-type="string" calcext:value-type="string">
            <text:p><text:span text:style-name="T2180">user on user</text:span></text:p>
          </table:table-cell>
          <table:table-cell office:value-type="string" calcext:value-type="string">
            <text:p><text:span text:style-name="T2181">#USER# conjures a bow of holy flames, they fire straight down and shoot themselves in the foot!</text:span></text:p>
          </table:table-cell>
          <table:table-cell table:number-columns-repeated="1024"/>
        </table:table-row>
        <table:table-row table:style-name="ro1048">
          <table:table-cell office:value-type="string" calcext:value-type="string">
            <text:p><text:span text:style-name="T2182">holy arrow</text:span></text:p>
          </table:table-cell>
          <table:table-cell office:value-type="string" calcext:value-type="string">
            <text:p><text:span text:style-name="T2183">use_holy_arrow</text:span></text:p>
          </table:table-cell>
          <table:table-cell office:value-type="string" calcext:value-type="string">
            <text:p><text:span text:style-name="T2184">user on you</text:span></text:p>
          </table:table-cell>
          <table:table-cell office:value-type="string" calcext:value-type="string">
            <text:p><text:span text:style-name="T2185">#USER# conjures a bow of holy flames, they aim and hit you!</text:span></text:p>
          </table:table-cell>
          <table:table-cell table:number-columns-repeated="1024"/>
        </table:table-row>
        <table:table-row table:style-name="ro1049">
          <table:table-cell office:value-type="string" calcext:value-type="string">
            <text:p><text:span text:style-name="T2186">holy arrow</text:span></text:p>
          </table:table-cell>
          <table:table-cell office:value-type="string" calcext:value-type="string">
            <text:p><text:span text:style-name="T2187">use_holy_arrow</text:span></text:p>
          </table:table-cell>
          <table:table-cell office:value-type="string" calcext:value-type="string">
            <text:p><text:span text:style-name="T2188">user on other</text:span></text:p>
          </table:table-cell>
          <table:table-cell office:value-type="string" calcext:value-type="string">
            <text:p><text:span text:style-name="T2189">#USER# conjures a bow of holy flames, they aim and hit #OTHER#!</text:span></text:p>
          </table:table-cell>
          <table:table-cell table:number-columns-repeated="1024"/>
        </table:table-row>
        <table:table-row table:style-name="ro1050">
          <table:table-cell office:value-type="string" calcext:value-type="string">
            <text:p><text:span text:style-name="T2190">holy arrow</text:span></text:p>
          </table:table-cell>
          <table:table-cell office:value-type="string" calcext:value-type="string">
            <text:p><text:span text:style-name="T2191">use_holy_arrow</text:span></text:p>
          </table:table-cell>
          <table:table-cell office:value-type="string" calcext:value-type="string">
            <text:p><text:span text:style-name="T2192">you on you fail</text:span></text:p>
          </table:table-cell>
          <table:table-cell office:value-type="string" calcext:value-type="string">
            <text:p><text:span text:style-name="T2193">You mimic the movements of an archer, but nothing happens.</text:span></text:p>
          </table:table-cell>
          <table:table-cell table:number-columns-repeated="1024"/>
        </table:table-row>
        <table:table-row table:style-name="ro1051">
          <table:table-cell office:value-type="string" calcext:value-type="string">
            <text:p><text:span text:style-name="T2194">holy arrow</text:span></text:p>
          </table:table-cell>
          <table:table-cell office:value-type="string" calcext:value-type="string">
            <text:p><text:span text:style-name="T2195">use_holy_arrow</text:span></text:p>
          </table:table-cell>
          <table:table-cell office:value-type="string" calcext:value-type="string">
            <text:p><text:span text:style-name="T2196">you on other fail</text:span></text:p>
          </table:table-cell>
          <table:table-cell office:value-type="string" calcext:value-type="string">
            <text:p><text:span text:style-name="T2197">You mimic the movements of an archer, but nothing happens.</text:span></text:p>
          </table:table-cell>
          <table:table-cell table:number-columns-repeated="1024"/>
        </table:table-row>
        <table:table-row table:style-name="ro1052">
          <table:table-cell office:value-type="string" calcext:value-type="string">
            <text:p><text:span text:style-name="T2198">holy arrow</text:span></text:p>
          </table:table-cell>
          <table:table-cell office:value-type="string" calcext:value-type="string">
            <text:p><text:span text:style-name="T2199">use_holy_arrow</text:span></text:p>
          </table:table-cell>
          <table:table-cell office:value-type="string" calcext:value-type="string">
            <text:p><text:span text:style-name="T2200">user on user fail</text:span></text:p>
          </table:table-cell>
          <table:table-cell office:value-type="string" calcext:value-type="string">
            <text:p><text:span text:style-name="T2201">#USER# mimics the movements of an archer.</text:span></text:p>
          </table:table-cell>
          <table:table-cell table:number-columns-repeated="1024"/>
        </table:table-row>
        <table:table-row table:style-name="ro1053">
          <table:table-cell office:value-type="string" calcext:value-type="string">
            <text:p><text:span text:style-name="T2202">holy arrow</text:span></text:p>
          </table:table-cell>
          <table:table-cell office:value-type="string" calcext:value-type="string">
            <text:p><text:span text:style-name="T2203">use_holy_arrow</text:span></text:p>
          </table:table-cell>
          <table:table-cell office:value-type="string" calcext:value-type="string">
            <text:p><text:span text:style-name="T2204">user on you fail</text:span></text:p>
          </table:table-cell>
          <table:table-cell office:value-type="string" calcext:value-type="string">
            <text:p><text:span text:style-name="T2205">#USER# mimics the movements of an archer.</text:span></text:p>
          </table:table-cell>
          <table:table-cell table:number-columns-repeated="1024"/>
        </table:table-row>
        <table:table-row table:style-name="ro1054">
          <table:table-cell office:value-type="string" calcext:value-type="string">
            <text:p><text:span text:style-name="T2206">holy arrow</text:span></text:p>
          </table:table-cell>
          <table:table-cell office:value-type="string" calcext:value-type="string">
            <text:p><text:span text:style-name="T2207">use_holy_arrow</text:span></text:p>
          </table:table-cell>
          <table:table-cell office:value-type="string" calcext:value-type="string">
            <text:p><text:span text:style-name="T2208">user on other fail</text:span></text:p>
          </table:table-cell>
          <table:table-cell office:value-type="string" calcext:value-type="string">
            <text:p><text:span text:style-name="T2209">#USER# mimics the movements of an archer.</text:span></text:p>
          </table:table-cell>
          <table:table-cell table:number-columns-repeated="1024"/>
        </table:table-row>
        <table:table-row table:style-name="ro1055">
          <table:table-cell office:value-type="string" calcext:value-type="string">
            <text:p><text:span text:style-name="T2210">mana bolt</text:span></text:p>
          </table:table-cell>
          <table:table-cell office:value-type="string" calcext:value-type="string">
            <text:p><text:span text:style-name="T2211">use_mana_bolt</text:span></text:p>
          </table:table-cell>
          <table:table-cell office:value-type="string" calcext:value-type="string">
            <text:p><text:span text:style-name="T2212">you on you</text:span></text:p>
          </table:table-cell>
          <table:table-cell office:value-type="string" calcext:value-type="string">
            <text:p><text:span text:style-name="T2213">You fire a mana bolt and hit yourself!</text:span></text:p>
          </table:table-cell>
          <table:table-cell table:number-columns-repeated="1024"/>
        </table:table-row>
        <table:table-row table:style-name="ro1056">
          <table:table-cell office:value-type="string" calcext:value-type="string">
            <text:p><text:span text:style-name="T2214">mana bolt</text:span></text:p>
          </table:table-cell>
          <table:table-cell office:value-type="string" calcext:value-type="string">
            <text:p><text:span text:style-name="T2215">use_mana_bolt</text:span></text:p>
          </table:table-cell>
          <table:table-cell office:value-type="string" calcext:value-type="string">
            <text:p><text:span text:style-name="T2216">you on other</text:span></text:p>
          </table:table-cell>
          <table:table-cell office:value-type="string" calcext:value-type="string">
            <text:p><text:span text:style-name="T2217">You fire a mana bolt and hit #OTHER#</text:span></text:p>
          </table:table-cell>
          <table:table-cell table:number-columns-repeated="1024"/>
        </table:table-row>
        <table:table-row table:style-name="ro1057">
          <table:table-cell office:value-type="string" calcext:value-type="string">
            <text:p><text:span text:style-name="T2218">mana bolt</text:span></text:p>
          </table:table-cell>
          <table:table-cell office:value-type="string" calcext:value-type="string">
            <text:p><text:span text:style-name="T2219">use_mana_bolt</text:span></text:p>
          </table:table-cell>
          <table:table-cell office:value-type="string" calcext:value-type="string">
            <text:p><text:span text:style-name="T2220">user on user</text:span></text:p>
          </table:table-cell>
          <table:table-cell office:value-type="string" calcext:value-type="string">
            <text:p><text:span text:style-name="T2221">#USER# fires a mana bolt and hits themselves!</text:span></text:p>
          </table:table-cell>
          <table:table-cell table:number-columns-repeated="1024"/>
        </table:table-row>
        <table:table-row table:style-name="ro1058">
          <table:table-cell office:value-type="string" calcext:value-type="string">
            <text:p><text:span text:style-name="T2222">mana bolt</text:span></text:p>
          </table:table-cell>
          <table:table-cell office:value-type="string" calcext:value-type="string">
            <text:p><text:span text:style-name="T2223">use_mana_bolt</text:span></text:p>
          </table:table-cell>
          <table:table-cell office:value-type="string" calcext:value-type="string">
            <text:p><text:span text:style-name="T2224">user on you</text:span></text:p>
          </table:table-cell>
          <table:table-cell office:value-type="string" calcext:value-type="string">
            <text:p><text:span text:style-name="T2225">#USER# fires a mana bolt and hits you!</text:span></text:p>
          </table:table-cell>
          <table:table-cell table:number-columns-repeated="1024"/>
        </table:table-row>
        <table:table-row table:style-name="ro1059">
          <table:table-cell office:value-type="string" calcext:value-type="string">
            <text:p><text:span text:style-name="T2226">mana bolt</text:span></text:p>
          </table:table-cell>
          <table:table-cell office:value-type="string" calcext:value-type="string">
            <text:p><text:span text:style-name="T2227">use_mana_bolt</text:span></text:p>
          </table:table-cell>
          <table:table-cell office:value-type="string" calcext:value-type="string">
            <text:p><text:span text:style-name="T2228">user on other</text:span></text:p>
          </table:table-cell>
          <table:table-cell office:value-type="string" calcext:value-type="string">
            <text:p><text:span text:style-name="T2229">#USER# fires a mana bolt and hits #OTHER#</text:span></text:p>
          </table:table-cell>
          <table:table-cell table:number-columns-repeated="1024"/>
        </table:table-row>
        <table:table-row table:style-name="ro1060">
          <table:table-cell office:value-type="string" calcext:value-type="string">
            <text:p><text:span text:style-name="T2230">mana bolt</text:span></text:p>
          </table:table-cell>
          <table:table-cell office:value-type="string" calcext:value-type="string">
            <text:p><text:span text:style-name="T2231">use_mana_bolt</text:span></text:p>
          </table:table-cell>
          <table:table-cell office:value-type="string" calcext:value-type="string">
            <text:p><text:span text:style-name="T2232">you on you fail</text:span></text:p>
          </table:table-cell>
          <table:table-cell office:value-type="string" calcext:value-type="string">
            <text:p><text:span text:style-name="T2233">You lose your concentration while gathering energy to shoot yourself in the face</text:span></text:p>
          </table:table-cell>
          <table:table-cell table:number-columns-repeated="1024"/>
        </table:table-row>
        <table:table-row table:style-name="ro1061">
          <table:table-cell office:value-type="string" calcext:value-type="string">
            <text:p><text:span text:style-name="T2234">mana bolt</text:span></text:p>
          </table:table-cell>
          <table:table-cell office:value-type="string" calcext:value-type="string">
            <text:p><text:span text:style-name="T2235">use_mana_bolt</text:span></text:p>
          </table:table-cell>
          <table:table-cell office:value-type="string" calcext:value-type="string">
            <text:p><text:span text:style-name="T2236">you on other fail</text:span></text:p>
          </table:table-cell>
          <table:table-cell office:value-type="string" calcext:value-type="string">
            <text:p><text:span text:style-name="T2237">You lose your concentration while gathering energy to fire a mana bolt at #OTHER#</text:span></text:p>
          </table:table-cell>
          <table:table-cell table:number-columns-repeated="1024"/>
        </table:table-row>
        <table:table-row table:style-name="ro1062">
          <table:table-cell office:value-type="string" calcext:value-type="string">
            <text:p><text:span text:style-name="T2238">mana bolt</text:span></text:p>
          </table:table-cell>
          <table:table-cell office:value-type="string" calcext:value-type="string">
            <text:p><text:span text:style-name="T2239">use_mana_bolt</text:span></text:p>
          </table:table-cell>
          <table:table-cell office:value-type="string" calcext:value-type="string">
            <text:p><text:span text:style-name="T2240">user on user fail</text:span></text:p>
          </table:table-cell>
          <table:table-cell office:value-type="string" calcext:value-type="string">
            <text:p><text:span text:style-name="T2241">#USER# loses their concentration while gathering energy to something at themselves?</text:span></text:p>
          </table:table-cell>
          <table:table-cell table:number-columns-repeated="1024"/>
        </table:table-row>
        <table:table-row table:style-name="ro1063">
          <table:table-cell office:value-type="string" calcext:value-type="string">
            <text:p><text:span text:style-name="T2242">mana bolt</text:span></text:p>
          </table:table-cell>
          <table:table-cell office:value-type="string" calcext:value-type="string">
            <text:p><text:span text:style-name="T2243">use_mana_bolt</text:span></text:p>
          </table:table-cell>
          <table:table-cell office:value-type="string" calcext:value-type="string">
            <text:p><text:span text:style-name="T2244">user on you fail</text:span></text:p>
          </table:table-cell>
          <table:table-cell office:value-type="string" calcext:value-type="string">
            <text:p><text:span text:style-name="T2245">#USER# loses their concentration while attempting something</text:span></text:p>
          </table:table-cell>
          <table:table-cell table:number-columns-repeated="1024"/>
        </table:table-row>
        <table:table-row table:style-name="ro1064">
          <table:table-cell office:value-type="string" calcext:value-type="string">
            <text:p><text:span text:style-name="T2246">mana bolt</text:span></text:p>
          </table:table-cell>
          <table:table-cell office:value-type="string" calcext:value-type="string">
            <text:p><text:span text:style-name="T2247">use_mana_bolt</text:span></text:p>
          </table:table-cell>
          <table:table-cell office:value-type="string" calcext:value-type="string">
            <text:p><text:span text:style-name="T2248">user on other fail</text:span></text:p>
          </table:table-cell>
          <table:table-cell office:value-type="string" calcext:value-type="string">
            <text:p><text:span text:style-name="T2249">#USER# loses their concentration while attempting something? at #OTHER#</text:span></text:p>
          </table:table-cell>
          <table:table-cell table:number-columns-repeated="1024"/>
        </table:table-row>
        <table:table-row table:style-name="ro1065">
          <table:table-cell office:value-type="string" calcext:value-type="string">
            <text:p><text:span text:style-name="T2250">bite</text:span></text:p>
          </table:table-cell>
          <table:table-cell office:value-type="string" calcext:value-type="string">
            <text:p><text:span text:style-name="T2251">use_bite</text:span></text:p>
          </table:table-cell>
          <table:table-cell office:value-type="string" calcext:value-type="string">
            <text:p><text:span text:style-name="T2252">you on you</text:span></text:p>
          </table:table-cell>
          <table:table-cell office:value-type="string" calcext:value-type="string">
            <text:p><text:span text:style-name="T2253">You bite yourself.</text:span></text:p>
          </table:table-cell>
          <table:table-cell table:number-columns-repeated="1024"/>
        </table:table-row>
        <table:table-row table:style-name="ro1066">
          <table:table-cell office:value-type="string" calcext:value-type="string">
            <text:p><text:span text:style-name="T2254">bite</text:span></text:p>
          </table:table-cell>
          <table:table-cell office:value-type="string" calcext:value-type="string">
            <text:p><text:span text:style-name="T2255">use_bite</text:span></text:p>
          </table:table-cell>
          <table:table-cell office:value-type="string" calcext:value-type="string">
            <text:p><text:span text:style-name="T2256">you on other</text:span></text:p>
          </table:table-cell>
          <table:table-cell office:value-type="string" calcext:value-type="string">
            <text:p><text:span text:style-name="T2257">You bite #OTHER#.</text:span></text:p>
          </table:table-cell>
          <table:table-cell table:number-columns-repeated="1024"/>
        </table:table-row>
        <table:table-row table:style-name="ro1067">
          <table:table-cell office:value-type="string" calcext:value-type="string">
            <text:p><text:span text:style-name="T2258">bite</text:span></text:p>
          </table:table-cell>
          <table:table-cell office:value-type="string" calcext:value-type="string">
            <text:p><text:span text:style-name="T2259">use_bite</text:span></text:p>
          </table:table-cell>
          <table:table-cell office:value-type="string" calcext:value-type="string">
            <text:p><text:span text:style-name="T2260">user on user</text:span></text:p>
          </table:table-cell>
          <table:table-cell office:value-type="string" calcext:value-type="string">
            <text:p><text:span text:style-name="T2261">#USER# bites themselves.</text:span></text:p>
          </table:table-cell>
          <table:table-cell table:number-columns-repeated="1024"/>
        </table:table-row>
        <table:table-row table:style-name="ro1068">
          <table:table-cell office:value-type="string" calcext:value-type="string">
            <text:p><text:span text:style-name="T2262">bite</text:span></text:p>
          </table:table-cell>
          <table:table-cell office:value-type="string" calcext:value-type="string">
            <text:p><text:span text:style-name="T2263">use_bite</text:span></text:p>
          </table:table-cell>
          <table:table-cell office:value-type="string" calcext:value-type="string">
            <text:p><text:span text:style-name="T2264">user on you</text:span></text:p>
          </table:table-cell>
          <table:table-cell office:value-type="string" calcext:value-type="string">
            <text:p><text:span text:style-name="T2265">#USER# bites you.</text:span></text:p>
          </table:table-cell>
          <table:table-cell table:number-columns-repeated="1024"/>
        </table:table-row>
        <table:table-row table:style-name="ro1069">
          <table:table-cell office:value-type="string" calcext:value-type="string">
            <text:p><text:span text:style-name="T2266">bite</text:span></text:p>
          </table:table-cell>
          <table:table-cell office:value-type="string" calcext:value-type="string">
            <text:p><text:span text:style-name="T2267">use_bite</text:span></text:p>
          </table:table-cell>
          <table:table-cell office:value-type="string" calcext:value-type="string">
            <text:p><text:span text:style-name="T2268">user on other</text:span></text:p>
          </table:table-cell>
          <table:table-cell office:value-type="string" calcext:value-type="string">
            <text:p><text:span text:style-name="T2269">#USER# bites #OTHER#.</text:span></text:p>
          </table:table-cell>
          <table:table-cell table:number-columns-repeated="1024"/>
        </table:table-row>
        <table:table-row table:style-name="ro1070">
          <table:table-cell office:value-type="string" calcext:value-type="string">
            <text:p><text:span text:style-name="T2270">bite</text:span></text:p>
          </table:table-cell>
          <table:table-cell office:value-type="string" calcext:value-type="string">
            <text:p><text:span text:style-name="T2271">use_bite</text:span></text:p>
          </table:table-cell>
          <table:table-cell office:value-type="string" calcext:value-type="string">
            <text:p><text:span text:style-name="T2272">you on you fail</text:span></text:p>
          </table:table-cell>
          <table:table-cell office:value-type="string" calcext:value-type="string">
            <text:p><text:span text:style-name="T2273">You fail to bite yourself.</text:span></text:p>
          </table:table-cell>
          <table:table-cell table:number-columns-repeated="1024"/>
        </table:table-row>
        <table:table-row table:style-name="ro1071">
          <table:table-cell office:value-type="string" calcext:value-type="string">
            <text:p><text:span text:style-name="T2274">bite</text:span></text:p>
          </table:table-cell>
          <table:table-cell office:value-type="string" calcext:value-type="string">
            <text:p><text:span text:style-name="T2275">use_bite</text:span></text:p>
          </table:table-cell>
          <table:table-cell office:value-type="string" calcext:value-type="string">
            <text:p><text:span text:style-name="T2276">you on other fail</text:span></text:p>
          </table:table-cell>
          <table:table-cell office:value-type="string" calcext:value-type="string">
            <text:p><text:span text:style-name="T2277">You fail to bite #OTHER#.</text:span></text:p>
          </table:table-cell>
          <table:table-cell table:number-columns-repeated="1024"/>
        </table:table-row>
        <table:table-row table:style-name="ro1072">
          <table:table-cell office:value-type="string" calcext:value-type="string">
            <text:p><text:span text:style-name="T2278">bite</text:span></text:p>
          </table:table-cell>
          <table:table-cell office:value-type="string" calcext:value-type="string">
            <text:p><text:span text:style-name="T2279">use_bite</text:span></text:p>
          </table:table-cell>
          <table:table-cell office:value-type="string" calcext:value-type="string">
            <text:p><text:span text:style-name="T2280">user on user fail</text:span></text:p>
          </table:table-cell>
          <table:table-cell office:value-type="string" calcext:value-type="string">
            <text:p><text:span text:style-name="T2281">#USER# fails to bite #USER#.</text:span></text:p>
          </table:table-cell>
          <table:table-cell table:number-columns-repeated="1024"/>
        </table:table-row>
        <table:table-row table:style-name="ro1073">
          <table:table-cell office:value-type="string" calcext:value-type="string">
            <text:p><text:span text:style-name="T2282">bite</text:span></text:p>
          </table:table-cell>
          <table:table-cell office:value-type="string" calcext:value-type="string">
            <text:p><text:span text:style-name="T2283">use_bite</text:span></text:p>
          </table:table-cell>
          <table:table-cell office:value-type="string" calcext:value-type="string">
            <text:p><text:span text:style-name="T2284">user on you fail</text:span></text:p>
          </table:table-cell>
          <table:table-cell office:value-type="string" calcext:value-type="string">
            <text:p><text:span text:style-name="T2285">#USER# fails to bite you.</text:span></text:p>
          </table:table-cell>
          <table:table-cell table:number-columns-repeated="1024"/>
        </table:table-row>
        <table:table-row table:style-name="ro1074">
          <table:table-cell office:value-type="string" calcext:value-type="string">
            <text:p><text:span text:style-name="T2286">bite</text:span></text:p>
          </table:table-cell>
          <table:table-cell office:value-type="string" calcext:value-type="string">
            <text:p><text:span text:style-name="T2287">use_bite</text:span></text:p>
          </table:table-cell>
          <table:table-cell office:value-type="string" calcext:value-type="string">
            <text:p><text:span text:style-name="T2288">user on other fail</text:span></text:p>
          </table:table-cell>
          <table:table-cell office:value-type="string" calcext:value-type="string">
            <text:p><text:span text:style-name="T2289">#USER# fails to bite #OTHER#.</text:span></text:p>
          </table:table-cell>
          <table:table-cell table:number-columns-repeated="1024"/>
        </table:table-row>
        <table:table-row table:style-name="ro1075">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2290">you on you</text:span></text:p>
          </table:table-cell>
          <table:table-cell office:value-type="string" calcext:value-type="string">
            <text:p>You concentrate.</text:p>
          </table:table-cell>
          <table:table-cell table:number-columns-repeated="1024"/>
        </table:table-row>
        <table:table-row table:style-name="ro1076">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1">you on other</text:span></text:p>
          </table:table-cell>
          <table:table-cell office:value-type="string" calcext:value-type="string">
            <text:p>You concentrate on #OTHER#.</text:p>
          </table:table-cell>
          <table:table-cell table:number-columns-repeated="1024"/>
        </table:table-row>
        <table:table-row table:style-name="ro1077">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2">user on user</text:span></text:p>
          </table:table-cell>
          <table:table-cell office:value-type="string" calcext:value-type="string">
            <text:p>#USER# concentrates.</text:p>
          </table:table-cell>
          <table:table-cell table:number-columns-repeated="1024"/>
        </table:table-row>
        <table:table-row table:style-name="ro1078">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3">user on you</text:span></text:p>
          </table:table-cell>
          <table:table-cell office:value-type="string" calcext:value-type="string">
            <text:p>#USER# concentrates on you.</text:p>
          </table:table-cell>
          <table:table-cell table:number-columns-repeated="1024"/>
        </table:table-row>
        <table:table-row table:style-name="ro1079">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4">user on other</text:span></text:p>
          </table:table-cell>
          <table:table-cell office:value-type="string" calcext:value-type="string">
            <text:p>#USER# concentrates on #OTHER#.</text:p>
          </table:table-cell>
          <table:table-cell table:number-columns-repeated="1024"/>
        </table:table-row>
        <table:table-row table:style-name="ro1080">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5">you on you fail</text:span></text:p>
          </table:table-cell>
          <table:table-cell office:value-type="string" calcext:value-type="string">
            <text:p>You fail to concentrate.</text:p>
          </table:table-cell>
          <table:table-cell table:number-columns-repeated="1024"/>
        </table:table-row>
        <table:table-row table:style-name="ro1081">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6">you on other fail</text:span></text:p>
          </table:table-cell>
          <table:table-cell office:value-type="string" calcext:value-type="string">
            <text:p>You fail to concentrate on #OTHER#.</text:p>
          </table:table-cell>
          <table:table-cell table:number-columns-repeated="1024"/>
        </table:table-row>
        <table:table-row table:style-name="ro1082">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7">user on user fail</text:span></text:p>
          </table:table-cell>
          <table:table-cell office:value-type="string" calcext:value-type="string">
            <text:p>#USER# fails to concentrate.</text:p>
          </table:table-cell>
          <table:table-cell table:number-columns-repeated="1024"/>
        </table:table-row>
        <table:table-row table:style-name="ro1083">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8">user on you fail</text:span></text:p>
          </table:table-cell>
          <table:table-cell office:value-type="string" calcext:value-type="string">
            <text:p>#USER# fails to concentrate on you.</text:p>
          </table:table-cell>
          <table:table-cell table:number-columns-repeated="1024"/>
        </table:table-row>
        <table:table-row table:style-name="ro1084">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9">user on other fail</text:span></text:p>
          </table:table-cell>
          <table:table-cell office:value-type="string" calcext:value-type="string">
            <text:p>#USER# fails to concentrate on #OTHER#.</text:p>
          </table:table-cell>
          <table:table-cell table:number-columns-repeated="1024"/>
        </table:table-row>
        <table:table-row table:style-name="ro933">
          <table:table-cell table:number-columns-repeated="1024"/>
        </table:table-row>
      </table:table>
      <table:named-expressions>
        <table:named-expression table:name="__Anonymous_Sheet_DB__5" table:base-cell-address="$loot.$A$1" table:expression="of:=[loot.A:loot.F]"/>
        <table:named-expression table:name="__Anonymous_Sheet_DB__1" table:base-cell-address="$items_equipment.$A$1" table:expression="of:=[items_equipment.A:items_equipment.X]"/>
        <table:named-range table:name="__Anonymous_Sheet_DB__6" table:base-cell-address="$enemies.$A$1" table:cell-range-address="$enemies.A$1:$enemies.M$1048576"/>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